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1.746cm"/>
    </style:style>
    <style:style style:name="co2" style:family="table-column">
      <style:table-column-properties fo:break-before="auto" style:column-width="0.194cm"/>
    </style:style>
    <style:style style:name="co3" style:family="table-column">
      <style:table-column-properties fo:break-before="auto" style:column-width="1.092cm"/>
    </style:style>
    <style:style style:name="co4" style:family="table-column">
      <style:table-column-properties fo:break-before="auto" style:column-width="1.455cm"/>
    </style:style>
    <style:style style:name="co5" style:family="table-column">
      <style:table-column-properties fo:break-before="auto" style:column-width="8.416cm"/>
    </style:style>
    <style:style style:name="co6" style:family="table-column">
      <style:table-column-properties fo:break-before="auto" style:column-width="0.728cm"/>
    </style:style>
    <style:style style:name="co7" style:family="table-column">
      <style:table-column-properties fo:break-before="auto" style:column-width="1.819cm"/>
    </style:style>
    <style:style style:name="co8" style:family="table-column">
      <style:table-column-properties fo:break-before="auto" style:column-width="12.321cm"/>
    </style:style>
    <style:style style:name="co9" style:family="table-column">
      <style:table-column-properties fo:break-before="auto" style:column-width="1.189cm"/>
    </style:style>
    <style:style style:name="co10" style:family="table-column">
      <style:table-column-properties fo:break-before="auto" style:column-width="2.037cm"/>
    </style:style>
    <style:style style:name="co11" style:family="table-column">
      <style:table-column-properties fo:break-before="auto" style:column-width="3.905cm"/>
    </style:style>
    <style:style style:name="co13" style:family="table-column">
      <style:table-column-properties fo:break-before="auto" style:column-width="1.94cm"/>
    </style:style>
    <style:style style:name="co14" style:family="table-column">
      <style:table-column-properties fo:break-before="auto" style:column-width="1.741cm"/>
    </style:style>
    <style:style style:name="ro29" style:family="table-row">
      <style:table-row-properties style:row-height="0.496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0.688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1.429cm" fo:break-before="auto" style:use-optimal-row-height="false"/>
    </style:style>
    <style:style style:name="ro6" style:family="table-row">
      <style:table-row-properties style:row-height="3.334cm" fo:break-before="auto" style:use-optimal-row-height="false"/>
    </style:style>
    <style:style style:name="ro7" style:family="table-row">
      <style:table-row-properties style:row-height="0.953cm" fo:break-before="auto" style:use-optimal-row-height="false"/>
    </style:style>
    <style:style style:name="ro8" style:family="table-row">
      <style:table-row-properties style:row-height="7.62cm" fo:break-before="auto" style:use-optimal-row-height="false"/>
    </style:style>
    <style:style style:name="ro9" style:family="table-row">
      <style:table-row-properties style:row-height="2.381cm" fo:break-before="auto" style:use-optimal-row-height="false"/>
    </style:style>
    <style:style style:name="ro10" style:family="table-row">
      <style:table-row-properties style:row-height="2.858cm" fo:break-before="auto" style:use-optimal-row-height="false"/>
    </style:style>
    <style:style style:name="ro11" style:family="table-row">
      <style:table-row-properties style:row-height="1.905cm" fo:break-before="page" style:use-optimal-row-height="false"/>
    </style:style>
    <style:style style:name="ro12" style:family="table-row">
      <style:table-row-properties style:row-height="1.905cm" fo:break-before="auto" style:use-optimal-row-height="false"/>
    </style:style>
    <style:style style:name="ro13" style:family="table-row">
      <style:table-row-properties style:row-height="0.503cm" fo:break-before="auto" style:use-optimal-row-height="false"/>
    </style:style>
    <style:style style:name="ro14" style:family="table-row">
      <style:table-row-properties style:row-height="3.81cm" fo:break-before="auto" style:use-optimal-row-height="false"/>
    </style:style>
    <style:style style:name="ro15" style:family="table-row">
      <style:table-row-properties style:row-height="0.953cm" fo:break-before="page" style:use-optimal-row-height="false"/>
    </style:style>
    <style:style style:name="ro16" style:family="table-row">
      <style:table-row-properties style:row-height="1.879cm" fo:break-before="auto" style:use-optimal-row-height="false"/>
    </style:style>
    <style:style style:name="ro17" style:family="table-row">
      <style:table-row-properties style:row-height="1.236cm" fo:break-before="auto" style:use-optimal-row-height="false"/>
    </style:style>
    <style:style style:name="ro18" style:family="table-row">
      <style:table-row-properties style:row-height="2.381cm" fo:break-before="page" style:use-optimal-row-height="false"/>
    </style:style>
    <style:style style:name="ro19" style:family="table-row">
      <style:table-row-properties style:row-height="4.763cm" fo:break-before="auto" style:use-optimal-row-height="false"/>
    </style:style>
    <style:style style:name="ro20" style:family="table-row">
      <style:table-row-properties style:row-height="4.551cm" fo:break-before="auto" style:use-optimal-row-height="false"/>
    </style:style>
    <style:style style:name="ro21" style:family="table-row">
      <style:table-row-properties style:row-height="0.926cm" fo:break-before="auto" style:use-optimal-row-height="false"/>
    </style:style>
    <style:style style:name="ro22" style:family="table-row">
      <style:table-row-properties style:row-height="0.503cm" fo:break-before="page" style:use-optimal-row-height="false"/>
    </style:style>
    <style:style style:name="ro23" style:family="table-row">
      <style:table-row-properties style:row-height="1.402cm" fo:break-before="auto" style:use-optimal-row-height="false"/>
    </style:style>
    <style:style style:name="ro24" style:family="table-row">
      <style:table-row-properties style:row-height="0.538cm" fo:break-before="auto" style:use-optimal-row-height="true"/>
    </style:style>
    <style:style style:name="ro25" style:family="table-row">
      <style:table-row-properties style:row-height="0.736cm" fo:break-before="auto" style:use-optimal-row-height="true"/>
    </style:style>
    <style:style style:name="ro26" style:family="table-row">
      <style:table-row-properties style:row-height="1.429cm" fo:break-before="page" style:use-optimal-row-height="false"/>
    </style:style>
    <style:style style:name="ro27" style:family="table-row">
      <style:table-row-properties style:row-height="4.286cm" fo:break-before="auto" style:use-optimal-row-height="false"/>
    </style:style>
    <style:style style:name="ro28" style:family="table-row">
      <style:table-row-properties style:row-height="4.286cm" fo:break-before="page" style:use-optimal-row-height="false"/>
    </style:style>
    <style:style style:name="ro30" style:family="table-row">
      <style:table-row-properties style:row-height="0.847cm" fo:break-before="auto" style:use-optimal-row-height="false"/>
    </style:style>
    <style:style style:name="ro31" style:family="table-row">
      <style:table-row-properties style:row-height="1.27cm" fo:break-before="auto" style:use-optimal-row-height="false"/>
    </style:style>
    <style:style style:name="ro32" style:family="table-row">
      <style:table-row-properties style:row-height="0.476cm" fo:break-before="auto" style:use-optimal-row-height="false"/>
    </style:style>
    <style:style style:name="ro33" style:family="table-row">
      <style:table-row-properties style:row-height="0.714cm" fo:break-before="auto" style:use-optimal-row-height="false"/>
    </style:style>
    <style:style style:name="ro34" style:family="table-row">
      <style:table-row-properties style:row-height="0.661cm" fo:break-before="auto" style:use-optimal-row-height="false"/>
    </style:style>
    <style:style style:name="ro35" style:family="table-row">
      <style:table-row-properties style:row-height="1.349cm" fo:break-before="auto" style:use-optimal-row-height="false"/>
    </style:style>
    <style:style style:name="ro36" style:family="table-row">
      <style:table-row-properties style:row-height="3.545cm" fo:break-before="auto" style:use-optimal-row-height="false"/>
    </style:style>
    <style:style style:name="ro37" style:family="table-row">
      <style:table-row-properties style:row-height="2.249cm" fo:break-before="auto" style:use-optimal-row-height="false"/>
    </style:style>
    <style:style style:name="ro38" style:family="table-row">
      <style:table-row-properties style:row-height="1.852cm" fo:break-before="auto" style:use-optimal-row-height="false"/>
    </style:style>
    <style:style style:name="ro39" style:family="table-row">
      <style:table-row-properties style:row-height="1.931cm" fo:break-before="auto" style:use-optimal-row-height="false"/>
    </style:style>
    <style:style style:name="ro40" style:family="table-row">
      <style:table-row-properties style:row-height="7.699cm" fo:break-before="auto" style:use-optimal-row-height="false"/>
    </style:style>
    <style:style style:name="ro41" style:family="table-row">
      <style:table-row-properties style:row-height="2.223cm" fo:break-before="auto" style:use-optimal-row-height="false"/>
    </style:style>
    <style:style style:name="ro42" style:family="table-row">
      <style:table-row-properties style:row-height="2.328cm" fo:break-before="auto" style:use-optimal-row-height="false"/>
    </style:style>
    <style:style style:name="ro43" style:family="table-row">
      <style:table-row-properties style:row-height="1.799cm" fo:break-before="auto" style:use-optimal-row-height="false"/>
    </style:style>
    <style:style style:name="ro44" style:family="table-row">
      <style:table-row-properties style:row-height="2.646cm" fo:break-before="auto" style:use-optimal-row-height="false"/>
    </style:style>
    <style:style style:name="ro45" style:family="table-row">
      <style:table-row-properties style:row-height="1.482cm" fo:break-before="auto" style:use-optimal-row-height="false"/>
    </style:style>
    <style:style style:name="ro46" style:family="table-row">
      <style:table-row-properties style:row-height="3.175cm" fo:break-before="auto" style:use-optimal-row-height="false"/>
    </style:style>
    <style:style style:name="ro47" style:family="table-row">
      <style:table-row-properties style:row-height="3.228cm" fo:break-before="auto" style:use-optimal-row-height="false"/>
    </style:style>
    <style:style style:name="ro48" style:family="table-row">
      <style:table-row-properties style:row-height="2.699cm" fo:break-before="auto" style:use-optimal-row-height="false"/>
    </style:style>
    <style:style style:name="ro49" style:family="table-row">
      <style:table-row-properties style:row-height="1.958cm" fo:break-before="auto" style:use-optimal-row-height="false"/>
    </style:style>
    <style:style style:name="ro50" style:family="table-row">
      <style:table-row-properties style:row-height="3.307cm" fo:break-before="auto" style:use-optimal-row-height="false"/>
    </style:style>
    <style:style style:name="ro51" style:family="table-row">
      <style:table-row-properties style:row-height="1.64cm" fo:break-before="auto" style:use-optimal-row-height="false"/>
    </style:style>
    <style:style style:name="ro52" style:family="table-row">
      <style:table-row-properties style:row-height="1.244cm" fo:break-before="auto" style:use-optimal-row-height="false"/>
    </style:style>
    <style:style style:name="ro53" style:family="table-row">
      <style:table-row-properties style:row-height="1.296cm" fo:break-before="auto" style:use-optimal-row-height="false"/>
    </style:style>
    <style:style style:name="ro54" style:family="table-row">
      <style:table-row-properties style:row-height="0.9cm" fo:break-before="auto" style:use-optimal-row-height="false"/>
    </style:style>
    <style:style style:name="ro55" style:family="table-row">
      <style:table-row-properties style:row-height="3.625cm" fo:break-before="auto" style:use-optimal-row-height="false"/>
    </style:style>
    <style:style style:name="ro56" style:family="table-row">
      <style:table-row-properties style:row-height="1.376cm" fo:break-before="auto" style:use-optimal-row-height="false"/>
    </style:style>
    <style:style style:name="ro57" style:family="table-row">
      <style:table-row-properties style:row-height="2.302cm" fo:break-before="auto" style:use-optimal-row-height="false"/>
    </style:style>
    <style:style style:name="ro58" style:family="table-row">
      <style:table-row-properties style:row-height="2.196cm" fo:break-before="auto" style:use-optimal-row-height="false"/>
    </style:style>
    <style:style style:name="ro59" style:family="table-row">
      <style:table-row-properties style:row-height="0.556cm" fo:break-before="auto" style:use-optimal-row-height="false"/>
    </style:style>
    <style:style style:name="ro60" style:family="table-row">
      <style:table-row-properties style:row-height="3.704cm" fo:break-before="auto" style:use-optimal-row-height="false"/>
    </style:style>
    <style:style style:name="ro61" style:family="table-row">
      <style:table-row-properties style:row-height="1.058cm" fo:break-before="auto" style:use-optimal-row-height="false"/>
    </style:style>
    <style:style style:name="ro62" style:family="table-row">
      <style:table-row-properties style:row-height="1.164cm" fo:break-before="auto" style:use-optimal-row-height="false"/>
    </style:style>
    <style:style style:name="ro63" style:family="table-row">
      <style:table-row-properties style:row-height="1.826cm" fo:break-before="auto" style:use-optimal-row-height="false"/>
    </style:style>
    <style:style style:name="ro64" style:family="table-row">
      <style:table-row-properties style:row-height="1.005cm" fo:break-before="auto" style:use-optimal-row-height="false"/>
    </style:style>
    <style:style style:name="ro65" style:family="table-row">
      <style:table-row-properties style:row-height="1.667cm" fo:break-before="auto" style:use-optimal-row-height="false"/>
    </style:style>
    <style:style style:name="ro66" style:family="table-row">
      <style:table-row-properties style:row-height="1.508cm" fo:break-before="auto" style:use-optimal-row-height="false"/>
    </style:style>
    <style:style style:name="ro67" style:family="table-row">
      <style:table-row-properties style:row-height="1.085cm" fo:break-before="auto" style:use-optimal-row-height="false"/>
    </style:style>
    <style:style style:name="ro68" style:family="table-row">
      <style:table-row-properties style:row-height="1.111cm" fo:break-before="auto" style:use-optimal-row-height="false"/>
    </style:style>
    <style:style style:name="ro69" style:family="table-row">
      <style:table-row-properties style:row-height="1.191cm" fo:break-before="auto" style:use-optimal-row-height="false"/>
    </style:style>
    <style:style style:name="ro70" style:family="table-row">
      <style:table-row-properties style:row-height="2.725cm" fo:break-before="auto" style:use-optimal-row-height="false"/>
    </style:style>
    <style:style style:name="ro71" style:family="table-row">
      <style:table-row-properties style:row-height="4.577cm" fo:break-before="auto" style:use-optimal-row-height="false"/>
    </style:style>
    <style:style style:name="ro72" style:family="table-row">
      <style:table-row-properties style:row-height="5.239cm" fo:break-before="auto" style:use-optimal-row-height="false"/>
    </style:style>
    <style:style style:name="ro73" style:family="table-row">
      <style:table-row-properties style:row-height="4.948cm" fo:break-before="auto" style:use-optimal-row-height="false"/>
    </style:style>
    <style:style style:name="ro74" style:family="table-row">
      <style:table-row-properties style:row-height="2.117cm" fo:break-before="auto" style:use-optimal-row-height="false"/>
    </style:style>
    <style:style style:name="ro75" style:family="table-row">
      <style:table-row-properties style:row-height="2.752cm" fo:break-before="auto" style:use-optimal-row-height="false"/>
    </style:style>
    <style:style style:name="ro76" style:family="table-row">
      <style:table-row-properties style:row-height="3.387cm" fo:break-before="auto" style:use-optimal-row-height="false"/>
    </style:style>
    <style:style style:name="ro77" style:family="table-row">
      <style:table-row-properties style:row-height="1.217cm" fo:break-before="auto" style:use-optimal-row-height="false"/>
    </style:style>
    <style:style style:name="ro78" style:family="table-row">
      <style:table-row-properties style:row-height="1.773cm" fo:break-before="auto" style:use-optimal-row-height="false"/>
    </style:style>
    <style:style style:name="ro79" style:family="table-row">
      <style:table-row-properties style:row-height="2.355cm" fo:break-before="auto" style:use-optimal-row-height="false"/>
    </style:style>
    <style:style style:name="ro80" style:family="table-row">
      <style:table-row-properties style:row-height="3.201cm" fo:break-before="auto" style:use-optimal-row-height="false"/>
    </style:style>
    <style:style style:name="ro81" style:family="table-row">
      <style:table-row-properties style:row-height="1.455cm" fo:break-before="auto" style:use-optimal-row-height="false"/>
    </style:style>
    <style:style style:name="ro82" style:family="table-row">
      <style:table-row-properties style:row-height="2.011cm" fo:break-before="auto" style:use-optimal-row-height="false"/>
    </style:style>
    <style:style style:name="ro83" style:family="table-row">
      <style:table-row-properties style:row-height="1.535cm" fo:break-before="auto" style:use-optimal-row-height="false"/>
    </style:style>
    <style:style style:name="ro84" style:family="table-row">
      <style:table-row-properties style:row-height="3.916cm" fo:break-before="auto" style:use-optimal-row-height="false"/>
    </style:style>
    <style:style style:name="ro85" style:family="table-row">
      <style:table-row-properties style:row-height="2.884cm" fo:break-before="auto" style:use-optimal-row-height="false"/>
    </style:style>
    <style:style style:name="ro86" style:family="table-row">
      <style:table-row-properties style:row-height="2.54cm" fo:break-before="auto" style:use-optimal-row-height="false"/>
    </style:style>
    <style:style style:name="ro87" style:family="table-row">
      <style:table-row-properties style:row-height="4.207cm" fo:break-before="auto" style:use-optimal-row-height="false"/>
    </style:style>
    <style:style style:name="ro88" style:family="table-row">
      <style:table-row-properties style:row-height="2.037cm" fo:break-before="auto" style:use-optimal-row-height="false"/>
    </style:style>
    <style:style style:name="ro89" style:family="table-row">
      <style:table-row-properties style:row-height="1.323cm" fo:break-before="auto" style:use-optimal-row-height="false"/>
    </style:style>
    <style:style style:name="ro90" style:family="table-row">
      <style:table-row-properties style:row-height="0.609cm" fo:break-before="auto" style:use-optimal-row-height="false"/>
    </style:style>
    <style:style style:name="ro91" style:family="table-row">
      <style:table-row-properties style:row-height="2.09cm" fo:break-before="auto" style:use-optimal-row-height="false"/>
    </style:style>
    <style:style style:name="ro92" style:family="table-row">
      <style:table-row-properties style:row-height="1.693cm" fo:break-before="auto" style:use-optimal-row-height="false"/>
    </style:style>
    <style:style style:name="ro93" style:family="table-row">
      <style:table-row-properties style:row-height="1.561cm" fo:break-before="auto" style:use-optimal-row-height="false"/>
    </style:style>
    <style:style style:name="ro94" style:family="table-row">
      <style:table-row-properties style:row-height="2.672cm" fo:break-before="auto" style:use-optimal-row-height="false"/>
    </style:style>
    <style:style style:name="ro95" style:family="table-row">
      <style:table-row-properties style:row-height="4.048cm" fo:break-before="auto" style:use-optimal-row-height="false"/>
    </style:style>
    <style:style style:name="ro96" style:family="table-row">
      <style:table-row-properties style:row-height="4.471cm" fo:break-before="auto" style:use-optimal-row-height="false"/>
    </style:style>
    <style:style style:name="ro97" style:family="table-row">
      <style:table-row-properties style:row-height="3.096cm" fo:break-before="auto" style:use-optimal-row-height="false"/>
    </style:style>
    <style:style style:name="ro98" style:family="table-row">
      <style:table-row-properties style:row-height="2.064cm" fo:break-before="auto" style:use-optimal-row-height="false"/>
    </style:style>
    <style:style style:name="ro99" style:family="table-row">
      <style:table-row-properties style:row-height="1.614cm" fo:break-before="auto" style:use-optimal-row-height="false"/>
    </style:style>
    <style:style style:name="ro100" style:family="table-row">
      <style:table-row-properties style:row-height="1.588cm" fo:break-before="auto" style:use-optimal-row-height="false"/>
    </style:style>
    <style:style style:name="ro101" style:family="table-row">
      <style:table-row-properties style:row-height="2.831cm" fo:break-before="auto" style:use-optimal-row-height="false"/>
    </style:style>
    <style:style style:name="ro102" style:family="table-row">
      <style:table-row-properties style:row-height="3.281cm" fo:break-before="auto" style:use-optimal-row-height="false"/>
    </style:style>
    <style:style style:name="ro103" style:family="table-row">
      <style:table-row-properties style:row-height="3.969cm" fo:break-before="auto" style:use-optimal-row-height="false"/>
    </style:style>
    <style:style style:name="ro104" style:family="table-row">
      <style:table-row-properties style:row-height="2.408cm" fo:break-before="auto" style:use-optimal-row-height="false"/>
    </style:style>
    <style:style style:name="ro105" style:family="table-row">
      <style:table-row-properties style:row-height="3.466cm" fo:break-before="auto" style:use-optimal-row-height="false"/>
    </style:style>
    <style:style style:name="ro106" style:family="table-row">
      <style:table-row-properties style:row-height="1.746cm" fo:break-before="auto" style:use-optimal-row-height="false"/>
    </style:style>
    <style:style style:name="ro107" style:family="table-row">
      <style:table-row-properties style:row-height="0.979cm" fo:break-before="auto" style:use-optimal-row-height="false"/>
    </style:style>
    <style:style style:name="ro108" style:family="table-row">
      <style:table-row-properties style:row-height="1.032cm" fo:break-before="auto" style:use-optimal-row-height="false"/>
    </style:style>
    <style:style style:name="ro109" style:family="table-row">
      <style:table-row-properties style:row-height="2.434cm" fo:break-before="auto" style:use-optimal-row-height="false"/>
    </style:style>
    <style:style style:name="ro110" style:family="table-row">
      <style:table-row-properties style:row-height="2.275cm" fo:break-before="auto" style:use-optimal-row-height="false"/>
    </style:style>
    <style:style style:name="ro111" style:family="table-row">
      <style:table-row-properties style:row-height="2.461cm" fo:break-before="auto" style:use-optimal-row-height="false"/>
    </style:style>
    <style:style style:name="ro112" style:family="table-row">
      <style:table-row-properties style:row-height="4.524cm" fo:break-before="auto" style:use-optimal-row-height="false"/>
    </style:style>
    <style:style style:name="ro113" style:family="table-row">
      <style:table-row-properties style:row-height="4.26cm" fo:break-before="auto" style:use-optimal-row-height="false"/>
    </style:style>
    <style:style style:name="ro114" style:family="table-row">
      <style:table-row-properties style:row-height="3.122cm" fo:break-before="auto" style:use-optimal-row-height="false"/>
    </style:style>
    <style:style style:name="ro115" style:family="table-row">
      <style:table-row-properties style:row-height="1.138cm" fo:break-before="auto" style:use-optimal-row-height="false"/>
    </style:style>
    <style:style style:name="ro116" style:family="table-row">
      <style:table-row-properties style:row-height="2.805cm" fo:break-before="auto" style:use-optimal-row-height="false"/>
    </style:style>
    <style:style style:name="ro117" style:family="table-row">
      <style:table-row-properties style:row-height="3.995cm" fo:break-before="auto" style:use-optimal-row-height="false"/>
    </style:style>
    <style:style style:name="ro118" style:family="table-row">
      <style:table-row-properties style:row-height="2.593cm" fo:break-before="auto" style:use-optimal-row-height="false"/>
    </style:style>
    <style:style style:name="ro119" style:family="table-row">
      <style:table-row-properties style:row-height="2.487cm" fo:break-before="auto" style:use-optimal-row-height="false"/>
    </style:style>
    <style:style style:name="ro120" style:family="table-row">
      <style:table-row-properties style:row-height="0.794cm" fo:break-before="auto" style:use-optimal-row-height="false"/>
    </style:style>
    <style:style style:name="ro121" style:family="table-row">
      <style:table-row-properties style:row-height="0.423cm" fo:break-before="auto" style:use-optimal-row-height="false"/>
    </style:style>
    <style:style style:name="ta3" style:family="table" style:master-page-name="PageStyle_5f_CSV添付用">
      <style:table-properties table:display="true" style:writing-mode="lr-tb"/>
    </style:style>
    <style:style style:name="ta2" style:family="table" style:master-page-name="PageStyle_5f_ワークシート_28_WAIC実装チェックリスト例に対応_29_">
      <style:table-properties table:display="true" style:writing-mode="lr-tb"/>
    </style:style>
    <style:style style:name="ta4" style:family="table" style:master-page-name="PageStyle_5f_記入例">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order-bottom="0.088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Ｐゴシック" fo:font-size="10pt" fo:font-style="italic" fo:text-shadow="none" style:text-underline-style="none" fo:font-weight="normal" style:font-name-asian="ＭＳ Ｐゴシック" style:font-size-asian="10pt" style:font-style-asian="italic" style:font-weight-asian="normal" style:font-size-complex="10pt" style:font-style-complex="italic" style:font-weight-complex="normal"/>
    </style:style>
    <style:style style:name="ce4" style:family="table-cell" style:parent-style-name="Default">
      <style:table-cell-properties style:glyph-orientation-vertical="0" fo:border-bottom="0.035cm solid #000000" fo:background-color="#ccffcc" style:diagonal-bl-tr="none" style:diagonal-tl-br="none" style:text-align-source="fix" style:repeat-content="false" fo:wrap-option="wrap" fo:border-left="0.088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style:glyph-orientation-vertical="0" fo:border-bottom="0.035cm solid #000000" fo:background-color="#00cc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glyph-orientation-vertical="0" fo:border-bottom="0.035cm solid #000000" fo:background-color="#99cc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Excel_5f_BuiltIn_5f_Hyperlink" style:data-style-name="N100">
      <style:table-cell-properties style:glyph-orientation-vertical="0" fo:border-bottom="0.035cm solid #000000" fo:background-color="#ccffff" style:cell-protect="protected"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top"/>
      <style:paragraph-properties fo:text-align="center"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Excel_5f_BuiltIn_5f_Hyperlink" style:data-style-name="N0">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0.088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0.088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Excel_5f_BuiltIn_5f_Hyperlink" style:data-style-name="N100">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0.088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035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Excel_5f_BuiltIn_5f_Hyperlink" style:data-style-name="N100">
      <style:table-cell-properties style:glyph-orientation-vertical="0" fo:border-bottom="0.035cm solid #000000" fo:background-color="#ccffff"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Excel_5f_BuiltIn_5f_Hyperlink" style:data-style-name="N100">
      <style:table-cell-properties style:glyph-orientation-vertical="0" fo:border-bottom="0.035cm solid #000000" fo:background-color="#ccffff" style:cell-protect="protected" style:print-content="true"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order-bottom="0.035cm solid #000000" fo:background-color="#00cc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0.035cm solid #000000"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Excel_5f_BuiltIn_5f_Hyperlink" style:data-style-name="N0">
      <style:table-cell-properties style:glyph-orientation-vertical="0" fo:border-bottom="0.035cm solid #000000" fo:background-color="#ccffff"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Excel_5f_BuiltIn_5f_Hyperlink" style:data-style-name="N0">
      <style:table-cell-properties style:glyph-orientation-vertical="0" fo:border-bottom="0.035cm solid #000000" style:cell-protect="protected" style:print-content="true" style:diagonal-bl-tr="none" style:diagonal-tl-br="none" style:text-align-source="fix" style:repeat-content="false" fo:background-color="transparent" fo:wrap-option="wrap" fo:border-left="0.088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88cm solid #000000" style:diagonal-bl-tr="none" style:diagonal-tl-br="none" style:text-align-source="fix" style:repeat-content="false" fo:wrap-option="wrap" fo:border-left="0.088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0.088cm solid #000000"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1"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2" style:family="table-cell" style:parent-style-name="Default" style:data-style-name="N0">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3" style:family="table-cell" style:parent-style-name="Default" style:data-style-name="N0">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4"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2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order-bottom="0.035cm solid #000000" fo:background-color="#ccffcc"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9" style:family="table-cell" style:parent-style-name="Default">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30" style:family="table-cell" style:parent-style-name="Default">
      <style:table-cell-properties style:glyph-orientation-vertical="0" fo:border-bottom="0.035cm solid #000000" fo:background-color="#00cc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0.035cm solid #000000" fo:background-color="#99ccff"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33"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data-style-name="N100">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035cm solid #000000" fo:background-color="#99cc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035cm solid #000000" fo:background-color="#99ccff"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0.088cm solid #000000"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style>
    <style:style style:name="ce48"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49"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1"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2" style:family="table-cell" style:parent-style-name="Default" style:data-style-name="N100">
      <style:table-cell-properties style:glyph-orientation-vertical="0" fo:border-bottom="0.035cm solid #000000" fo:background-color="#00cc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data-style-name="N100">
      <style:table-cell-properties style:glyph-orientation-vertical="0" fo:border-bottom="0.035cm solid #000000" fo:background-color="#99cc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data-style-name="N100">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56"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57" style:family="table-cell" style:parent-style-name="Excel_5f_BuiltIn_5f_Hyperlink" style:data-style-name="N10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100">
      <style:table-cell-properties style:glyph-orientation-vertical="0" fo:background-color="#99cc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data-style-name="N100">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100">
      <style:table-cell-properties style:glyph-orientation-vertical="0" fo:background-color="#00cc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66" style:family="table-cell" style:parent-style-name="Default" style:data-style-name="N0">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7"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69" style:family="table-cell" style:parent-style-name="Default">
      <style:table-cell-properties style:glyph-orientation-vertical="0" fo:border-bottom="0.035cm solid #000000" fo:background-color="#00cc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0" style:family="table-cell" style:parent-style-name="Default">
      <style:table-cell-properties style:glyph-orientation-vertical="0" fo:border-bottom="0.035cm solid #000000" fo:background-color="#99ccff"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fo:background-color="#99cc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00cc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78" style:family="table-cell" style:parent-style-name="Default">
      <style:table-cell-properties style:glyph-orientation-vertical="0" fo:border-bottom="0.035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start" fo:margin-left="0cm" style:writing-mode="page"/>
    </style:style>
    <style:style style:name="ce80"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style>
    <style:style style:name="ce8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82" style:family="table-cell" style:parent-style-name="Default">
      <style:table-cell-properties style:glyph-orientation-vertical="0" fo:border-bottom="0.035cm solid #000000" fo:background-color="#00cc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ackground-color="#99cc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4" style:family="table-cell" style:parent-style-name="Default">
      <style:table-cell-properties style:glyph-orientation-vertical="0" fo:border-bottom="0.035cm solid #000000" fo:background-color="#ffff99"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fo:background-color="#99cc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ackground-color="#ffff99"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ackground-color="#cc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035cm solid #000000"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fo:background-color="#00cc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1" style:family="table-cell" style:parent-style-name="Default">
      <style:table-cell-properties style:glyph-orientation-vertical="0" fo:background-color="#cc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16pt" fo:font-style="normal" fo:text-shadow="none" style:text-underline-style="none" fo:font-weight="normal" style:font-name-asian="ＭＳ Ｐゴシック" style:font-size-asian="16pt" style:font-style-asian="normal" style:font-weight-asian="normal" style:font-size-complex="16pt" style:font-style-complex="normal" style:font-weight-complex="normal"/>
    </style:style>
    <style:style style:name="ce92" style:family="table-cell" style:parent-style-name="Default">
      <style:table-cell-properties style:glyph-orientation-vertical="0" fo:border-bottom="0.088cm solid #000000"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style>
    <style:style style:name="ce94"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style>
    <style:style style:name="ce95" style:family="table-cell" style:parent-style-name="Default">
      <style:table-cell-properties style:glyph-orientation-vertical="0" fo:border-bottom="0.035cm solid #000000" fo:background-color="#00cc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96" style:family="table-cell" style:parent-style-name="Default">
      <style:table-cell-properties style:glyph-orientation-vertical="0" fo:border-bottom="0.035cm solid #000000" fo:background-color="#99cc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97"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98"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00" style:family="table-cell" style:parent-style-name="Default">
      <style:table-cell-properties style:glyph-orientation-vertical="0" fo:background-color="#cc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02" style:family="table-cell" style:parent-style-name="Default">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03"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05" style:family="table-cell" style:parent-style-name="Default">
      <style:table-cell-properties style:glyph-orientation-vertical="0" fo:border-bottom="0.035cm solid #000000" fo:background-color="#00cc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06"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07"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08"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111" style:family="table-cell" style:parent-style-name="Default">
      <style:table-cell-properties style:glyph-orientation-vertical="0" fo:background-color="#99cc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12"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1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15" style:family="table-cell" style:parent-style-name="Default">
      <style:table-cell-properties style:glyph-orientation-vertical="0" fo:background-color="#00cc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16"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17" style:family="table-cell" style:parent-style-name="Default">
      <style:table-cell-properties style:glyph-orientation-vertical="0" fo:border-bottom="0.088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18"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none" style:rotation-angle="0" style:rotation-align="none" style:shrink-to-fit="false" fo:border-top="0.088cm solid #000000" style:vertical-align="top"/>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20"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2pt" fo:font-style="normal" fo:text-shadow="none" style:text-underline-style="none" fo:font-weight="bold" style:font-name-asian="ＭＳ Ｐゴシック" style:font-size-asian="12pt" style:font-style-asian="normal" style:font-weight-asian="bold" style:font-size-complex="12pt" style:font-style-complex="normal" style:font-weight-complex="bold"/>
    </style:style>
    <style:style style:name="ce121" style:family="table-cell" style:parent-style-name="Default">
      <style:table-cell-properties style:glyph-orientation-vertical="0" fo:background-color="#ccffff"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ff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3"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4" style:family="table-cell" style:parent-style-name="Default">
      <style:table-cell-properties style:glyph-orientation-vertical="0" fo:background-color="#cc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ff0000" style:text-outline="false" style:text-line-through-style="none" style:font-name="ＭＳ Ｐゴシック" fo:font-size="16pt" fo:font-style="normal" fo:text-shadow="none" style:text-underline-style="none" fo:font-weight="normal" style:font-name-asian="ＭＳ Ｐゴシック" style:font-size-asian="16pt" style:font-style-asian="normal" style:font-weight-asian="normal" style:font-size-complex="16pt" style:font-style-complex="normal" style:font-weight-complex="normal"/>
    </style:style>
    <style:style style:name="ce125" style:family="table-cell" style:parent-style-name="Default">
      <style:table-cell-properties style:glyph-orientation-vertical="0" fo:border-bottom="0.035cm solid #000000" fo:background-color="#ccffcc"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9pt" style:font-style-asian="normal" style:font-weight-asian="bold" style:font-size-complex="9pt" style:font-style-complex="normal" style:font-weight-complex="bold"/>
    </style:style>
    <style:style style:name="ce126" style:family="table-cell" style:parent-style-name="Default">
      <style:table-cell-properties style:glyph-orientation-vertical="0" fo:border-bottom="0.035cm solid #000000" fo:background-color="#ccffcc"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fo:border-bottom="0.035cm solid #000000" fo:background-color="#00cc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8" style:family="table-cell" style:parent-style-name="Default">
      <style:table-cell-properties style:glyph-orientation-vertical="0" fo:border-bottom="0.035cm solid #000000" fo:background-color="#99cc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0" style:family="table-cell" style:parent-style-name="Excel_5f_BuiltIn_5f_Hyperlink" style:data-style-name="N0">
      <style:table-cell-properties style:glyph-orientation-vertical="0"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131"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13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133" style:family="table-cell" style:parent-style-name="Default">
      <style:table-cell-properties style:glyph-orientation-vertical="0" fo:border-bottom="0.035cm solid #000000" fo:background-color="#c0c0c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5" style:family="table-cell" style:parent-style-name="Excel_5f_BuiltIn_5f_Hyperlink" style:data-style-name="N0">
      <style:table-cell-properties style:glyph-orientation-vertical="0"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136" style:family="table-cell" style:parent-style-name="Default">
      <style:table-cell-properties style:glyph-orientation-vertical="0" fo:border-bottom="0.035cm solid #000000" fo:background-color="#00cc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7" style:family="table-cell" style:parent-style-name="Excel_5f_BuiltIn_5f_Hyperlink" style:data-style-name="N0">
      <style:table-cell-properties style:glyph-orientation-vertical="0"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138" style:family="table-cell" style:parent-style-name="Excel_5f_BuiltIn_5f_Hyperlink" style:data-style-name="N0">
      <style:table-cell-properties style:glyph-orientation-vertical="0" fo:border-bottom="0.035cm solid #000000" fo:background-color="#c0c0c0" style:cell-protect="protected" style:print-content="true"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139" style:family="table-cell" style:parent-style-name="Default">
      <style:table-cell-properties style:glyph-orientation-vertical="0" fo:border-bottom="0.088cm solid #000000" fo:background-color="#c0c0c0"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value-type" style:repeat-content="false" fo:wrap-option="no-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3"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ce144"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Default">
      <style:table-cell-properties style:glyph-orientation-vertical="0" fo:border-bottom="0.035cm solid #000000" fo:background-color="#99ccff"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bold" style:font-name-asian="ＭＳ ゴシック" style:font-size-asian="10pt" style:font-style-asian="normal" style:font-weight-asian="bold" style:font-size-complex="10pt" style:font-style-complex="normal" style:font-weight-complex="bold"/>
    </style:style>
    <style:style style:name="ce1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14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1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9"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Ｐゴシック" fo:font-size="8pt" fo:font-style="normal" fo:text-shadow="none" style:text-underline-style="none" fo:font-weight="normal" style:font-name-asian="ＭＳ Ｐゴシック" style:font-size-asian="8pt" style:font-style-asian="normal" style:font-weight-asian="normal" style:font-size-complex="8pt" style:font-style-complex="normal" style:font-weight-complex="normal"/>
    </style:style>
    <style:style style:name="ce150" style:family="table-cell" style:parent-style-name="Default">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1"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2" style:family="table-cell" style:parent-style-name="Excel_5f_BuiltIn_5f_Hyperlink" style:data-style-name="N0">
      <style:table-cell-properties style:glyph-orientation-vertical="0" fo:border-bottom="0.035cm solid #000000" style:cell-protect="protected" style:print-content="true" style:diagonal-bl-tr="none" style:diagonal-tl-br="none" style:text-align-source="value-type" style:repeat-content="false" fo:background-color="transparent" fo:wrap-option="wrap" fo:border-left="0.035cm solid #000000" style:direction="ltr" fo:border-right="0.088cm solid #000000" style:rotation-angle="0" style:rotation-align="none" style:shrink-to-fit="false" fo:border-top="none" style:vertical-align="top"/>
      <style:paragraph-properties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ce153" style:family="table-cell" style:parent-style-name="Excel_5f_BuiltIn_5f_Hyperlink" style:data-style-name="N0">
      <style:table-cell-properties style:glyph-orientation-vertical="0" fo:border-bottom="0.035cm solid #000000" fo:background-color="#c0c0c0" style:cell-protect="protected" style:print-content="true"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fo:color="#0000ff" style:text-outline="false" style:text-line-through-style="none" style:font-name="ＭＳ Ｐゴシック" fo:font-size="10pt" fo:font-style="normal" fo:text-shadow="none" style:text-underline-style="solid" style:text-underline-width="auto" style:text-underline-color="font-color" fo:font-weight="normal" style:font-name-asian="ＭＳ Ｐゴシック" style:font-size-asian="10pt" style:font-style-asian="normal" style:font-weight-asian="normal" style:font-size-complex="10pt" style:font-style-complex="normal" style:font-weight-complex="normal"/>
    </style:style>
    <style:style style:name="gr1" style:family="graphic">
      <style:graphic-properties draw:stroke="solid" svg:stroke-width="0.026cm" svg:stroke-color="#000000" draw:stroke-linejoin="miter" draw:fill="solid" draw:fill-color="#ffccff" draw:textarea-horizontal-align="justify" draw:textarea-vertical-align="top" draw:auto-grow-height="false" fo:padding-top="0.056cm" fo:padding-bottom="0.056cm" fo:padding-left="0.056cm" fo:padding-right="0.056cm" fo:wrap-option="wrap" draw:shadow="hidden"/>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punctuation-wrap="simple" style:line-break="normal" style:writing-mode="page"/>
      <style:text-properties fo:hyphenate="false"/>
    </style:style>
    <style:style style:name="T1" style:family="text">
      <style:text-properties style:use-window-font-color="true" style:text-outline="false" style:text-line-through-style="none" style:text-position="0% 100%"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T2"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3"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0pt" style:language-asian="ja" style:country-asian="JP"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T5" style:family="text">
      <style:text-properties style:use-window-font-color="true" style:text-outline="false" style:text-line-through-style="none" style:text-position="0% 100%"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style:style style:name="T6"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7" style:family="text">
      <style:text-properties fo:color="#0000ff" style:text-outline="false" style:text-line-through-style="none" style:font-name="ＭＳ Ｐゴシック"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ＭＳ Ｐゴシック"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table table:name="ワークシート(WAIC実装チェックリスト例に対応)" table:style-name="ta2" table:print-ranges="'ワークシート(WAIC実装チェックリスト例に対応)'.C1:'ワークシート(WAIC実装チェックリスト例に対応)'.M336">
        <office:forms form:automatic-focus="false" form:apply-design-mode="false"/>
        <table:table-column table:style-name="co2" table:default-cell-style-name="Default"/>
        <table:table-column table:style-name="co3" table:visibility="collapse"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3" table:default-cell-style-name="Default"/>
        <table:table-column table:style-name="co12" table:number-columns-repeated="244" table:default-cell-style-name="Default"/>
        <table:table-column table:style-name="co14" table:number-columns-repeated="767" table:default-cell-style-name="Default"/>
        <table:table-header-rows>
          <table:table-row table:style-name="ro2">
            <table:table-cell table:style-name="ce1"/>
            <table:table-cell table:style-name="ce1" office:value-type="float" office:value="1">
              <text:p>1</text:p>
            </table:table-cell>
            <table:table-cell table:style-name="ce3" office:value-type="string" table:number-columns-spanned="2" table:number-rows-spanned="1">
              <text:p>　サイト名：</text:p>
            </table:table-cell>
            <table:covered-table-cell table:style-name="ce3"/>
            <table:table-cell table:style-name="ce3" office:value-type="string" table:number-columns-spanned="3" table:number-rows-spanned="1">
              <text:p><text:s text:c="2"/>評価URL:</text:p>
            </table:table-cell>
            <table:covered-table-cell table:number-columns-repeated="2" table:style-name="ce3"/>
            <table:table-cell table:style-name="ce3" office:value-type="string" table:number-columns-spanned="3" table:number-rows-spanned="1">
              <text:p><text:s text:c="2"/>評価者：</text:p>
            </table:table-cell>
            <table:covered-table-cell table:number-columns-repeated="2" table:style-name="ce3"/>
            <table:table-cell table:style-name="ce3"/>
            <table:table-cell table:style-name="ce3" office:value-type="string" table:number-columns-spanned="2" table:number-rows-spanned="1">
              <text:p><text:s text:c="10"/>評価日：</text:p>
            </table:table-cell>
            <table:covered-table-cell table:style-name="ce3"/>
            <table:table-cell table:style-name="ce1"/>
            <table:table-cell table:style-name="ce2" table:number-columns-repeated="243"/>
            <table:table-cell table:number-columns-repeated="767"/>
          </table:table-row>
          <table:table-row table:style-name="ro3">
            <table:table-cell table:style-name="ce1"/>
            <table:table-cell table:style-name="ce1" table:formula="of:=[.B1]+1" office:value-type="float" office:value="2">
              <text:p>2</text:p>
            </table:table-cell>
            <table:table-cell table:style-name="ce4" office:value-type="string" table:number-columns-spanned="2" table:number-rows-spanned="1">
              <text:p>達成基準</text:p>
            </table:table-cell>
            <table:covered-table-cell table:style-name="ce28"/>
            <table:table-cell table:style-name="ce29" office:value-type="string" table:number-columns-spanned="1" table:number-rows-spanned="2">
              <text:p>等級</text:p>
            </table:table-cell>
            <table:table-cell table:style-name="ce68" office:value-type="string" table:number-columns-spanned="1" table:number-rows-spanned="2">
              <text:p>タイプ</text:p>
            </table:table-cell>
            <table:table-cell table:style-name="ce29" office:value-type="string" table:number-columns-spanned="1" table:number-rows-spanned="2">
              <text:p>テスト方法</text:p>
              <text:p>(miCheckerの結果とテスト方法を参考に検証を実施します。検証箇所は多くの場合複数存在します。)</text:p>
            </table:table-cell>
            <table:table-cell table:style-name="ce29" office:value-type="string" table:number-columns-spanned="1" table:number-rows-spanned="2">
              <text:p>適合</text:p>
            </table:table-cell>
            <table:table-cell table:style-name="ce29" office:value-type="string" table:number-columns-spanned="1" table:number-rows-spanned="2">
              <text:p>適用</text:p>
            </table:table-cell>
            <table:table-cell table:style-name="ce29" office:value-type="string" table:number-columns-spanned="1" table:number-rows-spanned="2">
              <text:p>該当</text:p>
              <text:p>個数</text:p>
            </table:table-cell>
            <table:table-cell table:style-name="ce119" office:value-type="string">
              <text:p>miChecker</text:p>
            </table:table-cell>
            <table:table-cell table:style-name="ce29" office:value-type="string" table:number-columns-spanned="1" table:number-rows-spanned="2">
              <text:p>特記事項</text:p>
            </table:table-cell>
            <table:table-cell table:style-name="ce125" office:value-type="string" table:number-columns-spanned="1" table:number-rows-spanned="2">
              <text:p>WAIC実装チェックリスト例:該当箇所</text:p>
            </table:table-cell>
            <table:table-cell table:style-name="ce2" table:number-columns-repeated="244"/>
            <table:table-cell table:number-columns-repeated="767"/>
          </table:table-row>
          <table:table-row table:style-name="ro3">
            <table:table-cell table:style-name="ce1"/>
            <table:table-cell table:style-name="ce1" table:formula="of:=[.B2]+1" office:value-type="float" office:value="3">
              <text:p>3</text:p>
            </table:table-cell>
            <table:table-cell table:style-name="ce4" office:value-type="string">
              <text:p>番号</text:p>
            </table:table-cell>
            <table:table-cell table:style-name="ce29" office:value-type="string">
              <text:p>実装方法</text:p>
            </table:table-cell>
            <table:covered-table-cell table:style-name="ce29"/>
            <table:covered-table-cell table:style-name="ce68"/>
            <table:covered-table-cell table:number-columns-repeated="4" table:style-name="ce29"/>
            <table:table-cell table:style-name="ce29" office:value-type="string">
              <text:p>評価結果</text:p>
            </table:table-cell>
            <table:covered-table-cell table:style-name="ce29"/>
            <table:covered-table-cell table:style-name="ce126"/>
            <table:table-cell table:style-name="ce2" table:number-columns-repeated="244"/>
            <table:table-cell table:number-columns-repeated="767"/>
          </table:table-row>
        </table:table-header-rows>
        <table:table-row table:style-name="ro4">
          <table:table-cell table:style-name="ce2"/>
          <table:table-cell table:style-name="ce1" office:value-type="float" office:value="4">
            <text:p>4</text:p>
          </table:table-cell>
          <table:table-cell table:style-name="ce5" office:value-type="string">
            <text:p>7.1</text:p>
          </table:table-cell>
          <table:table-cell table:style-name="ce30" office:value-type="string">
            <text:p>知覚可能 </text:p>
          </table:table-cell>
          <table:table-cell table:style-name="ce52"/>
          <table:table-cell table:style-name="ce69"/>
          <table:table-cell table:style-name="ce82"/>
          <table:table-cell table:style-name="ce95" table:number-columns-repeated="4"/>
          <table:table-cell table:style-name="ce82"/>
          <table:table-cell table:style-name="ce127"/>
          <table:table-cell table:style-name="ce2" table:number-columns-repeated="244"/>
          <table:table-cell table:number-columns-repeated="767"/>
        </table:table-row>
        <table:table-row table:style-name="ro5">
          <table:table-cell table:style-name="ce2"/>
          <table:table-cell table:style-name="ce1" office:value-type="float" office:value="5">
            <text:p>5</text:p>
          </table:table-cell>
          <table:table-cell table:style-name="ce6" office:value-type="string">
            <text:p>7.1.1</text:p>
          </table:table-cell>
          <table:table-cell table:style-name="ce31" office:value-type="string">
            <text:p>すべての非テキストコンテンツには、拡大印刷、点字、音声、シンボル、平易な言葉などの、利用者が必要とする形式に変換できるように、代替テキストを提供する。</text:p>
          </table:table-cell>
          <table:table-cell table:style-name="ce53"/>
          <table:table-cell table:style-name="ce70"/>
          <table:table-cell table:style-name="ce83"/>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6">
          <table:table-cell table:style-name="ce2"/>
          <table:table-cell table:style-name="ce1" office:value-type="float" office:value="6">
            <text:p>6</text:p>
          </table:table-cell>
          <table:table-cell table:style-name="ce7" office:value-type="string">
            <text:p><text:span text:style-name="T3"><text:a xlink:href="http://www.ciaj.or.jp/access/web/docs/UNDERSTANDING-WCAG20/text-equiv-all.html">7.1.1.1</text:a></text:span></text:p>
          </table:table-cell>
          <table:table-cell table:style-name="ce32" office:value-type="string">
            <text:p>非テキストコンテンツ: <text:span text:style-name="T6">利用者に提示されるすべての非テキストコンテンツには、同等の</text:span><text:span text:style-name="T6">目的を果たす代替テキストを提供しなければならない。ただし、次の場合は除く。 </text:span><text:span text:style-name="T6">a) </text:span><text:span text:style-name="T6">コ</text:span><text:span text:style-name="T6">ントロール、入力</text:span><text:span text:style-name="T6">, b) </text:span><text:span text:style-name="T6">時間の経過に伴って変化するメディア</text:span><text:span text:style-name="T6">, c) </text:span><text:span text:style-name="T6">試験</text:span><text:span text:style-name="T6">, d) </text:span><text:span text:style-name="T6">感覚的</text:span><text:span text:style-name="T6">, e) </text:span><text:span text:style-name="T6">CAPTCHA, f) </text:span><text:span text:style-name="T6">装飾、整形及び非表示</text:span></text:p>
          </table:table-cell>
          <table:table-cell table:style-name="ce54" office:value-type="string">
            <text:p>A</text:p>
          </table:table-cell>
          <table:table-cell table:style-name="ce71"/>
          <table:table-cell table:style-name="ce84" office:value-type="string">
            <text:p>例外事項の補足:</text:p>
            <text:p>a) 目的を説明する識別名がある。</text:p>
            <text:p>b) 非テキストコンテンツを識別できる説明がある。</text:p>
            <text:p>c) 代替テキストを与えると試験にならない場合は、それを識別できる説明がある。</text:p>
            <text:p>d) <text:s/>フルートのソロ演奏や視覚芸術などには、それを識別できる説明がある。</text:p>
            <text:p>e) 他の感覚による知覚に対して出力する代替形式を提供している。</text:p>
            <text:p>f) 装飾等の為の非テキストコンテンツは支援技術が無視できる。</text:p>
          </table:table-cell>
          <table:table-cell table:style-name="ce97" table:number-columns-repeated="4"/>
          <table:table-cell table:style-name="ce121"/>
          <table:table-cell table:style-name="ce129"/>
          <table:table-cell table:style-name="ce2"/>
          <table:table-cell/>
          <table:table-cell table:style-name="ce2" table:number-columns-repeated="242"/>
          <table:table-cell table:number-columns-repeated="767"/>
        </table:table-row>
        <table:table-row table:style-name="ro7">
          <table:table-cell table:style-name="ce2"/>
          <table:table-cell table:style-name="ce1" office:value-type="float" office:value="7">
            <text:p>7</text:p>
          </table:table-cell>
          <table:table-cell table:style-name="ce8" office:value-type="string">
            <text:p><text:span text:style-name="T3"><text:a xlink:href="http://www.ciaj.or.jp/access/web/docs/WCAG-TECHS/H37.html">H37</text:a></text:span></text:p>
          </table:table-cell>
          <table:table-cell table:style-name="ce33" office:value-type="string">
            <text:p>img 要素の alt 属性を用いる</text:p>
          </table:table-cell>
          <table:table-cell table:style-name="ce55"/>
          <table:table-cell table:style-name="ce72" office:value-type="string">
            <text:p>問題あり</text:p>
          </table:table-cell>
          <table:table-cell table:style-name="ce39" office:value-type="string">
            <text:p>img要素で表示している画像に代替テキストがありません。画像には代替テキストを付ける必要があります。代替テキストの内容の適切さはG94で評価してください。</text:p>
          </table:table-cell>
          <table:table-cell table:style-name="ce98"/>
          <table:table-cell table:style-name="ce104" table:number-columns-repeated="2"/>
          <table:table-cell table:style-name="ce104" table:formula="of:=IF(COUNTA([$CSV添付用.H$1:.J$65536])&gt;0;COUNTIF([$CSV添付用.H$1:.J$65536];CONCATENATE(&quot;.*&quot;;[.C7];&quot;,.*&quot;))+COUNTIF([$CSV添付用.H$1:.J$65536];CONCATENATE(&quot;.*&quot;;[.C7]));&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8">
            <text:p>8</text:p>
          </table:table-cell>
          <table:table-cell table:style-name="ce8" office:value-type="string">
            <text:p><text:span text:style-name="T3"><text:a xlink:href="http://www.ciaj.or.jp/access/web/docs/WCAG-TECHS/H35.html">H35</text:a></text:span></text:p>
          </table:table-cell>
          <table:table-cell table:style-name="ce33" office:value-type="string">
            <text:p>applet 要素に代替テキストを提供する</text:p>
          </table:table-cell>
          <table:table-cell table:style-name="ce55"/>
          <table:table-cell table:style-name="ce72" office:value-type="string">
            <text:p>問題あり／手動確認</text:p>
          </table:table-cell>
          <table:table-cell table:style-name="ce39" office:value-type="string">
            <text:p>applet要素に代替テキストがありません。appletのbodyに内容を説明するテキストを配置するなど検討してください。</text:p>
          </table:table-cell>
          <table:table-cell table:style-name="ce98"/>
          <table:table-cell table:style-name="ce104" table:number-columns-repeated="2"/>
          <table:table-cell table:style-name="ce104" table:formula="of:=IF(COUNTA([$CSV添付用.H$1:.J$65536])&gt;0;COUNTIF([$CSV添付用.H$1:.J$65536];CONCATENATE(&quot;.*&quot;;[.C8];&quot;,.*&quot;))+COUNTIF([$CSV添付用.H$1:.J$65536];CONCATENATE(&quot;.*&quot;;[.C8]));&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2</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9">
            <text:p>9</text:p>
          </table:table-cell>
          <table:table-cell table:style-name="ce8" office:value-type="string">
            <text:p><text:span text:style-name="T3"><text:a xlink:href="http://www.ciaj.or.jp/access/web/docs/WCAG-TECHS/H53.html">H53</text:a></text:span></text:p>
          </table:table-cell>
          <table:table-cell table:style-name="ce33" office:value-type="string">
            <text:p>object 要素のボディに代替テキストを記述する</text:p>
          </table:table-cell>
          <table:table-cell table:style-name="ce55"/>
          <table:table-cell table:style-name="ce72" office:value-type="string">
            <text:p>問題あり／手動確認</text:p>
          </table:table-cell>
          <table:table-cell table:style-name="ce39" office:value-type="string">
            <text:p>object要素を用いている場合は代替テキストを設けてください。(objectのbodyに内容を説明するテキストをおくなど)</text:p>
          </table:table-cell>
          <table:table-cell table:style-name="ce98"/>
          <table:table-cell table:style-name="ce104" table:number-columns-repeated="2"/>
          <table:table-cell table:style-name="ce104" table:formula="of:=IF(COUNTA([$CSV添付用.H$1:.J$65536])&gt;0;COUNTIF([$CSV添付用.H$1:.J$65536];CONCATENATE(&quot;.*&quot;;[.C9];&quot;,.*&quot;))+COUNTIF([$CSV添付用.H$1:.J$65536];CONCATENATE(&quot;.*&quot;;[.C9]));&quot;&quot;)">
            <text:p/>
          </table:table-cell>
          <table:table-cell table:style-name="ce39" office:value-type="string">
            <text:p>(7.1.1.1状況A, 7.1.1.1状況B および 7.1.2.3 の共通項目)</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3, </text:a></text:span><text:span text:style-name="T7"><text:a xlink:href="http://www.ciaj.or.jp/access/web/docs/jis2010-test-guidelines/icl-7.1.1.1.html">状況</text:a></text:span><text:span text:style-name="T7"><text:a xlink:href="http://www.ciaj.or.jp/access/web/docs/jis2010-test-guidelines/icl-7.1.1.1.html">B-</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0">
            <text:p>10</text:p>
          </table:table-cell>
          <table:table-cell table:style-name="ce8" office:value-type="string">
            <text:p><text:span text:style-name="T3"><text:a xlink:href="http://www.ciaj.or.jp/access/web/docs/WCAG-TECHS/H24.html">H24</text:a></text:span></text:p>
          </table:table-cell>
          <table:table-cell table:style-name="ce33" office:value-type="string">
            <text:p>イメージマップの area 要素に代替テキストを提供する</text:p>
          </table:table-cell>
          <table:table-cell table:style-name="ce55"/>
          <table:table-cell table:style-name="ce72" office:value-type="string">
            <text:p>問題あり</text:p>
          </table:table-cell>
          <table:table-cell table:style-name="ce39" office:value-type="string">
            <text:p>area要素にリンクを説明するテキストがありません。テキストの内容の適切さはG91で評価してください。</text:p>
          </table:table-cell>
          <table:table-cell table:style-name="ce98"/>
          <table:table-cell table:style-name="ce104" table:number-columns-repeated="2"/>
          <table:table-cell table:style-name="ce104" table:formula="of:=IF(COUNTA([$CSV添付用.H$1:.J$65536])&gt;0;COUNTIF([$CSV添付用.H$1:.J$65536];CONCATENATE(&quot;.*&quot;;[.C10];&quot;,.*&quot;))+COUNTIF([$CSV添付用.H$1:.J$65536];CONCATENATE(&quot;.*&quot;;[.C10]));&quot;&quot;)">
            <text:p/>
          </table:table-cell>
          <table:table-cell table:style-name="ce39" office:value-type="string">
            <text:p>(7.1.1.1状況A および 7.2.4.4 の共通項目)</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4</text:a></text:span></text:p>
          </table:table-cell>
          <table:table-cell table:style-name="ce2" table:number-columns-repeated="244"/>
          <table:table-cell table:number-columns-repeated="767"/>
        </table:table-row>
        <table:table-row table:style-name="ro8">
          <table:table-cell table:style-name="ce2"/>
          <table:table-cell table:style-name="ce1" office:value-type="float" office:value="11">
            <text:p>11</text:p>
          </table:table-cell>
          <table:table-cell table:style-name="ce9" office:value-type="string">
            <text:p><text:span text:style-name="T3"><text:a xlink:href="http://www.ciaj.or.jp/access/web/docs/WCAG-TECHS/G94.html">G94</text:a></text:span></text:p>
          </table:table-cell>
          <table:table-cell table:style-name="ce34" office:value-type="string">
            <text:p>非テキストコンテンツに対して、それと同じ目的を果たし、同じ情報を提供する、簡潔な代替テキストを提供する</text:p>
          </table:table-cell>
          <table:table-cell table:style-name="ce56"/>
          <table:table-cell table:style-name="ce72" office:value-type="string">
            <text:p>問題あり／問題の可能性大／要判断箇所</text:p>
          </table:table-cell>
          <table:table-cell table:style-name="ce39" office:value-type="string">
            <text:p>要判断と検出された箇所は、代替テキストが適切ではない可能性があります。「注記：代替テキストの適切さを判断する方法」に従って判断してください。 http://www.ciaj.or.jp/access/web/docs/jis2010-test-guidelines/icl-7.1.1.1.html (最下段)</text:p>
            <text:p/>
            <text:p>それ以外の問題の検出の無い部分についても、代替テキストの適切さを、次のような方法で評価してください。</text:p>
            <text:p><text:s/>1. miCheckerの音声ユーザビリティ視覚化モードでテキストの内容を目視で確認する。</text:p>
            <text:p><text:s/>2. 音声ブラウザなどの支援技術を使い読み上げて確認する。</text:p>
            <text:p><text:s/>3. 一般的なブラウザで、対象にマウスを当てて吹き出しを表示して確認する。</text:p>
            <text:p><text:s/>4. ブラウザの設定で、「画像を表示せず」、「代替テキストを展開する」の設定にして表示する。</text:p>
            <text:p>表記の適切さについては「注記：代替テキストの適切さを判断する方法」http://www.ciaj.or.jp/access/web/docs/jis2010-test-guidelines/icl-7.1.1.1.html に従ってください。全ての箇所において適切であることを確認したら適合です。一つでも問題がある場合は不適合です。</text:p>
          </table:table-cell>
          <table:table-cell table:style-name="ce99"/>
          <table:table-cell table:style-name="ce112" table:number-columns-repeated="2"/>
          <table:table-cell table:style-name="ce104" table:formula="of:=IF(COUNTA([$CSV添付用.H$1:.J$65536])&gt;0;COUNTIF([$CSV添付用.H$1:.J$65536];CONCATENATE(&quot;.*&quot;;[.C11];&quot;,.*&quot;))+COUNTIF([$CSV添付用.H$1:.J$65536];CONCATENATE(&quot;.*&quot;;[.C11]));&quot;&quot;)">
            <text:p/>
          </table:table-cell>
          <table:table-cell table:style-name="ce122"/>
          <table:table-cell table:style-name="ce131"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5</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2">
            <text:p>12</text:p>
          </table:table-cell>
          <table:table-cell table:style-name="ce8" office:value-type="string">
            <text:p><text:span text:style-name="T3"><text:a xlink:href="http://www.ciaj.or.jp/access/web/docs/WCAG-TECHS/H2.html">H2</text:a></text:span></text:p>
          </table:table-cell>
          <table:table-cell table:style-name="ce33" office:value-type="string">
            <text:p>隣り合った画像とテキストリンクを同じリンクの中に入れる</text:p>
          </table:table-cell>
          <table:table-cell table:style-name="ce55"/>
          <table:table-cell table:style-name="ce72" office:value-type="string">
            <text:p>問題あり／要判断箇所</text:p>
          </table:table-cell>
          <table:table-cell table:style-name="ce39" office:value-type="string">
            <text:p>問題あるいは要判断箇所と検出された箇所では、隣り合った画像とテキストリンクは同じリンクの中に入れてください。画像の代替テキストはテキストリンクと冗長にならないように、空の代替テキストを入れるなどします。</text:p>
          </table:table-cell>
          <table:table-cell table:style-name="ce98"/>
          <table:table-cell table:style-name="ce104" table:number-columns-repeated="2"/>
          <table:table-cell table:style-name="ce104" table:formula="of:=IF(COUNTA([$CSV添付用.H$1:.J$65536])&gt;0;COUNTIF([$CSV添付用.H$1:.J$65536];CONCATENATE(&quot;.*&quot;;[.C12];&quot;,.*&quot;))+COUNTIF([$CSV添付用.H$1:.J$65536];CONCATENATE(&quot;.*&quot;;[.C12]));&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6</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13">
            <text:p>13</text:p>
          </table:table-cell>
          <table:table-cell table:style-name="ce8" office:value-type="string">
            <text:p><text:span text:style-name="T3"><text:a xlink:href="http://www.ciaj.or.jp/access/web/docs/WCAG-TECHS/H86.html">H86</text:a></text:span></text:p>
          </table:table-cell>
          <table:table-cell table:style-name="ce33" office:value-type="string">
            <text:p>ASCII アート、顔文字、及びリート語に代替テキストを提供する</text:p>
          </table:table-cell>
          <table:table-cell table:style-name="ce55"/>
          <table:table-cell table:style-name="ce72" office:value-type="string">
            <text:p>問題の可能性大</text:p>
          </table:table-cell>
          <table:table-cell table:style-name="ce39" office:value-type="string">
            <text:p>一般的なブラウザでASCIIアート、絵文字、リート語などが用いられているところを探してください。次に、その部分が支援技術などで、負担なく通過可能かどうかを確認してください。たくさんキーを押さないといけないなど、大きな負担がある場合は、スキップなどの仕組みが必要です。そのような場合はさらに、その部分の内容を知らせる代替テキストが前後にあることが求められます。</text:p>
          </table:table-cell>
          <table:table-cell table:style-name="ce98"/>
          <table:table-cell table:style-name="ce104" table:number-columns-repeated="2"/>
          <table:table-cell table:style-name="ce104" table:formula="of:=IF(COUNTA([$CSV添付用.H$1:.J$65536])&gt;0;COUNTIF([$CSV添付用.H$1:.J$65536];CONCATENATE(&quot;.*&quot;;[.C13];&quot;,.*&quot;))+COUNTIF([$CSV添付用.H$1:.J$65536];CONCATENATE(&quot;.*&quot;;[.C13]));&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7</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14">
            <text:p>14</text:p>
          </table:table-cell>
          <table:table-cell table:style-name="ce8" office:value-type="string">
            <text:p><text:span text:style-name="T3"><text:a xlink:href="http://www.ciaj.or.jp/access/web/docs/WCAG-TECHS/H30.html">H30</text:a></text:span></text:p>
          </table:table-cell>
          <table:table-cell table:style-name="ce33" office:value-type="string">
            <text:p>a 要素のリンクの目的を説明するリンクテキストを提供する</text:p>
          </table:table-cell>
          <table:table-cell table:style-name="ce55"/>
          <table:table-cell table:style-name="ce72" office:value-type="string">
            <text:p>問題あり／問題の可能性大／要判断箇所</text:p>
          </table:table-cell>
          <table:table-cell table:style-name="ce39" office:value-type="string">
            <text:p>a要素にリンクを説明するテキスト(代替テキストを含む)がありません。適切なテキストを与えて下さい。内容についてはG91で評価してください。</text:p>
          </table:table-cell>
          <table:table-cell table:style-name="ce98"/>
          <table:table-cell table:style-name="ce104" table:number-columns-repeated="2"/>
          <table:table-cell table:style-name="ce104" table:formula="of:=IF(COUNTA([$CSV添付用.H$1:.J$65536])&gt;0;COUNTIF([$CSV添付用.H$1:.J$65536];CONCATENATE(&quot;.*&quot;;[.C14];&quot;,.*&quot;))+COUNTIF([$CSV添付用.H$1:.J$65536];CONCATENATE(&quot;.*&quot;;[.C14]));&quot;&quot;)">
            <text:p/>
          </table:table-cell>
          <table:table-cell table:style-name="ce39" office:value-type="string">
            <text:p>(7.1.1.1状況A および 7.2.4.4 の共通項目)</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8</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5">
            <text:p>15</text:p>
          </table:table-cell>
          <table:table-cell table:style-name="ce8" office:value-type="string">
            <text:p><text:span text:style-name="T3"><text:a xlink:href="http://www.ciaj.or.jp/access/web/docs/WCAG-TECHS/G196.html">G196</text:a></text:span></text:p>
          </table:table-cell>
          <table:table-cell table:style-name="ce33" office:value-type="string">
            <text:p>画像のグループにある一つの画像に代替テキストを提供して、そのグループのすべての画像を説明する</text:p>
          </table:table-cell>
          <table:table-cell table:style-name="ce55"/>
          <table:table-cell table:style-name="ce72" office:value-type="string">
            <text:p>手動確認</text:p>
          </table:table-cell>
          <table:table-cell table:style-name="ce39" office:value-type="string">
            <text:p>miCheckerの音声ユーザビリティ視覚化モードで、複数の画像がグループをなしている部分を探し、その部分に冗長な代替テキストがついていないかを確認してください。</text:p>
          </table:table-cell>
          <table:table-cell table:style-name="ce98"/>
          <table:table-cell table:style-name="ce104" table:number-columns-repeated="2"/>
          <table:table-cell table:style-name="ce104" table:formula="of:=IF(COUNTA([$CSV添付用.H$1:.J$65536])&gt;0;COUNTIF([$CSV添付用.H$1:.J$65536];CONCATENATE(&quot;.*&quot;;[.C15];&quot;,.*&quot;))+COUNTIF([$CSV添付用.H$1:.J$65536];CONCATENATE(&quot;.*&quot;;[.C15]));&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9</text:a></text:span></text:p>
          </table:table-cell>
          <table:table-cell table:style-name="ce2" table:number-columns-repeated="244"/>
          <table:table-cell table:number-columns-repeated="767"/>
        </table:table-row>
        <table:table-row table:style-name="ro10">
          <table:table-cell table:style-name="ce2"/>
          <table:table-cell table:style-name="ce1" office:value-type="float" office:value="16">
            <text:p>16</text:p>
          </table:table-cell>
          <table:table-cell table:style-name="ce8" office:value-type="string">
            <text:p><text:span text:style-name="T3"><text:a xlink:href="http://www.ciaj.or.jp/access/web/docs/WCAG-TECHS/G92.html">G92</text:a></text:span></text:p>
          </table:table-cell>
          <table:table-cell table:style-name="ce33" office:value-type="string">
            <text:p>非テキストコンテンツに対して、それと同じ目的を果たし、同じ情報を提供する長い説明を提供する</text:p>
          </table:table-cell>
          <table:table-cell table:style-name="ce55"/>
          <table:table-cell table:style-name="ce72" office:value-type="string">
            <text:p>手動確認</text:p>
          </table:table-cell>
          <table:table-cell table:style-name="ce85" office:value-type="string">
            <text:p>miCheckerの音声ユーザビリティ視覚化モードで次の二点を確認してください。</text:p>
            <text:p><text:s/>1.著しく長い代替テキストがある場合は不適合です。</text:p>
            <text:p><text:s/>2.短すぎて代替コンテンツとして役割を果たしていない場合は、短い説明の中で長い説明のある場所を示す(G74)か、該当する非テキストコンテンツのすぐ隣に長い説明へのリンクがあるかどうか確認してください。(G73)いずれも用意されていない場合は不適合です。</text:p>
          </table:table-cell>
          <table:table-cell table:style-name="ce98"/>
          <table:table-cell table:style-name="ce104" table:number-columns-repeated="2"/>
          <table:table-cell table:style-name="ce104" table:formula="of:=IF(COUNTA([$CSV添付用.H$1:.J$65536])&gt;0;COUNTIF([$CSV添付用.H$1:.J$65536];CONCATENATE(&quot;.*&quot;;[.C16];&quot;,.*&quot;))+COUNTIF([$CSV添付用.H$1:.J$65536];CONCATENATE(&quot;.*&quot;;[.C16]));&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B-</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11">
          <table:table-cell table:style-name="ce2"/>
          <table:table-cell table:style-name="ce1" office:value-type="float" office:value="17">
            <text:p>17</text:p>
          </table:table-cell>
          <table:table-cell table:style-name="ce8" office:value-type="string">
            <text:p><text:span text:style-name="T3"><text:a xlink:href="http://www.ciaj.or.jp/access/web/docs/WCAG-TECHS/G74.html">G74</text:a></text:span></text:p>
          </table:table-cell>
          <table:table-cell table:style-name="ce33" office:value-type="string">
            <text:p>短い説明の中で長い説明のある場所を示して、非テキストコンテンツの近くにあるテキストで長い説明を提供する</text:p>
          </table:table-cell>
          <table:table-cell table:style-name="ce55"/>
          <table:table-cell table:style-name="ce72" office:value-type="string">
            <text:p>手動確認</text:p>
          </table:table-cell>
          <table:table-cell table:style-name="ce39" office:value-type="string">
            <text:p>miCheckerの音声ユーザビリティ視覚化モードで代替コンテンツの内容を確認します。短すぎて代替コンテンツとして役割を果たしていない場合は、短い説明の中で長い説明のある場所を示します。かつ、その長い説明がそのすぐに近くにあれば適合です。</text:p>
          </table:table-cell>
          <table:table-cell table:style-name="ce98"/>
          <table:table-cell table:style-name="ce104" table:number-columns-repeated="2"/>
          <table:table-cell table:style-name="ce104" table:formula="of:=IF(COUNTA([$CSV添付用.H$1:.J$65536])&gt;0;COUNTIF([$CSV添付用.H$1:.J$65536];CONCATENATE(&quot;.*&quot;;[.C17];&quot;,.*&quot;))+COUNTIF([$CSV添付用.H$1:.J$65536];CONCATENATE(&quot;.*&quot;;[.C17]));&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B-</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18">
            <text:p>18</text:p>
          </table:table-cell>
          <table:table-cell table:style-name="ce8" office:value-type="string">
            <text:p><text:span text:style-name="T3"><text:a xlink:href="http://www.ciaj.or.jp/access/web/docs/WCAG-TECHS/G73.html">G73</text:a></text:span></text:p>
          </table:table-cell>
          <table:table-cell table:style-name="ce33" office:value-type="string">
            <text:p>非テキストコンテンツのすぐ隣に別の場所へのリンクを置き、その別の場所で長い説明を提供する</text:p>
          </table:table-cell>
          <table:table-cell table:style-name="ce55"/>
          <table:table-cell table:style-name="ce72" office:value-type="string">
            <text:p>手動確認</text:p>
          </table:table-cell>
          <table:table-cell table:style-name="ce39" office:value-type="string">
            <text:p>miCheckerの音声ユーザビリティ視覚化モードで代替コンテンツの内容を確認します。短すぎて代替コンテンツとして役割を果たしていない場合は、その非テキストコンテンツのすぐ隣に長い説明へのリンクを設けていれば適合です。実際にクリックして確認してください。</text:p>
          </table:table-cell>
          <table:table-cell table:style-name="ce98"/>
          <table:table-cell table:style-name="ce104" table:number-columns-repeated="2"/>
          <table:table-cell table:style-name="ce104" table:formula="of:=IF(COUNTA([$CSV添付用.H$1:.J$65536])&gt;0;COUNTIF([$CSV添付用.H$1:.J$65536];CONCATENATE(&quot;.*&quot;;[.C18];&quot;,.*&quot;))+COUNTIF([$CSV添付用.H$1:.J$65536];CONCATENATE(&quot;.*&quot;;[.C18]));&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B-</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9">
            <text:p>19</text:p>
          </table:table-cell>
          <table:table-cell table:style-name="ce9" office:value-type="string">
            <text:p><text:span text:style-name="T3"><text:a xlink:href="http://www.ciaj.or.jp/access/web/docs/WCAG-TECHS/G82.html">G82</text:a></text:span></text:p>
          </table:table-cell>
          <table:table-cell table:style-name="ce34" office:value-type="string">
            <text:p>非テキストコンテンツの目的を特定する代替テキストを提供する</text:p>
          </table:table-cell>
          <table:table-cell table:style-name="ce56"/>
          <table:table-cell table:style-name="ce72" office:value-type="string">
            <text:p>要判断箇所</text:p>
          </table:table-cell>
          <table:table-cell table:style-name="ce39" office:value-type="string">
            <text:p>非テキストコンテンツに対する代替テキストが十分かどうかを確認してください。</text:p>
          </table:table-cell>
          <table:table-cell table:style-name="ce99"/>
          <table:table-cell table:style-name="ce112" table:number-columns-repeated="2"/>
          <table:table-cell table:style-name="ce104" table:formula="of:=IF(COUNTA([$CSV添付用.H$1:.J$65536])&gt;0;COUNTIF([$CSV添付用.H$1:.J$65536];CONCATENATE(&quot;.*&quot;;[.C19];&quot;,.*&quot;))+COUNTIF([$CSV添付用.H$1:.J$65536];CONCATENATE(&quot;.*&quot;;[.C19]));&quot;&quot;)">
            <text:p/>
          </table:table-cell>
          <table:table-cell table:style-name="ce122"/>
          <table:table-cell table:style-name="ce132"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C-</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20">
            <text:p>20</text:p>
          </table:table-cell>
          <table:table-cell table:style-name="ce8" office:value-type="string">
            <text:p><text:span text:style-name="T3"><text:a xlink:href="http://www.ciaj.or.jp/access/web/docs/WCAG-TECHS/H36.html">H36</text:a></text:span></text:p>
          </table:table-cell>
          <table:table-cell table:style-name="ce33" office:value-type="string">
            <text:p>送信 / 実行ボタンとして用いる画像の alt 属性を使用する</text:p>
          </table:table-cell>
          <table:table-cell table:style-name="ce55"/>
          <table:table-cell table:style-name="ce72" office:value-type="string">
            <text:p>問題あり</text:p>
          </table:table-cell>
          <table:table-cell table:style-name="ce39" office:value-type="string">
            <text:p>指摘箇所の画像にはボタンの意味を表す代替テキストが必要です。</text:p>
          </table:table-cell>
          <table:table-cell table:style-name="ce98"/>
          <table:table-cell table:style-name="ce104" table:number-columns-repeated="2"/>
          <table:table-cell table:style-name="ce104" table:formula="of:=IF(COUNTA([$CSV添付用.H$1:.J$65536])&gt;0;COUNTIF([$CSV添付用.H$1:.J$65536];CONCATENATE(&quot;.*&quot;;[.C20];&quot;,.*&quot;))+COUNTIF([$CSV添付用.H$1:.J$65536];CONCATENATE(&quot;.*&quot;;[.C20]));&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C-</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21">
            <text:p>21</text:p>
          </table:table-cell>
          <table:table-cell table:style-name="ce9" office:value-type="string">
            <text:p><text:span text:style-name="T3"><text:a xlink:href="http://www.ciaj.or.jp/access/web/docs/WCAG-TECHS/H44.html">H44</text:a></text:span></text:p>
          </table:table-cell>
          <table:table-cell table:style-name="ce34" office:value-type="string">
            <text:p>label要素を用いて、テキストのラベルとフォーム・コントロールを関連付ける</text:p>
          </table:table-cell>
          <table:table-cell table:style-name="ce56"/>
          <table:table-cell table:style-name="ce72" office:value-type="string">
            <text:p>問題あり／問題の可能性大／要判断箇所</text:p>
          </table:table-cell>
          <table:table-cell table:style-name="ce39" office:value-type="string">
            <text:p>フォーム･コントロールがテキストのラベルと関連付けられていません。ラベルの使用が困難なフォーム・コントロールがある場合はH65に従います。</text:p>
          </table:table-cell>
          <table:table-cell table:style-name="ce99"/>
          <table:table-cell table:style-name="ce112" table:number-columns-repeated="2"/>
          <table:table-cell table:style-name="ce104" table:formula="of:=IF(COUNTA([$CSV添付用.H$1:.J$65536])&gt;0;COUNTIF([$CSV添付用.H$1:.J$65536];CONCATENATE(&quot;.*&quot;;[.C21];&quot;,.*&quot;))+COUNTIF([$CSV添付用.H$1:.J$65536];CONCATENATE(&quot;.*&quot;;[.C21]));&quot;&quot;)">
            <text:p/>
          </table:table-cell>
          <table:table-cell table:style-name="ce39" office:value-type="string">
            <text:p>(7.1.1.1状況C, 7.1.3.1状況A, 7.3.3.2 および 7.4.1.2 の共通項目)</text:p>
          </table:table-cell>
          <table:table-cell table:style-name="ce132"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C-</text:a></text:span><text:span text:style-name="T7"><text:a xlink:href="http://www.ciaj.or.jp/access/web/docs/jis2010-test-guidelines/icl-7.1.1.1.html">項番</text:a></text:span><text:span text:style-name="T7"><text:a xlink:href="http://www.ciaj.or.jp/access/web/docs/jis2010-test-guidelines/icl-7.1.1.1.html">2-a</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2">
            <text:p>22</text:p>
          </table:table-cell>
          <table:table-cell table:style-name="ce9" office:value-type="string">
            <text:p><text:span text:style-name="T3"><text:a xlink:href="http://www.ciaj.or.jp/access/web/docs/WCAG-TECHS/H65.html">H65</text:a></text:span></text:p>
          </table:table-cell>
          <table:table-cell table:style-name="ce34" office:value-type="string">
            <text:p>label要素を用いることができないとき、title属性を用いてフォーム・コントロールを特定する</text:p>
          </table:table-cell>
          <table:table-cell table:style-name="ce56"/>
          <table:table-cell table:style-name="ce72" office:value-type="string">
            <text:p>問題あり／要判断箇所</text:p>
          </table:table-cell>
          <table:table-cell table:style-name="ce39" office:value-type="string">
            <text:p>ラベルに相当するものが画面に表示されていない場合、あるいは、郵便番号のようにフォーム・コントロールが連続しているためlabel要素を用いることができない場合は、title属性を用いてフォーム・コントールを特定します。H44に従うことが可能な場合は、H44を優先します。</text:p>
          </table:table-cell>
          <table:table-cell table:style-name="ce99"/>
          <table:table-cell table:style-name="ce112" table:number-columns-repeated="2"/>
          <table:table-cell table:style-name="ce104" table:formula="of:=IF(COUNTA([$CSV添付用.H$1:.J$65536])&gt;0;COUNTIF([$CSV添付用.H$1:.J$65536];CONCATENATE(&quot;.*&quot;;[.C22];&quot;,.*&quot;))+COUNTIF([$CSV添付用.H$1:.J$65536];CONCATENATE(&quot;.*&quot;;[.C22]));&quot;&quot;)">
            <text:p/>
          </table:table-cell>
          <table:table-cell table:style-name="ce39" office:value-type="string">
            <text:p>(7.1.1.1状況C, 7.1.3.1状況A, 7.3.3.2 および 7.4.1.2 の共通項目)</text:p>
          </table:table-cell>
          <table:table-cell table:style-name="ce132"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C-</text:a></text:span><text:span text:style-name="T7"><text:a xlink:href="http://www.ciaj.or.jp/access/web/docs/jis2010-test-guidelines/icl-7.1.1.1.html">項番</text:a></text:span><text:span text:style-name="T7"><text:a xlink:href="http://www.ciaj.or.jp/access/web/docs/jis2010-test-guidelines/icl-7.1.1.1.html">2-b</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3">
            <text:p>23</text:p>
          </table:table-cell>
          <table:table-cell table:style-name="ce8" office:value-type="string">
            <text:p><text:span text:style-name="T3"><text:a xlink:href="http://www.ciaj.or.jp/access/web/docs/WCAG-TECHS/G68.html">G68</text:a></text:span></text:p>
          </table:table-cell>
          <table:table-cell table:style-name="ce33" office:value-type="string">
            <text:p>コンテンツの内容が分かるラベルを提供し、ライブの音声しか含まないコンテンツ及びライブの映像しか含まないコンテンツの目的を説明する</text:p>
          </table:table-cell>
          <table:table-cell table:style-name="ce55"/>
          <table:table-cell table:style-name="ce72" office:value-type="string">
            <text:p>手動確認</text:p>
          </table:table-cell>
          <table:table-cell table:style-name="ce39" office:value-type="string">
            <text:p>ライブ音声しか含まないコンテンツ、あるいはライブ映像しか含まないコンテンツがある場合は、そのコンテンツが見えない、あるいは聞こえないとしても、何のコンテンツであるかが分かるようなラベル等が提供されているかを、miCheckerの音声ユーザビリティ視覚化モードあるいは支援技術を利用して確認してください。</text:p>
          </table:table-cell>
          <table:table-cell table:style-name="ce98"/>
          <table:table-cell table:style-name="ce104" table:number-columns-repeated="2"/>
          <table:table-cell table:style-name="ce104" table:formula="of:=IF(COUNTA([$CSV添付用.H$1:.J$65536])&gt;0;COUNTIF([$CSV添付用.H$1:.J$65536];CONCATENATE(&quot;.*&quot;;[.C23];&quot;,.*&quot;))+COUNTIF([$CSV添付用.H$1:.J$65536];CONCATENATE(&quot;.*&quot;;[.C23]));&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D-</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4">
            <text:p>24</text:p>
          </table:table-cell>
          <table:table-cell table:style-name="ce8" office:value-type="string">
            <text:p><text:span text:style-name="T3"><text:a xlink:href="http://www.ciaj.or.jp/access/web/docs/WCAG-TECHS/G100.html">G100</text:a></text:span></text:p>
          </table:table-cell>
          <table:table-cell table:style-name="ce33" office:value-type="string">
            <text:p>非テキストコンテンツの一般に認められた名前又は内容が分かる名前を提供する</text:p>
          </table:table-cell>
          <table:table-cell table:style-name="ce55"/>
          <table:table-cell table:style-name="ce72" office:value-type="string">
            <text:p>手動確認</text:p>
          </table:table-cell>
          <table:table-cell table:style-name="ce39" office:value-type="string">
            <text:p>写真などのコンテンツを表示する仕組みがある場合、そのコンテンツそのものを見ることができなくとも、何のコンテンツであるかが分かるような代替テキスト等が提供されているかを、miCheckerの音声ユーザビリティ視覚化モードあるいは支援技術を利用して確認してください。</text:p>
          </table:table-cell>
          <table:table-cell table:style-name="ce98"/>
          <table:table-cell table:style-name="ce104" table:number-columns-repeated="2"/>
          <table:table-cell table:style-name="ce104" table:formula="of:=IF(COUNTA([$CSV添付用.H$1:.J$65536])&gt;0;COUNTIF([$CSV添付用.H$1:.J$65536];CONCATENATE(&quot;.*&quot;;[.C24];&quot;,.*&quot;))+COUNTIF([$CSV添付用.H$1:.J$65536];CONCATENATE(&quot;.*&quot;;[.C24]));&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D-</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5">
            <text:p>25</text:p>
          </table:table-cell>
          <table:table-cell table:style-name="ce8" office:value-type="string">
            <text:p><text:span text:style-name="T3"><text:a xlink:href="http://www.ciaj.or.jp/access/web/docs/WCAG-TECHS/G143.html">G143</text:a></text:span></text:p>
          </table:table-cell>
          <table:table-cell table:style-name="ce33" office:value-type="string">
            <text:p>代替テキストを提供して、CAPTCHAの目的を説明する</text:p>
          </table:table-cell>
          <table:table-cell table:style-name="ce55"/>
          <table:table-cell table:style-name="ce72" office:value-type="string">
            <text:p>手動確認</text:p>
          </table:table-cell>
          <table:table-cell table:style-name="ce39" office:value-type="string">
            <text:p>CAPTCHAが認証手段等のために用いられている場合は、そのCAPTCHAの目的を代替テキストで示しているかどうかを、miCheckerの音声ユーザビリティ視覚化モードあるいは支援技術を利用して確認してください。</text:p>
          </table:table-cell>
          <table:table-cell table:style-name="ce98"/>
          <table:table-cell table:style-name="ce104" table:number-columns-repeated="2"/>
          <table:table-cell table:style-name="ce104" table:formula="of:=IF(COUNTA([$CSV添付用.H$1:.J$65536])&gt;0;COUNTIF([$CSV添付用.H$1:.J$65536];CONCATENATE(&quot;.*&quot;;[.C25];&quot;,.*&quot;))+COUNTIF([$CSV添付用.H$1:.J$65536];CONCATENATE(&quot;.*&quot;;[.C25]));&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E-</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6">
            <text:p>26</text:p>
          </table:table-cell>
          <table:table-cell table:style-name="ce8" office:value-type="string">
            <text:p><text:span text:style-name="T3"><text:a xlink:href="http://www.ciaj.or.jp/access/web/docs/WCAG-TECHS/G144.html">G144</text:a></text:span></text:p>
          </table:table-cell>
          <table:table-cell table:style-name="ce33" office:value-type="string">
            <text:p>同じ目的を果たす、異なる感覚モダリティを用いたもう一つのCAPTCHAがウェブページにあることを確認する</text:p>
          </table:table-cell>
          <table:table-cell table:style-name="ce55"/>
          <table:table-cell table:style-name="ce72" office:value-type="string">
            <text:p>手動確認</text:p>
          </table:table-cell>
          <table:table-cell table:style-name="ce39" office:value-type="string">
            <text:p>CAPTCHAが認証手段等のために用いられている場合は、異なるモダリティ( 例：オリジナルが視覚によるものならば音声による方法)で目的を達成できるようなページが用意されていることを、miCheckerの音声ユーザビリティ視覚化モードあるいは支援技術で実際に操作して確認してください。</text:p>
          </table:table-cell>
          <table:table-cell table:style-name="ce98"/>
          <table:table-cell table:style-name="ce104" table:number-columns-repeated="2"/>
          <table:table-cell table:style-name="ce104" table:formula="of:=IF(COUNTA([$CSV添付用.H$1:.J$65536])&gt;0;COUNTIF([$CSV添付用.H$1:.J$65536];CONCATENATE(&quot;.*&quot;;[.C26];&quot;,.*&quot;))+COUNTIF([$CSV添付用.H$1:.J$65536];CONCATENATE(&quot;.*&quot;;[.C26]));&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E-</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27">
            <text:p>27</text:p>
          </table:table-cell>
          <table:table-cell table:style-name="ce8" office:value-type="string">
            <text:p><text:span text:style-name="T3"><text:a xlink:href="http://www.ciaj.or.jp/access/web/docs/WCAG-TECHS/H67.html">H67</text:a></text:span></text:p>
          </table:table-cell>
          <table:table-cell table:style-name="ce33" office:value-type="string">
            <text:p>支援技術が無視すべき画像の img 要素で、alt属性値を空にして、title 属性を付与しない</text:p>
          </table:table-cell>
          <table:table-cell table:style-name="ce55"/>
          <table:table-cell table:style-name="ce72" office:value-type="string">
            <text:p>問題あり</text:p>
          </table:table-cell>
          <table:table-cell table:style-name="ce39" office:value-type="string">
            <text:p>支援技術が無視すべき画像(イラストやデザインの調整の目的で配置されているような画像)の場合はalt=""(空)とします。また、title属性も用いないでください。半角スペース1個はnull(空)と見なされます。</text:p>
            <text:p>null以外の設定のある代替テキストについては、それが正しいかどうかはG94で評価します。</text:p>
          </table:table-cell>
          <table:table-cell table:style-name="ce98"/>
          <table:table-cell table:style-name="ce104" table:number-columns-repeated="2"/>
          <table:table-cell table:style-name="ce104" table:formula="of:=IF(COUNTA([$CSV添付用.H$1:.J$65536])&gt;0;COUNTIF([$CSV添付用.H$1:.J$65536];CONCATENATE(&quot;.*&quot;;[.C27];&quot;,.*&quot;))+COUNTIF([$CSV添付用.H$1:.J$65536];CONCATENATE(&quot;.*&quot;;[.C27]));&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F-</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8">
            <text:p>28</text:p>
          </table:table-cell>
          <table:table-cell table:style-name="ce10" office:value-type="string">
            <text:p><text:span text:style-name="T3"><text:a xlink:href="http://www.ciaj.or.jp/access/web/docs/WCAG-TECHS/C9.html">C9</text:a></text:span></text:p>
          </table:table-cell>
          <table:table-cell table:style-name="ce35" office:value-type="string">
            <text:p>CSS を用いて、装飾目的の画像を付加する</text:p>
          </table:table-cell>
          <table:table-cell table:style-name="ce57"/>
          <table:table-cell table:style-name="ce72" office:value-type="string">
            <text:p>手動確認</text:p>
          </table:table-cell>
          <table:table-cell table:style-name="ce39" office:value-type="string">
            <text:p>miCheckerの音声ユーザビリティ視覚化モードで表示した場合、重要な画像が失われていないことを確認してください。もし、そうした画像があっても、それが、スタイルシートによって提供されている画像の場合は、本項目は不適合となります。(CSSで表示する画像には代替テキストが付けられません。)</text:p>
          </table:table-cell>
          <table:table-cell table:style-name="ce98"/>
          <table:table-cell table:style-name="ce104" table:number-columns-repeated="2"/>
          <table:table-cell table:style-name="ce104" table:formula="of:=IF(COUNTA([$CSV添付用.H$1:.J$65536])&gt;0;COUNTIF([$CSV添付用.H$1:.J$65536];CONCATENATE(&quot;.*&quot;;[.C28];&quot;,.*&quot;))+COUNTIF([$CSV添付用.H$1:.J$65536];CONCATENATE(&quot;.*&quot;;[.C28]));&quot;&quot;)">
            <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F-</text:a></text:span><text:span text:style-name="T7"><text:a xlink:href="http://www.ciaj.or.jp/access/web/docs/jis2010-test-guidelines/icl-7.1.1.1.html">項番</text:a></text:span><text:span text:style-name="T7"><text:a xlink:href="http://www.ciaj.or.jp/access/web/docs/jis2010-test-guidelines/icl-7.1.1.1.html">2</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29">
            <text:p>29</text:p>
          </table:table-cell>
          <table:table-cell table:style-name="ce8" office:value-type="string">
            <text:p><text:span text:style-name="T3"><text:a xlink:href="http://www.ciaj.or.jp/access/web/docs/WCAG-TECHS/G95.html">G95</text:a></text:span></text:p>
          </table:table-cell>
          <table:table-cell table:style-name="ce33" office:value-type="string">
            <text:p>非テキストコンテンツの簡単な説明を提供する、簡潔な代替テキストを提供する</text:p>
          </table:table-cell>
          <table:table-cell table:style-name="ce55"/>
          <table:table-cell table:style-name="ce72" office:value-type="string">
            <text:p>手動確認</text:p>
          </table:table-cell>
          <table:table-cell table:style-name="ce39" office:value-type="string">
            <text:p>非テキストコンテンツに簡単な説明の代替テキストがあるか確認します。</text:p>
          </table:table-cell>
          <table:table-cell table:style-name="ce98"/>
          <table:table-cell table:style-name="ce104" table:number-columns-repeated="2"/>
          <table:table-cell table:style-name="ce104" table:formula="of:=IF(COUNTA([$CSV添付用.H$1:.J$65536])&gt;0;COUNTIF([$CSV添付用.H$1:.J$65536];CONCATENATE(&quot;.*&quot;;[.C29];&quot;,.*&quot;))+COUNTIF([$CSV添付用.H$1:.J$65536];CONCATENATE(&quot;.*&quot;;[.C29]));&quot;&quot;)">
            <text:p/>
          </table:table-cell>
          <table:table-cell table:style-name="ce39" office:value-type="string">
            <text:p>(WAIC実装チェックリスト例には入っていない)</text:p>
          </table:table-cell>
          <table:table-cell table:style-name="ce133"/>
          <table:table-cell table:style-name="ce2" table:number-columns-repeated="244"/>
          <table:table-cell table:number-columns-repeated="767"/>
        </table:table-row>
        <table:table-row table:style-name="ro10">
          <table:table-cell table:style-name="ce2"/>
          <table:table-cell table:style-name="ce1" office:value-type="float" office:value="30">
            <text:p>30</text:p>
          </table:table-cell>
          <table:table-cell table:style-name="ce8" office:value-type="string">
            <text:p><text:span text:style-name="T3"><text:a xlink:href="http://www.ciaj.or.jp/access/web/docs/WCAG-TECHS/H45.html">H45</text:a></text:span></text:p>
          </table:table-cell>
          <table:table-cell table:style-name="ce33" office:value-type="string">
            <text:p>longdesc 属性で指定されたURIの適切性</text:p>
          </table:table-cell>
          <table:table-cell table:style-name="ce55"/>
          <table:table-cell table:style-name="ce72" office:value-type="string">
            <text:p>問題の可能性大／要判断箇所</text:p>
          </table:table-cell>
          <table:table-cell table:style-name="ce39" office:value-type="string">
            <text:p>問題ありと検出された箇所は、longdescが使われていますが、正しいURIが設定されているか確認してください。あるいは、代替テキストの文字列が長すぎる場合はlongdescを用いることなど検討すべきです。</text:p>
            <text:p>何も検出されていなくとも、longdescが用いられている場合には、altよりも細かな説明が提供されていることを確認してください。longdescはソースを開き、テキストサーチするなどして探してください。</text:p>
          </table:table-cell>
          <table:table-cell table:style-name="ce98"/>
          <table:table-cell table:style-name="ce104" table:number-columns-repeated="2"/>
          <table:table-cell table:style-name="ce104" table:formula="of:=IF(COUNTA([$CSV添付用.H$1:.J$65536])&gt;0;COUNTIF([$CSV添付用.H$1:.J$65536];CONCATENATE(&quot;.*&quot;;[.C30];&quot;,.*&quot;))+COUNTIF([$CSV添付用.H$1:.J$65536];CONCATENATE(&quot;.*&quot;;[.C30]));&quot;&quot;)">
            <text:p/>
          </table:table-cell>
          <table:table-cell table:style-name="ce39" office:value-type="string">
            <text:p>(WAIC実装チェックリスト例には入っていない)</text:p>
          </table:table-cell>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31">
            <text:p>31</text:p>
          </table:table-cell>
          <table:table-cell table:style-name="ce8" office:value-type="string">
            <text:p><text:span text:style-name="T3"><text:a xlink:href="http://www.ciaj.or.jp/access/web/docs/WCAG-TECHS/F30.html">F30</text:a></text:span></text:p>
          </table:table-cell>
          <table:table-cell table:style-name="ce33" office:value-type="string">
            <text:p>代替ではない代替テキストを用いている（例：ファイル名、プレースホルダー・テキストなど）</text:p>
          </table:table-cell>
          <table:table-cell table:style-name="ce55"/>
          <table:table-cell table:style-name="ce72" office:value-type="string">
            <text:p>問題あり／問題の可能性大</text:p>
          </table:table-cell>
          <table:table-cell table:style-name="ce39" office:value-type="string">
            <text:p>画像あるいはarea要素のalt属性として不適切な文字を含んでいる可能性があります。もし、読み上げる必要が無い場合にはalt=""としてください。</text:p>
            <text:p>この項目が不適合の場合は、G94も不適合としてください。</text:p>
          </table:table-cell>
          <table:table-cell table:style-name="ce98"/>
          <table:table-cell table:style-name="ce104" table:number-columns-repeated="2"/>
          <table:table-cell table:style-name="ce104" table:formula="of:=IF(COUNTA([$CSV添付用.H$1:.J$65536])&gt;0;COUNTIF([$CSV添付用.H$1:.J$65536];CONCATENATE(&quot;.*&quot;;[.C31];&quot;,.*&quot;))+COUNTIF([$CSV添付用.H$1:.J$65536];CONCATENATE(&quot;.*&quot;;[.C31]));&quot;&quot;)">
            <text:p/>
          </table:table-cell>
          <table:table-cell table:style-name="ce39" office:value-type="string">
            <text:p>(不適合事例)</text:p>
          </table:table-cell>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32">
            <text:p>32</text:p>
          </table:table-cell>
          <table:table-cell table:style-name="ce8" office:value-type="string">
            <text:p><text:span text:style-name="T3"><text:a xlink:href="http://www.ciaj.or.jp/access/web/docs/WCAG-TECHS/F38.html">F38</text:a></text:span></text:p>
          </table:table-cell>
          <table:table-cell table:style-name="ce33" office:value-type="string">
            <text:p>HTMLで装飾を目的にして用いられている非テキストコンテンツのalt属性を省略している</text:p>
          </table:table-cell>
          <table:table-cell table:style-name="ce55"/>
          <table:table-cell table:style-name="ce72" office:value-type="string">
            <text:p>問題あり</text:p>
          </table:table-cell>
          <table:table-cell table:style-name="ce39" office:value-type="string">
            <text:p>装飾目的のapplet/img要素であるならば、空の属性(alt="")を与えてください。</text:p>
            <text:p>この項目が不適合の場合は、H35あるいはH37が不適合になります。</text:p>
          </table:table-cell>
          <table:table-cell table:style-name="ce98"/>
          <table:table-cell table:style-name="ce104" table:number-columns-repeated="2"/>
          <table:table-cell table:style-name="ce104" table:formula="of:=IF(COUNTA([$CSV添付用.H$1:.J$65536])&gt;0;COUNTIF([$CSV添付用.H$1:.J$65536];CONCATENATE(&quot;.*&quot;;[.C32];&quot;,.*&quot;))+COUNTIF([$CSV添付用.H$1:.J$65536];CONCATENATE(&quot;.*&quot;;[.C32]));&quot;&quot;)">
            <text:p/>
          </table:table-cell>
          <table:table-cell table:style-name="ce39" office:value-type="string">
            <text:p>(不適合事例)</text:p>
          </table:table-cell>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33">
            <text:p>33</text:p>
          </table:table-cell>
          <table:table-cell table:style-name="ce8" office:value-type="string">
            <text:p><text:span text:style-name="T3"><text:a xlink:href="http://www.ciaj.or.jp/access/web/docs/WCAG-TECHS/F65.html">F65</text:a></text:span></text:p>
          </table:table-cell>
          <table:table-cell table:style-name="ce33" office:value-type="string">
            <text:p>img要素、area要素、及び type "image" のinput要素のalt属性を省略している</text:p>
          </table:table-cell>
          <table:table-cell table:style-name="ce55"/>
          <table:table-cell table:style-name="ce72" office:value-type="string">
            <text:p>問題あり</text:p>
          </table:table-cell>
          <table:table-cell table:style-name="ce39" office:value-type="string">
            <text:p>img要素、area要素、及び type "image" のinput要素のalt属性がありません。必ず、alt属性を用いて下さい。</text:p>
          </table:table-cell>
          <table:table-cell table:style-name="ce98"/>
          <table:table-cell table:style-name="ce104" table:number-columns-repeated="2"/>
          <table:table-cell table:style-name="ce104" table:formula="of:=IF(COUNTA([$CSV添付用.H$1:.J$65536])&gt;0;COUNTIF([$CSV添付用.H$1:.J$65536];CONCATENATE(&quot;.*&quot;;[.C33];&quot;,.*&quot;))+COUNTIF([$CSV添付用.H$1:.J$65536];CONCATENATE(&quot;.*&quot;;[.C33]));&quot;&quot;)">
            <text:p/>
          </table:table-cell>
          <table:table-cell table:style-name="ce39" office:value-type="string">
            <text:p>(不適合事例)</text:p>
          </table:table-cell>
          <table:table-cell table:style-name="ce133"/>
          <table:table-cell table:style-name="ce2" table:number-columns-repeated="244"/>
          <table:table-cell table:number-columns-repeated="767"/>
        </table:table-row>
        <table:table-row table:style-name="ro13">
          <table:table-cell table:style-name="ce2"/>
          <table:table-cell table:style-name="ce1" office:value-type="float" office:value="34">
            <text:p>34</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35">
            <text:p>35</text:p>
          </table:table-cell>
          <table:table-cell table:style-name="ce6" office:value-type="string">
            <text:p>7.1.2</text:p>
          </table:table-cell>
          <table:table-cell table:style-name="ce36" office:value-type="string">
            <text:p>時間の経過に伴って変化するメディアには、代替コンテンツを提供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14">
          <table:table-cell table:style-name="ce2"/>
          <table:table-cell table:style-name="ce1" office:value-type="float" office:value="36">
            <text:p>36</text:p>
          </table:table-cell>
          <table:table-cell table:style-name="ce12" office:value-type="string">
            <text:p><text:span text:style-name="T3"><text:a xlink:href="http://www.ciaj.or.jp/access/web/docs/UNDERSTANDING-WCAG20/media-equiv-av-only-alt.html">7.1.2.1</text:a></text:span></text:p>
          </table:table-cell>
          <table:table-cell table:style-name="ce32" office:value-type="string">
            <text:p>収録済の音声しか含まないメディア及び収録済の映像しか含まないメディア：<text:span text:style-name="T6">収録済の</text:span><text:span text:style-name="T6">音声しか含まないメディア及び収録済の映像しか含まないメディアは、次の事項を満た</text:span><text:span text:style-name="T6">さなければならない。ただし、その音声又は映像がテキストの代替メディアであって、代</text:span><text:span text:style-name="T6">替メディアであることが明確にラベル付けされている場合は除く。 </text:span><text:span text:style-name="T6">a) </text:span><text:span text:style-name="T6">収録済の音声し</text:span><text:span text:style-name="T6">か含まない場合</text:span><text:span text:style-name="T6">, b) </text:span><text:span text:style-name="T6">収録済の映像しか含まない場合</text:span></text:p>
          </table:table-cell>
          <table:table-cell table:style-name="ce54" office:value-type="string">
            <text:p>A</text:p>
          </table:table-cell>
          <table:table-cell table:style-name="ce71"/>
          <table:table-cell table:style-name="ce84" office:value-type="string">
            <text:p>例外事項の補足:</text:p>
            <text:p>テキストで提供されている部分があり、それを代替するため(文字情報よりも音声や映像の方が理解しやすい人のために)用意された、音声あるいは映像しか含まないメディア、かつ、それが代替メディアであることが明確にラベル付けされている場合は除きます。</text:p>
          </table:table-cell>
          <table:table-cell table:style-name="ce100" table:number-columns-repeated="5"/>
          <table:table-cell table:style-name="ce134"/>
          <table:table-cell table:style-name="ce141"/>
          <table:table-cell table:style-name="ce2" table:number-columns-repeated="243"/>
          <table:table-cell table:number-columns-repeated="767"/>
        </table:table-row>
        <table:table-row table:style-name="ro5">
          <table:table-cell table:style-name="ce2"/>
          <table:table-cell table:style-name="ce1" office:value-type="float" office:value="37">
            <text:p>37</text:p>
          </table:table-cell>
          <table:table-cell table:style-name="ce8" office:value-type="string">
            <text:p><text:span text:style-name="T3"><text:a xlink:href="http://www.ciaj.or.jp/access/web/docs/WCAG-TECHS/G158.html">G158</text:a></text:span></text:p>
          </table:table-cell>
          <table:table-cell table:style-name="ce33" office:value-type="string">
            <text:p>時間の経過に伴って変化するメディアの音声しか含まないコンテンツに対して代替コンテンツを提供する</text:p>
          </table:table-cell>
          <table:table-cell table:style-name="ce55"/>
          <table:table-cell table:style-name="ce72" office:value-type="string">
            <text:p>要判断箇所／手動確認</text:p>
          </table:table-cell>
          <table:table-cell table:style-name="ce39" office:value-type="string">
            <text:p>音声のみのコンテンツ(podcastなど)がある場合、その会話の内容を書きだしたものや、説明したものが提供されていれば適合です。何も提供されていない場合は不適合です。</text:p>
          </table:table-cell>
          <table:table-cell table:style-name="ce98"/>
          <table:table-cell table:style-name="ce104" table:number-columns-repeated="2"/>
          <table:table-cell table:style-name="ce104" table:formula="of:=IF(COUNTA([$CSV添付用.H$1:.J$65536])&gt;0;COUNTIF([$CSV添付用.H$1:.J$65536];CONCATENATE(&quot;.*&quot;;[.C37];&quot;,.*&quot;))+COUNTIF([$CSV添付用.H$1:.J$65536];CONCATENATE(&quot;.*&quot;;[.C37]));&quot;&quot;)">
            <text:p/>
          </table:table-cell>
          <table:table-cell table:style-name="ce39"/>
          <table:table-cell table:style-name="ce130" office:value-type="string">
            <text:p><text:span text:style-name="T7"><text:a xlink:href="http://www.ciaj.or.jp/access/web/docs/jis2010-test-guidelines/icl-7.1.2.1.html">7</text:a></text:span><text:span text:style-name="T7"><text:a xlink:href="http://www.ciaj.or.jp/access/web/docs/jis2010-test-guidelines/icl-7.1.2.1.html">.1.2.1-</text:a></text:span><text:span text:style-name="T7"><text:a xlink:href="http://www.ciaj.or.jp/access/web/docs/jis2010-test-guidelines/icl-7.1.2.1.html">状況</text:a></text:span><text:span text:style-name="T7"><text:a xlink:href="http://www.ciaj.or.jp/access/web/docs/jis2010-test-guidelines/icl-7.1.2.1.html">A-</text:a></text:span><text:span text:style-name="T7"><text:a xlink:href="http://www.ciaj.or.jp/access/web/docs/jis2010-test-guidelines/icl-7.1.2.1.html">項番</text:a></text:span><text:span text:style-name="T7"><text:a xlink:href="http://www.ciaj.or.jp/access/web/docs/jis2010-test-guidelines/icl-7.1.2.1.html">1-a</text:a></text:span></text:p>
          </table:table-cell>
          <table:table-cell table:style-name="ce2" table:number-columns-repeated="244"/>
          <table:table-cell table:number-columns-repeated="767"/>
        </table:table-row>
        <table:table-row table:style-name="ro15">
          <table:table-cell table:style-name="ce2"/>
          <table:table-cell table:style-name="ce1" office:value-type="float" office:value="38">
            <text:p>38</text:p>
          </table:table-cell>
          <table:table-cell table:style-name="ce8" office:value-type="string">
            <text:p><text:span text:style-name="T3"><text:a xlink:href="http://www.ciaj.or.jp/access/web/docs/WCAG-TECHS/G159.html">G159</text:a></text:span></text:p>
          </table:table-cell>
          <table:table-cell table:style-name="ce33" office:value-type="string">
            <text:p>時間の経過に伴って変化するメディアの映像しか含まないコンテンツに対して代替コンテンツを提供する</text:p>
          </table:table-cell>
          <table:table-cell table:style-name="ce55"/>
          <table:table-cell table:style-name="ce72" office:value-type="string">
            <text:p>要判断箇所</text:p>
          </table:table-cell>
          <table:table-cell table:style-name="ce39" office:value-type="string">
            <text:p>動画のみのコンテンツがある場合、その内容を説明したものが提供されていれば適合です。何も提供されていない場合は不適合です。</text:p>
          </table:table-cell>
          <table:table-cell table:style-name="ce98"/>
          <table:table-cell table:style-name="ce104" table:number-columns-repeated="2"/>
          <table:table-cell table:style-name="ce104" table:formula="of:=IF(COUNTA([$CSV添付用.H$1:.J$65536])&gt;0;COUNTIF([$CSV添付用.H$1:.J$65536];CONCATENATE(&quot;.*&quot;;[.C38];&quot;,.*&quot;))+COUNTIF([$CSV添付用.H$1:.J$65536];CONCATENATE(&quot;.*&quot;;[.C38]));&quot;&quot;)">
            <text:p/>
          </table:table-cell>
          <table:table-cell table:style-name="ce39"/>
          <table:table-cell table:style-name="ce130" office:value-type="string">
            <text:p><text:span text:style-name="T7"><text:a xlink:href="http://www.ciaj.or.jp/access/web/docs/jis2010-test-guidelines/icl-7.1.2.1.html">7</text:a></text:span><text:span text:style-name="T7"><text:a xlink:href="http://www.ciaj.or.jp/access/web/docs/jis2010-test-guidelines/icl-7.1.2.1.html">.1.2.1-</text:a></text:span><text:span text:style-name="T7"><text:a xlink:href="http://www.ciaj.or.jp/access/web/docs/jis2010-test-guidelines/icl-7.1.2.1.html">状況</text:a></text:span><text:span text:style-name="T7"><text:a xlink:href="http://www.ciaj.or.jp/access/web/docs/jis2010-test-guidelines/icl-7.1.2.1.html">B-</text:a></text:span><text:span text:style-name="T7"><text:a xlink:href="http://www.ciaj.or.jp/access/web/docs/jis2010-test-guidelines/icl-7.1.2.1.html">項番</text:a></text:span><text:span text:style-name="T7"><text:a xlink:href="http://www.ciaj.or.jp/access/web/docs/jis2010-test-guidelines/icl-7.1.2.1.html">1-a</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39">
            <text:p>39</text:p>
          </table:table-cell>
          <table:table-cell table:style-name="ce8" office:value-type="string">
            <text:p><text:span text:style-name="T3"><text:a xlink:href="http://www.ciaj.or.jp/access/web/docs/WCAG-TECHS/G166.html">G166</text:a></text:span></text:p>
          </table:table-cell>
          <table:table-cell table:style-name="ce33" office:value-type="string">
            <text:p>重要な映像コンテンツを説明する音声を提供する</text:p>
          </table:table-cell>
          <table:table-cell table:style-name="ce55"/>
          <table:table-cell table:style-name="ce72" office:value-type="string">
            <text:p>要判断箇所</text:p>
          </table:table-cell>
          <table:table-cell table:style-name="ce39" office:value-type="string">
            <text:p>動画のみのコンテンツがあり、その内容が重要なものであると判断される場合は、それを音声で説明したコンテンツがあることを確認してください。提供されていれば適合です。</text:p>
          </table:table-cell>
          <table:table-cell table:style-name="ce98"/>
          <table:table-cell table:style-name="ce104" table:number-columns-repeated="2"/>
          <table:table-cell table:style-name="ce104" table:formula="of:=IF(COUNTA([$CSV添付用.H$1:.J$65536])&gt;0;COUNTIF([$CSV添付用.H$1:.J$65536];CONCATENATE(&quot;.*&quot;;[.C39];&quot;,.*&quot;))+COUNTIF([$CSV添付用.H$1:.J$65536];CONCATENATE(&quot;.*&quot;;[.C39]));&quot;&quot;)">
            <text:p/>
          </table:table-cell>
          <table:table-cell table:style-name="ce39"/>
          <table:table-cell table:style-name="ce130" office:value-type="string">
            <text:p><text:span text:style-name="T7"><text:a xlink:href="http://www.ciaj.or.jp/access/web/docs/jis2010-test-guidelines/icl-7.1.2.1.html">7</text:a></text:span><text:span text:style-name="T7"><text:a xlink:href="http://www.ciaj.or.jp/access/web/docs/jis2010-test-guidelines/icl-7.1.2.1.html">.1.2.1-</text:a></text:span><text:span text:style-name="T7"><text:a xlink:href="http://www.ciaj.or.jp/access/web/docs/jis2010-test-guidelines/icl-7.1.2.1.html">状況</text:a></text:span><text:span text:style-name="T7"><text:a xlink:href="http://www.ciaj.or.jp/access/web/docs/jis2010-test-guidelines/icl-7.1.2.1.html">B-</text:a></text:span><text:span text:style-name="T7"><text:a xlink:href="http://www.ciaj.or.jp/access/web/docs/jis2010-test-guidelines/icl-7.1.2.1.html">項番</text:a></text:span><text:span text:style-name="T7"><text:a xlink:href="http://www.ciaj.or.jp/access/web/docs/jis2010-test-guidelines/icl-7.1.2.1.html">1-a</text:a></text:span></text:p>
          </table:table-cell>
          <table:table-cell table:style-name="ce2" table:number-columns-repeated="244"/>
          <table:table-cell table:number-columns-repeated="767"/>
        </table:table-row>
        <table:table-row table:style-name="ro13">
          <table:table-cell table:style-name="ce2"/>
          <table:table-cell table:style-name="ce1" office:value-type="float" office:value="40">
            <text:p>40</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14">
          <table:table-cell table:style-name="ce2"/>
          <table:table-cell table:style-name="ce1" office:value-type="float" office:value="41">
            <text:p>41</text:p>
          </table:table-cell>
          <table:table-cell table:style-name="ce13" office:value-type="string">
            <text:p><text:span text:style-name="T3"><text:a xlink:href="http://www.ciaj.or.jp/access/web/docs/UNDERSTANDING-WCAG20/media-equiv-captions.html">7.1.2.2</text:a></text:span></text:p>
          </table:table-cell>
          <table:table-cell table:style-name="ce32" office:value-type="string">
            <text:p>収録済の音声コンテンツのキャプション: <text:span text:style-name="T6">同期したメディアに含まれているすべての収</text:span><text:span text:style-name="T6">録済の音声コンテンツに対して、キャプションを提供しなければならない。ただし、その</text:span><text:span text:style-name="T6">同期したメディアがテキストの代替メディアであって、代替メディアであることが明確に</text:span><text:span text:style-name="T6">ラベル付けされている場合は除く。</text:span></text:p>
          </table:table-cell>
          <table:table-cell table:style-name="ce60" office:value-type="string">
            <text:p>A</text:p>
          </table:table-cell>
          <table:table-cell table:style-name="ce71"/>
          <table:table-cell table:style-name="ce84" office:value-type="string">
            <text:p>例外事項の補足:</text:p>
            <text:p>テキストで提供されている部分があり、それを代替するために(文字情報よりも音声や映像の方が理解しやすい人のために)用意された、同期したメディアである場合、かつ、それが代替メディアであることが明確にラベル付けされている場合は除きます。</text:p>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42">
            <text:p>42</text:p>
          </table:table-cell>
          <table:table-cell table:style-name="ce8" office:value-type="string">
            <text:p><text:span text:style-name="T3"><text:a xlink:href="http://www.ciaj.or.jp/access/web/docs/WCAG-TECHS/G93.html">G93</text:a></text:span></text:p>
          </table:table-cell>
          <table:table-cell table:style-name="ce33" office:value-type="string">
            <text:p>オープン・キャプション（常に表示）を提供する</text:p>
          </table:table-cell>
          <table:table-cell table:style-name="ce55"/>
          <table:table-cell table:style-name="ce72" office:value-type="string">
            <text:p>要判断箇所／手動確認</text:p>
          </table:table-cell>
          <table:table-cell table:style-name="ce85" office:value-type="string">
            <text:p>一般的なブラウザで音声コンテンツを実際に再生し、字幕(G93では埋め込み字幕）を表示することが可能なことを確認してください。</text:p>
            <text:p>(オープンキャプション:動画に埋め込まれている字幕。利用者が自由に消したり、位置を変えたりすることはできない。)</text:p>
          </table:table-cell>
          <table:table-cell table:style-name="ce98"/>
          <table:table-cell table:style-name="ce104" table:number-columns-repeated="2"/>
          <table:table-cell table:style-name="ce104" table:formula="of:=IF(COUNTA([$CSV添付用.H$1:.J$65536])&gt;0;COUNTIF([$CSV添付用.H$1:.J$65536];CONCATENATE(&quot;.*&quot;;[.C42];&quot;,.*&quot;))+COUNTIF([$CSV添付用.H$1:.J$65536];CONCATENATE(&quot;.*&quot;;[.C42]));&quot;&quot;)">
            <text:p/>
          </table:table-cell>
          <table:table-cell table:style-name="ce39" office:value-type="string">
            <text:p>(7.1.2.2 および 7.1.2.4 の共通項目)</text:p>
          </table:table-cell>
          <table:table-cell table:style-name="ce135" office:value-type="string">
            <text:p><text:span text:style-name="T7"><text:a xlink:href="http://www.ciaj.or.jp/access/web/docs/jis2010-test-guidelines/icl-7.1.2.2.html">7</text:a></text:span><text:span text:style-name="T7"><text:a xlink:href="http://www.ciaj.or.jp/access/web/docs/jis2010-test-guidelines/icl-7.1.2.2.html">.1.2.2-</text:a></text:span><text:span text:style-name="T7"><text:a xlink:href="http://www.ciaj.or.jp/access/web/docs/jis2010-test-guidelines/icl-7.1.2.2.html">項番</text:a></text:span><text:span text:style-name="T7"><text:a xlink:href="http://www.ciaj.or.jp/access/web/docs/jis2010-test-guidelines/icl-7.1.2.2.html">1-a</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43">
            <text:p>43</text:p>
          </table:table-cell>
          <table:table-cell table:style-name="ce8" office:value-type="string">
            <text:p><text:span text:style-name="T3"><text:a xlink:href="http://www.ciaj.or.jp/access/web/docs/WCAG-TECHS/G87.html">G87</text:a></text:span></text:p>
          </table:table-cell>
          <table:table-cell table:style-name="ce33" office:value-type="string">
            <text:p>クローズド・キャプションを提供する</text:p>
          </table:table-cell>
          <table:table-cell table:style-name="ce55"/>
          <table:table-cell table:style-name="ce72" office:value-type="string">
            <text:p>要判断箇所／手動確認</text:p>
          </table:table-cell>
          <table:table-cell table:style-name="ce85" office:value-type="string">
            <text:p>一般的なブラウザで音声コンテンツを実際に再生し、字幕(G87ではクローズドキャプション）を表示することが可能なことを確認してください。</text:p>
            <text:p>(クローズドキャプション：動画とは別に用意された字幕。再生するときに、動画と字幕が同期して提供される。動画とは異なる場所に表示したり、自由にオンオフすることが可能。)</text:p>
          </table:table-cell>
          <table:table-cell table:style-name="ce98"/>
          <table:table-cell table:style-name="ce104" table:number-columns-repeated="2"/>
          <table:table-cell table:style-name="ce104" table:formula="of:=IF(COUNTA([$CSV添付用.H$1:.J$65536])&gt;0;COUNTIF([$CSV添付用.H$1:.J$65536];CONCATENATE(&quot;.*&quot;;[.C43];&quot;,.*&quot;))+COUNTIF([$CSV添付用.H$1:.J$65536];CONCATENATE(&quot;.*&quot;;[.C43]));&quot;&quot;)">
            <text:p/>
          </table:table-cell>
          <table:table-cell table:style-name="ce39" office:value-type="string">
            <text:p>(7.1.2.2 および 7.1.2.4 の共通項目)</text:p>
          </table:table-cell>
          <table:table-cell table:style-name="ce130" office:value-type="string">
            <text:p><text:span text:style-name="T7"><text:a xlink:href="http://www.ciaj.or.jp/access/web/docs/jis2010-test-guidelines/icl-7.1.2.2.html">7</text:a></text:span><text:span text:style-name="T7"><text:a xlink:href="http://www.ciaj.or.jp/access/web/docs/jis2010-test-guidelines/icl-7.1.2.2.html">.1.2.2-</text:a></text:span><text:span text:style-name="T7"><text:a xlink:href="http://www.ciaj.or.jp/access/web/docs/jis2010-test-guidelines/icl-7.1.2.2.html">項番</text:a></text:span><text:span text:style-name="T7"><text:a xlink:href="http://www.ciaj.or.jp/access/web/docs/jis2010-test-guidelines/icl-7.1.2.2.html">1-a</text:a></text:span></text:p>
          </table:table-cell>
          <table:table-cell table:style-name="ce2" table:number-columns-repeated="244"/>
          <table:table-cell table:number-columns-repeated="767"/>
        </table:table-row>
        <table:table-row table:style-name="ro16">
          <table:table-cell table:style-name="ce2"/>
          <table:table-cell table:style-name="ce1" office:value-type="float" office:value="44">
            <text:p>44</text:p>
          </table:table-cell>
          <table:table-cell table:style-name="ce8" office:value-type="string">
            <text:p><text:span text:style-name="T3"><text:a xlink:href="http://www.ciaj.or.jp/access/web/docs/WCAG-TECHS/SM11.html">SM11</text:a></text:span></text:p>
          </table:table-cell>
          <table:table-cell table:style-name="ce33" office:value-type="string">
            <text:p>SMIL 1.0で同期したテキストストリームによるキャプションを提供する</text:p>
          </table:table-cell>
          <table:table-cell table:style-name="ce55"/>
          <table:table-cell table:style-name="ce72" office:value-type="string">
            <text:p>要判断箇所</text:p>
          </table:table-cell>
          <table:table-cell table:style-name="ce85" office:value-type="string">
            <text:p>クローズドキャプションがSMIL1.0によって提供されていることを確認してください。SMIL1.0を用いていなくとも、ブラウザで実際に操作し他の方法で字幕が提供されていることが確認済みであるならば、この項目は不適用とします。</text:p>
          </table:table-cell>
          <table:table-cell table:style-name="ce102"/>
          <table:table-cell table:style-name="ce104"/>
          <table:table-cell table:style-name="ce113"/>
          <table:table-cell table:style-name="ce104" table:formula="of:=IF(COUNTA([$CSV添付用.H$1:.J$65536])&gt;0;COUNTIF([$CSV添付用.H$1:.J$65536];CONCATENATE(&quot;.*&quot;;[.C44];&quot;,.*&quot;))+COUNTIF([$CSV添付用.H$1:.J$65536];CONCATENATE(&quot;.*&quot;;[.C44]));&quot;&quot;)">
            <text:p/>
          </table:table-cell>
          <table:table-cell table:style-name="ce39" office:value-type="string">
            <text:p>(7.1.2.2 および 7.1.2.4 の共通項目)</text:p>
            <text:p>(WAIC実装チェックリスト例には入っていない)</text:p>
            <text:p/>
          </table:table-cell>
          <table:table-cell table:style-name="ce133"/>
          <table:table-cell table:style-name="ce2" table:number-columns-repeated="244"/>
          <table:table-cell table:number-columns-repeated="767"/>
        </table:table-row>
        <table:table-row table:style-name="ro16">
          <table:table-cell table:style-name="ce2"/>
          <table:table-cell table:style-name="ce1" office:value-type="float" office:value="45">
            <text:p>45</text:p>
          </table:table-cell>
          <table:table-cell table:style-name="ce8" office:value-type="string">
            <text:p><text:span text:style-name="T3"><text:a xlink:href="http://www.ciaj.or.jp/access/web/docs/WCAG-TECHS/SM12.html">SM12</text:a></text:span></text:p>
          </table:table-cell>
          <table:table-cell table:style-name="ce33" office:value-type="string">
            <text:p>SMIL 2.0で同期したテキストストリームによるキャプションを提供する</text:p>
          </table:table-cell>
          <table:table-cell table:style-name="ce55"/>
          <table:table-cell table:style-name="ce72" office:value-type="string">
            <text:p>要判断箇所</text:p>
          </table:table-cell>
          <table:table-cell table:style-name="ce85" office:value-type="string">
            <text:p>クローズドキャプションがSMIL2.0によって提供されていることを確認してください。SMIL2.0を用いていなくとも、ブラウザで実際に操作し他の方法で字幕が提供されていることが確認済みであるならば、この項目は不適用とします。</text:p>
          </table:table-cell>
          <table:table-cell table:style-name="ce98"/>
          <table:table-cell table:style-name="ce104" table:number-columns-repeated="2"/>
          <table:table-cell table:style-name="ce104" table:formula="of:=IF(COUNTA([$CSV添付用.H$1:.J$65536])&gt;0;COUNTIF([$CSV添付用.H$1:.J$65536];CONCATENATE(&quot;.*&quot;;[.C45];&quot;,.*&quot;))+COUNTIF([$CSV添付用.H$1:.J$65536];CONCATENATE(&quot;.*&quot;;[.C45]));&quot;&quot;)">
            <text:p/>
          </table:table-cell>
          <table:table-cell table:style-name="ce39" office:value-type="string">
            <text:p>(7.1.2.2 および 7.1.2.4 の共通項目)</text:p>
            <text:p>(WAIC実装チェックリスト例には入っていない)</text:p>
            <text:p/>
          </table:table-cell>
          <table:table-cell table:style-name="ce133"/>
          <table:table-cell table:style-name="ce2" table:number-columns-repeated="244"/>
          <table:table-cell table:number-columns-repeated="767"/>
        </table:table-row>
        <table:table-row table:style-name="ro13">
          <table:table-cell table:style-name="ce2"/>
          <table:table-cell table:style-name="ce1" office:value-type="float" office:value="46">
            <text:p>46</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14">
          <table:table-cell table:style-name="ce2"/>
          <table:table-cell table:style-name="ce1" office:value-type="float" office:value="47">
            <text:p>47</text:p>
          </table:table-cell>
          <table:table-cell table:style-name="ce12" office:value-type="string">
            <text:p><text:span text:style-name="T3"><text:a xlink:href="http://www.ciaj.or.jp/access/web/docs/UNDERSTANDING-WCAG20/media-equiv-audio-desc.html">7.1.2.3</text:a></text:span></text:p>
          </table:table-cell>
          <table:table-cell table:style-name="ce32" office:value-type="string">
            <text:p>収録済の映像コンテンツの代替コンテンツ又は音声ガイド:<text:span text:style-name="T6"> </text:span><text:span text:style-name="T6">同期したメディアに含まれ</text:span><text:span text:style-name="T6">ている収録済の映像コンテンツに対して、時間の経過に伴って変化するメディアに対す</text:span><text:span text:style-name="T6">る代替コンテンツ又は音声ガイドを提供しなければならない。ただし、その同期したメデ</text:span><text:span text:style-name="T6">ィアがテキストの代替メディアであって、代替メディアであることが明確にラベル付けさ</text:span><text:span text:style-name="T6">れている場合は除く。</text:span></text:p>
          </table:table-cell>
          <table:table-cell table:style-name="ce54" office:value-type="string">
            <text:p>A</text:p>
          </table:table-cell>
          <table:table-cell table:style-name="ce71"/>
          <table:table-cell table:style-name="ce84" office:value-type="string">
            <text:p>例外事項の補足:</text:p>
            <text:p>テキストで提供されている部分があり、それを代替するために(文字情報よりも音声や映像の方が理解しやすい人のために)用意された、同期したメディアである場合、かつ、それが代替メディアであることが明確にラベル付けされている場合は除きます。</text:p>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48">
            <text:p>48</text:p>
          </table:table-cell>
          <table:table-cell table:style-name="ce8" office:value-type="string">
            <text:p><text:span text:style-name="T3"><text:a xlink:href="http://www.ciaj.or.jp/access/web/docs/WCAG-TECHS/G69.html">G69</text:a></text:span></text:p>
          </table:table-cell>
          <table:table-cell table:style-name="ce33" office:value-type="string">
            <text:p>時間の経過の伴い変化するメディアに対して代替コンテンツを提供する</text:p>
          </table:table-cell>
          <table:table-cell table:style-name="ce55"/>
          <table:table-cell table:style-name="ce72" office:value-type="string">
            <text:p>要判断箇所</text:p>
          </table:table-cell>
          <table:table-cell table:style-name="ce39" office:value-type="string">
            <text:p>動画コンテンツがある場合、一般的な音声ガイドとは異なる何らかの方法で、その内容を動画に同期して説明する代替コンテンツが提供されていれば適合とします。(ただし、その代替コンテンツに容易にアクセスできるようにしておく必要があります。これは、G58とH53で評価します。)</text:p>
          </table:table-cell>
          <table:table-cell table:style-name="ce98"/>
          <table:table-cell table:style-name="ce104" table:number-columns-repeated="2"/>
          <table:table-cell table:style-name="ce104" table:formula="of:=IF(COUNTA([$CSV添付用.H$1:.J$65536])&gt;0;COUNTIF([$CSV添付用.H$1:.J$65536];CONCATENATE(&quot;.*&quot;;[.C48];&quot;,.*&quot;))+COUNTIF([$CSV添付用.H$1:.J$65536];CONCATENATE(&quot;.*&quot;;[.C48]));&quot;&quot;)">
            <text:p/>
          </table:table-cell>
          <table:table-cell table:style-name="ce39"/>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49">
            <text:p>49</text:p>
          </table:table-cell>
          <table:table-cell table:style-name="ce8" office:value-type="string">
            <text:p><text:span text:style-name="T3"><text:a xlink:href="http://www.ciaj.or.jp/access/web/docs/WCAG-TECHS/G58.html">G58</text:a></text:span></text:p>
          </table:table-cell>
          <table:table-cell table:style-name="ce33" office:value-type="string">
            <text:p>非テキストコンテンツのすぐ隣に、時間の経過に伴って変化するメディアの代替へのリンクを置く</text:p>
          </table:table-cell>
          <table:table-cell table:style-name="ce55"/>
          <table:table-cell table:style-name="ce72" office:value-type="string">
            <text:p>要判断箇所</text:p>
          </table:table-cell>
          <table:table-cell table:style-name="ce39" office:value-type="string">
            <text:p>動画コンテンツのすぐ横に、代替コンテンツへのリンクが用意されていれば適合です。一般的なブラウザで操作して確認します。</text:p>
          </table:table-cell>
          <table:table-cell table:style-name="ce98"/>
          <table:table-cell table:style-name="ce104" table:number-columns-repeated="2"/>
          <table:table-cell table:style-name="ce104" table:formula="of:=IF(COUNTA([$CSV添付用.H$1:.J$65536])&gt;0;COUNTIF([$CSV添付用.H$1:.J$65536];CONCATENATE(&quot;.*&quot;;[.C49];&quot;,.*&quot;))+COUNTIF([$CSV添付用.H$1:.J$65536];CONCATENATE(&quot;.*&quot;;[.C49]));&quot;&quot;)">
            <text:p/>
          </table:table-cell>
          <table:table-cell table:style-name="ce39"/>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17">
          <table:table-cell table:style-name="ce2"/>
          <table:table-cell table:style-name="ce1" office:value-type="float" office:value="50">
            <text:p>50</text:p>
          </table:table-cell>
          <table:table-cell table:style-name="ce8" office:value-type="string">
            <text:p><text:span text:style-name="T3"><text:a xlink:href="http://www.ciaj.or.jp/access/web/docs/WCAG-TECHS/H53.html">H53</text:a></text:span></text:p>
          </table:table-cell>
          <table:table-cell table:style-name="ce33" office:value-type="string">
            <text:p>object 要素のボディに代替テキストを記述する</text:p>
          </table:table-cell>
          <table:table-cell table:style-name="ce55"/>
          <table:table-cell table:style-name="ce72" office:value-type="string">
            <text:p>問題あり／要判断箇所</text:p>
          </table:table-cell>
          <table:table-cell table:style-name="ce39" office:value-type="string">
            <text:p>object要素を用いている場合は代替テキストを設けてください。(objectのbodyに内容を説明するテキストをおくなど)</text:p>
          </table:table-cell>
          <table:table-cell table:style-name="ce98"/>
          <table:table-cell table:style-name="ce104" table:number-columns-repeated="2"/>
          <table:table-cell table:style-name="ce104" table:formula="of:=IF(COUNTA([$CSV添付用.H$1:.J$65536])&gt;0;COUNTIF([$CSV添付用.H$1:.J$65536];CONCATENATE(&quot;.*&quot;;[.C50];&quot;,.*&quot;))+COUNTIF([$CSV添付用.H$1:.J$65536];CONCATENATE(&quot;.*&quot;;[.C50]));&quot;&quot;)">
            <text:p/>
          </table:table-cell>
          <table:table-cell table:style-name="ce39" office:value-type="string">
            <text:p>(7.1.1.1状況A, 7.1.1.1状況B および 7.1.2.3 の共通項目)</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51">
            <text:p>51</text:p>
          </table:table-cell>
          <table:table-cell table:style-name="ce8" office:value-type="string">
            <text:p><text:span text:style-name="T3"><text:a xlink:href="http://www.ciaj.or.jp/access/web/docs/WCAG-TECHS/G78.html">G78</text:a></text:span></text:p>
          </table:table-cell>
          <table:table-cell table:style-name="ce33" office:value-type="string">
            <text:p>音声ガイドを含んだ、利用者が選択可能な副音声トラックを提供する</text:p>
          </table:table-cell>
          <table:table-cell table:style-name="ce55"/>
          <table:table-cell table:style-name="ce72" office:value-type="string">
            <text:p>要判断箇所</text:p>
          </table:table-cell>
          <table:table-cell table:style-name="ce39" office:value-type="string">
            <text:p>一般的なブラウザで、動画コンテンツが、音声ガイドを含む副音声を利用できるようになっていれば適合です。(オリジナルの音声トラックに音声ガイドが加わった副音声トラックが用意されている。あるいは、同時に再生が可能である。)</text:p>
          </table:table-cell>
          <table:table-cell table:style-name="ce98"/>
          <table:table-cell table:style-name="ce104" table:number-columns-repeated="2"/>
          <table:table-cell table:style-name="ce104" table:formula="of:=IF(COUNTA([$CSV添付用.H$1:.J$65536])&gt;0;COUNTIF([$CSV添付用.H$1:.J$65536];CONCATENATE(&quot;.*&quot;;[.C51];&quot;,.*&quot;))+COUNTIF([$CSV添付用.H$1:.J$65536];CONCATENATE(&quot;.*&quot;;[.C51]));&quot;&quot;)">
            <text:p/>
          </table:table-cell>
          <table:table-cell table:style-name="ce39" office:value-type="string">
            <text:p>(7.1.2.3 および 7.1.2.5 の共通項目)</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52">
            <text:p>52</text:p>
          </table:table-cell>
          <table:table-cell table:style-name="ce8" office:value-type="string">
            <text:p><text:span text:style-name="T3"><text:a xlink:href="http://www.ciaj.or.jp/access/web/docs/WCAG-TECHS/G173.html">G173</text:a></text:span></text:p>
          </table:table-cell>
          <table:table-cell table:style-name="ce33" office:value-type="string">
            <text:p>映像の音声ガイド付きバージョンを提供する</text:p>
          </table:table-cell>
          <table:table-cell table:style-name="ce55"/>
          <table:table-cell table:style-name="ce72" office:value-type="string">
            <text:p>要判断箇所</text:p>
          </table:table-cell>
          <table:table-cell table:style-name="ce39" office:value-type="string">
            <text:p>一般的なブラウザで、動画コンテンツが、SMIL技術などによる音声ガイドを提供する仕組みが用意されていれば適合です。</text:p>
          </table:table-cell>
          <table:table-cell table:style-name="ce98"/>
          <table:table-cell table:style-name="ce104" table:number-columns-repeated="2"/>
          <table:table-cell table:style-name="ce104" table:formula="of:=IF(COUNTA([$CSV添付用.H$1:.J$65536])&gt;0;COUNTIF([$CSV添付用.H$1:.J$65536];CONCATENATE(&quot;.*&quot;;[.C52];&quot;,.*&quot;))+COUNTIF([$CSV添付用.H$1:.J$65536];CONCATENATE(&quot;.*&quot;;[.C52]));&quot;&quot;)">
            <text:p/>
          </table:table-cell>
          <table:table-cell table:style-name="ce39" office:value-type="string">
            <text:p>(7.1.2.3 および 7.1.2.5 の共通項目)</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53">
            <text:p>53</text:p>
          </table:table-cell>
          <table:table-cell table:style-name="ce8" office:value-type="string">
            <text:p><text:span text:style-name="T3"><text:a xlink:href="http://www.ciaj.or.jp/access/web/docs/WCAG-TECHS/SM6.html">SM6</text:a></text:span></text:p>
          </table:table-cell>
          <table:table-cell table:style-name="ce33" office:value-type="string">
            <text:p>SMIL 1.0で音声ガイドを提供する</text:p>
          </table:table-cell>
          <table:table-cell table:style-name="ce55"/>
          <table:table-cell table:style-name="ce72" office:value-type="string">
            <text:p>要判断箇所</text:p>
          </table:table-cell>
          <table:table-cell table:style-name="ce85" office:value-type="string">
            <text:p>SMIL1.0を用いた音声ガイドを提供する仕組みが用意されていれば適合です。</text:p>
          </table:table-cell>
          <table:table-cell table:style-name="ce102"/>
          <table:table-cell table:style-name="ce113" table:number-columns-repeated="2"/>
          <table:table-cell table:style-name="ce104" table:formula="of:=IF(COUNTA([$CSV添付用.H$1:.J$65536])&gt;0;COUNTIF([$CSV添付用.H$1:.J$65536];CONCATENATE(&quot;.*&quot;;[.C53];&quot;,.*&quot;))+COUNTIF([$CSV添付用.H$1:.J$65536];CONCATENATE(&quot;.*&quot;;[.C53]));&quot;&quot;)">
            <text:p/>
          </table:table-cell>
          <table:table-cell table:style-name="ce39" office:value-type="string">
            <text:p>(7.1.2.3 および 7.1.2.5 の共通項目)</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54">
            <text:p>54</text:p>
          </table:table-cell>
          <table:table-cell table:style-name="ce8" office:value-type="string">
            <text:p><text:span text:style-name="T3"><text:a xlink:href="http://www.ciaj.or.jp/access/web/docs/WCAG-TECHS/SM7.html">SM7</text:a></text:span></text:p>
          </table:table-cell>
          <table:table-cell table:style-name="ce33" office:value-type="string">
            <text:p>SMIL 2.0で音声ガイドを提供する</text:p>
          </table:table-cell>
          <table:table-cell table:style-name="ce55"/>
          <table:table-cell table:style-name="ce72" office:value-type="string">
            <text:p>要判断箇所</text:p>
          </table:table-cell>
          <table:table-cell table:style-name="ce85" office:value-type="string">
            <text:p>SMIL2.0を用いた音声ガイドを提供する仕組みが用意されていれば適合です。</text:p>
          </table:table-cell>
          <table:table-cell table:style-name="ce102"/>
          <table:table-cell table:style-name="ce113" table:number-columns-repeated="2"/>
          <table:table-cell table:style-name="ce104" table:formula="of:=IF(COUNTA([$CSV添付用.H$1:.J$65536])&gt;0;COUNTIF([$CSV添付用.H$1:.J$65536];CONCATENATE(&quot;.*&quot;;[.C54];&quot;,.*&quot;))+COUNTIF([$CSV添付用.H$1:.J$65536];CONCATENATE(&quot;.*&quot;;[.C54]));&quot;&quot;)">
            <text:p/>
          </table:table-cell>
          <table:table-cell table:style-name="ce39" office:value-type="string">
            <text:p>(7.1.2.3 および 7.1.2.5 の共通項目)</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55">
            <text:p>55</text:p>
          </table:table-cell>
          <table:table-cell table:style-name="ce8" office:value-type="string">
            <text:p><text:span text:style-name="T3"><text:a xlink:href="http://www.ciaj.or.jp/access/web/docs/WCAG-TECHS/G8.html">G8</text:a></text:span></text:p>
          </table:table-cell>
          <table:table-cell table:style-name="ce33" office:value-type="string">
            <text:p>拡張した音声ガイド付のムービーを提供する</text:p>
          </table:table-cell>
          <table:table-cell table:style-name="ce55"/>
          <table:table-cell table:style-name="ce72" office:value-type="string">
            <text:p>要判断箇所</text:p>
          </table:table-cell>
          <table:table-cell table:style-name="ce39" office:value-type="string">
            <text:p>一般的なブラウザで、動画コンテンツが、SMIL技術などによる拡張音声ガイドを提供する仕組みが用意されていれば適合です。</text:p>
          </table:table-cell>
          <table:table-cell table:style-name="ce98"/>
          <table:table-cell table:style-name="ce104" table:number-columns-repeated="2"/>
          <table:table-cell table:style-name="ce104" table:formula="of:=IF(COUNTA([$CSV添付用.H$1:.J$65536])&gt;0;COUNTIF([$CSV添付用.H$1:.J$65536];CONCATENATE(&quot;.*&quot;;[.C55];&quot;,.*&quot;))+COUNTIF([$CSV添付用.H$1:.J$65536];CONCATENATE(&quot;.*&quot;;[.C55]));&quot;&quot;)">
            <text:p/>
          </table:table-cell>
          <table:table-cell table:style-name="ce39" office:value-type="string">
            <text:p>(7.1.2.3 および 7.1.2.5 の共通項目)</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56">
            <text:p>56</text:p>
          </table:table-cell>
          <table:table-cell table:style-name="ce8" office:value-type="string">
            <text:p><text:span text:style-name="T3"><text:a xlink:href="http://www.ciaj.or.jp/access/web/docs/WCAG-TECHS/SM1.html">SM1</text:a></text:span></text:p>
          </table:table-cell>
          <table:table-cell table:style-name="ce33" office:value-type="string">
            <text:p>SMIL 1.0で拡張した音声ガイドを追加する</text:p>
          </table:table-cell>
          <table:table-cell table:style-name="ce55"/>
          <table:table-cell table:style-name="ce72" office:value-type="string">
            <text:p>要判断箇所</text:p>
          </table:table-cell>
          <table:table-cell table:style-name="ce85" office:value-type="string">
            <text:p>SMIL1.0を用いた拡張音声ガイドを提供する仕組みが用意されていれば適合です。</text:p>
          </table:table-cell>
          <table:table-cell table:style-name="ce102"/>
          <table:table-cell table:style-name="ce113" table:number-columns-repeated="2"/>
          <table:table-cell table:style-name="ce104" table:formula="of:=IF(COUNTA([$CSV添付用.H$1:.J$65536])&gt;0;COUNTIF([$CSV添付用.H$1:.J$65536];CONCATENATE(&quot;.*&quot;;[.C56];&quot;,.*&quot;))+COUNTIF([$CSV添付用.H$1:.J$65536];CONCATENATE(&quot;.*&quot;;[.C56]));&quot;&quot;)">
            <text:p/>
          </table:table-cell>
          <table:table-cell table:style-name="ce39" office:value-type="string">
            <text:p>(7.1.2.3 および 7.1.2.5 の共通項目)</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57">
            <text:p>57</text:p>
          </table:table-cell>
          <table:table-cell table:style-name="ce8" office:value-type="string">
            <text:p><text:span text:style-name="T3"><text:a xlink:href="http://www.ciaj.or.jp/access/web/docs/WCAG-TECHS/SM2.html">SM2</text:a></text:span></text:p>
          </table:table-cell>
          <table:table-cell table:style-name="ce33" office:value-type="string">
            <text:p>SMIL 2.0で拡張した音声ガイドを追加する</text:p>
          </table:table-cell>
          <table:table-cell table:style-name="ce55"/>
          <table:table-cell table:style-name="ce72" office:value-type="string">
            <text:p>要判断箇所</text:p>
          </table:table-cell>
          <table:table-cell table:style-name="ce85" office:value-type="string">
            <text:p>SMIL2.0を用いた拡張音声ガイドを提供する仕組みが用意されていれば適合です。</text:p>
          </table:table-cell>
          <table:table-cell table:style-name="ce102"/>
          <table:table-cell table:style-name="ce113" table:number-columns-repeated="2"/>
          <table:table-cell table:style-name="ce104" table:formula="of:=IF(COUNTA([$CSV添付用.H$1:.J$65536])&gt;0;COUNTIF([$CSV添付用.H$1:.J$65536];CONCATENATE(&quot;.*&quot;;[.C57];&quot;,.*&quot;))+COUNTIF([$CSV添付用.H$1:.J$65536];CONCATENATE(&quot;.*&quot;;[.C57]));&quot;&quot;)">
            <text:p/>
          </table:table-cell>
          <table:table-cell table:style-name="ce39" office:value-type="string">
            <text:p>(7.1.2.3 および 7.1.2.5 の共通項目)</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4"/>
          <table:table-cell table:number-columns-repeated="767"/>
        </table:table-row>
        <table:table-row table:style-name="ro13">
          <table:table-cell table:style-name="ce2"/>
          <table:table-cell table:style-name="ce1" office:value-type="float" office:value="58">
            <text:p>58</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59">
            <text:p>59</text:p>
          </table:table-cell>
          <table:table-cell table:style-name="ce12" office:value-type="string">
            <text:p><text:span text:style-name="T3"><text:a xlink:href="http://www.ciaj.or.jp/access/web/docs/UNDERSTANDING-WCAG20/media-equiv-real-time-captions.html">7.1.2.4</text:a></text:span></text:p>
          </table:table-cell>
          <table:table-cell table:style-name="ce32" office:value-type="string">
            <text:p>ライブの音声コンテンツのキャプション: <text:span text:style-name="T6">同期したメディアに含まれているすべてのライ</text:span><text:span text:style-name="T6">ブの音声コンテンツに対してキャプションを提供する。</text:span></text:p>
          </table:table-cell>
          <table:table-cell table:style-name="ce54" office:value-type="string">
            <text:p>AA</text:p>
          </table:table-cell>
          <table:table-cell table:style-name="ce71"/>
          <table:table-cell table:style-name="ce87" office:value-type="string">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60">
            <text:p>60</text:p>
          </table:table-cell>
          <table:table-cell table:style-name="ce8" office:value-type="string">
            <text:p><text:span text:style-name="T3"><text:a xlink:href="http://www.ciaj.or.jp/access/web/docs/WCAG-TECHS/G9.html">G9</text:a></text:span></text:p>
          </table:table-cell>
          <table:table-cell table:style-name="ce33" office:value-type="string">
            <text:p>ライブの同期したメディアに対してキャプションを作成する</text:p>
          </table:table-cell>
          <table:table-cell table:style-name="ce55"/>
          <table:table-cell table:style-name="ce72" office:value-type="string">
            <text:p>要判断箇所</text:p>
          </table:table-cell>
          <table:table-cell table:style-name="ce39" office:value-type="string">
            <text:p>ライブを実施するとき、それを字幕として提供するための仕組みが用意されていることを確認してください。</text:p>
          </table:table-cell>
          <table:table-cell table:style-name="ce98"/>
          <table:table-cell table:style-name="ce104" table:number-columns-repeated="2"/>
          <table:table-cell table:style-name="ce104" table:formula="of:=IF(COUNTA([$CSV添付用.H$1:.J$65536])&gt;0;COUNTIF([$CSV添付用.H$1:.J$65536];CONCATENATE(&quot;.*&quot;;[.C60];&quot;,.*&quot;))+COUNTIF([$CSV添付用.H$1:.J$65536];CONCATENATE(&quot;.*&quot;;[.C60]));&quot;&quot;)">
            <text:p/>
          </table:table-cell>
          <table:table-cell table:style-name="ce39"/>
          <table:table-cell table:style-name="ce135" office:value-type="string">
            <text:p><text:span text:style-name="T7"><text:a xlink:href="http://www.ciaj.or.jp/access/web/docs/jis2010-test-guidelines/icl-7.1.2.4.html">7.1.2.4</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61">
            <text:p>61</text:p>
          </table:table-cell>
          <table:table-cell table:style-name="ce8" office:value-type="string">
            <text:p><text:span text:style-name="T3"><text:a xlink:href="http://www.ciaj.or.jp/access/web/docs/WCAG-TECHS/G93.html">G93</text:a></text:span></text:p>
          </table:table-cell>
          <table:table-cell table:style-name="ce33" office:value-type="string">
            <text:p>オープン・キャプション（常に表示）を提供する</text:p>
          </table:table-cell>
          <table:table-cell table:style-name="ce55"/>
          <table:table-cell table:style-name="ce72" office:value-type="string">
            <text:p>要判断箇所／手動確認</text:p>
          </table:table-cell>
          <table:table-cell table:style-name="ce85" office:value-type="string">
            <text:p>一般的なブラウザで音声コンテンツを実際に再生し、字幕(G93では埋め込み字幕）を表示することが可能なことを確認してください。</text:p>
            <text:p>(オープンキャプション:動画に埋め込まれている字幕。利用者が自由に消したり、位置を変えたりすることはできない。)</text:p>
          </table:table-cell>
          <table:table-cell table:style-name="ce98"/>
          <table:table-cell table:style-name="ce104" table:number-columns-repeated="2"/>
          <table:table-cell table:style-name="ce104" table:formula="of:=IF(COUNTA([$CSV添付用.H$1:.J$65536])&gt;0;COUNTIF([$CSV添付用.H$1:.J$65536];CONCATENATE(&quot;.*&quot;;[.C61];&quot;,.*&quot;))+COUNTIF([$CSV添付用.H$1:.J$65536];CONCATENATE(&quot;.*&quot;;[.C61]));&quot;&quot;)">
            <text:p/>
          </table:table-cell>
          <table:table-cell table:style-name="ce39" office:value-type="string">
            <text:p>(7.1.2.2 および 7.1.2.4 の共通項目)</text:p>
          </table:table-cell>
          <table:table-cell table:style-name="ce135" office:value-type="string">
            <text:p><text:span text:style-name="T7"><text:a xlink:href="http://www.ciaj.or.jp/access/web/docs/jis2010-test-guidelines/icl-7.1.2.4.html">7.1.2.4</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62">
            <text:p>62</text:p>
          </table:table-cell>
          <table:table-cell table:style-name="ce8" office:value-type="string">
            <text:p><text:span text:style-name="T3"><text:a xlink:href="http://www.ciaj.or.jp/access/web/docs/WCAG-TECHS/G87.html">G87</text:a></text:span></text:p>
          </table:table-cell>
          <table:table-cell table:style-name="ce33" office:value-type="string">
            <text:p>クローズド・キャプションを提供する</text:p>
          </table:table-cell>
          <table:table-cell table:style-name="ce55"/>
          <table:table-cell table:style-name="ce72" office:value-type="string">
            <text:p>要判断箇所／手動確認</text:p>
          </table:table-cell>
          <table:table-cell table:style-name="ce85" office:value-type="string">
            <text:p>一般的なブラウザで音声コンテンツを実際に再生し、字幕(G87ではクローズドキャプション）を表示することが可能なことを確認してください。</text:p>
            <text:p>(クローズドキャプション：動画とは別に用意された字幕。再生するときに、動画と字幕が同期して提供される。動画とは異なる場所に表示したり、自由にオンオフすることが可能。)</text:p>
          </table:table-cell>
          <table:table-cell table:style-name="ce98"/>
          <table:table-cell table:style-name="ce104" table:number-columns-repeated="2"/>
          <table:table-cell table:style-name="ce104" table:formula="of:=IF(COUNTA([$CSV添付用.H$1:.J$65536])&gt;0;COUNTIF([$CSV添付用.H$1:.J$65536];CONCATENATE(&quot;.*&quot;;[.C62];&quot;,.*&quot;))+COUNTIF([$CSV添付用.H$1:.J$65536];CONCATENATE(&quot;.*&quot;;[.C62]));&quot;&quot;)">
            <text:p/>
          </table:table-cell>
          <table:table-cell table:style-name="ce39" office:value-type="string">
            <text:p>(7.1.2.2 および 7.1.2.4 の共通項目)</text:p>
          </table:table-cell>
          <table:table-cell table:style-name="ce135" office:value-type="string">
            <text:p><text:span text:style-name="T7"><text:a xlink:href="http://www.ciaj.or.jp/access/web/docs/jis2010-test-guidelines/icl-7.1.2.4.html">7.1.2.4</text:a></text:span></text:p>
          </table:table-cell>
          <table:table-cell table:style-name="ce2" table:number-columns-repeated="244"/>
          <table:table-cell table:number-columns-repeated="767"/>
        </table:table-row>
        <table:table-row table:style-name="ro16">
          <table:table-cell table:style-name="ce2"/>
          <table:table-cell table:style-name="ce1" office:value-type="float" office:value="63">
            <text:p>63</text:p>
          </table:table-cell>
          <table:table-cell table:style-name="ce8" office:value-type="string">
            <text:p><text:span text:style-name="T3"><text:a xlink:href="http://www.ciaj.or.jp/access/web/docs/WCAG-TECHS/SM11.html">SM11</text:a></text:span></text:p>
          </table:table-cell>
          <table:table-cell table:style-name="ce33" office:value-type="string">
            <text:p>SMIL 1.0で同期したテキストストリームによるキャプションを提供する</text:p>
          </table:table-cell>
          <table:table-cell table:style-name="ce55"/>
          <table:table-cell table:style-name="ce72" office:value-type="string">
            <text:p>要判断箇所</text:p>
          </table:table-cell>
          <table:table-cell table:style-name="ce85" office:value-type="string">
            <text:p>クローズドキャプションがSMIL1.0によって提供されていることを確認してください。SMIL1.0を用いていなくとも、ブラウザで実際に操作し他の方法で字幕が提供されていることが確認済みであるならば、この項目は不適用とします。</text:p>
          </table:table-cell>
          <table:table-cell table:style-name="ce102"/>
          <table:table-cell table:style-name="ce104"/>
          <table:table-cell table:style-name="ce113"/>
          <table:table-cell table:style-name="ce104" table:formula="of:=IF(COUNTA([$CSV添付用.H$1:.J$65536])&gt;0;COUNTIF([$CSV添付用.H$1:.J$65536];CONCATENATE(&quot;.*&quot;;[.C63];&quot;,.*&quot;))+COUNTIF([$CSV添付用.H$1:.J$65536];CONCATENATE(&quot;.*&quot;;[.C63]));&quot;&quot;)">
            <text:p/>
          </table:table-cell>
          <table:table-cell table:style-name="ce39" office:value-type="string">
            <text:p>(7.1.2.2 および 7.1.2.4 の共通項目)</text:p>
            <text:p>(WAIC実装チェックリスト例には入っていない)</text:p>
            <text:p/>
          </table:table-cell>
          <table:table-cell table:style-name="ce133"/>
          <table:table-cell table:style-name="ce2" table:number-columns-repeated="244"/>
          <table:table-cell table:number-columns-repeated="767"/>
        </table:table-row>
        <table:table-row table:style-name="ro16">
          <table:table-cell table:style-name="ce2"/>
          <table:table-cell table:style-name="ce1" office:value-type="float" office:value="64">
            <text:p>64</text:p>
          </table:table-cell>
          <table:table-cell table:style-name="ce8" office:value-type="string">
            <text:p><text:span text:style-name="T3"><text:a xlink:href="http://www.ciaj.or.jp/access/web/docs/WCAG-TECHS/SM12.html">SM12</text:a></text:span></text:p>
          </table:table-cell>
          <table:table-cell table:style-name="ce33" office:value-type="string">
            <text:p>SMIL 2.0で同期したテキストストリームによるキャプションを提供する</text:p>
          </table:table-cell>
          <table:table-cell table:style-name="ce55"/>
          <table:table-cell table:style-name="ce72" office:value-type="string">
            <text:p>要判断箇所</text:p>
          </table:table-cell>
          <table:table-cell table:style-name="ce85" office:value-type="string">
            <text:p>クローズドキャプションがSMIL2.0によって提供されていることを確認してください。SMIL2.0を用いていなくとも、ブラウザで実際に操作し他の方法で字幕が提供されていることが確認済みであるならば、この項目は不適用とします。</text:p>
          </table:table-cell>
          <table:table-cell table:style-name="ce98"/>
          <table:table-cell table:style-name="ce104" table:number-columns-repeated="2"/>
          <table:table-cell table:style-name="ce104" table:formula="of:=IF(COUNTA([$CSV添付用.H$1:.J$65536])&gt;0;COUNTIF([$CSV添付用.H$1:.J$65536];CONCATENATE(&quot;.*&quot;;[.C64];&quot;,.*&quot;))+COUNTIF([$CSV添付用.H$1:.J$65536];CONCATENATE(&quot;.*&quot;;[.C64]));&quot;&quot;)">
            <text:p/>
          </table:table-cell>
          <table:table-cell table:style-name="ce39" office:value-type="string">
            <text:p>(7.1.2.2 および 7.1.2.4 の共通項目)</text:p>
            <text:p>(WAIC実装チェックリスト例には入っていない)</text:p>
            <text:p/>
          </table:table-cell>
          <table:table-cell table:style-name="ce133"/>
          <table:table-cell table:style-name="ce2" table:number-columns-repeated="244"/>
          <table:table-cell table:number-columns-repeated="767"/>
        </table:table-row>
        <table:table-row table:style-name="ro13">
          <table:table-cell table:style-name="ce2"/>
          <table:table-cell table:style-name="ce1" office:value-type="float" office:value="65">
            <text:p>65</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66">
            <text:p>66</text:p>
          </table:table-cell>
          <table:table-cell table:style-name="ce12" office:value-type="string">
            <text:p><text:span text:style-name="T3"><text:a xlink:href="http://www.ciaj.or.jp/access/web/docs/UNDERSTANDING-WCAG20/media-equiv-audio-desc-only.html">7.1.2.5</text:a></text:span></text:p>
          </table:table-cell>
          <table:table-cell table:style-name="ce32" office:value-type="string">
            <text:p>収録済の映像コンテンツの音声ガイド: <text:span text:style-name="T6">同期したメディアに含まれているすべての収録</text:span><text:span text:style-name="T6">済の映像コンテンツに対して、音声ガイドを提供する。</text:span></text:p>
          </table:table-cell>
          <table:table-cell table:style-name="ce54" office:value-type="string">
            <text:p>AA</text:p>
          </table:table-cell>
          <table:table-cell table:style-name="ce71"/>
          <table:table-cell table:style-name="ce87" office:value-type="string">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67">
            <text:p>67</text:p>
          </table:table-cell>
          <table:table-cell table:style-name="ce8" office:value-type="string">
            <text:p><text:span text:style-name="T3"><text:a xlink:href="http://www.ciaj.or.jp/access/web/docs/WCAG-TECHS/G78.html">G78</text:a></text:span></text:p>
          </table:table-cell>
          <table:table-cell table:style-name="ce33" office:value-type="string">
            <text:p>音声ガイドを含んだ、利用者が選択可能な副音声トラックを提供する</text:p>
          </table:table-cell>
          <table:table-cell table:style-name="ce55"/>
          <table:table-cell table:style-name="ce72" office:value-type="string">
            <text:p>要判断箇所</text:p>
          </table:table-cell>
          <table:table-cell table:style-name="ce39" office:value-type="string">
            <text:p>一般的なブラウザで、動画コンテンツが、音声ガイドを含む副音声を利用できるようになっていれば適合です。(オリジナルの音声トラックに音声ガイドが加わった副音声トラックが用意されている。あるいは、同時に再生が可能である。)</text:p>
          </table:table-cell>
          <table:table-cell table:style-name="ce98"/>
          <table:table-cell table:style-name="ce104" table:number-columns-repeated="2"/>
          <table:table-cell table:style-name="ce104" table:formula="of:=IF(COUNTA([$CSV添付用.H$1:.J$65536])&gt;0;COUNTIF([$CSV添付用.H$1:.J$65536];CONCATENATE(&quot;.*&quot;;[.C67];&quot;,.*&quot;))+COUNTIF([$CSV添付用.H$1:.J$65536];CONCATENATE(&quot;.*&quot;;[.C67]));&quot;&quot;)">
            <text:p/>
          </table:table-cell>
          <table:table-cell table:style-name="ce39" office:value-type="string">
            <text:p>(7.1.2.3 および 7.1.2.5 の共通項目)</text:p>
          </table:table-cell>
          <table:table-cell table:style-name="ce135" office:value-type="string">
            <text:p><text:span text:style-name="T7"><text:a xlink:href="http://www.ciaj.or.jp/access/web/docs/jis2010-test-guidelines/icl-7.1.2.5.html">7.1.2.5</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68">
            <text:p>68</text:p>
          </table:table-cell>
          <table:table-cell table:style-name="ce8" office:value-type="string">
            <text:p><text:span text:style-name="T3"><text:a xlink:href="http://www.ciaj.or.jp/access/web/docs/WCAG-TECHS/G173.html">G173</text:a></text:span></text:p>
          </table:table-cell>
          <table:table-cell table:style-name="ce33" office:value-type="string">
            <text:p>映像の音声ガイド付きバージョンを提供する</text:p>
          </table:table-cell>
          <table:table-cell table:style-name="ce55"/>
          <table:table-cell table:style-name="ce72" office:value-type="string">
            <text:p>要判断箇所</text:p>
          </table:table-cell>
          <table:table-cell table:style-name="ce39" office:value-type="string">
            <text:p>一般的なブラウザで、動画コンテンツが、SMIL技術などによる音声ガイドを提供する仕組みが用意されていれば適合です。</text:p>
          </table:table-cell>
          <table:table-cell table:style-name="ce98"/>
          <table:table-cell table:style-name="ce104" table:number-columns-repeated="2"/>
          <table:table-cell table:style-name="ce104" table:formula="of:=IF(COUNTA([$CSV添付用.H$1:.J$65536])&gt;0;COUNTIF([$CSV添付用.H$1:.J$65536];CONCATENATE(&quot;.*&quot;;[.C68];&quot;,.*&quot;))+COUNTIF([$CSV添付用.H$1:.J$65536];CONCATENATE(&quot;.*&quot;;[.C68]));&quot;&quot;)">
            <text:p/>
          </table:table-cell>
          <table:table-cell table:style-name="ce39" office:value-type="string">
            <text:p>(7.1.2.3 および 7.1.2.5 の共通項目)</text:p>
          </table:table-cell>
          <table:table-cell table:style-name="ce135" office:value-type="string">
            <text:p><text:span text:style-name="T7"><text:a xlink:href="http://www.ciaj.or.jp/access/web/docs/jis2010-test-guidelines/icl-7.1.2.5.html">7.1.2.5</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69">
            <text:p>69</text:p>
          </table:table-cell>
          <table:table-cell table:style-name="ce8" office:value-type="string">
            <text:p><text:span text:style-name="T3"><text:a xlink:href="http://www.ciaj.or.jp/access/web/docs/WCAG-TECHS/SM6.html">SM6</text:a></text:span></text:p>
          </table:table-cell>
          <table:table-cell table:style-name="ce33" office:value-type="string">
            <text:p>SMIL 1.0で音声ガイドを提供する</text:p>
          </table:table-cell>
          <table:table-cell table:style-name="ce55"/>
          <table:table-cell table:style-name="ce72" office:value-type="string">
            <text:p>要判断箇所</text:p>
          </table:table-cell>
          <table:table-cell table:style-name="ce85" office:value-type="string">
            <text:p>SMIL1.0を用いた音声ガイドを提供する仕組みが用意されていれば適合です。</text:p>
          </table:table-cell>
          <table:table-cell table:style-name="ce98"/>
          <table:table-cell table:style-name="ce104" table:number-columns-repeated="2"/>
          <table:table-cell table:style-name="ce104" table:formula="of:=IF(COUNTA([$CSV添付用.H$1:.J$65536])&gt;0;COUNTIF([$CSV添付用.H$1:.J$65536];CONCATENATE(&quot;.*&quot;;[.C69];&quot;,.*&quot;))+COUNTIF([$CSV添付用.H$1:.J$65536];CONCATENATE(&quot;.*&quot;;[.C69]));&quot;&quot;)">
            <text:p/>
          </table:table-cell>
          <table:table-cell table:style-name="ce39" office:value-type="string">
            <text:p>(7.1.2.3 および 7.1.2.5 の共通項目)</text:p>
          </table:table-cell>
          <table:table-cell table:style-name="ce135" office:value-type="string">
            <text:p><text:span text:style-name="T7"><text:a xlink:href="http://www.ciaj.or.jp/access/web/docs/jis2010-test-guidelines/icl-7.1.2.5.html">7.1.2.5</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70">
            <text:p>70</text:p>
          </table:table-cell>
          <table:table-cell table:style-name="ce8" office:value-type="string">
            <text:p><text:span text:style-name="T3"><text:a xlink:href="http://www.ciaj.or.jp/access/web/docs/WCAG-TECHS/SM7.html">SM7</text:a></text:span></text:p>
          </table:table-cell>
          <table:table-cell table:style-name="ce33" office:value-type="string">
            <text:p>SMIL 2.0で音声ガイドを提供する</text:p>
          </table:table-cell>
          <table:table-cell table:style-name="ce55"/>
          <table:table-cell table:style-name="ce72" office:value-type="string">
            <text:p>要判断箇所</text:p>
          </table:table-cell>
          <table:table-cell table:style-name="ce85" office:value-type="string">
            <text:p>SMIL2.0を用いた音声ガイドを提供する仕組みが用意されていれば適合です。</text:p>
          </table:table-cell>
          <table:table-cell table:style-name="ce98"/>
          <table:table-cell table:style-name="ce104" table:number-columns-repeated="2"/>
          <table:table-cell table:style-name="ce104" table:formula="of:=IF(COUNTA([$CSV添付用.H$1:.J$65536])&gt;0;COUNTIF([$CSV添付用.H$1:.J$65536];CONCATENATE(&quot;.*&quot;;[.C70];&quot;,.*&quot;))+COUNTIF([$CSV添付用.H$1:.J$65536];CONCATENATE(&quot;.*&quot;;[.C70]));&quot;&quot;)">
            <text:p/>
          </table:table-cell>
          <table:table-cell table:style-name="ce39" office:value-type="string">
            <text:p>(7.1.2.3 および 7.1.2.5 の共通項目)</text:p>
          </table:table-cell>
          <table:table-cell table:style-name="ce135" office:value-type="string">
            <text:p><text:span text:style-name="T7"><text:a xlink:href="http://www.ciaj.or.jp/access/web/docs/jis2010-test-guidelines/icl-7.1.2.5.html">7.1.2.5</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71">
            <text:p>71</text:p>
          </table:table-cell>
          <table:table-cell table:style-name="ce8" office:value-type="string">
            <text:p><text:span text:style-name="T3"><text:a xlink:href="http://www.ciaj.or.jp/access/web/docs/WCAG-TECHS/G8.html">G8</text:a></text:span></text:p>
          </table:table-cell>
          <table:table-cell table:style-name="ce33" office:value-type="string">
            <text:p>拡張した音声ガイド付のムービーを提供する</text:p>
          </table:table-cell>
          <table:table-cell table:style-name="ce55"/>
          <table:table-cell table:style-name="ce72" office:value-type="string">
            <text:p>要判断箇所</text:p>
          </table:table-cell>
          <table:table-cell table:style-name="ce39" office:value-type="string">
            <text:p>一般的なブラウザで、動画コンテンツが、SMIL技術などによる拡張音声ガイドを提供する仕組みが用意されていれば適合です。</text:p>
          </table:table-cell>
          <table:table-cell table:style-name="ce98"/>
          <table:table-cell table:style-name="ce104" table:number-columns-repeated="2"/>
          <table:table-cell table:style-name="ce104" table:formula="of:=IF(COUNTA([$CSV添付用.H$1:.J$65536])&gt;0;COUNTIF([$CSV添付用.H$1:.J$65536];CONCATENATE(&quot;.*&quot;;[.C71];&quot;,.*&quot;))+COUNTIF([$CSV添付用.H$1:.J$65536];CONCATENATE(&quot;.*&quot;;[.C71]));&quot;&quot;)">
            <text:p/>
          </table:table-cell>
          <table:table-cell table:style-name="ce39" office:value-type="string">
            <text:p>(7.1.2.3 および 7.1.2.5 の共通項目)</text:p>
          </table:table-cell>
          <table:table-cell table:style-name="ce135" office:value-type="string">
            <text:p><text:span text:style-name="T7"><text:a xlink:href="http://www.ciaj.or.jp/access/web/docs/jis2010-test-guidelines/icl-7.1.2.5.html">7.1.2.5</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72">
            <text:p>72</text:p>
          </table:table-cell>
          <table:table-cell table:style-name="ce8" office:value-type="string">
            <text:p><text:span text:style-name="T3"><text:a xlink:href="http://www.ciaj.or.jp/access/web/docs/WCAG-TECHS/SM1.html">SM1</text:a></text:span></text:p>
          </table:table-cell>
          <table:table-cell table:style-name="ce33" office:value-type="string">
            <text:p>SMIL 1.0で拡張した音声ガイドを追加する</text:p>
          </table:table-cell>
          <table:table-cell table:style-name="ce55"/>
          <table:table-cell table:style-name="ce72" office:value-type="string">
            <text:p>要判断箇所</text:p>
          </table:table-cell>
          <table:table-cell table:style-name="ce85" office:value-type="string">
            <text:p>SMIL1.0を用いた拡張音声ガイドを提供する仕組みが用意されていれば適合です。</text:p>
          </table:table-cell>
          <table:table-cell table:style-name="ce102"/>
          <table:table-cell table:style-name="ce113" table:number-columns-repeated="2"/>
          <table:table-cell table:style-name="ce104" table:formula="of:=IF(COUNTA([$CSV添付用.H$1:.J$65536])&gt;0;COUNTIF([$CSV添付用.H$1:.J$65536];CONCATENATE(&quot;.*&quot;;[.C72];&quot;,.*&quot;))+COUNTIF([$CSV添付用.H$1:.J$65536];CONCATENATE(&quot;.*&quot;;[.C72]));&quot;&quot;)">
            <text:p/>
          </table:table-cell>
          <table:table-cell table:style-name="ce39" office:value-type="string">
            <text:p>(7.1.2.3 および 7.1.2.5 の共通項目)</text:p>
          </table:table-cell>
          <table:table-cell table:style-name="ce135" office:value-type="string">
            <text:p><text:span text:style-name="T7"><text:a xlink:href="http://www.ciaj.or.jp/access/web/docs/jis2010-test-guidelines/icl-7.1.2.5.html">7.1.2.5</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73">
            <text:p>73</text:p>
          </table:table-cell>
          <table:table-cell table:style-name="ce8" office:value-type="string">
            <text:p><text:span text:style-name="T3"><text:a xlink:href="http://www.ciaj.or.jp/access/web/docs/WCAG-TECHS/SM2.html">SM2</text:a></text:span></text:p>
          </table:table-cell>
          <table:table-cell table:style-name="ce33" office:value-type="string">
            <text:p>SMIL 2.0で拡張した音声ガイドを追加する</text:p>
          </table:table-cell>
          <table:table-cell table:style-name="ce55"/>
          <table:table-cell table:style-name="ce72" office:value-type="string">
            <text:p>要判断箇所</text:p>
          </table:table-cell>
          <table:table-cell table:style-name="ce85" office:value-type="string">
            <text:p>SMIL2.0を用いた拡張音声ガイドを提供する仕組みが用意されていれば適合です。</text:p>
          </table:table-cell>
          <table:table-cell table:style-name="ce102"/>
          <table:table-cell table:style-name="ce113" table:number-columns-repeated="2"/>
          <table:table-cell table:style-name="ce104" table:formula="of:=IF(COUNTA([$CSV添付用.H$1:.J$65536])&gt;0;COUNTIF([$CSV添付用.H$1:.J$65536];CONCATENATE(&quot;.*&quot;;[.C73];&quot;,.*&quot;))+COUNTIF([$CSV添付用.H$1:.J$65536];CONCATENATE(&quot;.*&quot;;[.C73]));&quot;&quot;)">
            <text:p/>
          </table:table-cell>
          <table:table-cell table:style-name="ce39" office:value-type="string">
            <text:p>(7.1.2.3 および 7.1.2.5 の共通項目)</text:p>
          </table:table-cell>
          <table:table-cell table:style-name="ce135" office:value-type="string">
            <text:p><text:span text:style-name="T7"><text:a xlink:href="http://www.ciaj.or.jp/access/web/docs/jis2010-test-guidelines/icl-7.1.2.5.html">7.1.2.5</text:a></text:span></text:p>
          </table:table-cell>
          <table:table-cell table:style-name="ce2" table:number-columns-repeated="244"/>
          <table:table-cell table:number-columns-repeated="767"/>
        </table:table-row>
        <table:table-row table:style-name="ro13">
          <table:table-cell table:style-name="ce2"/>
          <table:table-cell table:style-name="ce1" office:value-type="float" office:value="74">
            <text:p>74</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75">
            <text:p>75</text:p>
          </table:table-cell>
          <table:table-cell table:style-name="ce6" office:value-type="string">
            <text:p>7.1.3</text:p>
          </table:table-cell>
          <table:table-cell table:style-name="ce36" office:value-type="string">
            <text:p>情報又は構造を損なうことなく、様々な方法（例えば、よりシンプルなレイアウト）で提供できるようにコンテンツを制作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18">
          <table:table-cell table:style-name="ce2"/>
          <table:table-cell table:style-name="ce1" office:value-type="float" office:value="76">
            <text:p>76</text:p>
          </table:table-cell>
          <table:table-cell table:style-name="ce12" office:value-type="string">
            <text:p><text:span text:style-name="T3"><text:a xlink:href="http://www.ciaj.or.jp/access/web/docs/UNDERSTANDING-WCAG20/content-structure-separation-programmatic.html">7.1.3.1</text:a></text:span></text:p>
          </table:table-cell>
          <table:table-cell table:style-name="ce32" office:value-type="string">
            <text:p>情報及び関係性：<text:span text:style-name="T6">表現を通じて伝達されている情報、構造及び関係性は、プログラム</text:span><text:span text:style-name="T6">が解釈可能でなければならない。プログラムが解釈可能にすることができないウェブコ</text:span><text:span text:style-name="T6">ンテンツ技術を用いる場合は、それらはテキストで提供されてい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4">
          <table:table-cell table:style-name="ce2"/>
          <table:table-cell table:style-name="ce1" office:value-type="float" office:value="77">
            <text:p>77</text:p>
          </table:table-cell>
          <table:table-cell table:style-name="ce8" office:value-type="string">
            <text:p><text:span text:style-name="T3"><text:a xlink:href="http://www.ciaj.or.jp/access/web/docs/WCAG-TECHS/G115.html">G115</text:a></text:span></text:p>
          </table:table-cell>
          <table:table-cell table:style-name="ce33" office:value-type="string">
            <text:p>セマンティックな要素を用いて、構造をマークアップする</text:p>
          </table:table-cell>
          <table:table-cell table:style-name="ce55"/>
          <table:table-cell table:style-name="ce72" office:value-type="string">
            <text:p>手動確認</text:p>
          </table:table-cell>
          <table:table-cell table:style-name="ce39" office:value-type="string">
            <text:p>太く目立たせるなど装飾された個所が、強調や引用などの特別な意味を持つ場合には、その情報がセマンティックなマークアップによって伝えられているかどうかを確認してください。</text:p>
            <text:p>不適合の例：</text:p>
            <text:p>・引用箇所なのにblockquote要素が使われていない。</text:p>
            <text:p>・参照箇所なのにcite要素が使われていない。</text:p>
            <text:p>・下付き文字、上付き文字が、sub,sup要素ではなく、font、span要素などで表現されている。</text:p>
          </table:table-cell>
          <table:table-cell table:style-name="ce98"/>
          <table:table-cell table:style-name="ce104" table:number-columns-repeated="2"/>
          <table:table-cell table:style-name="ce104" table:formula="of:=IF(COUNTA([$CSV添付用.H$1:.J$65536])&gt;0;COUNTIF([$CSV添付用.H$1:.J$65536];CONCATENATE(&quot;.*&quot;;[.C77];&quot;,.*&quot;))+COUNTIF([$CSV添付用.H$1:.J$65536];CONCATENATE(&quot;.*&quot;;[.C77]));&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2,3,4</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78">
            <text:p>78</text:p>
          </table:table-cell>
          <table:table-cell table:style-name="ce8" office:value-type="string">
            <text:p><text:span text:style-name="T3"><text:a xlink:href="http://www.ciaj.or.jp/access/web/docs/WCAG-TECHS/H49.html">H49</text:a></text:span></text:p>
          </table:table-cell>
          <table:table-cell table:style-name="ce33" office:value-type="string">
            <text:p>セマンティックなマークアップを用いて、強調又は特別なテキストをマークアップする</text:p>
          </table:table-cell>
          <table:table-cell table:style-name="ce55"/>
          <table:table-cell table:style-name="ce72" office:value-type="string">
            <text:p>要判断箇所／手動確認</text:p>
          </table:table-cell>
          <table:table-cell table:style-name="ce39" office:value-type="string">
            <text:p>指示に従って要判断の内容を確認してください。修正が必要な場合は不適合となります。</text:p>
          </table:table-cell>
          <table:table-cell table:style-name="ce98"/>
          <table:table-cell table:style-name="ce104" table:number-columns-repeated="2"/>
          <table:table-cell table:style-name="ce104" table:formula="of:=IF(COUNTA([$CSV添付用.H$1:.J$65536])&gt;0;COUNTIF([$CSV添付用.H$1:.J$65536];CONCATENATE(&quot;.*&quot;;[.C78];&quot;,.*&quot;))+COUNTIF([$CSV添付用.H$1:.J$65536];CONCATENATE(&quot;.*&quot;;[.C78]));&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2,3,4</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79">
            <text:p>79</text:p>
          </table:table-cell>
          <table:table-cell table:style-name="ce8" office:value-type="string">
            <text:p><text:span text:style-name="T3"><text:a xlink:href="http://www.ciaj.or.jp/access/web/docs/WCAG-TECHS/G117.html">G117</text:a></text:span></text:p>
          </table:table-cell>
          <table:table-cell table:style-name="ce33" office:value-type="string">
            <text:p>テキストを用いて、テキストの表現のバリエーションによって伝えている情報を伝達する</text:p>
          </table:table-cell>
          <table:table-cell table:style-name="ce55"/>
          <table:table-cell table:style-name="ce72" office:value-type="string">
            <text:p>手動確認</text:p>
          </table:table-cell>
          <table:table-cell table:style-name="ce39" office:value-type="string">
            <text:p>miCheckerの音声ブラウザモードで視覚化を実行してください。フォントを変えたり、下線を引くなどのテキストのバリエーションで情報を伝えている部分の情報は失われます。そうした状況であっても、情報が伝わるかどうかを確認してください。例えば、括弧書きで説明を加えたり、ページ末で補足したりする方法があります。そうした配慮もない場合は不適合とします。</text:p>
          </table:table-cell>
          <table:table-cell table:style-name="ce98"/>
          <table:table-cell table:style-name="ce104" table:number-columns-repeated="2"/>
          <table:table-cell table:style-name="ce104" table:formula="of:=IF(COUNTA([$CSV添付用.H$1:.J$65536])&gt;0;COUNTIF([$CSV添付用.H$1:.J$65536];CONCATENATE(&quot;.*&quot;;[.C79];&quot;,.*&quot;))+COUNTIF([$CSV添付用.H$1:.J$65536];CONCATENATE(&quot;.*&quot;;[.C79]));&quot;&quot;)">
            <text:p/>
          </table:table-cell>
          <table:table-cell table:style-name="ce39" office:value-type="string">
            <text:p>(7.1.3.1状況A および 7.1.3.1状況B の共通項目)</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5</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80">
            <text:p>80</text:p>
          </table:table-cell>
          <table:table-cell table:style-name="ce8" office:value-type="string">
            <text:p><text:span text:style-name="T3"><text:a xlink:href="http://www.ciaj.or.jp/access/web/docs/WCAG-TECHS/G140.html">G140</text:a></text:span></text:p>
          </table:table-cell>
          <table:table-cell table:style-name="ce33" office:value-type="string">
            <text:p>情報と構造を表現から分離して、異なる表現を可能にする</text:p>
          </table:table-cell>
          <table:table-cell table:style-name="ce55"/>
          <table:table-cell table:style-name="ce72" office:value-type="string">
            <text:p>問題の可能性大／要判断箇所／手動確認</text:p>
          </table:table-cell>
          <table:table-cell table:style-name="ce39" office:value-type="string">
            <text:p>一般的なブラウザでCSSをオフにして表示し情報が伝わるかどうかを確認してください。</text:p>
          </table:table-cell>
          <table:table-cell table:style-name="ce98"/>
          <table:table-cell table:style-name="ce104" table:number-columns-repeated="2"/>
          <table:table-cell table:style-name="ce104" table:formula="of:=IF(COUNTA([$CSV添付用.H$1:.J$65536])&gt;0;COUNTIF([$CSV添付用.H$1:.J$65536];CONCATENATE(&quot;.*&quot;;[.C80];&quot;,.*&quot;))+COUNTIF([$CSV添付用.H$1:.J$65536];CONCATENATE(&quot;.*&quot;;[.C80]));&quot;&quot;)">
            <text:p/>
          </table:table-cell>
          <table:table-cell table:style-name="ce39" office:value-type="string">
            <text:p>(7.1.3.1状況A-項番6 および 7.1.4.5 の共通項目)</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6</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81">
            <text:p>81</text:p>
          </table:table-cell>
          <table:table-cell table:style-name="ce8" office:value-type="string">
            <text:p><text:span text:style-name="T3"><text:a xlink:href="http://www.ciaj.or.jp/access/web/docs/WCAG-TECHS/G138.html">G138</text:a></text:span></text:p>
          </table:table-cell>
          <table:table-cell table:style-name="ce33" office:value-type="string">
            <text:p>色の手がかりを用いる際は、必ずセマンティックなマークアップを用いる</text:p>
          </table:table-cell>
          <table:table-cell table:style-name="ce55"/>
          <table:table-cell table:style-name="ce72" office:value-type="string">
            <text:p>手動確認</text:p>
          </table:table-cell>
          <table:table-cell table:style-name="ce39" office:value-type="string">
            <text:p>miCheckerの音声ブラウザモードで視覚化を実行してください。色を手がかりとして使っているために情報が欠落している部分には、emやstrongなどのセマンティックなマークアップを用いる必要があります。満たしていない場合には不適合です。</text:p>
          </table:table-cell>
          <table:table-cell table:style-name="ce98"/>
          <table:table-cell table:style-name="ce104" table:number-columns-repeated="2"/>
          <table:table-cell table:style-name="ce104" table:formula="of:=IF(COUNTA([$CSV添付用.H$1:.J$65536])&gt;0;COUNTIF([$CSV添付用.H$1:.J$65536];CONCATENATE(&quot;.*&quot;;[.C81];&quot;,.*&quot;))+COUNTIF([$CSV添付用.H$1:.J$65536];CONCATENATE(&quot;.*&quot;;[.C81]));&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7</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82">
            <text:p>82</text:p>
          </table:table-cell>
          <table:table-cell table:style-name="ce8" office:value-type="string">
            <text:p><text:span text:style-name="T3"><text:a xlink:href="http://www.ciaj.or.jp/access/web/docs/WCAG-TECHS/H51.html">H51</text:a></text:span></text:p>
          </table:table-cell>
          <table:table-cell table:style-name="ce33" office:value-type="string">
            <text:p>テーブルのマークアップを用いて、表の情報を提示する</text:p>
          </table:table-cell>
          <table:table-cell table:style-name="ce55"/>
          <table:table-cell table:style-name="ce72" office:value-type="string">
            <text:p>手動確認</text:p>
          </table:table-cell>
          <table:table-cell table:style-name="ce39" office:value-type="string">
            <text:p>miCheckerの音声ブラウザモードで視覚化を実行し、表形式の部分が、table,tr,(th),td要素を使ってマークアップされていることを確認してください。スペースやタブ、あるいは空白画像などを用いて表のように見せかけている場合は不適合です。</text:p>
          </table:table-cell>
          <table:table-cell table:style-name="ce98"/>
          <table:table-cell table:style-name="ce104" table:number-columns-repeated="2"/>
          <table:table-cell table:style-name="ce104" table:formula="of:=IF(COUNTA([$CSV添付用.H$1:.J$65536])&gt;0;COUNTIF([$CSV添付用.H$1:.J$65536];CONCATENATE(&quot;.*&quot;;[.C82];&quot;,.*&quot;))+COUNTIF([$CSV添付用.H$1:.J$65536];CONCATENATE(&quot;.*&quot;;[.C82]));&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8</text:a></text:span></text:p>
          </table:table-cell>
          <table:table-cell table:style-name="ce2" table:number-columns-repeated="244"/>
          <table:table-cell table:number-columns-repeated="767"/>
        </table:table-row>
        <table:table-row table:style-name="ro19">
          <table:table-cell table:style-name="ce2"/>
          <table:table-cell table:style-name="ce1" office:value-type="float" office:value="83">
            <text:p>83</text:p>
          </table:table-cell>
          <table:table-cell table:style-name="ce8" office:value-type="string">
            <text:p><text:span text:style-name="T3"><text:a xlink:href="http://www.ciaj.or.jp/access/web/docs/WCAG-TECHS/H39.html">H39</text:a></text:span></text:p>
          </table:table-cell>
          <table:table-cell table:style-name="ce33" office:value-type="string">
            <text:p>caption 要素を用いて、データテーブルの表題とデータテーブルを関連付ける</text:p>
          </table:table-cell>
          <table:table-cell table:style-name="ce55"/>
          <table:table-cell table:style-name="ce72" office:value-type="string">
            <text:p>問題の可能性大／要判断箇所</text:p>
          </table:table-cell>
          <table:table-cell table:style-name="ce39" office:value-type="string">
            <text:p>データテーブルと推測される部分に次のような問題の可能性があります。</text:p>
            <text:p>・caption要素がありません。</text:p>
            <text:p>・caption要素とsummary属性が重複しています。</text:p>
            <text:p>・ページ内においてcaptionの重複があります。</text:p>
            <text:p>レイアウトテーブルと推測される部分に次のような問題の可能性があります。</text:p>
            <text:p>・caption要素が設定されています。</text:p>
            <text:p>これらいずれかの問題が認められる場合は不適合です。</text:p>
            <text:p>何も検出されない場合でも、次の事を確認してください。</text:p>
            <text:p>・データテーブルがあり表題が設定されている場合、表題にはcaptionが用いられている。</text:p>
          </table:table-cell>
          <table:table-cell table:style-name="ce98"/>
          <table:table-cell table:style-name="ce104" table:number-columns-repeated="2"/>
          <table:table-cell table:style-name="ce104" table:formula="of:=IF(COUNTA([$CSV添付用.H$1:.J$65536])&gt;0;COUNTIF([$CSV添付用.H$1:.J$65536];CONCATENATE(&quot;.*&quot;;[.C83];&quot;,.*&quot;))+COUNTIF([$CSV添付用.H$1:.J$65536];CONCATENATE(&quot;.*&quot;;[.C83]));&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9</text:a></text:span></text:p>
          </table:table-cell>
          <table:table-cell table:style-name="ce2" table:number-columns-repeated="244"/>
          <table:table-cell table:number-columns-repeated="767"/>
        </table:table-row>
        <table:table-row table:style-name="ro20">
          <table:table-cell table:style-name="ce2"/>
          <table:table-cell table:style-name="ce1" office:value-type="float" office:value="84">
            <text:p>84</text:p>
          </table:table-cell>
          <table:table-cell table:style-name="ce8" office:value-type="string">
            <text:p><text:span text:style-name="T3"><text:a xlink:href="http://www.ciaj.or.jp/access/web/docs/WCAG-TECHS/H73.html">H73</text:a></text:span></text:p>
          </table:table-cell>
          <table:table-cell table:style-name="ce33" office:value-type="string">
            <text:p>table 要素の summary 属性を用いて、データテーブルの概要を提供する</text:p>
          </table:table-cell>
          <table:table-cell table:style-name="ce55"/>
          <table:table-cell table:style-name="ce72" office:value-type="string">
            <text:p>問題の可能性大／要判断箇所</text:p>
          </table:table-cell>
          <table:table-cell table:style-name="ce39" office:value-type="string">
            <text:p>データテーブルと推測される部分に次のような問題の可能性があります。</text:p>
            <text:p>・summary属性がありません。</text:p>
            <text:p>・summary属性とcaption要素が重複しています。</text:p>
            <text:p>レイアウトテーブルと推測される部分に次のような問題の可能性があります。</text:p>
            <text:p>・summary属性に値が設定されています。(summary=""は良い)</text:p>
            <text:p>何も検出されない場合でも、次の事を確認してください。</text:p>
            <text:p>・データテーブルがありsummary属性が提供されているとき、そのsummaryの内容は、テーブルの構成や利用方法を説明している。</text:p>
            <text:p>すべて問題なければ適合です。</text:p>
          </table:table-cell>
          <table:table-cell table:style-name="ce98"/>
          <table:table-cell table:style-name="ce104" table:number-columns-repeated="2"/>
          <table:table-cell table:style-name="ce104" table:formula="of:=IF(COUNTA([$CSV添付用.H$1:.J$65536])&gt;0;COUNTIF([$CSV添付用.H$1:.J$65536];CONCATENATE(&quot;.*&quot;;[.C84];&quot;,.*&quot;))+COUNTIF([$CSV添付用.H$1:.J$65536];CONCATENATE(&quot;.*&quot;;[.C84]));&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0</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85">
            <text:p>85</text:p>
          </table:table-cell>
          <table:table-cell table:style-name="ce8" office:value-type="string">
            <text:p><text:span text:style-name="T3"><text:a xlink:href="http://www.ciaj.or.jp/access/web/docs/WCAG-TECHS/H63.html">H63</text:a></text:span></text:p>
          </table:table-cell>
          <table:table-cell table:style-name="ce33" office:value-type="string">
            <text:p>scope 属性を用いて、データテーブルの見出しセルとデータセルを関連付ける</text:p>
          </table:table-cell>
          <table:table-cell table:style-name="ce55"/>
          <table:table-cell table:style-name="ce72" office:value-type="string">
            <text:p>問題あり／要判断箇所</text:p>
          </table:table-cell>
          <table:table-cell table:style-name="ce39" office:value-type="string">
            <text:p>miCheckerの音声ユーザビリティ視覚化モードで次のことを確認します。</text:p>
            <text:p>表内のデータの見出しが行方向にあるのか列方向にあるのかが不明確な場合は、scopeを用いて方向が設定されている必要があります。設定されていれば適合です。</text:p>
          </table:table-cell>
          <table:table-cell table:style-name="ce98"/>
          <table:table-cell table:style-name="ce104" table:number-columns-repeated="2"/>
          <table:table-cell table:style-name="ce104" table:formula="of:=IF(COUNTA([$CSV添付用.H$1:.J$65536])&gt;0;COUNTIF([$CSV添付用.H$1:.J$65536];CONCATENATE(&quot;.*&quot;;[.C85];&quot;,.*&quot;))+COUNTIF([$CSV添付用.H$1:.J$65536];CONCATENATE(&quot;.*&quot;;[.C85]));&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1</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86">
            <text:p>86</text:p>
          </table:table-cell>
          <table:table-cell table:style-name="ce8" office:value-type="string">
            <text:p><text:span text:style-name="T3"><text:a xlink:href="http://www.ciaj.or.jp/access/web/docs/WCAG-TECHS/H43.html">H43</text:a></text:span></text:p>
          </table:table-cell>
          <table:table-cell table:style-name="ce33" office:value-type="string">
            <text:p>id 属性及び headers 属性を用いて、データテーブルのデータセルを見出しセルと関連付ける</text:p>
          </table:table-cell>
          <table:table-cell table:style-name="ce55"/>
          <table:table-cell table:style-name="ce72" office:value-type="string">
            <text:p>問題あり</text:p>
          </table:table-cell>
          <table:table-cell table:style-name="ce39" office:value-type="string">
            <text:p>miCheckerの音声ユーザビリティ視覚化モードでidとheadersの関係を確認してください。</text:p>
            <text:p>何も検出されない場合でも、複雑な表が存在する場合には、idとheadersを用いて、データセルと見出しセルの関連付けをしていることをmiCheckerの音声ユーザビリティ視覚化モードで確認してください。</text:p>
          </table:table-cell>
          <table:table-cell table:style-name="ce98"/>
          <table:table-cell table:style-name="ce104" table:number-columns-repeated="2"/>
          <table:table-cell table:style-name="ce104" table:formula="of:=IF(COUNTA([$CSV添付用.H$1:.J$65536])&gt;0;COUNTIF([$CSV添付用.H$1:.J$65536];CONCATENATE(&quot;.*&quot;;[.C86];&quot;,.*&quot;))+COUNTIF([$CSV添付用.H$1:.J$65536];CONCATENATE(&quot;.*&quot;;[.C86]));&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2</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87">
            <text:p>87</text:p>
          </table:table-cell>
          <table:table-cell table:style-name="ce8" office:value-type="string">
            <text:p><text:span text:style-name="T3"><text:a xlink:href="http://www.ciaj.or.jp/access/web/docs/WCAG-TECHS/H44.html">H44</text:a></text:span></text:p>
          </table:table-cell>
          <table:table-cell table:style-name="ce33" office:value-type="string">
            <text:p>label要素を用いて、テキストのラベルとフォーム・コントロールを関連付ける</text:p>
          </table:table-cell>
          <table:table-cell table:style-name="ce55"/>
          <table:table-cell table:style-name="ce72" office:value-type="string">
            <text:p>問題あり／問題の可能性大／要判断箇所</text:p>
          </table:table-cell>
          <table:table-cell table:style-name="ce39" office:value-type="string">
            <text:p>フォーム･コントロールがテキストのラベルと関連付けられていません。ラベルの使用が困難なフォーム・コントロールがある場合はH65に従います。</text:p>
          </table:table-cell>
          <table:table-cell table:style-name="ce98"/>
          <table:table-cell table:style-name="ce104" table:number-columns-repeated="2"/>
          <table:table-cell table:style-name="ce104" table:formula="of:=IF(COUNTA([$CSV添付用.H$1:.J$65536])&gt;0;COUNTIF([$CSV添付用.H$1:.J$65536];CONCATENATE(&quot;.*&quot;;[.C87];&quot;,.*&quot;))+COUNTIF([$CSV添付用.H$1:.J$65536];CONCATENATE(&quot;.*&quot;;[.C87]));&quot;&quot;)">
            <text:p/>
          </table:table-cell>
          <table:table-cell table:style-name="ce39" office:value-type="string">
            <text:p>(7.1.1.1状況C, 7.1.3.1状況A, 7.3.3.2 および 7.4.1.2 の共通項目)</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3-a</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88">
            <text:p>88</text:p>
          </table:table-cell>
          <table:table-cell table:style-name="ce8" office:value-type="string">
            <text:p><text:span text:style-name="T3"><text:a xlink:href="http://www.ciaj.or.jp/access/web/docs/WCAG-TECHS/H65.html">H65</text:a></text:span></text:p>
          </table:table-cell>
          <table:table-cell table:style-name="ce33" office:value-type="string">
            <text:p>label要素を用いることができないとき、title属性を用いてフォーム・コントロールを特定する</text:p>
          </table:table-cell>
          <table:table-cell table:style-name="ce55"/>
          <table:table-cell table:style-name="ce72" office:value-type="string">
            <text:p>問題あり／要判断箇所</text:p>
          </table:table-cell>
          <table:table-cell table:style-name="ce39" office:value-type="string">
            <text:p>ラベルに相当するものが画面に表示されていない場合、あるいは、郵便番号のようにフォーム・コントロールが連続しているためlabel要素を用いることができない場合は、title属性を用いてフォーム・コントールを特定します。H44に従うことが可能な場合は、H44を優先します。</text:p>
          </table:table-cell>
          <table:table-cell table:style-name="ce98"/>
          <table:table-cell table:style-name="ce104" table:number-columns-repeated="2"/>
          <table:table-cell table:style-name="ce104" table:formula="of:=IF(COUNTA([$CSV添付用.H$1:.J$65536])&gt;0;COUNTIF([$CSV添付用.H$1:.J$65536];CONCATENATE(&quot;.*&quot;;[.C88];&quot;,.*&quot;))+COUNTIF([$CSV添付用.H$1:.J$65536];CONCATENATE(&quot;.*&quot;;[.C88]));&quot;&quot;)">
            <text:p/>
          </table:table-cell>
          <table:table-cell table:style-name="ce39" office:value-type="string">
            <text:p>(7.1.1.1状況C, 7.1.3.1状況A, 7.3.3.2 および 7.4.1.2 の共通項目)</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3-b</text:a></text:span></text:p>
          </table:table-cell>
          <table:table-cell table:style-name="ce2" table:number-columns-repeated="244"/>
          <table:table-cell table:number-columns-repeated="767"/>
        </table:table-row>
        <table:table-row table:style-name="ro11">
          <table:table-cell table:style-name="ce2"/>
          <table:table-cell table:style-name="ce1" office:value-type="float" office:value="89">
            <text:p>89</text:p>
          </table:table-cell>
          <table:table-cell table:style-name="ce8" office:value-type="string">
            <text:p><text:span text:style-name="T3"><text:a xlink:href="http://www.ciaj.or.jp/access/web/docs/WCAG-TECHS/H71.html">H71</text:a></text:span></text:p>
          </table:table-cell>
          <table:table-cell table:style-name="ce33" office:value-type="string">
            <text:p>fieldset 要素及び legend 要素を用いて、フォーム・コントロールのグループに関する説明を提供する</text:p>
          </table:table-cell>
          <table:table-cell table:style-name="ce55"/>
          <table:table-cell table:style-name="ce72" office:value-type="string">
            <text:p>問題あり／要判断箇所</text:p>
          </table:table-cell>
          <table:table-cell table:style-name="ce33" office:value-type="string">
            <text:p>フォームのコントロールがあるグループを形成している場合は、fieldset 要素及び legend 要素を用いて、フォーム・コントロールのグループに関する説明を提供してください。(ソースレベルで確認してください。)</text:p>
            <text:p>input type="text" でもグループを形成しているときは、同様に確認してください。</text:p>
          </table:table-cell>
          <table:table-cell table:style-name="ce98"/>
          <table:table-cell table:style-name="ce104" table:number-columns-repeated="2"/>
          <table:table-cell table:style-name="ce104" table:formula="of:=IF(COUNTA([$CSV添付用.H$1:.J$65536])&gt;0;COUNTIF([$CSV添付用.H$1:.J$65536];CONCATENATE(&quot;.*&quot;;[.C89];&quot;,.*&quot;))+COUNTIF([$CSV添付用.H$1:.J$65536];CONCATENATE(&quot;.*&quot;;[.C89]));&quot;&quot;)">
            <text:p/>
          </table:table-cell>
          <table:table-cell table:style-name="ce39" office:value-type="string">
            <text:p>(7.1.3.1状況A および 7.3.3.2 の共通項目)</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4</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90">
            <text:p>90</text:p>
          </table:table-cell>
          <table:table-cell table:style-name="ce8" office:value-type="string">
            <text:p><text:span text:style-name="T3"><text:a xlink:href="http://www.ciaj.or.jp/access/web/docs/WCAG-TECHS/H85.html">H85</text:a></text:span></text:p>
          </table:table-cell>
          <table:table-cell table:style-name="ce33" office:value-type="string">
            <text:p>optgroup 要素を用いて、select 要素内の option 要素をグループ化する</text:p>
          </table:table-cell>
          <table:table-cell table:style-name="ce55"/>
          <table:table-cell table:style-name="ce72" office:value-type="string">
            <text:p>要判断箇所</text:p>
          </table:table-cell>
          <table:table-cell table:style-name="ce39" office:value-type="string">
            <text:p>一般的なブラウザでセレクトメニューを開き、選択肢が沢山あるような場合は、その選択肢が適当にグルーピングされていれば適合です。</text:p>
          </table:table-cell>
          <table:table-cell table:style-name="ce98"/>
          <table:table-cell table:style-name="ce104" table:number-columns-repeated="2"/>
          <table:table-cell table:style-name="ce104" table:formula="of:=IF(COUNTA([$CSV添付用.H$1:.J$65536])&gt;0;COUNTIF([$CSV添付用.H$1:.J$65536];CONCATENATE(&quot;.*&quot;;[.C90];&quot;,.*&quot;))+COUNTIF([$CSV添付用.H$1:.J$65536];CONCATENATE(&quot;.*&quot;;[.C90]));&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5</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91">
            <text:p>91</text:p>
          </table:table-cell>
          <table:table-cell table:style-name="ce8" office:value-type="string">
            <text:p><text:span text:style-name="T3"><text:a xlink:href="http://www.ciaj.or.jp/access/web/docs/WCAG-TECHS/H48.html">H48</text:a></text:span></text:p>
          </table:table-cell>
          <table:table-cell table:style-name="ce33" office:value-type="string">
            <text:p>リストに、ol 要素、ul 要素、dl 要素を用いる</text:p>
          </table:table-cell>
          <table:table-cell table:style-name="ce55"/>
          <table:table-cell table:style-name="ce72" office:value-type="string">
            <text:p>手動確認</text:p>
          </table:table-cell>
          <table:table-cell table:style-name="ce85" office:value-type="string">
            <text:p>一般的なブラウザで表示した時に、リストにすべきであると考えられる部分について、そこにリスト要素が用いられているかどうかを、miCheckerの音声ユーザビリティ視覚化モードで確認してください。もし、リスト要素が使われていない場合は不適合です。例えば、中黒やマイナス記号を行頭において、それが数行並ぶようなケースはリストとするべきでしょう。</text:p>
          </table:table-cell>
          <table:table-cell table:style-name="ce102"/>
          <table:table-cell table:style-name="ce113" table:number-columns-repeated="2"/>
          <table:table-cell table:style-name="ce104" table:formula="of:=IF(COUNTA([$CSV添付用.H$1:.J$65536])&gt;0;COUNTIF([$CSV添付用.H$1:.J$65536];CONCATENATE(&quot;.*&quot;;[.C91];&quot;,.*&quot;))+COUNTIF([$CSV添付用.H$1:.J$65536];CONCATENATE(&quot;.*&quot;;[.C91]));&quot;&quot;)">
            <text:p/>
          </table:table-cell>
          <table:table-cell table:style-name="ce85"/>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6</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92">
            <text:p>92</text:p>
          </table:table-cell>
          <table:table-cell table:style-name="ce8" office:value-type="string">
            <text:p><text:span text:style-name="T3"><text:a xlink:href="http://www.ciaj.or.jp/access/web/docs/WCAG-TECHS/H42.html">H42</text:a></text:span></text:p>
          </table:table-cell>
          <table:table-cell table:style-name="ce33" office:value-type="string">
            <text:p>h1要素～h6要素を用いて、見出しを特定する</text:p>
          </table:table-cell>
          <table:table-cell table:style-name="ce55"/>
          <table:table-cell table:style-name="ce72" office:value-type="string">
            <text:p>要判断箇所／手動確認</text:p>
          </table:table-cell>
          <table:table-cell table:style-name="ce39" office:value-type="string">
            <text:p>一般的なブラウザで表示した時に、見出しが設定されるべきであると考えられる部分について、miCheckerの音声ユーザビリティ視覚化モードにて、見出しが設定されているかどうかを確認してください。</text:p>
          </table:table-cell>
          <table:table-cell table:style-name="ce98"/>
          <table:table-cell table:style-name="ce104" table:number-columns-repeated="2"/>
          <table:table-cell table:style-name="ce104" table:formula="of:=IF(COUNTA([$CSV添付用.H$1:.J$65536])&gt;0;COUNTIF([$CSV添付用.H$1:.J$65536];CONCATENATE(&quot;.*&quot;;[.C92];&quot;,.*&quot;))+COUNTIF([$CSV添付用.H$1:.J$65536];CONCATENATE(&quot;.*&quot;;[.C92]));&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7</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93">
            <text:p>93</text:p>
          </table:table-cell>
          <table:table-cell table:style-name="ce8" office:value-type="string">
            <text:p><text:span text:style-name="T3"><text:a xlink:href="http://www.ciaj.or.jp/access/web/docs/WCAG-TECHS/SCR21.html">SCR21</text:a></text:span></text:p>
          </table:table-cell>
          <table:table-cell table:style-name="ce33" office:value-type="string">
            <text:p>DOM（ドキュメント・オブジェクト・モデル）を用いて、ページにコンテンツを追加する</text:p>
          </table:table-cell>
          <table:table-cell table:style-name="ce55"/>
          <table:table-cell table:style-name="ce72" office:value-type="string">
            <text:p>手動確認</text:p>
          </table:table-cell>
          <table:table-cell table:style-name="ce39" office:value-type="string">
            <text:p>ページにコンテンツを追加する場合はDOMを用いてください。document.write()、innerHTML、outerHTML、innerTextあるいはouterTextは使わないでください。</text:p>
          </table:table-cell>
          <table:table-cell table:style-name="ce98"/>
          <table:table-cell table:style-name="ce104" table:number-columns-repeated="2"/>
          <table:table-cell table:style-name="ce104" table:formula="of:=IF(COUNTA([$CSV添付用.H$1:.J$65536])&gt;0;COUNTIF([$CSV添付用.H$1:.J$65536];CONCATENATE(&quot;.*&quot;;[.C93];&quot;,.*&quot;))+COUNTIF([$CSV添付用.H$1:.J$65536];CONCATENATE(&quot;.*&quot;;[.C93]));&quot;&quot;)">
            <text:p/>
          </table:table-cell>
          <table:table-cell table:style-name="ce39" office:value-type="string">
            <text:p>(7.1.3.1状況A および 7.4.1.2 の共通項目)</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8</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94">
            <text:p>94</text:p>
          </table:table-cell>
          <table:table-cell table:style-name="ce8" office:value-type="string">
            <text:p><text:span text:style-name="T3"><text:a xlink:href="http://www.ciaj.or.jp/access/web/docs/WCAG-TECHS/T1.html">T1</text:a></text:span></text:p>
          </table:table-cell>
          <table:table-cell table:style-name="ce33" office:value-type="string">
            <text:p>段落に、標準的なテキストの書式の表現法を用いる</text:p>
          </table:table-cell>
          <table:table-cell table:style-name="ce55"/>
          <table:table-cell table:style-name="ce72" office:value-type="string">
            <text:p>(テキストファイルの場合は<text:tab/>手動確認)</text:p>
          </table:table-cell>
          <table:table-cell table:style-name="ce39" office:value-type="string">
            <text:p>一般的なブラウザで表示して、段落であることが、記述方法やテキストの表現で明確になっているかを確認してください。</text:p>
          </table:table-cell>
          <table:table-cell table:style-name="ce98"/>
          <table:table-cell table:style-name="ce104" table:number-columns-repeated="2"/>
          <table:table-cell table:style-name="ce104" table:formula="of:=IF(COUNTA([$CSV添付用.H$1:.J$65536])&gt;0;COUNTIF([$CSV添付用.H$1:.J$65536];CONCATENATE(&quot;.*&quot;;[.C94];&quot;,.*&quot;))+COUNTIF([$CSV添付用.H$1:.J$65536];CONCATENATE(&quot;.*&quot;;[.C94]));&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B-</text:a></text:span><text:span text:style-name="T7"><text:a xlink:href="http://www.ciaj.or.jp/access/web/docs/jis2010-test-guidelines/icl-7.1.3.1.html">項番</text:a></text:span><text:span text:style-name="T7"><text:a xlink:href="http://www.ciaj.or.jp/access/web/docs/jis2010-test-guidelines/icl-7.1.3.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95">
            <text:p>95</text:p>
          </table:table-cell>
          <table:table-cell table:style-name="ce8" office:value-type="string">
            <text:p><text:span text:style-name="T3"><text:a xlink:href="http://www.ciaj.or.jp/access/web/docs/WCAG-TECHS/T2.html">T2</text:a></text:span></text:p>
          </table:table-cell>
          <table:table-cell table:style-name="ce33" office:value-type="string">
            <text:p>リストに、標準的なテキストの書式の表現法を用いる</text:p>
          </table:table-cell>
          <table:table-cell table:style-name="ce55"/>
          <table:table-cell table:style-name="ce72" office:value-type="string">
            <text:p>(テキストファイルの場合は<text:tab/>手動確認)</text:p>
          </table:table-cell>
          <table:table-cell table:style-name="ce39" office:value-type="string">
            <text:p>一般的なブラウザで表示して、リストであることが、記述方法やテキストで明確になっているかを確認してください。</text:p>
          </table:table-cell>
          <table:table-cell table:style-name="ce98"/>
          <table:table-cell table:style-name="ce104" table:number-columns-repeated="2"/>
          <table:table-cell table:style-name="ce104" table:formula="of:=IF(COUNTA([$CSV添付用.H$1:.J$65536])&gt;0;COUNTIF([$CSV添付用.H$1:.J$65536];CONCATENATE(&quot;.*&quot;;[.C95];&quot;,.*&quot;))+COUNTIF([$CSV添付用.H$1:.J$65536];CONCATENATE(&quot;.*&quot;;[.C95]));&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B-</text:a></text:span><text:span text:style-name="T7"><text:a xlink:href="http://www.ciaj.or.jp/access/web/docs/jis2010-test-guidelines/icl-7.1.3.1.html">項番</text:a></text:span><text:span text:style-name="T7"><text:a xlink:href="http://www.ciaj.or.jp/access/web/docs/jis2010-test-guidelines/icl-7.1.3.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96">
            <text:p>96</text:p>
          </table:table-cell>
          <table:table-cell table:style-name="ce8" office:value-type="string">
            <text:p><text:span text:style-name="T3"><text:a xlink:href="http://www.ciaj.or.jp/access/web/docs/WCAG-TECHS/T3.html">T3</text:a></text:span></text:p>
          </table:table-cell>
          <table:table-cell table:style-name="ce33" office:value-type="string">
            <text:p>見出しに、標準的なテキストの書式の表現法を用いる</text:p>
          </table:table-cell>
          <table:table-cell table:style-name="ce55"/>
          <table:table-cell table:style-name="ce72" office:value-type="string">
            <text:p>(テキストファイルの場合は<text:tab/>手動確認)</text:p>
          </table:table-cell>
          <table:table-cell table:style-name="ce39" office:value-type="string">
            <text:p>一般的なブラウザで表示して、見出しであることが、記述方法やテキストで明確になっているかを確認してください。</text:p>
          </table:table-cell>
          <table:table-cell table:style-name="ce98"/>
          <table:table-cell table:style-name="ce104" table:number-columns-repeated="2"/>
          <table:table-cell table:style-name="ce104" table:formula="of:=IF(COUNTA([$CSV添付用.H$1:.J$65536])&gt;0;COUNTIF([$CSV添付用.H$1:.J$65536];CONCATENATE(&quot;.*&quot;;[.C96];&quot;,.*&quot;))+COUNTIF([$CSV添付用.H$1:.J$65536];CONCATENATE(&quot;.*&quot;;[.C96]));&quot;&quot;)">
            <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B-</text:a></text:span><text:span text:style-name="T7"><text:a xlink:href="http://www.ciaj.or.jp/access/web/docs/jis2010-test-guidelines/icl-7.1.3.1.html">項番</text:a></text:span><text:span text:style-name="T7"><text:a xlink:href="http://www.ciaj.or.jp/access/web/docs/jis2010-test-guidelines/icl-7.1.3.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97">
            <text:p>97</text:p>
          </table:table-cell>
          <table:table-cell table:style-name="ce8" office:value-type="string">
            <text:p><text:span text:style-name="T3"><text:a xlink:href="http://www.ciaj.or.jp/access/web/docs/WCAG-TECHS/F46.html">F46</text:a></text:span></text:p>
          </table:table-cell>
          <table:table-cell table:style-name="ce33" office:value-type="string">
            <text:p>レイアウトテーブルで、th要素、caption要素、又は空ではないsummary属性を用いている</text:p>
          </table:table-cell>
          <table:table-cell table:style-name="ce55"/>
          <table:table-cell table:style-name="ce72" office:value-type="string">
            <text:p>問題の可能性大／要判断箇所</text:p>
          </table:table-cell>
          <table:table-cell table:style-name="ce39" office:value-type="string">
            <text:p>レイアウトテーブルの場合は、th要素、caption要素、あるいは空ではないsummary属性は使用しないでください。</text:p>
          </table:table-cell>
          <table:table-cell table:style-name="ce98"/>
          <table:table-cell table:style-name="ce104" table:number-columns-repeated="2"/>
          <table:table-cell table:style-name="ce104" table:formula="of:=IF(COUNTA([$CSV添付用.H$1:.J$65536])&gt;0;COUNTIF([$CSV添付用.H$1:.J$65536];CONCATENATE(&quot;.*&quot;;[.C97];&quot;,.*&quot;))+COUNTIF([$CSV添付用.H$1:.J$65536];CONCATENATE(&quot;.*&quot;;[.C97]));&quot;&quot;)">
            <text:p/>
          </table:table-cell>
          <table:table-cell table:style-name="ce39" office:value-type="string">
            <text:p>(不適合事例)</text:p>
          </table:table-cell>
          <table:table-cell table:style-name="ce133"/>
          <table:table-cell table:style-name="ce2" table:number-columns-repeated="244"/>
          <table:table-cell table:number-columns-repeated="767"/>
        </table:table-row>
        <table:table-row table:style-name="ro13">
          <table:table-cell table:style-name="ce2"/>
          <table:table-cell table:style-name="ce1" office:value-type="float" office:value="98">
            <text:p>98</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99">
            <text:p>99</text:p>
          </table:table-cell>
          <table:table-cell table:style-name="ce12" office:value-type="string">
            <text:p><text:span text:style-name="T3"><text:a xlink:href="http://www.ciaj.or.jp/access/web/docs/UNDERSTANDING-WCAG20/content-structure-separation-sequence.html">7.1.3.2</text:a></text:span></text:p>
          </table:table-cell>
          <table:table-cell table:style-name="ce32" office:value-type="string">
            <text:p>意味のある順序: <text:span text:style-name="T6">コンテンツが提供されている順序がその意味に影響を及ぼす場合に</text:span><text:span text:style-name="T6">は、正確な読み上げ順序はプログラムが解釈可能で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100">
            <text:p>100</text:p>
          </table:table-cell>
          <table:table-cell table:style-name="ce8" office:value-type="string">
            <text:p><text:span text:style-name="T3"><text:a xlink:href="http://www.ciaj.or.jp/access/web/docs/WCAG-TECHS/G57.html">G57</text:a></text:span></text:p>
          </table:table-cell>
          <table:table-cell table:style-name="ce33" office:value-type="string">
            <text:p>コンテンツを意味のある順序で並べる</text:p>
          </table:table-cell>
          <table:table-cell table:style-name="ce55"/>
          <table:table-cell table:style-name="ce72" office:value-type="string">
            <text:p>手動確認</text:p>
          </table:table-cell>
          <table:table-cell table:style-name="ce39" office:value-type="string">
            <text:p>miCheckerの音声ブラウザモードで視覚化を実行してください。(リニアライズされて表示されます。) その状況でも、コンテンツの順序に混乱が発生せずに、リニアライズする前のコンテンツと同じ意味を提供していれば適合です。</text:p>
          </table:table-cell>
          <table:table-cell table:style-name="ce98"/>
          <table:table-cell table:style-name="ce104" table:number-columns-repeated="2"/>
          <table:table-cell table:style-name="ce104" table:formula="of:=IF(COUNTA([$CSV添付用.H$1:.J$65536])&gt;0;COUNTIF([$CSV添付用.H$1:.J$65536];CONCATENATE(&quot;.*&quot;;[.C100];&quot;,.*&quot;))+COUNTIF([$CSV添付用.H$1:.J$65536];CONCATENATE(&quot;.*&quot;;[.C100]));&quot;&quot;)">
            <text:p/>
          </table:table-cell>
          <table:table-cell table:style-name="ce39"/>
          <table:table-cell table:style-name="ce135" office:value-type="string">
            <text:p><text:span text:style-name="T7"><text:a xlink:href="http://www.ciaj.or.jp/access/web/docs/jis2010-test-guidelines/icl-7.1.3.2.html">7</text:a></text:span><text:span text:style-name="T7"><text:a xlink:href="http://www.ciaj.or.jp/access/web/docs/jis2010-test-guidelines/icl-7.1.3.2.html">.1.3.2-</text:a></text:span><text:span text:style-name="T7"><text:a xlink:href="http://www.ciaj.or.jp/access/web/docs/jis2010-test-guidelines/icl-7.1.3.2.html">項番</text:a></text:span><text:span text:style-name="T7"><text:a xlink:href="http://www.ciaj.or.jp/access/web/docs/jis2010-test-guidelines/icl-7.1.3.2.html">1</text:a></text:span></text:p>
          </table:table-cell>
          <table:table-cell table:style-name="ce2" table:number-columns-repeated="244"/>
          <table:table-cell table:number-columns-repeated="767"/>
        </table:table-row>
        <table:table-row table:style-name="ro10">
          <table:table-cell table:style-name="ce2"/>
          <table:table-cell table:style-name="ce1" office:value-type="float" office:value="101">
            <text:p>101</text:p>
          </table:table-cell>
          <table:table-cell table:style-name="ce8" office:value-type="string">
            <text:p><text:span text:style-name="T3"><text:a xlink:href="http://www.ciaj.or.jp/access/web/docs/WCAG-TECHS/C27.html">C27</text:a></text:span></text:p>
          </table:table-cell>
          <table:table-cell table:style-name="ce33" office:value-type="string">
            <text:p>DOMの順序を表示順序と一致させる</text:p>
          </table:table-cell>
          <table:table-cell table:style-name="ce55"/>
          <table:table-cell table:style-name="ce72" office:value-type="string">
            <text:p>手動確認</text:p>
          </table:table-cell>
          <table:table-cell table:style-name="ce39" office:value-type="string">
            <text:p>一般的なブラウザで、TABキー(HTMLコンテンツの場合)または矢印キーを用いて、フォーカスを受け取る要素を移動して、その順序が意味と操作性を保持していることを確認します。これは、評価対象とする技術全てに対して実施します。(Flashなど)</text:p>
            <text:p>加えて、miCheckerの音声ブラウザモードで視覚化を実行してください。(リニアライズされて表示されます。) その状況でも、読み上げ順序などに混乱が発生せずに、リニアライズする前のコンテンツと同じ意味を提供していれば適合です。</text:p>
          </table:table-cell>
          <table:table-cell table:style-name="ce98"/>
          <table:table-cell table:style-name="ce104" table:number-columns-repeated="2"/>
          <table:table-cell table:style-name="ce104" table:formula="of:=IF(COUNTA([$CSV添付用.H$1:.J$65536])&gt;0;COUNTIF([$CSV添付用.H$1:.J$65536];CONCATENATE(&quot;.*&quot;;[.C101];&quot;,.*&quot;))+COUNTIF([$CSV添付用.H$1:.J$65536];CONCATENATE(&quot;.*&quot;;[.C101]));&quot;&quot;)">
            <text:p/>
          </table:table-cell>
          <table:table-cell table:style-name="ce39" office:value-type="string">
            <text:p>(7.1.3.2 および 7.2.4.3 の共通項目)</text:p>
          </table:table-cell>
          <table:table-cell table:style-name="ce135" office:value-type="string">
            <text:p><text:span text:style-name="T7"><text:a xlink:href="http://www.ciaj.or.jp/access/web/docs/jis2010-test-guidelines/icl-7.1.3.2.html">7</text:a></text:span><text:span text:style-name="T7"><text:a xlink:href="http://www.ciaj.or.jp/access/web/docs/jis2010-test-guidelines/icl-7.1.3.2.html">.1.3.2-</text:a></text:span><text:span text:style-name="T7"><text:a xlink:href="http://www.ciaj.or.jp/access/web/docs/jis2010-test-guidelines/icl-7.1.3.2.html">項番</text:a></text:span><text:span text:style-name="T7"><text:a xlink:href="http://www.ciaj.or.jp/access/web/docs/jis2010-test-guidelines/icl-7.1.3.2.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02">
            <text:p>102</text:p>
          </table:table-cell>
          <table:table-cell table:style-name="ce8" office:value-type="string">
            <text:p><text:span text:style-name="T3"><text:a xlink:href="http://www.ciaj.or.jp/access/web/docs/WCAG-TECHS/C8.html">C8</text:a></text:span></text:p>
          </table:table-cell>
          <table:table-cell table:style-name="ce33" office:value-type="string">
            <text:p>CSS の letter-spacing プロパティを用いて、単語内の文字間隔を調整する</text:p>
          </table:table-cell>
          <table:table-cell table:style-name="ce55"/>
          <table:table-cell table:style-name="ce72" office:value-type="string">
            <text:p>問題の可能性大</text:p>
          </table:table-cell>
          <table:table-cell table:style-name="ce39" office:value-type="string">
            <text:p>指摘された箇所にはスペースが挿入されています。もし、これが文字の見栄えのために挿入されたダミーのスペースの場合には不適合とします。(スペースを空けたい場合はスタイルシートを用います。)</text:p>
          </table:table-cell>
          <table:table-cell table:style-name="ce98"/>
          <table:table-cell table:style-name="ce104" table:number-columns-repeated="2"/>
          <table:table-cell table:style-name="ce104" table:formula="of:=IF(COUNTA([$CSV添付用.H$1:.J$65536])&gt;0;COUNTIF([$CSV添付用.H$1:.J$65536];CONCATENATE(&quot;.*&quot;;[.C102];&quot;,.*&quot;))+COUNTIF([$CSV添付用.H$1:.J$65536];CONCATENATE(&quot;.*&quot;;[.C102]));&quot;&quot;)">
            <text:p/>
          </table:table-cell>
          <table:table-cell table:style-name="ce39"/>
          <table:table-cell table:style-name="ce135"/>
          <table:table-cell table:style-name="ce2" table:number-columns-repeated="244"/>
          <table:table-cell table:number-columns-repeated="767"/>
        </table:table-row>
        <table:table-row table:style-name="ro7">
          <table:table-cell table:style-name="ce2"/>
          <table:table-cell table:style-name="ce1" office:value-type="float" office:value="103">
            <text:p>103</text:p>
          </table:table-cell>
          <table:table-cell table:style-name="ce8" office:value-type="string">
            <text:p><text:span text:style-name="T3"><text:a xlink:href="http://www.ciaj.or.jp/access/web/docs/WCAG-TECHS/H34.html">H34</text:a></text:span></text:p>
          </table:table-cell>
          <table:table-cell table:style-name="ce33" office:value-type="string">
            <text:p>UnicodeのRLM文字又はLRM文字を用いて、インラインでテキストの方向を混在させる</text:p>
          </table:table-cell>
          <table:table-cell table:style-name="ce55"/>
          <table:table-cell table:style-name="ce72" office:value-type="string">
            <text:p>手動確認</text:p>
          </table:table-cell>
          <table:table-cell table:style-name="ce33" office:value-type="string">
            <text:p>アラビア語およびヘブライ語が使われている場合、RLM/LRMの指定があることをソースレベルで確認します。ただし、dir指定のどちらかのみを用います。</text:p>
          </table:table-cell>
          <table:table-cell table:style-name="ce98"/>
          <table:table-cell table:style-name="ce104" table:number-columns-repeated="2"/>
          <table:table-cell table:style-name="ce104" table:formula="of:=IF(COUNTA([$CSV添付用.H$1:.J$65536])&gt;0;COUNTIF([$CSV添付用.H$1:.J$65536];CONCATENATE(&quot;.*&quot;;[.C103];&quot;,.*&quot;))+COUNTIF([$CSV添付用.H$1:.J$65536];CONCATENATE(&quot;.*&quot;;[.C103]));&quot;&quot;)">
            <text:p/>
          </table:table-cell>
          <table:table-cell table:style-name="ce39" office:value-type="string">
            <text:p>(WAIC実装チェックリスト例には入っていない)</text:p>
          </table:table-cell>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104">
            <text:p>104</text:p>
          </table:table-cell>
          <table:table-cell table:style-name="ce8" office:value-type="string">
            <text:p><text:span text:style-name="T3"><text:a xlink:href="http://www.ciaj.or.jp/access/web/docs/WCAG-TECHS/H56.html">H56</text:a></text:span></text:p>
          </table:table-cell>
          <table:table-cell table:style-name="ce33" office:value-type="string">
            <text:p>インライン要素の dir 属性を用いて、入れ子になったテキストの表記方向に伴う問題を解決する</text:p>
          </table:table-cell>
          <table:table-cell table:style-name="ce55"/>
          <table:table-cell table:style-name="ce72" office:value-type="string">
            <text:p>手動確認</text:p>
          </table:table-cell>
          <table:table-cell table:style-name="ce33" office:value-type="string">
            <text:p>アラビア語およびヘブライ語が使われている場合、dir指定があることをソースレベルで確認します。ただし、RLM/LRM指定のどちらかのみを用います。</text:p>
          </table:table-cell>
          <table:table-cell table:style-name="ce98"/>
          <table:table-cell table:style-name="ce104" table:number-columns-repeated="2"/>
          <table:table-cell table:style-name="ce104" table:formula="of:=IF(COUNTA([$CSV添付用.H$1:.J$65536])&gt;0;COUNTIF([$CSV添付用.H$1:.J$65536];CONCATENATE(&quot;.*&quot;;[.C104];&quot;,.*&quot;))+COUNTIF([$CSV添付用.H$1:.J$65536];CONCATENATE(&quot;.*&quot;;[.C104]));&quot;&quot;)">
            <text:p/>
          </table:table-cell>
          <table:table-cell table:style-name="ce39" office:value-type="string">
            <text:p>(WAIC実装チェックリスト例には入っていない)</text:p>
          </table:table-cell>
          <table:table-cell table:style-name="ce133"/>
          <table:table-cell table:style-name="ce2" table:number-columns-repeated="244"/>
          <table:table-cell table:number-columns-repeated="767"/>
        </table:table-row>
        <table:table-row table:style-name="ro12">
          <table:table-cell table:style-name="ce2"/>
          <table:table-cell table:style-name="ce1" office:value-type="float" office:value="105">
            <text:p>105</text:p>
          </table:table-cell>
          <table:table-cell table:style-name="ce8" office:value-type="string">
            <text:p><text:span text:style-name="T3"><text:a xlink:href="http://www.ciaj.or.jp/access/web/docs/WCAG-TECHS/C6.html">C6</text:a></text:span></text:p>
          </table:table-cell>
          <table:table-cell table:style-name="ce33" office:value-type="string">
            <text:p>構造を示すマークアップをした上で、コンテンツを配置する</text:p>
          </table:table-cell>
          <table:table-cell table:style-name="ce55"/>
          <table:table-cell table:style-name="ce72" office:value-type="string">
            <text:p>手動確認</text:p>
          </table:table-cell>
          <table:table-cell table:style-name="ce39" office:value-type="string">
            <text:p>miCheckerの音声ブラウザモードで視覚化を実行してください。(リニアライズされて表示されます。) その状況でも、コンテンツの構造の理解に混乱が発生せずに、リニアライズする前のコンテンツと同じ意味を提供していれば適合です。</text:p>
          </table:table-cell>
          <table:table-cell table:style-name="ce98"/>
          <table:table-cell table:style-name="ce104" table:number-columns-repeated="2"/>
          <table:table-cell table:style-name="ce104" table:formula="of:=IF(COUNTA([$CSV添付用.H$1:.J$65536])&gt;0;COUNTIF([$CSV添付用.H$1:.J$65536];CONCATENATE(&quot;.*&quot;;[.C105];&quot;,.*&quot;))+COUNTIF([$CSV添付用.H$1:.J$65536];CONCATENATE(&quot;.*&quot;;[.C105]));&quot;&quot;)">
            <text:p/>
          </table:table-cell>
          <table:table-cell table:style-name="ce39" office:value-type="string">
            <text:p>(WAIC実装チェックリスト例には入っていない)</text:p>
            <text:p>(7.1.3.2 および 7.4.1.2 の共通項目)</text:p>
          </table:table-cell>
          <table:table-cell table:style-name="ce133"/>
          <table:table-cell table:style-name="ce2" table:number-columns-repeated="244"/>
          <table:table-cell table:number-columns-repeated="767"/>
        </table:table-row>
        <table:table-row table:style-name="ro21">
          <table:table-cell table:style-name="ce2"/>
          <table:table-cell table:style-name="ce1" office:value-type="float" office:value="106">
            <text:p>106</text:p>
          </table:table-cell>
          <table:table-cell table:style-name="ce8" office:value-type="string">
            <text:p><text:span text:style-name="T3"><text:a xlink:href="http://www.ciaj.or.jp/access/web/docs/WCAG-TECHS/F32.html">F32</text:a></text:span></text:p>
          </table:table-cell>
          <table:table-cell table:style-name="ce33" office:value-type="string">
            <text:p>スペースを用いて、単語内の文字間を空けている</text:p>
          </table:table-cell>
          <table:table-cell table:style-name="ce55"/>
          <table:table-cell table:style-name="ce72" office:value-type="string">
            <text:p>問題の可能性大</text:p>
          </table:table-cell>
          <table:table-cell table:style-name="ce39" office:value-type="string">
            <text:p>空白を含む部分が単語の場合は不適合です。</text:p>
            <text:p>この問題が存在する場合は、C8を不適合とします。</text:p>
          </table:table-cell>
          <table:table-cell table:style-name="ce98"/>
          <table:table-cell table:style-name="ce104" table:number-columns-repeated="2"/>
          <table:table-cell table:style-name="ce104" table:formula="of:=IF(COUNTA([$CSV添付用.H$1:.J$65536])&gt;0;COUNTIF([$CSV添付用.H$1:.J$65536];CONCATENATE(&quot;.*&quot;;[.C106];&quot;,.*&quot;))+COUNTIF([$CSV添付用.H$1:.J$65536];CONCATENATE(&quot;.*&quot;;[.C106]));&quot;&quot;)">
            <text:p/>
          </table:table-cell>
          <table:table-cell table:style-name="ce39" office:value-type="string">
            <text:p>(不適合事例)</text:p>
          </table:table-cell>
          <table:table-cell table:style-name="ce133"/>
          <table:table-cell table:style-name="ce2" table:number-columns-repeated="244"/>
          <table:table-cell table:number-columns-repeated="767"/>
        </table:table-row>
        <table:table-row table:style-name="ro12">
          <table:table-cell table:style-name="ce2"/>
          <table:table-cell table:style-name="ce1" office:value-type="float" office:value="107">
            <text:p>107</text:p>
          </table:table-cell>
          <table:table-cell table:style-name="ce8" office:value-type="string">
            <text:p><text:span text:style-name="T3"><text:a xlink:href="http://www.ciaj.or.jp/access/web/docs/WCAG-TECHS/F49.html">F49</text:a></text:span></text:p>
          </table:table-cell>
          <table:table-cell table:style-name="ce33" office:value-type="string">
            <text:p>リニアライズした際に、意味の通じないHTMLのレイアウトテーブルを用いている</text:p>
          </table:table-cell>
          <table:table-cell table:style-name="ce55"/>
          <table:table-cell table:style-name="ce72" office:value-type="string">
            <text:p>要判断箇所</text:p>
          </table:table-cell>
          <table:table-cell table:style-name="ce39" office:value-type="string">
            <text:p>miCheckerの音声ブラウザモードで視覚化を実行してください。(リニアライズされて表示されます。) その状況でも、コンテンツの順序に混乱が発生せずに、リニアライズする前のコンテンツと同じ意味を提供していれば適合です。</text:p>
            <text:p>この問題が存在する場合は、G57を不適合とします。</text:p>
          </table:table-cell>
          <table:table-cell table:style-name="ce98"/>
          <table:table-cell table:style-name="ce104" table:number-columns-repeated="2"/>
          <table:table-cell table:style-name="ce104" table:formula="of:=IF(COUNTA([$CSV添付用.H$1:.J$65536])&gt;0;COUNTIF([$CSV添付用.H$1:.J$65536];CONCATENATE(&quot;.*&quot;;[.C107];&quot;,.*&quot;))+COUNTIF([$CSV添付用.H$1:.J$65536];CONCATENATE(&quot;.*&quot;;[.C107]));&quot;&quot;)">
            <text:p/>
          </table:table-cell>
          <table:table-cell table:style-name="ce39" office:value-type="string">
            <text:p>(不適合事例)</text:p>
          </table:table-cell>
          <table:table-cell table:style-name="ce133"/>
          <table:table-cell table:style-name="ce2" table:number-columns-repeated="244"/>
          <table:table-cell table:number-columns-repeated="767"/>
        </table:table-row>
        <table:table-row table:style-name="ro13">
          <table:table-cell table:style-name="ce2"/>
          <table:table-cell table:style-name="ce1" office:value-type="float" office:value="108">
            <text:p>108</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109">
            <text:p>109</text:p>
          </table:table-cell>
          <table:table-cell table:style-name="ce12" office:value-type="string">
            <text:p><text:span text:style-name="T3"><text:a xlink:href="http://www.ciaj.or.jp/access/web/docs/UNDERSTANDING-WCAG20/content-structure-separation-understanding.html">7.1.3.3</text:a></text:span></text:p>
          </table:table-cell>
          <table:table-cell table:style-name="ce32" office:value-type="string">
            <text:p>感覚的な特徴：<text:span text:style-name="T6">コンテンツを理解し操作するための説明を、形、大きさ、視覚的な位置</text:span><text:span text:style-name="T6">、方向又は音のような、構成要素がもつ感覚的な特徴だけで提供しては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110">
            <text:p>110</text:p>
          </table:table-cell>
          <table:table-cell table:style-name="ce8" office:value-type="string">
            <text:p><text:span text:style-name="T3"><text:a xlink:href="http://www.ciaj.or.jp/access/web/docs/WCAG-TECHS/G96.html">G96</text:a></text:span></text:p>
          </table:table-cell>
          <table:table-cell table:style-name="ce33" office:value-type="string">
            <text:p>理解すべき情報を感覚的にだけ伝えることのないように、テキストでもアイテムを特定する</text:p>
          </table:table-cell>
          <table:table-cell table:style-name="ce55"/>
          <table:table-cell table:style-name="ce72" office:value-type="string">
            <text:p>手動確認</text:p>
          </table:table-cell>
          <table:table-cell table:style-name="ce39" office:value-type="string">
            <text:p>miCheckerの音声ユーザビリティ視覚化モードで表示してください。(リニアライズされて表示されます。) その状況でも、感覚的な情報 (大きなボタン、右下のボタンといような表現) によって混乱が発生せずに、リニアライズする前のコンテンツと同じ意味を提供していれば適合です。</text:p>
          </table:table-cell>
          <table:table-cell table:style-name="ce98"/>
          <table:table-cell table:style-name="ce104" table:number-columns-repeated="2"/>
          <table:table-cell table:style-name="ce104" table:formula="of:=IF(COUNTA([$CSV添付用.H$1:.J$65536])&gt;0;COUNTIF([$CSV添付用.H$1:.J$65536];CONCATENATE(&quot;.*&quot;;[.C110];&quot;,.*&quot;))+COUNTIF([$CSV添付用.H$1:.J$65536];CONCATENATE(&quot;.*&quot;;[.C110]));&quot;&quot;)">
            <text:p/>
          </table:table-cell>
          <table:table-cell table:style-name="ce39"/>
          <table:table-cell table:style-name="ce135" office:value-type="string">
            <text:p><text:span text:style-name="T7"><text:a xlink:href="http://www.ciaj.or.jp/access/web/docs/jis2010-test-guidelines/icl-7.1.3.3.html">7</text:a></text:span><text:span text:style-name="T7"><text:a xlink:href="http://www.ciaj.or.jp/access/web/docs/jis2010-test-guidelines/icl-7.1.3.3.html">.1.3.3-</text:a></text:span><text:span text:style-name="T7"><text:a xlink:href="http://www.ciaj.or.jp/access/web/docs/jis2010-test-guidelines/icl-7.1.3.3.html">項番</text:a></text:span><text:span text:style-name="T7"><text:a xlink:href="http://www.ciaj.or.jp/access/web/docs/jis2010-test-guidelines/icl-7.1.3.3.html">1</text:a></text:span></text:p>
          </table:table-cell>
          <table:table-cell table:style-name="ce2" table:number-columns-repeated="244"/>
          <table:table-cell table:number-columns-repeated="767"/>
        </table:table-row>
        <table:table-row table:style-name="ro22">
          <table:table-cell table:style-name="ce2"/>
          <table:table-cell table:style-name="ce1" office:value-type="float" office:value="111">
            <text:p>111</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112">
            <text:p>112</text:p>
          </table:table-cell>
          <table:table-cell table:style-name="ce6" office:value-type="string">
            <text:p>7.1.4</text:p>
          </table:table-cell>
          <table:table-cell table:style-name="ce36" office:value-type="string">
            <text:p>コンテンツを、利用者にとって見やすくしたり聞きやすくしたりする。これには、前景と背景とを区別することも含む。</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12">
          <table:table-cell table:style-name="ce2"/>
          <table:table-cell table:style-name="ce1" office:value-type="float" office:value="113">
            <text:p>113</text:p>
          </table:table-cell>
          <table:table-cell table:style-name="ce12" office:value-type="string">
            <text:p><text:span text:style-name="T3"><text:a xlink:href="http://www.ciaj.or.jp/access/web/docs/UNDERSTANDING-WCAG20/visual-audio-contrast-without-color.html">7.1.4.1</text:a></text:span></text:p>
          </table:table-cell>
          <table:table-cell table:style-name="ce32" office:value-type="string">
            <text:p>色の使用：<text:span text:style-name="T6">情報を伝える、何が起こるか若しくは何が起きたかを示す、利用者の反応を</text:span><text:span text:style-name="T6">促す、又は視覚的な要素を区別する視覚的な手段として、色だけを使用してはならな</text:span><text:span text:style-name="T6">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114">
            <text:p>114</text:p>
          </table:table-cell>
          <table:table-cell table:style-name="ce8" office:value-type="string">
            <text:p><text:span text:style-name="T3"><text:a xlink:href="http://www.ciaj.or.jp/access/web/docs/WCAG-TECHS/G14.html">G14</text:a></text:span></text:p>
          </table:table-cell>
          <table:table-cell table:style-name="ce33" office:value-type="string">
            <text:p>色の違いで伝えている情報をテキストでも入手可能にする</text:p>
          </table:table-cell>
          <table:table-cell table:style-name="ce55"/>
          <table:table-cell table:style-name="ce72" office:value-type="string">
            <text:p>要判断箇所／手動確認</text:p>
          </table:table-cell>
          <table:table-cell table:style-name="ce39" office:value-type="string">
            <text:p>miCheckerの音声ユーザビリティ視覚化モードで表示してください。その状態において、色の違いによる表現によって混乱が発生せず、提供されているテキストから同じ意味が取得できれば適合です。</text:p>
          </table:table-cell>
          <table:table-cell table:style-name="ce98"/>
          <table:table-cell table:style-name="ce104" table:number-columns-repeated="2"/>
          <table:table-cell table:style-name="ce104" table:formula="of:=IF(COUNTA([$CSV添付用.H$1:.J$65536])&gt;0;COUNTIF([$CSV添付用.H$1:.J$65536];CONCATENATE(&quot;.*&quot;;[.C114];&quot;,.*&quot;))+COUNTIF([$CSV添付用.H$1:.J$65536];CONCATENATE(&quot;.*&quot;;[.C114]));&quot;&quot;)">
            <text:p/>
          </table:table-cell>
          <table:table-cell table:style-name="ce39" office:value-type="string">
            <text:p>(7.1.4.1状況A, 7.1.4.1状況B の共通項目)</text:p>
          </table:table-cell>
          <table:table-cell table:style-name="ce135"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A-</text:a></text:span><text:span text:style-name="T7"><text:a xlink:href="http://www.ciaj.or.jp/access/web/docs/jis2010-test-guidelines/icl-7.1.4.1.html">項番</text:a></text:span><text:span text:style-name="T7"><text:a xlink:href="http://www.ciaj.or.jp/access/web/docs/jis2010-test-guidelines/icl-7.1.4.1.html">1,</text:a></text:span><text:span text:style-name="T7"><text:a xlink:href="http://www.ciaj.or.jp/access/web/docs/jis2010-test-guidelines/icl-7.1.4.1.html">状況</text:a></text:span><text:span text:style-name="T7"><text:a xlink:href="http://www.ciaj.or.jp/access/web/docs/jis2010-test-guidelines/icl-7.1.4.1.html">B-</text:a></text:span><text:span text:style-name="T7"><text:a xlink:href="http://www.ciaj.or.jp/access/web/docs/jis2010-test-guidelines/icl-7.1.4.1.html">項番</text:a></text:span><text:span text:style-name="T7"><text:a xlink:href="http://www.ciaj.or.jp/access/web/docs/jis2010-test-guidelines/icl-7.1.4.1.html">2</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115">
            <text:p>115</text:p>
          </table:table-cell>
          <table:table-cell table:style-name="ce8" office:value-type="string">
            <text:p><text:span text:style-name="T3"><text:a xlink:href="http://www.ciaj.or.jp/access/web/docs/WCAG-TECHS/G122.html">G122</text:a></text:span></text:p>
          </table:table-cell>
          <table:table-cell table:style-name="ce33" office:value-type="string">
            <text:p>色の手がかりを用いる際には、必ずテキストの手がかりも提供する</text:p>
          </table:table-cell>
          <table:table-cell table:style-name="ce55"/>
          <table:table-cell table:style-name="ce72" office:value-type="string">
            <text:p>要判断箇所</text:p>
          </table:table-cell>
          <table:table-cell table:style-name="ce39" office:value-type="string">
            <text:p>miCheckerの音声ユーザビリティ視覚化モードで表示してください。その状態において、色を手かがりにしていることで混乱が発生せず、提供されているテキストから同じ意味が取得できれば適合です。</text:p>
            <text:p>例えば、ページ中に「赤文字が必須」と色の違いを手がかりにしているような場合は、赤い文字部分にテキストで「(必須)」と添えていないと不適合です。</text:p>
          </table:table-cell>
          <table:table-cell table:style-name="ce98"/>
          <table:table-cell table:style-name="ce104" table:number-columns-repeated="2"/>
          <table:table-cell table:style-name="ce104" table:formula="of:=IF(COUNTA([$CSV添付用.H$1:.J$65536])&gt;0;COUNTIF([$CSV添付用.H$1:.J$65536];CONCATENATE(&quot;.*&quot;;[.C115];&quot;,.*&quot;))+COUNTIF([$CSV添付用.H$1:.J$65536];CONCATENATE(&quot;.*&quot;;[.C115]));&quot;&quot;)">
            <text:p/>
          </table:table-cell>
          <table:table-cell table:style-name="ce39"/>
          <table:table-cell table:style-name="ce135"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A-</text:a></text:span><text:span text:style-name="T7"><text:a xlink:href="http://www.ciaj.or.jp/access/web/docs/jis2010-test-guidelines/icl-7.1.4.1.html">項番</text:a></text:span><text:span text:style-name="T7"><text:a xlink:href="http://www.ciaj.or.jp/access/web/docs/jis2010-test-guidelines/icl-7.1.4.1.html">1</text:a></text:span></text:p>
          </table:table-cell>
          <table:table-cell table:style-name="ce2" table:number-columns-repeated="244"/>
          <table:table-cell table:number-columns-repeated="767"/>
        </table:table-row>
        <table:table-row table:style-name="ro16">
          <table:table-cell table:style-name="ce2"/>
          <table:table-cell table:style-name="ce1" office:value-type="float" office:value="116">
            <text:p>116</text:p>
          </table:table-cell>
          <table:table-cell table:style-name="ce8" office:value-type="string">
            <text:p><text:span text:style-name="T3"><text:a xlink:href="http://www.ciaj.or.jp/access/web/docs/WCAG-TECHS/G182.html">G182</text:a></text:span></text:p>
          </table:table-cell>
          <table:table-cell table:style-name="ce33" office:value-type="string">
            <text:p>テキストの色の違いで情報を伝える際は、視覚的な手がかりを補足する</text:p>
          </table:table-cell>
          <table:table-cell table:style-name="ce55"/>
          <table:table-cell table:style-name="ce72" office:value-type="string">
            <text:p>要判断箇所</text:p>
          </table:table-cell>
          <table:table-cell table:style-name="ce39" office:value-type="string">
            <text:p>miCheckerの音声ユーザビリティ視覚化モードで表示してください。その状態において、色の違いによる表現によって混乱が発生しないように、視覚的な手かがり(テキストに下線を引く、イタリックにする、フォントを変えるなど)が提供されていれば適合です。</text:p>
          </table:table-cell>
          <table:table-cell table:style-name="ce98"/>
          <table:table-cell table:style-name="ce104" table:number-columns-repeated="2"/>
          <table:table-cell table:style-name="ce104" table:formula="of:=IF(COUNTA([$CSV添付用.H$1:.J$65536])&gt;0;COUNTIF([$CSV添付用.H$1:.J$65536];CONCATENATE(&quot;.*&quot;;[.C116];&quot;,.*&quot;))+COUNTIF([$CSV添付用.H$1:.J$65536];CONCATENATE(&quot;.*&quot;;[.C116]));&quot;&quot;)">
            <text:p/>
          </table:table-cell>
          <table:table-cell table:style-name="ce39"/>
          <table:table-cell table:style-name="ce135"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A-</text:a></text:span><text:span text:style-name="T7"><text:a xlink:href="http://www.ciaj.or.jp/access/web/docs/jis2010-test-guidelines/icl-7.1.4.1.html">項番</text:a></text:span><text:span text:style-name="T7"><text:a xlink:href="http://www.ciaj.or.jp/access/web/docs/jis2010-test-guidelines/icl-7.1.4.1.html">2</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17">
            <text:p>117</text:p>
          </table:table-cell>
          <table:table-cell table:style-name="ce8" office:value-type="string">
            <text:p><text:span text:style-name="T3"><text:a xlink:href="http://www.ciaj.or.jp/access/web/docs/WCAG-TECHS/G183.html">G183</text:a></text:span></text:p>
          </table:table-cell>
          <table:table-cell table:style-name="ce33" office:value-type="string">
            <text:p>リンク又はコントロールを色だけで識別している箇所の視覚的な手がかりを補足するために、周囲にあるテキストとのコントラスト比を 3:1 以上にする</text:p>
          </table:table-cell>
          <table:table-cell table:style-name="ce55"/>
          <table:table-cell table:style-name="ce72" office:value-type="string">
            <text:p>手動確認</text:p>
          </table:table-cell>
          <table:table-cell table:style-name="ce39" office:value-type="string">
            <text:p>カラー・コントラスト・アナライザーなどを利用して、リンク又はコントロールを色だけで識別している箇所では、周囲にあるテキストとのコントラスト比が 3:1 以上になっているか確認してください。</text:p>
          </table:table-cell>
          <table:table-cell table:style-name="ce98"/>
          <table:table-cell table:style-name="ce114"/>
          <table:table-cell table:style-name="ce104"/>
          <table:table-cell table:style-name="ce104" table:formula="of:=IF(COUNTA([$CSV添付用.H$1:.J$65536])&gt;0;COUNTIF([$CSV添付用.H$1:.J$65536];CONCATENATE(&quot;.*&quot;;[.C117];&quot;,.*&quot;))+COUNTIF([$CSV添付用.H$1:.J$65536];CONCATENATE(&quot;.*&quot;;[.C117]));&quot;&quot;)">
            <text:p/>
          </table:table-cell>
          <table:table-cell table:style-name="ce39"/>
          <table:table-cell table:style-name="ce135"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A-</text:a></text:span><text:span text:style-name="T7"><text:a xlink:href="http://www.ciaj.or.jp/access/web/docs/jis2010-test-guidelines/icl-7.1.4.1.html">項番</text:a></text:span><text:span text:style-name="T7"><text:a xlink:href="http://www.ciaj.or.jp/access/web/docs/jis2010-test-guidelines/icl-7.1.4.1.html">3</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18">
            <text:p>118</text:p>
          </table:table-cell>
          <table:table-cell table:style-name="ce8" office:value-type="string">
            <text:p><text:span text:style-name="T3"><text:a xlink:href="http://www.ciaj.or.jp/access/web/docs/WCAG-TECHS/G111.html">G111</text:a></text:span></text:p>
          </table:table-cell>
          <table:table-cell table:style-name="ce33" office:value-type="string">
            <text:p>色とパターンを併用する</text:p>
          </table:table-cell>
          <table:table-cell table:style-name="ce55"/>
          <table:table-cell table:style-name="ce72" office:value-type="string">
            <text:p>手動確認</text:p>
          </table:table-cell>
          <table:table-cell table:style-name="ce39" office:value-type="string">
            <text:p>一般的なブラウザで、情報を伝える画像の中で色を使っている場合は、色だけでなくパターンを併用しているか確認してください。併用していれば適合です。判断が難しい場合などはモノクロ印刷を行い確認してください。</text:p>
          </table:table-cell>
          <table:table-cell table:style-name="ce98"/>
          <table:table-cell table:style-name="ce104" table:number-columns-repeated="2"/>
          <table:table-cell table:style-name="ce104" table:formula="of:=IF(COUNTA([$CSV添付用.H$1:.J$65536])&gt;0;COUNTIF([$CSV添付用.H$1:.J$65536];CONCATENATE(&quot;.*&quot;;[.C118];&quot;,.*&quot;))+COUNTIF([$CSV添付用.H$1:.J$65536];CONCATENATE(&quot;.*&quot;;[.C118]));&quot;&quot;)">
            <text:p/>
          </table:table-cell>
          <table:table-cell table:style-name="ce39"/>
          <table:table-cell table:style-name="ce135"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B-</text:a></text:span><text:span text:style-name="T7"><text:a xlink:href="http://www.ciaj.or.jp/access/web/docs/jis2010-test-guidelines/icl-7.1.4.1.html">項番</text:a></text:span><text:span text:style-name="T7"><text:a xlink:href="http://www.ciaj.or.jp/access/web/docs/jis2010-test-guidelines/icl-7.1.4.1.html">1</text:a></text:span></text:p>
          </table:table-cell>
          <table:table-cell table:style-name="ce2" table:number-columns-repeated="244"/>
          <table:table-cell table:number-columns-repeated="767"/>
        </table:table-row>
        <table:table-row table:style-name="ro13">
          <table:table-cell table:style-name="ce2"/>
          <table:table-cell table:style-name="ce1" office:value-type="float" office:value="119">
            <text:p>119</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9">
          <table:table-cell table:style-name="ce2"/>
          <table:table-cell table:style-name="ce1" office:value-type="float" office:value="120">
            <text:p>120</text:p>
          </table:table-cell>
          <table:table-cell table:style-name="ce12" office:value-type="string">
            <text:p><text:span text:style-name="T3"><text:a xlink:href="http://www.ciaj.or.jp/access/web/docs/UNDERSTANDING-WCAG20/visual-audio-contrast-dis-audio.html">7.1.4.2</text:a></text:span></text:p>
          </table:table-cell>
          <table:table-cell table:style-name="ce32" office:value-type="string">
            <text:p>音声制御: <text:span text:style-name="T6">ウェブページ上にある音声が自動的に再生され、その音声が</text:span><text:span text:style-name="T6">3 </text:span><text:span text:style-name="T6">秒より長く続</text:span><text:span text:style-name="T6">く場合、その音声を一時停止若しくは停止するメカニズム、又はシステム全体の音量レ</text:span><text:span text:style-name="T6">ベルに影響を与えずに音量レベルを調整できるメカニズムを提供し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121">
            <text:p>121</text:p>
          </table:table-cell>
          <table:table-cell table:style-name="ce8" office:value-type="string">
            <text:p><text:span text:style-name="T3"><text:a xlink:href="http://www.ciaj.or.jp/access/web/docs/WCAG-TECHS/G60.html">G60</text:a></text:span></text:p>
          </table:table-cell>
          <table:table-cell table:style-name="ce33" office:value-type="string">
            <text:p>音声の再生を3秒以内に自動的に停止する</text:p>
          </table:table-cell>
          <table:table-cell table:style-name="ce55"/>
          <table:table-cell table:style-name="ce72" office:value-type="string">
            <text:p>手動確認</text:p>
          </table:table-cell>
          <table:table-cell table:style-name="ce39" office:value-type="string">
            <text:p>ページを開いたときに流れる音声が3秒以内に停止することを確認してください。さらに再生される場合は不適合です。</text:p>
          </table:table-cell>
          <table:table-cell table:style-name="ce98"/>
          <table:table-cell table:style-name="ce104" table:number-columns-repeated="2"/>
          <table:table-cell table:style-name="ce104" table:formula="of:=IF(COUNTA([$CSV添付用.H$1:.J$65536])&gt;0;COUNTIF([$CSV添付用.H$1:.J$65536];CONCATENATE(&quot;.*&quot;;[.C121];&quot;,.*&quot;))+COUNTIF([$CSV添付用.H$1:.J$65536];CONCATENATE(&quot;.*&quot;;[.C121]));&quot;&quot;)">
            <text:p/>
          </table:table-cell>
          <table:table-cell table:style-name="ce39"/>
          <table:table-cell table:style-name="ce135" office:value-type="string">
            <text:p><text:span text:style-name="T7"><text:a xlink:href="http://www.ciaj.or.jp/access/web/docs/jis2010-test-guidelines/icl-7.1.4.2.html">7</text:a></text:span><text:span text:style-name="T7"><text:a xlink:href="http://www.ciaj.or.jp/access/web/docs/jis2010-test-guidelines/icl-7.1.4.2.html">.1.4.2-</text:a></text:span><text:span text:style-name="T7"><text:a xlink:href="http://www.ciaj.or.jp/access/web/docs/jis2010-test-guidelines/icl-7.1.4.2.html">項番</text:a></text:span><text:span text:style-name="T7"><text:a xlink:href="http://www.ciaj.or.jp/access/web/docs/jis2010-test-guidelines/icl-7.1.4.2.html">1</text:a></text:span></text:p>
          </table:table-cell>
          <table:table-cell table:style-name="ce2" table:number-columns-repeated="244"/>
          <table:table-cell table:number-columns-repeated="767"/>
        </table:table-row>
        <table:table-row table:style-name="ro23">
          <table:table-cell table:style-name="ce2"/>
          <table:table-cell table:style-name="ce1" office:value-type="float" office:value="122">
            <text:p>122</text:p>
          </table:table-cell>
          <table:table-cell table:style-name="ce8" office:value-type="string">
            <text:p><text:span text:style-name="T3"><text:a xlink:href="http://www.ciaj.or.jp/access/web/docs/WCAG-TECHS/G170.html">G170</text:a></text:span></text:p>
          </table:table-cell>
          <table:table-cell table:style-name="ce33" office:value-type="string">
            <text:p>自動的に再生される音声を停止するコントロールを、ウェブページの先頭付近で提供する</text:p>
          </table:table-cell>
          <table:table-cell table:style-name="ce55"/>
          <table:table-cell table:style-name="ce72" office:value-type="string">
            <text:p>手動確認</text:p>
          </table:table-cell>
          <table:table-cell table:style-name="ce39" office:value-type="string">
            <text:p>一般的なブラウザで、ページを開いたときに自動的に音声が再生される場合、それを停止するためのコントロールがページの先頭付近に用意されていることを確認してください。用意されていれば適合です。</text:p>
          </table:table-cell>
          <table:table-cell table:style-name="ce98"/>
          <table:table-cell table:style-name="ce104" table:number-columns-repeated="2"/>
          <table:table-cell table:style-name="ce104" table:formula="of:=IF(COUNTA([$CSV添付用.H$1:.J$65536])&gt;0;COUNTIF([$CSV添付用.H$1:.J$65536];CONCATENATE(&quot;.*&quot;;[.C122];&quot;,.*&quot;))+COUNTIF([$CSV添付用.H$1:.J$65536];CONCATENATE(&quot;.*&quot;;[.C122]));&quot;&quot;)">
            <text:p/>
          </table:table-cell>
          <table:table-cell table:style-name="ce39"/>
          <table:table-cell table:style-name="ce135" office:value-type="string">
            <text:p><text:span text:style-name="T7"><text:a xlink:href="http://www.ciaj.or.jp/access/web/docs/jis2010-test-guidelines/icl-7.1.4.2.html">7</text:a></text:span><text:span text:style-name="T7"><text:a xlink:href="http://www.ciaj.or.jp/access/web/docs/jis2010-test-guidelines/icl-7.1.4.2.html">.1.4.2-</text:a></text:span><text:span text:style-name="T7"><text:a xlink:href="http://www.ciaj.or.jp/access/web/docs/jis2010-test-guidelines/icl-7.1.4.2.html">項番</text:a></text:span><text:span text:style-name="T7"><text:a xlink:href="http://www.ciaj.or.jp/access/web/docs/jis2010-test-guidelines/icl-7.1.4.2.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23">
            <text:p>123</text:p>
          </table:table-cell>
          <table:table-cell table:style-name="ce8" office:value-type="string">
            <text:p><text:span text:style-name="T3"><text:a xlink:href="http://www.ciaj.or.jp/access/web/docs/WCAG-TECHS/G171.html">G171</text:a></text:span></text:p>
          </table:table-cell>
          <table:table-cell table:style-name="ce33" office:value-type="string">
            <text:p>利用者の要求に応じてのみ、音声を再生する</text:p>
          </table:table-cell>
          <table:table-cell table:style-name="ce55"/>
          <table:table-cell table:style-name="ce72" office:value-type="string">
            <text:p>問題あり／手動確認</text:p>
          </table:table-cell>
          <table:table-cell table:style-name="ce39" office:value-type="string">
            <text:p>音声を再生する仕組みがある場合、利用者の指示がないと再生を開始しなければ適合です。</text:p>
          </table:table-cell>
          <table:table-cell table:style-name="ce98"/>
          <table:table-cell table:style-name="ce104" table:number-columns-repeated="2"/>
          <table:table-cell table:style-name="ce104" table:formula="of:=IF(COUNTA([$CSV添付用.H$1:.J$65536])&gt;0;COUNTIF([$CSV添付用.H$1:.J$65536];CONCATENATE(&quot;.*&quot;;[.C123];&quot;,.*&quot;))+COUNTIF([$CSV添付用.H$1:.J$65536];CONCATENATE(&quot;.*&quot;;[.C123]));&quot;&quot;)">
            <text:p/>
          </table:table-cell>
          <table:table-cell table:style-name="ce39"/>
          <table:table-cell table:style-name="ce135" office:value-type="string">
            <text:p><text:span text:style-name="T7"><text:a xlink:href="http://www.ciaj.or.jp/access/web/docs/jis2010-test-guidelines/icl-7.1.4.2.html">7</text:a></text:span><text:span text:style-name="T7"><text:a xlink:href="http://www.ciaj.or.jp/access/web/docs/jis2010-test-guidelines/icl-7.1.4.2.html">.1.4.2-</text:a></text:span><text:span text:style-name="T7"><text:a xlink:href="http://www.ciaj.or.jp/access/web/docs/jis2010-test-guidelines/icl-7.1.4.2.html">項番</text:a></text:span><text:span text:style-name="T7"><text:a xlink:href="http://www.ciaj.or.jp/access/web/docs/jis2010-test-guidelines/icl-7.1.4.2.html">1</text:a></text:span></text:p>
          </table:table-cell>
          <table:table-cell table:style-name="ce2" table:number-columns-repeated="244"/>
          <table:table-cell table:number-columns-repeated="767"/>
        </table:table-row>
        <table:table-row table:style-name="ro13">
          <table:table-cell table:style-name="ce2"/>
          <table:table-cell table:style-name="ce1" office:value-type="float" office:value="124">
            <text:p>124</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20">
          <table:table-cell table:style-name="ce2"/>
          <table:table-cell table:style-name="ce1" office:value-type="float" office:value="125">
            <text:p>125</text:p>
          </table:table-cell>
          <table:table-cell table:style-name="ce12" office:value-type="string">
            <text:p><text:span text:style-name="T3"><text:a xlink:href="http://www.ciaj.or.jp/access/web/docs/UNDERSTANDING-WCAG20/visual-audio-contrast-contrast.html">7.1.4.3</text:a></text:span></text:p>
          </table:table-cell>
          <table:table-cell table:style-name="ce32" office:value-type="string">
            <text:p>最低限のコントラスト: <text:span text:style-name="T6">テキスト及び画像化された文字の視覚的な表現には、少なくとも </text:span><text:span text:style-name="T6">4.5</text:span><text:span text:style-name="T6">：</text:span><text:span text:style-name="T6">1 </text:span><text:span text:style-name="T6">のコントラスト比をもたせる。ただし、次の場合は除く： </text:span><text:span text:style-name="T6">a)</text:span><text:span text:style-name="T6">大きな文字 </text:span><text:span text:style-name="T6">b)</text:span><text:span text:style-name="T6">付随的</text:span><text:span text:style-name="T6">, c:</text:span><text:span text:style-name="T6">ロゴタイプ</text:span></text:p>
          </table:table-cell>
          <table:table-cell table:style-name="ce54" office:value-type="string">
            <text:p>AA</text:p>
          </table:table-cell>
          <table:table-cell table:style-name="ce71"/>
          <table:table-cell table:style-name="ce84" office:value-type="string">
            <text:p>例外事項の補足:</text:p>
            <text:p>a) 大きな文字の場合のコントラスト比は少なくとも3:1以上。</text:p>
            <text:p>b) 付随的とは、テキストであっても、装飾を目的にしたもの、写真の一部でその文字自身は重要でないもの、アクティブではないユーザーインタフェース・コンポーネントの一部(意図的にグレーにすることがある)をさす。</text:p>
            <text:p>c) 会社のロゴなど。</text:p>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4"/>
          <table:table-cell table:number-columns-repeated="767"/>
        </table:table-row>
        <table:table-row table:style-name="ro10">
          <table:table-cell table:style-name="ce2"/>
          <table:table-cell table:style-name="ce1" office:value-type="float" office:value="126">
            <text:p>126</text:p>
          </table:table-cell>
          <table:table-cell table:style-name="ce8" office:value-type="string">
            <text:p><text:span text:style-name="T3"><text:a xlink:href="http://www.ciaj.or.jp/access/web/docs/WCAG-TECHS/G18.html">G18</text:a></text:span></text:p>
          </table:table-cell>
          <table:table-cell table:style-name="ce37" office:value-type="string">
            <text:p>テキスト（及び画像化された文字）とその背景の間に、少なくとも4.5:1以上のコントラスト比をもたせる</text:p>
          </table:table-cell>
          <table:table-cell table:style-name="ce58"/>
          <table:table-cell table:style-name="ce72" office:value-type="string">
            <text:p>問題あり／問題の可能性大／要判断箇所／手動確認</text:p>
          </table:table-cell>
          <table:table-cell table:style-name="ce39" office:value-type="string">
            <text:p>miCheckerのロービジョンシミュレーションや、カラー・コントラスト・アナライザーなども利用し、テキスト(画像化された文字を含む)とその背景とのコントラスト比が 4.5:1 以上になっているかどうかを確認してください。</text:p>
            <text:p>注意：太字でないテキストが18ポイント（日本語は22ポイント)未満、太字のテキストが14ポイント(日本語は18ポイント)未満の場合に適用</text:p>
          </table:table-cell>
          <table:table-cell table:style-name="ce98"/>
          <table:table-cell table:style-name="ce104" table:number-columns-repeated="2"/>
          <table:table-cell table:style-name="ce104" table:formula="of:=IF(COUNTA([$CSV添付用.H$1:.J$65536])&gt;0;COUNTIF([$CSV添付用.H$1:.J$65536];CONCATENATE(&quot;.*&quot;;[.C126];&quot;,.*&quot;))+COUNTIF([$CSV添付用.H$1:.J$65536];CONCATENATE(&quot;.*&quot;;[.C126]));&quot;&quot;)">
            <text:p/>
          </table:table-cell>
          <table:table-cell table:style-name="ce39"/>
          <table:table-cell table:style-name="ce135" office:value-type="string">
            <text:p><text:span text:style-name="T7"><text:a xlink:href="http://www.ciaj.or.jp/access/web/docs/jis2010-test-guidelines/icl-7.1.4.3.html">7.1.4.3</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27">
            <text:p>127</text:p>
          </table:table-cell>
          <table:table-cell table:style-name="ce8" office:value-type="string">
            <text:p><text:span text:style-name="T3"><text:a xlink:href="http://www.ciaj.or.jp/access/web/docs/WCAG-TECHS/G148.html">G148</text:a></text:span></text:p>
          </table:table-cell>
          <table:table-cell table:style-name="ce37" office:value-type="string">
            <text:p>背景色及びテキストの色を指定せず、その初期設定を変更するウェブコンテンツ技術の機能を用いない</text:p>
          </table:table-cell>
          <table:table-cell table:style-name="ce58"/>
          <table:table-cell table:style-name="ce72" office:value-type="string">
            <text:p>手動確認</text:p>
          </table:table-cell>
          <table:table-cell table:style-name="ce39" office:value-type="string">
            <text:p>テキストの色を指定できる箇所で色を指定していないこと、背景の色を指定できる箇所で背景の色を指定していないこと、背景に画像を指定できる箇所で画像をもちいていないことを確認してください。</text:p>
          </table:table-cell>
          <table:table-cell table:style-name="ce98"/>
          <table:table-cell table:style-name="ce104" table:number-columns-repeated="2"/>
          <table:table-cell table:style-name="ce104" table:formula="of:=IF(COUNTA([$CSV添付用.H$1:.J$65536])&gt;0;COUNTIF([$CSV添付用.H$1:.J$65536];CONCATENATE(&quot;.*&quot;;[.C127];&quot;,.*&quot;))+COUNTIF([$CSV添付用.H$1:.J$65536];CONCATENATE(&quot;.*&quot;;[.C127]));&quot;&quot;)">
            <text:p/>
          </table:table-cell>
          <table:table-cell table:style-name="ce39"/>
          <table:table-cell table:style-name="ce135" office:value-type="string">
            <text:p><text:span text:style-name="T7"><text:a xlink:href="http://www.ciaj.or.jp/access/web/docs/jis2010-test-guidelines/icl-7.1.4.3.html">7.1.4.3</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28">
            <text:p>128</text:p>
          </table:table-cell>
          <table:table-cell table:style-name="ce8" office:value-type="string">
            <text:p><text:span text:style-name="T3"><text:a xlink:href="http://www.ciaj.or.jp/access/web/docs/WCAG-TECHS/G174.html">G174</text:a></text:span></text:p>
          </table:table-cell>
          <table:table-cell table:style-name="ce37" office:value-type="string">
            <text:p>十分なコントラスト比のあるコントロールを提供して、利用者が十分なコントラストのある表現に変換できるようにする</text:p>
          </table:table-cell>
          <table:table-cell table:style-name="ce58"/>
          <table:table-cell table:style-name="ce72" office:value-type="string">
            <text:p>手動確認</text:p>
          </table:table-cell>
          <table:table-cell table:style-name="ce89" office:value-type="string">
            <text:p>コントラストを変える手段が提供されていて、かつ、その手段自身もコントラストを十分にもっていれば適合です。</text:p>
          </table:table-cell>
          <table:table-cell table:style-name="ce104" table:number-columns-repeated="3"/>
          <table:table-cell table:style-name="ce104" table:formula="of:=IF(COUNTA([$CSV添付用.H$1:.J$65536])&gt;0;COUNTIF([$CSV添付用.H$1:.J$65536];CONCATENATE(&quot;.*&quot;;[.C128];&quot;,.*&quot;))+COUNTIF([$CSV添付用.H$1:.J$65536];CONCATENATE(&quot;.*&quot;;[.C128]));&quot;&quot;)">
            <text:p/>
          </table:table-cell>
          <table:table-cell table:style-name="ce39"/>
          <table:table-cell table:style-name="ce135" office:value-type="string">
            <text:p><text:span text:style-name="T7"><text:a xlink:href="http://www.ciaj.or.jp/access/web/docs/jis2010-test-guidelines/icl-7.1.4.3.html">7.1.4.3</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129">
            <text:p>129</text:p>
          </table:table-cell>
          <table:table-cell table:style-name="ce8" office:value-type="string">
            <text:p><text:span text:style-name="T3"><text:a xlink:href="http://www.ciaj.or.jp/access/web/docs/WCAG-TECHS/G145.html">G145</text:a></text:span></text:p>
          </table:table-cell>
          <table:table-cell table:style-name="ce37" office:value-type="string">
            <text:p>テキスト（及び画像化された文字）とその背景の間に、少なくとも3:1以上のコントラスト比をもたせる</text:p>
          </table:table-cell>
          <table:table-cell table:style-name="ce58"/>
          <table:table-cell table:style-name="ce72" office:value-type="string">
            <text:p>問題あり／要判断箇所／手動確認</text:p>
          </table:table-cell>
          <table:table-cell table:style-name="ce39" office:value-type="string">
            <text:p>miCheckerのロービジョンシミュレーションや、カラー・コントラスト・アナライザーなども利用し、テキスト(画像化された文字を含む)とその背景とのコントラスト比が 3:1 以上になっているかどうかを確認してください。</text:p>
            <text:p>注意：太字でないテキストが少なくとも18ポイント（日本語は22ポイント)以上、太字のテキストが少なくとも14ポイント(日本語は18ポイント)以上の場合に適用</text:p>
          </table:table-cell>
          <table:table-cell table:style-name="ce98"/>
          <table:table-cell table:style-name="ce104" table:number-columns-repeated="2"/>
          <table:table-cell table:style-name="ce104" table:formula="of:=IF(COUNTA([$CSV添付用.H$1:.J$65536])&gt;0;COUNTIF([$CSV添付用.H$1:.J$65536];CONCATENATE(&quot;.*&quot;;[.C129];&quot;,.*&quot;))+COUNTIF([$CSV添付用.H$1:.J$65536];CONCATENATE(&quot;.*&quot;;[.C129]));&quot;&quot;)">
            <text:p/>
          </table:table-cell>
          <table:table-cell table:style-name="ce39"/>
          <table:table-cell table:style-name="ce135" office:value-type="string">
            <text:p><text:span text:style-name="T7"><text:a xlink:href="http://www.ciaj.or.jp/access/web/docs/jis2010-test-guidelines/icl-7.1.4.3.html">7.1.4.3</text:a></text:span></text:p>
          </table:table-cell>
          <table:table-cell table:style-name="ce2" table:number-columns-repeated="244"/>
          <table:table-cell table:number-columns-repeated="767"/>
        </table:table-row>
        <table:table-row table:style-name="ro13">
          <table:table-cell table:style-name="ce2"/>
          <table:table-cell table:style-name="ce1" office:value-type="float" office:value="130">
            <text:p>130</text:p>
          </table:table-cell>
          <table:table-cell table:style-name="ce11"/>
          <table:table-cell table:style-name="ce37"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14">
          <table:table-cell table:style-name="ce2"/>
          <table:table-cell table:style-name="ce1" office:value-type="float" office:value="131">
            <text:p>131</text:p>
          </table:table-cell>
          <table:table-cell table:style-name="ce12" office:value-type="string">
            <text:p><text:span text:style-name="T3"><text:a xlink:href="http://www.ciaj.or.jp/access/web/docs/UNDERSTANDING-WCAG20/visual-audio-contrast-scale.html">7.1.4.4</text:a></text:span></text:p>
          </table:table-cell>
          <table:table-cell table:style-name="ce32" office:value-type="string">
            <text:p>テキストのサイズ変更: <text:span text:style-name="T6">コンテンツ又は機能を損なうことなく、テキストを支援技術なし</text:span><text:span text:style-name="T6">で </text:span><text:span text:style-name="T6">200</text:span><text:span text:style-name="T6">％ までサイズ変更できる。ただし、キャプション及び画像化された文字は除く。 </text:span></text:p>
          </table:table-cell>
          <table:table-cell table:style-name="ce54" office:value-type="string">
            <text:p>AA</text:p>
          </table:table-cell>
          <table:table-cell table:style-name="ce71"/>
          <table:table-cell table:style-name="ce87" office:value-type="string">
            <text:p>追加の補足：</text:p>
            <text:p>どの実装方法の組み合わせで達成させるかを予め把握し、それらの実装方法が適合であるかどうかの判定をすると良いでしょう。</text:p>
            <text:p>サポートするブラウザによって、実装する実装方法が異なる可能性があることにも注意してください。(G178の実装方法によりコンテンツとして拡大機能を提供したとしても、それが働かないブラウザがサポート対象として含まれるならば、依然、G178以外のここにあげられた実装方法で等しく拡大することが出来るようにしなくてはならない。)</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132">
            <text:p>132</text:p>
          </table:table-cell>
          <table:table-cell table:style-name="ce8" office:value-type="string">
            <text:p><text:span text:style-name="T3"><text:a xlink:href="http://www.ciaj.or.jp/access/web/docs/WCAG-TECHS/G142.html">G142</text:a></text:span></text:p>
          </table:table-cell>
          <table:table-cell table:style-name="ce37" office:value-type="string">
            <text:p>ズーム機能をサポートする一般に入手可能なユーザーエージェントのあるウェブコンテンツ技術を用いる</text:p>
          </table:table-cell>
          <table:table-cell table:style-name="ce58"/>
          <table:table-cell table:style-name="ce72" office:value-type="string">
            <text:p>手動確認</text:p>
          </table:table-cell>
          <table:table-cell table:style-name="ce39" office:value-type="string">
            <text:p>サポート対象のブラウザで、ブラウザの持つズーム機能が利用できることを確認してください。</text:p>
          </table:table-cell>
          <table:table-cell table:style-name="ce98"/>
          <table:table-cell table:style-name="ce104" table:number-columns-repeated="2"/>
          <table:table-cell table:style-name="ce104" table:formula="of:=IF(COUNTA([$CSV添付用.H$1:.J$65536])&gt;0;COUNTIF([$CSV添付用.H$1:.J$65536];CONCATENATE(&quot;.*&quot;;[.C132];&quot;,.*&quot;))+COUNTIF([$CSV添付用.H$1:.J$65536];CONCATENATE(&quot;.*&quot;;[.C132]));&quot;&quot;)">
            <text:p/>
          </table:table-cell>
          <table:table-cell table:style-name="ce39"/>
          <table:table-cell table:style-name="ce135" office:value-type="string">
            <text:p><text:span text:style-name="T7"><text:a xlink:href="http://www.ciaj.or.jp/access/web/docs/jis2010-test-guidelines/icl-7.1.4.4.html">7.1.4.4</text:a></text:span></text:p>
          </table:table-cell>
          <table:table-cell table:style-name="ce2" table:number-columns-repeated="244"/>
          <table:table-cell table:number-columns-repeated="767"/>
        </table:table-row>
        <table:table-row table:style-name="ro13">
          <table:table-cell table:style-name="ce2"/>
          <table:table-cell table:style-name="ce1" office:value-type="float" office:value="133">
            <text:p>133</text:p>
          </table:table-cell>
          <table:table-cell table:style-name="ce8" office:value-type="string">
            <text:p><text:span text:style-name="T3"><text:a xlink:href="http://www.ciaj.or.jp/access/web/docs/WCAG-TECHS/C28.html">C28</text:a></text:span></text:p>
          </table:table-cell>
          <table:table-cell table:style-name="ce37" office:value-type="string">
            <text:p>em単位を用いて、テキストコンテナのサイズを指定する (CSS)</text:p>
          </table:table-cell>
          <table:table-cell table:style-name="ce58"/>
          <table:table-cell table:style-name="ce72" office:value-type="string">
            <text:p>手動確認</text:p>
          </table:table-cell>
          <table:table-cell table:style-name="ce39" office:value-type="string">
            <text:p>テキストコンテナのサイズ指定にはem単位を使ってください。</text:p>
          </table:table-cell>
          <table:table-cell table:style-name="ce98"/>
          <table:table-cell table:style-name="ce104" table:number-columns-repeated="2"/>
          <table:table-cell table:style-name="ce104" table:formula="of:=IF(COUNTA([$CSV添付用.H$1:.J$65536])&gt;0;COUNTIF([$CSV添付用.H$1:.J$65536];CONCATENATE(&quot;.*&quot;;[.C133];&quot;,.*&quot;))+COUNTIF([$CSV添付用.H$1:.J$65536];CONCATENATE(&quot;.*&quot;;[.C133]));&quot;&quot;)">
            <text:p/>
          </table:table-cell>
          <table:table-cell table:style-name="ce39"/>
          <table:table-cell table:style-name="ce135" office:value-type="string">
            <text:p><text:span text:style-name="T7"><text:a xlink:href="http://www.ciaj.or.jp/access/web/docs/jis2010-test-guidelines/icl-7.1.4.4.html">7.1.4.4</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134">
            <text:p>134</text:p>
          </table:table-cell>
          <table:table-cell table:style-name="ce8" office:value-type="string">
            <text:p><text:span text:style-name="T3"><text:a xlink:href="http://www.ciaj.or.jp/access/web/docs/WCAG-TECHS/C12.html">C12</text:a></text:span></text:p>
          </table:table-cell>
          <table:table-cell table:style-name="ce37" office:value-type="string">
            <text:p>パーセントを用いてフォントサイズを指定する (CSS)</text:p>
          </table:table-cell>
          <table:table-cell table:style-name="ce58"/>
          <table:table-cell table:style-name="ce72" office:value-type="string">
            <text:p>問題あり／問題の可能性大</text:p>
          </table:table-cell>
          <table:table-cell table:style-name="ce39" office:value-type="string">
            <text:p>固定フォントが使われている可能性があります。フォントサイズの指定にはパーセントを用いてください。</text:p>
            <text:p>miCheckerのロービジョンシミュレーションを利用すると、確認すべき箇所の絞込みが可能になります。</text:p>
          </table:table-cell>
          <table:table-cell table:style-name="ce98"/>
          <table:table-cell table:style-name="ce104" table:number-columns-repeated="2"/>
          <table:table-cell table:style-name="ce104" table:formula="of:=IF(COUNTA([$CSV添付用.H$1:.J$65536])&gt;0;COUNTIF([$CSV添付用.H$1:.J$65536];CONCATENATE(&quot;.*&quot;;[.C134];&quot;,.*&quot;))+COUNTIF([$CSV添付用.H$1:.J$65536];CONCATENATE(&quot;.*&quot;;[.C134]));&quot;&quot;)">
            <text:p/>
          </table:table-cell>
          <table:table-cell table:style-name="ce39"/>
          <table:table-cell table:style-name="ce135" office:value-type="string">
            <text:p><text:span text:style-name="T7"><text:a xlink:href="http://www.ciaj.or.jp/access/web/docs/jis2010-test-guidelines/icl-7.1.4.4.html">7.1.4.4</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135">
            <text:p>135</text:p>
          </table:table-cell>
          <table:table-cell table:style-name="ce8" office:value-type="string">
            <text:p><text:span text:style-name="T3"><text:a xlink:href="http://www.ciaj.or.jp/access/web/docs/WCAG-TECHS/C13.html">C13</text:a></text:span></text:p>
          </table:table-cell>
          <table:table-cell table:style-name="ce37" office:value-type="string">
            <text:p>キーワードを用いてフォントサイズを指定する (CSS)</text:p>
          </table:table-cell>
          <table:table-cell table:style-name="ce58"/>
          <table:table-cell table:style-name="ce72" office:value-type="string">
            <text:p>問題あり／問題の可能性大</text:p>
          </table:table-cell>
          <table:table-cell table:style-name="ce39" office:value-type="string">
            <text:p>固定フォントが使われている可能性があります。フォントサイズの指定にはキーワード(largeなど)を用いてください。</text:p>
            <text:p>miCheckerのロービジョンシミュレーションを利用すると、確認すべき箇所の絞込みが可能になります。</text:p>
          </table:table-cell>
          <table:table-cell table:style-name="ce98"/>
          <table:table-cell table:style-name="ce104" table:number-columns-repeated="2"/>
          <table:table-cell table:style-name="ce104" table:formula="of:=IF(COUNTA([$CSV添付用.H$1:.J$65536])&gt;0;COUNTIF([$CSV添付用.H$1:.J$65536];CONCATENATE(&quot;.*&quot;;[.C135];&quot;,.*&quot;))+COUNTIF([$CSV添付用.H$1:.J$65536];CONCATENATE(&quot;.*&quot;;[.C135]));&quot;&quot;)">
            <text:p/>
          </table:table-cell>
          <table:table-cell table:style-name="ce39"/>
          <table:table-cell table:style-name="ce135" office:value-type="string">
            <text:p><text:span text:style-name="T7"><text:a xlink:href="http://www.ciaj.or.jp/access/web/docs/jis2010-test-guidelines/icl-7.1.4.4.html">7.1.4.4</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136">
            <text:p>136</text:p>
          </table:table-cell>
          <table:table-cell table:style-name="ce8" office:value-type="string">
            <text:p><text:span text:style-name="T3"><text:a xlink:href="http://www.ciaj.or.jp/access/web/docs/WCAG-TECHS/C14.html">C14</text:a></text:span></text:p>
          </table:table-cell>
          <table:table-cell table:style-name="ce37" office:value-type="string">
            <text:p>em単位を用いてフォントサイズを指定する (CSS) </text:p>
          </table:table-cell>
          <table:table-cell table:style-name="ce58"/>
          <table:table-cell table:style-name="ce72" office:value-type="string">
            <text:p>問題あり／問題の可能性大</text:p>
          </table:table-cell>
          <table:table-cell table:style-name="ce39" office:value-type="string">
            <text:p>固定フォントが使われている可能性があります。フォントサイズの指定にはem単位を用いてください。</text:p>
            <text:p>miCheckerのロービジョンシミュレーションを利用すると、確認すべき箇所の絞込みが可能になります。</text:p>
          </table:table-cell>
          <table:table-cell table:style-name="ce98"/>
          <table:table-cell table:style-name="ce104" table:number-columns-repeated="2"/>
          <table:table-cell table:style-name="ce104" table:formula="of:=IF(COUNTA([$CSV添付用.H$1:.J$65536])&gt;0;COUNTIF([$CSV添付用.H$1:.J$65536];CONCATENATE(&quot;.*&quot;;[.C136];&quot;,.*&quot;))+COUNTIF([$CSV添付用.H$1:.J$65536];CONCATENATE(&quot;.*&quot;;[.C136]));&quot;&quot;)">
            <text:p/>
          </table:table-cell>
          <table:table-cell table:style-name="ce39"/>
          <table:table-cell table:style-name="ce135" office:value-type="string">
            <text:p><text:span text:style-name="T7"><text:a xlink:href="http://www.ciaj.or.jp/access/web/docs/jis2010-test-guidelines/icl-7.1.4.4.html">7.1.4.4</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37">
            <text:p>137</text:p>
          </table:table-cell>
          <table:table-cell table:style-name="ce8" office:value-type="string">
            <text:p><text:span text:style-name="T3"><text:a xlink:href="http://www.ciaj.or.jp/access/web/docs/WCAG-TECHS/SCR34.html">SCR34</text:a></text:span></text:p>
          </table:table-cell>
          <table:table-cell table:style-name="ce37" office:value-type="string">
            <text:p>テキストサイズに応じて拡大するように、サイズ及びポジションを定める (Scripting)</text:p>
          </table:table-cell>
          <table:table-cell table:style-name="ce58"/>
          <table:table-cell table:style-name="ce72" office:value-type="string">
            <text:p>問題の可能性大／手動確認</text:p>
          </table:table-cell>
          <table:table-cell table:style-name="ce39" office:value-type="string">
            <text:p>テキストサイズに応じてテキストコンテナのサイズを変更するスクリプトが組み込まれていることを実際に操作して確認してください。(200%まで)</text:p>
          </table:table-cell>
          <table:table-cell table:style-name="ce98"/>
          <table:table-cell table:style-name="ce104" table:number-columns-repeated="2"/>
          <table:table-cell table:style-name="ce104" table:formula="of:=IF(COUNTA([$CSV添付用.H$1:.J$65536])&gt;0;COUNTIF([$CSV添付用.H$1:.J$65536];CONCATENATE(&quot;.*&quot;;[.C137];&quot;,.*&quot;))+COUNTIF([$CSV添付用.H$1:.J$65536];CONCATENATE(&quot;.*&quot;;[.C137]));&quot;&quot;)">
            <text:p/>
          </table:table-cell>
          <table:table-cell table:style-name="ce39"/>
          <table:table-cell table:style-name="ce135" office:value-type="string">
            <text:p><text:span text:style-name="T7"><text:a xlink:href="http://www.ciaj.or.jp/access/web/docs/jis2010-test-guidelines/icl-7.1.4.4.html">7.1.4.4</text:a></text:span></text:p>
          </table:table-cell>
          <table:table-cell table:style-name="ce2" table:number-columns-repeated="244"/>
          <table:table-cell table:number-columns-repeated="767"/>
        </table:table-row>
        <table:table-row table:style-name="ro13">
          <table:table-cell table:style-name="ce2"/>
          <table:table-cell table:style-name="ce1" office:value-type="float" office:value="138">
            <text:p>138</text:p>
          </table:table-cell>
          <table:table-cell table:style-name="ce8" office:value-type="string">
            <text:p><text:span text:style-name="T3"><text:a xlink:href="http://www.ciaj.or.jp/access/web/docs/WCAG-TECHS/G146.html">G146</text:a></text:span></text:p>
          </table:table-cell>
          <table:table-cell table:style-name="ce37" office:value-type="string">
            <text:p>リキッドレイアウトを用いる </text:p>
          </table:table-cell>
          <table:table-cell table:style-name="ce58"/>
          <table:table-cell table:style-name="ce72" office:value-type="string">
            <text:p>手動確認</text:p>
          </table:table-cell>
          <table:table-cell table:style-name="ce39" office:value-type="string">
            <text:p>リキッドレイアウトを用いている場合は適合です。</text:p>
          </table:table-cell>
          <table:table-cell table:style-name="ce98"/>
          <table:table-cell table:style-name="ce104" table:number-columns-repeated="2"/>
          <table:table-cell table:style-name="ce104" table:formula="of:=IF(COUNTA([$CSV添付用.H$1:.J$65536])&gt;0;COUNTIF([$CSV添付用.H$1:.J$65536];CONCATENATE(&quot;.*&quot;;[.C138];&quot;,.*&quot;))+COUNTIF([$CSV添付用.H$1:.J$65536];CONCATENATE(&quot;.*&quot;;[.C138]));&quot;&quot;)">
            <text:p/>
          </table:table-cell>
          <table:table-cell table:style-name="ce39"/>
          <table:table-cell table:style-name="ce135" office:value-type="string">
            <text:p><text:span text:style-name="T7"><text:a xlink:href="http://www.ciaj.or.jp/access/web/docs/jis2010-test-guidelines/icl-7.1.4.4.html">7.1.4.4</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39">
            <text:p>139</text:p>
          </table:table-cell>
          <table:table-cell table:style-name="ce8" office:value-type="string">
            <text:p><text:span text:style-name="T3"><text:a xlink:href="http://www.ciaj.or.jp/access/web/docs/WCAG-TECHS/G178.html">G178</text:a></text:span></text:p>
          </table:table-cell>
          <table:table-cell table:style-name="ce37" office:value-type="string">
            <text:p>利用者がウェブページ上のすべてのテキストを200％まで徐々に変更できるコントロールをウェブページ上で提供する</text:p>
          </table:table-cell>
          <table:table-cell table:style-name="ce58"/>
          <table:table-cell table:style-name="ce72" office:value-type="string">
            <text:p>手動確認</text:p>
          </table:table-cell>
          <table:table-cell table:style-name="ce39" office:value-type="string">
            <text:p>文字を拡大する仕組みが用意されていれば適合です。</text:p>
          </table:table-cell>
          <table:table-cell table:style-name="ce98"/>
          <table:table-cell table:style-name="ce104" table:number-columns-repeated="2"/>
          <table:table-cell table:style-name="ce104" table:formula="of:=IF(COUNTA([$CSV添付用.H$1:.J$65536])&gt;0;COUNTIF([$CSV添付用.H$1:.J$65536];CONCATENATE(&quot;.*&quot;;[.C139];&quot;,.*&quot;))+COUNTIF([$CSV添付用.H$1:.J$65536];CONCATENATE(&quot;.*&quot;;[.C139]));&quot;&quot;)">
            <text:p/>
          </table:table-cell>
          <table:table-cell table:style-name="ce39"/>
          <table:table-cell table:style-name="ce135" office:value-type="string">
            <text:p><text:span text:style-name="T7"><text:a xlink:href="http://www.ciaj.or.jp/access/web/docs/jis2010-test-guidelines/icl-7.1.4.4.html">7.1.4.4</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40">
            <text:p>140</text:p>
          </table:table-cell>
          <table:table-cell table:style-name="ce8" office:value-type="string">
            <text:p><text:span text:style-name="T3"><text:a xlink:href="http://www.ciaj.or.jp/access/web/docs/WCAG-TECHS/G179.html">G179</text:a></text:span></text:p>
          </table:table-cell>
          <table:table-cell table:style-name="ce37" office:value-type="string">
            <text:p>文字サイズを変更しても、テキストコンテナのサイズが変更されない際に、コンテンツ又は機能が損なわれないようにする</text:p>
          </table:table-cell>
          <table:table-cell table:style-name="ce58"/>
          <table:table-cell table:style-name="ce72" office:value-type="string">
            <text:p>手動確認</text:p>
          </table:table-cell>
          <table:table-cell table:style-name="ce39" office:value-type="string">
            <text:p>サポートするブラウザで実際に拡大してください。</text:p>
          </table:table-cell>
          <table:table-cell table:style-name="ce98"/>
          <table:table-cell table:style-name="ce104" table:number-columns-repeated="2"/>
          <table:table-cell table:style-name="ce104" table:formula="of:=IF(COUNTA([$CSV添付用.H$1:.J$65536])&gt;0;COUNTIF([$CSV添付用.H$1:.J$65536];CONCATENATE(&quot;.*&quot;;[.C140];&quot;,.*&quot;))+COUNTIF([$CSV添付用.H$1:.J$65536];CONCATENATE(&quot;.*&quot;;[.C140]));&quot;&quot;)">
            <text:p/>
          </table:table-cell>
          <table:table-cell table:style-name="ce39"/>
          <table:table-cell table:style-name="ce135" office:value-type="string">
            <text:p><text:span text:style-name="T7"><text:a xlink:href="http://www.ciaj.or.jp/access/web/docs/jis2010-test-guidelines/icl-7.1.4.4.html">7.1.4.4</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141">
            <text:p>141</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9">
          <table:table-cell table:style-name="ce2"/>
          <table:table-cell table:style-name="ce1" office:value-type="float" office:value="142">
            <text:p>142</text:p>
          </table:table-cell>
          <table:table-cell table:style-name="ce12" office:value-type="string">
            <text:p><text:span text:style-name="T3"><text:a xlink:href="http://www.ciaj.or.jp/access/web/docs/UNDERSTANDING-WCAG20/visual-audio-contrast-text-presentation.html">7.1.4.5</text:a></text:span></text:p>
          </table:table-cell>
          <table:table-cell table:style-name="ce32" office:value-type="string">
            <text:p>画像化された文字:<text:span text:style-name="T6"> </text:span><text:span text:style-name="T6">使用しているウェブコンテンツ技術で意図した視覚的な表現が可</text:span><text:span text:style-name="T6">能である場合は、画像化された文字ではなくテキストを用いて情報を伝える。ただし、</text:span><text:span text:style-name="T6">次に挙げる場合を除く：</text:span><text:span text:style-name="T6">a)</text:span><text:span text:style-name="T6">カスタマイズ可能</text:span><text:span text:style-name="T6">, b)</text:span><text:span text:style-name="T6">必要不可欠</text:span></text:p>
          </table:table-cell>
          <table:table-cell table:style-name="ce54" office:value-type="string">
            <text:p>AA</text:p>
          </table:table-cell>
          <table:table-cell table:style-name="ce71"/>
          <table:table-cell table:style-name="ce87" office:value-type="string">
            <text:p>例外事項の補足：</text:p>
            <text:p>a) 画像であってもユーザの要求でカスタマイズ可能な場合。</text:p>
            <text:p>b) 画像化することが必要不可欠な場合。(ロゴやブランド名など)</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143">
            <text:p>143</text:p>
          </table:table-cell>
          <table:table-cell table:style-name="ce8" office:value-type="string">
            <text:p><text:span text:style-name="T3"><text:a xlink:href="http://www.ciaj.or.jp/access/web/docs/WCAG-TECHS/C22.html">C22</text:a></text:span></text:p>
          </table:table-cell>
          <table:table-cell table:style-name="ce37" office:value-type="string">
            <text:p>CSSを用いて、テキストの視覚的な表現を制御する (CSS)</text:p>
          </table:table-cell>
          <table:table-cell table:style-name="ce58"/>
          <table:table-cell table:style-name="ce72" office:value-type="string">
            <text:p>問題の可能性大／手動確認</text:p>
          </table:table-cell>
          <table:table-cell table:style-name="ce39" office:value-type="string">
            <text:p>一般的なブラウザで画像化された文字イメージが無いかどうかを探してください。もし、存在した場合には、それをテキストに置き換えることができないか検討してください。置き換えられる場合は不適合です。</text:p>
          </table:table-cell>
          <table:table-cell table:style-name="ce98"/>
          <table:table-cell table:style-name="ce104" table:number-columns-repeated="2"/>
          <table:table-cell table:style-name="ce104" table:formula="of:=IF(COUNTA([$CSV添付用.H$1:.J$65536])&gt;0;COUNTIF([$CSV添付用.H$1:.J$65536];CONCATENATE(&quot;.*&quot;;[.C143];&quot;,.*&quot;))+COUNTIF([$CSV添付用.H$1:.J$65536];CONCATENATE(&quot;.*&quot;;[.C143]));&quot;&quot;)">
            <text:p/>
          </table:table-cell>
          <table:table-cell table:style-name="ce39"/>
          <table:table-cell table:style-name="ce135" office:value-type="string">
            <text:p><text:span text:style-name="T7"><text:a xlink:href="http://www.ciaj.or.jp/access/web/docs/jis2010-test-guidelines/icl-7.1.4.5.html">7.1.4.5</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44">
            <text:p>144</text:p>
          </table:table-cell>
          <table:table-cell table:style-name="ce8" office:value-type="string">
            <text:p><text:span text:style-name="T3"><text:a xlink:href="http://www.ciaj.or.jp/access/web/docs/WCAG-TECHS/C30.html">C30</text:a></text:span></text:p>
          </table:table-cell>
          <table:table-cell table:style-name="ce37" office:value-type="string">
            <text:p>CSSを用いて、テキストを画像化された文字に置き換え、変換するユーザーインタフェースコントロールを提供する (CSS)</text:p>
          </table:table-cell>
          <table:table-cell table:style-name="ce58"/>
          <table:table-cell table:style-name="ce72" office:value-type="string">
            <text:p>手動確認</text:p>
          </table:table-cell>
          <table:table-cell table:style-name="ce39" office:value-type="string">
            <text:p>音声ブラウザで実際に操作をしてみて、該当するテキスト画像の部分に利用可能なテキストが提供されているかを確認してください。(CSSを用いて支援技術のために意図的にテキストを画面外に配置している場合があります。)</text:p>
          </table:table-cell>
          <table:table-cell table:style-name="ce98"/>
          <table:table-cell table:style-name="ce104" table:number-columns-repeated="2"/>
          <table:table-cell table:style-name="ce104" table:formula="of:=IF(COUNTA([$CSV添付用.H$1:.J$65536])&gt;0;COUNTIF([$CSV添付用.H$1:.J$65536];CONCATENATE(&quot;.*&quot;;[.C144];&quot;,.*&quot;))+COUNTIF([$CSV添付用.H$1:.J$65536];CONCATENATE(&quot;.*&quot;;[.C144]));&quot;&quot;)">
            <text:p/>
          </table:table-cell>
          <table:table-cell table:style-name="ce39"/>
          <table:table-cell table:style-name="ce135" office:value-type="string">
            <text:p><text:span text:style-name="T7"><text:a xlink:href="http://www.ciaj.or.jp/access/web/docs/jis2010-test-guidelines/icl-7.1.4.5.html">7.1.4.5</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145">
            <text:p>145</text:p>
          </table:table-cell>
          <table:table-cell table:style-name="ce8" office:value-type="string">
            <text:p><text:span text:style-name="T3"><text:a xlink:href="http://www.ciaj.or.jp/access/web/docs/WCAG-TECHS/G140.html">G140</text:a></text:span></text:p>
          </table:table-cell>
          <table:table-cell table:style-name="ce33" office:value-type="string">
            <text:p>情報と構造を表現から分離して、異なる表現を可能にする</text:p>
          </table:table-cell>
          <table:table-cell table:style-name="ce55"/>
          <table:table-cell table:style-name="ce72" office:value-type="string">
            <text:p>問題の可能性大／要判断箇所／手動確認</text:p>
          </table:table-cell>
          <table:table-cell table:style-name="ce39" office:value-type="string">
            <text:p>一般的なブラウザでCSSをオフにして表示し情報が伝わるかどうかを確認してください。</text:p>
          </table:table-cell>
          <table:table-cell table:style-name="ce98"/>
          <table:table-cell table:style-name="ce104" table:number-columns-repeated="2"/>
          <table:table-cell table:style-name="ce104" table:formula="of:=IF(COUNTA([$CSV添付用.H$1:.J$65536])&gt;0;COUNTIF([$CSV添付用.H$1:.J$65536];CONCATENATE(&quot;.*&quot;;[.C145];&quot;,.*&quot;))+COUNTIF([$CSV添付用.H$1:.J$65536];CONCATENATE(&quot;.*&quot;;[.C145]));&quot;&quot;)">
            <text:p/>
          </table:table-cell>
          <table:table-cell table:style-name="ce39" office:value-type="string">
            <text:p>(7.1.3.1状況A-項番6 および 7.1.4.5 の共通項目)</text:p>
          </table:table-cell>
          <table:table-cell table:style-name="ce135" office:value-type="string">
            <text:p><text:span text:style-name="T7"><text:a xlink:href="http://www.ciaj.or.jp/access/web/docs/jis2010-test-guidelines/icl-7.1.4.5.html">7.1.4.5</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146">
            <text:p>146</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24">
          <table:table-cell table:style-name="ce2"/>
          <table:table-cell table:style-name="ce1" office:value-type="float" office:value="147">
            <text:p>147</text:p>
          </table:table-cell>
          <table:table-cell table:style-name="ce14" office:value-type="string">
            <text:p>7.2 </text:p>
          </table:table-cell>
          <table:table-cell table:style-name="ce30" office:value-type="string">
            <text:p>操作可能 </text:p>
          </table:table-cell>
          <table:table-cell table:style-name="ce61"/>
          <table:table-cell table:style-name="ce74"/>
          <table:table-cell table:style-name="ce90"/>
          <table:table-cell table:style-name="ce105"/>
          <table:table-cell table:style-name="ce115" table:number-columns-repeated="3"/>
          <table:table-cell table:style-name="ce90"/>
          <table:table-cell table:style-name="ce136"/>
          <table:table-cell table:style-name="ce2" table:number-columns-repeated="244"/>
          <table:table-cell table:number-columns-repeated="767"/>
        </table:table-row>
        <table:table-row table:style-name="ro25">
          <table:table-cell table:style-name="ce2"/>
          <table:table-cell table:style-name="ce1" office:value-type="float" office:value="148">
            <text:p>148</text:p>
          </table:table-cell>
          <table:table-cell table:style-name="ce6" office:value-type="string">
            <text:p>7.2.1</text:p>
          </table:table-cell>
          <table:table-cell table:style-name="ce36" office:value-type="string">
            <text:p>すべての機能をキーボードから利用できるように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10">
          <table:table-cell table:style-name="ce2"/>
          <table:table-cell table:style-name="ce1" office:value-type="float" office:value="149">
            <text:p>149</text:p>
          </table:table-cell>
          <table:table-cell table:style-name="ce12" office:value-type="string">
            <text:p><text:span text:style-name="T3"><text:a xlink:href="http://www.ciaj.or.jp/access/web/docs/UNDERSTANDING-WCAG20/keyboard-operation-keyboard-operable.html">7.2.1.1</text:a></text:span></text:p>
          </table:table-cell>
          <table:table-cell table:style-name="ce32" office:value-type="string">
            <text:p>キーボード操作: <text:span text:style-name="T6">コンテンツのすべての機能は、個々のキーストロークに特定のタイミ</text:span><text:span text:style-name="T6">ングを要することなく、キーボードインタフェースを通じて操作可能でなければならない</text:span><text:span text:style-name="T6">。ただし、その根本的な機能が利用者の動作による始点から終点まで続く一連の軌跡</text:span><text:span text:style-name="T6">に依存して実現されている場合は除く。</text:span></text:p>
          </table:table-cell>
          <table:table-cell table:style-name="ce54" office:value-type="string">
            <text:p>A</text:p>
          </table:table-cell>
          <table:table-cell table:style-name="ce71"/>
          <table:table-cell table:style-name="ce87" office:value-type="string">
            <text:p>例外事項の補足：</text:p>
            <text:p>手書き認識がこの例外に該当するとしても、キーボードによる入力を省いて良いことにはならないことに注意する。</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150">
            <text:p>150</text:p>
          </table:table-cell>
          <table:table-cell table:style-name="ce8" office:value-type="string">
            <text:p><text:span text:style-name="T3"><text:a xlink:href="http://www.ciaj.or.jp/access/web/docs/WCAG-TECHS/H91.html">H91</text:a></text:span></text:p>
          </table:table-cell>
          <table:table-cell table:style-name="ce33" office:value-type="string">
            <text:p>HTMLのフォーム・コントロール及びリンクを用いる</text:p>
          </table:table-cell>
          <table:table-cell table:style-name="ce55"/>
          <table:table-cell table:style-name="ce72" office:value-type="string">
            <text:p>手動確認</text:p>
          </table:table-cell>
          <table:table-cell table:style-name="ce39" office:value-type="string">
            <text:p>支援技術を利用して、操作することのできないリンクやコントロール部分が無いか確認してください。キーボードで移動ができても、音声ブラウザで読み上げることができないような部分がある場合は不適合です。</text:p>
          </table:table-cell>
          <table:table-cell table:style-name="ce98"/>
          <table:table-cell table:style-name="ce104" table:number-columns-repeated="2"/>
          <table:table-cell table:style-name="ce104" table:formula="of:=IF(COUNTA([$CSV添付用.H$1:.J$65536])&gt;0;COUNTIF([$CSV添付用.H$1:.J$65536];CONCATENATE(&quot;.*&quot;;[.C150];&quot;,.*&quot;))+COUNTIF([$CSV添付用.H$1:.J$65536];CONCATENATE(&quot;.*&quot;;[.C150]));&quot;&quot;)">
            <text:p/>
          </table:table-cell>
          <table:table-cell table:style-name="ce39" office:value-type="string">
            <text:p>(7.2.1.1 および 7.4.1.2状況A の共通項目)</text:p>
          </table:table-cell>
          <table:table-cell table:style-name="ce135"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51">
            <text:p>151</text:p>
          </table:table-cell>
          <table:table-cell table:style-name="ce8" office:value-type="string">
            <text:p><text:span text:style-name="T3"><text:a xlink:href="http://www.ciaj.or.jp/access/web/docs/WCAG-TECHS/G90.html">G90</text:a></text:span></text:p>
          </table:table-cell>
          <table:table-cell table:style-name="ce33" office:value-type="string">
            <text:p>キーボードがトリガーとなるイベント・ハンドラを提供する</text:p>
          </table:table-cell>
          <table:table-cell table:style-name="ce55"/>
          <table:table-cell table:style-name="ce72" office:value-type="string">
            <text:p>問題の可能性大／要判断箇所</text:p>
          </table:table-cell>
          <table:table-cell table:style-name="ce39" office:value-type="string">
            <text:p>一般的なブラウザで、キーボードで全ての操作が可能であることを確認してください。全ての操作が可能であれば適合です。</text:p>
          </table:table-cell>
          <table:table-cell table:style-name="ce98"/>
          <table:table-cell table:style-name="ce104" table:number-columns-repeated="2"/>
          <table:table-cell table:style-name="ce104" table:formula="of:=IF(COUNTA([$CSV添付用.H$1:.J$65536])&gt;0;COUNTIF([$CSV添付用.H$1:.J$65536];CONCATENATE(&quot;.*&quot;;[.C151];&quot;,.*&quot;))+COUNTIF([$CSV添付用.H$1:.J$65536];CONCATENATE(&quot;.*&quot;;[.C151]));&quot;&quot;)">
            <text:p/>
          </table:table-cell>
          <table:table-cell table:style-name="ce39"/>
          <table:table-cell table:style-name="ce135"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152">
            <text:p>152</text:p>
          </table:table-cell>
          <table:table-cell table:style-name="ce8" office:value-type="string">
            <text:p><text:span text:style-name="T3"><text:a xlink:href="http://www.ciaj.or.jp/access/web/docs/WCAG-TECHS/SCR20.html">SCR20</text:a></text:span></text:p>
          </table:table-cell>
          <table:table-cell table:style-name="ce33" office:value-type="string">
            <text:p>キーボードとその他のデバイス特有の機能を両方とも用いる</text:p>
          </table:table-cell>
          <table:table-cell table:style-name="ce55"/>
          <table:table-cell table:style-name="ce72" office:value-type="string">
            <text:p>問題の可能性大</text:p>
          </table:table-cell>
          <table:table-cell table:style-name="ce39" office:value-type="string">
            <text:p>マウスでは操作できても、キーボードでは操作のできない可能性があります。次の技術の使われている部分を中心に検証してください。mousedown, mouseup, click, mouseover, mouseout </text:p>
            <text:p>もし、操作のできない部分があれば不適合です。</text:p>
          </table:table-cell>
          <table:table-cell table:style-name="ce98"/>
          <table:table-cell table:style-name="ce104" table:number-columns-repeated="2"/>
          <table:table-cell table:style-name="ce104" table:formula="of:=IF(COUNTA([$CSV添付用.H$1:.J$65536])&gt;0;COUNTIF([$CSV添付用.H$1:.J$65536];CONCATENATE(&quot;.*&quot;;[.C152];&quot;,.*&quot;))+COUNTIF([$CSV添付用.H$1:.J$65536];CONCATENATE(&quot;.*&quot;;[.C152]));&quot;&quot;)">
            <text:p/>
          </table:table-cell>
          <table:table-cell table:style-name="ce39"/>
          <table:table-cell table:style-name="ce135"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4"/>
          <table:table-cell table:number-columns-repeated="767"/>
        </table:table-row>
        <table:table-row table:style-name="ro26">
          <table:table-cell table:style-name="ce2"/>
          <table:table-cell table:style-name="ce1" office:value-type="float" office:value="153">
            <text:p>153</text:p>
          </table:table-cell>
          <table:table-cell table:style-name="ce8" office:value-type="string">
            <text:p><text:span text:style-name="T3"><text:a xlink:href="http://www.ciaj.or.jp/access/web/docs/WCAG-TECHS/SCR35.html">SCR35</text:a></text:span></text:p>
          </table:table-cell>
          <table:table-cell table:style-name="ce33" office:value-type="string">
            <text:p>アンカー及びボタンのonclickイベントを用いて、アクションをキーボードで操作可能にする</text:p>
          </table:table-cell>
          <table:table-cell table:style-name="ce55"/>
          <table:table-cell table:style-name="ce72" office:value-type="string">
            <text:p>問題の可能性大</text:p>
          </table:table-cell>
          <table:table-cell table:style-name="ce85" office:value-type="string">
            <text:p>アンカー及びボタンのonclickイベントが用いられていて、キーボードで操作可能であることを確認してください。スクリプトが使用できない環境の場合は、URIが呼び出され同様の操作が可能です。</text:p>
          </table:table-cell>
          <table:table-cell table:style-name="ce102"/>
          <table:table-cell table:style-name="ce113" table:number-columns-repeated="2"/>
          <table:table-cell table:style-name="ce104" table:formula="of:=IF(COUNTA([$CSV添付用.H$1:.J$65536])&gt;0;COUNTIF([$CSV添付用.H$1:.J$65536];CONCATENATE(&quot;.*&quot;;[.C153];&quot;,.*&quot;))+COUNTIF([$CSV添付用.H$1:.J$65536];CONCATENATE(&quot;.*&quot;;[.C153]));&quot;&quot;)">
            <text:p/>
          </table:table-cell>
          <table:table-cell table:style-name="ce85"/>
          <table:table-cell table:style-name="ce135"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54">
            <text:p>154</text:p>
          </table:table-cell>
          <table:table-cell table:style-name="ce8" office:value-type="string">
            <text:p><text:span text:style-name="T3"><text:a xlink:href="http://www.ciaj.or.jp/access/web/docs/WCAG-TECHS/SCR2.html">SCR2</text:a></text:span></text:p>
          </table:table-cell>
          <table:table-cell table:style-name="ce33" office:value-type="string">
            <text:p>キーボード及びマウスのイベント・ハンドラを両方とも用いる</text:p>
          </table:table-cell>
          <table:table-cell table:style-name="ce55"/>
          <table:table-cell table:style-name="ce72" office:value-type="string">
            <text:p>問題の可能性大</text:p>
          </table:table-cell>
          <table:table-cell table:style-name="ce39" office:value-type="string">
            <text:p>一般的なブラウザで、マウスやキーボードで操作する部分は、その両方で操作可能であるか確認してください。</text:p>
          </table:table-cell>
          <table:table-cell table:style-name="ce98"/>
          <table:table-cell table:style-name="ce104" table:number-columns-repeated="2"/>
          <table:table-cell table:style-name="ce104" table:formula="of:=IF(COUNTA([$CSV添付用.H$1:.J$65536])&gt;0;COUNTIF([$CSV添付用.H$1:.J$65536];CONCATENATE(&quot;.*&quot;;[.C154];&quot;,.*&quot;))+COUNTIF([$CSV添付用.H$1:.J$65536];CONCATENATE(&quot;.*&quot;;[.C154]));&quot;&quot;)">
            <text:p/>
          </table:table-cell>
          <table:table-cell table:style-name="ce39"/>
          <table:table-cell table:style-name="ce135"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155">
            <text:p>155</text:p>
          </table:table-cell>
          <table:table-cell table:style-name="ce15"/>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27">
          <table:table-cell table:style-name="ce2"/>
          <table:table-cell table:style-name="ce1" office:value-type="float" office:value="156">
            <text:p>156</text:p>
          </table:table-cell>
          <table:table-cell table:style-name="ce12" office:value-type="string">
            <text:p><text:span text:style-name="T3"><text:a xlink:href="http://www.ciaj.or.jp/access/web/docs/UNDERSTANDING-WCAG20/keyboard-operation-trapping.html">7.2.1.2</text:a></text:span></text:p>
          </table:table-cell>
          <table:table-cell table:style-name="ce32" office:value-type="string">
            <text:p>フォーカス移動: <text:span text:style-name="T6">キーボードインタフェースを用いてキーボードフォーカスをそのウェブ</text:span><text:span text:style-name="T6">ページのあるコンポーネントに移動できる場合、キーボードインタフェースだけを用いて</text:span><text:span text:style-name="T6">そのコンポーネントからフォーカスを外すことが可能でなければならない。さらに、その</text:span><text:span text:style-name="T6">操作が修飾キーを伴わない矢印キー、修飾キーを伴わない</text:span><text:span text:style-name="T6">Tab</text:span><text:span text:style-name="T6">キー又はフォーカスを</text:span><text:span text:style-name="T6">外すその他の標準的な方法で可能な場合を除き、キーボードフォーカスをそのコンポ</text:span><text:span text:style-name="T6">ーネントから外す方法を利用者に知らせ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157">
            <text:p>157</text:p>
          </table:table-cell>
          <table:table-cell table:style-name="ce8" office:value-type="string">
            <text:p><text:span text:style-name="T3"><text:a xlink:href="http://www.ciaj.or.jp/access/web/docs/WCAG-TECHS/G21.html">G21</text:a></text:span></text:p>
          </table:table-cell>
          <table:table-cell table:style-name="ce33" office:value-type="string">
            <text:p>ユーザーがコンテンツ内に閉じ込められないようにする</text:p>
          </table:table-cell>
          <table:table-cell table:style-name="ce55"/>
          <table:table-cell table:style-name="ce72" office:value-type="string">
            <text:p>要判断箇所</text:p>
          </table:table-cell>
          <table:table-cell table:style-name="ce39" office:value-type="string">
            <text:p>一般的なブラウザでTABキーや矢印キーだけで操作しているとき、特定の箇所からフォーカスが移動出来なくならないかどうかを確認してください。抜け出せなくなる場合、抜け出す方法が提示されていないかを確認してください。抜け出すことができない場合は不適合です。</text:p>
          </table:table-cell>
          <table:table-cell table:style-name="ce98"/>
          <table:table-cell table:style-name="ce104" table:number-columns-repeated="2"/>
          <table:table-cell table:style-name="ce104" table:formula="of:=IF(COUNTA([$CSV添付用.H$1:.J$65536])&gt;0;COUNTIF([$CSV添付用.H$1:.J$65536];CONCATENATE(&quot;.*&quot;;[.C157];&quot;,.*&quot;))+COUNTIF([$CSV添付用.H$1:.J$65536];CONCATENATE(&quot;.*&quot;;[.C157]));&quot;&quot;)">
            <text:p/>
          </table:table-cell>
          <table:table-cell table:style-name="ce39"/>
          <table:table-cell table:style-name="ce135" office:value-type="string">
            <text:p><text:span text:style-name="T7"><text:a xlink:href="http://www.ciaj.or.jp/access/web/docs/jis2010-test-guidelines/icl-7.2.1.2.html">7</text:a></text:span><text:span text:style-name="T7"><text:a xlink:href="http://www.ciaj.or.jp/access/web/docs/jis2010-test-guidelines/icl-7.2.1.2.html">.2.1.2-</text:a></text:span><text:span text:style-name="T7"><text:a xlink:href="http://www.ciaj.or.jp/access/web/docs/jis2010-test-guidelines/icl-7.2.1.2.html">項番</text:a></text:span><text:span text:style-name="T7"><text:a xlink:href="http://www.ciaj.or.jp/access/web/docs/jis2010-test-guidelines/icl-7.2.1.2.html">1-a</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158">
            <text:p>158</text:p>
          </table:table-cell>
          <table:table-cell table:style-name="ce15"/>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159">
            <text:p>159</text:p>
          </table:table-cell>
          <table:table-cell table:style-name="ce6" office:value-type="string">
            <text:p>7.2.2</text:p>
          </table:table-cell>
          <table:table-cell table:style-name="ce38" office:value-type="string">
            <text:p>利用者がコンテンツを読んだり使用したりするために十分な時間を提供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9">
          <table:table-cell table:style-name="ce2"/>
          <table:table-cell table:style-name="ce1" office:value-type="float" office:value="160">
            <text:p>160</text:p>
          </table:table-cell>
          <table:table-cell table:style-name="ce12" office:value-type="string">
            <text:p><text:span text:style-name="T3"><text:a xlink:href="http://www.ciaj.or.jp/access/web/docs/UNDERSTANDING-WCAG20/time-limits-required-behaviors.html">7.2.2.1</text:a></text:span></text:p>
          </table:table-cell>
          <table:table-cell table:style-name="ce32" office:value-type="string">
            <text:p>調整可能な制限時間: <text:span text:style-name="T6">コンテンツに制限時間を設定する場合は、次に挙げる事項のう</text:span><text:span text:style-name="T6">ち、少なくとも一つを満たさなければならない。：</text:span><text:span text:style-name="T6">a)</text:span><text:span text:style-name="T6">解除</text:span><text:span text:style-name="T6">, b)</text:span><text:span text:style-name="T6">調整</text:span><text:span text:style-name="T6">, c)</text:span><text:span text:style-name="T6">延長</text:span><text:span text:style-name="T6">, d)</text:span><text:span text:style-name="T6">リアルタイム</text:span><text:span text:style-name="T6">の例外</text:span><text:span text:style-name="T6">, e)</text:span><text:span text:style-name="T6">必要不可欠な例外</text:span><text:span text:style-name="T6">, f)20</text:span><text:span text:style-name="T6">時間の例外</text:span></text:p>
          </table:table-cell>
          <table:table-cell table:style-name="ce54" office:value-type="string">
            <text:p>A</text:p>
          </table:table-cell>
          <table:table-cell table:style-name="ce71"/>
          <table:table-cell table:style-name="ce87" office:value-type="string">
            <text:p>例外事項の補足：</text:p>
            <text:p>d) オークションやTV番組と連動したプレゼントの申し込みのようなリアルタイムのイベントにおいて制限時間が必須の要素であるもの。</text:p>
            <text:p>e) クイズなど制限時間が必要不可欠なもの。</text:p>
            <text:p>f) 制限時間が20時間より長いもの。</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161">
            <text:p>161</text:p>
          </table:table-cell>
          <table:table-cell table:style-name="ce8" office:value-type="string">
            <text:p><text:span text:style-name="T3"><text:a xlink:href="http://www.ciaj.or.jp/access/web/docs/WCAG-TECHS/G133.html">G133</text:a></text:span></text:p>
          </table:table-cell>
          <table:table-cell table:style-name="ce33" office:value-type="string">
            <text:p>複数の画面で構成されるフォームの最初のページに、利用者がセッションの制限時間を延長又は解除できるチェックボックスを提供する</text:p>
          </table:table-cell>
          <table:table-cell table:style-name="ce55"/>
          <table:table-cell table:style-name="ce72" office:value-type="string">
            <text:p>手動確認</text:p>
          </table:table-cell>
          <table:table-cell table:style-name="ce39" office:value-type="string">
            <text:p>セッションに時間制限がある場合は、フォームの最初のページに、セッションの制限時間を延長又は解除することのできるチェックボックスが提供されているかどうかを一般的なブラウザで確認してください。</text:p>
          </table:table-cell>
          <table:table-cell table:style-name="ce98"/>
          <table:table-cell table:style-name="ce104" table:number-columns-repeated="2"/>
          <table:table-cell table:style-name="ce104" table:formula="of:=IF(COUNTA([$CSV添付用.H$1:.J$65536])&gt;0;COUNTIF([$CSV添付用.H$1:.J$65536];CONCATENATE(&quot;.*&quot;;[.C161];&quot;,.*&quot;))+COUNTIF([$CSV添付用.H$1:.J$65536];CONCATENATE(&quot;.*&quot;;[.C161]));&quot;&quot;)">
            <text:p/>
          </table:table-cell>
          <table:table-cell table:style-name="ce39"/>
          <table:table-cell table:style-name="ce135"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A-</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162">
            <text:p>162</text:p>
          </table:table-cell>
          <table:table-cell table:style-name="ce8" office:value-type="string">
            <text:p><text:span text:style-name="T3"><text:a xlink:href="http://www.ciaj.or.jp/access/web/docs/WCAG-TECHS/G198.html">G198</text:a></text:span></text:p>
          </table:table-cell>
          <table:table-cell table:style-name="ce33" office:value-type="string">
            <text:p>利用者が制限時間を解除できる手段を提供する</text:p>
          </table:table-cell>
          <table:table-cell table:style-name="ce55"/>
          <table:table-cell table:style-name="ce72" office:value-type="string">
            <text:p>問題あり／手動確認</text:p>
          </table:table-cell>
          <table:table-cell table:style-name="ce39" office:value-type="string">
            <text:p>セッションに時間制限がある場合、制限時間がページ上のスクリプトで制御されている場合、あるいは自動的にスクロールすることなどにより、コンテンツを読むのに制限時間がある場合は、制限時間を解除できる手段が提供されているかどうかを一般的なブラウザ等で確認してください。</text:p>
          </table:table-cell>
          <table:table-cell table:style-name="ce98"/>
          <table:table-cell table:style-name="ce104" table:number-columns-repeated="2"/>
          <table:table-cell table:style-name="ce104" table:formula="of:=IF(COUNTA([$CSV添付用.H$1:.J$65536])&gt;0;COUNTIF([$CSV添付用.H$1:.J$65536];CONCATENATE(&quot;.*&quot;;[.C162];&quot;,.*&quot;))+COUNTIF([$CSV添付用.H$1:.J$65536];CONCATENATE(&quot;.*&quot;;[.C162]));&quot;&quot;)">
            <text:p/>
          </table:table-cell>
          <table:table-cell table:style-name="ce39" office:value-type="string">
            <text:p>(7.2.2.1状況A, 7.2.2.1状況B および 7.2.2.1状況C の共通項目)</text:p>
          </table:table-cell>
          <table:table-cell table:style-name="ce135"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A-</text:a></text:span><text:span text:style-name="T7"><text:a xlink:href="http://www.ciaj.or.jp/access/web/docs/jis2010-test-guidelines/icl-7.2.2.1.html">項番</text:a></text:span><text:span text:style-name="T7"><text:a xlink:href="http://www.ciaj.or.jp/access/web/docs/jis2010-test-guidelines/icl-7.2.2.1.html">1,</text:a></text:span><text:span text:style-name="T7"><text:a xlink:href="http://www.ciaj.or.jp/access/web/docs/jis2010-test-guidelines/icl-7.2.2.1.html">状況</text:a></text:span><text:span text:style-name="T7"><text:a xlink:href="http://www.ciaj.or.jp/access/web/docs/jis2010-test-guidelines/icl-7.2.2.1.html">B-</text:a></text:span><text:span text:style-name="T7"><text:a xlink:href="http://www.ciaj.or.jp/access/web/docs/jis2010-test-guidelines/icl-7.2.2.1.html">項番</text:a></text:span><text:span text:style-name="T7"><text:a xlink:href="http://www.ciaj.or.jp/access/web/docs/jis2010-test-guidelines/icl-7.2.2.1.html">1,</text:a></text:span><text:span text:style-name="T7"><text:a xlink:href="http://www.ciaj.or.jp/access/web/docs/jis2010-test-guidelines/icl-7.2.2.1.html">状況</text:a></text:span><text:span text:style-name="T7"><text:a xlink:href="http://www.ciaj.or.jp/access/web/docs/jis2010-test-guidelines/icl-7.2.2.1.html">C-</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63">
            <text:p>163</text:p>
          </table:table-cell>
          <table:table-cell table:style-name="ce8" office:value-type="string">
            <text:p><text:span text:style-name="T3"><text:a xlink:href="http://www.ciaj.or.jp/access/web/docs/WCAG-TECHS/G180.html">G180</text:a></text:span></text:p>
          </table:table-cell>
          <table:table-cell table:style-name="ce33" office:value-type="string">
            <text:p>利用者が初期設定の制限時間を10倍に設定できる手段を提供する</text:p>
          </table:table-cell>
          <table:table-cell table:style-name="ce55"/>
          <table:table-cell table:style-name="ce72" office:value-type="string">
            <text:p>問題あり／手動確認</text:p>
          </table:table-cell>
          <table:table-cell table:style-name="ce39" office:value-type="string">
            <text:p>制限時間がページ上のスクリプトで制御されている場合は、利用者自身で制限時間を10倍に設定することができるかどうかを一般的なブラウザ等で確認してください。</text:p>
          </table:table-cell>
          <table:table-cell table:style-name="ce98"/>
          <table:table-cell table:style-name="ce104" table:number-columns-repeated="2"/>
          <table:table-cell table:style-name="ce104" table:formula="of:=IF(COUNTA([$CSV添付用.H$1:.J$65536])&gt;0;COUNTIF([$CSV添付用.H$1:.J$65536];CONCATENATE(&quot;.*&quot;;[.C163];&quot;,.*&quot;))+COUNTIF([$CSV添付用.H$1:.J$65536];CONCATENATE(&quot;.*&quot;;[.C163]));&quot;&quot;)">
            <text:p/>
          </table:table-cell>
          <table:table-cell table:style-name="ce39"/>
          <table:table-cell table:style-name="ce135"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B-</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64">
            <text:p>164</text:p>
          </table:table-cell>
          <table:table-cell table:style-name="ce8" office:value-type="string">
            <text:p><text:span text:style-name="T3"><text:a xlink:href="http://www.ciaj.or.jp/access/web/docs/WCAG-TECHS/SCR16.html">SCR16</text:a></text:span></text:p>
          </table:table-cell>
          <table:table-cell table:style-name="ce33" office:value-type="string">
            <text:p>制限時間が切れようとしていることを利用者に警告するスクリプトを提供する</text:p>
          </table:table-cell>
          <table:table-cell table:style-name="ce55"/>
          <table:table-cell table:style-name="ce72" office:value-type="string">
            <text:p>手動確認</text:p>
          </table:table-cell>
          <table:table-cell table:style-name="ce39" office:value-type="string">
            <text:p>制限時間がページ上のスクリプトで制御されている場合は、時間が切れようとしていることを利用者に警告することができるかどうかを一般的なブラウザ等で確認してください。</text:p>
          </table:table-cell>
          <table:table-cell table:style-name="ce98"/>
          <table:table-cell table:style-name="ce104" table:number-columns-repeated="2"/>
          <table:table-cell table:style-name="ce104" table:formula="of:=IF(COUNTA([$CSV添付用.H$1:.J$65536])&gt;0;COUNTIF([$CSV添付用.H$1:.J$65536];CONCATENATE(&quot;.*&quot;;[.C164];&quot;,.*&quot;))+COUNTIF([$CSV添付用.H$1:.J$65536];CONCATENATE(&quot;.*&quot;;[.C164]));&quot;&quot;)">
            <text:p/>
          </table:table-cell>
          <table:table-cell table:style-name="ce39"/>
          <table:table-cell table:style-name="ce135"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B-</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65">
            <text:p>165</text:p>
          </table:table-cell>
          <table:table-cell table:style-name="ce8" office:value-type="string">
            <text:p><text:span text:style-name="T3"><text:a xlink:href="http://www.ciaj.or.jp/access/web/docs/WCAG-TECHS/SCR1.html">SCR1</text:a></text:span></text:p>
          </table:table-cell>
          <table:table-cell table:style-name="ce39" office:value-type="string">
            <text:p>利用者が初期設定の制限時間を延長できるようにする</text:p>
          </table:table-cell>
          <table:table-cell table:style-name="ce55"/>
          <table:table-cell table:style-name="ce72" office:value-type="string">
            <text:p>手動確認</text:p>
          </table:table-cell>
          <table:table-cell table:style-name="ce39" office:value-type="string">
            <text:p>制限時間がある場合、利用者が初期設定の制限時間を延長できるようになっているかを一般的なブラウザ等で確認してください。</text:p>
          </table:table-cell>
          <table:table-cell table:style-name="ce98"/>
          <table:table-cell table:style-name="ce104" table:number-columns-repeated="2"/>
          <table:table-cell table:style-name="ce104" table:formula="of:=IF(COUNTA([$CSV添付用.H$1:.J$65536])&gt;0;COUNTIF([$CSV添付用.H$1:.J$65536];CONCATENATE(&quot;.*&quot;;[.C165];&quot;,.*&quot;))+COUNTIF([$CSV添付用.H$1:.J$65536];CONCATENATE(&quot;.*&quot;;[.C165]));&quot;&quot;)">
            <text:p/>
          </table:table-cell>
          <table:table-cell table:style-name="ce39"/>
          <table:table-cell table:style-name="ce135"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B-</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166">
            <text:p>166</text:p>
          </table:table-cell>
          <table:table-cell table:style-name="ce8" office:value-type="string">
            <text:p><text:span text:style-name="T3"><text:a xlink:href="http://www.ciaj.or.jp/access/web/docs/WCAG-TECHS/G4.html">G4</text:a></text:span></text:p>
          </table:table-cell>
          <table:table-cell table:style-name="ce33" office:value-type="string">
            <text:p>コンテンツを一時停止させて、一時停止させたところから再開できるようにする</text:p>
          </table:table-cell>
          <table:table-cell table:style-name="ce55"/>
          <table:table-cell table:style-name="ce72" office:value-type="string">
            <text:p>問題あり／手動確認</text:p>
          </table:table-cell>
          <table:table-cell table:style-name="ce39" office:value-type="string">
            <text:p>自動的にスクロールすることなどにより、コンテンツを読むのに制限時間がある場合は、その動作を一時的に停止したり、再開することができるかどうかを一般的なブラウザ等で確認してください。なお、marquee要素を使うと、これを達成するのは困難になります。</text:p>
          </table:table-cell>
          <table:table-cell table:style-name="ce98"/>
          <table:table-cell table:style-name="ce104" table:number-columns-repeated="2"/>
          <table:table-cell table:style-name="ce104" table:formula="of:=IF(COUNTA([$CSV添付用.H$1:.J$65536])&gt;0;COUNTIF([$CSV添付用.H$1:.J$65536];CONCATENATE(&quot;.*&quot;;[.C166];&quot;,.*&quot;))+COUNTIF([$CSV添付用.H$1:.J$65536];CONCATENATE(&quot;.*&quot;;[.C166]));&quot;&quot;)">
            <text:p/>
          </table:table-cell>
          <table:table-cell table:style-name="ce39" office:value-type="string">
            <text:p>(7.2.2.1状況C および 7.2.2.2 の共通項目)</text:p>
          </table:table-cell>
          <table:table-cell table:style-name="ce135"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C-</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68">
            <text:p>168</text:p>
          </table:table-cell>
          <table:table-cell table:style-name="ce8" office:value-type="string">
            <text:p><text:span text:style-name="T3"><text:a xlink:href="http://www.ciaj.or.jp/access/web/docs/WCAG-TECHS/SCR33.html">SCR33</text:a></text:span></text:p>
          </table:table-cell>
          <table:table-cell table:style-name="ce33" office:value-type="string">
            <text:p>スクリプトを用いてコンテンツをスクロールし、それを一時停止できるメカニズムを提供する</text:p>
          </table:table-cell>
          <table:table-cell table:style-name="ce55"/>
          <table:table-cell table:style-name="ce72" office:value-type="string">
            <text:p>手動確認</text:p>
          </table:table-cell>
          <table:table-cell table:style-name="ce39" office:value-type="string">
            <text:p>自動的にスクロールすることなどにより、コンテンツを読むのに制限時間がある場合は、利用者自身でスクロールを一時停止することができるかどうかを一般的なブラウザ等で確認してください。</text:p>
          </table:table-cell>
          <table:table-cell table:style-name="ce98"/>
          <table:table-cell table:style-name="ce104" table:number-columns-repeated="2"/>
          <table:table-cell table:style-name="ce104" table:formula="of:=IF(COUNTA([$CSV添付用.H$1:.J$65536])&gt;0;COUNTIF([$CSV添付用.H$1:.J$65536];CONCATENATE(&quot;.*&quot;;[.C167];&quot;,.*&quot;))+COUNTIF([$CSV添付用.H$1:.J$65536];CONCATENATE(&quot;.*&quot;;[.C167]));&quot;&quot;)">
            <text:p/>
          </table:table-cell>
          <table:table-cell table:style-name="ce39" office:value-type="string">
            <text:p>(7.2.2.1状況C および 7.2.2.2 の共通項目)</text:p>
          </table:table-cell>
          <table:table-cell table:style-name="ce135"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C-</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69">
            <text:p>169</text:p>
          </table:table-cell>
          <table:table-cell table:style-name="ce8" office:value-type="string">
            <text:p><text:span text:style-name="T3"><text:a xlink:href="http://www.ciaj.or.jp/access/web/docs/WCAG-TECHS/SCR36.html">SCR36</text:a></text:span></text:p>
          </table:table-cell>
          <table:table-cell table:style-name="ce33" office:value-type="string">
            <text:p>静的なウィンドウ又はエリアにある、動きのあるテキスト、スクロールするテキスト、又は自動更新されるテキストを利用者が表示できるメカニズムを提供する</text:p>
          </table:table-cell>
          <table:table-cell table:style-name="ce55"/>
          <table:table-cell table:style-name="ce72" office:value-type="string">
            <text:p>手動確認</text:p>
          </table:table-cell>
          <table:table-cell table:style-name="ce39" office:value-type="string">
            <text:p>自動的にスクロールすることなどにより、コンテンツを読むのに制限時間がある場合は、別の静的なウィンドウ又はエリアに表示することのできるメカニズムを用意してあるかどうかを一般的なブラウザ等で確認してください。</text:p>
          </table:table-cell>
          <table:table-cell table:style-name="ce98"/>
          <table:table-cell table:style-name="ce104" table:number-columns-repeated="2"/>
          <table:table-cell table:style-name="ce104" table:formula="of:=IF(COUNTA([$CSV添付用.H$1:.J$65536])&gt;0;COUNTIF([$CSV添付用.H$1:.J$65536];CONCATENATE(&quot;.*&quot;;[.C168];&quot;,.*&quot;))+COUNTIF([$CSV添付用.H$1:.J$65536];CONCATENATE(&quot;.*&quot;;[.C168]));&quot;&quot;)">
            <text:p/>
          </table:table-cell>
          <table:table-cell table:style-name="ce39"/>
          <table:table-cell table:style-name="ce135"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C-</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70">
            <text:p>170</text:p>
          </table:table-cell>
          <table:table-cell table:style-name="ce8" office:value-type="string">
            <text:p><text:span text:style-name="T3"><text:a xlink:href="http://www.ciaj.or.jp/access/web/docs/WCAG-TECHS/F41.html">F41</text:a></text:span></text:p>
          </table:table-cell>
          <table:table-cell table:style-name="ce33" office:value-type="string">
            <text:p>meta要素によるタイムアウト付きのリフレッシュを用いている</text:p>
          </table:table-cell>
          <table:table-cell table:style-name="ce55"/>
          <table:table-cell table:style-name="ce72" office:value-type="string">
            <text:p>問題あり</text:p>
          </table:table-cell>
          <table:table-cell table:style-name="ce39" office:value-type="string">
            <text:p>この問題がある場合はG198を不適合としてください。</text:p>
          </table:table-cell>
          <table:table-cell table:style-name="ce98"/>
          <table:table-cell table:style-name="ce104" table:number-columns-repeated="2"/>
          <table:table-cell table:style-name="ce104" table:formula="of:=IF(COUNTA([$CSV添付用.H$1:.J$65536])&gt;0;COUNTIF([$CSV添付用.H$1:.J$65536];CONCATENATE(&quot;.*&quot;;[.C169];&quot;,.*&quot;))+COUNTIF([$CSV添付用.H$1:.J$65536];CONCATENATE(&quot;.*&quot;;[.C169]));&quot;&quot;)">
            <text:p/>
          </table:table-cell>
          <table:table-cell table:style-name="ce39" office:value-type="string">
            <text:p>(不適合事例)</text:p>
          </table:table-cell>
          <table:table-cell table:style-name="ce133"/>
          <table:table-cell table:style-name="ce2" table:number-columns-repeated="244"/>
          <table:table-cell table:number-columns-repeated="767"/>
        </table:table-row>
        <table:table-row table:style-name="ro24">
          <table:table-cell table:style-name="ce2"/>
          <table:table-cell table:style-name="ce1" office:value-type="float" office:value="171">
            <text:p>171</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12">
          <table:table-cell table:style-name="ce2"/>
          <table:table-cell table:style-name="ce1" office:value-type="float" office:value="172">
            <text:p>172</text:p>
          </table:table-cell>
          <table:table-cell table:style-name="ce12" office:value-type="string">
            <text:p><text:span text:style-name="T3"><text:a xlink:href="http://www.ciaj.or.jp/access/web/docs/UNDERSTANDING-WCAG20/time-limits-pause.html">7.2.2.2</text:a></text:span></text:p>
          </table:table-cell>
          <table:table-cell table:style-name="ce32" office:value-type="string">
            <text:p>一時停止、停止及び非表示: <text:span text:style-name="T6">動きのある、点滅している、スクロールする、又は自動更</text:span><text:span text:style-name="T6">新する情報に対しては、次のすべての事項を満たしていなければならない。：</text:span><text:span text:style-name="T6">a)</text:span><text:span text:style-name="T6">動き、</text:span><text:span text:style-name="T6">点滅及びスクロール</text:span><text:span text:style-name="T6">, b)</text:span><text:span text:style-name="T6">自動更新</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173">
            <text:p>173</text:p>
          </table:table-cell>
          <table:table-cell table:style-name="ce8" office:value-type="string">
            <text:p><text:span text:style-name="T3"><text:a xlink:href="http://www.ciaj.or.jp/access/web/docs/WCAG-TECHS/G4.html">G4</text:a></text:span></text:p>
          </table:table-cell>
          <table:table-cell table:style-name="ce33" office:value-type="string">
            <text:p>コンテンツを一時停止させて、一時停止させたところから再開できるようにする</text:p>
          </table:table-cell>
          <table:table-cell table:style-name="ce55"/>
          <table:table-cell table:style-name="ce72" office:value-type="string">
            <text:p>問題あり／手動確認</text:p>
          </table:table-cell>
          <table:table-cell table:style-name="ce39" office:value-type="string">
            <text:p>自動的にスクロールすることなどにより、コンテンツを読むのに制限時間がある場合は、その動作を一時的に停止したり、再開することができるかどうかを一般的なブラウザ等で確認してください。marquee要素を使うと、これを達成するのは困難になります。</text:p>
          </table:table-cell>
          <table:table-cell table:style-name="ce98"/>
          <table:table-cell table:style-name="ce104" table:number-columns-repeated="2"/>
          <table:table-cell table:style-name="ce104" table:formula="of:=IF(COUNTA([$CSV添付用.H$1:.J$65536])&gt;0;COUNTIF([$CSV添付用.H$1:.J$65536];CONCATENATE(&quot;.*&quot;;[.C172];&quot;,.*&quot;))+COUNTIF([$CSV添付用.H$1:.J$65536];CONCATENATE(&quot;.*&quot;;[.C172]));&quot;&quot;)">
            <text:p/>
          </table:table-cell>
          <table:table-cell table:style-name="ce39" office:value-type="string">
            <text:p>(7.2.2.1状況C および 7.2.2.2 の共通項目)</text:p>
          </table:table-cell>
          <table:table-cell table:style-name="ce135"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74">
            <text:p>174</text:p>
          </table:table-cell>
          <table:table-cell table:style-name="ce8" office:value-type="string">
            <text:p><text:span text:style-name="T3"><text:a xlink:href="http://www.ciaj.or.jp/access/web/docs/WCAG-TECHS/SCR33.html">SCR33</text:a></text:span></text:p>
          </table:table-cell>
          <table:table-cell table:style-name="ce33" office:value-type="string">
            <text:p>スクリプトを用いてコンテンツをスクロールし、それを一時停止できるメカニズムを提供する</text:p>
          </table:table-cell>
          <table:table-cell table:style-name="ce55"/>
          <table:table-cell table:style-name="ce72" office:value-type="string">
            <text:p>手動確認</text:p>
          </table:table-cell>
          <table:table-cell table:style-name="ce39" office:value-type="string">
            <text:p>自動的にスクロールすることなどにより、コンテンツを読むのに制限時間がある場合は、利用者自身でスクロールを一時停止することができるかどうかを一般的なブラウザ等で確認してください。</text:p>
          </table:table-cell>
          <table:table-cell table:style-name="ce98"/>
          <table:table-cell table:style-name="ce104" table:number-columns-repeated="2"/>
          <table:table-cell table:style-name="ce104" table:formula="of:=IF(COUNTA([$CSV添付用.H$1:.J$65536])&gt;0;COUNTIF([$CSV添付用.H$1:.J$65536];CONCATENATE(&quot;.*&quot;;[.C173];&quot;,.*&quot;))+COUNTIF([$CSV添付用.H$1:.J$65536];CONCATENATE(&quot;.*&quot;;[.C173]));&quot;&quot;)">
            <text:p/>
          </table:table-cell>
          <table:table-cell table:style-name="ce39" office:value-type="string">
            <text:p>(7.2.2.1状況C および 7.2.2.2 の共通項目)</text:p>
          </table:table-cell>
          <table:table-cell table:style-name="ce135"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4"/>
          <table:table-cell table:number-columns-repeated="767"/>
        </table:table-row>
        <table:table-row table:style-name="ro26">
          <table:table-cell table:style-name="ce2"/>
          <table:table-cell table:style-name="ce1" office:value-type="float" office:value="175">
            <text:p>175</text:p>
          </table:table-cell>
          <table:table-cell table:style-name="ce8" office:value-type="string">
            <text:p><text:span text:style-name="T3"><text:a xlink:href="http://www.ciaj.or.jp/access/web/docs/WCAG-TECHS/G11">G11</text:a></text:span></text:p>
          </table:table-cell>
          <table:table-cell table:style-name="ce33" office:value-type="string">
            <text:p>5秒未満で点滅が終わるようにコンテンツを制作する</text:p>
          </table:table-cell>
          <table:table-cell table:style-name="ce55"/>
          <table:table-cell table:style-name="ce72" office:value-type="string">
            <text:p>問題あり／問題の可能性大</text:p>
          </table:table-cell>
          <table:table-cell table:style-name="ce39" office:value-type="string">
            <text:p>blink要素や text-decoration プロパティを用いて5秒以上点滅させないでください。</text:p>
          </table:table-cell>
          <table:table-cell table:style-name="ce98"/>
          <table:table-cell table:style-name="ce104" table:number-columns-repeated="2"/>
          <table:table-cell table:style-name="ce104" table:formula="of:=IF(COUNTA([$CSV添付用.H$1:.J$65536])&gt;0;COUNTIF([$CSV添付用.H$1:.J$65536];CONCATENATE(&quot;.*&quot;;[.C174];&quot;,.*&quot;))+COUNTIF([$CSV添付用.H$1:.J$65536];CONCATENATE(&quot;.*&quot;;[.C174]));&quot;&quot;)">
            <text:p/>
          </table:table-cell>
          <table:table-cell table:style-name="ce39"/>
          <table:table-cell table:style-name="ce135"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76">
            <text:p>176</text:p>
          </table:table-cell>
          <table:table-cell table:style-name="ce8" office:value-type="string">
            <text:p><text:span text:style-name="T3"><text:a xlink:href="http://www.ciaj.or.jp/access/web/docs/WCAG-TECHS/G187">G187</text:a></text:span></text:p>
          </table:table-cell>
          <table:table-cell table:style-name="ce33" office:value-type="string">
            <text:p>ユーザーエージェントによって点滅するコンテンツを停止できるウェブコンテンツ技術を用いる</text:p>
          </table:table-cell>
          <table:table-cell table:style-name="ce55"/>
          <table:table-cell table:style-name="ce72" office:value-type="string">
            <text:p>問題あり／問題の可能性大</text:p>
          </table:table-cell>
          <table:table-cell table:style-name="ce39" office:value-type="string">
            <text:p>点滅するコンテンツは、5秒以内に停止するか、利用者自身によって停止することができるようになっていることを一般的なブラウザで確認してください。</text:p>
          </table:table-cell>
          <table:table-cell table:style-name="ce98"/>
          <table:table-cell table:style-name="ce104" table:number-columns-repeated="2"/>
          <table:table-cell table:style-name="ce104" table:formula="of:=IF(COUNTA([$CSV添付用.H$1:.J$65536])&gt;0;COUNTIF([$CSV添付用.H$1:.J$65536];CONCATENATE(&quot;.*&quot;;[.C175];&quot;,.*&quot;))+COUNTIF([$CSV添付用.H$1:.J$65536];CONCATENATE(&quot;.*&quot;;[.C175]));&quot;&quot;)">
            <text:p/>
          </table:table-cell>
          <table:table-cell table:style-name="ce39"/>
          <table:table-cell table:style-name="ce135"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77">
            <text:p>177</text:p>
          </table:table-cell>
          <table:table-cell table:style-name="ce8" office:value-type="string">
            <text:p><text:span text:style-name="T3"><text:a xlink:href="http://www.ciaj.or.jp/access/web/docs/WCAG-TECHS/G152">G152</text:a></text:span></text:p>
          </table:table-cell>
          <table:table-cell table:style-name="ce33" office:value-type="string">
            <text:p>数回のループ後（5秒以内）に停止するように、アニメーションGIFを設定する</text:p>
          </table:table-cell>
          <table:table-cell table:style-name="ce55"/>
          <table:table-cell table:style-name="ce72" office:value-type="string">
            <text:p>要判断箇所</text:p>
          </table:table-cell>
          <table:table-cell table:style-name="ce39" office:value-type="string">
            <text:p>アニメーションする場合、5秒以内に停止するか、利用者自身によって停止することができるようになっていることを一般的なブラウザで確認してください。</text:p>
          </table:table-cell>
          <table:table-cell table:style-name="ce98"/>
          <table:table-cell table:style-name="ce104" table:number-columns-repeated="2"/>
          <table:table-cell table:style-name="ce104" table:formula="of:=IF(COUNTA([$CSV添付用.H$1:.J$65536])&gt;0;COUNTIF([$CSV添付用.H$1:.J$65536];CONCATENATE(&quot;.*&quot;;[.C176];&quot;,.*&quot;))+COUNTIF([$CSV添付用.H$1:.J$65536];CONCATENATE(&quot;.*&quot;;[.C176]));&quot;&quot;)">
            <text:p/>
          </table:table-cell>
          <table:table-cell table:style-name="ce39"/>
          <table:table-cell table:style-name="ce135"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78">
            <text:p>178</text:p>
          </table:table-cell>
          <table:table-cell table:style-name="ce8" office:value-type="string">
            <text:p><text:span text:style-name="T3"><text:a xlink:href="http://www.ciaj.or.jp/access/web/docs/WCAG-TECHS/SCR22.html">SCR22</text:a></text:span></text:p>
          </table:table-cell>
          <table:table-cell table:style-name="ce33" office:value-type="string">
            <text:p>スクリプトを用いて、点滅を制御し、5秒以内に停止させる</text:p>
          </table:table-cell>
          <table:table-cell table:style-name="ce55"/>
          <table:table-cell table:style-name="ce72" office:value-type="string">
            <text:p>手動確認</text:p>
          </table:table-cell>
          <table:table-cell table:style-name="ce85" office:value-type="string">
            <text:p>点滅は5秒以内に終了することを一般的なブラウザで確認してください。</text:p>
          </table:table-cell>
          <table:table-cell table:style-name="ce102"/>
          <table:table-cell table:style-name="ce113" table:number-columns-repeated="2"/>
          <table:table-cell table:style-name="ce104" table:formula="of:=IF(COUNTA([$CSV添付用.H$1:.J$65536])&gt;0;COUNTIF([$CSV添付用.H$1:.J$65536];CONCATENATE(&quot;.*&quot;;[.C177];&quot;,.*&quot;))+COUNTIF([$CSV添付用.H$1:.J$65536];CONCATENATE(&quot;.*&quot;;[.C177]));&quot;&quot;)">
            <text:p/>
          </table:table-cell>
          <table:table-cell table:style-name="ce85"/>
          <table:table-cell table:style-name="ce135"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79">
            <text:p>179</text:p>
          </table:table-cell>
          <table:table-cell table:style-name="ce8" office:value-type="string">
            <text:p><text:span text:style-name="T3"><text:a xlink:href="http://www.ciaj.or.jp/access/web/docs/WCAG-TECHS/G186">G186</text:a></text:span></text:p>
          </table:table-cell>
          <table:table-cell table:style-name="ce33" office:value-type="string">
            <text:p>動きのあるコンテンツ、点滅するコンテンツ、又は自動更新されるコンテンツを停止させるコントロールを用いる</text:p>
          </table:table-cell>
          <table:table-cell table:style-name="ce55"/>
          <table:table-cell table:style-name="ce72" office:value-type="string">
            <text:p>手動確認</text:p>
          </table:table-cell>
          <table:table-cell table:style-name="ce39" office:value-type="string">
            <text:p>5秒以上動きのあるコンテンツ、点滅するコンテンツ、又は自動更新するコンテンツにおいては、それを停止する手段を提供してあるか確認してください。</text:p>
          </table:table-cell>
          <table:table-cell table:style-name="ce98"/>
          <table:table-cell table:style-name="ce104" table:number-columns-repeated="2"/>
          <table:table-cell table:style-name="ce104" table:formula="of:=IF(COUNTA([$CSV添付用.H$1:.J$65536])&gt;0;COUNTIF([$CSV添付用.H$1:.J$65536];CONCATENATE(&quot;.*&quot;;[.C178];&quot;,.*&quot;))+COUNTIF([$CSV添付用.H$1:.J$65536];CONCATENATE(&quot;.*&quot;;[.C178]));&quot;&quot;)">
            <text:p/>
          </table:table-cell>
          <table:table-cell table:style-name="ce39"/>
          <table:table-cell table:style-name="ce135"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180">
            <text:p>180</text:p>
          </table:table-cell>
          <table:table-cell table:style-name="ce8" office:value-type="string">
            <text:p><text:span text:style-name="T3"><text:a xlink:href="http://www.ciaj.or.jp/access/web/docs/WCAG-TECHS/G191">G191</text:a></text:span></text:p>
          </table:table-cell>
          <table:table-cell table:style-name="ce33" office:value-type="string">
            <text:p>点滅するコンテンツのないページを読み込むリンク、ボタン、又はその他のメカニズムを提供する</text:p>
          </table:table-cell>
          <table:table-cell table:style-name="ce55"/>
          <table:table-cell table:style-name="ce72" office:value-type="string">
            <text:p>手動確認</text:p>
          </table:table-cell>
          <table:table-cell table:style-name="ce39" office:value-type="string">
            <text:p>5秒以上にわたって点滅するコンテンツがある場合、そうしたコンテンツを含まない代替のページを読み込むリンクやボタンなどが提供されていることを確認してください。ただし、代替ページにおいては、オリジナルのページと同等に利用できるものである必要があります。</text:p>
          </table:table-cell>
          <table:table-cell table:style-name="ce98"/>
          <table:table-cell table:style-name="ce104" table:number-columns-repeated="2"/>
          <table:table-cell table:style-name="ce104" table:formula="of:=IF(COUNTA([$CSV添付用.H$1:.J$65536])&gt;0;COUNTIF([$CSV添付用.H$1:.J$65536];CONCATENATE(&quot;.*&quot;;[.C179];&quot;,.*&quot;))+COUNTIF([$CSV添付用.H$1:.J$65536];CONCATENATE(&quot;.*&quot;;[.C179]));&quot;&quot;)">
            <text:p/>
          </table:table-cell>
          <table:table-cell table:style-name="ce39"/>
          <table:table-cell table:style-name="ce135"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81">
            <text:p>181</text:p>
          </table:table-cell>
          <table:table-cell table:style-name="ce8" office:value-type="string">
            <text:p><text:span text:style-name="T3"><text:a xlink:href="http://www.ciaj.or.jp/access/web/docs/WCAG-TECHS/F16.html">F16</text:a></text:span></text:p>
          </table:table-cell>
          <table:table-cell table:style-name="ce33" office:value-type="string">
            <text:p>動きが不可欠ではないところにスクロールするコンテンツがあり、そのコンテンツを一時停止及び再開するメカニズムがない</text:p>
          </table:table-cell>
          <table:table-cell table:style-name="ce55"/>
          <table:table-cell table:style-name="ce72" office:value-type="string">
            <text:p>問題あり</text:p>
          </table:table-cell>
          <table:table-cell table:style-name="ce39" office:value-type="string">
            <text:p>marqueeが用いられています。(一時停止や再開は出来ないと判断)</text:p>
            <text:p>この問題がある場合はG4を不適合としてください。</text:p>
          </table:table-cell>
          <table:table-cell table:style-name="ce98"/>
          <table:table-cell table:style-name="ce104" table:number-columns-repeated="2"/>
          <table:table-cell table:style-name="ce104" table:formula="of:=IF(COUNTA([$CSV添付用.H$1:.J$65536])&gt;0;COUNTIF([$CSV添付用.H$1:.J$65536];CONCATENATE(&quot;.*&quot;;[.C180];&quot;,.*&quot;))+COUNTIF([$CSV添付用.H$1:.J$65536];CONCATENATE(&quot;.*&quot;;[.C180]));&quot;&quot;)">
            <text:p/>
          </table:table-cell>
          <table:table-cell table:style-name="ce39" office:value-type="string">
            <text:p>(不適合事例)</text:p>
          </table:table-cell>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182">
            <text:p>182</text:p>
          </table:table-cell>
          <table:table-cell table:style-name="ce8" office:value-type="string">
            <text:p><text:span text:style-name="T3"><text:a xlink:href="http://www.ciaj.or.jp/access/web/docs/WCAG-TECHS/F47.html">F47</text:a></text:span></text:p>
          </table:table-cell>
          <table:table-cell table:style-name="ce33" office:value-type="string">
            <text:p>blink要素を用いている</text:p>
          </table:table-cell>
          <table:table-cell table:style-name="ce55"/>
          <table:table-cell table:style-name="ce72" office:value-type="string">
            <text:p>問題あり／問題の可能性大</text:p>
          </table:table-cell>
          <table:table-cell table:style-name="ce39" office:value-type="string">
            <text:p>blinkが用いられています。</text:p>
            <text:p>この問題がある場合はG11を不適合としてください。</text:p>
          </table:table-cell>
          <table:table-cell table:style-name="ce98"/>
          <table:table-cell table:style-name="ce104" table:number-columns-repeated="2"/>
          <table:table-cell table:style-name="ce104" table:formula="of:=IF(COUNTA([$CSV添付用.H$1:.J$65536])&gt;0;COUNTIF([$CSV添付用.H$1:.J$65536];CONCATENATE(&quot;.*&quot;;[.C181];&quot;,.*&quot;))+COUNTIF([$CSV添付用.H$1:.J$65536];CONCATENATE(&quot;.*&quot;;[.C181]));&quot;&quot;)">
            <text:p/>
          </table:table-cell>
          <table:table-cell table:style-name="ce39" office:value-type="string">
            <text:p>(不適合事例)</text:p>
          </table:table-cell>
          <table:table-cell table:style-name="ce133"/>
          <table:table-cell table:style-name="ce2" table:number-columns-repeated="244"/>
          <table:table-cell table:number-columns-repeated="767"/>
        </table:table-row>
        <table:table-row table:style-name="ro24">
          <table:table-cell table:style-name="ce2"/>
          <table:table-cell table:style-name="ce1" office:value-type="float" office:value="183">
            <text:p>183</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184">
            <text:p>184</text:p>
          </table:table-cell>
          <table:table-cell table:style-name="ce6" office:value-type="string">
            <text:p>7.2.3</text:p>
          </table:table-cell>
          <table:table-cell table:style-name="ce36" office:value-type="string">
            <text:p>発作を引き起こすおそれのないようにコンテンツを設計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12">
          <table:table-cell table:style-name="ce2"/>
          <table:table-cell table:style-name="ce1" office:value-type="float" office:value="185">
            <text:p>185</text:p>
          </table:table-cell>
          <table:table-cell table:style-name="ce12" office:value-type="string">
            <text:p><text:span text:style-name="T3"><text:a xlink:href="http://www.ciaj.or.jp/access/web/docs/UNDERSTANDING-WCAG20/seizure-does-not-violate.html">7.2.3.1</text:a></text:span></text:p>
          </table:table-cell>
          <table:table-cell table:style-name="ce32" office:value-type="string">
            <text:p>3回の閃光又は閾値以下:<text:span text:style-name="T6">ウェブページにあるせん（閃）光は、次のいずれかを満たさな</text:span><text:span text:style-name="T6">ければならない。</text:span><text:span text:style-name="T6">a)</text:span><text:span text:style-name="T6">どの</text:span><text:span text:style-name="T6">1</text:span><text:span text:style-name="T6">秒間においても</text:span><text:span text:style-name="T6">3</text:span><text:span text:style-name="T6">回以下である。</text:span><text:span text:style-name="T6">, b)</text:span><text:span text:style-name="T6">一般閃光閾値及び赤色</text:span><text:span text:style-name="T6">閃光値を下回っている。</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186">
            <text:p>186</text:p>
          </table:table-cell>
          <table:table-cell table:style-name="ce8" office:value-type="string">
            <text:p><text:span text:style-name="T3"><text:a xlink:href="http://www.ciaj.or.jp/access/web/docs/WCAG-TECHS/G19.html">G19</text:a></text:span></text:p>
          </table:table-cell>
          <table:table-cell table:style-name="ce33" office:value-type="string">
            <text:p>どの1秒間においても、コンテンツに3回よりも多く閃光を放つコンポーネントがないことを確認する</text:p>
          </table:table-cell>
          <table:table-cell table:style-name="ce55"/>
          <table:table-cell table:style-name="ce72" office:value-type="string">
            <text:p>手動確認</text:p>
          </table:table-cell>
          <table:table-cell table:style-name="ce39" office:value-type="string">
            <text:p>一般的なブラウザで表示し、どの1秒間においても、3回よりも多い閃光が無いことを確認してください。</text:p>
          </table:table-cell>
          <table:table-cell table:style-name="ce98"/>
          <table:table-cell table:style-name="ce104" table:number-columns-repeated="2"/>
          <table:table-cell table:style-name="ce104" table:formula="of:=IF(COUNTA([$CSV添付用.H$1:.J$65536])&gt;0;COUNTIF([$CSV添付用.H$1:.J$65536];CONCATENATE(&quot;.*&quot;;[.C185];&quot;,.*&quot;))+COUNTIF([$CSV添付用.H$1:.J$65536];CONCATENATE(&quot;.*&quot;;[.C185]));&quot;&quot;)">
            <text:p/>
          </table:table-cell>
          <table:table-cell table:style-name="ce39"/>
          <table:table-cell table:style-name="ce131" office:value-type="string">
            <text:p><text:span text:style-name="T7"><text:a xlink:href="http://www.ciaj.or.jp/access/web/docs/jis2010-test-guidelines/icl-7.2.3.1.html">7</text:a></text:span><text:span text:style-name="T7"><text:a xlink:href="http://www.ciaj.or.jp/access/web/docs/jis2010-test-guidelines/icl-7.2.3.1.html">.2.3.1-</text:a></text:span><text:span text:style-name="T7"><text:a xlink:href="http://www.ciaj.or.jp/access/web/docs/jis2010-test-guidelines/icl-7.2.3.1.html">項番</text:a></text:span><text:span text:style-name="T7"><text:a xlink:href="http://www.ciaj.or.jp/access/web/docs/jis2010-test-guidelines/icl-7.2.3.1.html">1-a</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87">
            <text:p>187</text:p>
          </table:table-cell>
          <table:table-cell table:style-name="ce8" office:value-type="string">
            <text:p><text:span text:style-name="T3"><text:a xlink:href="http://www.ciaj.or.jp/access/web/docs/WCAG-TECHS/G176.html">G176</text:a></text:span></text:p>
          </table:table-cell>
          <table:table-cell table:style-name="ce33" office:value-type="string">
            <text:p>閃光を放つエリアを十分に小さくする</text:p>
          </table:table-cell>
          <table:table-cell table:style-name="ce55"/>
          <table:table-cell table:style-name="ce72" office:value-type="string">
            <text:p>手動確認</text:p>
          </table:table-cell>
          <table:table-cell table:style-name="ce39" office:value-type="string">
            <text:p>一般的なブラウザで表示し、閃光がある場合、そのエリアが十分小さいエリアであることを確認してください。(十分小さいエリアとはG176にある公式による。)</text:p>
          </table:table-cell>
          <table:table-cell table:style-name="ce98"/>
          <table:table-cell table:style-name="ce104" table:number-columns-repeated="2"/>
          <table:table-cell table:style-name="ce104" table:formula="of:=IF(COUNTA([$CSV添付用.H$1:.J$65536])&gt;0;COUNTIF([$CSV添付用.H$1:.J$65536];CONCATENATE(&quot;.*&quot;;[.C186];&quot;,.*&quot;))+COUNTIF([$CSV添付用.H$1:.J$65536];CONCATENATE(&quot;.*&quot;;[.C186]));&quot;&quot;)">
            <text:p/>
          </table:table-cell>
          <table:table-cell table:style-name="ce39"/>
          <table:table-cell table:style-name="ce135" office:value-type="string">
            <text:p><text:span text:style-name="T7"><text:a xlink:href="http://www.ciaj.or.jp/access/web/docs/jis2010-test-guidelines/icl-7.2.3.1.html">7</text:a></text:span><text:span text:style-name="T7"><text:a xlink:href="http://www.ciaj.or.jp/access/web/docs/jis2010-test-guidelines/icl-7.2.3.1.html">.2.3.1-</text:a></text:span><text:span text:style-name="T7"><text:a xlink:href="http://www.ciaj.or.jp/access/web/docs/jis2010-test-guidelines/icl-7.2.3.1.html">項番</text:a></text:span><text:span text:style-name="T7"><text:a xlink:href="http://www.ciaj.or.jp/access/web/docs/jis2010-test-guidelines/icl-7.2.3.1.html">1-a</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88">
            <text:p>188</text:p>
          </table:table-cell>
          <table:table-cell table:style-name="ce8" office:value-type="string">
            <text:p><text:span text:style-name="T3"><text:a xlink:href="http://www.ciaj.or.jp/access/web/docs/WCAG-TECHS/G15.html">G15</text:a></text:span></text:p>
          </table:table-cell>
          <table:table-cell table:style-name="ce33" office:value-type="string">
            <text:p>ツールを用いて、コンテンツが一般閃光閾値及び赤色閃光閾値を越えていないことを確認する</text:p>
          </table:table-cell>
          <table:table-cell table:style-name="ce55"/>
          <table:table-cell table:style-name="ce72" office:value-type="string">
            <text:p>手動確認</text:p>
          </table:table-cell>
          <table:table-cell table:style-name="ce39" office:value-type="string">
            <text:p>一般的なブラウザで表示し、閃光が閾値を越えているかどうかを PEATなど利用して評価してください。Photosensitive Epilepsy Analysis Tool (PEAT)　http://trace.wisc.edu/peat/</text:p>
          </table:table-cell>
          <table:table-cell table:style-name="ce98"/>
          <table:table-cell table:style-name="ce104" table:number-columns-repeated="2"/>
          <table:table-cell table:style-name="ce104" table:formula="of:=IF(COUNTA([$CSV添付用.H$1:.J$65536])&gt;0;COUNTIF([$CSV添付用.H$1:.J$65536];CONCATENATE(&quot;.*&quot;;[.C187];&quot;,.*&quot;))+COUNTIF([$CSV添付用.H$1:.J$65536];CONCATENATE(&quot;.*&quot;;[.C187]));&quot;&quot;)">
            <text:p/>
          </table:table-cell>
          <table:table-cell table:style-name="ce39"/>
          <table:table-cell table:style-name="ce137" office:value-type="string">
            <text:p><text:span text:style-name="T7"><text:a xlink:href="http://www.ciaj.or.jp/access/web/docs/jis2010-test-guidelines/icl-7.2.3.1.html">7</text:a></text:span><text:span text:style-name="T7"><text:a xlink:href="http://www.ciaj.or.jp/access/web/docs/jis2010-test-guidelines/icl-7.2.3.1.html">.2.3.1-</text:a></text:span><text:span text:style-name="T7"><text:a xlink:href="http://www.ciaj.or.jp/access/web/docs/jis2010-test-guidelines/icl-7.2.3.1.html">項番</text:a></text:span><text:span text:style-name="T7"><text:a xlink:href="http://www.ciaj.or.jp/access/web/docs/jis2010-test-guidelines/icl-7.2.3.1.html">1-b</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189">
            <text:p>189</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190">
            <text:p>190</text:p>
          </table:table-cell>
          <table:table-cell table:style-name="ce6" office:value-type="string">
            <text:p>7.2.4</text:p>
          </table:table-cell>
          <table:table-cell table:style-name="ce36" office:value-type="string">
            <text:p>利用者がナビゲートしたり、コンテンツを探し出したり、現在位置を確認するのを手助けする手段を提供する。 </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12">
          <table:table-cell table:style-name="ce2"/>
          <table:table-cell table:style-name="ce1" office:value-type="float" office:value="191">
            <text:p>191</text:p>
          </table:table-cell>
          <table:table-cell table:style-name="ce12" office:value-type="string">
            <text:p><text:span text:style-name="T3"><text:a xlink:href="http://www.ciaj.or.jp/access/web/docs/UNDERSTANDING-WCAG20/navigation-mechanisms-skip.html">7.2.4.1</text:a></text:span></text:p>
          </table:table-cell>
          <table:table-cell table:style-name="ce32" office:value-type="string">
            <text:p>ブロック・スキップ: <text:span text:style-name="T6">複数のウェブページ上で繰り返されているコンテンツのブロックをス</text:span><text:span text:style-name="T6">キップできるメカニズムが利用可能でなければならない。</text:span></text:p>
          </table:table-cell>
          <table:table-cell table:style-name="ce54" office:value-type="string">
            <text:p>A</text:p>
          </table:table-cell>
          <table:table-cell table:style-name="ce71"/>
          <table:table-cell table:style-name="ce87" office:value-type="string">
            <text:p>追加の補足:</text:p>
            <text:p>最初にmiCheckerの音声ユーザビリティ視覚化モードで視覚化し、画面に暗い部分(到達に時間のかかる部分)が無いことを確認しても良いでしょう。もし、暗くなる部分がある場合は、適合とは言えない可能性があります。</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0">
          <table:table-cell table:style-name="ce2"/>
          <table:table-cell table:style-name="ce1" office:value-type="float" office:value="192">
            <text:p>192</text:p>
          </table:table-cell>
          <table:table-cell table:style-name="ce8" office:value-type="string">
            <text:p><text:span text:style-name="T3"><text:a xlink:href="http://www.ciaj.or.jp/access/web/docs/WCAG-TECHS/G1.html">G1</text:a></text:span></text:p>
          </table:table-cell>
          <table:table-cell table:style-name="ce33" office:value-type="string">
            <text:p>メインコンテンツエリアへ直接移動するリンクを各ページの先頭に追加する</text:p>
          </table:table-cell>
          <table:table-cell table:style-name="ce55"/>
          <table:table-cell table:style-name="ce72" office:value-type="string">
            <text:p>問題あり／問題の可能性大／要判断箇所／手動確認</text:p>
          </table:table-cell>
          <table:table-cell table:style-name="ce39" office:value-type="string">
            <text:p>ページ内のメインコンテンツにジャンプするためのページ内リンクが先頭部分にありません。繰り返されるブロックが無い場合は該当しません。</text:p>
          </table:table-cell>
          <table:table-cell table:style-name="ce98"/>
          <table:table-cell table:style-name="ce104" table:number-columns-repeated="2"/>
          <table:table-cell table:style-name="ce104" table:formula="of:=IF(COUNTA([$CSV添付用.H$1:.J$65536])&gt;0;COUNTIF([$CSV添付用.H$1:.J$65536];CONCATENATE(&quot;.*&quot;;[.C191];&quot;,.*&quot;))+COUNTIF([$CSV添付用.H$1:.J$65536];CONCATENATE(&quot;.*&quot;;[.C191]));&quot;&quot;)">
            <text:p/>
          </table:table-cell>
          <table:table-cell table:style-name="ce39"/>
          <table:table-cell table:style-name="ce135"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4"/>
          <table:table-cell table:number-columns-repeated="767"/>
        </table:table-row>
        <table:table-row table:style-name="ro10">
          <table:table-cell table:style-name="ce2"/>
          <table:table-cell table:style-name="ce1" office:value-type="float" office:value="193">
            <text:p>193</text:p>
          </table:table-cell>
          <table:table-cell table:style-name="ce8" office:value-type="string">
            <text:p><text:span text:style-name="T3"><text:a xlink:href="http://www.ciaj.or.jp/access/web/docs/WCAG-TECHS/G123">G123</text:a></text:span></text:p>
          </table:table-cell>
          <table:table-cell table:style-name="ce33" office:value-type="string">
            <text:p>繰り返しているコンテンツのブロックの開始位置に、そのブロックの終了位置へのリンクを追加する</text:p>
          </table:table-cell>
          <table:table-cell table:style-name="ce55"/>
          <table:table-cell table:style-name="ce72" office:value-type="string">
            <text:p>問題あり／問題の可能性大／要判断箇所／手動確認</text:p>
          </table:table-cell>
          <table:table-cell table:style-name="ce39" office:value-type="string">
            <text:p>一般的なブラウザで表示し繰り返されるブロック部分を特定し、そのブロックの最初の部分に、終わりの部分へのページ内リンクがあることをmiCheckerの音声ユーザビリティ視覚化モードで確認してください。</text:p>
          </table:table-cell>
          <table:table-cell table:style-name="ce98"/>
          <table:table-cell table:style-name="ce104" table:number-columns-repeated="2"/>
          <table:table-cell table:style-name="ce104" table:formula="of:=IF(COUNTA([$CSV添付用.H$1:.J$65536])&gt;0;COUNTIF([$CSV添付用.H$1:.J$65536];CONCATENATE(&quot;.*&quot;;[.C192];&quot;,.*&quot;))+COUNTIF([$CSV添付用.H$1:.J$65536];CONCATENATE(&quot;.*&quot;;[.C192]));&quot;&quot;)">
            <text:p/>
          </table:table-cell>
          <table:table-cell table:style-name="ce39"/>
          <table:table-cell table:style-name="ce135"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194">
            <text:p>194</text:p>
          </table:table-cell>
          <table:table-cell table:style-name="ce8" office:value-type="string">
            <text:p><text:span text:style-name="T3"><text:a xlink:href="http://www.ciaj.or.jp/access/web/docs/WCAG-TECHS/G124">G124</text:a></text:span></text:p>
          </table:table-cell>
          <table:table-cell table:style-name="ce33" office:value-type="string">
            <text:p>ページの先頭に、コンテンツの各エリアへのリンクを追加する</text:p>
          </table:table-cell>
          <table:table-cell table:style-name="ce55"/>
          <table:table-cell table:style-name="ce72" office:value-type="string">
            <text:p>問題あり／問題の可能性大／手動確認</text:p>
          </table:table-cell>
          <table:table-cell table:style-name="ce39" office:value-type="string">
            <text:p>繰り返されるブロックが多数ある場合、そのそれぞれにジャンプするためのリンクがページ先頭部分にあるか確認してください。</text:p>
          </table:table-cell>
          <table:table-cell table:style-name="ce98"/>
          <table:table-cell table:style-name="ce104" table:number-columns-repeated="2"/>
          <table:table-cell table:style-name="ce104" table:formula="of:=IF(COUNTA([$CSV添付用.H$1:.J$65536])&gt;0;COUNTIF([$CSV添付用.H$1:.J$65536];CONCATENATE(&quot;.*&quot;;[.C193];&quot;,.*&quot;))+COUNTIF([$CSV添付用.H$1:.J$65536];CONCATENATE(&quot;.*&quot;;[.C193]));&quot;&quot;)">
            <text:p/>
          </table:table-cell>
          <table:table-cell table:style-name="ce39"/>
          <table:table-cell table:style-name="ce135"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4"/>
          <table:table-cell table:number-columns-repeated="767"/>
        </table:table-row>
        <table:table-row table:style-name="ro10">
          <table:table-cell table:style-name="ce2"/>
          <table:table-cell table:style-name="ce1" office:value-type="float" office:value="195">
            <text:p>195</text:p>
          </table:table-cell>
          <table:table-cell table:style-name="ce8" office:value-type="string">
            <text:p><text:span text:style-name="T3"><text:a xlink:href="http://www.ciaj.or.jp/access/web/docs/WCAG-TECHS/H69.html">H69</text:a></text:span></text:p>
          </table:table-cell>
          <table:table-cell table:style-name="ce33" office:value-type="string">
            <text:p>コンテンツの各セクションの開始位置に見出し要素を提供する</text:p>
          </table:table-cell>
          <table:table-cell table:style-name="ce55"/>
          <table:table-cell table:style-name="ce72" office:value-type="string">
            <text:p>要判断箇所／手動確認</text:p>
          </table:table-cell>
          <table:table-cell table:style-name="ce39" office:value-type="string">
            <text:p>要判断と検出された場合、コンテンツ内で見出しが一つも使われていないか、見出しと思われる箇所に見出しタグが利用されていない可能性があります。本当に見出しが必要のないコンテンツなのか確認してください。それ以外の場合でも、miCheckerの音声ユーザビリティ視覚化モードで見出しの設定状況を確認してください。それぞれのセクションの先頭に、それぞれに対応する見出しのあることを確認します。</text:p>
          </table:table-cell>
          <table:table-cell table:style-name="ce98"/>
          <table:table-cell table:style-name="ce104" table:number-columns-repeated="2"/>
          <table:table-cell table:style-name="ce104" table:formula="of:=IF(COUNTA([$CSV添付用.H$1:.J$65536])&gt;0;COUNTIF([$CSV添付用.H$1:.J$65536];CONCATENATE(&quot;.*&quot;;[.C194];&quot;,.*&quot;))+COUNTIF([$CSV添付用.H$1:.J$65536];CONCATENATE(&quot;.*&quot;;[.C194]));&quot;&quot;)">
            <text:p/>
          </table:table-cell>
          <table:table-cell table:style-name="ce39"/>
          <table:table-cell table:style-name="ce135"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96">
            <text:p>196</text:p>
          </table:table-cell>
          <table:table-cell table:style-name="ce8" office:value-type="string">
            <text:p><text:span text:style-name="T3"><text:a xlink:href="http://www.ciaj.or.jp/access/web/docs/WCAG-TECHS/H50.html">H50</text:a></text:span></text:p>
          </table:table-cell>
          <table:table-cell table:style-name="ce33" office:value-type="string">
            <text:p>構造を示す要素を用いて、リンクをグループ化する</text:p>
          </table:table-cell>
          <table:table-cell table:style-name="ce55"/>
          <table:table-cell table:style-name="ce72" office:value-type="string">
            <text:p>手動確認</text:p>
          </table:table-cell>
          <table:table-cell table:style-name="ce39" office:value-type="string">
            <text:p>一般的なブラウザで表示した場合、リンクが多数並ぶような部分がある場合は、その部分にはリストやマップなどが用いられて構造化されていることをmiCheckerの音声ユーザビリティ視覚化モードで確認してください。</text:p>
          </table:table-cell>
          <table:table-cell table:style-name="ce98"/>
          <table:table-cell table:style-name="ce104" table:number-columns-repeated="2"/>
          <table:table-cell table:style-name="ce104" table:formula="of:=IF(COUNTA([$CSV添付用.H$1:.J$65536])&gt;0;COUNTIF([$CSV添付用.H$1:.J$65536];CONCATENATE(&quot;.*&quot;;[.C195];&quot;,.*&quot;))+COUNTIF([$CSV添付用.H$1:.J$65536];CONCATENATE(&quot;.*&quot;;[.C195]));&quot;&quot;)">
            <text:p/>
          </table:table-cell>
          <table:table-cell table:style-name="ce39"/>
          <table:table-cell table:style-name="ce135"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197">
            <text:p>197</text:p>
          </table:table-cell>
          <table:table-cell table:style-name="ce8" office:value-type="string">
            <text:p><text:span text:style-name="T3"><text:a xlink:href="http://www.ciaj.or.jp/access/web/docs/WCAG-TECHS/H70.html">H70</text:a></text:span></text:p>
          </table:table-cell>
          <table:table-cell table:style-name="ce33" office:value-type="string">
            <text:p>フレームを用いて、繰り返されているコンテンツのブロックをグループ化する</text:p>
          </table:table-cell>
          <table:table-cell table:style-name="ce55"/>
          <table:table-cell table:style-name="ce72" office:value-type="string">
            <text:p>手動確認</text:p>
          </table:table-cell>
          <table:table-cell table:style-name="ce39" office:value-type="string">
            <text:p>フレームを使用するページにおいて、ページ中に繰り返されるコンテンツがある場合は、フレームを用いてグループ化してください。フレームを用いていないページでは、他の方法でグループ化してください。</text:p>
          </table:table-cell>
          <table:table-cell table:style-name="ce98"/>
          <table:table-cell table:style-name="ce104" table:number-columns-repeated="2"/>
          <table:table-cell table:style-name="ce104" table:formula="of:=IF(COUNTA([$CSV添付用.H$1:.J$65536])&gt;0;COUNTIF([$CSV添付用.H$1:.J$65536];CONCATENATE(&quot;.*&quot;;[.C196];&quot;,.*&quot;))+COUNTIF([$CSV添付用.H$1:.J$65536];CONCATENATE(&quot;.*&quot;;[.C196]));&quot;&quot;)">
            <text:p/>
          </table:table-cell>
          <table:table-cell table:style-name="ce39"/>
          <table:table-cell table:style-name="ce135"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4"/>
          <table:table-cell table:number-columns-repeated="767"/>
        </table:table-row>
        <table:table-row table:style-name="ro26">
          <table:table-cell table:style-name="ce2"/>
          <table:table-cell table:style-name="ce1" office:value-type="float" office:value="198">
            <text:p>198</text:p>
          </table:table-cell>
          <table:table-cell table:style-name="ce8" office:value-type="string">
            <text:p><text:span text:style-name="T3"><text:a xlink:href="http://www.ciaj.or.jp/access/web/docs/WCAG-TECHS/H64.html">H64</text:a></text:span></text:p>
          </table:table-cell>
          <table:table-cell table:style-name="ce33" office:value-type="string">
            <text:p>frame要素及びiframe要素のtitle属性を用いる</text:p>
          </table:table-cell>
          <table:table-cell table:style-name="ce55"/>
          <table:table-cell table:style-name="ce72" office:value-type="string">
            <text:p>問題あり／要判断箇所</text:p>
          </table:table-cell>
          <table:table-cell table:style-name="ce39" office:value-type="string">
            <text:p>問題ありとされた箇所は、frameあるいはiframeにtitle属性がありません。利用者がそのフレームの目的をすぐに知ることができるようにタイトルを与えてください。</text:p>
            <text:p>それ以外の場合でも、それぞれのタイトルが適切かどうか判断してください。</text:p>
          </table:table-cell>
          <table:table-cell table:style-name="ce98"/>
          <table:table-cell table:style-name="ce104" table:number-columns-repeated="2"/>
          <table:table-cell table:style-name="ce104" table:formula="of:=IF(COUNTA([$CSV添付用.H$1:.J$65536])&gt;0;COUNTIF([$CSV添付用.H$1:.J$65536];CONCATENATE(&quot;.*&quot;;[.C197];&quot;,.*&quot;))+COUNTIF([$CSV添付用.H$1:.J$65536];CONCATENATE(&quot;.*&quot;;[.C197]));&quot;&quot;)">
            <text:p/>
          </table:table-cell>
          <table:table-cell table:style-name="ce39" office:value-type="string">
            <text:p>(7.2.4.1 および 7.4.1.2状況A の共通項目)</text:p>
          </table:table-cell>
          <table:table-cell table:style-name="ce135"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199">
            <text:p>199</text:p>
          </table:table-cell>
          <table:table-cell table:style-name="ce8" office:value-type="string">
            <text:p><text:span text:style-name="T3"><text:a xlink:href="http://www.ciaj.or.jp/access/web/docs/WCAG-TECHS/SCR28.html">SCR28</text:a></text:span></text:p>
          </table:table-cell>
          <table:table-cell table:style-name="ce33" office:value-type="string">
            <text:p>展開可能及び折り畳み可能なメニューを用いて、コンテンツのブロックをバイパスする</text:p>
          </table:table-cell>
          <table:table-cell table:style-name="ce55"/>
          <table:table-cell table:style-name="ce72" office:value-type="string">
            <text:p>手動確認</text:p>
          </table:table-cell>
          <table:table-cell table:style-name="ce39" office:value-type="string">
            <text:p>一般的なブラウザで表示し、繰り返されるコンテンツに対して、展開や折りたたみのテクニックが用いられていることを確認してください。</text:p>
          </table:table-cell>
          <table:table-cell table:style-name="ce98"/>
          <table:table-cell table:style-name="ce104" table:number-columns-repeated="2"/>
          <table:table-cell table:style-name="ce104" table:formula="of:=IF(COUNTA([$CSV添付用.H$1:.J$65536])&gt;0;COUNTIF([$CSV添付用.H$1:.J$65536];CONCATENATE(&quot;.*&quot;;[.C198];&quot;,.*&quot;))+COUNTIF([$CSV添付用.H$1:.J$65536];CONCATENATE(&quot;.*&quot;;[.C198]));&quot;&quot;)">
            <text:p/>
          </table:table-cell>
          <table:table-cell table:style-name="ce39"/>
          <table:table-cell table:style-name="ce135"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00">
            <text:p>200</text:p>
          </table:table-cell>
          <table:table-cell table:style-name="ce8" office:value-type="string">
            <text:p><text:span text:style-name="T3"><text:a xlink:href="http://www.ciaj.or.jp/access/web/docs/WCAG-TECHS/C6.html">C6</text:a></text:span></text:p>
          </table:table-cell>
          <table:table-cell table:style-name="ce33" office:value-type="string">
            <text:p>構造を示すマークアップをした上で、コンテンツを配置する</text:p>
          </table:table-cell>
          <table:table-cell table:style-name="ce55"/>
          <table:table-cell table:style-name="ce72" office:value-type="string">
            <text:p>手動確認</text:p>
          </table:table-cell>
          <table:table-cell table:style-name="ce39" office:value-type="string">
            <text:p>スタイルシートを適用しなくとも意味の伝わる表現であり、かつ、スタイルシートを使って見栄えをさらに良くする方法であれば適合です。</text:p>
          </table:table-cell>
          <table:table-cell table:style-name="ce98"/>
          <table:table-cell table:style-name="ce104" table:number-columns-repeated="2"/>
          <table:table-cell table:style-name="ce104" table:formula="of:=IF(COUNTA([$CSV添付用.H$1:.J$65536])&gt;0;COUNTIF([$CSV添付用.H$1:.J$65536];CONCATENATE(&quot;.*&quot;;[.C199];&quot;,.*&quot;))+COUNTIF([$CSV添付用.H$1:.J$65536];CONCATENATE(&quot;.*&quot;;[.C199]));&quot;&quot;)">
            <text:p/>
          </table:table-cell>
          <table:table-cell table:style-name="ce39" office:value-type="string">
            <text:p>(WAIC実装チェックリスト例には入っていない)</text:p>
            <text:p>(7.1.3.2 および 7.4.1.2 の共通項目)</text:p>
          </table:table-cell>
          <table:table-cell table:style-name="ce133"/>
          <table:table-cell table:style-name="ce2" table:number-columns-repeated="244"/>
          <table:table-cell table:number-columns-repeated="767"/>
        </table:table-row>
        <table:table-row table:style-name="ro24">
          <table:table-cell table:style-name="ce2"/>
          <table:table-cell table:style-name="ce1" office:value-type="float" office:value="201">
            <text:p>201</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202">
            <text:p>202</text:p>
          </table:table-cell>
          <table:table-cell table:style-name="ce12" office:value-type="string">
            <text:p><text:span text:style-name="T3"><text:a xlink:href="http://www.ciaj.or.jp/access/web/docs/UNDERSTANDING-WCAG20/navigation-mechanisms-title.html">7.2.4.2</text:a></text:span></text:p>
          </table:table-cell>
          <table:table-cell table:style-name="ce32" office:value-type="string">
            <text:p>ページタイトル: <text:span text:style-name="T6">ウェブページには、主題又は目的を説明したタイトルがなければならな</text:span><text:span text:style-name="T6">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203">
            <text:p>203</text:p>
          </table:table-cell>
          <table:table-cell table:style-name="ce8" office:value-type="string">
            <text:p><text:span text:style-name="T3"><text:a xlink:href="http://www.ciaj.or.jp/access/web/docs/WCAG-TECHS/G88.html">G88</text:a></text:span></text:p>
          </table:table-cell>
          <table:table-cell table:style-name="ce33" office:value-type="string">
            <text:p>ウェブページに対して、コンテンツの内容が分かるページタイトルを提供する</text:p>
          </table:table-cell>
          <table:table-cell table:style-name="ce55"/>
          <table:table-cell table:style-name="ce72" office:value-type="string">
            <text:p>手動確認</text:p>
          </table:table-cell>
          <table:table-cell table:style-name="ce39" office:value-type="string">
            <text:p>ページタイトルの内容が適切かどうか確認してください。</text:p>
          </table:table-cell>
          <table:table-cell table:style-name="ce106"/>
          <table:table-cell table:style-name="ce116" table:number-columns-repeated="2"/>
          <table:table-cell table:style-name="ce104" table:formula="of:=IF(COUNTA([$CSV添付用.H$1:.J$65536])&gt;0;COUNTIF([$CSV添付用.H$1:.J$65536];CONCATENATE(&quot;.*&quot;;[.C202];&quot;,.*&quot;))+COUNTIF([$CSV添付用.H$1:.J$65536];CONCATENATE(&quot;.*&quot;;[.C202]));&quot;&quot;)">
            <text:p/>
          </table:table-cell>
          <table:table-cell table:style-name="ce123"/>
          <table:table-cell table:style-name="ce135" office:value-type="string">
            <text:p><text:span text:style-name="T7"><text:a xlink:href="http://www.ciaj.or.jp/access/web/docs/jis2010-test-guidelines/icl-7.2.4.2.html">7</text:a></text:span><text:span text:style-name="T7"><text:a xlink:href="http://www.ciaj.or.jp/access/web/docs/jis2010-test-guidelines/icl-7.2.4.2.html">.2.4.2-</text:a></text:span><text:span text:style-name="T7"><text:a xlink:href="http://www.ciaj.or.jp/access/web/docs/jis2010-test-guidelines/icl-7.2.4.2.html">項番</text:a></text:span><text:span text:style-name="T7"><text:a xlink:href="http://www.ciaj.or.jp/access/web/docs/jis2010-test-guidelines/icl-7.2.4.2.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04">
            <text:p>204</text:p>
          </table:table-cell>
          <table:table-cell table:style-name="ce8" office:value-type="string">
            <text:p><text:span text:style-name="T3"><text:a xlink:href="http://www.ciaj.or.jp/access/web/docs/WCAG-TECHS/H25.html">H25</text:a></text:span></text:p>
          </table:table-cell>
          <table:table-cell table:style-name="ce33" office:value-type="string">
            <text:p>title要素を用いて、ページタイトルを提供する</text:p>
          </table:table-cell>
          <table:table-cell table:style-name="ce55"/>
          <table:table-cell table:style-name="ce72" office:value-type="string">
            <text:p>問題あり／問題の可能性大</text:p>
          </table:table-cell>
          <table:table-cell table:style-name="ce39" office:value-type="string">
            <text:p>title要素が使われていません。</text:p>
          </table:table-cell>
          <table:table-cell table:style-name="ce98"/>
          <table:table-cell table:style-name="ce104" table:number-columns-repeated="2"/>
          <table:table-cell table:style-name="ce104" table:formula="of:=IF(COUNTA([$CSV添付用.H$1:.J$65536])&gt;0;COUNTIF([$CSV添付用.H$1:.J$65536];CONCATENATE(&quot;.*&quot;;[.C203];&quot;,.*&quot;))+COUNTIF([$CSV添付用.H$1:.J$65536];CONCATENATE(&quot;.*&quot;;[.C203]));&quot;&quot;)">
            <text:p/>
          </table:table-cell>
          <table:table-cell table:style-name="ce39"/>
          <table:table-cell table:style-name="ce135" office:value-type="string">
            <text:p><text:span text:style-name="T7"><text:a xlink:href="http://www.ciaj.or.jp/access/web/docs/jis2010-test-guidelines/icl-7.2.4.2.html">7</text:a></text:span><text:span text:style-name="T7"><text:a xlink:href="http://www.ciaj.or.jp/access/web/docs/jis2010-test-guidelines/icl-7.2.4.2.html">.2.4.2-</text:a></text:span><text:span text:style-name="T7"><text:a xlink:href="http://www.ciaj.or.jp/access/web/docs/jis2010-test-guidelines/icl-7.2.4.2.html">項番</text:a></text:span><text:span text:style-name="T7"><text:a xlink:href="http://www.ciaj.or.jp/access/web/docs/jis2010-test-guidelines/icl-7.2.4.2.html">1</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05">
            <text:p>205</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9">
          <table:table-cell table:style-name="ce2"/>
          <table:table-cell table:style-name="ce1" office:value-type="float" office:value="206">
            <text:p>206</text:p>
          </table:table-cell>
          <table:table-cell table:style-name="ce12" office:value-type="string">
            <text:p><text:span text:style-name="T3"><text:a xlink:href="http://www.ciaj.or.jp/access/web/docs/UNDERSTANDING-WCAG20/navigation-mechanisms-focus-order.html">7.2.4.3</text:a></text:span></text:p>
          </table:table-cell>
          <table:table-cell table:style-name="ce32" office:value-type="string">
            <text:p>フォーカス順序:<text:span text:style-name="T6"> </text:span><text:span text:style-name="T6">ウェブページが順番にナビゲートできて、そのナビゲーション順序が意</text:span><text:span text:style-name="T6">味又は操作性に影響を及ぼす場合、フォーカス可能なコンポーネントは意味及び操作</text:span><text:span text:style-name="T6">性を保持した順序でフォーカスを受け取らなければならない。</text:span></text:p>
          </table:table-cell>
          <table:table-cell table:style-name="ce54" office:value-type="string">
            <text:p>A</text:p>
          </table:table-cell>
          <table:table-cell table:style-name="ce71"/>
          <table:table-cell table:style-name="ce91"/>
          <table:table-cell table:style-name="ce107"/>
          <table:table-cell table:style-name="ce97" table:number-columns-repeated="3"/>
          <table:table-cell table:style-name="ce124"/>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207">
            <text:p>207</text:p>
          </table:table-cell>
          <table:table-cell table:style-name="ce8" office:value-type="string">
            <text:p><text:span text:style-name="T3"><text:a xlink:href="http://www.ciaj.or.jp/access/web/docs/WCAG-TECHS/G59.html">G59</text:a></text:span></text:p>
          </table:table-cell>
          <table:table-cell table:style-name="ce33" office:value-type="string">
            <text:p>コンテンツ内の順番及び関係に従った順序で、インタラクティブな要素を配置する</text:p>
          </table:table-cell>
          <table:table-cell table:style-name="ce55"/>
          <table:table-cell table:style-name="ce72" office:value-type="string">
            <text:p>手動確認</text:p>
          </table:table-cell>
          <table:table-cell table:style-name="ce39" office:value-type="string">
            <text:p>一般的なブラウザで、TABキーまたは矢印キーを用いて、フォーカスを受け取る要素を移動して、その順序が意味と操作性を保持していることを確認します。これは、評価対象とする技術全てに対して実施します。(Flashなど)</text:p>
          </table:table-cell>
          <table:table-cell table:style-name="ce98"/>
          <table:table-cell table:style-name="ce104" table:number-columns-repeated="2"/>
          <table:table-cell table:style-name="ce104" table:formula="of:=IF(COUNTA([$CSV添付用.H$1:.J$65536])&gt;0;COUNTIF([$CSV添付用.H$1:.J$65536];CONCATENATE(&quot;.*&quot;;[.C206];&quot;,.*&quot;))+COUNTIF([$CSV添付用.H$1:.J$65536];CONCATENATE(&quot;.*&quot;;[.C206]));&quot;&quot;)">
            <text:p/>
          </table:table-cell>
          <table:table-cell table:style-name="ce39"/>
          <table:table-cell table:style-name="ce135"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08">
            <text:p>208</text:p>
          </table:table-cell>
          <table:table-cell table:style-name="ce8" office:value-type="string">
            <text:p><text:span text:style-name="T3"><text:a xlink:href="http://www.ciaj.or.jp/access/web/docs/WCAG-TECHS/H4.html">H4</text:a></text:span></text:p>
          </table:table-cell>
          <table:table-cell table:style-name="ce33" office:value-type="string">
            <text:p>リンク、フォームのコントロール、及びオブジェクトには、論理的なタブ移動順序を作成する</text:p>
          </table:table-cell>
          <table:table-cell table:style-name="ce55"/>
          <table:table-cell table:style-name="ce72" office:value-type="string">
            <text:p>手動確認</text:p>
          </table:table-cell>
          <table:table-cell table:style-name="ce39" office:value-type="string">
            <text:p>一般的なブラウザで、TABキー(HTMLコンテンツの場合)または矢印キーを用いて、フォーカスを受け取る要素を移動して、その順序が意味と操作性を保持していることを確認します。これは、評価対象とする技術全てに対して実施します。(Flashなど)</text:p>
          </table:table-cell>
          <table:table-cell table:style-name="ce98"/>
          <table:table-cell table:style-name="ce104" table:number-columns-repeated="2"/>
          <table:table-cell table:style-name="ce104" table:formula="of:=IF(COUNTA([$CSV添付用.H$1:.J$65536])&gt;0;COUNTIF([$CSV添付用.H$1:.J$65536];CONCATENATE(&quot;.*&quot;;[.C207];&quot;,.*&quot;))+COUNTIF([$CSV添付用.H$1:.J$65536];CONCATENATE(&quot;.*&quot;;[.C207]));&quot;&quot;)">
            <text:p/>
          </table:table-cell>
          <table:table-cell table:style-name="ce39"/>
          <table:table-cell table:style-name="ce135"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1</text:a></text:span></text:p>
          </table:table-cell>
          <table:table-cell table:style-name="ce2" table:number-columns-repeated="244"/>
          <table:table-cell table:number-columns-repeated="767"/>
        </table:table-row>
        <table:table-row table:style-name="ro10">
          <table:table-cell table:style-name="ce2"/>
          <table:table-cell table:style-name="ce1" office:value-type="float" office:value="209">
            <text:p>209</text:p>
          </table:table-cell>
          <table:table-cell table:style-name="ce8" office:value-type="string">
            <text:p><text:span text:style-name="T3"><text:a xlink:href="http://www.ciaj.or.jp/access/web/docs/WCAG-TECHS/C27.html">C27</text:a></text:span></text:p>
          </table:table-cell>
          <table:table-cell table:style-name="ce40" office:value-type="string">
            <text:p>DOMの順序を表示順序と一致させる</text:p>
          </table:table-cell>
          <table:table-cell table:style-name="ce55"/>
          <table:table-cell table:style-name="ce72" office:value-type="string">
            <text:p>手動確認</text:p>
          </table:table-cell>
          <table:table-cell table:style-name="ce39" office:value-type="string">
            <text:p>一般的なブラウザで、TABキー(HTMLコンテンツの場合)または矢印キーを用いて、フォーカスを受け取る要素を移動して、その順序が意味と操作性を保持していることを確認します。これは、評価対象とする技術全てに対して実施します。(Flashなど)</text:p>
            <text:p>加えて、miCheckerの音声ブラウザモードで視覚化を実行してください。(リニアライズされて表示されます。) その状況でも、読み上げ順序などに混乱が発生せずに、リニアライズする前のコンテンツと同じ意味を提供していれば適合です。</text:p>
          </table:table-cell>
          <table:table-cell table:style-name="ce98"/>
          <table:table-cell table:style-name="ce104" table:number-columns-repeated="2"/>
          <table:table-cell table:style-name="ce104" table:formula="of:=IF(COUNTA([$CSV添付用.H$1:.J$65536])&gt;0;COUNTIF([$CSV添付用.H$1:.J$65536];CONCATENATE(&quot;.*&quot;;[.C208];&quot;,.*&quot;))+COUNTIF([$CSV添付用.H$1:.J$65536];CONCATENATE(&quot;.*&quot;;[.C208]));&quot;&quot;)">
            <text:p/>
          </table:table-cell>
          <table:table-cell table:style-name="ce39" office:value-type="string">
            <text:p>(7.1.3.2 および 7.2.4.3 の共通項目)</text:p>
          </table:table-cell>
          <table:table-cell table:style-name="ce135"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10">
            <text:p>210</text:p>
          </table:table-cell>
          <table:table-cell table:style-name="ce8" office:value-type="string">
            <text:p><text:span text:style-name="T3"><text:a xlink:href="http://www.ciaj.or.jp/access/web/docs/WCAG-TECHS/SCR26.html">SCR26</text:a></text:span></text:p>
          </table:table-cell>
          <table:table-cell table:style-name="ce40" office:value-type="string">
            <text:p>動的なコンテンツをDOMのそのトリガーとなる要素の直後に挿入する</text:p>
          </table:table-cell>
          <table:table-cell table:style-name="ce55"/>
          <table:table-cell table:style-name="ce72" office:value-type="string">
            <text:p>手動確認</text:p>
          </table:table-cell>
          <table:table-cell table:style-name="ce39" office:value-type="string">
            <text:p>動的なコンテンツを追加した場合、それはそのトリガーとなる要素の直後に挿入されていなくてはなりません。(フォーム入力において問題が発見された場合など、それが利用者に検知されるように配慮しなくてはならない)</text:p>
          </table:table-cell>
          <table:table-cell table:style-name="ce98"/>
          <table:table-cell table:style-name="ce104" table:number-columns-repeated="2"/>
          <table:table-cell table:style-name="ce104" table:formula="of:=IF(COUNTA([$CSV添付用.H$1:.J$65536])&gt;0;COUNTIF([$CSV添付用.H$1:.J$65536];CONCATENATE(&quot;.*&quot;;[.C209];&quot;,.*&quot;))+COUNTIF([$CSV添付用.H$1:.J$65536];CONCATENATE(&quot;.*&quot;;[.C209]));&quot;&quot;)">
            <text:p/>
          </table:table-cell>
          <table:table-cell table:style-name="ce39"/>
          <table:table-cell table:style-name="ce135"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2</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211">
            <text:p>211</text:p>
          </table:table-cell>
          <table:table-cell table:style-name="ce8" office:value-type="string">
            <text:p><text:span text:style-name="T3"><text:a xlink:href="http://www.ciaj.or.jp/access/web/docs/WCAG-TECHS/SCR37.html">SCR37</text:a></text:span></text:p>
          </table:table-cell>
          <table:table-cell table:style-name="ce40" office:value-type="string">
            <text:p>デバイス非依存な方法でカスタム・ダイアログを作成する</text:p>
          </table:table-cell>
          <table:table-cell table:style-name="ce55"/>
          <table:table-cell table:style-name="ce72" office:value-type="string">
            <text:p>手動確認</text:p>
          </table:table-cell>
          <table:table-cell table:style-name="ce39" office:value-type="string">
            <text:p>ポップアップでないダイアログを開いた場合、そのまま継続してダイアログについて利用可能なTAB順序にあることを一般的なブラウザで確認してください。</text:p>
          </table:table-cell>
          <table:table-cell table:style-name="ce98"/>
          <table:table-cell table:style-name="ce104" table:number-columns-repeated="2"/>
          <table:table-cell table:style-name="ce104" table:formula="of:=IF(COUNTA([$CSV添付用.H$1:.J$65536])&gt;0;COUNTIF([$CSV添付用.H$1:.J$65536];CONCATENATE(&quot;.*&quot;;[.C210];&quot;,.*&quot;))+COUNTIF([$CSV添付用.H$1:.J$65536];CONCATENATE(&quot;.*&quot;;[.C210]));&quot;&quot;)">
            <text:p/>
          </table:table-cell>
          <table:table-cell table:style-name="ce39"/>
          <table:table-cell table:style-name="ce135"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2</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12">
            <text:p>212</text:p>
          </table:table-cell>
          <table:table-cell table:style-name="ce8" office:value-type="string">
            <text:p><text:span text:style-name="T3"><text:a xlink:href="http://www.ciaj.or.jp/access/web/docs/WCAG-TECHS/SCR27.html">SCR27</text:a></text:span></text:p>
          </table:table-cell>
          <table:table-cell table:style-name="ce40" office:value-type="string">
            <text:p>DOMを用いて、ページ上にある複数のセクションを並び替える</text:p>
          </table:table-cell>
          <table:table-cell table:style-name="ce55"/>
          <table:table-cell table:style-name="ce72" office:value-type="string">
            <text:p>手動確認</text:p>
          </table:table-cell>
          <table:table-cell table:style-name="ce39" office:value-type="string">
            <text:p>ドラックアンドドロップで再配置可能なコンポーネントがある場合、再配置した場合に、それがDOMの中でも再配置されていることを確認してください。確認するためには、それぞれmiCheckerの音声ユーザビリティ視覚化モードで確認します。</text:p>
          </table:table-cell>
          <table:table-cell table:style-name="ce98"/>
          <table:table-cell table:style-name="ce104" table:number-columns-repeated="2"/>
          <table:table-cell table:style-name="ce104" table:formula="of:=IF(COUNTA([$CSV添付用.H$1:.J$65536])&gt;0;COUNTIF([$CSV添付用.H$1:.J$65536];CONCATENATE(&quot;.*&quot;;[.C211];&quot;,.*&quot;))+COUNTIF([$CSV添付用.H$1:.J$65536];CONCATENATE(&quot;.*&quot;;[.C211]));&quot;&quot;)">
            <text:p/>
          </table:table-cell>
          <table:table-cell table:style-name="ce39"/>
          <table:table-cell table:style-name="ce135"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2</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13">
            <text:p>213</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9">
          <table:table-cell table:style-name="ce2"/>
          <table:table-cell table:style-name="ce1" office:value-type="float" office:value="214">
            <text:p>214</text:p>
          </table:table-cell>
          <table:table-cell table:style-name="ce12" office:value-type="string">
            <text:p><text:span text:style-name="T3"><text:a xlink:href="http://www.ciaj.or.jp/access/web/docs/UNDERSTANDING-WCAG20/navigation-mechanisms-refs.html">7.2.4.4</text:a></text:span></text:p>
          </table:table-cell>
          <table:table-cell table:style-name="ce32" office:value-type="string">
            <text:p>文脈におけるリンクの目的: <text:span text:style-name="T6">それぞれのリンクの目的が、リンクのテキストだけから、又</text:span><text:span text:style-name="T6">はプログラムが解釈可能なリンクの文脈をリンクのテキストと合わせたものから解釈で</text:span><text:span text:style-name="T6">きなければならない。ただし、リンクの目的が一般的にみて利用者にとってあいまい（</text:span><text:span text:style-name="T6">曖昧）な場合は除く。</text:span></text:p>
          </table:table-cell>
          <table:table-cell table:style-name="ce54" office:value-type="string">
            <text:p>A</text:p>
          </table:table-cell>
          <table:table-cell table:style-name="ce71"/>
          <table:table-cell table:style-name="ce87" office:value-type="string">
            <text:p>例外事項の補足：</text:p>
            <text:p>誰にとっても実際にクリックしてみないと分からず、誰にとってもそれが問題にならないようなケースを意味します。</text:p>
            <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215">
            <text:p>215</text:p>
          </table:table-cell>
          <table:table-cell table:style-name="ce8" office:value-type="string">
            <text:p><text:span text:style-name="T3"><text:a xlink:href="http://www.ciaj.or.jp/access/web/docs/WCAG-TECHS/G91.html">G91</text:a></text:span></text:p>
          </table:table-cell>
          <table:table-cell table:style-name="ce33" office:value-type="string">
            <text:p>リンクの目的を説明したリンクのラベルを提供する</text:p>
          </table:table-cell>
          <table:table-cell table:style-name="ce55"/>
          <table:table-cell table:style-name="ce72" office:value-type="string">
            <text:p>問題の可能性大／手動確認</text:p>
          </table:table-cell>
          <table:table-cell table:style-name="ce39" office:value-type="string">
            <text:p>miCheckerの音声ユーザビリティ視覚化を適用した状態で、リンクテキストはリンクの目的を的確に表現しているかどうかを確認してください。</text:p>
          </table:table-cell>
          <table:table-cell table:style-name="ce98"/>
          <table:table-cell table:style-name="ce104" table:number-columns-repeated="2"/>
          <table:table-cell table:style-name="ce104" table:formula="of:=IF(COUNTA([$CSV添付用.H$1:.J$65536])&gt;0;COUNTIF([$CSV添付用.H$1:.J$65536];CONCATENATE(&quot;.*&quot;;[.C214];&quot;,.*&quot;))+COUNTIF([$CSV添付用.H$1:.J$65536];CONCATENATE(&quot;.*&quot;;[.C214]));&quot;&quot;)">
            <text:p/>
          </table:table-cell>
          <table:table-cell table:style-name="ce39"/>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216">
            <text:p>216</text:p>
          </table:table-cell>
          <table:table-cell table:style-name="ce8" office:value-type="string">
            <text:p><text:span text:style-name="T3"><text:a xlink:href="http://www.ciaj.or.jp/access/web/docs/WCAG-TECHS/H30.html">H30</text:a></text:span></text:p>
          </table:table-cell>
          <table:table-cell table:style-name="ce33" office:value-type="string">
            <text:p>a 要素のリンクの目的を説明するテキストリンクを提供する</text:p>
          </table:table-cell>
          <table:table-cell table:style-name="ce55"/>
          <table:table-cell table:style-name="ce72" office:value-type="string">
            <text:p>問題あり／問題の可能性大／要判断箇所</text:p>
          </table:table-cell>
          <table:table-cell table:style-name="ce39" office:value-type="string">
            <text:p>a要素にリンクを説明するテキスト(代替テキストを含む)がありません。適切なテキストを与えて下さい。内容についてはG91で評価してください。</text:p>
          </table:table-cell>
          <table:table-cell table:style-name="ce98"/>
          <table:table-cell table:style-name="ce104" table:number-columns-repeated="2"/>
          <table:table-cell table:style-name="ce104" table:formula="of:=IF(COUNTA([$CSV添付用.H$1:.J$65536])&gt;0;COUNTIF([$CSV添付用.H$1:.J$65536];CONCATENATE(&quot;.*&quot;;[.C215];&quot;,.*&quot;))+COUNTIF([$CSV添付用.H$1:.J$65536];CONCATENATE(&quot;.*&quot;;[.C215]));&quot;&quot;)">
            <text:p/>
          </table:table-cell>
          <table:table-cell table:style-name="ce39" office:value-type="string">
            <text:p>(7.1.1.1状況A および 7.2.4.4 の共通項目)</text:p>
          </table:table-cell>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217">
            <text:p>217</text:p>
          </table:table-cell>
          <table:table-cell table:style-name="ce8" office:value-type="string">
            <text:p><text:span text:style-name="T3"><text:a xlink:href="http://www.ciaj.or.jp/access/web/docs/WCAG-TECHS/H24.html">H24</text:a></text:span></text:p>
          </table:table-cell>
          <table:table-cell table:style-name="ce40" office:value-type="string">
            <text:p>イメージマップの area 要素に代替テキストを提供する</text:p>
          </table:table-cell>
          <table:table-cell table:style-name="ce55"/>
          <table:table-cell table:style-name="ce72" office:value-type="string">
            <text:p>問題あり</text:p>
          </table:table-cell>
          <table:table-cell table:style-name="ce39" office:value-type="string">
            <text:p>area要素にリンクを説明するテキストがありません。テキストの内容の適切さはG91で評価してください。</text:p>
          </table:table-cell>
          <table:table-cell table:style-name="ce98"/>
          <table:table-cell table:style-name="ce104" table:number-columns-repeated="2"/>
          <table:table-cell table:style-name="ce104" table:formula="of:=IF(COUNTA([$CSV添付用.H$1:.J$65536])&gt;0;COUNTIF([$CSV添付用.H$1:.J$65536];CONCATENATE(&quot;.*&quot;;[.C216];&quot;,.*&quot;))+COUNTIF([$CSV添付用.H$1:.J$65536];CONCATENATE(&quot;.*&quot;;[.C216]));&quot;&quot;)">
            <text:p/>
          </table:table-cell>
          <table:table-cell table:style-name="ce39" office:value-type="string">
            <text:p>(7.1.1.1状況A および 7.2.4.4 の共通項目)</text:p>
          </table:table-cell>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218">
            <text:p>218</text:p>
          </table:table-cell>
          <table:table-cell table:style-name="ce8" office:value-type="string">
            <text:p><text:span text:style-name="T3"><text:a xlink:href="http://www.ciaj.or.jp/access/web/docs/WCAG-TECHS/G53.html">G53</text:a></text:span></text:p>
          </table:table-cell>
          <table:table-cell table:style-name="ce40" office:value-type="string">
            <text:p>リンクテキストとそれが含まれている文章中のテキストとを組み合わせて、リンクの目的を特定する</text:p>
          </table:table-cell>
          <table:table-cell table:style-name="ce55"/>
          <table:table-cell table:style-name="ce72" office:value-type="string">
            <text:p>手動確認</text:p>
          </table:table-cell>
          <table:table-cell table:style-name="ce39" office:value-type="string">
            <text:p>リンクのラベルだけでなく、それが含まれる文章全体でリンクの目的が分かるようになっていれば適合です。リンク部分を追っていき、それだけでは分からない場合は、それを含む文章全体を読んで、それでも理解できない場合には不適合とします。miCheckerの音声ユーザビリティ視覚化モードで評価するか、音声ブラウザなどを用いて評価してください。</text:p>
          </table:table-cell>
          <table:table-cell table:style-name="ce98"/>
          <table:table-cell table:style-name="ce104" table:number-columns-repeated="2"/>
          <table:table-cell table:style-name="ce104" table:formula="of:=IF(COUNTA([$CSV添付用.H$1:.J$65536])&gt;0;COUNTIF([$CSV添付用.H$1:.J$65536];CONCATENATE(&quot;.*&quot;;[.C217];&quot;,.*&quot;))+COUNTIF([$CSV添付用.H$1:.J$65536];CONCATENATE(&quot;.*&quot;;[.C217]));&quot;&quot;)">
            <text:p/>
          </table:table-cell>
          <table:table-cell table:style-name="ce39"/>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19">
            <text:p>219</text:p>
          </table:table-cell>
          <table:table-cell table:style-name="ce8" office:value-type="string">
            <text:p><text:span text:style-name="T3"><text:a xlink:href="http://www.ciaj.or.jp/access/web/docs/WCAG-TECHS/H77.html">H77</text:a></text:span></text:p>
          </table:table-cell>
          <table:table-cell table:style-name="ce40" office:value-type="string">
            <text:p>リンクテキストとそれが含まれているリスト項目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リスト項目内でテキストに適切な説明を加えるなどしてください。</text:p>
          </table:table-cell>
          <table:table-cell table:style-name="ce98"/>
          <table:table-cell table:style-name="ce104" table:number-columns-repeated="2"/>
          <table:table-cell table:style-name="ce104" table:formula="of:=IF(COUNTA([$CSV添付用.H$1:.J$65536])&gt;0;COUNTIF([$CSV添付用.H$1:.J$65536];CONCATENATE(&quot;.*&quot;;[.C218];&quot;,.*&quot;))+COUNTIF([$CSV添付用.H$1:.J$65536];CONCATENATE(&quot;.*&quot;;[.C218]));&quot;&quot;)">
            <text:p/>
          </table:table-cell>
          <table:table-cell table:style-name="ce39"/>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26">
          <table:table-cell table:style-name="ce2"/>
          <table:table-cell table:style-name="ce1" office:value-type="float" office:value="220">
            <text:p>220</text:p>
          </table:table-cell>
          <table:table-cell table:style-name="ce8" office:value-type="string">
            <text:p><text:span text:style-name="T3"><text:a xlink:href="http://www.ciaj.or.jp/access/web/docs/WCAG-TECHS/H78.html">H78</text:a></text:span></text:p>
          </table:table-cell>
          <table:table-cell table:style-name="ce40" office:value-type="string">
            <text:p>リンクテキストとそれが含まれているパラグラフ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そのパラグラフ内でテキストに適切な説明を加えるなどしてください</text:p>
          </table:table-cell>
          <table:table-cell table:style-name="ce98"/>
          <table:table-cell table:style-name="ce104" table:number-columns-repeated="2"/>
          <table:table-cell table:style-name="ce104" table:formula="of:=IF(COUNTA([$CSV添付用.H$1:.J$65536])&gt;0;COUNTIF([$CSV添付用.H$1:.J$65536];CONCATENATE(&quot;.*&quot;;[.C219];&quot;,.*&quot;))+COUNTIF([$CSV添付用.H$1:.J$65536];CONCATENATE(&quot;.*&quot;;[.C219]));&quot;&quot;)">
            <text:p/>
          </table:table-cell>
          <table:table-cell table:style-name="ce39"/>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23">
          <table:table-cell table:style-name="ce2"/>
          <table:table-cell table:style-name="ce1" office:value-type="float" office:value="221">
            <text:p>221</text:p>
          </table:table-cell>
          <table:table-cell table:style-name="ce8" office:value-type="string">
            <text:p><text:span text:style-name="T3"><text:a xlink:href="http://www.ciaj.or.jp/access/web/docs/WCAG-TECHS/H79.html">H79</text:a></text:span></text:p>
          </table:table-cell>
          <table:table-cell table:style-name="ce40" office:value-type="string">
            <text:p>リンクテキストとそれが含まれているデータセル及び関連づけられた見出しセル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関連するデータセルとヘッダーセルで目的が分かるようにしてください。</text:p>
          </table:table-cell>
          <table:table-cell table:style-name="ce98"/>
          <table:table-cell table:style-name="ce104" table:number-columns-repeated="2"/>
          <table:table-cell table:style-name="ce104" table:formula="of:=IF(COUNTA([$CSV添付用.H$1:.J$65536])&gt;0;COUNTIF([$CSV添付用.H$1:.J$65536];CONCATENATE(&quot;.*&quot;;[.C220];&quot;,.*&quot;))+COUNTIF([$CSV添付用.H$1:.J$65536];CONCATENATE(&quot;.*&quot;;[.C220]));&quot;&quot;)">
            <text:p/>
          </table:table-cell>
          <table:table-cell table:style-name="ce39"/>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22">
            <text:p>222</text:p>
          </table:table-cell>
          <table:table-cell table:style-name="ce8" office:value-type="string">
            <text:p><text:span text:style-name="T3"><text:a xlink:href="http://www.ciaj.or.jp/access/web/docs/WCAG-TECHS/H80.html">H80</text:a></text:span></text:p>
          </table:table-cell>
          <table:table-cell table:style-name="ce40" office:value-type="string">
            <text:p>リンクテキストとその直前にある見出し要素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関連する見出しとの関係で目的が分かるようにしてください。</text:p>
          </table:table-cell>
          <table:table-cell table:style-name="ce98"/>
          <table:table-cell table:style-name="ce104" table:number-columns-repeated="2"/>
          <table:table-cell table:style-name="ce104" table:formula="of:=IF(COUNTA([$CSV添付用.H$1:.J$65536])&gt;0;COUNTIF([$CSV添付用.H$1:.J$65536];CONCATENATE(&quot;.*&quot;;[.C221];&quot;,.*&quot;))+COUNTIF([$CSV添付用.H$1:.J$65536];CONCATENATE(&quot;.*&quot;;[.C221]));&quot;&quot;)">
            <text:p/>
          </table:table-cell>
          <table:table-cell table:style-name="ce39"/>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23">
            <text:p>223</text:p>
          </table:table-cell>
          <table:table-cell table:style-name="ce8" office:value-type="string">
            <text:p><text:span text:style-name="T3"><text:a xlink:href="http://www.ciaj.or.jp/access/web/docs/WCAG-TECHS/H81.html">H81</text:a></text:span></text:p>
          </table:table-cell>
          <table:table-cell table:style-name="ce40" office:value-type="string">
            <text:p>入れ子になったリスト項目にあるリンクテキストとその親のリスト項目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入れ子になったリストとの関係で目的が分かるようにしてください。</text:p>
          </table:table-cell>
          <table:table-cell table:style-name="ce98"/>
          <table:table-cell table:style-name="ce104" table:number-columns-repeated="2"/>
          <table:table-cell table:style-name="ce104" table:formula="of:=IF(COUNTA([$CSV添付用.H$1:.J$65536])&gt;0;COUNTIF([$CSV添付用.H$1:.J$65536];CONCATENATE(&quot;.*&quot;;[.C222];&quot;,.*&quot;))+COUNTIF([$CSV添付用.H$1:.J$65536];CONCATENATE(&quot;.*&quot;;[.C222]));&quot;&quot;)">
            <text:p/>
          </table:table-cell>
          <table:table-cell table:style-name="ce39"/>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24">
            <text:p>224</text:p>
          </table:table-cell>
          <table:table-cell table:style-name="ce10" office:value-type="string">
            <text:p><text:span text:style-name="T3"><text:a xlink:href="http://www.ciaj.or.jp/access/web/docs/WCAG-TECHS/C7.html">C7</text:a></text:span></text:p>
          </table:table-cell>
          <table:table-cell table:style-name="ce35" office:value-type="string">
            <text:p>CSSを用いて、リンクテキストの一部を非表示にする</text:p>
          </table:table-cell>
          <table:table-cell table:style-name="ce57"/>
          <table:table-cell table:style-name="ce72" office:value-type="string">
            <text:p>手動確認</text:p>
          </table:table-cell>
          <table:table-cell table:style-name="ce39" office:value-type="string">
            <text:p>リンクのラベルが、CSSを用いて非表示にしている部分も含めると、その目的が明確に分かるようになっていれば適合です。非表示部分を含めても目的が分からない場合は不適合です。miCheckerの音声ユーザビリティ視覚化を適用すると非表示のCSSを表示して確認することができます。</text:p>
          </table:table-cell>
          <table:table-cell table:style-name="ce98"/>
          <table:table-cell table:style-name="ce104" table:number-columns-repeated="2"/>
          <table:table-cell table:style-name="ce104" table:formula="of:=IF(COUNTA([$CSV添付用.H$1:.J$65536])&gt;0;COUNTIF([$CSV添付用.H$1:.J$65536];CONCATENATE(&quot;.*&quot;;[.C223];&quot;,.*&quot;))+COUNTIF([$CSV添付用.H$1:.J$65536];CONCATENATE(&quot;.*&quot;;[.C223]));&quot;&quot;)">
            <text:p/>
          </table:table-cell>
          <table:table-cell table:style-name="ce39"/>
          <table:table-cell table:style-name="ce135"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4"/>
          <table:table-cell table:number-columns-repeated="767"/>
        </table:table-row>
        <table:table-row table:style-name="ro10">
          <table:table-cell table:style-name="ce2"/>
          <table:table-cell table:style-name="ce1" office:value-type="float" office:value="225">
            <text:p>225</text:p>
          </table:table-cell>
          <table:table-cell table:style-name="ce8" office:value-type="string">
            <text:p><text:span text:style-name="T3"><text:a xlink:href="http://www.ciaj.or.jp/access/web/docs/WCAG-TECHS/G189.html">G189</text:a></text:span></text:p>
          </table:table-cell>
          <table:table-cell table:style-name="ce40" office:value-type="string">
            <text:p>ウェブページの先頭近くに、リンクのラベルを変更するコントロールを提供する</text:p>
          </table:table-cell>
          <table:table-cell table:style-name="ce55"/>
          <table:table-cell table:style-name="ce72" office:value-type="string">
            <text:p>手動確認</text:p>
          </table:table-cell>
          <table:table-cell table:style-name="ce39" office:value-type="string">
            <text:p>代替ページ(例えばFlashコンテンツを含まないHTMLのみのコンテンツ)へのリンクがページ先頭付近に用意されている場合は、そのリンクのラベルだけでリンクの目的がわかるようにしてください。</text:p>
            <text:p>miCheckerの音声ユーザビリティ視覚化を適用し、すべてのリンクを可視化して、ページ先頭部分に該当するリンクが無いか確認してください。("Flashコンテンツはこちら"とテキストがあるときに、"こちら"だけがリンクの場合は不適合です。)</text:p>
          </table:table-cell>
          <table:table-cell table:style-name="ce98"/>
          <table:table-cell table:style-name="ce104" table:number-columns-repeated="2"/>
          <table:table-cell table:style-name="ce104" table:formula="of:=IF(COUNTA([$CSV添付用.H$1:.J$65536])&gt;0;COUNTIF([$CSV添付用.H$1:.J$65536];CONCATENATE(&quot;.*&quot;;[.C224];&quot;,.*&quot;))+COUNTIF([$CSV添付用.H$1:.J$65536];CONCATENATE(&quot;.*&quot;;[.C224]));&quot;&quot;)">
            <text:p/>
          </table:table-cell>
          <table:table-cell table:style-name="ce39" office:value-type="string">
            <text:p>(WAIC実装チェックリスト例には入っていない)</text:p>
          </table:table-cell>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226">
            <text:p>226</text:p>
          </table:table-cell>
          <table:table-cell table:style-name="ce8" office:value-type="string">
            <text:p><text:span text:style-name="T3"><text:a xlink:href="http://www.ciaj.or.jp/access/web/docs/WCAG-TECHS/SCR30.html">SCR30</text:a></text:span></text:p>
          </table:table-cell>
          <table:table-cell table:style-name="ce40" office:value-type="string">
            <text:p>スクリプトを用いて、リンクのラベルを変更する</text:p>
          </table:table-cell>
          <table:table-cell table:style-name="ce55"/>
          <table:table-cell table:style-name="ce72" office:value-type="string">
            <text:p>手動確認</text:p>
          </table:table-cell>
          <table:table-cell table:style-name="ce39" office:value-type="string">
            <text:p>リンクを展開する仕組みを持つページにおいては、支援技術で閲覧したときにページの先頭近くに、リンクを展開するためのテキストリンクが提供されていること、また、その仕組みが利用できることを確認してください。</text:p>
          </table:table-cell>
          <table:table-cell table:style-name="ce98"/>
          <table:table-cell table:style-name="ce104" table:number-columns-repeated="2"/>
          <table:table-cell table:style-name="ce104" table:formula="of:=IF(COUNTA([$CSV添付用.H$1:.J$65536])&gt;0;COUNTIF([$CSV添付用.H$1:.J$65536];CONCATENATE(&quot;.*&quot;;[.C225];&quot;,.*&quot;))+COUNTIF([$CSV添付用.H$1:.J$65536];CONCATENATE(&quot;.*&quot;;[.C225]));&quot;&quot;)">
            <text:p/>
          </table:table-cell>
          <table:table-cell table:style-name="ce39" office:value-type="string">
            <text:p>(WAIC実装チェックリスト例には入っていない)</text:p>
          </table:table-cell>
          <table:table-cell table:style-name="ce133"/>
          <table:table-cell table:style-name="ce2" table:number-columns-repeated="244"/>
          <table:table-cell table:number-columns-repeated="767"/>
        </table:table-row>
        <table:table-row table:style-name="ro12">
          <table:table-cell table:style-name="ce2"/>
          <table:table-cell table:style-name="ce1" office:value-type="float" office:value="227">
            <text:p>227</text:p>
          </table:table-cell>
          <table:table-cell table:style-name="ce8" office:value-type="string">
            <text:p><text:span text:style-name="T3"><text:a xlink:href="http://www.ciaj.or.jp/access/web/docs/WCAG-TECHS/H33.html">H33</text:a></text:span></text:p>
          </table:table-cell>
          <table:table-cell table:style-name="ce40" office:value-type="string">
            <text:p>title属性を用いて、リンクテキストの文言を補足する</text:p>
          </table:table-cell>
          <table:table-cell table:style-name="ce55"/>
          <table:table-cell table:style-name="ce72" office:value-type="string">
            <text:p>問題あり／要判断箇所／手動確認</text:p>
          </table:table-cell>
          <table:table-cell table:style-name="ce39" office:value-type="string">
            <text:p>リンクにタイトル属性によるリンクの補足説明が記述されています。</text:p>
            <text:p>この項目は支援技術がサポートしているかどうかに影響を受けやすい項目です。title属性をサポートしているブラウザ(IEなど)で、マウスを当てて確認するなどしてください。</text:p>
          </table:table-cell>
          <table:table-cell table:style-name="ce98"/>
          <table:table-cell table:style-name="ce104" table:number-columns-repeated="2"/>
          <table:table-cell table:style-name="ce104" table:formula="of:=IF(COUNTA([$CSV添付用.H$1:.J$65536])&gt;0;COUNTIF([$CSV添付用.H$1:.J$65536];CONCATENATE(&quot;.*&quot;;[.C226];&quot;,.*&quot;))+COUNTIF([$CSV添付用.H$1:.J$65536];CONCATENATE(&quot;.*&quot;;[.C226]));&quot;&quot;)">
            <text:p/>
          </table:table-cell>
          <table:table-cell table:style-name="ce39" office:value-type="string">
            <text:p>(WAIC実装チェックリスト例には入っていない)</text:p>
          </table:table-cell>
          <table:table-cell table:style-name="ce138"/>
          <table:table-cell table:style-name="ce2" table:number-columns-repeated="244"/>
          <table:table-cell table:number-columns-repeated="767"/>
        </table:table-row>
        <table:table-row table:style-name="ro24">
          <table:table-cell table:style-name="ce2"/>
          <table:table-cell table:style-name="ce1" office:value-type="float" office:value="228">
            <text:p>228</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2"/>
          <table:table-cell/>
          <table:table-cell table:style-name="ce39"/>
          <table:table-cell table:style-name="ce133"/>
          <table:table-cell table:style-name="ce2" table:number-columns-repeated="244"/>
          <table:table-cell table:number-columns-repeated="767"/>
        </table:table-row>
        <table:table-row table:style-name="ro12">
          <table:table-cell table:style-name="ce2"/>
          <table:table-cell table:style-name="ce1" office:value-type="float" office:value="229">
            <text:p>229</text:p>
          </table:table-cell>
          <table:table-cell table:style-name="ce12" office:value-type="string">
            <text:p><text:span text:style-name="T3"><text:a xlink:href="http://www.ciaj.or.jp/access/web/docs/UNDERSTANDING-WCAG20/navigation-mechanisms-mult-loc.html">7.2.4.5</text:a></text:span></text:p>
          </table:table-cell>
          <table:table-cell table:style-name="ce32" office:value-type="string">
            <text:p>複数の到達手段: <text:span text:style-name="T6">ウェブページ一式の中からあるウェブページに到達することのできる</text:span><text:span text:style-name="T6">複数の手段がある。ただし、ウェブページがプロセスの結果又はプロセスの中の一つ</text:span><text:span text:style-name="T6">のステップである場合は除く。</text:span></text:p>
          </table:table-cell>
          <table:table-cell table:style-name="ce54" office:value-type="string">
            <text:p>A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230">
            <text:p>230</text:p>
          </table:table-cell>
          <table:table-cell table:style-name="ce8" office:value-type="string">
            <text:p><text:span text:style-name="T3"><text:a xlink:href="http://www.ciaj.or.jp/access/web/docs/WCAG-TECHS/G125.html">G125</text:a></text:span></text:p>
          </table:table-cell>
          <table:table-cell table:style-name="ce37" office:value-type="string">
            <text:p>関連するウェブページへナビゲートするリンクを提供する</text:p>
          </table:table-cell>
          <table:table-cell table:style-name="ce58"/>
          <table:table-cell table:style-name="ce72" office:value-type="string">
            <text:p>手動確認</text:p>
          </table:table-cell>
          <table:table-cell table:style-name="ce39" office:value-type="string">
            <text:p>関連するウェブページが存在するにも関わらず、その存在のみを示し、実際のリンクが提供されていない場合には不適合とします。</text:p>
          </table:table-cell>
          <table:table-cell table:style-name="ce98"/>
          <table:table-cell table:style-name="ce104" table:number-columns-repeated="2"/>
          <table:table-cell table:style-name="ce104" table:formula="of:=IF(COUNTA([$CSV添付用.H$1:.J$65536])&gt;0;COUNTIF([$CSV添付用.H$1:.J$65536];CONCATENATE(&quot;.*&quot;;[.C229];&quot;,.*&quot;))+COUNTIF([$CSV添付用.H$1:.J$65536];CONCATENATE(&quot;.*&quot;;[.C229]));&quot;&quot;)">
            <text:p/>
          </table:table-cell>
          <table:table-cell table:style-name="ce39"/>
          <table:table-cell table:style-name="ce135" office:value-type="string">
            <text:p><text:span text:style-name="T7"><text:a xlink:href="http://www.ciaj.or.jp/access/web/docs/jis2010-test-guidelines/icl-7.2.4.5.html">7.2.4.5</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31">
            <text:p>231</text:p>
          </table:table-cell>
          <table:table-cell table:style-name="ce8" office:value-type="string">
            <text:p><text:span text:style-name="T3"><text:a xlink:href="http://www.ciaj.or.jp/access/web/docs/WCAG-TECHS/G64.html">G64</text:a></text:span></text:p>
          </table:table-cell>
          <table:table-cell table:style-name="ce37" office:value-type="string">
            <text:p>目次を提供する</text:p>
          </table:table-cell>
          <table:table-cell table:style-name="ce58"/>
          <table:table-cell table:style-name="ce72" office:value-type="string">
            <text:p>手動確認</text:p>
          </table:table-cell>
          <table:table-cell table:style-name="ce39" office:value-type="string">
            <text:p>目次があった方が良いにも関わらず、目次が提供されていない。また、目次が提供されていても、その目次から特定の箇所に移動する手段が提供されていない場合は不適合です。</text:p>
          </table:table-cell>
          <table:table-cell table:style-name="ce98"/>
          <table:table-cell table:style-name="ce104" table:number-columns-repeated="2"/>
          <table:table-cell table:style-name="ce104" table:formula="of:=IF(COUNTA([$CSV添付用.H$1:.J$65536])&gt;0;COUNTIF([$CSV添付用.H$1:.J$65536];CONCATENATE(&quot;.*&quot;;[.C230];&quot;,.*&quot;))+COUNTIF([$CSV添付用.H$1:.J$65536];CONCATENATE(&quot;.*&quot;;[.C230]));&quot;&quot;)">
            <text:p/>
          </table:table-cell>
          <table:table-cell table:style-name="ce39"/>
          <table:table-cell table:style-name="ce135" office:value-type="string">
            <text:p><text:span text:style-name="T7"><text:a xlink:href="http://www.ciaj.or.jp/access/web/docs/jis2010-test-guidelines/icl-7.2.4.5.html">7.2.4.5</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32">
            <text:p>232</text:p>
          </table:table-cell>
          <table:table-cell table:style-name="ce8" office:value-type="string">
            <text:p><text:span text:style-name="T3"><text:a xlink:href="http://www.ciaj.or.jp/access/web/docs/WCAG-TECHS/G63.html">G63</text:a></text:span></text:p>
          </table:table-cell>
          <table:table-cell table:style-name="ce37" office:value-type="string">
            <text:p>サイトマップを提供する</text:p>
          </table:table-cell>
          <table:table-cell table:style-name="ce58"/>
          <table:table-cell table:style-name="ce72" office:value-type="string">
            <text:p>手動確認</text:p>
          </table:table-cell>
          <table:table-cell table:style-name="ce39" office:value-type="string">
            <text:p>サイトマップが提供されていて、その内容が適切な場合は適合です。</text:p>
          </table:table-cell>
          <table:table-cell table:style-name="ce98"/>
          <table:table-cell table:style-name="ce104" table:number-columns-repeated="2"/>
          <table:table-cell table:style-name="ce104" table:formula="of:=IF(COUNTA([$CSV添付用.H$1:.J$65536])&gt;0;COUNTIF([$CSV添付用.H$1:.J$65536];CONCATENATE(&quot;.*&quot;;[.C231];&quot;,.*&quot;))+COUNTIF([$CSV添付用.H$1:.J$65536];CONCATENATE(&quot;.*&quot;;[.C231]));&quot;&quot;)">
            <text:p/>
          </table:table-cell>
          <table:table-cell table:style-name="ce39"/>
          <table:table-cell table:style-name="ce135" office:value-type="string">
            <text:p><text:span text:style-name="T7"><text:a xlink:href="http://www.ciaj.or.jp/access/web/docs/jis2010-test-guidelines/icl-7.2.4.5.html">7.2.4.5</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233">
            <text:p>233</text:p>
          </table:table-cell>
          <table:table-cell table:style-name="ce8" office:value-type="string">
            <text:p><text:span text:style-name="T3"><text:a xlink:href="http://www.ciaj.or.jp/access/web/docs/WCAG-TECHS/G161.html">G161</text:a></text:span></text:p>
          </table:table-cell>
          <table:table-cell table:style-name="ce37" office:value-type="string">
            <text:p>検索機能を提供して、利用者がコンテンツを見つけるのを手助けする</text:p>
          </table:table-cell>
          <table:table-cell table:style-name="ce58"/>
          <table:table-cell table:style-name="ce72" office:value-type="string">
            <text:p>手動確認</text:p>
          </table:table-cell>
          <table:table-cell table:style-name="ce39" office:value-type="string">
            <text:p>コンテンツを見つけることを支援する検索機能が提供されていることを確認してください。</text:p>
          </table:table-cell>
          <table:table-cell table:style-name="ce98"/>
          <table:table-cell table:style-name="ce104" table:number-columns-repeated="2"/>
          <table:table-cell table:style-name="ce104" table:formula="of:=IF(COUNTA([$CSV添付用.H$1:.J$65536])&gt;0;COUNTIF([$CSV添付用.H$1:.J$65536];CONCATENATE(&quot;.*&quot;;[.C232];&quot;,.*&quot;))+COUNTIF([$CSV添付用.H$1:.J$65536];CONCATENATE(&quot;.*&quot;;[.C232]));&quot;&quot;)">
            <text:p/>
          </table:table-cell>
          <table:table-cell table:style-name="ce39"/>
          <table:table-cell table:style-name="ce135" office:value-type="string">
            <text:p><text:span text:style-name="T7"><text:a xlink:href="http://www.ciaj.or.jp/access/web/docs/jis2010-test-guidelines/icl-7.2.4.5.html">7.2.4.5</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234">
            <text:p>234</text:p>
          </table:table-cell>
          <table:table-cell table:style-name="ce8" office:value-type="string">
            <text:p><text:span text:style-name="T3"><text:a xlink:href="http://www.ciaj.or.jp/access/web/docs/WCAG-TECHS/G126.html">G126</text:a></text:span></text:p>
          </table:table-cell>
          <table:table-cell table:style-name="ce37" office:value-type="string">
            <text:p>他の全てのウェブページへのリンク一覧を提供する</text:p>
          </table:table-cell>
          <table:table-cell table:style-name="ce58"/>
          <table:table-cell table:style-name="ce72" office:value-type="string">
            <text:p>手動確認</text:p>
          </table:table-cell>
          <table:table-cell table:style-name="ce39" office:value-type="string">
            <text:p>全てのウェブページへのリンク一覧があったほうが良いにも関わらず、それが提供されていない場合は不適合です。</text:p>
          </table:table-cell>
          <table:table-cell table:style-name="ce98"/>
          <table:table-cell table:style-name="ce104" table:number-columns-repeated="2"/>
          <table:table-cell table:style-name="ce104" table:formula="of:=IF(COUNTA([$CSV添付用.H$1:.J$65536])&gt;0;COUNTIF([$CSV添付用.H$1:.J$65536];CONCATENATE(&quot;.*&quot;;[.C233];&quot;,.*&quot;))+COUNTIF([$CSV添付用.H$1:.J$65536];CONCATENATE(&quot;.*&quot;;[.C233]));&quot;&quot;)">
            <text:p/>
          </table:table-cell>
          <table:table-cell table:style-name="ce39"/>
          <table:table-cell table:style-name="ce135" office:value-type="string">
            <text:p><text:span text:style-name="T7"><text:a xlink:href="http://www.ciaj.or.jp/access/web/docs/jis2010-test-guidelines/icl-7.2.4.5.html">7.2.4.5</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235">
            <text:p>235</text:p>
          </table:table-cell>
          <table:table-cell table:style-name="ce8" office:value-type="string">
            <text:p><text:span text:style-name="T3"><text:a xlink:href="http://www.ciaj.or.jp/access/web/docs/WCAG-TECHS/G185.html">G185</text:a></text:span></text:p>
          </table:table-cell>
          <table:table-cell table:style-name="ce37" office:value-type="string">
            <text:p>HOMEページからサイト上の全てのウェブページにリンクする</text:p>
          </table:table-cell>
          <table:table-cell table:style-name="ce58"/>
          <table:table-cell table:style-name="ce72" office:value-type="string">
            <text:p>手動確認</text:p>
          </table:table-cell>
          <table:table-cell table:style-name="ce39" office:value-type="string">
            <text:p>HOMEページに全てのページへのリンクがあり、そのリンク先からはHOMEページに戻るリンクがあれば適合です。</text:p>
          </table:table-cell>
          <table:table-cell table:style-name="ce98"/>
          <table:table-cell table:style-name="ce104" table:number-columns-repeated="2"/>
          <table:table-cell table:style-name="ce104" table:formula="of:=IF(COUNTA([$CSV添付用.H$1:.J$65536])&gt;0;COUNTIF([$CSV添付用.H$1:.J$65536];CONCATENATE(&quot;.*&quot;;[.C234];&quot;,.*&quot;))+COUNTIF([$CSV添付用.H$1:.J$65536];CONCATENATE(&quot;.*&quot;;[.C234]));&quot;&quot;)">
            <text:p/>
          </table:table-cell>
          <table:table-cell table:style-name="ce39"/>
          <table:table-cell table:style-name="ce135" office:value-type="string">
            <text:p><text:span text:style-name="T7"><text:a xlink:href="http://www.ciaj.or.jp/access/web/docs/jis2010-test-guidelines/icl-7.2.4.5.html">7.2.4.5</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36">
            <text:p>236</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237">
            <text:p>237</text:p>
          </table:table-cell>
          <table:table-cell table:style-name="ce12" office:value-type="string">
            <text:p><text:span text:style-name="T3"><text:a xlink:href="http://www.ciaj.or.jp/access/web/docs/UNDERSTANDING-WCAG20/navigation-mechanisms-descriptive.html">7.2.4.6</text:a></text:span></text:p>
          </table:table-cell>
          <table:table-cell table:style-name="ce32" office:value-type="string">
            <text:p>見出し及びラベル:<text:span text:style-name="T6">見出し及びラベルは、主題又は目的を説明している。</text:span></text:p>
          </table:table-cell>
          <table:table-cell table:style-name="ce54" office:value-type="string">
            <text:p>A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238">
            <text:p>238</text:p>
          </table:table-cell>
          <table:table-cell table:style-name="ce8" office:value-type="string">
            <text:p><text:span text:style-name="T3"><text:a xlink:href="http://www.ciaj.or.jp/access/web/docs/WCAG-TECHS/G130.html">G130</text:a></text:span></text:p>
          </table:table-cell>
          <table:table-cell table:style-name="ce37" office:value-type="string">
            <text:p>内容が分かる見出しをつける</text:p>
          </table:table-cell>
          <table:table-cell table:style-name="ce58"/>
          <table:table-cell table:style-name="ce72" office:value-type="string">
            <text:p>要判断箇所</text:p>
          </table:table-cell>
          <table:table-cell table:style-name="ce39" office:value-type="string">
            <text:p>見出しが、そのセクションの内容を適切に表現していれば適合です。</text:p>
          </table:table-cell>
          <table:table-cell table:style-name="ce98"/>
          <table:table-cell table:style-name="ce104" table:number-columns-repeated="2"/>
          <table:table-cell table:style-name="ce104" table:formula="of:=IF(COUNTA([$CSV添付用.H$1:.J$65536])&gt;0;COUNTIF([$CSV添付用.H$1:.J$65536];CONCATENATE(&quot;.*&quot;;[.C237];&quot;,.*&quot;))+COUNTIF([$CSV添付用.H$1:.J$65536];CONCATENATE(&quot;.*&quot;;[.C237]));&quot;&quot;)">
            <text:p/>
          </table:table-cell>
          <table:table-cell table:style-name="ce39"/>
          <table:table-cell table:style-name="ce135" office:value-type="string">
            <text:p><text:span text:style-name="T7"><text:a xlink:href="http://www.ciaj.or.jp/access/web/docs/jis2010-test-guidelines/icl-7.2.4.6.html">7.2.4.6</text:a></text:span></text:p>
          </table:table-cell>
          <table:table-cell table:style-name="ce2" table:number-columns-repeated="244"/>
          <table:table-cell table:number-columns-repeated="767"/>
        </table:table-row>
        <table:table-row table:style-name="ro6">
          <table:table-cell table:style-name="ce2"/>
          <table:table-cell table:style-name="ce1" office:value-type="float" office:value="239">
            <text:p>239</text:p>
          </table:table-cell>
          <table:table-cell table:style-name="ce8" office:value-type="string">
            <text:p><text:span text:style-name="T3"><text:a xlink:href="http://www.ciaj.or.jp/access/web/docs/WCAG-TECHS/G131.html">G131</text:a></text:span></text:p>
          </table:table-cell>
          <table:table-cell table:style-name="ce40" office:value-type="string">
            <text:p>目的や内容が分かるラベルを提供する</text:p>
          </table:table-cell>
          <table:table-cell table:style-name="ce55"/>
          <table:table-cell table:style-name="ce72" office:value-type="string">
            <text:p>要判断箇所</text:p>
          </table:table-cell>
          <table:table-cell table:style-name="ce39" office:value-type="string">
            <text:p>以下のいずれかの方法で、目的や内容が分かるラベルが付いていれば適合です。miCheckerの音声ユーザビリティ視覚化モードで確認してください。</text:p>
            <text:p><text:s/>1. データ形式や入力例が提示されている。(G89)</text:p>
            <text:p><text:s/>2. フォーム又はテキスト・フィールドの先頭で必要とされるフォーマットに関する説明がある。(G184)</text:p>
            <text:p><text:s/>3. 入力項目とラベルの関係が良くわかるように配置されている。(G162)</text:p>
            <text:p><text:s/>4. 未入力の必須項目が特定されるように説明テキストを提供する。(G83)</text:p>
          </table:table-cell>
          <table:table-cell table:style-name="ce98"/>
          <table:table-cell table:style-name="ce104" table:number-columns-repeated="2"/>
          <table:table-cell table:style-name="ce104" table:formula="of:=IF(COUNTA([$CSV添付用.H$1:.J$65536])&gt;0;COUNTIF([$CSV添付用.H$1:.J$65536];CONCATENATE(&quot;.*&quot;;[.C238];&quot;,.*&quot;))+COUNTIF([$CSV添付用.H$1:.J$65536];CONCATENATE(&quot;.*&quot;;[.C238]));&quot;&quot;)">
            <text:p/>
          </table:table-cell>
          <table:table-cell table:style-name="ce39" office:value-type="string">
            <text:p>(7.2.4.6 および 7.3.3.2 の共通項目)</text:p>
          </table:table-cell>
          <table:table-cell table:style-name="ce135" office:value-type="string">
            <text:p><text:span text:style-name="T7"><text:a xlink:href="http://www.ciaj.or.jp/access/web/docs/jis2010-test-guidelines/icl-7.2.4.6.html">7.2.4.6</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40">
            <text:p>240</text:p>
          </table:table-cell>
          <table:table-cell table:style-name="ce11"/>
          <table:table-cell table:style-name="ce37"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241">
            <text:p>241</text:p>
          </table:table-cell>
          <table:table-cell table:style-name="ce16" office:value-type="string">
            <text:p><text:span text:style-name="T3"><text:a xlink:href="http://www.ciaj.or.jp/access/web/docs/UNDERSTANDING-WCAG20/navigation-mechanisms-focus-visible.html">7.2.4.7</text:a></text:span></text:p>
          </table:table-cell>
          <table:table-cell table:style-name="ce32" office:value-type="string">
            <text:p>視覚的に認識可能なフォーカス: <text:span text:style-name="T6">キーボード操作が可能なユーザインタフェースには、</text:span><text:span text:style-name="T6">キーボード・フォーカスの状態が視覚的に認識できる操作モードがある。</text:span></text:p>
          </table:table-cell>
          <table:table-cell table:style-name="ce54" office:value-type="string">
            <text:p>A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242">
            <text:p>242</text:p>
          </table:table-cell>
          <table:table-cell table:style-name="ce8" office:value-type="string">
            <text:p><text:span text:style-name="T3"><text:a xlink:href="http://www.ciaj.or.jp/access/web/docs/WCAG-TECHS/G149.html">G149</text:a></text:span></text:p>
          </table:table-cell>
          <table:table-cell table:style-name="ce37" office:value-type="string">
            <text:p>フォーカスを受け取った際に、ユーザーエージェントによって強調されるユーザーインタフェースコンポーネントを用いる</text:p>
          </table:table-cell>
          <table:table-cell table:style-name="ce58"/>
          <table:table-cell table:style-name="ce72" office:value-type="string">
            <text:p>手動確認</text:p>
          </table:table-cell>
          <table:table-cell table:style-name="ce39" office:value-type="string">
            <text:p>tabキーやマウスでフォーカスを移動したとき、その部分が点線で囲まれたり、ハイライトされていれば適合です。どの場所をフォーカスしているのか分からなくなる場合は不適合です。</text:p>
          </table:table-cell>
          <table:table-cell table:style-name="ce98"/>
          <table:table-cell table:style-name="ce104" table:number-columns-repeated="2"/>
          <table:table-cell table:style-name="ce104" table:formula="of:=IF(COUNTA([$CSV添付用.H$1:.J$65536])&gt;0;COUNTIF([$CSV添付用.H$1:.J$65536];CONCATENATE(&quot;.*&quot;;[.C241];&quot;,.*&quot;))+COUNTIF([$CSV添付用.H$1:.J$65536];CONCATENATE(&quot;.*&quot;;[.C241]));&quot;&quot;)">
            <text:p/>
          </table:table-cell>
          <table:table-cell table:style-name="ce39"/>
          <table:table-cell table:style-name="ce135" office:value-type="string">
            <text:p><text:span text:style-name="T7"><text:a xlink:href="http://www.ciaj.or.jp/access/web/docs/jis2010-test-guidelines/icl-7.2.4.7.html">7.2.4.7</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43">
            <text:p>243</text:p>
          </table:table-cell>
          <table:table-cell table:style-name="ce8" office:value-type="string">
            <text:p><text:span text:style-name="T3"><text:a xlink:href="http://www.ciaj.or.jp/access/web/docs/WCAG-TECHS/C15.html">C15</text:a></text:span></text:p>
          </table:table-cell>
          <table:table-cell table:style-name="ce37" office:value-type="string">
            <text:p>CSSを用いて、ユーザーインタフェースコンポーネントがフォーカスを受けとったときの表示を変更する (CSS)</text:p>
          </table:table-cell>
          <table:table-cell table:style-name="ce58"/>
          <table:table-cell table:style-name="ce72" office:value-type="string">
            <text:p>手動確認</text:p>
          </table:table-cell>
          <table:table-cell table:style-name="ce39" office:value-type="string">
            <text:p>CSSを用いることで、tabキーやマウスでフォーカスを移動したとき、その部分が点線で囲まれたり、ハイライトされていれば適合です。どの場所をフォーカスしているのか分からなくなる場合は不適合です。</text:p>
          </table:table-cell>
          <table:table-cell table:style-name="ce98"/>
          <table:table-cell table:style-name="ce104" table:number-columns-repeated="2"/>
          <table:table-cell table:style-name="ce104" table:formula="of:=IF(COUNTA([$CSV添付用.H$1:.J$65536])&gt;0;COUNTIF([$CSV添付用.H$1:.J$65536];CONCATENATE(&quot;.*&quot;;[.C242];&quot;,.*&quot;))+COUNTIF([$CSV添付用.H$1:.J$65536];CONCATENATE(&quot;.*&quot;;[.C242]));&quot;&quot;)">
            <text:p/>
          </table:table-cell>
          <table:table-cell table:style-name="ce39"/>
          <table:table-cell table:style-name="ce135" office:value-type="string">
            <text:p><text:span text:style-name="T7"><text:a xlink:href="http://www.ciaj.or.jp/access/web/docs/jis2010-test-guidelines/icl-7.2.4.7.html">7.2.4.7</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44">
            <text:p>244</text:p>
          </table:table-cell>
          <table:table-cell table:style-name="ce8" office:value-type="string">
            <text:p><text:span text:style-name="T3"><text:a xlink:href="http://www.ciaj.or.jp/access/web/docs/WCAG-TECHS/G165.html">G165</text:a></text:span></text:p>
          </table:table-cell>
          <table:table-cell table:style-name="ce37" office:value-type="string">
            <text:p>視認性に優れた標準のフォーカスインジケータが引き継がれるように、プラットフォーム標準のフォーカスインジケータを用いる</text:p>
          </table:table-cell>
          <table:table-cell table:style-name="ce58"/>
          <table:table-cell table:style-name="ce72" office:value-type="string">
            <text:p>手動確認</text:p>
          </table:table-cell>
          <table:table-cell table:style-name="ce39" office:value-type="string">
            <text:p>フォーカスがあたっていることを示す方法が、OSで提供される標準的なものを利用していれば適合です。OS側で表現方法など変えられる場合は、変更し反映されるか確認してください。</text:p>
          </table:table-cell>
          <table:table-cell table:style-name="ce98"/>
          <table:table-cell table:style-name="ce104" table:number-columns-repeated="2"/>
          <table:table-cell table:style-name="ce104" table:formula="of:=IF(COUNTA([$CSV添付用.H$1:.J$65536])&gt;0;COUNTIF([$CSV添付用.H$1:.J$65536];CONCATENATE(&quot;.*&quot;;[.C243];&quot;,.*&quot;))+COUNTIF([$CSV添付用.H$1:.J$65536];CONCATENATE(&quot;.*&quot;;[.C243]));&quot;&quot;)">
            <text:p/>
          </table:table-cell>
          <table:table-cell table:style-name="ce39"/>
          <table:table-cell table:style-name="ce135" office:value-type="string">
            <text:p><text:span text:style-name="T7"><text:a xlink:href="http://www.ciaj.or.jp/access/web/docs/jis2010-test-guidelines/icl-7.2.4.7.html">7.2.4.7</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245">
            <text:p>245</text:p>
          </table:table-cell>
          <table:table-cell table:style-name="ce8" office:value-type="string">
            <text:p><text:span text:style-name="T3"><text:a xlink:href="http://www.ciaj.or.jp/access/web/docs/WCAG-TECHS/G195.html">G195</text:a></text:span></text:p>
          </table:table-cell>
          <table:table-cell table:style-name="ce37" office:value-type="string">
            <text:p>コンテンツ制作者が提供する視認性に優れたフォーカスインジケータを用いる</text:p>
          </table:table-cell>
          <table:table-cell table:style-name="ce58"/>
          <table:table-cell table:style-name="ce72" office:value-type="string">
            <text:p>手動確認</text:p>
          </table:table-cell>
          <table:table-cell table:style-name="ce39" office:value-type="string">
            <text:p>フォーカスがあたっていることを示す方法が、コンテンツ制作者が提供するものである場合、それが優れたものであることを確認してください。</text:p>
          </table:table-cell>
          <table:table-cell table:style-name="ce98"/>
          <table:table-cell table:style-name="ce104" table:number-columns-repeated="2"/>
          <table:table-cell table:style-name="ce104" table:formula="of:=IF(COUNTA([$CSV添付用.H$1:.J$65536])&gt;0;COUNTIF([$CSV添付用.H$1:.J$65536];CONCATENATE(&quot;.*&quot;;[.C244];&quot;,.*&quot;))+COUNTIF([$CSV添付用.H$1:.J$65536];CONCATENATE(&quot;.*&quot;;[.C244]));&quot;&quot;)">
            <text:p/>
          </table:table-cell>
          <table:table-cell table:style-name="ce39"/>
          <table:table-cell table:style-name="ce135" office:value-type="string">
            <text:p><text:span text:style-name="T7"><text:a xlink:href="http://www.ciaj.or.jp/access/web/docs/jis2010-test-guidelines/icl-7.2.4.7.html">7.2.4.7</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46">
            <text:p>246</text:p>
          </table:table-cell>
          <table:table-cell table:style-name="ce8" office:value-type="string">
            <text:p><text:span text:style-name="T3"><text:a xlink:href="http://www.ciaj.or.jp/access/web/docs/WCAG-TECHS/SCR31.html">SCR31</text:a></text:span></text:p>
          </table:table-cell>
          <table:table-cell table:style-name="ce37" office:value-type="string">
            <text:p>スクリプトを用いて、フォーカスのある要素の背景色又はボーダーを変更する (Scripting)</text:p>
          </table:table-cell>
          <table:table-cell table:style-name="ce58"/>
          <table:table-cell table:style-name="ce72" office:value-type="string">
            <text:p>手動確認</text:p>
          </table:table-cell>
          <table:table-cell table:style-name="ce39" office:value-type="string">
            <text:p>スクリプトを用いることで、tabキーやマウスでフォーカスを移動したとき、その部分が点線で囲まれたり、ハイライトされていれば適合です。どの場所をフォーカスしているのか分からなくなる場合は不適合です。</text:p>
          </table:table-cell>
          <table:table-cell table:style-name="ce98"/>
          <table:table-cell table:style-name="ce104" table:number-columns-repeated="2"/>
          <table:table-cell table:style-name="ce104" table:formula="of:=IF(COUNTA([$CSV添付用.H$1:.J$65536])&gt;0;COUNTIF([$CSV添付用.H$1:.J$65536];CONCATENATE(&quot;.*&quot;;[.C245];&quot;,.*&quot;))+COUNTIF([$CSV添付用.H$1:.J$65536];CONCATENATE(&quot;.*&quot;;[.C245]));&quot;&quot;)">
            <text:p/>
          </table:table-cell>
          <table:table-cell table:style-name="ce39"/>
          <table:table-cell table:style-name="ce135" office:value-type="string">
            <text:p><text:span text:style-name="T7"><text:a xlink:href="http://www.ciaj.or.jp/access/web/docs/jis2010-test-guidelines/icl-7.2.4.7.html">7.2.4.7</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47">
            <text:p>247</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24">
          <table:table-cell table:style-name="ce2"/>
          <table:table-cell table:style-name="ce1" office:value-type="float" office:value="248">
            <text:p>248</text:p>
          </table:table-cell>
          <table:table-cell table:style-name="ce14" office:value-type="string">
            <text:p>7.3</text:p>
          </table:table-cell>
          <table:table-cell table:style-name="ce30" office:value-type="string">
            <text:p>理解可能 </text:p>
          </table:table-cell>
          <table:table-cell table:style-name="ce61"/>
          <table:table-cell table:style-name="ce74"/>
          <table:table-cell table:style-name="ce90"/>
          <table:table-cell table:style-name="ce105"/>
          <table:table-cell table:style-name="ce115" table:number-columns-repeated="3"/>
          <table:table-cell table:style-name="ce90"/>
          <table:table-cell table:style-name="ce136"/>
          <table:table-cell table:style-name="ce2" table:number-columns-repeated="244"/>
          <table:table-cell table:number-columns-repeated="767"/>
        </table:table-row>
        <table:table-row table:style-name="ro25">
          <table:table-cell table:style-name="ce2"/>
          <table:table-cell table:style-name="ce1" office:value-type="float" office:value="249">
            <text:p>249</text:p>
          </table:table-cell>
          <table:table-cell table:style-name="ce6" office:value-type="string">
            <text:p>7.3.1</text:p>
          </table:table-cell>
          <table:table-cell table:style-name="ce36" office:value-type="string">
            <text:p>テキストのコンテンツを読みやすく理解可能に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5">
          <table:table-cell table:style-name="ce2"/>
          <table:table-cell table:style-name="ce1" office:value-type="float" office:value="250">
            <text:p>250</text:p>
          </table:table-cell>
          <table:table-cell table:style-name="ce12" office:value-type="string">
            <text:p><text:span text:style-name="T3"><text:a xlink:href="http://www.ciaj.or.jp/access/web/docs/UNDERSTANDING-WCAG20/meaning-doc-lang-id.html">7.3.1.1</text:a></text:span></text:p>
          </table:table-cell>
          <table:table-cell table:style-name="ce32" office:value-type="string">
            <text:p>ページの言語:<text:span text:style-name="T6">それぞれのウェブページの主たる自然言語がどの言語であるかを、プロ</text:span><text:span text:style-name="T6">グラムが解釈可能で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251">
            <text:p>251</text:p>
          </table:table-cell>
          <table:table-cell table:style-name="ce8" office:value-type="string">
            <text:p><text:span text:style-name="T3"><text:a xlink:href="http://www.ciaj.or.jp/access/web/docs/WCAG-TECHS/H57.html">H57</text:a></text:span></text:p>
          </table:table-cell>
          <table:table-cell table:style-name="ce40" office:value-type="string">
            <text:p>html要素の言語属性を用いる</text:p>
          </table:table-cell>
          <table:table-cell table:style-name="ce55"/>
          <table:table-cell table:style-name="ce72" office:value-type="string">
            <text:p>問題あり／要判断箇所</text:p>
          </table:table-cell>
          <table:table-cell table:style-name="ce39" office:value-type="string">
            <text:p>問題ありと判定された場合は、html 要素中でlang属性を指定してください。指定にあたっては、BCP47に従っていることを確認してください。</text:p>
            <text:p>それ以外の場合でも、正しい言語が指定されているか確認してください。miCheckerや一般的なブラウザでソースを開いて確認します。</text:p>
          </table:table-cell>
          <table:table-cell table:style-name="ce98"/>
          <table:table-cell table:style-name="ce104" table:number-columns-repeated="2"/>
          <table:table-cell table:style-name="ce104" table:formula="of:=IF(COUNTA([$CSV添付用.H$1:.J$65536])&gt;0;COUNTIF([$CSV添付用.H$1:.J$65536];CONCATENATE(&quot;.*&quot;;[.C250];&quot;,.*&quot;))+COUNTIF([$CSV添付用.H$1:.J$65536];CONCATENATE(&quot;.*&quot;;[.C250]));&quot;&quot;)">
            <text:p/>
          </table:table-cell>
          <table:table-cell table:style-name="ce39"/>
          <table:table-cell table:style-name="ce135" office:value-type="string">
            <text:p><text:span text:style-name="T7"><text:a xlink:href="http://www.ciaj.or.jp/access/web/docs/jis2010-test-guidelines/icl-7.3.1.1.html">7</text:a></text:span><text:span text:style-name="T7"><text:a xlink:href="http://www.ciaj.or.jp/access/web/docs/jis2010-test-guidelines/icl-7.3.1.1.html">.3.1.1-</text:a></text:span><text:span text:style-name="T7"><text:a xlink:href="http://www.ciaj.or.jp/access/web/docs/jis2010-test-guidelines/icl-7.3.1.1.html">項番</text:a></text:span><text:span text:style-name="T7"><text:a xlink:href="http://www.ciaj.or.jp/access/web/docs/jis2010-test-guidelines/icl-7.3.1.1.html">1</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52">
            <text:p>252</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9">
          <table:table-cell table:style-name="ce2"/>
          <table:table-cell table:style-name="ce1" office:value-type="float" office:value="253">
            <text:p>253</text:p>
          </table:table-cell>
          <table:table-cell table:style-name="ce12" office:value-type="string">
            <text:p><text:span text:style-name="T3"><text:a xlink:href="http://www.ciaj.or.jp/access/web/docs/UNDERSTANDING-WCAG20/meaning-other-lang-id.html">7.3.1.2</text:a></text:span></text:p>
          </table:table-cell>
          <table:table-cell table:style-name="ce32" office:value-type="string">
            <text:p>部分的に用いられている言語:<text:span text:style-name="T6"> </text:span><text:span text:style-name="T6">コンテンツの一節又は語句それぞれの自然言語がどの</text:span><text:span text:style-name="T6">言語であるかを、プログラムが解釈可能である。ただし、固有名詞、技術用語、どの言</text:span><text:span text:style-name="T6">語なのか不明な語句、及びすぐ前後にあるテキストの言語の一部になっている単語又</text:span><text:span text:style-name="T6">は語句は除く。</text:span></text:p>
          </table:table-cell>
          <table:table-cell table:style-name="ce54" office:value-type="string">
            <text:p>A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254">
            <text:p>254</text:p>
          </table:table-cell>
          <table:table-cell table:style-name="ce8" office:value-type="string">
            <text:p><text:span text:style-name="T3"><text:a xlink:href="http://www.ciaj.or.jp/access/web/docs/WCAG-TECHS/H58.html">H58</text:a></text:span></text:p>
          </table:table-cell>
          <table:table-cell table:style-name="ce37" office:value-type="string">
            <text:p>言語属性を用いて、自然言語の変更を指定する (HTML)</text:p>
          </table:table-cell>
          <table:table-cell table:style-name="ce58"/>
          <table:table-cell table:style-name="ce72" office:value-type="string">
            <text:p>手動確認</text:p>
          </table:table-cell>
          <table:table-cell table:style-name="ce39" office:value-type="string">
            <text:p>評価するページに、そのページのデフォルトの言語と異なる言語を使って表現しているコンテンツ部分があれば、使われている言語が適切にlang属性によって与えられていることを確認してください。miCheckerでソースコードを表示して確認すると良いでしょう。</text:p>
          </table:table-cell>
          <table:table-cell table:style-name="ce98"/>
          <table:table-cell table:style-name="ce104" table:number-columns-repeated="2"/>
          <table:table-cell table:style-name="ce104" table:formula="of:=IF(COUNTA([$CSV添付用.H$1:.J$65536])&gt;0;COUNTIF([$CSV添付用.H$1:.J$65536];CONCATENATE(&quot;.*&quot;;[.C253];&quot;,.*&quot;))+COUNTIF([$CSV添付用.H$1:.J$65536];CONCATENATE(&quot;.*&quot;;[.C253]));&quot;&quot;)">
            <text:p/>
          </table:table-cell>
          <table:table-cell table:style-name="ce39"/>
          <table:table-cell table:style-name="ce135" office:value-type="string">
            <text:p><text:span text:style-name="T7"><text:a xlink:href="http://www.ciaj.or.jp/access/web/docs/jis2010-test-guidelines/icl-7.3.1.2.html">7.3.1.2</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55">
            <text:p>255</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24">
          <table:table-cell table:style-name="ce2"/>
          <table:table-cell table:style-name="ce1" office:value-type="float" office:value="256">
            <text:p>256</text:p>
          </table:table-cell>
          <table:table-cell table:style-name="ce6" office:value-type="string">
            <text:p>7.3.2</text:p>
          </table:table-cell>
          <table:table-cell table:style-name="ce36" office:value-type="string">
            <text:p>ウェブページの表示や動作を予測可能に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5">
          <table:table-cell table:style-name="ce2"/>
          <table:table-cell table:style-name="ce1" office:value-type="float" office:value="257">
            <text:p>257</text:p>
          </table:table-cell>
          <table:table-cell table:style-name="ce12" office:value-type="string">
            <text:p><text:span text:style-name="T3"><text:a xlink:href="http://www.ciaj.or.jp/access/web/docs/UNDERSTANDING-WCAG20/consistent-behavior-receive-focus.html">7.3.2.1</text:a></text:span></text:p>
          </table:table-cell>
          <table:table-cell table:style-name="ce32" office:value-type="string">
            <text:p>オン・フォーカス:<text:span text:style-name="T6"> </text:span><text:span text:style-name="T6">いずれのコンポーネントも、フォーカスを受け取ったときに状況の変化</text:span><text:span text:style-name="T6">を引き起こしては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258">
            <text:p>258</text:p>
          </table:table-cell>
          <table:table-cell table:style-name="ce8" office:value-type="string">
            <text:p><text:span text:style-name="T3"><text:a xlink:href="http://www.ciaj.or.jp/access/web/docs/WCAG-TECHS/G107.html">G107</text:a></text:span></text:p>
          </table:table-cell>
          <table:table-cell table:style-name="ce40" office:value-type="string">
            <text:p>状況の変化に対するトリガーとして、"focus" ではなく、"activate" を用いる</text:p>
          </table:table-cell>
          <table:table-cell table:style-name="ce55"/>
          <table:table-cell table:style-name="ce72" office:value-type="string">
            <text:p>手動確認</text:p>
          </table:table-cell>
          <table:table-cell table:style-name="ce39" office:value-type="string">
            <text:p>TABキーとカーソルキーでページ内を巡回してください。その結果、勝手にフォームを送信したり、新しいウィンドウを開いたり、他のコンポーネントにフォーカスを移動してしまうような、予期せぬ状況の変化が起きる場合は不適合としてください。focusがトリガーとして使われている場合は、activateを使用してください。</text:p>
          </table:table-cell>
          <table:table-cell table:style-name="ce98"/>
          <table:table-cell table:style-name="ce104" table:number-columns-repeated="2"/>
          <table:table-cell table:style-name="ce104" table:formula="of:=IF(COUNTA([$CSV添付用.H$1:.J$65536])&gt;0;COUNTIF([$CSV添付用.H$1:.J$65536];CONCATENATE(&quot;.*&quot;;[.C257];&quot;,.*&quot;))+COUNTIF([$CSV添付用.H$1:.J$65536];CONCATENATE(&quot;.*&quot;;[.C257]));&quot;&quot;)">
            <text:p/>
          </table:table-cell>
          <table:table-cell table:style-name="ce39"/>
          <table:table-cell table:style-name="ce135" office:value-type="string">
            <text:p><text:span text:style-name="T7"><text:a xlink:href="http://www.ciaj.or.jp/access/web/docs/jis2010-test-guidelines/icl-7.3.2.1.html">7</text:a></text:span><text:span text:style-name="T7"><text:a xlink:href="http://www.ciaj.or.jp/access/web/docs/jis2010-test-guidelines/icl-7.3.2.1.html">.3.2.1-</text:a></text:span><text:span text:style-name="T7"><text:a xlink:href="http://www.ciaj.or.jp/access/web/docs/jis2010-test-guidelines/icl-7.3.2.1.html">項番</text:a></text:span><text:span text:style-name="T7"><text:a xlink:href="http://www.ciaj.or.jp/access/web/docs/jis2010-test-guidelines/icl-7.3.2.1.html">1</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59">
            <text:p>259</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11">
          <table:table-cell table:style-name="ce2"/>
          <table:table-cell table:style-name="ce1" office:value-type="float" office:value="260">
            <text:p>260</text:p>
          </table:table-cell>
          <table:table-cell table:style-name="ce12" office:value-type="string">
            <text:p><text:span text:style-name="T3"><text:a xlink:href="http://www.ciaj.or.jp/access/web/docs/UNDERSTANDING-WCAG20/consistent-behavior-unpredictable-change.html">7.3.2.2</text:a></text:span></text:p>
          </table:table-cell>
          <table:table-cell table:style-name="ce32" office:value-type="string">
            <text:p>ユーザインタフェース・コンポーネントによる状況の変化: <text:span text:style-name="T6">利用者が使用する前にその</text:span><text:span text:style-name="T6">挙動を知らせてある場合を除いて、ユーザインタフェースコンポーネントの設定を変更</text:span><text:span text:style-name="T6">することで状況の変化を引き起こしてはならない。</text:span></text:p>
          </table:table-cell>
          <table:table-cell table:style-name="ce54" office:value-type="string">
            <text:p>A</text:p>
          </table:table-cell>
          <table:table-cell table:style-name="ce71"/>
          <table:table-cell table:style-name="ce87" office:value-type="string">
            <text:p>例外事項の補足：</text:p>
            <text:p>例えば、電話番号を市外局番、局番、番号の三つに分けて入力するとき、市外局番を入れると、自動的に局番の入力欄に移動することが、事前に伝えられていれば例外として処理してかまいません。</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261">
            <text:p>261</text:p>
          </table:table-cell>
          <table:table-cell table:style-name="ce8" office:value-type="string">
            <text:p><text:span text:style-name="T3"><text:a xlink:href="http://www.ciaj.or.jp/access/web/docs/WCAG-TECHS/G80.html">G80</text:a></text:span></text:p>
          </table:table-cell>
          <table:table-cell table:style-name="ce40" office:value-type="string">
            <text:p>状況の変化を開始する実行ボタンを提供する</text:p>
          </table:table-cell>
          <table:table-cell table:style-name="ce55"/>
          <table:table-cell table:style-name="ce72" office:value-type="string">
            <text:p>要判断箇所</text:p>
          </table:table-cell>
          <table:table-cell table:style-name="ce39" office:value-type="string">
            <text:p>データ入力又はフォーム・コントロールがある場合、submitボタン、あるいはselect要素とともに実行を指示するボタンが用いられていることを確認してください。</text:p>
          </table:table-cell>
          <table:table-cell table:style-name="ce98"/>
          <table:table-cell table:style-name="ce104" table:number-columns-repeated="2"/>
          <table:table-cell table:style-name="ce104" table:formula="of:=IF(COUNTA([$CSV添付用.H$1:.J$65536])&gt;0;COUNTIF([$CSV添付用.H$1:.J$65536];CONCATENATE(&quot;.*&quot;;[.C260];&quot;,.*&quot;))+COUNTIF([$CSV添付用.H$1:.J$65536];CONCATENATE(&quot;.*&quot;;[.C260]));&quot;&quot;)">
            <text:p/>
          </table:table-cell>
          <table:table-cell table:style-name="ce39"/>
          <table:table-cell table:style-name="ce135" office:value-type="string">
            <text:p><text:span text:style-name="T7"><text:a xlink:href="http://www.ciaj.or.jp/access/web/docs/jis2010-test-guidelines/icl-7.3.2.2.html">7</text:a></text:span><text:span text:style-name="T7"><text:a xlink:href="http://www.ciaj.or.jp/access/web/docs/jis2010-test-guidelines/icl-7.3.2.2.html">.3.2.2-</text:a></text:span><text:span text:style-name="T7"><text:a xlink:href="http://www.ciaj.or.jp/access/web/docs/jis2010-test-guidelines/icl-7.3.2.2.html">項番</text:a></text:span><text:span text:style-name="T7"><text:a xlink:href="http://www.ciaj.or.jp/access/web/docs/jis2010-test-guidelines/icl-7.3.2.2.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262">
            <text:p>262</text:p>
          </table:table-cell>
          <table:table-cell table:style-name="ce8" office:value-type="string">
            <text:p><text:span text:style-name="T3"><text:a xlink:href="http://www.ciaj.or.jp/access/web/docs/WCAG-TECHS/H32.html">H32</text:a></text:span></text:p>
          </table:table-cell>
          <table:table-cell table:style-name="ce40" office:value-type="string">
            <text:p>実行ボタンを提供する</text:p>
          </table:table-cell>
          <table:table-cell table:style-name="ce55"/>
          <table:table-cell table:style-name="ce72" office:value-type="string">
            <text:p>問題の可能性大</text:p>
          </table:table-cell>
          <table:table-cell table:style-name="ce39" office:value-type="string">
            <text:p>データ入力又はフォーム・コントロールが使われているのにも関わらず、submitボタンがありません。</text:p>
          </table:table-cell>
          <table:table-cell table:style-name="ce98"/>
          <table:table-cell table:style-name="ce104" table:number-columns-repeated="2"/>
          <table:table-cell table:style-name="ce104" table:formula="of:=IF(COUNTA([$CSV添付用.H$1:.J$65536])&gt;0;COUNTIF([$CSV添付用.H$1:.J$65536];CONCATENATE(&quot;.*&quot;;[.C261];&quot;,.*&quot;))+COUNTIF([$CSV添付用.H$1:.J$65536];CONCATENATE(&quot;.*&quot;;[.C261]));&quot;&quot;)">
            <text:p/>
          </table:table-cell>
          <table:table-cell table:style-name="ce39"/>
          <table:table-cell table:style-name="ce135" office:value-type="string">
            <text:p><text:span text:style-name="T7"><text:a xlink:href="http://www.ciaj.or.jp/access/web/docs/jis2010-test-guidelines/icl-7.3.2.2.html">7</text:a></text:span><text:span text:style-name="T7"><text:a xlink:href="http://www.ciaj.or.jp/access/web/docs/jis2010-test-guidelines/icl-7.3.2.2.html">.3.2.2-</text:a></text:span><text:span text:style-name="T7"><text:a xlink:href="http://www.ciaj.or.jp/access/web/docs/jis2010-test-guidelines/icl-7.3.2.2.html">項番</text:a></text:span><text:span text:style-name="T7"><text:a xlink:href="http://www.ciaj.or.jp/access/web/docs/jis2010-test-guidelines/icl-7.3.2.2.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63">
            <text:p>263</text:p>
          </table:table-cell>
          <table:table-cell table:style-name="ce8" office:value-type="string">
            <text:p><text:span text:style-name="T3"><text:a xlink:href="http://www.ciaj.or.jp/access/web/docs/WCAG-TECHS/H84.html">H84</text:a></text:span></text:p>
          </table:table-cell>
          <table:table-cell table:style-name="ce40" office:value-type="string">
            <text:p>select要素とボタンを併用して、アクションを実行するようにする</text:p>
          </table:table-cell>
          <table:table-cell table:style-name="ce55"/>
          <table:table-cell table:style-name="ce72" office:value-type="string">
            <text:p>要判断箇所</text:p>
          </table:table-cell>
          <table:table-cell table:style-name="ce39" office:value-type="string">
            <text:p>select要素の選択肢のいずれかを選択したときに、何のアクションも実行されないことを確認してください。また、アクションを実行するためのボタンがあることを確認してください。</text:p>
          </table:table-cell>
          <table:table-cell table:style-name="ce98"/>
          <table:table-cell table:style-name="ce104" table:number-columns-repeated="2"/>
          <table:table-cell table:style-name="ce104" table:formula="of:=IF(COUNTA([$CSV添付用.H$1:.J$65536])&gt;0;COUNTIF([$CSV添付用.H$1:.J$65536];CONCATENATE(&quot;.*&quot;;[.C262];&quot;,.*&quot;))+COUNTIF([$CSV添付用.H$1:.J$65536];CONCATENATE(&quot;.*&quot;;[.C262]));&quot;&quot;)">
            <text:p/>
          </table:table-cell>
          <table:table-cell table:style-name="ce39"/>
          <table:table-cell table:style-name="ce135" office:value-type="string">
            <text:p><text:span text:style-name="T7"><text:a xlink:href="http://www.ciaj.or.jp/access/web/docs/jis2010-test-guidelines/icl-7.3.2.2.html">7</text:a></text:span><text:span text:style-name="T7"><text:a xlink:href="http://www.ciaj.or.jp/access/web/docs/jis2010-test-guidelines/icl-7.3.2.2.html">.3.2.2-</text:a></text:span><text:span text:style-name="T7"><text:a xlink:href="http://www.ciaj.or.jp/access/web/docs/jis2010-test-guidelines/icl-7.3.2.2.html">項番</text:a></text:span><text:span text:style-name="T7"><text:a xlink:href="http://www.ciaj.or.jp/access/web/docs/jis2010-test-guidelines/icl-7.3.2.2.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64">
            <text:p>264</text:p>
          </table:table-cell>
          <table:table-cell table:style-name="ce8" office:value-type="string">
            <text:p><text:span text:style-name="T3"><text:a xlink:href="http://www.ciaj.or.jp/access/web/docs/WCAG-TECHS/G13">G13</text:a></text:span></text:p>
          </table:table-cell>
          <table:table-cell table:style-name="ce40" office:value-type="string">
            <text:p>状況の変化を引き起こすフォームのコントロールが変化する前に、何が起こるのかを説明する</text:p>
          </table:table-cell>
          <table:table-cell table:style-name="ce55"/>
          <table:table-cell table:style-name="ce72" office:value-type="string">
            <text:p>要判断箇所</text:p>
          </table:table-cell>
          <table:table-cell table:style-name="ce39" office:value-type="string">
            <text:p>G80が適合の場合は、非適用です。G80が不適合になる場合は、それ以前に、どのような事が発生するのかについて説明があることをmiCheckerの音声ユーザビリティ視覚化モードで確認してください。説明があれば適合です。無ければ不適合です。</text:p>
          </table:table-cell>
          <table:table-cell table:style-name="ce98"/>
          <table:table-cell table:style-name="ce104" table:number-columns-repeated="2"/>
          <table:table-cell table:style-name="ce104" table:formula="of:=IF(COUNTA([$CSV添付用.H$1:.J$65536])&gt;0;COUNTIF([$CSV添付用.H$1:.J$65536];CONCATENATE(&quot;.*&quot;;[.C263];&quot;,.*&quot;))+COUNTIF([$CSV添付用.H$1:.J$65536];CONCATENATE(&quot;.*&quot;;[.C263]));&quot;&quot;)">
            <text:p/>
          </table:table-cell>
          <table:table-cell table:style-name="ce39"/>
          <table:table-cell table:style-name="ce135" office:value-type="string">
            <text:p><text:span text:style-name="T7"><text:a xlink:href="http://www.ciaj.or.jp/access/web/docs/jis2010-test-guidelines/icl-7.3.2.2.html">7</text:a></text:span><text:span text:style-name="T7"><text:a xlink:href="http://www.ciaj.or.jp/access/web/docs/jis2010-test-guidelines/icl-7.3.2.2.html">.3.2.2-</text:a></text:span><text:span text:style-name="T7"><text:a xlink:href="http://www.ciaj.or.jp/access/web/docs/jis2010-test-guidelines/icl-7.3.2.2.html">項番</text:a></text:span><text:span text:style-name="T7"><text:a xlink:href="http://www.ciaj.or.jp/access/web/docs/jis2010-test-guidelines/icl-7.3.2.2.html">1</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65">
            <text:p>265</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12">
          <table:table-cell table:style-name="ce2"/>
          <table:table-cell table:style-name="ce1" office:value-type="float" office:value="266">
            <text:p>266</text:p>
          </table:table-cell>
          <table:table-cell table:style-name="ce12" office:value-type="string">
            <text:p><text:span text:style-name="T3"><text:a xlink:href="http://www.ciaj.or.jp/access/web/docs/UNDERSTANDING-WCAG20/consistent-behavior-consistent-locations.html">7.3.2.3</text:a></text:span></text:p>
          </table:table-cell>
          <table:table-cell table:style-name="ce32" office:value-type="string">
            <text:p>一貫したナビゲーション: <text:span text:style-name="T6">ウェブページ一式の中にある複数のウェブページ上で繰り返</text:span><text:span text:style-name="T6">されているナビゲーションのメカニズムは、繰り返されるたびに 相対的に同じ順序で提</text:span><text:span text:style-name="T6">供する。ただし、利用者がそれを変更した場合は除く。</text:span></text:p>
          </table:table-cell>
          <table:table-cell table:style-name="ce54" office:value-type="string">
            <text:p>AA</text:p>
          </table:table-cell>
          <table:table-cell table:style-name="ce71"/>
          <table:table-cell table:style-name="ce87" office:value-type="string">
            <text:p>追加の補足:</text:p>
            <text:p>実装方法は、ウェブサイトの全体的なデザインを決めるときに既に検討され、デザインガイドなどにまとめられていると良いでしょう。試験する人は、それを頼りにその方針が適切に実現されているかを確認すると効率よく試験できます。</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267">
            <text:p>267</text:p>
          </table:table-cell>
          <table:table-cell table:style-name="ce17" office:value-type="string">
            <text:p><text:span text:style-name="T3"><text:a xlink:href="http://www.ciaj.or.jp/access/web/docs/WCAG-TECHS/G61.html">G61</text:a></text:span></text:p>
          </table:table-cell>
          <table:table-cell table:style-name="ce33" office:value-type="string">
            <text:p>繰り返されるコンポーネントが表示されるたびに、それを相対的に同じ順序で提示する</text:p>
          </table:table-cell>
          <table:table-cell table:style-name="ce58"/>
          <table:table-cell table:style-name="ce72" office:value-type="string">
            <text:p>手動確認</text:p>
          </table:table-cell>
          <table:table-cell table:style-name="ce39" office:value-type="string">
            <text:p>繰り返されるコンポーネントとして定義している部分が、常に同じ順序で提供されているかどうかを確認してください。一貫性を無視して入れ替わったりしているような場合は不適合です。</text:p>
          </table:table-cell>
          <table:table-cell table:style-name="ce98"/>
          <table:table-cell table:style-name="ce104" table:number-columns-repeated="2"/>
          <table:table-cell table:style-name="ce104" table:formula="of:=IF(COUNTA([$CSV添付用.H$1:.J$65536])&gt;0;COUNTIF([$CSV添付用.H$1:.J$65536];CONCATENATE(&quot;.*&quot;;[.C266];&quot;,.*&quot;))+COUNTIF([$CSV添付用.H$1:.J$65536];CONCATENATE(&quot;.*&quot;;[.C266]));&quot;&quot;)">
            <text:p/>
          </table:table-cell>
          <table:table-cell table:style-name="ce39"/>
          <table:table-cell table:style-name="ce135" office:value-type="string">
            <text:p><text:span text:style-name="T7"><text:a xlink:href="http://www.ciaj.or.jp/access/web/docs/jis2010-test-guidelines/icl-7.3.2.3.html">7.3.2.3</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68">
            <text:p>268</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12">
          <table:table-cell table:style-name="ce2"/>
          <table:table-cell table:style-name="ce1" office:value-type="float" office:value="269">
            <text:p>269</text:p>
          </table:table-cell>
          <table:table-cell table:style-name="ce12" office:value-type="string">
            <text:p><text:span text:style-name="T3"><text:a xlink:href="http://www.ciaj.or.jp/access/web/docs/UNDERSTANDING-WCAG20/consistent-behavior-consistent-functionality.html">7.3.2.4</text:a></text:span></text:p>
          </table:table-cell>
          <table:table-cell table:style-name="ce32" office:value-type="string">
            <text:p>一貫した識別性:<text:span text:style-name="T6"> </text:span><text:span text:style-name="T6">ウェブページ一式の中で同じ機能性を有するコンポーネントは、一貫</text:span><text:span text:style-name="T6">して識別できる。</text:span></text:p>
          </table:table-cell>
          <table:table-cell table:style-name="ce54" office:value-type="string">
            <text:p>AA</text:p>
          </table:table-cell>
          <table:table-cell table:style-name="ce71"/>
          <table:table-cell table:style-name="ce87" office:value-type="string">
            <text:p>追加の補足:</text:p>
            <text:p>実装方法は、ウェブサイトの全体的なデザインを決めるときに既に検討され、デザインガイドなどにまとめられていると良いでしょう。試験する人は、それを頼りにその方針が適切に実現されているかを確認すると効率よく試験できます。</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270">
            <text:p>270</text:p>
          </table:table-cell>
          <table:table-cell table:style-name="ce17" office:value-type="string">
            <text:p><text:span text:style-name="T3"><text:a xlink:href="http://www.ciaj.or.jp/access/web/docs/WCAG-TECHS/G197.html">G197</text:a></text:span></text:p>
          </table:table-cell>
          <table:table-cell table:style-name="ce33" office:value-type="string">
            <text:p>同じ機能を有するコンテンツに対して、一貫したラベル、識別名及び代替テキストを用いる</text:p>
          </table:table-cell>
          <table:table-cell table:style-name="ce58"/>
          <table:table-cell table:style-name="ce72" office:value-type="string">
            <text:p>手動確認</text:p>
          </table:table-cell>
          <table:table-cell table:style-name="ce39" office:value-type="string">
            <text:p>各コンポーネントを特定するために与えられているテキスト(ラベル、識別名、代替テキストなど)をmiCheckerで確認し、それが同じコンポーネントには、同じテキストが与えられていることを確認しください。</text:p>
          </table:table-cell>
          <table:table-cell table:style-name="ce98"/>
          <table:table-cell table:style-name="ce104" table:number-columns-repeated="2"/>
          <table:table-cell table:style-name="ce104" table:formula="of:=IF(COUNTA([$CSV添付用.H$1:.J$65536])&gt;0;COUNTIF([$CSV添付用.H$1:.J$65536];CONCATENATE(&quot;.*&quot;;[.C269];&quot;,.*&quot;))+COUNTIF([$CSV添付用.H$1:.J$65536];CONCATENATE(&quot;.*&quot;;[.C269]));&quot;&quot;)">
            <text:p/>
          </table:table-cell>
          <table:table-cell table:style-name="ce39"/>
          <table:table-cell table:style-name="ce135" office:value-type="string">
            <text:p><text:span text:style-name="T7"><text:a xlink:href="http://www.ciaj.or.jp/access/web/docs/jis2010-test-guidelines/icl-7.3.2.4.html">7.3.2.4</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71">
            <text:p>271</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25">
          <table:table-cell table:style-name="ce2"/>
          <table:table-cell table:style-name="ce1" office:value-type="float" office:value="272">
            <text:p>272</text:p>
          </table:table-cell>
          <table:table-cell table:style-name="ce6" office:value-type="string">
            <text:p>7.3.3</text:p>
          </table:table-cell>
          <table:table-cell table:style-name="ce36" office:value-type="string">
            <text:p>利用者の間違いを防ぎ、間違いの修正を支援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5">
          <table:table-cell table:style-name="ce2"/>
          <table:table-cell table:style-name="ce1" office:value-type="float" office:value="273">
            <text:p>273</text:p>
          </table:table-cell>
          <table:table-cell table:style-name="ce12" office:value-type="string">
            <text:p><text:span text:style-name="T3"><text:a xlink:href="http://www.ciaj.or.jp/access/web/docs/UNDERSTANDING-WCAG20/minimize-error-identified.html">7.3.3.1</text:a></text:span></text:p>
          </table:table-cell>
          <table:table-cell table:style-name="ce32" office:value-type="string">
            <text:p>入力エラー箇所の特定: <text:span text:style-name="T6">入力エラーが自動的に発見された場合は、エラーとなってい</text:span><text:span text:style-name="T6">る箇所を特定し、そのエラーを利用者にテキストで説明し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274">
            <text:p>274</text:p>
          </table:table-cell>
          <table:table-cell table:style-name="ce8" office:value-type="string">
            <text:p><text:span text:style-name="T3"><text:a xlink:href="http://www.ciaj.or.jp/access/web/docs/WCAG-TECHS/G83.html">G83</text:a></text:span></text:p>
          </table:table-cell>
          <table:table-cell table:style-name="ce40" office:value-type="string">
            <text:p>入力が完了していない必須項目を特定するため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あるいは支援技術を用いて、フォームのあるページで、必須項目を入力せずに送信します。もし、入力されていない必須項目部分が、テキストによる説明文で提供されれば適合です。エラーがあることのみ分かっても、エラー場所が分からない場合は不適合です。</text:p>
          </table:table-cell>
          <table:table-cell table:style-name="ce98"/>
          <table:table-cell table:style-name="ce104" table:number-columns-repeated="2"/>
          <table:table-cell table:style-name="ce104" table:formula="of:=IF(COUNTA([$CSV添付用.H$1:.J$65536])&gt;0;COUNTIF([$CSV添付用.H$1:.J$65536];CONCATENATE(&quot;.*&quot;;[.C273];&quot;,.*&quot;))+COUNTIF([$CSV添付用.H$1:.J$65536];CONCATENATE(&quot;.*&quot;;[.C273]));&quot;&quot;)">
            <text:p/>
          </table:table-cell>
          <table:table-cell table:style-name="ce39" office:value-type="string">
            <text:p>(7.3.3.1状況A, 7.3.3.2 および 7.3.3.3状況A の共通項目)</text:p>
          </table:table-cell>
          <table:table-cell table:style-name="ce135"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A-</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75">
            <text:p>275</text:p>
          </table:table-cell>
          <table:table-cell table:style-name="ce8" office:value-type="string">
            <text:p><text:span text:style-name="T3"><text:a xlink:href="http://www.ciaj.or.jp/access/web/docs/WCAG-TECHS/SCR18.html">SCR18</text:a></text:span></text:p>
          </table:table-cell>
          <table:table-cell table:style-name="ce40" office:value-type="string">
            <text:p>クライアントサイドのバリデーション及びアラート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入力にエラーを含むと判断される場合には、それがアラートとして提供されます。この処理がクライアント側で行われていれば適合です。</text:p>
          </table:table-cell>
          <table:table-cell table:style-name="ce98"/>
          <table:table-cell table:style-name="ce104" table:number-columns-repeated="2"/>
          <table:table-cell table:style-name="ce104" table:formula="of:=IF(COUNTA([$CSV添付用.H$1:.J$65536])&gt;0;COUNTIF([$CSV添付用.H$1:.J$65536];CONCATENATE(&quot;.*&quot;;[.C274];&quot;,.*&quot;))+COUNTIF([$CSV添付用.H$1:.J$65536];CONCATENATE(&quot;.*&quot;;[.C274]));&quot;&quot;)">
            <text:p/>
          </table:table-cell>
          <table:table-cell table:style-name="ce39" office:value-type="string">
            <text:p>(7.3.3.1状況A, 7.3.3.1状況B および 7.3.3.3状況B の共通項目)</text:p>
          </table:table-cell>
          <table:table-cell table:style-name="ce135"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A-</text:a></text:span><text:span text:style-name="T7"><text:a xlink:href="http://www.ciaj.or.jp/access/web/docs/jis2010-test-guidelines/icl-7.3.3.1.html">項番</text:a></text:span><text:span text:style-name="T7"><text:a xlink:href="http://www.ciaj.or.jp/access/web/docs/jis2010-test-guidelines/icl-7.3.3.1.html">1, </text:a></text:span><text:span text:style-name="T7"><text:a xlink:href="http://www.ciaj.or.jp/access/web/docs/jis2010-test-guidelines/icl-7.3.3.1.html">状況</text:a></text:span><text:span text:style-name="T7"><text:a xlink:href="http://www.ciaj.or.jp/access/web/docs/jis2010-test-guidelines/icl-7.3.3.1.html">B-</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76">
            <text:p>276</text:p>
          </table:table-cell>
          <table:table-cell table:style-name="ce8" office:value-type="string">
            <text:p><text:span text:style-name="T3"><text:a xlink:href="http://www.ciaj.or.jp/access/web/docs/WCAG-TECHS/G84.html">G84</text:a></text:span></text:p>
          </table:table-cell>
          <table:table-cell table:style-name="ce40" office:value-type="string">
            <text:p>利用者が認められた値以外の情報を提供した際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認められた値以外の値を入力し送信します。もし、そのエラーについてテキストによる説明が提供されれば適合です。</text:p>
          </table:table-cell>
          <table:table-cell table:style-name="ce98"/>
          <table:table-cell table:style-name="ce104" table:number-columns-repeated="2"/>
          <table:table-cell table:style-name="ce104" table:formula="of:=IF(COUNTA([$CSV添付用.H$1:.J$65536])&gt;0;COUNTIF([$CSV添付用.H$1:.J$65536];CONCATENATE(&quot;.*&quot;;[.C275];&quot;,.*&quot;))+COUNTIF([$CSV添付用.H$1:.J$65536];CONCATENATE(&quot;.*&quot;;[.C275]));&quot;&quot;)">
            <text:p/>
          </table:table-cell>
          <table:table-cell table:style-name="ce39" office:value-type="string">
            <text:p>(7.3.3.1状況B および 7.3.3.3状況C の共通項目)</text:p>
          </table:table-cell>
          <table:table-cell table:style-name="ce135"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B-</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77">
            <text:p>277</text:p>
          </table:table-cell>
          <table:table-cell table:style-name="ce8" office:value-type="string">
            <text:p><text:span text:style-name="T3"><text:a xlink:href="http://www.ciaj.or.jp/access/web/docs/WCAG-TECHS/G85.html">G85</text:a></text:span></text:p>
          </table:table-cell>
          <table:table-cell table:style-name="ce40" office:value-type="string">
            <text:p>利用者の入力が要求されたフォーマット又は値ではなかった際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認められたフォーマットではないフォーマットで値を入力し送信します。もし、そのエラーについてテキストによる説明が提供されれば適合です。</text:p>
          </table:table-cell>
          <table:table-cell table:style-name="ce98"/>
          <table:table-cell table:style-name="ce104" table:number-columns-repeated="2"/>
          <table:table-cell table:style-name="ce104" table:formula="of:=IF(COUNTA([$CSV添付用.H$1:.J$65536])&gt;0;COUNTIF([$CSV添付用.H$1:.J$65536];CONCATENATE(&quot;.*&quot;;[.C276];&quot;,.*&quot;))+COUNTIF([$CSV添付用.H$1:.J$65536];CONCATENATE(&quot;.*&quot;;[.C276]));&quot;&quot;)">
            <text:p/>
          </table:table-cell>
          <table:table-cell table:style-name="ce39" office:value-type="string">
            <text:p>(7.3.3.1状況B および 7.3.3.3状況B の共通項目)</text:p>
          </table:table-cell>
          <table:table-cell table:style-name="ce135"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B-</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78">
            <text:p>278</text:p>
          </table:table-cell>
          <table:table-cell table:style-name="ce8" office:value-type="string">
            <text:p><text:span text:style-name="T3"><text:a xlink:href="http://www.ciaj.or.jp/access/web/docs/WCAG-TECHS/SCR32.html">SCR32</text:a></text:span></text:p>
          </table:table-cell>
          <table:table-cell table:style-name="ce40" office:value-type="string">
            <text:p>クライアントサイドのバリデーションを提供し、DOMを介してエラーテキストを追加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入力にエラーを含むと判断される場合には、それを示すエラーテキストがコンテンツに挿入されていることを確認してください。かつ、この処理がクライアント側で行われていれば適合です。</text:p>
          </table:table-cell>
          <table:table-cell table:style-name="ce98"/>
          <table:table-cell table:style-name="ce104" table:number-columns-repeated="2"/>
          <table:table-cell table:style-name="ce104" table:formula="of:=IF(COUNTA([$CSV添付用.H$1:.J$65536])&gt;0;COUNTIF([$CSV添付用.H$1:.J$65536];CONCATENATE(&quot;.*&quot;;[.C277];&quot;,.*&quot;))+COUNTIF([$CSV添付用.H$1:.J$65536];CONCATENATE(&quot;.*&quot;;[.C277]));&quot;&quot;)">
            <text:p/>
          </table:table-cell>
          <table:table-cell table:style-name="ce39" office:value-type="string">
            <text:p>(7.3.3.1状況A, 7.3.3.1状況B および 7.3.3.3状況B の共通項目)</text:p>
          </table:table-cell>
          <table:table-cell table:style-name="ce135"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B-</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79">
            <text:p>279</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5">
          <table:table-cell table:style-name="ce2"/>
          <table:table-cell table:style-name="ce1" office:value-type="float" office:value="280">
            <text:p>280</text:p>
          </table:table-cell>
          <table:table-cell table:style-name="ce12" office:value-type="string">
            <text:p><text:span text:style-name="T3"><text:a xlink:href="http://www.ciaj.or.jp/access/web/docs/UNDERSTANDING-WCAG20/minimize-error-cues.html">7.3.3.2</text:a></text:span></text:p>
          </table:table-cell>
          <table:table-cell table:style-name="ce32" office:value-type="string">
            <text:p>ラベル又は説明文: <text:span text:style-name="T6">コンテンツが利用者の入力を要求する場合は、入力箇所のラベル</text:span><text:span text:style-name="T6">又は入力方法についての説明文を提供してい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6">
          <table:table-cell table:style-name="ce2"/>
          <table:table-cell table:style-name="ce1" office:value-type="float" office:value="281">
            <text:p>281</text:p>
          </table:table-cell>
          <table:table-cell table:style-name="ce8" office:value-type="string">
            <text:p><text:span text:style-name="T3"><text:a xlink:href="http://www.ciaj.or.jp/access/web/docs/WCAG-TECHS/G131.html">G131</text:a></text:span></text:p>
          </table:table-cell>
          <table:table-cell table:style-name="ce40" office:value-type="string">
            <text:p>目的や内容が分かるラベルを提供する</text:p>
          </table:table-cell>
          <table:table-cell table:style-name="ce55"/>
          <table:table-cell table:style-name="ce72" office:value-type="string">
            <text:p>要判断箇所</text:p>
          </table:table-cell>
          <table:table-cell table:style-name="ce39" office:value-type="string">
            <text:p>以下のいずれかの方法で、目的や内容が分かるラベルが付いていれば適合です。miCheckerの音声ユーザビリティ視覚化モードで確認してください。</text:p>
            <text:p><text:s/>1. データ形式や入力例が提示されている。(G89)</text:p>
            <text:p><text:s/>2. フォーム又はテキスト・フィールドの先頭で必要とされるフォーマットに関する説明がある。(G184)</text:p>
            <text:p><text:s/>3. 入力項目とラベルの関係が良くわかるように配置されている。(G162)</text:p>
            <text:p><text:s/>4. 未入力の必須項目が特定されるように説明テキストを提供する。(G83)</text:p>
          </table:table-cell>
          <table:table-cell table:style-name="ce98"/>
          <table:table-cell table:style-name="ce104" table:number-columns-repeated="2"/>
          <table:table-cell table:style-name="ce104" table:formula="of:=IF(COUNTA([$CSV添付用.H$1:.J$65536])&gt;0;COUNTIF([$CSV添付用.H$1:.J$65536];CONCATENATE(&quot;.*&quot;;[.C280];&quot;,.*&quot;))+COUNTIF([$CSV添付用.H$1:.J$65536];CONCATENATE(&quot;.*&quot;;[.C280]));&quot;&quot;)">
            <text:p/>
          </table:table-cell>
          <table:table-cell table:style-name="ce39" office:value-type="string">
            <text:p>(7.2.4.6 および 7.3.3.2 の共通項目)</text:p>
          </table:table-cell>
          <table:table-cell table:style-name="ce135"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4"/>
          <table:table-cell table:number-columns-repeated="767"/>
        </table:table-row>
        <table:table-row table:style-name="ro15">
          <table:table-cell table:style-name="ce2"/>
          <table:table-cell table:style-name="ce1" office:value-type="float" office:value="282">
            <text:p>282</text:p>
          </table:table-cell>
          <table:table-cell table:style-name="ce8" office:value-type="string">
            <text:p><text:span text:style-name="T3"><text:a xlink:href="http://www.ciaj.or.jp/access/web/docs/WCAG-TECHS/G89.html">G89</text:a></text:span></text:p>
          </table:table-cell>
          <table:table-cell table:style-name="ce40" office:value-type="string">
            <text:p>所定のデータ・フォーマット及び入力例を提供する</text:p>
          </table:table-cell>
          <table:table-cell table:style-name="ce55"/>
          <table:table-cell table:style-name="ce72" office:value-type="string">
            <text:p>要判断箇所</text:p>
          </table:table-cell>
          <table:table-cell table:style-name="ce39" office:value-type="string">
            <text:p>miCheckerの音声ユーザビリティ視覚化モードで見たとき、データ形式や入力例が提示されています。</text:p>
          </table:table-cell>
          <table:table-cell table:style-name="ce98"/>
          <table:table-cell table:style-name="ce104" table:number-columns-repeated="2"/>
          <table:table-cell table:style-name="ce104" table:formula="of:=IF(COUNTA([$CSV添付用.H$1:.J$65536])&gt;0;COUNTIF([$CSV添付用.H$1:.J$65536];CONCATENATE(&quot;.*&quot;;[.C281];&quot;,.*&quot;))+COUNTIF([$CSV添付用.H$1:.J$65536];CONCATENATE(&quot;.*&quot;;[.C281]));&quot;&quot;)">
            <text:p/>
          </table:table-cell>
          <table:table-cell table:style-name="ce39"/>
          <table:table-cell table:style-name="ce135"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83">
            <text:p>283</text:p>
          </table:table-cell>
          <table:table-cell table:style-name="ce8" office:value-type="string">
            <text:p><text:span text:style-name="T3"><text:a xlink:href="http://www.ciaj.or.jp/access/web/docs/WCAG-TECHS/G184.html">G184</text:a></text:span></text:p>
          </table:table-cell>
          <table:table-cell table:style-name="ce40" office:value-type="string">
            <text:p>フォーム又はテキスト・フィールド一式の先頭に、必要とされる入力フォーマットを説明するテキストの説明文を提供する</text:p>
          </table:table-cell>
          <table:table-cell table:style-name="ce55"/>
          <table:table-cell table:style-name="ce72" office:value-type="string">
            <text:p>要判断箇所</text:p>
          </table:table-cell>
          <table:table-cell table:style-name="ce39" office:value-type="string">
            <text:p>miCheckerの音声ユーザビリティ視覚化モードで見たとき、フォーム又はテキスト・フィールドの先頭で必要とされるフォーマットに関する説明が提示されているか確認してください。</text:p>
          </table:table-cell>
          <table:table-cell table:style-name="ce98"/>
          <table:table-cell table:style-name="ce104" table:number-columns-repeated="2"/>
          <table:table-cell table:style-name="ce104" table:formula="of:=IF(COUNTA([$CSV添付用.H$1:.J$65536])&gt;0;COUNTIF([$CSV添付用.H$1:.J$65536];CONCATENATE(&quot;.*&quot;;[.C282];&quot;,.*&quot;))+COUNTIF([$CSV添付用.H$1:.J$65536];CONCATENATE(&quot;.*&quot;;[.C282]));&quot;&quot;)">
            <text:p/>
          </table:table-cell>
          <table:table-cell table:style-name="ce39"/>
          <table:table-cell table:style-name="ce135"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4"/>
          <table:table-cell table:number-columns-repeated="767"/>
        </table:table-row>
        <table:table-row table:style-name="ro27">
          <table:table-cell table:style-name="ce2"/>
          <table:table-cell table:style-name="ce1" office:value-type="float" office:value="284">
            <text:p>284</text:p>
          </table:table-cell>
          <table:table-cell table:style-name="ce8" office:value-type="string">
            <text:p><text:span text:style-name="T3"><text:a xlink:href="http://www.ciaj.or.jp/access/web/docs/WCAG-TECHS/G162.html">G162</text:a></text:span></text:p>
          </table:table-cell>
          <table:table-cell table:style-name="ce40" office:value-type="string">
            <text:p>ラベルを配置して、関係性を最大限に予測できるようにする</text:p>
          </table:table-cell>
          <table:table-cell table:style-name="ce55"/>
          <table:table-cell table:style-name="ce72" office:value-type="string">
            <text:p>問題の可能性大</text:p>
          </table:table-cell>
          <table:table-cell table:style-name="ce39" office:value-type="string">
            <text:p>要判断と指摘された箇所は、ラベルが、チェックボックスやラジオボタンの直後に配置されていません。あるいは、それ以外のコントロールにおいて、直前に配置されていない可能性があります。全てのラベルについて、分かりやすい位置に配置されているか確認してください。</text:p>
            <text:p>それ以外の場合でも、ラベルの位置が適切かどうかを判定してください。良い方法は音声ブラウザなどの支援技術で聞き進め、チェックボックスやテキストボックスが現れた際、それが何のためのコントロールであるのかが、さらに聞き進めないと分からないような場合は、不適合と判断されます。聞き進めた後に、一度、戻る必要が出てくるからです。</text:p>
          </table:table-cell>
          <table:table-cell table:style-name="ce98"/>
          <table:table-cell table:style-name="ce104" table:number-columns-repeated="2"/>
          <table:table-cell table:style-name="ce104" table:formula="of:=IF(COUNTA([$CSV添付用.H$1:.J$65536])&gt;0;COUNTIF([$CSV添付用.H$1:.J$65536];CONCATENATE(&quot;.*&quot;;[.C283];&quot;,.*&quot;))+COUNTIF([$CSV添付用.H$1:.J$65536];CONCATENATE(&quot;.*&quot;;[.C283]));&quot;&quot;)">
            <text:p/>
          </table:table-cell>
          <table:table-cell table:style-name="ce39"/>
          <table:table-cell table:style-name="ce135"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85">
            <text:p>285</text:p>
          </table:table-cell>
          <table:table-cell table:style-name="ce8" office:value-type="string">
            <text:p><text:span text:style-name="T3"><text:a xlink:href="http://www.ciaj.or.jp/access/web/docs/WCAG-TECHS/G83.html">G83</text:a></text:span></text:p>
          </table:table-cell>
          <table:table-cell table:style-name="ce40" office:value-type="string">
            <text:p>入力が完了していない必須項目を特定するため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あるいは支援技術を用いて、フォームのあるページで、必須項目を入力せずに送信します。もし、入力されていない必須項目部分が、テキストによる説明文で提供されれば適合です。エラーがあることのみ分かっても、エラー場所が分からない場合は不適合です。</text:p>
          </table:table-cell>
          <table:table-cell table:style-name="ce98"/>
          <table:table-cell table:style-name="ce104" table:number-columns-repeated="2"/>
          <table:table-cell table:style-name="ce104" table:formula="of:=IF(COUNTA([$CSV添付用.H$1:.J$65536])&gt;0;COUNTIF([$CSV添付用.H$1:.J$65536];CONCATENATE(&quot;.*&quot;;[.C284];&quot;,.*&quot;))+COUNTIF([$CSV添付用.H$1:.J$65536];CONCATENATE(&quot;.*&quot;;[.C284]));&quot;&quot;)">
            <text:p/>
          </table:table-cell>
          <table:table-cell table:style-name="ce39" office:value-type="string">
            <text:p>(7.3.3.1状況A, 7.3.3.2 および 7.3.3.3 状況A の共通項目)</text:p>
          </table:table-cell>
          <table:table-cell table:style-name="ce135"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286">
            <text:p>286</text:p>
          </table:table-cell>
          <table:table-cell table:style-name="ce8" office:value-type="string">
            <text:p><text:span text:style-name="T3"><text:a xlink:href="http://www.ciaj.or.jp/access/web/docs/WCAG-TECHS/H44.html">H44</text:a></text:span></text:p>
          </table:table-cell>
          <table:table-cell table:style-name="ce40" office:value-type="string">
            <text:p>label要素を用いて、テキストのラベルとフォーム・コントロールを関連付ける</text:p>
          </table:table-cell>
          <table:table-cell table:style-name="ce55"/>
          <table:table-cell table:style-name="ce72" office:value-type="string">
            <text:p>問題あり／問題の可能性大／要判断箇所</text:p>
          </table:table-cell>
          <table:table-cell table:style-name="ce39" office:value-type="string">
            <text:p>フォーム･コントロールがテキストのラベルと関連付けられていません。ラベルの使用が困難なフォーム・コントロールがある場合はH65に従います。</text:p>
          </table:table-cell>
          <table:table-cell table:style-name="ce98"/>
          <table:table-cell table:style-name="ce104" table:number-columns-repeated="2"/>
          <table:table-cell table:style-name="ce104" table:formula="of:=IF(COUNTA([$CSV添付用.H$1:.J$65536])&gt;0;COUNTIF([$CSV添付用.H$1:.J$65536];CONCATENATE(&quot;.*&quot;;[.C285];&quot;,.*&quot;))+COUNTIF([$CSV添付用.H$1:.J$65536];CONCATENATE(&quot;.*&quot;;[.C285]));&quot;&quot;)">
            <text:p/>
          </table:table-cell>
          <table:table-cell table:style-name="ce39" office:value-type="string">
            <text:p>(7.1.1.1状況C, 7.1.3.1状況A, 7.3.3.2 および 7.4.1.2 の共通項目)</text:p>
          </table:table-cell>
          <table:table-cell table:style-name="ce135"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2-a</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87">
            <text:p>287</text:p>
          </table:table-cell>
          <table:table-cell table:style-name="ce8" office:value-type="string">
            <text:p><text:span text:style-name="T3"><text:a xlink:href="http://www.ciaj.or.jp/access/web/docs/WCAG-TECHS/H65.html">H65</text:a></text:span></text:p>
          </table:table-cell>
          <table:table-cell table:style-name="ce40" office:value-type="string">
            <text:p>label要素を用いることができないとき、title属性を用いてフォーム・コントロールを特定する</text:p>
          </table:table-cell>
          <table:table-cell table:style-name="ce55"/>
          <table:table-cell table:style-name="ce72" office:value-type="string">
            <text:p>問題あり／要判断箇所</text:p>
          </table:table-cell>
          <table:table-cell table:style-name="ce39" office:value-type="string">
            <text:p>ラベルに相当するものが画面に表示されていない場合、あるいは、郵便番号のようにフォーム・コントロールが連続しているためlabel要素を用いることができない場合は、title属性を用いてフォーム・コントールを特定します。H44に従うことが可能な場合は、H44を優先します。</text:p>
          </table:table-cell>
          <table:table-cell table:style-name="ce98"/>
          <table:table-cell table:style-name="ce104" table:number-columns-repeated="2"/>
          <table:table-cell table:style-name="ce104" table:formula="of:=IF(COUNTA([$CSV添付用.H$1:.J$65536])&gt;0;COUNTIF([$CSV添付用.H$1:.J$65536];CONCATENATE(&quot;.*&quot;;[.C286];&quot;,.*&quot;))+COUNTIF([$CSV添付用.H$1:.J$65536];CONCATENATE(&quot;.*&quot;;[.C286]));&quot;&quot;)">
            <text:p/>
          </table:table-cell>
          <table:table-cell table:style-name="ce39" office:value-type="string">
            <text:p>(7.1.1.1状況C, 7.1.3.1状況A, 7.3.3.2 および 7.4.1.2 の共通項目)</text:p>
          </table:table-cell>
          <table:table-cell table:style-name="ce135"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2-b</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288">
            <text:p>288</text:p>
          </table:table-cell>
          <table:table-cell table:style-name="ce8" office:value-type="string">
            <text:p><text:span text:style-name="T3"><text:a xlink:href="http://www.ciaj.or.jp/access/web/docs/WCAG-TECHS/H71.html">H71</text:a></text:span></text:p>
          </table:table-cell>
          <table:table-cell table:style-name="ce40" office:value-type="string">
            <text:p>fieldset 要素及び legend 要素を用いて、フォーム・コントロールのグループに関する説明を提供する</text:p>
          </table:table-cell>
          <table:table-cell table:style-name="ce55"/>
          <table:table-cell table:style-name="ce72" office:value-type="string">
            <text:p>問題あり／要判断箇所</text:p>
          </table:table-cell>
          <table:table-cell table:style-name="ce33" office:value-type="string">
            <text:p>フォームのコントロールがあるグループを形成している場合は、fieldset 要素及び legend 要素を用いて、フォーム・コントロールのグループに関する説明を提供してください。(ソースレベルで確認してください。)</text:p>
            <text:p>input type="text" でもグループを形成しているときは、同様に確認してください。</text:p>
          </table:table-cell>
          <table:table-cell table:style-name="ce98"/>
          <table:table-cell table:style-name="ce104" table:number-columns-repeated="2"/>
          <table:table-cell table:style-name="ce104" table:formula="of:=IF(COUNTA([$CSV添付用.H$1:.J$65536])&gt;0;COUNTIF([$CSV添付用.H$1:.J$65536];CONCATENATE(&quot;.*&quot;;[.C287];&quot;,.*&quot;))+COUNTIF([$CSV添付用.H$1:.J$65536];CONCATENATE(&quot;.*&quot;;[.C287]));&quot;&quot;)">
            <text:p/>
          </table:table-cell>
          <table:table-cell table:style-name="ce39" office:value-type="string">
            <text:p>(7.1.3.1状況A および 7.3.3.2 の共通項目)</text:p>
          </table:table-cell>
          <table:table-cell table:style-name="ce135"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3</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89">
            <text:p>289</text:p>
          </table:table-cell>
          <table:table-cell table:style-name="ce8" office:value-type="string">
            <text:p><text:span text:style-name="T3"><text:a xlink:href="http://www.ciaj.or.jp/access/web/docs/WCAG-TECHS/G167.html">G167</text:a></text:span></text:p>
          </table:table-cell>
          <table:table-cell table:style-name="ce39" office:value-type="string">
            <text:p>隣接するボタンを用いて、テキスト・フィールドの目的をラベル付けする</text:p>
          </table:table-cell>
          <table:table-cell table:style-name="ce62"/>
          <table:table-cell table:style-name="ce72" office:value-type="string">
            <text:p>要判断箇所</text:p>
          </table:table-cell>
          <table:table-cell table:style-name="ce39" office:value-type="string">
            <text:p>ラベルを用いることがどうしても出来ない場合は、隣接するボタンを用いて、テキスト・フィールドの目的をラベル付けしていれば適合です。これは、miCheckerの音声ユーザビリティ視覚化モードで確認するこしができます。</text:p>
          </table:table-cell>
          <table:table-cell table:style-name="ce98"/>
          <table:table-cell table:style-name="ce104" table:number-columns-repeated="2"/>
          <table:table-cell table:style-name="ce104" table:formula="of:=IF(COUNTA([$CSV添付用.H$1:.J$65536])&gt;0;COUNTIF([$CSV添付用.H$1:.J$65536];CONCATENATE(&quot;.*&quot;;[.C288];&quot;,.*&quot;))+COUNTIF([$CSV添付用.H$1:.J$65536];CONCATENATE(&quot;.*&quot;;[.C288]));&quot;&quot;)">
            <text:p/>
          </table:table-cell>
          <table:table-cell table:style-name="ce39"/>
          <table:table-cell table:style-name="ce135"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4</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90">
            <text:p>290</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12">
          <table:table-cell table:style-name="ce2"/>
          <table:table-cell table:style-name="ce1" office:value-type="float" office:value="291">
            <text:p>291</text:p>
          </table:table-cell>
          <table:table-cell table:style-name="ce12" office:value-type="string">
            <text:p><text:span text:style-name="T3"><text:a xlink:href="http://www.ciaj.or.jp/access/web/docs/UNDERSTANDING-WCAG20/minimize-error-suggestions.html">7.3.3.3</text:a></text:span></text:p>
          </table:table-cell>
          <table:table-cell table:style-name="ce32" office:value-type="string">
            <text:p>入力エラー修正方法の提示: <text:span text:style-name="T6">入力エラーが自動的に発見された場合は、その修正方</text:span><text:span text:style-name="T6">法が明らかであれば、その方法を利用者に提示する。ただし、セキュリティ又はコンテ</text:span><text:span text:style-name="T6">ンツの目的を損なう場合は除く。</text:span></text:p>
          </table:table-cell>
          <table:table-cell table:style-name="ce54" office:value-type="string">
            <text:p>AA</text:p>
          </table:table-cell>
          <table:table-cell table:style-name="ce71"/>
          <table:table-cell table:style-name="ce87" office:value-type="string">
            <text:p>追加の補足:</text:p>
            <text:p>実装方法は、ウェブサイトの全体的なデザインを決めるときに既に検討され、デザインガイドなどにまとめられていると良いでしょう。試験する人は、それを頼りにその方針が適切に実現されているかを確認すると効率よく試験できます。</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12">
          <table:table-cell table:style-name="ce2"/>
          <table:table-cell table:style-name="ce1" office:value-type="float" office:value="292">
            <text:p>292</text:p>
          </table:table-cell>
          <table:table-cell table:style-name="ce8" office:value-type="string">
            <text:p><text:span text:style-name="T3"><text:a xlink:href="http://www.ciaj.or.jp/access/web/docs/WCAG-TECHS/G83.html">G83</text:a></text:span></text:p>
          </table:table-cell>
          <table:table-cell table:style-name="ce41" office:value-type="string">
            <text:p>入力が完了していない必須項目を特定するため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あるいは支援技術を用いて、フォームのあるページで、必須項目を入力せずに送信します。もし、入力されていない必須項目部分が、テキストによる説明文で提供されれば適合です。エラーがあることのみ分かっても、エラー場所が分からない場合は不適合です。</text:p>
          </table:table-cell>
          <table:table-cell table:style-name="ce98"/>
          <table:table-cell table:style-name="ce104" table:number-columns-repeated="2"/>
          <table:table-cell table:style-name="ce104" table:formula="of:=IF(COUNTA([$CSV添付用.H$1:.J$65536])&gt;0;COUNTIF([$CSV添付用.H$1:.J$65536];CONCATENATE(&quot;.*&quot;;[.C291];&quot;,.*&quot;))+COUNTIF([$CSV添付用.H$1:.J$65536];CONCATENATE(&quot;.*&quot;;[.C291]));&quot;&quot;)">
            <text:p/>
          </table:table-cell>
          <table:table-cell table:style-name="ce39" office:value-type="string">
            <text:p>(7.3.3.1状況A, 7.3.3.2 および 7.3.3.3状況A の共通項目)</text:p>
          </table:table-cell>
          <table:table-cell table:style-name="ce135" office:value-type="string">
            <text:p><text:span text:style-name="T7"><text:a xlink:href="http://www.ciaj.or.jp/access/web/docs/jis2010-test-guidelines/icl-7.3.3.3.html">7.3.3.3</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93">
            <text:p>293</text:p>
          </table:table-cell>
          <table:table-cell table:style-name="ce8" office:value-type="string">
            <text:p><text:span text:style-name="T3"><text:a xlink:href="http://www.ciaj.or.jp/access/web/docs/WCAG-TECHS/G85.html">G85</text:a></text:span></text:p>
          </table:table-cell>
          <table:table-cell table:style-name="ce40" office:value-type="string">
            <text:p>利用者の入力が要求されたフォーマット又は値ではなかった際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認められたフォーマットではないフォーマットで値を入力し送信します。もし、そのエラーについてテキストによる説明が提供されれば適合です。</text:p>
          </table:table-cell>
          <table:table-cell table:style-name="ce98"/>
          <table:table-cell table:style-name="ce104" table:number-columns-repeated="2"/>
          <table:table-cell table:style-name="ce104" table:formula="of:=IF(COUNTA([$CSV添付用.H$1:.J$65536])&gt;0;COUNTIF([$CSV添付用.H$1:.J$65536];CONCATENATE(&quot;.*&quot;;[.C292];&quot;,.*&quot;))+COUNTIF([$CSV添付用.H$1:.J$65536];CONCATENATE(&quot;.*&quot;;[.C292]));&quot;&quot;)">
            <text:p/>
          </table:table-cell>
          <table:table-cell table:style-name="ce39" office:value-type="string">
            <text:p>(7.3.3.1状況B および 7.3.3.3状況B の共通項目)</text:p>
          </table:table-cell>
          <table:table-cell table:style-name="ce135" office:value-type="string">
            <text:p><text:span text:style-name="T7"><text:a xlink:href="http://www.ciaj.or.jp/access/web/docs/jis2010-test-guidelines/icl-7.3.3.3.html">7.3.3.3</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94">
            <text:p>294</text:p>
          </table:table-cell>
          <table:table-cell table:style-name="ce8" office:value-type="string">
            <text:p><text:span text:style-name="T3"><text:a xlink:href="http://www.ciaj.or.jp/access/web/docs/WCAG-TECHS/G177.html">G177</text:a></text:span></text:p>
          </table:table-cell>
          <table:table-cell table:style-name="ce37" office:value-type="string">
            <text:p>テキストの修正候補を提示する</text:p>
          </table:table-cell>
          <table:table-cell table:style-name="ce58"/>
          <table:table-cell table:style-name="ce72" office:value-type="string">
            <text:p>手動確認</text:p>
          </table:table-cell>
          <table:table-cell table:style-name="ce39" office:value-type="string">
            <text:p>サポートするブラウザで、フォームに意図的に誤ったテキストを入力します。エラーとなったとき、それに対して修正候補を提供することが可能だと推測される場合、それが提供されていれば適合です。例えば、つづりの間違いなどがあります。</text:p>
          </table:table-cell>
          <table:table-cell table:style-name="ce98"/>
          <table:table-cell table:style-name="ce104" table:number-columns-repeated="2"/>
          <table:table-cell table:style-name="ce104" table:formula="of:=IF(COUNTA([$CSV添付用.H$1:.J$65536])&gt;0;COUNTIF([$CSV添付用.H$1:.J$65536];CONCATENATE(&quot;.*&quot;;[.C293];&quot;,.*&quot;))+COUNTIF([$CSV添付用.H$1:.J$65536];CONCATENATE(&quot;.*&quot;;[.C293]));&quot;&quot;)">
            <text:p/>
          </table:table-cell>
          <table:table-cell table:style-name="ce39"/>
          <table:table-cell table:style-name="ce135" office:value-type="string">
            <text:p><text:span text:style-name="T7"><text:a xlink:href="http://www.ciaj.or.jp/access/web/docs/jis2010-test-guidelines/icl-7.3.3.3.html">7.3.3.3</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95">
            <text:p>295</text:p>
          </table:table-cell>
          <table:table-cell table:style-name="ce8" office:value-type="string">
            <text:p><text:span text:style-name="T3"><text:a xlink:href="http://www.ciaj.or.jp/access/web/docs/WCAG-TECHS/SCR18.html">SCR18</text:a></text:span></text:p>
          </table:table-cell>
          <table:table-cell table:style-name="ce40" office:value-type="string">
            <text:p>クライアントサイドのバリデーション及びアラート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入力にエラーを含むと判断される場合には、それがアラートとして提供されます。この処理がクライアント側で行われていれば適合です。</text:p>
          </table:table-cell>
          <table:table-cell table:style-name="ce98"/>
          <table:table-cell table:style-name="ce104" table:number-columns-repeated="2"/>
          <table:table-cell table:style-name="ce104" table:formula="of:=IF(COUNTA([$CSV添付用.H$1:.J$65536])&gt;0;COUNTIF([$CSV添付用.H$1:.J$65536];CONCATENATE(&quot;.*&quot;;[.C294];&quot;,.*&quot;))+COUNTIF([$CSV添付用.H$1:.J$65536];CONCATENATE(&quot;.*&quot;;[.C294]));&quot;&quot;)">
            <text:p/>
          </table:table-cell>
          <table:table-cell table:style-name="ce39" office:value-type="string">
            <text:p>(7.3.3.1状況A, 7.3.3.1状況B および 7.3.3.3状況B の共通項目)</text:p>
          </table:table-cell>
          <table:table-cell table:style-name="ce135" office:value-type="string">
            <text:p><text:span text:style-name="T7"><text:a xlink:href="http://www.ciaj.or.jp/access/web/docs/jis2010-test-guidelines/icl-7.3.3.3.html">7.3.3.3</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96">
            <text:p>296</text:p>
          </table:table-cell>
          <table:table-cell table:style-name="ce8" office:value-type="string">
            <text:p><text:span text:style-name="T3"><text:a xlink:href="http://www.ciaj.or.jp/access/web/docs/WCAG-TECHS/SCR32.html">SCR32</text:a></text:span></text:p>
          </table:table-cell>
          <table:table-cell table:style-name="ce40" office:value-type="string">
            <text:p>クライアントサイドのバリデーションを提供し、DOMを介してエラーテキストを追加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入力にエラーを含むと判断される場合には、それを示すエラーテキストがコンテンツに挿入されていることを確認してください。かつ、この処理がクライアント側で行われていれば適合です。</text:p>
          </table:table-cell>
          <table:table-cell table:style-name="ce98"/>
          <table:table-cell table:style-name="ce104" table:number-columns-repeated="2"/>
          <table:table-cell table:style-name="ce104" table:formula="of:=IF(COUNTA([$CSV添付用.H$1:.J$65536])&gt;0;COUNTIF([$CSV添付用.H$1:.J$65536];CONCATENATE(&quot;.*&quot;;[.C295];&quot;,.*&quot;))+COUNTIF([$CSV添付用.H$1:.J$65536];CONCATENATE(&quot;.*&quot;;[.C295]));&quot;&quot;)">
            <text:p/>
          </table:table-cell>
          <table:table-cell table:style-name="ce39" office:value-type="string">
            <text:p>(7.3.3.1状況A, 7.3.3.1状況B および 7.3.3.3状況B の共通項目)</text:p>
          </table:table-cell>
          <table:table-cell table:style-name="ce135" office:value-type="string">
            <text:p><text:span text:style-name="T7"><text:a xlink:href="http://www.ciaj.or.jp/access/web/docs/jis2010-test-guidelines/icl-7.3.3.3.html">7.3.3.3</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297">
            <text:p>297</text:p>
          </table:table-cell>
          <table:table-cell table:style-name="ce8" office:value-type="string">
            <text:p><text:span text:style-name="T3"><text:a xlink:href="http://www.ciaj.or.jp/access/web/docs/WCAG-TECHS/G84.html">G84</text:a></text:span></text:p>
          </table:table-cell>
          <table:table-cell table:style-name="ce40" office:value-type="string">
            <text:p>利用者が認められた値以外の情報を提供した際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認められた値以外の値を入力し送信します。もし、そのエラーについてテキストによる説明が提供されれば適合です。</text:p>
          </table:table-cell>
          <table:table-cell table:style-name="ce98"/>
          <table:table-cell table:style-name="ce104" table:number-columns-repeated="2"/>
          <table:table-cell table:style-name="ce104" table:formula="of:=IF(COUNTA([$CSV添付用.H$1:.J$65536])&gt;0;COUNTIF([$CSV添付用.H$1:.J$65536];CONCATENATE(&quot;.*&quot;;[.C296];&quot;,.*&quot;))+COUNTIF([$CSV添付用.H$1:.J$65536];CONCATENATE(&quot;.*&quot;;[.C296]));&quot;&quot;)">
            <text:p/>
          </table:table-cell>
          <table:table-cell table:style-name="ce39" office:value-type="string">
            <text:p>(7.3.3.1状況B および 7.3.3.3状況C の共通項目)</text:p>
          </table:table-cell>
          <table:table-cell table:style-name="ce135" office:value-type="string">
            <text:p><text:span text:style-name="T7"><text:a xlink:href="http://www.ciaj.or.jp/access/web/docs/jis2010-test-guidelines/icl-7.3.3.3.html">7.3.3.3</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298">
            <text:p>298</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6">
          <table:table-cell table:style-name="ce2"/>
          <table:table-cell table:style-name="ce1" office:value-type="float" office:value="299">
            <text:p>299</text:p>
          </table:table-cell>
          <table:table-cell table:style-name="ce12" office:value-type="string">
            <text:p><text:span text:style-name="T3"><text:a xlink:href="http://www.ciaj.or.jp/access/web/docs/UNDERSTANDING-WCAG20/minimize-error-reversible.html">7.3.3.4</text:a></text:span></text:p>
          </table:table-cell>
          <table:table-cell table:style-name="ce32" office:value-type="string">
            <text:p>法的義務・金銭的取引・データ変更・回答送信のエラー回避: <text:span text:style-name="T6">利用者にとって法的な義</text:span><text:span text:style-name="T6">務もしくは金銭的な取引が生じる、利用者が自分で制御可能なデータ・ストレージ・シス</text:span><text:span text:style-name="T6">テム上のデータを変更もしくは削除する、又は利用者が試験の解答を送信するウェブ</text:span><text:span text:style-name="T6">ページでは、次に挙げる事項のうち、少なくとも一つを満たしている： </text:span><text:span text:style-name="T6">a)</text:span><text:span text:style-name="T6">取消</text:span><text:span text:style-name="T6">, b)</text:span><text:span text:style-name="T6">チェック</text:span><text:span text:style-name="T6">, </text:span><text:span text:style-name="T6">c)</text:span><text:span text:style-name="T6">確認</text:span></text:p>
          </table:table-cell>
          <table:table-cell table:style-name="ce54" office:value-type="string">
            <text:p>AA</text:p>
          </table:table-cell>
          <table:table-cell table:style-name="ce71"/>
          <table:table-cell table:style-name="ce87" office:value-type="string">
            <text:p>追加の補足:</text:p>
            <text:p>法的な義務や金銭的な取引が行われる場合、ここで評価する実装方法は、ウェブサイトの全体的なデザインを決めるときに既に検討され、デザインガイドなどにまとめられていると良いでしょう。試験する人は、それを頼りにその方針が適切に実現されているかを確認すると効率よく試験できます。</text:p>
          </table:table-cell>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5">
          <table:table-cell table:style-name="ce2"/>
          <table:table-cell table:style-name="ce1" office:value-type="float" office:value="300">
            <text:p>300</text:p>
          </table:table-cell>
          <table:table-cell table:style-name="ce8" office:value-type="string">
            <text:p><text:span text:style-name="T3"><text:a xlink:href="http://www.ciaj.or.jp/access/web/docs/WCAG-TECHS/G164.html">G164</text:a></text:span></text:p>
          </table:table-cell>
          <table:table-cell table:style-name="ce37" office:value-type="string">
            <text:p>フォームの送信後に、利用者が注文を変更又はキャンセルできる一定の時間を提供する</text:p>
          </table:table-cell>
          <table:table-cell table:style-name="ce58"/>
          <table:table-cell table:style-name="ce72" office:value-type="string">
            <text:p>手動確認</text:p>
          </table:table-cell>
          <table:table-cell table:style-name="ce39" office:value-type="string">
            <text:p>注文など法的な義務あるいは金銭的な義務が発生するような仕組みがある場合、注文の変更あるいはキャンセルすることが可能な期間と、その方法が提供されていることを確認してください。適切に提供されていれば適合です。</text:p>
          </table:table-cell>
          <table:table-cell table:style-name="ce98"/>
          <table:table-cell table:style-name="ce104" table:number-columns-repeated="2"/>
          <table:table-cell table:style-name="ce104" table:formula="of:=IF(COUNTA([$CSV添付用.H$1:.J$65536])&gt;0;COUNTIF([$CSV添付用.H$1:.J$65536];CONCATENATE(&quot;.*&quot;;[.C299];&quot;,.*&quot;))+COUNTIF([$CSV添付用.H$1:.J$65536];CONCATENATE(&quot;.*&quot;;[.C299]));&quot;&quot;)">
            <text:p/>
          </table:table-cell>
          <table:table-cell table:style-name="ce39"/>
          <table:table-cell table:style-name="ce135" office:value-type="string">
            <text:p><text:span text:style-name="T7"><text:a xlink:href="http://www.ciaj.or.jp/access/web/docs/jis2010-test-guidelines/icl-7.3.3.4.html">7.3.3.4</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301">
            <text:p>301</text:p>
          </table:table-cell>
          <table:table-cell table:style-name="ce8" office:value-type="string">
            <text:p><text:span text:style-name="T3"><text:a xlink:href="http://www.ciaj.or.jp/access/web/docs/WCAG-TECHS/G98.html">G98</text:a></text:span></text:p>
          </table:table-cell>
          <table:table-cell table:style-name="ce37" office:value-type="string">
            <text:p>送信する前に、利用者が回答を確認及び修正できるようにする</text:p>
          </table:table-cell>
          <table:table-cell table:style-name="ce58"/>
          <table:table-cell table:style-name="ce72" office:value-type="string">
            <text:p>手動確認</text:p>
          </table:table-cell>
          <table:table-cell table:style-name="ce39" office:value-type="string">
            <text:p>複数のステップで進む、アンケート、注文、試験などの入力結果を送信するタイミングでは、その内容を確認したり、修正したりすることが可能であることを確認してください。もし、確認する手段が無かったり、修正するのに、最初から再度入力しなくてはならないような場合は不適合です。</text:p>
          </table:table-cell>
          <table:table-cell table:style-name="ce98"/>
          <table:table-cell table:style-name="ce104" table:number-columns-repeated="2"/>
          <table:table-cell table:style-name="ce104" table:formula="of:=IF(COUNTA([$CSV添付用.H$1:.J$65536])&gt;0;COUNTIF([$CSV添付用.H$1:.J$65536];CONCATENATE(&quot;.*&quot;;[.C300];&quot;,.*&quot;))+COUNTIF([$CSV添付用.H$1:.J$65536];CONCATENATE(&quot;.*&quot;;[.C300]));&quot;&quot;)">
            <text:p/>
          </table:table-cell>
          <table:table-cell table:style-name="ce39"/>
          <table:table-cell table:style-name="ce135" office:value-type="string">
            <text:p><text:span text:style-name="T7"><text:a xlink:href="http://www.ciaj.or.jp/access/web/docs/jis2010-test-guidelines/icl-7.3.3.4.html">7.3.3.4</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302">
            <text:p>302</text:p>
          </table:table-cell>
          <table:table-cell table:style-name="ce8" office:value-type="string">
            <text:p><text:span text:style-name="T3"><text:a xlink:href="http://www.ciaj.or.jp/access/web/docs/WCAG-TECHS/G155.html">G155</text:a></text:span></text:p>
          </table:table-cell>
          <table:table-cell table:style-name="ce37" office:value-type="string">
            <text:p>送信ボタンに加えてチェックボックスを提供する </text:p>
          </table:table-cell>
          <table:table-cell table:style-name="ce58"/>
          <table:table-cell table:style-name="ce72" office:value-type="string">
            <text:p>手動確認</text:p>
          </table:table-cell>
          <table:table-cell table:style-name="ce39" office:value-type="string">
            <text:p>ユーザの確認が必要な段階では、送信ボタンに加え、チェックボックスが用意してあり、そのチェックボックスにチェックが無いと受け付けない仕組みがあれば適合です。</text:p>
          </table:table-cell>
          <table:table-cell table:style-name="ce98"/>
          <table:table-cell table:style-name="ce104" table:number-columns-repeated="2"/>
          <table:table-cell table:style-name="ce104" table:formula="of:=IF(COUNTA([$CSV添付用.H$1:.J$65536])&gt;0;COUNTIF([$CSV添付用.H$1:.J$65536];CONCATENATE(&quot;.*&quot;;[.C301];&quot;,.*&quot;))+COUNTIF([$CSV添付用.H$1:.J$65536];CONCATENATE(&quot;.*&quot;;[.C301]));&quot;&quot;)">
            <text:p/>
          </table:table-cell>
          <table:table-cell table:style-name="ce39"/>
          <table:table-cell table:style-name="ce135" office:value-type="string">
            <text:p><text:span text:style-name="T7"><text:a xlink:href="http://www.ciaj.or.jp/access/web/docs/jis2010-test-guidelines/icl-7.3.3.4.html">7.3.3.4</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303">
            <text:p>303</text:p>
          </table:table-cell>
          <table:table-cell table:style-name="ce8" office:value-type="string">
            <text:p><text:span text:style-name="T3"><text:a xlink:href="http://www.ciaj.or.jp/access/web/docs/WCAG-TECHS/G99.html">G99</text:a></text:span></text:p>
          </table:table-cell>
          <table:table-cell table:style-name="ce37" office:value-type="string">
            <text:p>消去した情報を元に戻せるようにする</text:p>
          </table:table-cell>
          <table:table-cell table:style-name="ce58"/>
          <table:table-cell table:style-name="ce72" office:value-type="string">
            <text:p>手動確認</text:p>
          </table:table-cell>
          <table:table-cell table:style-name="ce39" office:value-type="string">
            <text:p>消去した情報を元に戻すことができる手段が適切に用意されているか確認してください。さらに、それが正しく機能するかどうか確認してください。</text:p>
          </table:table-cell>
          <table:table-cell table:style-name="ce98"/>
          <table:table-cell table:style-name="ce104" table:number-columns-repeated="2"/>
          <table:table-cell table:style-name="ce104" table:formula="of:=IF(COUNTA([$CSV添付用.H$1:.J$65536])&gt;0;COUNTIF([$CSV添付用.H$1:.J$65536];CONCATENATE(&quot;.*&quot;;[.C302];&quot;,.*&quot;))+COUNTIF([$CSV添付用.H$1:.J$65536];CONCATENATE(&quot;.*&quot;;[.C302]));&quot;&quot;)">
            <text:p/>
          </table:table-cell>
          <table:table-cell table:style-name="ce39"/>
          <table:table-cell table:style-name="ce135" office:value-type="string">
            <text:p><text:span text:style-name="T7"><text:a xlink:href="http://www.ciaj.or.jp/access/web/docs/jis2010-test-guidelines/icl-7.3.3.4.html">7.3.3.4</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304">
            <text:p>304</text:p>
          </table:table-cell>
          <table:table-cell table:style-name="ce8" office:value-type="string">
            <text:p><text:span text:style-name="T3"><text:a xlink:href="http://www.ciaj.or.jp/access/web/docs/WCAG-TECHS/G168.html">G168</text:a></text:span></text:p>
          </table:table-cell>
          <table:table-cell table:style-name="ce37" office:value-type="string">
            <text:p>選択されたアクションを続行するために確認を求める</text:p>
          </table:table-cell>
          <table:table-cell table:style-name="ce58"/>
          <table:table-cell table:style-name="ce72" office:value-type="string">
            <text:p>手動確認</text:p>
          </table:table-cell>
          <table:table-cell table:style-name="ce39" office:value-type="string">
            <text:p>実行してしまうと変更が不可能なアクションがある場合、そのアクションの前に実行することに対する確認(例えば、売買が成立すること、全ての予約がキャンセルされてしまうことなどの重大な事項)の要求があることを確認してください。</text:p>
          </table:table-cell>
          <table:table-cell table:style-name="ce98"/>
          <table:table-cell table:style-name="ce104" table:number-columns-repeated="2"/>
          <table:table-cell table:style-name="ce104" table:formula="of:=IF(COUNTA([$CSV添付用.H$1:.J$65536])&gt;0;COUNTIF([$CSV添付用.H$1:.J$65536];CONCATENATE(&quot;.*&quot;;[.C303];&quot;,.*&quot;))+COUNTIF([$CSV添付用.H$1:.J$65536];CONCATENATE(&quot;.*&quot;;[.C303]));&quot;&quot;)">
            <text:p/>
          </table:table-cell>
          <table:table-cell table:style-name="ce39"/>
          <table:table-cell table:style-name="ce135" office:value-type="string">
            <text:p><text:span text:style-name="T7"><text:a xlink:href="http://www.ciaj.or.jp/access/web/docs/jis2010-test-guidelines/icl-7.3.3.4.html">7.3.3.4</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305">
            <text:p>305</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24">
          <table:table-cell table:style-name="ce2"/>
          <table:table-cell table:style-name="ce1" office:value-type="float" office:value="306">
            <text:p>306</text:p>
          </table:table-cell>
          <table:table-cell table:style-name="ce14" office:value-type="string">
            <text:p>7.4</text:p>
          </table:table-cell>
          <table:table-cell table:style-name="ce30" office:value-type="string">
            <text:p>頑健性</text:p>
          </table:table-cell>
          <table:table-cell table:style-name="ce61"/>
          <table:table-cell table:style-name="ce74"/>
          <table:table-cell table:style-name="ce90"/>
          <table:table-cell table:style-name="ce105"/>
          <table:table-cell table:style-name="ce115" table:number-columns-repeated="3"/>
          <table:table-cell table:style-name="ce90"/>
          <table:table-cell table:style-name="ce136"/>
          <table:table-cell table:style-name="ce2" table:number-columns-repeated="244"/>
          <table:table-cell table:number-columns-repeated="767"/>
        </table:table-row>
        <table:table-row table:style-name="ro7">
          <table:table-cell table:style-name="ce2"/>
          <table:table-cell table:style-name="ce1" office:value-type="float" office:value="307">
            <text:p>307</text:p>
          </table:table-cell>
          <table:table-cell table:style-name="ce6" office:value-type="string">
            <text:p>7.4.1</text:p>
          </table:table-cell>
          <table:table-cell table:style-name="ce36" office:value-type="string">
            <text:p>現在及び将来のユーザエージェントとの互換性を最大化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4"/>
          <table:table-cell table:number-columns-repeated="767"/>
        </table:table-row>
        <table:table-row table:style-name="ro9">
          <table:table-cell table:style-name="ce2"/>
          <table:table-cell table:style-name="ce1" office:value-type="float" office:value="308">
            <text:p>308</text:p>
          </table:table-cell>
          <table:table-cell table:style-name="ce12" office:value-type="string">
            <text:p><text:span text:style-name="T3"><text:a xlink:href="http://www.ciaj.or.jp/access/web/docs/UNDERSTANDING-WCAG20/ensure-compat-parses.html">7.4.1.1</text:a></text:span></text:p>
          </table:table-cell>
          <table:table-cell table:style-name="ce32" office:value-type="string">
            <text:p>構文解析: <text:span text:style-name="T6">マークアップ言語を用いて実装されているコンテンツにおいては、仕様で認</text:span><text:span text:style-name="T6">められているものを除いて、要素には完全な開始タグ及び終了タグがあり、要素は仕</text:span><text:span text:style-name="T6">様に準じて入れ子になっており、要素には重複した属性がなく、かつ、どの</text:span><text:span text:style-name="T6">ID </text:span><text:span text:style-name="T6">も一意的</text:span><text:span text:style-name="T6">で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7">
          <table:table-cell table:style-name="ce2"/>
          <table:table-cell table:style-name="ce1" office:value-type="float" office:value="309">
            <text:p>309</text:p>
          </table:table-cell>
          <table:table-cell table:style-name="ce8" office:value-type="string">
            <text:p><text:span text:style-name="T3"><text:a xlink:href="http://www.ciaj.or.jp/access/web/docs/WCAG-TECHS/G134">G134</text:a></text:span></text:p>
          </table:table-cell>
          <table:table-cell table:style-name="ce40" office:value-type="string">
            <text:p>ウェブページをバリデートする</text:p>
          </table:table-cell>
          <table:table-cell table:style-name="ce55"/>
          <table:table-cell table:style-name="ce72" office:value-type="string">
            <text:p>手動確認</text:p>
          </table:table-cell>
          <table:table-cell table:style-name="ce39" office:value-type="string">
            <text:p>W3Cの「The W3C Markup Validation Service」(http://validator.w3.org/)などを利用してウェブページをバリデートしてください。</text:p>
          </table:table-cell>
          <table:table-cell table:style-name="ce98"/>
          <table:table-cell table:style-name="ce104" table:number-columns-repeated="2"/>
          <table:table-cell table:style-name="ce104" table:formula="of:=IF(COUNTA([$CSV添付用.H$1:.J$65536])&gt;0;COUNTIF([$CSV添付用.H$1:.J$65536];CONCATENATE(&quot;.*&quot;;[.C308];&quot;,.*&quot;))+COUNTIF([$CSV添付用.H$1:.J$65536];CONCATENATE(&quot;.*&quot;;[.C308]));&quot;&quot;)">
            <text:p/>
          </table:table-cell>
          <table:table-cell table:style-name="ce39"/>
          <table:table-cell table:style-name="ce135"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310">
            <text:p>310</text:p>
          </table:table-cell>
          <table:table-cell table:style-name="ce8" office:value-type="string">
            <text:p><text:span text:style-name="T3"><text:a xlink:href="http://www.ciaj.or.jp/access/web/docs/WCAG-TECHS/G192.html">G192</text:a></text:span></text:p>
          </table:table-cell>
          <table:table-cell table:style-name="ce40" office:value-type="string">
            <text:p>仕様に完全に準拠する</text:p>
          </table:table-cell>
          <table:table-cell table:style-name="ce55"/>
          <table:table-cell table:style-name="ce72" office:value-type="string">
            <text:p>手動確認</text:p>
          </table:table-cell>
          <table:table-cell table:style-name="ce39" office:value-type="string">
            <text:p>用いている技術については、仕様に準拠していることを確認して下さい。</text:p>
            <text:p>W3Cの「The W3C Markup Validation Service」(http://validator.w3.org/)など利用してウェブページをバリデートしてください。</text:p>
          </table:table-cell>
          <table:table-cell table:style-name="ce98"/>
          <table:table-cell table:style-name="ce104" table:number-columns-repeated="2"/>
          <table:table-cell table:style-name="ce104" table:formula="of:=IF(COUNTA([$CSV添付用.H$1:.J$65536])&gt;0;COUNTIF([$CSV添付用.H$1:.J$65536];CONCATENATE(&quot;.*&quot;;[.C309];&quot;,.*&quot;))+COUNTIF([$CSV添付用.H$1:.J$65536];CONCATENATE(&quot;.*&quot;;[.C309]));&quot;&quot;)">
            <text:p/>
          </table:table-cell>
          <table:table-cell table:style-name="ce39"/>
          <table:table-cell table:style-name="ce135"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4"/>
          <table:table-cell table:number-columns-repeated="767"/>
        </table:table-row>
        <table:table-row table:style-name="ro10">
          <table:table-cell table:style-name="ce2"/>
          <table:table-cell table:style-name="ce1" office:value-type="float" office:value="311">
            <text:p>311</text:p>
          </table:table-cell>
          <table:table-cell table:style-name="ce8" office:value-type="string">
            <text:p><text:span text:style-name="T3"><text:a xlink:href="http://www.ciaj.or.jp/access/web/docs/WCAG-TECHS/H88.html">H88</text:a></text:span></text:p>
          </table:table-cell>
          <table:table-cell table:style-name="ce40" office:value-type="string">
            <text:p>仕様に準じてHTMLを用いる</text:p>
          </table:table-cell>
          <table:table-cell table:style-name="ce55"/>
          <table:table-cell table:style-name="ce72" office:value-type="string">
            <text:p>問題あり／問題の可能性大／要判断箇所／手動確認</text:p>
          </table:table-cell>
          <table:table-cell table:style-name="ce39" office:value-type="string">
            <text:p>HTML技術については、仕様に準拠していることを確認して下さい。</text:p>
            <text:p>W3Cの「The W3C Markup Validation Service」(http://validator.w3.org/)など利用してウェブページをバリデートしてください。</text:p>
          </table:table-cell>
          <table:table-cell table:style-name="ce98"/>
          <table:table-cell table:style-name="ce104" table:number-columns-repeated="2"/>
          <table:table-cell table:style-name="ce104" table:formula="of:=IF(COUNTA([$CSV添付用.H$1:.J$65536])&gt;0;COUNTIF([$CSV添付用.H$1:.J$65536];CONCATENATE(&quot;.*&quot;;[.C310];&quot;,.*&quot;))+COUNTIF([$CSV添付用.H$1:.J$65536];CONCATENATE(&quot;.*&quot;;[.C310]));&quot;&quot;)">
            <text:p/>
          </table:table-cell>
          <table:table-cell table:style-name="ce39" office:value-type="string">
            <text:p>(7.4.1.1 および 7.4.1.2 の共通項目)</text:p>
          </table:table-cell>
          <table:table-cell table:style-name="ce135"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312">
            <text:p>312</text:p>
          </table:table-cell>
          <table:table-cell table:style-name="ce8" office:value-type="string">
            <text:p><text:span text:style-name="T3"><text:a xlink:href="http://www.ciaj.or.jp/access/web/docs/WCAG-TECHS/H74.html">H74</text:a></text:span></text:p>
          </table:table-cell>
          <table:table-cell table:style-name="ce40" office:value-type="string">
            <text:p>開始タグ及び終了タグを仕様に準じて用いていることを確認する</text:p>
          </table:table-cell>
          <table:table-cell table:style-name="ce55"/>
          <table:table-cell table:style-name="ce72" office:value-type="string">
            <text:p>手動確認</text:p>
          </table:table-cell>
          <table:table-cell table:style-name="ce39" office:value-type="string">
            <text:p>W3Cの「The W3C Markup Validation Service」(http://validator.w3.org/)など利用して、開始タグと終了タグが適切に対をなしているかどうかを確認してください。</text:p>
          </table:table-cell>
          <table:table-cell table:style-name="ce98"/>
          <table:table-cell table:style-name="ce104" table:number-columns-repeated="2"/>
          <table:table-cell table:style-name="ce104" table:formula="of:=IF(COUNTA([$CSV添付用.H$1:.J$65536])&gt;0;COUNTIF([$CSV添付用.H$1:.J$65536];CONCATENATE(&quot;.*&quot;;[.C311];&quot;,.*&quot;))+COUNTIF([$CSV添付用.H$1:.J$65536];CONCATENATE(&quot;.*&quot;;[.C311]));&quot;&quot;)">
            <text:p/>
          </table:table-cell>
          <table:table-cell table:style-name="ce39"/>
          <table:table-cell table:style-name="ce135"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313">
            <text:p>313</text:p>
          </table:table-cell>
          <table:table-cell table:style-name="ce8" office:value-type="string">
            <text:p><text:span text:style-name="T3"><text:a xlink:href="http://www.ciaj.or.jp/access/web/docs/WCAG-TECHS/H75.html">H75</text:a></text:span></text:p>
          </table:table-cell>
          <table:table-cell table:style-name="ce40" office:value-type="string">
            <text:p>ウェブページが well-formed であることを確認する</text:p>
          </table:table-cell>
          <table:table-cell table:style-name="ce55"/>
          <table:table-cell table:style-name="ce72" office:value-type="string">
            <text:p>手動確認</text:p>
          </table:table-cell>
          <table:table-cell table:style-name="ce39" office:value-type="string">
            <text:p>W3Cの「The W3C Markup Validation Service」(http://validator.w3.org/)など利用して、開始タグと終了タグが適切に対をなしているかなど、XMLの仕様がもとめるwell-formed な形式(整形式)になっているかどうかを確認してください。</text:p>
          </table:table-cell>
          <table:table-cell table:style-name="ce98"/>
          <table:table-cell table:style-name="ce104" table:number-columns-repeated="2"/>
          <table:table-cell table:style-name="ce104" table:formula="of:=IF(COUNTA([$CSV添付用.H$1:.J$65536])&gt;0;COUNTIF([$CSV添付用.H$1:.J$65536];CONCATENATE(&quot;.*&quot;;[.C312];&quot;,.*&quot;))+COUNTIF([$CSV添付用.H$1:.J$65536];CONCATENATE(&quot;.*&quot;;[.C312]));&quot;&quot;)">
            <text:p/>
          </table:table-cell>
          <table:table-cell table:style-name="ce39"/>
          <table:table-cell table:style-name="ce135"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314">
            <text:p>314</text:p>
          </table:table-cell>
          <table:table-cell table:style-name="ce8" office:value-type="string">
            <text:p><text:span text:style-name="T3"><text:a xlink:href="http://www.w3.org/TR/2010/NOTE-WCAG20-TECHS-20101014/H93.html">H93</text:a></text:span></text:p>
          </table:table-cell>
          <table:table-cell table:style-name="ce40" office:value-type="string">
            <text:p>ウェブページで使われるid属性はユニークなものであることを確認する</text:p>
          </table:table-cell>
          <table:table-cell table:style-name="ce55"/>
          <table:table-cell table:style-name="ce72" office:value-type="string">
            <text:p>問題あり／手動確認</text:p>
          </table:table-cell>
          <table:table-cell table:style-name="ce39" office:value-type="string">
            <text:p>該当箇所についてソースを開いて確認してください。全てのidは個別のものである必要があります。</text:p>
          </table:table-cell>
          <table:table-cell table:style-name="ce98"/>
          <table:table-cell table:style-name="ce104" table:number-columns-repeated="2"/>
          <table:table-cell table:style-name="ce104" table:formula="of:=IF(COUNTA([$CSV添付用.H$1:.J$65536])&gt;0;COUNTIF([$CSV添付用.H$1:.J$65536];CONCATENATE(&quot;.*&quot;;[.C313];&quot;,.*&quot;))+COUNTIF([$CSV添付用.H$1:.J$65536];CONCATENATE(&quot;.*&quot;;[.C313]));&quot;&quot;)">
            <text:p/>
          </table:table-cell>
          <table:table-cell table:style-name="ce39" office:value-type="string">
            <text:p>(WAIC実装チェックリスト例には入っていない)</text:p>
          </table:table-cell>
          <table:table-cell table:style-name="ce133"/>
          <table:table-cell table:style-name="ce2" table:number-columns-repeated="244"/>
          <table:table-cell table:number-columns-repeated="767"/>
        </table:table-row>
        <table:table-row table:style-name="ro7">
          <table:table-cell table:style-name="ce2"/>
          <table:table-cell table:style-name="ce1" office:value-type="float" office:value="315">
            <text:p>315</text:p>
          </table:table-cell>
          <table:table-cell table:style-name="ce8" office:value-type="string">
            <text:p><text:span text:style-name="T3"><text:a xlink:href="http://www.w3.org/TR/2010/NOTE-WCAG20-TECHS-20101014/H94.html">H94</text:a></text:span></text:p>
          </table:table-cell>
          <table:table-cell table:style-name="ce40" office:value-type="string">
            <text:p>要素の中に重複した属性を含まないことを確認する</text:p>
          </table:table-cell>
          <table:table-cell table:style-name="ce55"/>
          <table:table-cell table:style-name="ce72" office:value-type="string">
            <text:p>手動確認</text:p>
          </table:table-cell>
          <table:table-cell table:style-name="ce39" office:value-type="string">
            <text:p>W3Cの「The W3C Markup Validation Service」(http://validator.w3.org/)など利用して、一つの要素に同じ属性が複数回含まれていないことを確認してください。</text:p>
          </table:table-cell>
          <table:table-cell table:style-name="ce98"/>
          <table:table-cell table:style-name="ce104" table:number-columns-repeated="2"/>
          <table:table-cell table:style-name="ce104" table:formula="of:=IF(COUNTA([$CSV添付用.H$1:.J$65536])&gt;0;COUNTIF([$CSV添付用.H$1:.J$65536];CONCATENATE(&quot;.*&quot;;[.C314];&quot;,.*&quot;))+COUNTIF([$CSV添付用.H$1:.J$65536];CONCATENATE(&quot;.*&quot;;[.C314]));&quot;&quot;)">
            <text:p/>
          </table:table-cell>
          <table:table-cell table:style-name="ce39" office:value-type="string">
            <text:p>(WAIC実装チェックリスト例には入っていない)</text:p>
          </table:table-cell>
          <table:table-cell table:style-name="ce133"/>
          <table:table-cell table:style-name="ce2" table:number-columns-repeated="244"/>
          <table:table-cell table:number-columns-repeated="767"/>
        </table:table-row>
        <table:table-row table:style-name="ro24">
          <table:table-cell table:style-name="ce2"/>
          <table:table-cell table:style-name="ce1" office:value-type="float" office:value="316">
            <text:p>316</text:p>
          </table:table-cell>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4"/>
          <table:table-cell table:number-columns-repeated="767"/>
        </table:table-row>
        <table:table-row table:style-name="ro28">
          <table:table-cell table:style-name="ce2"/>
          <table:table-cell table:style-name="ce1" office:value-type="float" office:value="317">
            <text:p>317</text:p>
          </table:table-cell>
          <table:table-cell table:style-name="ce12" office:value-type="string">
            <text:p><text:span text:style-name="T3"><text:a xlink:href="http://www.ciaj.or.jp/access/web/docs/UNDERSTANDING-WCAG20/ensure-compat-rsv.html">7.4.1.2</text:a></text:span></text:p>
          </table:table-cell>
          <table:table-cell table:style-name="ce32" office:value-type="string">
            <text:p>プログラムが解釈可能な識別名，役割及び設定可能な値:<text:span text:style-name="T6">すべてのユーザインタフェー</text:span><text:span text:style-name="T6">スコンポーネント（フォーム，リンク及びスクリプトが生成するコンポーネントなどを含む</text:span><text:span text:style-name="T6">。）では，識別名及び役割は，プログラムが解釈可能でなければならない。また，利用</text:span><text:span text:style-name="T6">者が設定可能なステータス，プロパティ及び値は，プログラムが設定可能でなければ</text:span><text:span text:style-name="T6">ならない。かつ，ユーザエージェントがこれらの項目が変更された通知を受け取ること</text:span><text:span text:style-name="T6">ができ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4"/>
          <table:table-cell table:number-columns-repeated="767"/>
        </table:table-row>
        <table:table-row table:style-name="ro9">
          <table:table-cell table:style-name="ce2"/>
          <table:table-cell table:style-name="ce1" office:value-type="float" office:value="318">
            <text:p>318</text:p>
          </table:table-cell>
          <table:table-cell table:style-name="ce8" office:value-type="string">
            <text:p><text:span text:style-name="T3"><text:a xlink:href="http://www.ciaj.or.jp/access/web/docs/WCAG-TECHS/G108.html">G108</text:a></text:span></text:p>
          </table:table-cell>
          <table:table-cell table:style-name="ce40" office:value-type="string">
            <text:p>マークアップを用いて、名前及び役割をUAに提供し、利用者が設定可能なプロパティを直接設定可能にし、変化を通知する</text:p>
          </table:table-cell>
          <table:table-cell table:style-name="ce55"/>
          <table:table-cell table:style-name="ce72" office:value-type="string">
            <text:p>手動確認</text:p>
          </table:table-cell>
          <table:table-cell table:style-name="ce39" office:value-type="string">
            <text:p>それぞれのユーザーインタフェースの構成要素に対して、識別名と役割を決定することができるように適切にマークアップされていることを確認してください。miCheckerを使う場合には、各構成要素の上にマウスを当てることで内容を評価することが出来ます。また、入力を受け取るユーザーインターフェース要素については、実際に支援技術を使って入力が可能なことを確認してください。</text:p>
          </table:table-cell>
          <table:table-cell table:style-name="ce98"/>
          <table:table-cell table:style-name="ce104" table:number-columns-repeated="2"/>
          <table:table-cell table:style-name="ce104" table:formula="of:=IF(COUNTA([$CSV添付用.H$1:.J$65536])&gt;0;COUNTIF([$CSV添付用.H$1:.J$65536];CONCATENATE(&quot;.*&quot;;[.C317];&quot;,.*&quot;))+COUNTIF([$CSV添付用.H$1:.J$65536];CONCATENATE(&quot;.*&quot;;[.C317]));&quot;&quot;)">
            <text:p/>
          </table:table-cell>
          <table:table-cell table:style-name="ce39"/>
          <table:table-cell table:style-name="ce135"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319">
            <text:p>319</text:p>
          </table:table-cell>
          <table:table-cell table:style-name="ce8" office:value-type="string">
            <text:p><text:span text:style-name="T3"><text:a xlink:href="http://www.ciaj.or.jp/access/web/docs/WCAG-TECHS/H91.html">H91</text:a></text:span></text:p>
          </table:table-cell>
          <table:table-cell table:style-name="ce40" office:value-type="string">
            <text:p>HTMLのフォーム・コントロール及びリンクを用いる</text:p>
          </table:table-cell>
          <table:table-cell table:style-name="ce55"/>
          <table:table-cell table:style-name="ce72" office:value-type="string">
            <text:p>手動確認</text:p>
          </table:table-cell>
          <table:table-cell table:style-name="ce39" office:value-type="string">
            <text:p>支援技術を利用して、操作することのできないリンクやコントロール部分が無いか確認してください。キーボードで移動ができても、音声ブラウザで読み上げることができないような部分がある場合は不適合です。</text:p>
          </table:table-cell>
          <table:table-cell table:style-name="ce98"/>
          <table:table-cell table:style-name="ce104" table:number-columns-repeated="2"/>
          <table:table-cell table:style-name="ce104" table:formula="of:=IF(COUNTA([$CSV添付用.H$1:.J$65536])&gt;0;COUNTIF([$CSV添付用.H$1:.J$65536];CONCATENATE(&quot;.*&quot;;[.C318];&quot;,.*&quot;))+COUNTIF([$CSV添付用.H$1:.J$65536];CONCATENATE(&quot;.*&quot;;[.C318]));&quot;&quot;)">
            <text:p/>
          </table:table-cell>
          <table:table-cell table:style-name="ce39" office:value-type="string">
            <text:p>(7.2.1.1 および 7.4.1.2状況A の共通項目)</text:p>
          </table:table-cell>
          <table:table-cell table:style-name="ce135"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320">
            <text:p>320</text:p>
          </table:table-cell>
          <table:table-cell table:style-name="ce8" office:value-type="string">
            <text:p><text:span text:style-name="T3"><text:a xlink:href="http://www.ciaj.or.jp/access/web/docs/WCAG-TECHS/H44.html">H44</text:a></text:span></text:p>
          </table:table-cell>
          <table:table-cell table:style-name="ce40" office:value-type="string">
            <text:p>label要素を用いて、テキストのラベルとフォーム・コントロールを関連付ける</text:p>
          </table:table-cell>
          <table:table-cell table:style-name="ce55"/>
          <table:table-cell table:style-name="ce72" office:value-type="string">
            <text:p>問題あり／問題の可能性大／要判断箇所</text:p>
          </table:table-cell>
          <table:table-cell table:style-name="ce39" office:value-type="string">
            <text:p>フォーム･コントロールがテキストのラベルと関連付けられていません。ラベルの使用が困難なフォーム・コントロールがある場合はH65に従います。</text:p>
          </table:table-cell>
          <table:table-cell table:style-name="ce98"/>
          <table:table-cell table:style-name="ce104" table:number-columns-repeated="2"/>
          <table:table-cell table:style-name="ce104" table:formula="of:=IF(COUNTA([$CSV添付用.H$1:.J$65536])&gt;0;COUNTIF([$CSV添付用.H$1:.J$65536];CONCATENATE(&quot;.*&quot;;[.C319];&quot;,.*&quot;))+COUNTIF([$CSV添付用.H$1:.J$65536];CONCATENATE(&quot;.*&quot;;[.C319]));&quot;&quot;)">
            <text:p/>
          </table:table-cell>
          <table:table-cell table:style-name="ce39" office:value-type="string">
            <text:p>(7.1.1.1状況C, 7.1.3.1状況A, 7.3.3.2 および 7.4.1.2 の共通項目)</text:p>
          </table:table-cell>
          <table:table-cell table:style-name="ce135"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4"/>
          <table:table-cell table:number-columns-repeated="767"/>
        </table:table-row>
        <table:table-row table:style-name="ro5">
          <table:table-cell table:style-name="ce2"/>
          <table:table-cell table:style-name="ce1" office:value-type="float" office:value="321">
            <text:p>321</text:p>
          </table:table-cell>
          <table:table-cell table:style-name="ce8" office:value-type="string">
            <text:p><text:span text:style-name="T3"><text:a xlink:href="http://www.ciaj.or.jp/access/web/docs/WCAG-TECHS/H64.html">H64</text:a></text:span></text:p>
          </table:table-cell>
          <table:table-cell table:style-name="ce40" office:value-type="string">
            <text:p>frame要素及びiframe要素のtitle属性を用いる</text:p>
          </table:table-cell>
          <table:table-cell table:style-name="ce55"/>
          <table:table-cell table:style-name="ce72" office:value-type="string">
            <text:p>問題あり／要判断箇所</text:p>
          </table:table-cell>
          <table:table-cell table:style-name="ce39" office:value-type="string">
            <text:p>問題ありとされた箇所は、frameあるいはiframeにtitle属性がありません。利用者がそのフレームの目的をすぐに知ることができるようにタイトルを与えてください。</text:p>
            <text:p>それ以外の場合でも、それぞれのタイトルが適切かどうか判断してください。</text:p>
          </table:table-cell>
          <table:table-cell table:style-name="ce98"/>
          <table:table-cell table:style-name="ce104" table:number-columns-repeated="2"/>
          <table:table-cell table:style-name="ce104" table:formula="of:=IF(COUNTA([$CSV添付用.H$1:.J$65536])&gt;0;COUNTIF([$CSV添付用.H$1:.J$65536];CONCATENATE(&quot;.*&quot;;[.C320];&quot;,.*&quot;))+COUNTIF([$CSV添付用.H$1:.J$65536];CONCATENATE(&quot;.*&quot;;[.C320]));&quot;&quot;)">
            <text:p/>
          </table:table-cell>
          <table:table-cell table:style-name="ce39" office:value-type="string">
            <text:p>(7.2.4.1 および 7.4.1.2状況A の共通項目)</text:p>
          </table:table-cell>
          <table:table-cell table:style-name="ce135"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4"/>
          <table:table-cell table:number-columns-repeated="767"/>
        </table:table-row>
        <table:table-row table:style-name="ro12">
          <table:table-cell table:style-name="ce2"/>
          <table:table-cell table:style-name="ce1" office:value-type="float" office:value="322">
            <text:p>322</text:p>
          </table:table-cell>
          <table:table-cell table:style-name="ce8" office:value-type="string">
            <text:p><text:span text:style-name="T3"><text:a xlink:href="http://www.ciaj.or.jp/access/web/docs/WCAG-TECHS/H65.html">H65</text:a></text:span></text:p>
          </table:table-cell>
          <table:table-cell table:style-name="ce40" office:value-type="string">
            <text:p>label要素を用いることができないとき、title属性を用いてフォーム・コントロールを特定する</text:p>
          </table:table-cell>
          <table:table-cell table:style-name="ce55"/>
          <table:table-cell table:style-name="ce72" office:value-type="string">
            <text:p>問題あり／要判断箇所</text:p>
          </table:table-cell>
          <table:table-cell table:style-name="ce39" office:value-type="string">
            <text:p>ラベルに相当するものが画面に表示されていない場合、あるいは、郵便番号のようにフォーム・コントロールが連続しているためlabel要素を用いることができない場合は、title属性を用いてフォーム・コントールを特定します。H44に従うことが可能な場合は、H44を優先します。</text:p>
          </table:table-cell>
          <table:table-cell table:style-name="ce98"/>
          <table:table-cell table:style-name="ce104" table:number-columns-repeated="2"/>
          <table:table-cell table:style-name="ce104" table:formula="of:=IF(COUNTA([$CSV添付用.H$1:.J$65536])&gt;0;COUNTIF([$CSV添付用.H$1:.J$65536];CONCATENATE(&quot;.*&quot;;[.C321];&quot;,.*&quot;))+COUNTIF([$CSV添付用.H$1:.J$65536];CONCATENATE(&quot;.*&quot;;[.C321]));&quot;&quot;)">
            <text:p/>
          </table:table-cell>
          <table:table-cell table:style-name="ce39" office:value-type="string">
            <text:p>(7.1.1.1状況C, 7.1.3.1状況A, 7.3.3.2 および 7.4.1.2 の共通項目)</text:p>
          </table:table-cell>
          <table:table-cell table:style-name="ce135"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4"/>
          <table:table-cell table:number-columns-repeated="767"/>
        </table:table-row>
        <table:table-row table:style-name="ro10">
          <table:table-cell table:style-name="ce2"/>
          <table:table-cell table:style-name="ce1" office:value-type="float" office:value="323">
            <text:p>323</text:p>
          </table:table-cell>
          <table:table-cell table:style-name="ce8" office:value-type="string">
            <text:p><text:span text:style-name="T3"><text:a xlink:href="http://www.ciaj.or.jp/access/web/docs/WCAG-TECHS/H88.html">H88</text:a></text:span></text:p>
          </table:table-cell>
          <table:table-cell table:style-name="ce40" office:value-type="string">
            <text:p>仕様に準じてHTMLを用いる</text:p>
          </table:table-cell>
          <table:table-cell table:style-name="ce55"/>
          <table:table-cell table:style-name="ce72" office:value-type="string">
            <text:p>問題あり／問題の可能性大／要判断箇所／手動確認</text:p>
          </table:table-cell>
          <table:table-cell table:style-name="ce39" office:value-type="string">
            <text:p>HTML技術については、仕様に準拠していることを確認して下さい。</text:p>
            <text:p>W3Cの「The W3C Markup Validation Service」(http://validator.w3.org/)など利用してウェブページをバリデートしてください。</text:p>
          </table:table-cell>
          <table:table-cell table:style-name="ce98"/>
          <table:table-cell table:style-name="ce104" table:number-columns-repeated="2"/>
          <table:table-cell table:style-name="ce104" table:formula="of:=IF(COUNTA([$CSV添付用.H$1:.J$65536])&gt;0;COUNTIF([$CSV添付用.H$1:.J$65536];CONCATENATE(&quot;.*&quot;;[.C322];&quot;,.*&quot;))+COUNTIF([$CSV添付用.H$1:.J$65536];CONCATENATE(&quot;.*&quot;;[.C322]));&quot;&quot;)">
            <text:p/>
          </table:table-cell>
          <table:table-cell table:style-name="ce39" office:value-type="string">
            <text:p>(7.4.1.1 および 7.4.1.2 の共通項目)</text:p>
          </table:table-cell>
          <table:table-cell table:style-name="ce135"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4"/>
          <table:table-cell table:number-columns-repeated="767"/>
        </table:table-row>
        <table:table-row table:style-name="ro6">
          <table:table-cell table:style-name="ce2"/>
          <table:table-cell table:style-name="ce1" office:value-type="float" office:value="324">
            <text:p>324</text:p>
          </table:table-cell>
          <table:table-cell table:style-name="ce8" office:value-type="string">
            <text:p><text:span text:style-name="T3"><text:a xlink:href="http://www.ciaj.or.jp/access/web/docs/WCAG-TECHS/G135.html">G135</text:a></text:span></text:p>
          </table:table-cell>
          <table:table-cell table:style-name="ce40" office:value-type="string">
            <text:p>ウェブコンテンツ技術のアクセシビリティAPIを用いて、名前及び役割をUAに提供し、利用者が設定可能なプロパティを直接設定可能にし、変化を通知する</text:p>
          </table:table-cell>
          <table:table-cell table:style-name="ce55"/>
          <table:table-cell table:style-name="ce72" office:value-type="string">
            <text:p>手動確認</text:p>
          </table:table-cell>
          <table:table-cell table:style-name="ce39" office:value-type="string">
            <text:p>マークアップ言語ではないウェブ技術を利用する場合は、その技術のAPIを通じて、名前及び役割を利用者に提供できること、また、設定可能なプロパティを利用者が設定できることを確認してください。また、変化があったとき、通知することを確認してください。</text:p>
            <text:p>例えば、アプレットを作るのにJavaを使用しているような場合は、Java Swingオブジェクト(プッシュボタンなど)を使用しプロパティに名前など記述することで、支援技術から名前を参照することが出来るようにします。</text:p>
          </table:table-cell>
          <table:table-cell table:style-name="ce98"/>
          <table:table-cell table:style-name="ce104" table:number-columns-repeated="2"/>
          <table:table-cell table:style-name="ce104" table:formula="of:=IF(COUNTA([$CSV添付用.H$1:.J$65536])&gt;0;COUNTIF([$CSV添付用.H$1:.J$65536];CONCATENATE(&quot;.*&quot;;[.C323];&quot;,.*&quot;))+COUNTIF([$CSV添付用.H$1:.J$65536];CONCATENATE(&quot;.*&quot;;[.C323]));&quot;&quot;)">
            <text:p/>
          </table:table-cell>
          <table:table-cell table:style-name="ce39"/>
          <table:table-cell table:style-name="ce135"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b</text:a></text:span></text:p>
          </table:table-cell>
          <table:table-cell table:style-name="ce2" table:number-columns-repeated="244"/>
          <table:table-cell table:number-columns-repeated="767"/>
        </table:table-row>
        <table:table-row table:style-name="ro9">
          <table:table-cell table:style-name="ce2"/>
          <table:table-cell table:style-name="ce1" office:value-type="float" office:value="325">
            <text:p>325</text:p>
          </table:table-cell>
          <table:table-cell table:style-name="ce8" office:value-type="string">
            <text:p><text:span text:style-name="T3"><text:a xlink:href="http://www.ciaj.or.jp/access/web/docs/WCAG-TECHS/G10.html">G10</text:a></text:span></text:p>
          </table:table-cell>
          <table:table-cell table:style-name="ce40" office:value-type="string">
            <text:p>識別名及び役割を取得し、利用者が設定可能なプロパティを直接設定可能にし、変化を通知するためにユーザーエージェントが動作する、プラットフォームのアクセシビリティAPI機能をサポートするウェブコンテンツ技術を用いて、コンポーネントを作成する</text:p>
          </table:table-cell>
          <table:table-cell table:style-name="ce55"/>
          <table:table-cell table:style-name="ce72" office:value-type="string">
            <text:p>手動確認</text:p>
          </table:table-cell>
          <table:table-cell table:style-name="ce39" office:value-type="string">
            <text:p>スクリプトやプログラム技術を用いたコンポーネントを使用する場合には、それらのコンポーネントがアクセシビリティ機能をサポートするものであることを確認して下さい。</text:p>
          </table:table-cell>
          <table:table-cell table:style-name="ce98"/>
          <table:table-cell table:style-name="ce104" table:number-columns-repeated="2"/>
          <table:table-cell table:style-name="ce104" table:formula="of:=IF(COUNTA([$CSV添付用.H$1:.J$65536])&gt;0;COUNTIF([$CSV添付用.H$1:.J$65536];CONCATENATE(&quot;.*&quot;;[.C324];&quot;,.*&quot;))+COUNTIF([$CSV添付用.H$1:.J$65536];CONCATENATE(&quot;.*&quot;;[.C324]));&quot;&quot;)">
            <text:p/>
          </table:table-cell>
          <table:table-cell table:style-name="ce39"/>
          <table:table-cell table:style-name="ce135"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b</text:a></text:span></text:p>
          </table:table-cell>
          <table:table-cell table:style-name="ce2" table:number-columns-repeated="244"/>
          <table:table-cell table:number-columns-repeated="767"/>
        </table:table-row>
        <table:table-row table:style-name="ro7">
          <table:table-cell table:style-name="ce2"/>
          <table:table-cell table:style-name="ce1" office:value-type="float" office:value="326">
            <text:p>326</text:p>
          </table:table-cell>
          <table:table-cell table:style-name="ce8" office:value-type="string">
            <text:p><text:span text:style-name="T3"><text:a xlink:href="http://www.ciaj.or.jp/access/web/docs/WCAG-TECHS/SCR21.html">SCR21</text:a></text:span></text:p>
          </table:table-cell>
          <table:table-cell table:style-name="ce40" office:value-type="string">
            <text:p>DOM（ドキュメント・オブジェクト・モデル）を用いて、ページにコンテンツを追加する</text:p>
          </table:table-cell>
          <table:table-cell table:style-name="ce55"/>
          <table:table-cell table:style-name="ce72" office:value-type="string">
            <text:p>手動確認</text:p>
          </table:table-cell>
          <table:table-cell table:style-name="ce39" office:value-type="string">
            <text:p>ページにコンテンツを追加する場合はDOMを用いてください。document.write()、innerHTML、outerHTML、innerTextあるいはouterTextは使わないでください。</text:p>
          </table:table-cell>
          <table:table-cell table:style-name="ce98"/>
          <table:table-cell table:style-name="ce104" table:number-columns-repeated="2"/>
          <table:table-cell table:style-name="ce104" table:formula="of:=IF(COUNTA([$CSV添付用.H$1:.J$65536])&gt;0;COUNTIF([$CSV添付用.H$1:.J$65536];CONCATENATE(&quot;.*&quot;;[.C325];&quot;,.*&quot;))+COUNTIF([$CSV添付用.H$1:.J$65536];CONCATENATE(&quot;.*&quot;;[.C325]));&quot;&quot;)">
            <text:p/>
          </table:table-cell>
          <table:table-cell table:style-name="ce39" office:value-type="string">
            <text:p>(7.1.3.1状況A および 7.4.1.2 の共通項目)</text:p>
          </table:table-cell>
          <table:table-cell table:style-name="ce135"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2</text:a></text:span></text:p>
          </table:table-cell>
          <table:table-cell table:style-name="ce2" table:number-columns-repeated="244"/>
          <table:table-cell table:number-columns-repeated="767"/>
        </table:table-row>
        <table:table-row table:style-name="ro24">
          <table:table-cell table:style-name="ce2"/>
          <table:table-cell table:style-name="ce1" office:value-type="float" office:value="327">
            <text:p>327</text:p>
          </table:table-cell>
          <table:table-cell table:style-name="ce18"/>
          <table:table-cell table:style-name="ce42" office:value-type="string">
            <text:p>(実装方法を追加する場合、ここに追加してください。)</text:p>
          </table:table-cell>
          <table:table-cell table:style-name="ce63"/>
          <table:table-cell table:style-name="ce75"/>
          <table:table-cell table:style-name="ce92"/>
          <table:table-cell table:style-name="ce108"/>
          <table:table-cell table:style-name="ce117" table:number-columns-repeated="3"/>
          <table:table-cell table:style-name="ce92"/>
          <table:table-cell table:style-name="ce139"/>
          <table:table-cell table:style-name="ce2" table:number-columns-repeated="244"/>
          <table:table-cell table:number-columns-repeated="767"/>
        </table:table-row>
        <table:table-row table:style-name="ro13">
          <table:table-cell table:style-name="ce2"/>
          <table:table-cell table:style-name="ce1" table:formula="of:=[.B326]+1" office:value-type="float" office:value="328">
            <text:p>328</text:p>
          </table:table-cell>
          <table:table-cell table:style-name="ce19" office:value-type="string" table:number-columns-spanned="2" table:number-rows-spanned="1">
            <text:p>引用元</text:p>
          </table:table-cell>
          <table:covered-table-cell table:style-name="ce43"/>
          <table:table-cell table:style-name="ce64"/>
          <table:table-cell table:style-name="ce76"/>
          <table:table-cell table:style-name="ce46"/>
          <table:table-cell table:style-name="ce109" table:number-columns-repeated="2"/>
          <table:table-cell table:style-name="ce118"/>
          <table:table-cell table:style-name="ce120"/>
          <table:table-cell table:style-name="ce46"/>
          <table:table-cell table:style-name="ce140"/>
          <table:table-cell table:style-name="ce2" table:number-columns-repeated="244"/>
          <table:table-cell table:number-columns-repeated="767"/>
        </table:table-row>
        <table:table-row table:style-name="ro30">
          <table:table-cell table:style-name="ce2"/>
          <table:table-cell table:style-name="ce1" table:formula="of:=[.B327]+1" office:value-type="float" office:value="329">
            <text:p>329</text:p>
          </table:table-cell>
          <table:table-cell table:style-name="ce20" office:value-type="string">
            <text:p>達成基準</text:p>
          </table:table-cell>
          <table:table-cell table:style-name="ce44" office:value-type="string">
            <text:p>http://www.ciaj.or.jp/access/web/docs/UNDERSTANDING-WCAG20/Overview.html</text:p>
          </table:table-cell>
          <table:table-cell table:style-name="ce48" office:value-type="string" table:number-columns-spanned="3" table:number-rows-spanned="1">
            <text:p>達成基準は、「Understanding WCAG 2.0」（英語:2010年3月27日時点での最新のEditor's Draft)を情報通信アクセス協議会「ウェブアクセシビリティ作業部会」が翻訳と修正をおこなって公開しているものから引用している。</text:p>
          </table:table-cell>
          <table:covered-table-cell table:number-columns-repeated="2" table:style-name="ce77"/>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31">
          <table:table-cell table:style-name="ce2"/>
          <table:table-cell table:style-name="ce1" table:formula="of:=[.B328]+1" office:value-type="float" office:value="330">
            <text:p>330</text:p>
          </table:table-cell>
          <table:table-cell table:style-name="ce21" office:value-type="string">
            <text:p>実装方法</text:p>
          </table:table-cell>
          <table:table-cell table:style-name="ce45" office:value-type="string">
            <text:p>http://www.ciaj.or.jp/access/web/docs/WCAG-TECHS/Overview.html</text:p>
          </table:table-cell>
          <table:table-cell table:style-name="ce45" office:value-type="string" table:number-columns-spanned="3" table:number-rows-spanned="1">
            <text:p>実装方法は、「Techniques for WCAG 2.0」（英語:2008年12月11日公開）を情報通信アクセス協議会「ウェブアクセシビリティ基盤委員会（WAIC） 実装ワーキンググループ（WG2）」が翻訳と修正をおこなって公開しているものから引用している。</text:p>
          </table:table-cell>
          <table:covered-table-cell table:number-columns-repeated="2" table:style-name="ce78"/>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29">
          <table:table-cell table:style-name="ce2"/>
          <table:table-cell table:style-name="ce1" table:formula="of:=[.B329]+1" office:value-type="float" office:value="331">
            <text:p>331</text:p>
          </table:table-cell>
          <table:table-cell table:style-name="ce2"/>
          <table:table-cell table:style-name="ce46"/>
          <table:table-cell table:style-name="ce64"/>
          <table:table-cell table:style-name="ce76"/>
          <table:table-cell table:style-name="ce46"/>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32">
          <table:table-cell table:style-name="ce2"/>
          <table:table-cell table:style-name="ce1" table:formula="of:=[.B330]+1" office:value-type="float" office:value="332">
            <text:p>332</text:p>
          </table:table-cell>
          <table:table-cell table:style-name="ce22" office:value-type="string" table:number-columns-spanned="5" table:number-rows-spanned="1">
            <text:p>アクセシビリティ・サポーテッド（<text:span text:style-name="T4">AS</text:span><text:span text:style-name="T5">）情報は、使用するウェブコンテンツ技術の実装方法が達成</text:span><text:span text:style-name="T5">基準を満たすことができるかどうかを確認するために使います。</text:span></text:p>
          </table:table-cell>
          <table:covered-table-cell table:number-columns-repeated="4" table:style-name="ce47"/>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13">
          <table:table-cell table:style-name="ce2"/>
          <table:table-cell table:style-name="ce1" table:formula="of:=[.B331]+1" office:value-type="float" office:value="333">
            <text:p>333</text:p>
          </table:table-cell>
          <table:table-cell table:style-name="ce23" office:value-type="string">
            <text:p>AS情報</text:p>
          </table:table-cell>
          <table:table-cell table:style-name="ce48" office:value-type="string">
            <text:p>http://www.ciaj.or.jp/access/web/docs/jis2010-as-understanding/</text:p>
          </table:table-cell>
          <table:table-cell table:style-name="ce65" office:value-type="string" table:number-columns-spanned="3" table:number-rows-spanned="1">
            <text:p>アクセシビリティ・サポーテッド（<text:span text:style-name="T4">AS</text:span><text:span text:style-name="T5">）情報：</text:span><text:span text:style-name="T4">2010</text:span><text:span text:style-name="T5">年</text:span><text:span text:style-name="T4">10</text:span><text:span text:style-name="T5">月版。</text:span></text:p>
            <text:p><text:span text:style-name="T5">使い方については、『</text:span><text:span text:style-name="T4">3. </text:span><text:span text:style-name="T5">「アクセシビリティ・サポーテッド」であるかどうかの判断』の章を参照の</text:span><text:span text:style-name="T5">事。</text:span></text:p>
          </table:table-cell>
          <table:covered-table-cell table:style-name="ce79"/>
          <table:covered-table-cell table:style-name="ce93"/>
          <table:table-cell table:style-name="ce110"/>
          <table:table-cell table:style-name="ce109" table:number-columns-repeated="3"/>
          <table:table-cell table:style-name="ce46"/>
          <table:table-cell table:style-name="ce140"/>
          <table:table-cell table:style-name="ce2" table:number-columns-repeated="244"/>
          <table:table-cell table:number-columns-repeated="767"/>
        </table:table-row>
        <table:table-row table:style-name="ro30">
          <table:table-cell table:style-name="ce2"/>
          <table:table-cell table:style-name="ce1" table:formula="of:=[.B332]+1" office:value-type="float" office:value="334">
            <text:p>334</text:p>
          </table:table-cell>
          <table:table-cell table:style-name="ce21" office:value-type="string">
            <text:p>検証結果</text:p>
          </table:table-cell>
          <table:table-cell table:style-name="ce49" office:value-type="string">
            <text:p>http://www.ciaj.or.jp/access/web/docs/jis2010/as.html</text:p>
          </table:table-cell>
          <table:table-cell table:style-name="ce49" office:value-type="string" table:number-columns-spanned="3" table:number-rows-spanned="1">
            <text:p>それぞれの実装方法がアクセシビリティ・サポーテッドであるかどうか、つまり達成基準を満たすことのできる実装方法であるかどうかを判断するための参考資料として、実装ワーキンググループ（<text:span text:style-name="T4">WG2</text:span><text:span text:style-name="T5">）が公開しているもの。</text:span></text:p>
          </table:table-cell>
          <table:covered-table-cell table:style-name="ce80"/>
          <table:covered-table-cell table:style-name="ce94"/>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30">
          <table:table-cell table:style-name="ce2"/>
          <table:table-cell table:style-name="ce1" table:formula="of:=[.B333]+1" office:value-type="float" office:value="335">
            <text:p>335</text:p>
          </table:table-cell>
          <table:table-cell table:style-name="ce20" office:value-type="string">
            <text:p>解説</text:p>
          </table:table-cell>
          <table:table-cell table:style-name="ce44" office:value-type="string">
            <text:p>http://www.ciaj.or.jp/access/web/docs/UNDERSTANDING-WCAG20/conformance.html#uc-accessibility-support-head</text:p>
          </table:table-cell>
          <table:table-cell table:style-name="ce66" office:value-type="string" table:number-columns-spanned="3" table:number-rows-spanned="1">
            <text:p>WCAG 2.0<text:span text:style-name="T5">解説書による解説</text:span></text:p>
          </table:table-cell>
          <table:covered-table-cell table:style-name="ce79"/>
          <table:covered-table-cell table:style-name="ce93"/>
          <table:table-cell table:style-name="ce110"/>
          <table:table-cell table:style-name="ce109" table:number-columns-repeated="3"/>
          <table:table-cell table:style-name="ce46"/>
          <table:table-cell table:style-name="ce140"/>
          <table:table-cell table:style-name="ce2" table:number-columns-repeated="244"/>
          <table:table-cell table:number-columns-repeated="767"/>
        </table:table-row>
        <table:table-row table:style-name="ro29">
          <table:table-cell table:style-name="ce2"/>
          <table:table-cell table:style-name="ce1" office:value-type="float" office:value="336">
            <text:p>336</text:p>
          </table:table-cell>
          <table:table-cell table:style-name="ce24"/>
          <table:table-cell table:style-name="ce47" table:number-columns-repeated="2"/>
          <table:table-cell table:style-name="ce81"/>
          <table:table-cell table:style-name="ce47"/>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32">
          <table:table-cell table:style-name="ce2"/>
          <table:table-cell table:style-name="ce1" office:value-type="float" office:value="337">
            <text:p>337</text:p>
          </table:table-cell>
          <table:table-cell table:style-name="ce25" office:value-type="string">
            <text:p>問題のタイプが「問題あり」の実装方法については、miCheckerが何も検出しなければ適合と見なします。</text:p>
          </table:table-cell>
          <table:table-cell table:style-name="ce50"/>
          <table:table-cell table:style-name="ce64"/>
          <table:table-cell table:style-name="ce76"/>
          <table:table-cell table:style-name="ce46"/>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29" table:number-rows-repeated="64">
          <table:table-cell table:style-name="ce2"/>
          <table:table-cell table:style-name="ce1"/>
          <table:table-cell table:style-name="ce26"/>
          <table:table-cell table:style-name="ce46"/>
          <table:table-cell table:style-name="ce64"/>
          <table:table-cell table:style-name="ce76"/>
          <table:table-cell table:style-name="ce46"/>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29" table:number-rows-repeated="58">
          <table:table-cell table:style-name="ce2"/>
          <table:table-cell table:style-name="ce1"/>
          <table:table-cell table:style-name="ce27"/>
          <table:table-cell table:style-name="ce46"/>
          <table:table-cell table:style-name="ce67"/>
          <table:table-cell table:style-name="ce76"/>
          <table:table-cell table:style-name="ce46"/>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29" table:number-rows-repeated="91">
          <table:table-cell table:style-name="ce2" table:number-columns-repeated="2"/>
          <table:table-cell table:style-name="ce27"/>
          <table:table-cell table:style-name="ce46"/>
          <table:table-cell table:style-name="ce67"/>
          <table:table-cell table:style-name="ce76"/>
          <table:table-cell table:style-name="ce46"/>
          <table:table-cell table:style-name="ce109" table:number-columns-repeated="4"/>
          <table:table-cell table:style-name="ce46"/>
          <table:table-cell table:style-name="ce140"/>
          <table:table-cell table:style-name="ce2" table:number-columns-repeated="244"/>
          <table:table-cell table:number-columns-repeated="767"/>
        </table:table-row>
        <table:table-row table:style-name="ro29" table:number-rows-repeated="95">
          <table:table-cell table:style-name="ce2" table:number-columns-repeated="2"/>
          <table:table-cell table:style-name="ce27"/>
          <table:table-cell table:style-name="ce46"/>
          <table:table-cell table:style-name="ce67"/>
          <table:table-cell table:style-name="ce76"/>
          <table:table-cell table:style-name="ce46" table:number-columns-repeated="6"/>
          <table:table-cell table:style-name="ce140"/>
          <table:table-cell table:style-name="ce2" table:number-columns-repeated="244"/>
          <table:table-cell table:number-columns-repeated="767"/>
        </table:table-row>
        <table:table-row table:style-name="ro29" table:number-rows-repeated="164">
          <table:table-cell table:style-name="ce2" table:number-columns-repeated="2"/>
          <table:table-cell table:style-name="ce27"/>
          <table:table-cell table:style-name="ce51"/>
          <table:table-cell table:style-name="ce67"/>
          <table:table-cell table:style-name="ce76"/>
          <table:table-cell table:style-name="ce46" table:number-columns-repeated="6"/>
          <table:table-cell table:style-name="ce140"/>
          <table:table-cell table:style-name="ce2" table:number-columns-repeated="244"/>
          <table:table-cell table:number-columns-repeated="767"/>
        </table:table-row>
        <table:table-row table:style-name="ro29" table:number-rows-repeated="64728">
          <table:table-cell table:style-name="ce2" table:number-columns-repeated="2"/>
          <table:table-cell table:style-name="ce27"/>
          <table:table-cell table:style-name="ce51"/>
          <table:table-cell table:style-name="ce67"/>
          <table:table-cell table:style-name="ce76"/>
          <table:table-cell table:style-name="ce46" table:number-columns-repeated="7"/>
          <table:table-cell table:style-name="ce2" table:number-columns-repeated="244"/>
          <table:table-cell table:number-columns-repeated="767"/>
        </table:table-row>
        <table:table-row table:style-name="ro29" table:number-rows-repeated="983039">
          <table:table-cell table:number-columns-repeated="1024"/>
        </table:table-row>
        <table:table-row table:style-name="ro29">
          <table:table-cell table:number-columns-repeated="1024"/>
        </table:table-row>
      </table:table>
      <table:table table:name="記入例" table:style-name="ta4">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3" table:default-cell-style-name="Default"/>
        <table:table-column table:style-name="co12" table:number-columns-repeated="245" table:default-cell-style-name="Default"/>
        <table:table-column table:style-name="co14" table:number-columns-repeated="767" table:default-cell-style-name="Default"/>
        <table:table-row table:style-name="ro33">
          <table:table-cell table:style-name="ce1"/>
          <table:table-cell table:style-name="ce3" office:value-type="string" table:number-columns-spanned="2" table:number-rows-spanned="1">
            <text:p>　サイト名：記入例</text:p>
          </table:table-cell>
          <table:covered-table-cell table:style-name="ce3"/>
          <table:table-cell table:style-name="ce3" office:value-type="string" table:number-columns-spanned="3" table:number-rows-spanned="1">
            <text:p><text:s text:c="2"/>評価URL:　(評価するページのURLを記述)</text:p>
          </table:table-cell>
          <table:covered-table-cell table:number-columns-repeated="2" table:style-name="ce3"/>
          <table:table-cell table:style-name="ce3" office:value-type="string" table:number-columns-spanned="3" table:number-rows-spanned="1">
            <text:p><text:s text:c="2"/>評価者： ○○○○</text:p>
          </table:table-cell>
          <table:covered-table-cell table:number-columns-repeated="2" table:style-name="ce3"/>
          <table:table-cell table:style-name="ce3"/>
          <table:table-cell table:style-name="ce3" office:value-type="string" table:number-columns-spanned="2" table:number-rows-spanned="1">
            <text:p><text:s text:c="10"/>評価日： 2011年4月1日</text:p>
          </table:table-cell>
          <table:covered-table-cell table:style-name="ce3"/>
          <table:table-cell table:style-name="ce1"/>
          <table:table-cell table:style-name="ce2" table:number-columns-repeated="244"/>
          <table:table-cell table:number-columns-repeated="767"/>
        </table:table-row>
        <table:table-row table:style-name="ro33">
          <table:table-cell table:style-name="ce1"/>
          <table:table-cell table:style-name="ce4" office:value-type="string" table:number-columns-spanned="2" table:number-rows-spanned="1">
            <text:p>達成基準</text:p>
          </table:table-cell>
          <table:covered-table-cell table:style-name="ce28"/>
          <table:table-cell table:style-name="ce29" office:value-type="string" table:number-columns-spanned="1" table:number-rows-spanned="2">
            <text:p>等級</text:p>
          </table:table-cell>
          <table:table-cell table:style-name="ce68" office:value-type="string" table:number-columns-spanned="1" table:number-rows-spanned="2">
            <text:p>タイプ</text:p>
          </table:table-cell>
          <table:table-cell table:style-name="ce29" office:value-type="string" table:number-columns-spanned="1" table:number-rows-spanned="2">
            <text:p>テスト方法</text:p>
            <text:p>(miChekceの結果に基づいてテスト方法を参考に検証を実施します。検証箇所は多くの場合複数存在します。)</text:p>
          </table:table-cell>
          <table:table-cell table:style-name="ce29" office:value-type="string" table:number-columns-spanned="1" table:number-rows-spanned="2">
            <text:p>適合</text:p>
          </table:table-cell>
          <table:table-cell table:style-name="ce29" office:value-type="string" table:number-columns-spanned="1" table:number-rows-spanned="2">
            <text:p>適用</text:p>
          </table:table-cell>
          <table:table-cell table:style-name="ce150" office:value-type="string" table:number-columns-spanned="1" table:number-rows-spanned="2">
            <text:p>該当</text:p>
            <text:p>個数</text:p>
          </table:table-cell>
          <table:table-cell table:style-name="ce119" office:value-type="string">
            <text:p>miChecker</text:p>
          </table:table-cell>
          <table:table-cell table:style-name="ce29" office:value-type="string" table:number-columns-spanned="1" table:number-rows-spanned="2">
            <text:p>特記事項</text:p>
          </table:table-cell>
          <table:table-cell table:style-name="ce125" office:value-type="string" table:number-columns-spanned="1" table:number-rows-spanned="2">
            <text:p>WAIC実装チェックリスト例:該当箇所</text:p>
          </table:table-cell>
          <table:table-cell table:style-name="ce2" table:number-columns-repeated="245"/>
          <table:table-cell table:number-columns-repeated="767"/>
        </table:table-row>
        <table:table-row table:style-name="ro34">
          <table:table-cell table:style-name="ce1"/>
          <table:table-cell table:style-name="ce4" office:value-type="string">
            <text:p>番号</text:p>
          </table:table-cell>
          <table:table-cell table:style-name="ce29" office:value-type="string">
            <text:p>実装方法</text:p>
          </table:table-cell>
          <table:covered-table-cell table:style-name="ce29"/>
          <table:covered-table-cell table:style-name="ce68"/>
          <table:covered-table-cell table:number-columns-repeated="4" table:style-name="ce29"/>
          <table:table-cell table:style-name="ce29" office:value-type="string">
            <text:p>評価結果</text:p>
          </table:table-cell>
          <table:covered-table-cell table:style-name="ce29"/>
          <table:covered-table-cell table:style-name="ce126"/>
          <table:table-cell table:style-name="ce2" table:number-columns-repeated="245"/>
          <table:table-cell table:number-columns-repeated="767"/>
        </table:table-row>
        <table:table-row table:style-name="ro13">
          <table:table-cell table:style-name="ce2"/>
          <table:table-cell table:style-name="ce5" office:value-type="string">
            <text:p>7.1</text:p>
          </table:table-cell>
          <table:table-cell table:style-name="ce30" office:value-type="string">
            <text:p>知覚可能 </text:p>
          </table:table-cell>
          <table:table-cell table:style-name="ce52"/>
          <table:table-cell table:style-name="ce69"/>
          <table:table-cell table:style-name="ce82"/>
          <table:table-cell table:style-name="ce95" table:number-columns-repeated="4"/>
          <table:table-cell table:style-name="ce82"/>
          <table:table-cell table:style-name="ce127"/>
          <table:table-cell table:style-name="ce2" table:number-columns-repeated="2"/>
          <table:table-cell table:style-name="ce2" office:value-type="float" office:value="20">
            <text:p>20</text:p>
          </table:table-cell>
          <table:table-cell table:style-name="ce2" table:number-columns-repeated="242"/>
          <table:table-cell table:number-columns-repeated="767"/>
        </table:table-row>
        <table:table-row table:style-name="ro35">
          <table:table-cell table:style-name="ce2"/>
          <table:table-cell table:style-name="ce6" office:value-type="string">
            <text:p>7.1.1</text:p>
          </table:table-cell>
          <table:table-cell table:style-name="ce31" office:value-type="string">
            <text:p>すべての非テキストコンテンツには、拡大印刷、点字、音声、シンボル、平易な言葉などの、利用者が必要とする形式に変換できるように、代替テキストを提供する。</text:p>
          </table:table-cell>
          <table:table-cell table:style-name="ce53"/>
          <table:table-cell table:style-name="ce145"/>
          <table:table-cell table:style-name="ce83"/>
          <table:table-cell table:style-name="ce96">
            <draw:custom-shape table:end-cell-address="記入例.K6" table:end-x="3.773cm" table:end-y="1.905cm" draw:z-index="0" draw:name="Text 10" draw:style-name="gr1" draw:text-style-name="P2" svg:width="9.138cm" svg:height="3.17cm" svg:x="0.218cm" svg:y="0.079cm">
              <text:p text:style-name="P1"><text:span text:style-name="T1">このサンプルの見方</text:span></text:p>
              <text:p text:style-name="P1"><text:span text:style-name="T2">- </text:span><text:span text:style-name="T2">これは一つの記入例です。同じように入力することを求めているものではありません。</text:span></text:p>
              <text:p text:style-name="P1"><text:span text:style-name="T2">- </text:span><text:span text:style-name="T2">本サンプルを説明する上でのコメントは</text:span><text:span text:style-name="T2">#</text:span><text:span text:style-name="T2">で書き始めています。</text:span></text:p>
              <text:p text:style-name="P1"><text:span text:style-name="T2">-</text:span><text:span text:style-name="T2">この記入例のシートは印刷用ではありません。</text:span></text:p>
              <text:p text:style-name="P1"><text:span text:style-name="T2"/></text:p>
              <text:p text:style-name="P1"><text:span text:style-name="T2"/></text:p>
              <draw:enhanced-geometry svg:viewBox="0 0 21600 21600" draw:text-rotate-angle="-0" draw:type="mso-spt202" draw:enhanced-path="M 0 0 L 21600 0 21600 21600 0 21600 0 0 Z N"/>
            </draw:custom-shape>
          </table:table-cell>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36">
          <table:table-cell table:style-name="ce2"/>
          <table:table-cell table:style-name="ce7" office:value-type="string">
            <text:p><text:span text:style-name="T3"><text:a xlink:href="http://www.ciaj.or.jp/access/web/docs/UNDERSTANDING-WCAG20/text-equiv-all.html">7.1.1.1</text:a></text:span></text:p>
          </table:table-cell>
          <table:table-cell table:style-name="ce32" office:value-type="string">
            <text:p>非テキストコンテンツ: <text:span text:style-name="T6">利用者に提示されるすべての非テキストコンテンツには、同等の</text:span><text:span text:style-name="T6">目的を果たす代替テキストを提供しなければならない。ただし、次の場合は除く。 </text:span><text:span text:style-name="T6">a) </text:span><text:span text:style-name="T6">コ</text:span><text:span text:style-name="T6">ントロール、入力</text:span><text:span text:style-name="T6">, b) </text:span><text:span text:style-name="T6">時間の経過に伴って変化するメディア</text:span><text:span text:style-name="T6">, c) </text:span><text:span text:style-name="T6">試験</text:span><text:span text:style-name="T6">, d) </text:span><text:span text:style-name="T6">感覚的</text:span><text:span text:style-name="T6">, e) </text:span><text:span text:style-name="T6">CAPTCHA, f) </text:span><text:span text:style-name="T6">装飾、整形及び非表示</text:span></text:p>
          </table:table-cell>
          <table:table-cell table:style-name="ce54" office:value-type="string">
            <text:p>A</text:p>
          </table:table-cell>
          <table:table-cell table:style-name="ce71"/>
          <table:table-cell table:style-name="ce84" office:value-type="string">
            <text:p>例外事項の補足:</text:p>
            <text:p>a) 目的を説明する識別名がある。</text:p>
            <text:p>b) 非テキストコンテンツを識別できる説明がある。</text:p>
            <text:p>c) 代替テキストを与えると試験にならない場合は、それを識別できる説明がある。</text:p>
            <text:p>d) <text:s/>フルートのソロ演奏や視覚芸術などには、それを識別できる説明がある。</text:p>
            <text:p>e) 他の感覚による知覚に対して出力する代替形式を提供している。</text:p>
            <text:p>f) 装飾等の為の非テキストコンテンツは支援技術が無視できる。</text:p>
          </table:table-cell>
          <table:table-cell table:style-name="ce97" table:number-columns-repeated="4"/>
          <table:table-cell table:style-name="ce121"/>
          <table:table-cell table:style-name="ce129"/>
          <table:table-cell table:style-name="ce2" table:number-columns-repeated="245"/>
          <table:table-cell table:number-columns-repeated="767"/>
        </table:table-row>
        <table:table-row table:style-name="ro37">
          <table:table-cell table:style-name="ce2"/>
          <table:table-cell table:style-name="ce8" office:value-type="string">
            <text:p><text:span text:style-name="T3"><text:a xlink:href="http://www.ciaj.or.jp/access/web/docs/WCAG-TECHS/H37.html">H37</text:a></text:span></text:p>
          </table:table-cell>
          <table:table-cell table:style-name="ce33" office:value-type="string">
            <text:p>img 要素の alt 属性を用いる</text:p>
          </table:table-cell>
          <table:table-cell table:style-name="ce55"/>
          <table:table-cell table:style-name="ce72" office:value-type="string">
            <text:p>問題あり</text:p>
          </table:table-cell>
          <table:table-cell table:style-name="ce39" office:value-type="string">
            <text:p>img要素で表示している画像に代替テキストがありません。画像には代替テキストを付ける必要があります。代替テキストの内容の適切さはG94で評価してください。</text:p>
          </table:table-cell>
          <table:table-cell table:style-name="ce98" office:value-type="string">
            <text:p>×</text:p>
          </table:table-cell>
          <table:table-cell table:style-name="ce149" office:value-type="string">
            <text:p># 適用の場合は特に何も書きません</text:p>
          </table:table-cell>
          <table:table-cell table:number-columns-repeated="2" table:style-name="ce104" office:value-type="float" office:value="13">
            <text:p>13</text:p>
          </table:table-cell>
          <table:table-cell table:style-name="ce39" office:value-type="string">
            <text:p>miCheckerの指摘はいずれも問題であった。</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H35.html">H35</text:a></text:span></text:p>
          </table:table-cell>
          <table:table-cell table:style-name="ce33" office:value-type="string">
            <text:p>applet 要素に代替テキストを提供する</text:p>
          </table:table-cell>
          <table:table-cell table:style-name="ce55"/>
          <table:table-cell table:style-name="ce72" office:value-type="string">
            <text:p>問題あり／手動確認</text:p>
          </table:table-cell>
          <table:table-cell table:style-name="ce39" office:value-type="string">
            <text:p>applet要素に代替テキストがありません。appletのbodyに内容を説明するテキストを配置するなど検討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2</text:a></text:span></text:p>
          </table:table-cell>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H53.html">H53</text:a></text:span></text:p>
          </table:table-cell>
          <table:table-cell table:style-name="ce33" office:value-type="string">
            <text:p>object 要素のボディに代替テキストを記述する</text:p>
          </table:table-cell>
          <table:table-cell table:style-name="ce55"/>
          <table:table-cell table:style-name="ce72" office:value-type="string">
            <text:p>問題あり／手動確認</text:p>
          </table:table-cell>
          <table:table-cell table:style-name="ce39" office:value-type="string">
            <text:p>object要素を用いている場合は代替テキストを設けてください。(objectのbodyに内容を説明するテキストをおくなど)</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3, </text:a></text:span><text:span text:style-name="T7"><text:a xlink:href="http://www.ciaj.or.jp/access/web/docs/jis2010-test-guidelines/icl-7.1.1.1.html">状況</text:a></text:span><text:span text:style-name="T7"><text:a xlink:href="http://www.ciaj.or.jp/access/web/docs/jis2010-test-guidelines/icl-7.1.1.1.html">B-</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39">
          <table:table-cell table:style-name="ce2"/>
          <table:table-cell table:style-name="ce8" office:value-type="string">
            <text:p><text:span text:style-name="T3"><text:a xlink:href="http://www.ciaj.or.jp/access/web/docs/WCAG-TECHS/H24.html">H24</text:a></text:span></text:p>
          </table:table-cell>
          <table:table-cell table:style-name="ce33" office:value-type="string">
            <text:p>イメージマップの area 要素に代替テキストを提供する</text:p>
          </table:table-cell>
          <table:table-cell table:style-name="ce55"/>
          <table:table-cell table:style-name="ce72" office:value-type="string">
            <text:p>問題あり</text:p>
          </table:table-cell>
          <table:table-cell table:style-name="ce39" office:value-type="string">
            <text:p>area要素にリンクを説明するテキストがありません。テキストの内容の適切さはG91で評価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4</text:a></text:span></text:p>
          </table:table-cell>
          <table:table-cell table:style-name="ce2" table:number-columns-repeated="245"/>
          <table:table-cell table:number-columns-repeated="767"/>
        </table:table-row>
        <table:table-row table:style-name="ro40">
          <table:table-cell table:style-name="ce2"/>
          <table:table-cell table:style-name="ce9" office:value-type="string">
            <text:p><text:span text:style-name="T3"><text:a xlink:href="http://www.ciaj.or.jp/access/web/docs/WCAG-TECHS/G94.html">G94</text:a></text:span></text:p>
          </table:table-cell>
          <table:table-cell table:style-name="ce34" office:value-type="string">
            <text:p>非テキストコンテンツに対して、それと同じ目的を果たし、同じ情報を提供する、簡潔な代替テキストを提供する</text:p>
          </table:table-cell>
          <table:table-cell table:style-name="ce56"/>
          <table:table-cell table:style-name="ce72" office:value-type="string">
            <text:p>問題あり／問題の可能性大／要判断箇所</text:p>
          </table:table-cell>
          <table:table-cell table:style-name="ce39" office:value-type="string">
            <text:p>要判断と検出された箇所は、代替テキストが適切ではない可能性があります。「注記：代替テキストの適切さを判断する方法」に従って判断してください。 http://www.ciaj.or.jp/access/web/docs/jis2010-test-guidelines/icl-7.1.1.1.html (最下段)</text:p>
            <text:p/>
            <text:p>それ以外の問題の検出の無い部分についても、代替テキストの適切さを、次のような方法で評価してください。</text:p>
            <text:p><text:s/>1. miCheckerの音声ユーザビリティ視覚化モードでテキストの内容を目視で確認する。</text:p>
            <text:p><text:s/>2. 音声ブラウザなどの支援技術を使い読み上げて確認する。</text:p>
            <text:p><text:s/>3. 一般的なブラウザで、対象にマウスを当てて吹き出しを表示して確認する。</text:p>
            <text:p><text:s/>4. ブラウザの設定で、「画像を表示せず」、「代替テキストを展開する」の設定にして表示する。</text:p>
            <text:p>表記の適切さについては「注記：代替テキストの適切さを判断する方法」http://www.ciaj.or.jp/access/web/docs/jis2010-test-guidelines/icl-7.1.1.1.html に従ってください。全ての箇所において適切であることを確認したら適合です。一つでも問題がある場合は不適合です。</text:p>
          </table:table-cell>
          <table:table-cell table:style-name="ce99" office:value-type="string">
            <text:p>×</text:p>
          </table:table-cell>
          <table:table-cell table:style-name="ce112"/>
          <table:table-cell table:style-name="ce112" office:value-type="float" office:value="1">
            <text:p>1</text:p>
          </table:table-cell>
          <table:table-cell table:style-name="ce104" office:value-type="float" office:value="0">
            <text:p>0</text:p>
          </table:table-cell>
          <table:table-cell table:style-name="ce122" office:value-type="string">
            <text:p>音声ブラウザで聞いて確認した。一箇所、写真の代替テキストがふさわしくないところがあった。料理の写真は「おいしそう」ではなく、「完成した親子丼」のように載せるべきだ。</text:p>
          </table:table-cell>
          <table:table-cell table:style-name="ce132"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5</text:a></text:span></text:p>
          </table:table-cell>
          <table:table-cell table:style-name="ce2" table:number-columns-repeated="245"/>
          <table:table-cell table:number-columns-repeated="767"/>
        </table:table-row>
        <table:table-row table:style-name="ro41">
          <table:table-cell table:style-name="ce2"/>
          <table:table-cell table:style-name="ce8" office:value-type="string">
            <text:p><text:span text:style-name="T3"><text:a xlink:href="http://www.ciaj.or.jp/access/web/docs/WCAG-TECHS/H2.html">H2</text:a></text:span></text:p>
          </table:table-cell>
          <table:table-cell table:style-name="ce33" office:value-type="string">
            <text:p>隣り合った画像とテキストリンクを同じリンクの中に入れる</text:p>
          </table:table-cell>
          <table:table-cell table:style-name="ce55"/>
          <table:table-cell table:style-name="ce72" office:value-type="string">
            <text:p>問題あり／要判断箇所</text:p>
          </table:table-cell>
          <table:table-cell table:style-name="ce39" office:value-type="string">
            <text:p>問題あるいは要判断箇所と検出された箇所では、隣り合った画像とテキストリンクは同じリンクの中に入れてください。画像の代替テキストはテキストリンクと冗長にならないように、空の代替テキストを入れるなどします。</text:p>
          </table:table-cell>
          <table:table-cell table:style-name="ce98" office:value-type="string">
            <text:p>×</text:p>
          </table:table-cell>
          <table:table-cell table:style-name="ce104"/>
          <table:table-cell table:style-name="ce104" office:value-type="float" office:value="3">
            <text:p>3</text:p>
          </table:table-cell>
          <table:table-cell table:style-name="ce104" office:value-type="float" office:value="4">
            <text:p>4</text:p>
          </table:table-cell>
          <table:table-cell table:style-name="ce39" office:value-type="string">
            <text:p>一カ所をのぞいて、アイコンの代替テキストはalt=""がふさわしい。</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6</text:a></text:span></text:p>
          </table:table-cell>
          <table:table-cell table:style-name="ce2" table:number-columns-repeated="245"/>
          <table:table-cell table:number-columns-repeated="767"/>
        </table:table-row>
        <table:table-row table:style-name="ro42">
          <table:table-cell table:style-name="ce2"/>
          <table:table-cell table:style-name="ce8" office:value-type="string">
            <text:p><text:span text:style-name="T3"><text:a xlink:href="http://www.ciaj.or.jp/access/web/docs/WCAG-TECHS/H86.html">H86</text:a></text:span></text:p>
          </table:table-cell>
          <table:table-cell table:style-name="ce33" office:value-type="string">
            <text:p>ASCII アート、顔文字、及びリート語に代替テキストを提供する</text:p>
          </table:table-cell>
          <table:table-cell table:style-name="ce55"/>
          <table:table-cell table:style-name="ce72" office:value-type="string">
            <text:p>問題の可能性大</text:p>
          </table:table-cell>
          <table:table-cell table:style-name="ce39" office:value-type="string">
            <text:p>一般的なブラウザでASCIIアート、絵文字、リート語などが用いられているところを探してください。次に、その部分が支援技術などで、負担なく通過可能かどうかを確認してください。たくさんキーを押さないといけないなど、大きな負担がある場合は、スキップなどの仕組みが必要です。そのような場合はさらに、その部分の内容を知らせる代替テキストが前後にあることが求められま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ざっとページを確認したが、該当する部分はなかった。</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7</text:a></text:span></text:p>
          </table:table-cell>
          <table:table-cell table:style-name="ce2" table:number-columns-repeated="245"/>
          <table:table-cell table:number-columns-repeated="767"/>
        </table:table-row>
        <table:table-row table:style-name="ro43">
          <table:table-cell table:style-name="ce2"/>
          <table:table-cell table:style-name="ce8" office:value-type="string">
            <text:p><text:span text:style-name="T3"><text:a xlink:href="http://www.ciaj.or.jp/access/web/docs/WCAG-TECHS/H30.html">H30</text:a></text:span></text:p>
          </table:table-cell>
          <table:table-cell table:style-name="ce33" office:value-type="string">
            <text:p>a要素におけるリンクテキストの有無</text:p>
          </table:table-cell>
          <table:table-cell table:style-name="ce55"/>
          <table:table-cell table:style-name="ce72" office:value-type="string">
            <text:p>問題あり／問題の可能性大／要判断箇所</text:p>
          </table:table-cell>
          <table:table-cell table:style-name="ce39" office:value-type="string">
            <text:p>a要素にリンクを説明するテキスト(代替テキストを含む)がありません。適切なテキストを与えて下さい。内容についてはG91で評価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8</text:a></text:span></text:p>
          </table:table-cell>
          <table:table-cell table:style-name="ce2" table:number-columns-repeated="245"/>
          <table:table-cell table:number-columns-repeated="767"/>
        </table:table-row>
        <table:table-row table:style-name="ro35">
          <table:table-cell table:style-name="ce2"/>
          <table:table-cell table:style-name="ce8" office:value-type="string">
            <text:p><text:span text:style-name="T3"><text:a xlink:href="http://www.ciaj.or.jp/access/web/docs/WCAG-TECHS/G196.html">G196</text:a></text:span></text:p>
          </table:table-cell>
          <table:table-cell table:style-name="ce33" office:value-type="string">
            <text:p>画像のグループにある一つの画像に代替テキストを提供して、そのグループのすべての画像を説明する</text:p>
          </table:table-cell>
          <table:table-cell table:style-name="ce55"/>
          <table:table-cell table:style-name="ce72" office:value-type="string">
            <text:p>手動確認</text:p>
          </table:table-cell>
          <table:table-cell table:style-name="ce39" office:value-type="string">
            <text:p>miCheckerの音声ユーザビリティ視覚化モードで、複数の画像がグループをなしている部分を探し、その部分に冗長な代替テキストがついていないかを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G94で全体を聞いている。特にこれに該当するような問題はなかったので、ここも適合とする。</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A-</text:a></text:span><text:span text:style-name="T7"><text:a xlink:href="http://www.ciaj.or.jp/access/web/docs/jis2010-test-guidelines/icl-7.1.1.1.html">項番</text:a></text:span><text:span text:style-name="T7"><text:a xlink:href="http://www.ciaj.or.jp/access/web/docs/jis2010-test-guidelines/icl-7.1.1.1.html">9</text:a></text:span></text:p>
          </table:table-cell>
          <table:table-cell table:style-name="ce2" table:number-columns-repeated="245"/>
          <table:table-cell table:number-columns-repeated="767"/>
        </table:table-row>
        <table:table-row table:style-name="ro44">
          <table:table-cell table:style-name="ce2"/>
          <table:table-cell table:style-name="ce8" office:value-type="string">
            <text:p><text:span text:style-name="T3"><text:a xlink:href="http://www.ciaj.or.jp/access/web/docs/WCAG-TECHS/G92.html">G92</text:a></text:span></text:p>
          </table:table-cell>
          <table:table-cell table:style-name="ce33" office:value-type="string">
            <text:p>非テキストコンテンツに対して、それと同じ目的を果たし、同じ情報を提供する長い説明を提供する</text:p>
          </table:table-cell>
          <table:table-cell table:style-name="ce55"/>
          <table:table-cell table:style-name="ce72" office:value-type="string">
            <text:p>手動確認</text:p>
          </table:table-cell>
          <table:table-cell table:style-name="ce85" office:value-type="string">
            <text:p>miCheckerの音声ユーザビリティ視覚化モードで次の二点を確認してください。</text:p>
            <text:p><text:s/>1.著しく長い代替テキストがある場合は不適合です。</text:p>
            <text:p><text:s/>2.短すぎて代替コンテンツとして役割を果たしていない場合は、短い説明の中で長い説明のある場所を示す(G74)か、該当する非テキストコンテンツのすぐ隣に長い説明へのリンクがあるかどうか確認してください。(G73)いずれも用意されていない場合は不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G94で全体を聞いている。特にこれに該当するような問題はなかったので、ここも適合とする。</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B-</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G74.html">G74</text:a></text:span></text:p>
          </table:table-cell>
          <table:table-cell table:style-name="ce33" office:value-type="string">
            <text:p>短い説明の中で長い説明のある場所を示して、非テキストコンテンツの近くにあるテキストで長い説明を提供する</text:p>
          </table:table-cell>
          <table:table-cell table:style-name="ce55"/>
          <table:table-cell table:style-name="ce72" office:value-type="string">
            <text:p>手動確認</text:p>
          </table:table-cell>
          <table:table-cell table:style-name="ce39" office:value-type="string">
            <text:p>miCheckerの音声ユーザビリティ視覚化モードで代替コンテンツの内容を確認します。短すぎて代替コンテンツとして役割を果たしていない場合は、短い説明の中で長い説明のある場所を示します。かつ、その長い説明がそのすぐに近くにあ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G94で全体を聞いている。特にこれに該当するような問題はなかったので、ここも適合とする。</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B-</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16">
          <table:table-cell table:style-name="ce2"/>
          <table:table-cell table:style-name="ce8" office:value-type="string">
            <text:p><text:span text:style-name="T3"><text:a xlink:href="http://www.ciaj.or.jp/access/web/docs/WCAG-TECHS/G73.html">G73</text:a></text:span></text:p>
          </table:table-cell>
          <table:table-cell table:style-name="ce33" office:value-type="string">
            <text:p>非テキストコンテンツのすぐ隣に別の場所へのリンクを置き、その別の場所で長い説明を提供する</text:p>
          </table:table-cell>
          <table:table-cell table:style-name="ce55"/>
          <table:table-cell table:style-name="ce72" office:value-type="string">
            <text:p>手動確認</text:p>
          </table:table-cell>
          <table:table-cell table:style-name="ce39" office:value-type="string">
            <text:p>miCheckerの音声ユーザビリティ視覚化モードで代替コンテンツの内容を確認します。短すぎて代替コンテンツとして役割を果たしていない場合は、その非テキストコンテンツのすぐ隣に長い説明へのリンクを設けていれば適合です。実際にクリックして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G94で全体を聞いている。特にこれに該当するような問題はなかったので、ここも適合とする。</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B-</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42">
          <table:table-cell table:style-name="ce2"/>
          <table:table-cell table:style-name="ce9" office:value-type="string">
            <text:p><text:span text:style-name="T3"><text:a xlink:href="http://www.ciaj.or.jp/access/web/docs/WCAG-TECHS/G82.html">G82</text:a></text:span></text:p>
          </table:table-cell>
          <table:table-cell table:style-name="ce34" office:value-type="string">
            <text:p>非テキストコンテンツの目的を特定する代替テキストを提供する</text:p>
          </table:table-cell>
          <table:table-cell table:style-name="ce56"/>
          <table:table-cell table:style-name="ce72" office:value-type="string">
            <text:p>要判断箇所</text:p>
          </table:table-cell>
          <table:table-cell table:style-name="ce39" office:value-type="string">
            <text:p>非テキストコンテンツに対する代替テキストが十分かどうかを確認してください。</text:p>
          </table:table-cell>
          <table:table-cell table:style-name="ce99" office:value-type="string">
            <text:p>×</text:p>
          </table:table-cell>
          <table:table-cell table:style-name="ce112"/>
          <table:table-cell table:style-name="ce112" office:value-type="float" office:value="2">
            <text:p>2</text:p>
          </table:table-cell>
          <table:table-cell table:style-name="ce104" office:value-type="float" office:value="0">
            <text:p>0</text:p>
          </table:table-cell>
          <table:table-cell table:style-name="ce122" office:value-type="string">
            <text:p>検索用のテキストフィールドにラベルが付けられていない。(H44とH65による)</text:p>
          </table:table-cell>
          <table:table-cell table:style-name="ce132"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C-</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45">
          <table:table-cell table:style-name="ce2"/>
          <table:table-cell table:style-name="ce8" office:value-type="string">
            <text:p><text:span text:style-name="T3"><text:a xlink:href="http://www.ciaj.or.jp/access/web/docs/WCAG-TECHS/H36.html">H36</text:a></text:span></text:p>
          </table:table-cell>
          <table:table-cell table:style-name="ce33" office:value-type="string">
            <text:p>送信 / 実行ボタンとして用いる画像の alt 属性を使用する</text:p>
          </table:table-cell>
          <table:table-cell table:style-name="ce55"/>
          <table:table-cell table:style-name="ce72" office:value-type="string">
            <text:p>問題あり</text:p>
          </table:table-cell>
          <table:table-cell table:style-name="ce39" office:value-type="string">
            <text:p>指摘箇所の画像にはボタンの意味を表す代替テキストが必要です。</text:p>
          </table:table-cell>
          <table:table-cell table:style-name="ce98" office:value-type="string">
            <text:p>×</text:p>
          </table:table-cell>
          <table:table-cell table:style-name="ce104"/>
          <table:table-cell table:style-name="ce104" office:value-type="float" office:value="1">
            <text:p>1</text:p>
          </table:table-cell>
          <table:table-cell table:style-name="ce112" office:value-type="float" office:value="2">
            <text:p>2</text:p>
          </table:table-cell>
          <table:table-cell table:style-name="ce39" office:value-type="string">
            <text:p>キャンセルボタン画像にはaltがあるが、検索実行ボタンの画像にaltが付いていない。</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C-</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46">
          <table:table-cell table:style-name="ce2"/>
          <table:table-cell table:style-name="ce9" office:value-type="string">
            <text:p><text:span text:style-name="T3"><text:a xlink:href="http://www.ciaj.or.jp/access/web/docs/WCAG-TECHS/H44.html">H44</text:a></text:span></text:p>
          </table:table-cell>
          <table:table-cell table:style-name="ce34" office:value-type="string">
            <text:p>label要素を用いて、テキストのラベルとフォーム・コントロールを関連付ける</text:p>
          </table:table-cell>
          <table:table-cell table:style-name="ce56"/>
          <table:table-cell table:style-name="ce72" office:value-type="string">
            <text:p>問題あり／問題の可能性大／要判断箇所</text:p>
          </table:table-cell>
          <table:table-cell table:style-name="ce39" office:value-type="string">
            <text:p>フォーム･コントロールがテキストのラベルと関連付けられていません。ラベルの使用が困難なフォーム・コントロールがある場合はH65に従います。</text:p>
          </table:table-cell>
          <table:table-cell table:style-name="ce99" office:value-type="string">
            <text:p>×</text:p>
          </table:table-cell>
          <table:table-cell table:style-name="ce112"/>
          <table:table-cell table:number-columns-repeated="2" table:style-name="ce112" office:value-type="float" office:value="2">
            <text:p>2</text:p>
          </table:table-cell>
          <table:table-cell table:style-name="ce122" office:value-type="string">
            <text:p>検索用のテキストフィールドにラベルが付けられていない。</text:p>
          </table:table-cell>
          <table:table-cell table:style-name="ce132"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C-</text:a></text:span><text:span text:style-name="T7"><text:a xlink:href="http://www.ciaj.or.jp/access/web/docs/jis2010-test-guidelines/icl-7.1.1.1.html">項番</text:a></text:span><text:span text:style-name="T7"><text:a xlink:href="http://www.ciaj.or.jp/access/web/docs/jis2010-test-guidelines/icl-7.1.1.1.html">2-a</text:a></text:span></text:p>
          </table:table-cell>
          <table:table-cell table:style-name="ce2" table:number-columns-repeated="245"/>
          <table:table-cell table:number-columns-repeated="767"/>
        </table:table-row>
        <table:table-row table:style-name="ro47">
          <table:table-cell table:style-name="ce2"/>
          <table:table-cell table:style-name="ce9" office:value-type="string">
            <text:p><text:span text:style-name="T3"><text:a xlink:href="http://www.ciaj.or.jp/access/web/docs/WCAG-TECHS/H65.html">H65</text:a></text:span></text:p>
          </table:table-cell>
          <table:table-cell table:style-name="ce34" office:value-type="string">
            <text:p>label要素を用いることができないとき、title属性を用いてフォーム・コントロールを特定する</text:p>
          </table:table-cell>
          <table:table-cell table:style-name="ce56"/>
          <table:table-cell table:style-name="ce72" office:value-type="string">
            <text:p>問題あり／要判断箇所</text:p>
          </table:table-cell>
          <table:table-cell table:style-name="ce39" office:value-type="string">
            <text:p>ラベルに相当するものが画面に表示されていない場合、あるいは、郵便番号のようにフォーム・コントロールが連続しているためlabel要素を用いることができない場合は、title属性を用いてフォーム・コントールを特定します。H44に従うことが可能な場合は、H44を優先します。</text:p>
          </table:table-cell>
          <table:table-cell table:style-name="ce99" office:value-type="string">
            <text:p>×</text:p>
          </table:table-cell>
          <table:table-cell table:style-name="ce112"/>
          <table:table-cell table:number-columns-repeated="2" table:style-name="ce112" office:value-type="float" office:value="2">
            <text:p>2</text:p>
          </table:table-cell>
          <table:table-cell table:style-name="ce122" office:value-type="string">
            <text:p>ラベルが付いていないが、タイトルも付いていない。ここは、ラベルを付けて対応するのが良い。このテクニックは用いないことにする。</text:p>
          </table:table-cell>
          <table:table-cell table:style-name="ce132"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C-</text:a></text:span><text:span text:style-name="T7"><text:a xlink:href="http://www.ciaj.or.jp/access/web/docs/jis2010-test-guidelines/icl-7.1.1.1.html">項番</text:a></text:span><text:span text:style-name="T7"><text:a xlink:href="http://www.ciaj.or.jp/access/web/docs/jis2010-test-guidelines/icl-7.1.1.1.html">2-b</text:a></text:span></text:p>
          </table:table-cell>
          <table:table-cell table:style-name="ce2" table:number-columns-repeated="245"/>
          <table:table-cell table:number-columns-repeated="767"/>
        </table:table-row>
        <table:table-row table:style-name="ro41">
          <table:table-cell table:style-name="ce2"/>
          <table:table-cell table:style-name="ce8" office:value-type="string">
            <text:p><text:span text:style-name="T3"><text:a xlink:href="http://www.ciaj.or.jp/access/web/docs/WCAG-TECHS/G68.html">G68</text:a></text:span></text:p>
          </table:table-cell>
          <table:table-cell table:style-name="ce33" office:value-type="string">
            <text:p>コンテンツの内容が分かるラベルを提供し、ライブの音声しか含まないコンテンツ及びライブの映像しか含まないコンテンツの目的を説明する</text:p>
          </table:table-cell>
          <table:table-cell table:style-name="ce55"/>
          <table:table-cell table:style-name="ce72" office:value-type="string">
            <text:p>手動確認</text:p>
          </table:table-cell>
          <table:table-cell table:style-name="ce39" office:value-type="string">
            <text:p>ライブ音声しか含まないコンテンツ、あるいはライブ映像しか含まないコンテンツがある場合は、そのコンテンツが見えない、あるいは聞こえないとしても、何のコンテンツであるかが分かるようなラベル等が提供されているかを、miCheckerの音声ユーザビリティ視覚化モードあるいは支援技術を利用して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D-</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G100.html">G100</text:a></text:span></text:p>
          </table:table-cell>
          <table:table-cell table:style-name="ce33" office:value-type="string">
            <text:p>非テキストコンテンツの一般に認められた名前又は内容が分かる名前を提供する</text:p>
          </table:table-cell>
          <table:table-cell table:style-name="ce55"/>
          <table:table-cell table:style-name="ce72" office:value-type="string">
            <text:p>手動確認</text:p>
          </table:table-cell>
          <table:table-cell table:style-name="ce39" office:value-type="string">
            <text:p>写真などのコンテンツを表示する仕組みがある場合、そのコンテンツそのものを見ることができなくとも、何のコンテンツであるかが分かるような代替テキスト等が提供されているかを、miCheckerの音声ユーザビリティ視覚化モードあるいは支援技術を利用して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該当するコンテンツはない。</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D-</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5">
          <table:table-cell table:style-name="ce2"/>
          <table:table-cell table:style-name="ce8" office:value-type="string">
            <text:p><text:span text:style-name="T3"><text:a xlink:href="http://www.ciaj.or.jp/access/web/docs/WCAG-TECHS/G143.html">G143</text:a></text:span></text:p>
          </table:table-cell>
          <table:table-cell table:style-name="ce33" office:value-type="string">
            <text:p>代替テキストを提供して、CAPTCHAの目的を説明する</text:p>
          </table:table-cell>
          <table:table-cell table:style-name="ce55"/>
          <table:table-cell table:style-name="ce72" office:value-type="string">
            <text:p>手動確認</text:p>
          </table:table-cell>
          <table:table-cell table:style-name="ce39" office:value-type="string">
            <text:p>CAPTCHAが認証手段等のために用いられている場合は、そのCAPTCHAの目的を代替テキストで示しているかどうかを、miCheckerの音声ユーザビリティ視覚化モードあるいは支援技術を利用して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CAPTCHA用の画像には、"読み取り評価用画像"と書かれていた。</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E-</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G144.html">G144</text:a></text:span></text:p>
          </table:table-cell>
          <table:table-cell table:style-name="ce33" office:value-type="string">
            <text:p>同じ目的を果たす、異なる感覚モダリティを用いたもう一つのCAPTCHAがウェブページにあることを確認する</text:p>
          </table:table-cell>
          <table:table-cell table:style-name="ce55"/>
          <table:table-cell table:style-name="ce72" office:value-type="string">
            <text:p>手動確認</text:p>
          </table:table-cell>
          <table:table-cell table:style-name="ce39" office:value-type="string">
            <text:p>CAPTCHAが認証手段等のために用いられている場合は、異なるモダリティ( 例：オリジナルが視覚によるものならば音声による方法)で目的を達成できるようなページが用意されていることを、miCheckerの音声ユーザビリティ視覚化モードあるいは支援技術で実際に操作して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ユーザー登録時にこれが出てくる。しかし、音声を聞き取り、それを入力する方法が用意されていた。</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E-</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48">
          <table:table-cell table:style-name="ce2"/>
          <table:table-cell table:style-name="ce8" office:value-type="string">
            <text:p><text:span text:style-name="T3"><text:a xlink:href="http://www.ciaj.or.jp/access/web/docs/WCAG-TECHS/H67.html">H67</text:a></text:span></text:p>
          </table:table-cell>
          <table:table-cell table:style-name="ce33" office:value-type="string">
            <text:p>支援技術が無視すべき画像の img 要素で、alt属性値を空にして、title 属性を付与しない</text:p>
          </table:table-cell>
          <table:table-cell table:style-name="ce55"/>
          <table:table-cell table:style-name="ce72" office:value-type="string">
            <text:p>問題あり</text:p>
          </table:table-cell>
          <table:table-cell table:style-name="ce39" office:value-type="string">
            <text:p>支援技術が無視すべき画像(イラストやデザインの調整の目的で配置されているような画像)の場合はalt=""(空)とします。また、title属性も用いないでください。半角スペース1個はnull(空)と見なされます。</text:p>
            <text:p>null以外の設定のある代替テキストについては、それが正しいかどうかはG94で評価します。</text:p>
          </table:table-cell>
          <table:table-cell table:style-name="ce99" office:value-type="string">
            <text:p>×</text:p>
          </table:table-cell>
          <table:table-cell table:style-name="ce112"/>
          <table:table-cell table:number-columns-repeated="2" table:style-name="ce112" office:value-type="float" office:value="13">
            <text:p>13</text:p>
          </table:table-cell>
          <table:table-cell table:style-name="ce122" office:value-type="string">
            <text:p>miCheckerkの指摘通り、spacer画像に alt="spacer.gif"　とあった。</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F-</text:a></text:span><text:span text:style-name="T7"><text:a xlink:href="http://www.ciaj.or.jp/access/web/docs/jis2010-test-guidelines/icl-7.1.1.1.html">項番</text:a></text:span><text:span text:style-name="T7"><text:a xlink:href="http://www.ciaj.or.jp/access/web/docs/jis2010-test-guidelines/icl-7.1.1.1.html">1</text:a></text:span></text:p>
          </table:table-cell>
          <table:table-cell table:style-name="ce2" table:number-columns-repeated="245"/>
          <table:table-cell table:number-columns-repeated="767"/>
        </table:table-row>
        <table:table-row table:style-name="ro49">
          <table:table-cell table:style-name="ce2"/>
          <table:table-cell table:style-name="ce10" office:value-type="string">
            <text:p><text:span text:style-name="T3"><text:a xlink:href="http://www.ciaj.or.jp/access/web/docs/WCAG-TECHS/C9.html">C9</text:a></text:span></text:p>
          </table:table-cell>
          <table:table-cell table:style-name="ce35" office:value-type="string">
            <text:p>CSS を用いて、装飾目的の画像を付加する</text:p>
          </table:table-cell>
          <table:table-cell table:style-name="ce57"/>
          <table:table-cell table:style-name="ce72" office:value-type="string">
            <text:p>手動確認</text:p>
          </table:table-cell>
          <table:table-cell table:style-name="ce39" office:value-type="string">
            <text:p>miCheckerの音声ユーザビリティ視覚化モードで表示した場合、重要な画像が失われていないことを確認してください。もし、そうした画像があっても、それが、スタイルシートによって提供されている画像の場合は、本項目は不適合となります。(CSSで表示する画像には代替テキストが付けられません。)</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CSSを用いた画像は背景だけであった。</text:p>
          </table:table-cell>
          <table:table-cell table:style-name="ce130" office:value-type="string">
            <text:p><text:span text:style-name="T7"><text:a xlink:href="http://www.ciaj.or.jp/access/web/docs/jis2010-test-guidelines/icl-7.1.1.1.html">7</text:a></text:span><text:span text:style-name="T7"><text:a xlink:href="http://www.ciaj.or.jp/access/web/docs/jis2010-test-guidelines/icl-7.1.1.1.html">.1.1.1-</text:a></text:span><text:span text:style-name="T7"><text:a xlink:href="http://www.ciaj.or.jp/access/web/docs/jis2010-test-guidelines/icl-7.1.1.1.html">状況</text:a></text:span><text:span text:style-name="T7"><text:a xlink:href="http://www.ciaj.or.jp/access/web/docs/jis2010-test-guidelines/icl-7.1.1.1.html">F-</text:a></text:span><text:span text:style-name="T7"><text:a xlink:href="http://www.ciaj.or.jp/access/web/docs/jis2010-test-guidelines/icl-7.1.1.1.html">項番</text:a></text:span><text:span text:style-name="T7"><text:a xlink:href="http://www.ciaj.or.jp/access/web/docs/jis2010-test-guidelines/icl-7.1.1.1.html">2</text:a></text:span></text:p>
          </table:table-cell>
          <table:table-cell table:style-name="ce2" table:number-columns-repeated="245"/>
          <table:table-cell table:number-columns-repeated="767"/>
        </table:table-row>
        <table:table-row table:style-name="ro7">
          <table:table-cell table:style-name="ce2"/>
          <table:table-cell table:style-name="ce8" office:value-type="string">
            <text:p><text:span text:style-name="T3"><text:a xlink:href="http://www.ciaj.or.jp/access/web/docs/WCAG-TECHS/G95.html">G95</text:a></text:span></text:p>
          </table:table-cell>
          <table:table-cell table:style-name="ce33" office:value-type="string">
            <text:p>非テキストコンテンツの簡単な説明を提供する、簡潔な代替テキストを提供する</text:p>
          </table:table-cell>
          <table:table-cell table:style-name="ce55"/>
          <table:table-cell table:style-name="ce72" office:value-type="string">
            <text:p>手動確認</text:p>
          </table:table-cell>
          <table:table-cell table:style-name="ce39" office:value-type="string">
            <text:p>非テキストコンテンツに簡単な説明の代替テキストがあるか確認します。</text:p>
          </table:table-cell>
          <table:table-cell table:style-name="ce98"/>
          <table:table-cell table:style-name="ce104" office:value-type="string">
            <text:p>－</text:p>
          </table:table-cell>
          <table:table-cell table:style-name="ce104"/>
          <table:table-cell table:style-name="ce112" office:value-type="float" office:value="0">
            <text:p>0</text:p>
          </table:table-cell>
          <table:table-cell table:style-name="ce39" office:value-type="string">
            <text:p>非適用とする。</text:p>
          </table:table-cell>
          <table:table-cell table:style-name="ce133"/>
          <table:table-cell table:style-name="ce2" table:number-columns-repeated="245"/>
          <table:table-cell table:number-columns-repeated="767"/>
        </table:table-row>
        <table:table-row table:style-name="ro50">
          <table:table-cell table:style-name="ce2"/>
          <table:table-cell table:style-name="ce8" office:value-type="string">
            <text:p><text:span text:style-name="T3"><text:a xlink:href="http://www.ciaj.or.jp/access/web/docs/WCAG-TECHS/H45.html">H45</text:a></text:span></text:p>
          </table:table-cell>
          <table:table-cell table:style-name="ce33" office:value-type="string">
            <text:p>longdesc 属性で指定されたURIの適切性</text:p>
          </table:table-cell>
          <table:table-cell table:style-name="ce55"/>
          <table:table-cell table:style-name="ce72" office:value-type="string">
            <text:p>問題の可能性大／要判断箇所</text:p>
          </table:table-cell>
          <table:table-cell table:style-name="ce39" office:value-type="string">
            <text:p>問題ありと検出された箇所は、longdescが使われていますが、正しいURIが設定されているか確認してください。あるいは、代替テキストの文字列が長すぎる場合はlongdescを用いることなど検討すべきです。</text:p>
            <text:p>何も検出されていなくとも、longdescが用いられている場合には、altよりも細かな説明が提供されていることを確認してください。longdescはソースを開き、テキストサーチするなどして探してください。</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とする。</text:p>
          </table:table-cell>
          <table:table-cell table:style-name="ce133"/>
          <table:table-cell table:style-name="ce2" table:number-columns-repeated="245"/>
          <table:table-cell table:number-columns-repeated="767"/>
        </table:table-row>
        <table:table-row table:style-name="ro51">
          <table:table-cell table:style-name="ce2"/>
          <table:table-cell table:style-name="ce8" office:value-type="string">
            <text:p><text:span text:style-name="T3"><text:a xlink:href="http://www.ciaj.or.jp/access/web/docs/WCAG-TECHS/F30.html">F30</text:a></text:span></text:p>
          </table:table-cell>
          <table:table-cell table:style-name="ce33" office:value-type="string">
            <text:p>代替ではない代替テキストを用いている（例：ファイル名、プレースホルダー・テキストなど）</text:p>
          </table:table-cell>
          <table:table-cell table:style-name="ce55"/>
          <table:table-cell table:style-name="ce72" office:value-type="string">
            <text:p>問題あり／問題の可能性大</text:p>
          </table:table-cell>
          <table:table-cell table:style-name="ce39" office:value-type="string">
            <text:p>画像あるいはarea要素のalt属性として不適切な文字を含んでいる可能性があります。もし、読み上げる必要が無い場合にはalt=""としてください。</text:p>
            <text:p>この項目が不適合の場合は、G94も不適合としてください。</text:p>
          </table:table-cell>
          <table:table-cell table:style-name="ce99" office:value-type="string">
            <text:p>×</text:p>
          </table:table-cell>
          <table:table-cell table:style-name="ce104"/>
          <table:table-cell table:number-columns-repeated="2" table:style-name="ce104" office:value-type="float" office:value="5">
            <text:p>5</text:p>
          </table:table-cell>
          <table:table-cell table:style-name="ce39" office:value-type="string">
            <text:p>(不適合事例)</text:p>
            <text:p>spacer.gif が発見された。</text:p>
          </table:table-cell>
          <table:table-cell table:style-name="ce133"/>
          <table:table-cell table:style-name="ce2" table:number-columns-repeated="245"/>
          <table:table-cell table:number-columns-repeated="767"/>
        </table:table-row>
        <table:table-row table:style-name="ro52">
          <table:table-cell table:style-name="ce2"/>
          <table:table-cell table:style-name="ce8" office:value-type="string">
            <text:p><text:span text:style-name="T3"><text:a xlink:href="http://www.ciaj.or.jp/access/web/docs/WCAG-TECHS/F38.html">F38</text:a></text:span></text:p>
          </table:table-cell>
          <table:table-cell table:style-name="ce33" office:value-type="string">
            <text:p>HTMLで装飾を目的にして用いられている非テキストコンテンツのalt属性を省略している</text:p>
          </table:table-cell>
          <table:table-cell table:style-name="ce55"/>
          <table:table-cell table:style-name="ce72" office:value-type="string">
            <text:p>問題あり</text:p>
          </table:table-cell>
          <table:table-cell table:style-name="ce39" office:value-type="string">
            <text:p>装飾目的のapplet/img要素であるならば、空の属性(alt="")を与えてください。</text:p>
            <text:p>この項目が不適合の場合は、H35あるいはH37が不適合になります。</text:p>
          </table:table-cell>
          <table:table-cell table:style-name="ce98" office:value-type="string">
            <text:p>○</text:p>
          </table:table-cell>
          <table:table-cell table:style-name="ce104"/>
          <table:table-cell table:number-columns-repeated="2" table:style-name="ce112" office:value-type="float" office:value="0">
            <text:p>0</text:p>
          </table:table-cell>
          <table:table-cell table:style-name="ce39" office:value-type="string">
            <text:p>(不適合事例)</text:p>
          </table:table-cell>
          <table:table-cell table:style-name="ce133"/>
          <table:table-cell table:style-name="ce2" table:number-columns-repeated="245"/>
          <table:table-cell table:number-columns-repeated="767"/>
        </table:table-row>
        <table:table-row table:style-name="ro53">
          <table:table-cell table:style-name="ce2"/>
          <table:table-cell table:style-name="ce8" office:value-type="string">
            <text:p><text:span text:style-name="T3"><text:a xlink:href="http://www.ciaj.or.jp/access/web/docs/WCAG-TECHS/F65.html">F65</text:a></text:span></text:p>
          </table:table-cell>
          <table:table-cell table:style-name="ce33" office:value-type="string">
            <text:p>img要素、area要素、及び type "image" のinput要素のalt属性を省略している</text:p>
          </table:table-cell>
          <table:table-cell table:style-name="ce55"/>
          <table:table-cell table:style-name="ce72" office:value-type="string">
            <text:p>問題あり</text:p>
          </table:table-cell>
          <table:table-cell table:style-name="ce39" office:value-type="string">
            <text:p>img要素、area要素、及び type "image" のinput要素のalt属性がありません。必ず、alt属性を用いて下さい。</text:p>
          </table:table-cell>
          <table:table-cell table:style-name="ce98" office:value-type="string">
            <text:p>○</text:p>
          </table:table-cell>
          <table:table-cell table:style-name="ce104"/>
          <table:table-cell table:number-columns-repeated="2" table:style-name="ce112" office:value-type="float" office:value="0">
            <text:p>0</text:p>
          </table:table-cell>
          <table:table-cell table:style-name="ce39" office:value-type="string">
            <text:p>(不適合事例)</text:p>
          </table:table-cell>
          <table:table-cell table:style-name="ce133"/>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2"/>
          <table:table-cell table:style-name="ce39" table:number-columns-repeated="2"/>
          <table:table-cell table:style-name="ce133"/>
          <table:table-cell table:style-name="ce2" table:number-columns-repeated="245"/>
          <table:table-cell table:number-columns-repeated="767"/>
        </table:table-row>
        <table:table-row table:style-name="ro54">
          <table:table-cell table:style-name="ce2"/>
          <table:table-cell table:style-name="ce6" office:value-type="string">
            <text:p>7.1.2</text:p>
          </table:table-cell>
          <table:table-cell table:style-name="ce36" office:value-type="string">
            <text:p>時間の経過に伴って変化するメディアには、代替コンテンツを提供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55">
          <table:table-cell table:style-name="ce2"/>
          <table:table-cell table:style-name="ce12" office:value-type="string">
            <text:p><text:span text:style-name="T3"><text:a xlink:href="http://www.ciaj.or.jp/access/web/docs/UNDERSTANDING-WCAG20/media-equiv-av-only-alt.html">7.1.2.1</text:a></text:span></text:p>
          </table:table-cell>
          <table:table-cell table:style-name="ce32" office:value-type="string">
            <text:p>収録済の音声しか含まないメディア及び収録済の映像しか含まないメディア：<text:span text:style-name="T6">収録済の</text:span><text:span text:style-name="T6">音声しか含まないメディア及び収録済の映像しか含まないメディアは、次の事項を満た</text:span><text:span text:style-name="T6">さなければならない。ただし、その音声又は映像がテキストの代替メディアであって、代</text:span><text:span text:style-name="T6">替メディアであることが明確にラベル付けされている場合は除く。 </text:span><text:span text:style-name="T6">a) </text:span><text:span text:style-name="T6">収録済の音声し</text:span><text:span text:style-name="T6">か含まない場合</text:span><text:span text:style-name="T6">, b) </text:span><text:span text:style-name="T6">収録済の映像しか含まない場合</text:span></text:p>
          </table:table-cell>
          <table:table-cell table:style-name="ce54" office:value-type="string">
            <text:p>A</text:p>
          </table:table-cell>
          <table:table-cell table:style-name="ce71"/>
          <table:table-cell table:style-name="ce84" office:value-type="string">
            <text:p>例外事項の補足:</text:p>
            <text:p>テキストで提供されている部分があり、それを代替するため(文字情報よりも音声や映像の方が理解しやすい人のために)用意された、音声あるいは映像しか含まないメディア、かつ、それが代替メディアであることが明確にラベル付けされている場合は除きます。</text:p>
          </table:table-cell>
          <table:table-cell table:style-name="ce100" table:number-columns-repeated="5"/>
          <table:table-cell table:style-name="ce151"/>
          <table:table-cell table:style-name="ce2" table:number-columns-repeated="245"/>
          <table:table-cell table:number-columns-repeated="767"/>
        </table:table-row>
        <table:table-row table:style-name="ro23">
          <table:table-cell table:style-name="ce2"/>
          <table:table-cell table:style-name="ce8" office:value-type="string">
            <text:p><text:span text:style-name="T3"><text:a xlink:href="http://www.ciaj.or.jp/access/web/docs/WCAG-TECHS/G158.html">G158</text:a></text:span></text:p>
          </table:table-cell>
          <table:table-cell table:style-name="ce33" office:value-type="string">
            <text:p>時間の経過に伴って変化するメディアの音声しか含まないコンテンツに対して代替コンテンツを提供する</text:p>
          </table:table-cell>
          <table:table-cell table:style-name="ce55"/>
          <table:table-cell table:style-name="ce72" office:value-type="string">
            <text:p>手動確認</text:p>
          </table:table-cell>
          <table:table-cell table:style-name="ce39" office:value-type="string">
            <text:p>音声のみのコンテンツ(podcastなど)がある場合、その会話の内容を書きだしたものや、説明したものが提供されていれば適合です。何も提供されていない場合は不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1.html">7</text:a></text:span><text:span text:style-name="T7"><text:a xlink:href="http://www.ciaj.or.jp/access/web/docs/jis2010-test-guidelines/icl-7.1.2.1.html">.1.2.1-</text:a></text:span><text:span text:style-name="T7"><text:a xlink:href="http://www.ciaj.or.jp/access/web/docs/jis2010-test-guidelines/icl-7.1.2.1.html">状況</text:a></text:span><text:span text:style-name="T7"><text:a xlink:href="http://www.ciaj.or.jp/access/web/docs/jis2010-test-guidelines/icl-7.1.2.1.html">A-</text:a></text:span><text:span text:style-name="T7"><text:a xlink:href="http://www.ciaj.or.jp/access/web/docs/jis2010-test-guidelines/icl-7.1.2.1.html">項番</text:a></text:span><text:span text:style-name="T7"><text:a xlink:href="http://www.ciaj.or.jp/access/web/docs/jis2010-test-guidelines/icl-7.1.2.1.html">1-a</text:a></text:span></text:p>
          </table:table-cell>
          <table:table-cell table:style-name="ce2" table:number-columns-repeated="245"/>
          <table:table-cell table:number-columns-repeated="767"/>
        </table:table-row>
        <table:table-row table:style-name="ro56">
          <table:table-cell table:style-name="ce2"/>
          <table:table-cell table:style-name="ce8" office:value-type="string">
            <text:p><text:span text:style-name="T3"><text:a xlink:href="http://www.ciaj.or.jp/access/web/docs/WCAG-TECHS/G159.html">G159</text:a></text:span></text:p>
          </table:table-cell>
          <table:table-cell table:style-name="ce33" office:value-type="string">
            <text:p>時間の経過に伴って変化するメディアの映像しか含まないコンテンツに対して代替コンテンツを提供する</text:p>
          </table:table-cell>
          <table:table-cell table:style-name="ce55"/>
          <table:table-cell table:style-name="ce72" office:value-type="string">
            <text:p>手動確認</text:p>
          </table:table-cell>
          <table:table-cell table:style-name="ce39" office:value-type="string">
            <text:p>動画のみのコンテンツがある場合、その内容を説明したものが提供されていれば適合です。何も提供されていない場合は不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1.html">7</text:a></text:span><text:span text:style-name="T7"><text:a xlink:href="http://www.ciaj.or.jp/access/web/docs/jis2010-test-guidelines/icl-7.1.2.1.html">.1.2.1-</text:a></text:span><text:span text:style-name="T7"><text:a xlink:href="http://www.ciaj.or.jp/access/web/docs/jis2010-test-guidelines/icl-7.1.2.1.html">状況</text:a></text:span><text:span text:style-name="T7"><text:a xlink:href="http://www.ciaj.or.jp/access/web/docs/jis2010-test-guidelines/icl-7.1.2.1.html">B-</text:a></text:span><text:span text:style-name="T7"><text:a xlink:href="http://www.ciaj.or.jp/access/web/docs/jis2010-test-guidelines/icl-7.1.2.1.html">項番</text:a></text:span><text:span text:style-name="T7"><text:a xlink:href="http://www.ciaj.or.jp/access/web/docs/jis2010-test-guidelines/icl-7.1.2.1.html">1-a</text:a></text:span></text:p>
          </table:table-cell>
          <table:table-cell table:style-name="ce2" table:number-columns-repeated="245"/>
          <table:table-cell table:number-columns-repeated="767"/>
        </table:table-row>
        <table:table-row table:style-name="ro23">
          <table:table-cell table:style-name="ce2"/>
          <table:table-cell table:style-name="ce8" office:value-type="string">
            <text:p><text:span text:style-name="T3"><text:a xlink:href="http://www.ciaj.or.jp/access/web/docs/WCAG-TECHS/G166.html">G166</text:a></text:span></text:p>
          </table:table-cell>
          <table:table-cell table:style-name="ce33" office:value-type="string">
            <text:p>重要な映像コンテンツを説明する音声を提供する</text:p>
          </table:table-cell>
          <table:table-cell table:style-name="ce55"/>
          <table:table-cell table:style-name="ce72" office:value-type="string">
            <text:p>手動確認</text:p>
          </table:table-cell>
          <table:table-cell table:style-name="ce39" office:value-type="string">
            <text:p>動画のみのコンテンツがあり、その内容が重要なものであると判断される場合は、それを音声で説明したコンテンツがあることを確認してください。提供されてい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1.html">7</text:a></text:span><text:span text:style-name="T7"><text:a xlink:href="http://www.ciaj.or.jp/access/web/docs/jis2010-test-guidelines/icl-7.1.2.1.html">.1.2.1-</text:a></text:span><text:span text:style-name="T7"><text:a xlink:href="http://www.ciaj.or.jp/access/web/docs/jis2010-test-guidelines/icl-7.1.2.1.html">状況</text:a></text:span><text:span text:style-name="T7"><text:a xlink:href="http://www.ciaj.or.jp/access/web/docs/jis2010-test-guidelines/icl-7.1.2.1.html">B-</text:a></text:span><text:span text:style-name="T7"><text:a xlink:href="http://www.ciaj.or.jp/access/web/docs/jis2010-test-guidelines/icl-7.1.2.1.html">項番</text:a></text:span><text:span text:style-name="T7"><text:a xlink:href="http://www.ciaj.or.jp/access/web/docs/jis2010-test-guidelines/icl-7.1.2.1.html">1-a</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55">
          <table:table-cell table:style-name="ce2"/>
          <table:table-cell table:style-name="ce13" office:value-type="string">
            <text:p><text:span text:style-name="T3"><text:a xlink:href="http://www.ciaj.or.jp/access/web/docs/UNDERSTANDING-WCAG20/media-equiv-captions.html">7.1.2.2</text:a></text:span></text:p>
          </table:table-cell>
          <table:table-cell table:style-name="ce32" office:value-type="string">
            <text:p>収録済の音声コンテンツのキャプション: <text:span text:style-name="T6">同期したメディアに含まれているすべての収</text:span><text:span text:style-name="T6">録済の音声コンテンツに対して、キャプションを提供しなければならない。ただし、その</text:span><text:span text:style-name="T6">同期したメディアがテキストの代替メディアであって、代替メディアであることが明確に</text:span><text:span text:style-name="T6">ラベル付けされている場合は除く。</text:span></text:p>
          </table:table-cell>
          <table:table-cell table:style-name="ce60" office:value-type="string">
            <text:p>A</text:p>
          </table:table-cell>
          <table:table-cell table:style-name="ce71"/>
          <table:table-cell table:style-name="ce84" office:value-type="string">
            <text:p>例外事項の補足:</text:p>
            <text:p>テキストで提供されている部分があり、それを代替するために(文字情報よりも音声や映像の方が理解しやすい人のために)用意された、同期したメディアである場合、かつ、それが代替メディアであることが明確にラベル付けされている場合は除きます。</text:p>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5"/>
          <table:table-cell table:number-columns-repeated="767"/>
        </table:table-row>
        <table:table-row table:style-name="ro43">
          <table:table-cell table:style-name="ce2"/>
          <table:table-cell table:style-name="ce8" office:value-type="string">
            <text:p><text:span text:style-name="T3"><text:a xlink:href="http://www.ciaj.or.jp/access/web/docs/WCAG-TECHS/G93.html">G93</text:a></text:span></text:p>
          </table:table-cell>
          <table:table-cell table:style-name="ce33" office:value-type="string">
            <text:p>オープン・キャプション（常に表示）を提供する</text:p>
          </table:table-cell>
          <table:table-cell table:style-name="ce55"/>
          <table:table-cell table:style-name="ce72" office:value-type="string">
            <text:p>要判断箇所／手動確認</text:p>
          </table:table-cell>
          <table:table-cell table:style-name="ce85" office:value-type="string">
            <text:p>一般的なブラウザで音声コンテンツを実際に再生し、字幕(G93では埋め込み字幕）を表示することが可能なことを確認してください。</text:p>
            <text:p>(オープンキャプション:動画に埋め込まれている字幕。利用者が自由に消したり、位置を変えたりすることはできな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2.html">7</text:a></text:span><text:span text:style-name="T7"><text:a xlink:href="http://www.ciaj.or.jp/access/web/docs/jis2010-test-guidelines/icl-7.1.2.2.html">.1.2.2-</text:a></text:span><text:span text:style-name="T7"><text:a xlink:href="http://www.ciaj.or.jp/access/web/docs/jis2010-test-guidelines/icl-7.1.2.2.html">項番</text:a></text:span><text:span text:style-name="T7"><text:a xlink:href="http://www.ciaj.or.jp/access/web/docs/jis2010-test-guidelines/icl-7.1.2.2.html">1-a</text:a></text:span></text:p>
          </table:table-cell>
          <table:table-cell table:style-name="ce2" table:number-columns-repeated="245"/>
          <table:table-cell table:number-columns-repeated="767"/>
        </table:table-row>
        <table:table-row table:style-name="ro37">
          <table:table-cell table:style-name="ce2"/>
          <table:table-cell table:style-name="ce8" office:value-type="string">
            <text:p><text:span text:style-name="T3"><text:a xlink:href="http://www.ciaj.or.jp/access/web/docs/WCAG-TECHS/G87.html">G87</text:a></text:span></text:p>
          </table:table-cell>
          <table:table-cell table:style-name="ce33" office:value-type="string">
            <text:p>クローズド・キャプションを提供する</text:p>
          </table:table-cell>
          <table:table-cell table:style-name="ce55"/>
          <table:table-cell table:style-name="ce72" office:value-type="string">
            <text:p>要判断箇所／手動確認</text:p>
          </table:table-cell>
          <table:table-cell table:style-name="ce85" office:value-type="string">
            <text:p>一般的なブラウザで音声コンテンツを実際に再生し、字幕(G87ではクローズドキャプション）を表示することが可能なことを確認してください。</text:p>
            <text:p>(クローズドキャプション：動画とは別に用意された字幕。再生するときに、動画と字幕が同期して提供される。動画とは異なる場所に表示したり、自由にオンオフすることが可能。)</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2.html">7</text:a></text:span><text:span text:style-name="T7"><text:a xlink:href="http://www.ciaj.or.jp/access/web/docs/jis2010-test-guidelines/icl-7.1.2.2.html">.1.2.2-</text:a></text:span><text:span text:style-name="T7"><text:a xlink:href="http://www.ciaj.or.jp/access/web/docs/jis2010-test-guidelines/icl-7.1.2.2.html">項番</text:a></text:span><text:span text:style-name="T7"><text:a xlink:href="http://www.ciaj.or.jp/access/web/docs/jis2010-test-guidelines/icl-7.1.2.2.html">1-a</text:a></text:span></text:p>
          </table:table-cell>
          <table:table-cell table:style-name="ce2" table:number-columns-repeated="245"/>
          <table:table-cell table:number-columns-repeated="767"/>
        </table:table-row>
        <table:table-row table:style-name="ro57">
          <table:table-cell table:style-name="ce2"/>
          <table:table-cell table:style-name="ce8" office:value-type="string">
            <text:p><text:span text:style-name="T3"><text:a xlink:href="http://www.ciaj.or.jp/access/web/docs/WCAG-TECHS/SM11.html">SM11</text:a></text:span></text:p>
          </table:table-cell>
          <table:table-cell table:style-name="ce33" office:value-type="string">
            <text:p>SMIL 1.0で同期したテキストストリームによるキャプションを提供する</text:p>
          </table:table-cell>
          <table:table-cell table:style-name="ce55"/>
          <table:table-cell table:style-name="ce72" office:value-type="string">
            <text:p>要判断箇所／手動確認</text:p>
          </table:table-cell>
          <table:table-cell table:style-name="ce85" office:value-type="string">
            <text:p>クローズドキャプションがSMIL1.0によって提供されていることを確認してください。SMIL1.0を用いていなくとも、ブラウザで実際に操作し他の方法で字幕が提供されていることが確認済みであるならば、この項目は不適用とします。</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非適用とする。(本サイトにおいては、字幕をつける場合でも、SMILを用いない方法で実現している。)</text:p>
          </table:table-cell>
          <table:table-cell table:style-name="ce133"/>
          <table:table-cell table:style-name="ce2" table:number-columns-repeated="245"/>
          <table:table-cell table:number-columns-repeated="767"/>
        </table:table-row>
        <table:table-row table:style-name="ro58">
          <table:table-cell table:style-name="ce2"/>
          <table:table-cell table:style-name="ce8" office:value-type="string">
            <text:p><text:span text:style-name="T3"><text:a xlink:href="http://www.ciaj.or.jp/access/web/docs/WCAG-TECHS/SM12.html">SM12</text:a></text:span></text:p>
          </table:table-cell>
          <table:table-cell table:style-name="ce33" office:value-type="string">
            <text:p>SMIL 2.0で同期したテキストストリームによるキャプションを提供する</text:p>
          </table:table-cell>
          <table:table-cell table:style-name="ce55"/>
          <table:table-cell table:style-name="ce72" office:value-type="string">
            <text:p>要判断箇所／手動確認</text:p>
          </table:table-cell>
          <table:table-cell table:style-name="ce85" office:value-type="string">
            <text:p>クローズドキャプションがSMIL2.0によって提供されていることを確認してください。SMIL2.0を用いていなくとも、ブラウザで実際に操作し他の方法で字幕が提供されていることが確認済みであるならば、この項目は不適用とし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とする。(本サイトにおいては、字幕をつける場合でも、SMILを用いない方法で実現している。)</text:p>
          </table:table-cell>
          <table:table-cell table:style-name="ce133"/>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60">
          <table:table-cell table:style-name="ce2"/>
          <table:table-cell table:style-name="ce12" office:value-type="string">
            <text:p><text:span text:style-name="T3"><text:a xlink:href="http://www.ciaj.or.jp/access/web/docs/UNDERSTANDING-WCAG20/media-equiv-audio-desc.html">7.1.2.3</text:a></text:span></text:p>
          </table:table-cell>
          <table:table-cell table:style-name="ce32" office:value-type="string">
            <text:p>収録済の映像コンテンツの代替コンテンツ又は音声ガイド:<text:span text:style-name="T6"> </text:span><text:span text:style-name="T6">同期したメディアに含まれ</text:span><text:span text:style-name="T6">ている収録済の映像コンテンツに対して、時間の経過に伴って変化するメディアに対す</text:span><text:span text:style-name="T6">る代替コンテンツ又は音声ガイドを提供しなければならない。ただし、その同期したメデ</text:span><text:span text:style-name="T6">ィアがテキストの代替メディアであって、代替メディアであることが明確にラベル付けさ</text:span><text:span text:style-name="T6">れている場合は除く。</text:span></text:p>
          </table:table-cell>
          <table:table-cell table:style-name="ce54" office:value-type="string">
            <text:p>A</text:p>
          </table:table-cell>
          <table:table-cell table:style-name="ce71"/>
          <table:table-cell table:style-name="ce84" office:value-type="string">
            <text:p>例外事項の補足:</text:p>
            <text:p>テキストで提供されている部分があり、それを代替するために(文字情報よりも音声や映像の方が理解しやすい人のために)用意された、同期したメディアである場合、かつ、それが代替メディアであることが明確にラベル付けされている場合は除きます。</text:p>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G69.html">G69</text:a></text:span></text:p>
          </table:table-cell>
          <table:table-cell table:style-name="ce33" office:value-type="string">
            <text:p>時間の経過の伴い変化するメディアに対して代替コンテンツを提供する</text:p>
          </table:table-cell>
          <table:table-cell table:style-name="ce55"/>
          <table:table-cell table:style-name="ce72" office:value-type="string">
            <text:p>手動確認</text:p>
          </table:table-cell>
          <table:table-cell table:style-name="ce39" office:value-type="string">
            <text:p>動画コンテンツがある場合、一般的な音声ガイドとは異なる何らかの方法で、その内容を動画に同期して説明する代替コンテンツが提供されていれば適合とします。(ただし、その代替コンテンツに容易にアクセスできるようにしておく必要があります。これは、G58とH53で評価し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G58.html">G58</text:a></text:span></text:p>
          </table:table-cell>
          <table:table-cell table:style-name="ce33" office:value-type="string">
            <text:p>非テキストコンテンツのすぐ隣に、時間の経過に伴って変化するメディアの代替へのリンクを置く</text:p>
          </table:table-cell>
          <table:table-cell table:style-name="ce55"/>
          <table:table-cell table:style-name="ce72" office:value-type="string">
            <text:p>手動確認</text:p>
          </table:table-cell>
          <table:table-cell table:style-name="ce39" office:value-type="string">
            <text:p>動画コンテンツのすぐ横に、代替コンテンツへのリンクが用意されていれば適合です。一般的なブラウザで操作して確認し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62">
          <table:table-cell table:style-name="ce2"/>
          <table:table-cell table:style-name="ce8" office:value-type="string">
            <text:p><text:span text:style-name="T3"><text:a xlink:href="http://www.ciaj.or.jp/access/web/docs/WCAG-TECHS/H53.html">H53</text:a></text:span></text:p>
          </table:table-cell>
          <table:table-cell table:style-name="ce33" office:value-type="string">
            <text:p>object 要素のボディに代替テキストを記述する</text:p>
          </table:table-cell>
          <table:table-cell table:style-name="ce55"/>
          <table:table-cell table:style-name="ce72" office:value-type="string">
            <text:p>問題あり／手動確認</text:p>
          </table:table-cell>
          <table:table-cell table:style-name="ce39" office:value-type="string">
            <text:p>object要素を用いている場合は代替テキストを設けてください。(objectのbodyに内容を説明するテキストをおくなど)</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63">
          <table:table-cell table:style-name="ce2"/>
          <table:table-cell table:style-name="ce8" office:value-type="string">
            <text:p><text:span text:style-name="T3"><text:a xlink:href="http://www.ciaj.or.jp/access/web/docs/WCAG-TECHS/G78.html">G78</text:a></text:span></text:p>
          </table:table-cell>
          <table:table-cell table:style-name="ce33" office:value-type="string">
            <text:p>音声ガイドを含んだ、利用者が選択可能な副音声トラックを提供する</text:p>
          </table:table-cell>
          <table:table-cell table:style-name="ce55"/>
          <table:table-cell table:style-name="ce72" office:value-type="string">
            <text:p>要判断箇所／手動確認</text:p>
          </table:table-cell>
          <table:table-cell table:style-name="ce39" office:value-type="string">
            <text:p>一般的なブラウザで、動画コンテンツが、音声ガイドを含む副音声を利用できるようになっていれば適合です。(オリジナルの音声トラックに音声ガイドが加わった副音声トラックが用意されている。あるいは、同時に再生が可能である。)</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64">
          <table:table-cell table:style-name="ce2"/>
          <table:table-cell table:style-name="ce8" office:value-type="string">
            <text:p><text:span text:style-name="T3"><text:a xlink:href="http://www.ciaj.or.jp/access/web/docs/WCAG-TECHS/G173.html">G173</text:a></text:span></text:p>
          </table:table-cell>
          <table:table-cell table:style-name="ce33" office:value-type="string">
            <text:p>映像の音声ガイド付きバージョンを提供する</text:p>
          </table:table-cell>
          <table:table-cell table:style-name="ce55"/>
          <table:table-cell table:style-name="ce72" office:value-type="string">
            <text:p>要判断箇所／手動確認</text:p>
          </table:table-cell>
          <table:table-cell table:style-name="ce39" office:value-type="string">
            <text:p>一般的なブラウザで、動画コンテンツが、SMIL技術などによる音声ガイドを提供する仕組みが用意されてい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64">
          <table:table-cell table:style-name="ce2"/>
          <table:table-cell table:style-name="ce8" office:value-type="string">
            <text:p><text:span text:style-name="T3"><text:a xlink:href="http://www.ciaj.or.jp/access/web/docs/WCAG-TECHS/SM6.html">SM6</text:a></text:span></text:p>
          </table:table-cell>
          <table:table-cell table:style-name="ce33" office:value-type="string">
            <text:p>SMIL 1.0で音声ガイドを提供する</text:p>
          </table:table-cell>
          <table:table-cell table:style-name="ce55"/>
          <table:table-cell table:style-name="ce72" office:value-type="string">
            <text:p>要判断箇所／手動確認</text:p>
          </table:table-cell>
          <table:table-cell table:style-name="ce85" office:value-type="string">
            <text:p>SMIL1.0を用いた音声ガイドを提供する仕組みが用意されていれば適合です。</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非適用とする。(本サイトにおいては、字幕をつける場合でも、SMILを用いない方法で実現している。)</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64">
          <table:table-cell table:style-name="ce2"/>
          <table:table-cell table:style-name="ce8" office:value-type="string">
            <text:p><text:span text:style-name="T3"><text:a xlink:href="http://www.ciaj.or.jp/access/web/docs/WCAG-TECHS/SM7.html">SM7</text:a></text:span></text:p>
          </table:table-cell>
          <table:table-cell table:style-name="ce33" office:value-type="string">
            <text:p>SMIL 2.0で音声ガイドを提供する</text:p>
          </table:table-cell>
          <table:table-cell table:style-name="ce55"/>
          <table:table-cell table:style-name="ce72" office:value-type="string">
            <text:p>要判断箇所／手動確認</text:p>
          </table:table-cell>
          <table:table-cell table:style-name="ce85" office:value-type="string">
            <text:p>SMIL2.0を用いた音声ガイドを提供する仕組みが用意されていれば適合です。</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非適用とする。(本サイトにおいては、字幕をつける場合でも、SMILを用いない方法で実現している。)</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64">
          <table:table-cell table:style-name="ce2"/>
          <table:table-cell table:style-name="ce8" office:value-type="string">
            <text:p><text:span text:style-name="T3"><text:a xlink:href="http://www.ciaj.or.jp/access/web/docs/WCAG-TECHS/G8.html">G8</text:a></text:span></text:p>
          </table:table-cell>
          <table:table-cell table:style-name="ce33" office:value-type="string">
            <text:p>拡張した音声ガイド付のムービーを提供する</text:p>
          </table:table-cell>
          <table:table-cell table:style-name="ce55"/>
          <table:table-cell table:style-name="ce72" office:value-type="string">
            <text:p>要判断箇所／手動確認</text:p>
          </table:table-cell>
          <table:table-cell table:style-name="ce39" office:value-type="string">
            <text:p>一般的なブラウザで、動画コンテンツが、SMIL技術などによる拡張音声ガイドを提供する仕組みが用意されてい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64">
          <table:table-cell table:style-name="ce2"/>
          <table:table-cell table:style-name="ce8" office:value-type="string">
            <text:p><text:span text:style-name="T3"><text:a xlink:href="http://www.ciaj.or.jp/access/web/docs/WCAG-TECHS/SM1.html">SM1</text:a></text:span></text:p>
          </table:table-cell>
          <table:table-cell table:style-name="ce33" office:value-type="string">
            <text:p>SMIL 1.0で拡張した音声ガイドを追加する</text:p>
          </table:table-cell>
          <table:table-cell table:style-name="ce55"/>
          <table:table-cell table:style-name="ce72" office:value-type="string">
            <text:p>要判断箇所／手動確認</text:p>
          </table:table-cell>
          <table:table-cell table:style-name="ce85" office:value-type="string">
            <text:p>SMIL1.0を用いた拡張音声ガイドを提供する仕組みが用意されていれば適合です。</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非適用とする。(本サイトにおいては、字幕をつける場合でも、SMILを用いない方法で実現している。)</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64">
          <table:table-cell table:style-name="ce2"/>
          <table:table-cell table:style-name="ce8" office:value-type="string">
            <text:p><text:span text:style-name="T3"><text:a xlink:href="http://www.ciaj.or.jp/access/web/docs/WCAG-TECHS/SM2.html">SM2</text:a></text:span></text:p>
          </table:table-cell>
          <table:table-cell table:style-name="ce33" office:value-type="string">
            <text:p>SMIL 2.0で拡張した音声ガイドを追加する</text:p>
          </table:table-cell>
          <table:table-cell table:style-name="ce55"/>
          <table:table-cell table:style-name="ce72" office:value-type="string">
            <text:p>要判断箇所／手動確認</text:p>
          </table:table-cell>
          <table:table-cell table:style-name="ce85" office:value-type="string">
            <text:p>SMIL2.0を用いた拡張音声ガイドを提供する仕組みが用意されていれば適合です。</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非適用とする。(本サイトにおいては、字幕をつける場合でも、SMILを用いない方法で実現している。)</text:p>
          </table:table-cell>
          <table:table-cell table:style-name="ce130" office:value-type="string">
            <text:p><text:span text:style-name="T7"><text:a xlink:href="http://www.ciaj.or.jp/access/web/docs/jis2010-test-guidelines/icl-7.1.2.3.html">7</text:a></text:span><text:span text:style-name="T7"><text:a xlink:href="http://www.ciaj.or.jp/access/web/docs/jis2010-test-guidelines/icl-7.1.2.3.html">.1.2.3-</text:a></text:span><text:span text:style-name="T7"><text:a xlink:href="http://www.ciaj.or.jp/access/web/docs/jis2010-test-guidelines/icl-7.1.2.3.html">項番</text:a></text:span><text:span text:style-name="T7"><text:a xlink:href="http://www.ciaj.or.jp/access/web/docs/jis2010-test-guidelines/icl-7.1.2.3.html">1-a</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5">
          <table:table-cell table:style-name="ce2"/>
          <table:table-cell table:style-name="ce12" office:value-type="string">
            <text:p><text:span text:style-name="T3"><text:a xlink:href="http://www.ciaj.or.jp/access/web/docs/UNDERSTANDING-WCAG20/media-equiv-real-time-captions.html">7.1.2.4</text:a></text:span></text:p>
          </table:table-cell>
          <table:table-cell table:style-name="ce32" office:value-type="string">
            <text:p>ライブの音声コンテンツのキャプション: <text:span text:style-name="T6">同期したメディアに含まれているすべてのライ</text:span><text:span text:style-name="T6">ブの音声コンテンツに対してキャプションを提供する。</text:span></text:p>
          </table:table-cell>
          <table:table-cell table:style-name="ce54" office:value-type="string">
            <text:p>AA</text:p>
          </table:table-cell>
          <table:table-cell table:style-name="ce71"/>
          <table:table-cell table:style-name="ce87" office:value-type="string">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G9.html">G9</text:a></text:span></text:p>
          </table:table-cell>
          <table:table-cell table:style-name="ce33" office:value-type="string">
            <text:p>ライブの同期したメディアに対してキャプションを作成する</text:p>
          </table:table-cell>
          <table:table-cell table:style-name="ce55"/>
          <table:table-cell table:style-name="ce72" office:value-type="string">
            <text:p>要判断箇所</text:p>
          </table:table-cell>
          <table:table-cell table:style-name="ce39" office:value-type="string">
            <text:p>ライブを実施するとき、それを字幕として提供するための仕組みが用意されていることを確認してください。</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4.html">7.1.2.4</text:a></text:span></text:p>
          </table:table-cell>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G93.html">G93</text:a></text:span></text:p>
          </table:table-cell>
          <table:table-cell table:style-name="ce33" office:value-type="string">
            <text:p>オープン・キャプション（常に表示）を提供する</text:p>
          </table:table-cell>
          <table:table-cell table:style-name="ce55"/>
          <table:table-cell table:style-name="ce72" office:value-type="string">
            <text:p>要判断箇所／手動確認</text:p>
          </table:table-cell>
          <table:table-cell table:style-name="ce85" office:value-type="string">
            <text:p>一般的なブラウザで音声コンテンツを実際に再生し、字幕(G93では埋め込み字幕）を表示することが可能なことを確認してください。</text:p>
            <text:p>(オープンキャプション:動画に埋め込まれている字幕。利用者が自由に消したり、位置を変えたりすることはできない。)</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4.html">7.1.2.4</text:a></text:span></text:p>
          </table:table-cell>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G87.html">G87</text:a></text:span></text:p>
          </table:table-cell>
          <table:table-cell table:style-name="ce33" office:value-type="string">
            <text:p>クローズド・キャプションを提供する</text:p>
          </table:table-cell>
          <table:table-cell table:style-name="ce55"/>
          <table:table-cell table:style-name="ce72" office:value-type="string">
            <text:p>要判断箇所／手動確認</text:p>
          </table:table-cell>
          <table:table-cell table:style-name="ce85" office:value-type="string">
            <text:p>一般的なブラウザで音声コンテンツを実際に再生し、字幕(G87ではクローズドキャプション）を表示することが可能なことを確認してください。</text:p>
            <text:p>(クローズドキャプション：動画とは別に用意された字幕。再生するときに、動画と字幕が同期して提供される。動画とは異なる場所に表示したり、自由にオンオフすることが可能。)</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4.html">7.1.2.4</text:a></text:span></text:p>
          </table:table-cell>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SM11.html">SM11</text:a></text:span></text:p>
          </table:table-cell>
          <table:table-cell table:style-name="ce33" office:value-type="string">
            <text:p>SMIL 1.0で同期したテキストストリームによるキャプションを提供する</text:p>
          </table:table-cell>
          <table:table-cell table:style-name="ce55"/>
          <table:table-cell table:style-name="ce72" office:value-type="string">
            <text:p>要判断箇所／手動確認</text:p>
          </table:table-cell>
          <table:table-cell table:style-name="ce85" office:value-type="string">
            <text:p>クローズドキャプションがSMIL1.0によって提供されていることを確認してください。SMIL1.0を用いていなくとも、ブラウザで実際に操作し他の方法で字幕が提供されていることが確認済みであるならば、この項目は不適用とします。</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非適用とする。(本サイトにおいては、字幕をつける場合でも、SMILを用いない方法で実現している。)</text:p>
          </table:table-cell>
          <table:table-cell table:style-name="ce133"/>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SM12.html">SM12</text:a></text:span></text:p>
          </table:table-cell>
          <table:table-cell table:style-name="ce33" office:value-type="string">
            <text:p>SMIL 2.0で同期したテキストストリームによるキャプションを提供する</text:p>
          </table:table-cell>
          <table:table-cell table:style-name="ce55"/>
          <table:table-cell table:style-name="ce72" office:value-type="string">
            <text:p>要判断箇所／手動確認</text:p>
          </table:table-cell>
          <table:table-cell table:style-name="ce85" office:value-type="string">
            <text:p>クローズドキャプションがSMIL2.0によって提供されていることを確認してください。SMIL2.0を用いていなくとも、ブラウザで実際に操作し他の方法で字幕が提供されていることが確認済みであるならば、この項目は不適用とします。</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非適用とする。(本サイトにおいては、字幕をつける場合でも、SMILを用いない方法で実現している。)</text:p>
          </table:table-cell>
          <table:table-cell table:style-name="ce133"/>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65">
          <table:table-cell table:style-name="ce2"/>
          <table:table-cell table:style-name="ce12" office:value-type="string">
            <text:p><text:span text:style-name="T3"><text:a xlink:href="http://www.ciaj.or.jp/access/web/docs/UNDERSTANDING-WCAG20/media-equiv-audio-desc-only.html">7.1.2.5</text:a></text:span></text:p>
          </table:table-cell>
          <table:table-cell table:style-name="ce32" office:value-type="string">
            <text:p>収録済の映像コンテンツの音声ガイド: <text:span text:style-name="T6">同期したメディアに含まれているすべての収録</text:span><text:span text:style-name="T6">済の映像コンテンツに対して、音声ガイドを提供する。</text:span></text:p>
          </table:table-cell>
          <table:table-cell table:style-name="ce54" office:value-type="string">
            <text:p>AA</text:p>
          </table:table-cell>
          <table:table-cell table:style-name="ce71"/>
          <table:table-cell table:style-name="ce87" office:value-type="string">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5"/>
          <table:table-cell table:number-columns-repeated="767"/>
        </table:table-row>
        <table:table-row table:style-name="ro66">
          <table:table-cell table:style-name="ce2"/>
          <table:table-cell table:style-name="ce8" office:value-type="string">
            <text:p><text:span text:style-name="T3"><text:a xlink:href="http://www.ciaj.or.jp/access/web/docs/WCAG-TECHS/G78.html">G78</text:a></text:span></text:p>
          </table:table-cell>
          <table:table-cell table:style-name="ce33" office:value-type="string">
            <text:p>音声ガイドを含んだ、利用者が選択可能な副音声トラックを提供する</text:p>
          </table:table-cell>
          <table:table-cell table:style-name="ce55"/>
          <table:table-cell table:style-name="ce72" office:value-type="string">
            <text:p>要判断箇所／手動確認</text:p>
          </table:table-cell>
          <table:table-cell table:style-name="ce39" office:value-type="string">
            <text:p>一般的なブラウザで、動画コンテンツが、音声ガイドを含む副音声を利用できるようになっていれば適合です。(オリジナルの音声トラックに音声ガイドが加わった副音声トラックが用意されている。あるいは、同時に再生が可能である。)</text:p>
          </table:table-cell>
          <table:table-cell table:style-name="ce98"/>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5.html">7.1.2.5</text:a></text:span></text:p>
          </table:table-cell>
          <table:table-cell table:style-name="ce2" table:number-columns-repeated="245"/>
          <table:table-cell table:number-columns-repeated="767"/>
        </table:table-row>
        <table:table-row table:style-name="ro67">
          <table:table-cell table:style-name="ce2"/>
          <table:table-cell table:style-name="ce8" office:value-type="string">
            <text:p><text:span text:style-name="T3"><text:a xlink:href="http://www.ciaj.or.jp/access/web/docs/WCAG-TECHS/G173.html">G173</text:a></text:span></text:p>
          </table:table-cell>
          <table:table-cell table:style-name="ce33" office:value-type="string">
            <text:p>映像の音声ガイド付きバージョンを提供する</text:p>
          </table:table-cell>
          <table:table-cell table:style-name="ce55"/>
          <table:table-cell table:style-name="ce72" office:value-type="string">
            <text:p>要判断箇所／手動確認</text:p>
          </table:table-cell>
          <table:table-cell table:style-name="ce39" office:value-type="string">
            <text:p>一般的なブラウザで、動画コンテンツが、SMIL技術などによる音声ガイドを提供する仕組みが用意されていれば適合です。</text:p>
          </table:table-cell>
          <table:table-cell table:style-name="ce98"/>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5.html">7.1.2.5</text:a></text:span></text:p>
          </table:table-cell>
          <table:table-cell table:style-name="ce2" table:number-columns-repeated="245"/>
          <table:table-cell table:number-columns-repeated="767"/>
        </table:table-row>
        <table:table-row table:style-name="ro68">
          <table:table-cell table:style-name="ce2"/>
          <table:table-cell table:style-name="ce8" office:value-type="string">
            <text:p><text:span text:style-name="T3"><text:a xlink:href="http://www.ciaj.or.jp/access/web/docs/WCAG-TECHS/SM6.html">SM6</text:a></text:span></text:p>
          </table:table-cell>
          <table:table-cell table:style-name="ce33" office:value-type="string">
            <text:p>SMIL 1.0で音声ガイドを提供する (SMIL)</text:p>
          </table:table-cell>
          <table:table-cell table:style-name="ce55"/>
          <table:table-cell table:style-name="ce72" office:value-type="string">
            <text:p>要判断箇所／手動確認</text:p>
          </table:table-cell>
          <table:table-cell table:style-name="ce85" office:value-type="string">
            <text:p>SMIL1.0を用いた音声ガイドを提供する仕組みが用意されていれば適合です。</text:p>
          </table:table-cell>
          <table:table-cell table:style-name="ce98"/>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5.html">7.1.2.5</text:a></text:span></text:p>
          </table:table-cell>
          <table:table-cell table:style-name="ce2" table:number-columns-repeated="245"/>
          <table:table-cell table:number-columns-repeated="767"/>
        </table:table-row>
        <table:table-row table:style-name="ro69">
          <table:table-cell table:style-name="ce2"/>
          <table:table-cell table:style-name="ce8" office:value-type="string">
            <text:p><text:span text:style-name="T3"><text:a xlink:href="http://www.ciaj.or.jp/access/web/docs/WCAG-TECHS/SM7.html">SM7</text:a></text:span></text:p>
          </table:table-cell>
          <table:table-cell table:style-name="ce33" office:value-type="string">
            <text:p>SMIL 2.0で音声ガイドを提供する (SMIL)</text:p>
          </table:table-cell>
          <table:table-cell table:style-name="ce55"/>
          <table:table-cell table:style-name="ce72" office:value-type="string">
            <text:p>要判断箇所／手動確認</text:p>
          </table:table-cell>
          <table:table-cell table:style-name="ce85" office:value-type="string">
            <text:p>SMIL2.0を用いた音声ガイドを提供する仕組みが用意されていれば適合です。</text:p>
          </table:table-cell>
          <table:table-cell table:style-name="ce98"/>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5.html">7.1.2.5</text:a></text:span></text:p>
          </table:table-cell>
          <table:table-cell table:style-name="ce2" table:number-columns-repeated="245"/>
          <table:table-cell table:number-columns-repeated="767"/>
        </table:table-row>
        <table:table-row table:style-name="ro69">
          <table:table-cell table:style-name="ce2"/>
          <table:table-cell table:style-name="ce8" office:value-type="string">
            <text:p><text:span text:style-name="T3"><text:a xlink:href="http://www.ciaj.or.jp/access/web/docs/WCAG-TECHS/G8.html">G8</text:a></text:span></text:p>
          </table:table-cell>
          <table:table-cell table:style-name="ce33" office:value-type="string">
            <text:p>拡張した音声ガイド付のムービーを提供する</text:p>
          </table:table-cell>
          <table:table-cell table:style-name="ce55"/>
          <table:table-cell table:style-name="ce72" office:value-type="string">
            <text:p>要判断箇所／手動確認</text:p>
          </table:table-cell>
          <table:table-cell table:style-name="ce39" office:value-type="string">
            <text:p>一般的なブラウザで、動画コンテンツが、SMIL技術などによる拡張音声ガイドを提供する仕組みが用意されていれば適合です。</text:p>
          </table:table-cell>
          <table:table-cell table:style-name="ce98"/>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5.html">7.1.2.5</text:a></text:span></text:p>
          </table:table-cell>
          <table:table-cell table:style-name="ce2" table:number-columns-repeated="245"/>
          <table:table-cell table:number-columns-repeated="767"/>
        </table:table-row>
        <table:table-row table:style-name="ro62">
          <table:table-cell table:style-name="ce2"/>
          <table:table-cell table:style-name="ce8" office:value-type="string">
            <text:p><text:span text:style-name="T3"><text:a xlink:href="http://www.ciaj.or.jp/access/web/docs/WCAG-TECHS/SM1.html">SM1</text:a></text:span></text:p>
          </table:table-cell>
          <table:table-cell table:style-name="ce33" office:value-type="string">
            <text:p>SMIL 1.0で拡張した音声ガイドを追加する</text:p>
          </table:table-cell>
          <table:table-cell table:style-name="ce55"/>
          <table:table-cell table:style-name="ce72" office:value-type="string">
            <text:p>要判断箇所／手動確認</text:p>
          </table:table-cell>
          <table:table-cell table:style-name="ce85" office:value-type="string">
            <text:p>SMIL1.0を用いた拡張音声ガイドを提供する仕組みが用意されていれば適合です。</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5.html">7.1.2.5</text:a></text:span></text:p>
          </table:table-cell>
          <table:table-cell table:style-name="ce2" table:number-columns-repeated="245"/>
          <table:table-cell table:number-columns-repeated="767"/>
        </table:table-row>
        <table:table-row table:style-name="ro69">
          <table:table-cell table:style-name="ce2"/>
          <table:table-cell table:style-name="ce8" office:value-type="string">
            <text:p><text:span text:style-name="T3"><text:a xlink:href="http://www.ciaj.or.jp/access/web/docs/WCAG-TECHS/SM2.html">SM2</text:a></text:span></text:p>
          </table:table-cell>
          <table:table-cell table:style-name="ce33" office:value-type="string">
            <text:p>SMIL 2.0で拡張した音声ガイドを追加する</text:p>
          </table:table-cell>
          <table:table-cell table:style-name="ce55"/>
          <table:table-cell table:style-name="ce72" office:value-type="string">
            <text:p>要判断箇所／手動確認</text:p>
          </table:table-cell>
          <table:table-cell table:style-name="ce85" office:value-type="string">
            <text:p>SMIL2.0を用いた拡張音声ガイドを提供する仕組みが用意されていれば適合です。</text:p>
          </table:table-cell>
          <table:table-cell table:style-name="ce102"/>
          <table:table-cell table:style-name="ce104" office:value-type="string">
            <text:p>－</text:p>
          </table:table-cell>
          <table:table-cell table:style-name="ce113"/>
          <table:table-cell table:style-name="ce104" office:value-type="float" office:value="0">
            <text:p>0</text:p>
          </table:table-cell>
          <table:table-cell table:style-name="ce39" office:value-type="string">
            <text:p>本ページでは音声・映像などは扱っていない。</text:p>
          </table:table-cell>
          <table:table-cell table:style-name="ce130" office:value-type="string">
            <text:p><text:span text:style-name="T7"><text:a xlink:href="http://www.ciaj.or.jp/access/web/docs/jis2010-test-guidelines/icl-7.1.2.5.html">7.1.2.5</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5">
          <table:table-cell table:style-name="ce2"/>
          <table:table-cell table:style-name="ce6" office:value-type="string">
            <text:p>7.1.3</text:p>
          </table:table-cell>
          <table:table-cell table:style-name="ce36" office:value-type="string">
            <text:p>情報又は構造を損なうことなく、様々な方法（例えば、よりシンプルなレイアウト）で提供できるようにコンテンツを制作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70">
          <table:table-cell table:style-name="ce2"/>
          <table:table-cell table:style-name="ce12" office:value-type="string">
            <text:p><text:span text:style-name="T3"><text:a xlink:href="http://www.ciaj.or.jp/access/web/docs/UNDERSTANDING-WCAG20/content-structure-separation-programmatic.html">7.1.3.1</text:a></text:span></text:p>
          </table:table-cell>
          <table:table-cell table:style-name="ce32" office:value-type="string">
            <text:p>情報及び関係性：<text:span text:style-name="T6">表現を通じて伝達されている情報、構造及び関係性は、プログラム</text:span><text:span text:style-name="T6">が解釈可能でなければならない。プログラムが解釈可能にすることができないウェブコ</text:span><text:span text:style-name="T6">ンテンツ技術を用いる場合は、それらはテキストで提供されてい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36">
          <table:table-cell table:style-name="ce2"/>
          <table:table-cell table:style-name="ce8" office:value-type="string">
            <text:p><text:span text:style-name="T3"><text:a xlink:href="http://www.ciaj.or.jp/access/web/docs/WCAG-TECHS/G115.html">G115</text:a></text:span></text:p>
          </table:table-cell>
          <table:table-cell table:style-name="ce33" office:value-type="string">
            <text:p>セマンティックな要素を用いて、構造をマークアップする</text:p>
          </table:table-cell>
          <table:table-cell table:style-name="ce55"/>
          <table:table-cell table:style-name="ce72" office:value-type="string">
            <text:p>手動確認</text:p>
          </table:table-cell>
          <table:table-cell table:style-name="ce39" office:value-type="string">
            <text:p>太く目立たせるなど装飾された個所が、強調や引用などの特別な意味を持つ場合には、その情報がセマンティックなマークアップによって伝えられているかどうかを確認してください。</text:p>
            <text:p>不適合の例：</text:p>
            <text:p>・引用箇所なのにblockquote要素が使われていない。</text:p>
            <text:p>・参照箇所なのにcite要素が使われていない。</text:p>
            <text:p>・下付き文字、上付き文字が、sub,sup要素ではなく、font、span要素などで表現されている。</text:p>
          </table:table-cell>
          <table:table-cell table:style-name="ce98" office:value-type="string">
            <text:p>×</text:p>
          </table:table-cell>
          <table:table-cell table:style-name="ce104"/>
          <table:table-cell table:style-name="ce104" office:value-type="float" office:value="2">
            <text:p>2</text:p>
          </table:table-cell>
          <table:table-cell table:style-name="ce104" office:value-type="float" office:value="0">
            <text:p>0</text:p>
          </table:table-cell>
          <table:table-cell table:style-name="ce39" office:value-type="string">
            <text:p>H49で指摘されているように、強調箇所があったのでソースで確認したところ b要素で太文字にしている部分だった。ここはstrongがふさわしい。</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2,3,4</text:a></text:span></text:p>
          </table:table-cell>
          <table:table-cell table:style-name="ce2" table:number-columns-repeated="245"/>
          <table:table-cell table:number-columns-repeated="767"/>
        </table:table-row>
        <table:table-row table:style-name="ro16">
          <table:table-cell table:style-name="ce2"/>
          <table:table-cell table:style-name="ce8" office:value-type="string">
            <text:p><text:span text:style-name="T3"><text:a xlink:href="http://www.ciaj.or.jp/access/web/docs/WCAG-TECHS/H49.html">H49</text:a></text:span></text:p>
          </table:table-cell>
          <table:table-cell table:style-name="ce33" office:value-type="string">
            <text:p>セマンティックなマークアップを用いて、強調又は特別なテキストをマークアップする</text:p>
          </table:table-cell>
          <table:table-cell table:style-name="ce55"/>
          <table:table-cell table:style-name="ce72" office:value-type="string">
            <text:p>要判断箇所／手動確認</text:p>
          </table:table-cell>
          <table:table-cell table:style-name="ce39" office:value-type="string">
            <text:p>指示に従って要判断の内容を確認してください。修正が必要な場合は不適合となります。</text:p>
          </table:table-cell>
          <table:table-cell table:style-name="ce98" office:value-type="string">
            <text:p>×</text:p>
          </table:table-cell>
          <table:table-cell table:style-name="ce104"/>
          <table:table-cell table:style-name="ce104" office:value-type="float" office:value="2">
            <text:p>2</text:p>
          </table:table-cell>
          <table:table-cell table:style-name="ce104" office:value-type="float" office:value="0">
            <text:p>0</text:p>
          </table:table-cell>
          <table:table-cell table:style-name="ce39" office:value-type="string">
            <text:p>強調箇所があったのでソースで確認したところ b要素で太文字にしている部分だった。ここはstrongがふさわしい。</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2,3,4</text:a></text:span></text:p>
          </table:table-cell>
          <table:table-cell table:style-name="ce2" table:number-columns-repeated="245"/>
          <table:table-cell table:number-columns-repeated="767"/>
        </table:table-row>
        <table:table-row table:style-name="ro71">
          <table:table-cell table:style-name="ce2"/>
          <table:table-cell table:style-name="ce8" office:value-type="string">
            <text:p><text:span text:style-name="T3"><text:a xlink:href="http://www.ciaj.or.jp/access/web/docs/WCAG-TECHS/G117.html">G117</text:a></text:span></text:p>
          </table:table-cell>
          <table:table-cell table:style-name="ce33" office:value-type="string">
            <text:p>テキストを用いて、テキストの表現のバリエーションによって伝えている情報を伝達する</text:p>
          </table:table-cell>
          <table:table-cell table:style-name="ce55"/>
          <table:table-cell table:style-name="ce72" office:value-type="string">
            <text:p>手動確認</text:p>
          </table:table-cell>
          <table:table-cell table:style-name="ce39" office:value-type="string">
            <text:p>miCheckerの音声ブラウザモードで視覚化を実行してください。フォントを変えたり、下線を引くなどのテキストのバリエーションで情報を伝えている部分の情報は失われます。そうした状況であっても、情報が伝わるかどうかを確認してください。例えば、括弧書きで説明を加えたり、ページ末で補足したりする方法があります。そうした配慮もない場合は不適合としま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下線を引いている部分があったが、どこからか「下線の部分では」のように参照されているわけではなく、飾り程度のものなのでエラーとはしない。</text:p>
            <text:p>その他、音声ブラウザモードで確認した。実際に全て音声で聞いた際にも、問題となるような箇所はなかった。</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5</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G140.html">G140</text:a></text:span></text:p>
          </table:table-cell>
          <table:table-cell table:style-name="ce33" office:value-type="string">
            <text:p>情報と構造を表現から分離して、異なる表現を可能にする</text:p>
          </table:table-cell>
          <table:table-cell table:style-name="ce55"/>
          <table:table-cell table:style-name="ce72" office:value-type="string">
            <text:p>問題の可能性大／要判断箇所／手動確認</text:p>
          </table:table-cell>
          <table:table-cell table:style-name="ce39" office:value-type="string">
            <text:p>一般的なブラウザでCSSをオフにして表示し情報が伝わるかどうかを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6</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G138.html">G138</text:a></text:span></text:p>
          </table:table-cell>
          <table:table-cell table:style-name="ce33" office:value-type="string">
            <text:p>色の手がかりを用いる際は、必ずセマンティックなマークアップを用いる</text:p>
          </table:table-cell>
          <table:table-cell table:style-name="ce55"/>
          <table:table-cell table:style-name="ce72" office:value-type="string">
            <text:p>手動確認</text:p>
          </table:table-cell>
          <table:table-cell table:style-name="ce39" office:value-type="string">
            <text:p>miCheckerの音声ブラウザモードで視覚化を実行してください。色を手がかりとして使っているために情報が欠落している部分には、emやstrongなどのセマンティックなマークアップを用いる必要があります。満たしていない場合には不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赤"など色を用いて表現している部分は無かった。</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7</text:a></text:span></text:p>
          </table:table-cell>
          <table:table-cell table:style-name="ce2" table:number-columns-repeated="245"/>
          <table:table-cell table:number-columns-repeated="767"/>
        </table:table-row>
        <table:table-row table:style-name="ro16">
          <table:table-cell table:style-name="ce2"/>
          <table:table-cell table:style-name="ce8" office:value-type="string">
            <text:p><text:span text:style-name="T3"><text:a xlink:href="http://www.ciaj.or.jp/access/web/docs/WCAG-TECHS/H51.html">H51</text:a></text:span></text:p>
          </table:table-cell>
          <table:table-cell table:style-name="ce33" office:value-type="string">
            <text:p>テーブルのマークアップを用いて、表の情報を提示する</text:p>
          </table:table-cell>
          <table:table-cell table:style-name="ce55"/>
          <table:table-cell table:style-name="ce72" office:value-type="string">
            <text:p>手動確認</text:p>
          </table:table-cell>
          <table:table-cell table:style-name="ce39" office:value-type="string">
            <text:p>miCheckerの音声ブラウザモードで視覚化を実行し、表形式の部分が、table,tr,(th),td要素を使ってマークアップされていることを確認してください。スペースやタブ、あるいは空白画像などを用いて表のように見せかけている場合は不適合です。</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スマートフォントのOSによる機能の違い一覧の表において、見出し部分にthが使われていなかった。</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8</text:a></text:span></text:p>
          </table:table-cell>
          <table:table-cell table:style-name="ce2" table:number-columns-repeated="245"/>
          <table:table-cell table:number-columns-repeated="767"/>
        </table:table-row>
        <table:table-row table:style-name="ro72">
          <table:table-cell table:style-name="ce2"/>
          <table:table-cell table:style-name="ce8" office:value-type="string">
            <text:p><text:span text:style-name="T3"><text:a xlink:href="http://www.ciaj.or.jp/access/web/docs/WCAG-TECHS/H39.html">H39</text:a></text:span></text:p>
          </table:table-cell>
          <table:table-cell table:style-name="ce33" office:value-type="string">
            <text:p>caption 要素を用いて、データテーブルの表題とデータテーブルを関連付ける</text:p>
          </table:table-cell>
          <table:table-cell table:style-name="ce55"/>
          <table:table-cell table:style-name="ce72" office:value-type="string">
            <text:p>問題の可能性大／要判断箇所</text:p>
          </table:table-cell>
          <table:table-cell table:style-name="ce39" office:value-type="string">
            <text:p>データテーブルと推測される部分に次のような問題の可能性があります。</text:p>
            <text:p>・caption要素がありません。</text:p>
            <text:p>・caption要素とsummary属性が重複しています。</text:p>
            <text:p>・ページ内においてcaptionの重複があります。</text:p>
            <text:p>レイアウトテーブルと推測される部分に次のような問題の可能性があります。</text:p>
            <text:p>・caption要素が設定されています。</text:p>
            <text:p>これらいずれかの問題が認められる場合は不適合です。</text:p>
            <text:p>何も検出されない場合でも、次の事を確認してください。</text:p>
            <text:p>・データテーブルがあり表題が設定されている場合、表題にはcaptionが用いられている。</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caption="スマートフォン OSごとの機能比較"と入っていた。</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9</text:a></text:span></text:p>
          </table:table-cell>
          <table:table-cell table:style-name="ce2" table:number-columns-repeated="245"/>
          <table:table-cell table:number-columns-repeated="767"/>
        </table:table-row>
        <table:table-row table:style-name="ro73">
          <table:table-cell table:style-name="ce2"/>
          <table:table-cell table:style-name="ce8" office:value-type="string">
            <text:p><text:span text:style-name="T3"><text:a xlink:href="http://www.ciaj.or.jp/access/web/docs/WCAG-TECHS/H73.html">H73</text:a></text:span></text:p>
          </table:table-cell>
          <table:table-cell table:style-name="ce33" office:value-type="string">
            <text:p>table 要素の summary 属性を用いて、データテーブルの概要を提供する</text:p>
          </table:table-cell>
          <table:table-cell table:style-name="ce55"/>
          <table:table-cell table:style-name="ce72" office:value-type="string">
            <text:p>問題の可能性大／要判断箇所</text:p>
          </table:table-cell>
          <table:table-cell table:style-name="ce39" office:value-type="string">
            <text:p>データテーブルと推測される部分に次のような問題の可能性があります。</text:p>
            <text:p>・summary属性がありません。</text:p>
            <text:p>・summary属性とcaption要素が重複しています。</text:p>
            <text:p>レイアウトテーブルと推測される部分に次のような問題の可能性があります。</text:p>
            <text:p>・summary属性に値が設定されています。(summary=""は良い)</text:p>
            <text:p>何も検出されない場合でも、次の事を確認してください。</text:p>
            <text:p>・データテーブルがありsummary属性が提供されているとき、そのsummaryの内容は、テーブルの構成や利用方法を説明している。</text:p>
            <text:p>すべて問題なければ適合です。</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summary属性の指定はない。この表の場合は、特にサマリーは載せなくとも、本文を読むと必要な情報は書かれているので summary=""で良いのではないかと思われる。</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0</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H63.html">H63</text:a></text:span></text:p>
          </table:table-cell>
          <table:table-cell table:style-name="ce33" office:value-type="string">
            <text:p>scope 属性を用いて、データテーブルの見出しセルとデータセルを関連付ける</text:p>
          </table:table-cell>
          <table:table-cell table:style-name="ce55"/>
          <table:table-cell table:style-name="ce72" office:value-type="string">
            <text:p>問題あり／要判断箇所</text:p>
          </table:table-cell>
          <table:table-cell table:style-name="ce39" office:value-type="string">
            <text:p>miCheckerの音声ユーザビリティ視覚化モードで次のことを確認します。</text:p>
            <text:p>表内のデータの見出しが行方向にあるのか列方向にあるのかが不明確な場合は、scopeを用いて方向が設定されている必要があります。設定されていれば適合です。</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特に指定は無い。見出しセルの使用とともに割り付けることが望まれる。</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1</text:a></text:span></text:p>
          </table:table-cell>
          <table:table-cell table:style-name="ce2" table:number-columns-repeated="245"/>
          <table:table-cell table:number-columns-repeated="767"/>
        </table:table-row>
        <table:table-row table:style-name="ro44">
          <table:table-cell table:style-name="ce2"/>
          <table:table-cell table:style-name="ce8" office:value-type="string">
            <text:p><text:span text:style-name="T3"><text:a xlink:href="http://www.ciaj.or.jp/access/web/docs/WCAG-TECHS/H43.html">H43</text:a></text:span></text:p>
          </table:table-cell>
          <table:table-cell table:style-name="ce33" office:value-type="string">
            <text:p>id 属性及び headers 属性を用いて、データテーブルのデータセルを見出しセルと関連付ける</text:p>
          </table:table-cell>
          <table:table-cell table:style-name="ce55"/>
          <table:table-cell table:style-name="ce72" office:value-type="string">
            <text:p>問題あり</text:p>
          </table:table-cell>
          <table:table-cell table:style-name="ce39" office:value-type="string">
            <text:p>miCheckerの音声ユーザビリティ視覚化モードでidとheadersの関係を確認してください。</text:p>
            <text:p>何も検出されない場合でも、複雑な表が存在する場合には、idとheadersを用いて、データセルと見出しセルの関連付けをしていることをmiCheckerの音声ユーザビリティ視覚化モードで確認して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セル結合があるので見出しとデータの対応が付かなくなる可能性があるので、headersとidは必須である。</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2</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H44.html">H44</text:a></text:span></text:p>
          </table:table-cell>
          <table:table-cell table:style-name="ce33" office:value-type="string">
            <text:p>label要素を用いて、テキストのラベルとフォーム・コントロールを関連付ける</text:p>
          </table:table-cell>
          <table:table-cell table:style-name="ce55"/>
          <table:table-cell table:style-name="ce72" office:value-type="string">
            <text:p>問題あり／問題の可能性大／要判断箇所</text:p>
          </table:table-cell>
          <table:table-cell table:style-name="ce39" office:value-type="string">
            <text:p>フォーム･コントロールがテキストのラベルと関連付けられていません。ラベルの使用が困難なフォーム・コントロールがある場合はH65に従います。</text:p>
          </table:table-cell>
          <table:table-cell table:style-name="ce98" office:value-type="string">
            <text:p>×</text:p>
          </table:table-cell>
          <table:table-cell table:style-name="ce104"/>
          <table:table-cell table:number-columns-repeated="2" table:style-name="ce104" office:value-type="float" office:value="2">
            <text:p>2</text:p>
          </table:table-cell>
          <table:table-cell table:style-name="ce122"/>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3-a</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H65.html">H65</text:a></text:span></text:p>
          </table:table-cell>
          <table:table-cell table:style-name="ce33" office:value-type="string">
            <text:p>label要素を用いることができないとき、title属性を用いてフォーム・コントロールを特定する</text:p>
          </table:table-cell>
          <table:table-cell table:style-name="ce55"/>
          <table:table-cell table:style-name="ce72" office:value-type="string">
            <text:p>問題あり／要判断箇所</text:p>
          </table:table-cell>
          <table:table-cell table:style-name="ce39" office:value-type="string">
            <text:p>ラベルに相当するものが画面に表示されていない場合、あるいは、郵便番号のようにフォーム・コントロールが連続しているためlabel要素を用いることができない場合は、title属性を用いてフォーム・コントールを特定します。H44に従うことが可能な場合は、H44を優先します。</text:p>
          </table:table-cell>
          <table:table-cell table:style-name="ce98" office:value-type="string">
            <text:p>×</text:p>
          </table:table-cell>
          <table:table-cell table:style-name="ce104"/>
          <table:table-cell table:number-columns-repeated="2" table:style-name="ce104" office:value-type="float" office:value="2">
            <text:p>2</text:p>
          </table:table-cell>
          <table:table-cell table:style-name="ce122"/>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3-b</text:a></text:span></text:p>
          </table:table-cell>
          <table:table-cell table:style-name="ce2" table:number-columns-repeated="245"/>
          <table:table-cell table:number-columns-repeated="767"/>
        </table:table-row>
        <table:table-row table:style-name="ro74">
          <table:table-cell table:style-name="ce2"/>
          <table:table-cell table:style-name="ce8" office:value-type="string">
            <text:p><text:span text:style-name="T3"><text:a xlink:href="http://www.ciaj.or.jp/access/web/docs/WCAG-TECHS/H71.html">H71</text:a></text:span></text:p>
          </table:table-cell>
          <table:table-cell table:style-name="ce33" office:value-type="string">
            <text:p>fieldset 要素及び legend 要素を用いて、フォーム・コントロールのグループに関する説明を提供する</text:p>
          </table:table-cell>
          <table:table-cell table:style-name="ce55"/>
          <table:table-cell table:style-name="ce72" office:value-type="string">
            <text:p>問題あり／要判断箇所</text:p>
          </table:table-cell>
          <table:table-cell table:style-name="ce33" office:value-type="string">
            <text:p>フォームのコントロールがあるグループを形成している場合は、fieldset 要素及び legend 要素を用いて、フォーム・コントロールのグループに関する説明を提供してください。(ソースレベルで確認してください。)</text:p>
            <text:p>input type="text" でもグループを形成しているときは、同様に確認してください。</text:p>
          </table:table-cell>
          <table:table-cell table:style-name="ce102" office:value-type="string">
            <text:p>○</text:p>
          </table:table-cell>
          <table:table-cell table:style-name="ce104"/>
          <table:table-cell table:number-columns-repeated="2" table:style-name="ce104" office:value-type="float" office:value="0">
            <text:p>0</text:p>
          </table:table-cell>
          <table:table-cell table:style-name="ce39" office:value-type="string">
            <text:p>特にグループをなしている部分は無かった</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4</text:a></text:span></text:p>
          </table:table-cell>
          <table:table-cell table:style-name="ce2" table:number-columns-repeated="245"/>
          <table:table-cell table:number-columns-repeated="767"/>
        </table:table-row>
        <table:table-row table:style-name="ro68">
          <table:table-cell table:style-name="ce2"/>
          <table:table-cell table:style-name="ce8" office:value-type="string">
            <text:p><text:span text:style-name="T3"><text:a xlink:href="http://www.ciaj.or.jp/access/web/docs/WCAG-TECHS/H85.html">H85</text:a></text:span></text:p>
          </table:table-cell>
          <table:table-cell table:style-name="ce33" office:value-type="string">
            <text:p>optgroup 要素を用いて、select 要素内の option 要素をグループ化する</text:p>
          </table:table-cell>
          <table:table-cell table:style-name="ce55"/>
          <table:table-cell table:style-name="ce72" office:value-type="string">
            <text:p>要判断箇所</text:p>
          </table:table-cell>
          <table:table-cell table:style-name="ce39" office:value-type="string">
            <text:p>一般的なブラウザでセレクトメニューを開き、選択肢が沢山あるような場合は、その選択肢が適当にグルーピングされていれば適合です。</text:p>
          </table:table-cell>
          <table:table-cell table:style-name="ce102" office:value-type="string">
            <text:p>○</text:p>
          </table:table-cell>
          <table:table-cell table:style-name="ce104"/>
          <table:table-cell table:number-columns-repeated="2" table:style-name="ce104" office:value-type="float" office:value="0">
            <text:p>0</text:p>
          </table:table-cell>
          <table:table-cell table:style-name="ce39" office:value-type="string">
            <text:p>特にグループをなしている部分はなかった。</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5</text:a></text:span></text:p>
          </table:table-cell>
          <table:table-cell table:style-name="ce2" table:number-columns-repeated="245"/>
          <table:table-cell table:number-columns-repeated="767"/>
        </table:table-row>
        <table:table-row table:style-name="ro75">
          <table:table-cell table:style-name="ce2"/>
          <table:table-cell table:style-name="ce8" office:value-type="string">
            <text:p><text:span text:style-name="T3"><text:a xlink:href="http://www.ciaj.or.jp/access/web/docs/WCAG-TECHS/H48.html">H48</text:a></text:span></text:p>
          </table:table-cell>
          <table:table-cell table:style-name="ce33" office:value-type="string">
            <text:p>リストに、ol 要素、ul 要素、dl 要素を用いる</text:p>
          </table:table-cell>
          <table:table-cell table:style-name="ce55"/>
          <table:table-cell table:style-name="ce72" office:value-type="string">
            <text:p>手動確認</text:p>
          </table:table-cell>
          <table:table-cell table:style-name="ce85" office:value-type="string">
            <text:p>一般的なブラウザで表示した時に、リストにすべきであると考えられる部分について、そこにリスト要素が用いられているかどうかを、miCheckerの音声ユーザビリティ視覚化モードで確認してください。もし、リスト要素が使われていない場合は不適合です。例えば、中黒やマイナス記号を行頭において、それが数行並ぶようなケースはリストとするべきでしょう。</text:p>
          </table:table-cell>
          <table:table-cell table:style-name="ce102" office:value-type="string">
            <text:p>○</text:p>
          </table:table-cell>
          <table:table-cell table:style-name="ce113"/>
          <table:table-cell table:style-name="ce113" office:value-type="float" office:value="0">
            <text:p>0</text:p>
          </table:table-cell>
          <table:table-cell table:style-name="ce104" office:value-type="float" office:value="0">
            <text:p>0</text:p>
          </table:table-cell>
          <table:table-cell table:style-name="ce85" office:value-type="string">
            <text:p>リストと思われる表記の部分があったのでmiCheckerでリスト要素が使われているか確認した。正しく使われていた。</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6</text:a></text:span></text:p>
          </table:table-cell>
          <table:table-cell table:style-name="ce2" table:number-columns-repeated="245"/>
          <table:table-cell table:number-columns-repeated="767"/>
        </table:table-row>
        <table:table-row table:style-name="ro76">
          <table:table-cell table:style-name="ce2"/>
          <table:table-cell table:style-name="ce8" office:value-type="string">
            <text:p><text:span text:style-name="T3"><text:a xlink:href="http://www.ciaj.or.jp/access/web/docs/WCAG-TECHS/H42.html">H42</text:a></text:span></text:p>
          </table:table-cell>
          <table:table-cell table:style-name="ce33" office:value-type="string">
            <text:p>h1要素～h6要素を用いて、見出しを特定する</text:p>
          </table:table-cell>
          <table:table-cell table:style-name="ce55"/>
          <table:table-cell table:style-name="ce72" office:value-type="string">
            <text:p>要判断箇所／手動確認</text:p>
          </table:table-cell>
          <table:table-cell table:style-name="ce39" office:value-type="string">
            <text:p>一般的なブラウザで表示した時に、見出しが設定されるべきであると考えられる部分について、miCheckerの音声ユーザビリティ視覚化モードにて、見出しが設定されているかどうかを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h2のみ使われていて、かつそれは、デザインのために使われている。本来の見出しであると思われる部分は、テキスト画像でそれらしくされているが、見出し要素は付いていなかった。</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7</text:a></text:span></text:p>
          </table:table-cell>
          <table:table-cell table:style-name="ce2" table:number-columns-repeated="245"/>
          <table:table-cell table:number-columns-repeated="767"/>
        </table:table-row>
        <table:table-row table:style-name="ro39">
          <table:table-cell table:style-name="ce2"/>
          <table:table-cell table:style-name="ce8" office:value-type="string">
            <text:p><text:span text:style-name="T3"><text:a xlink:href="http://www.ciaj.or.jp/access/web/docs/WCAG-TECHS/SCR21.html">SCR21</text:a></text:span></text:p>
          </table:table-cell>
          <table:table-cell table:style-name="ce33" office:value-type="string">
            <text:p>DOM（ドキュメント・オブジェクト・モデル）を用いて、ページにコンテンツを追加する</text:p>
          </table:table-cell>
          <table:table-cell table:style-name="ce55"/>
          <table:table-cell table:style-name="ce72" office:value-type="string">
            <text:p>手動確認</text:p>
          </table:table-cell>
          <table:table-cell table:style-name="ce39" office:value-type="string">
            <text:p>ページにコンテンツを追加する場合はDOMを用いてください。document.write()、innerHTML、outerHTML、innerTextあるいはouterTextは使わないでください。</text:p>
          </table:table-cell>
          <table:table-cell table:style-name="ce102"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A-</text:a></text:span><text:span text:style-name="T7"><text:a xlink:href="http://www.ciaj.or.jp/access/web/docs/jis2010-test-guidelines/icl-7.1.3.1.html">項番</text:a></text:span><text:span text:style-name="T7"><text:a xlink:href="http://www.ciaj.or.jp/access/web/docs/jis2010-test-guidelines/icl-7.1.3.1.html">18</text:a></text:span></text:p>
          </table:table-cell>
          <table:table-cell table:style-name="ce2" table:number-columns-repeated="245"/>
          <table:table-cell table:number-columns-repeated="767"/>
        </table:table-row>
        <table:table-row table:style-name="ro64">
          <table:table-cell table:style-name="ce2"/>
          <table:table-cell table:style-name="ce8" office:value-type="string">
            <text:p><text:span text:style-name="T3"><text:a xlink:href="http://www.ciaj.or.jp/access/web/docs/WCAG-TECHS/T1.html">T1</text:a></text:span></text:p>
          </table:table-cell>
          <table:table-cell table:style-name="ce33" office:value-type="string">
            <text:p>段落に、標準的なテキストの書式の表現法を用いる</text:p>
          </table:table-cell>
          <table:table-cell table:style-name="ce55"/>
          <table:table-cell table:style-name="ce72" office:value-type="string">
            <text:p>(テキストファイルの場合は<text:tab/>手動確認)</text:p>
          </table:table-cell>
          <table:table-cell table:style-name="ce39" office:value-type="string">
            <text:p>一般的なブラウザで表示して、段落であることが、記述方法やテキストの表現で明確になっているかを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該当箇所はない。</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B-</text:a></text:span><text:span text:style-name="T7"><text:a xlink:href="http://www.ciaj.or.jp/access/web/docs/jis2010-test-guidelines/icl-7.1.3.1.html">項番</text:a></text:span><text:span text:style-name="T7"><text:a xlink:href="http://www.ciaj.or.jp/access/web/docs/jis2010-test-guidelines/icl-7.1.3.1.html">1</text:a></text:span></text:p>
          </table:table-cell>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T2.html">T2</text:a></text:span></text:p>
          </table:table-cell>
          <table:table-cell table:style-name="ce33" office:value-type="string">
            <text:p>リストに、標準的なテキストの書式の表現法を用いる</text:p>
          </table:table-cell>
          <table:table-cell table:style-name="ce55"/>
          <table:table-cell table:style-name="ce72" office:value-type="string">
            <text:p>(テキストファイルの場合は<text:tab/>手動確認)</text:p>
          </table:table-cell>
          <table:table-cell table:style-name="ce39" office:value-type="string">
            <text:p>一般的なブラウザで表示して、リストであることが、記述方法やテキストで明確になっているかを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該当箇所はない。</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B-</text:a></text:span><text:span text:style-name="T7"><text:a xlink:href="http://www.ciaj.or.jp/access/web/docs/jis2010-test-guidelines/icl-7.1.3.1.html">項番</text:a></text:span><text:span text:style-name="T7"><text:a xlink:href="http://www.ciaj.or.jp/access/web/docs/jis2010-test-guidelines/icl-7.1.3.1.html">1</text:a></text:span></text:p>
          </table:table-cell>
          <table:table-cell table:style-name="ce2" table:number-columns-repeated="245"/>
          <table:table-cell table:number-columns-repeated="767"/>
        </table:table-row>
        <table:table-row table:style-name="ro68">
          <table:table-cell table:style-name="ce2"/>
          <table:table-cell table:style-name="ce8" office:value-type="string">
            <text:p><text:span text:style-name="T3"><text:a xlink:href="http://www.ciaj.or.jp/access/web/docs/WCAG-TECHS/T3.html">T3</text:a></text:span></text:p>
          </table:table-cell>
          <table:table-cell table:style-name="ce33" office:value-type="string">
            <text:p>見出しに、標準的なテキストの書式の表現法を用いる</text:p>
          </table:table-cell>
          <table:table-cell table:style-name="ce55"/>
          <table:table-cell table:style-name="ce72" office:value-type="string">
            <text:p>(テキストファイルの場合は<text:tab/>手動確認)</text:p>
          </table:table-cell>
          <table:table-cell table:style-name="ce39" office:value-type="string">
            <text:p>一般的なブラウザで表示して、見出しであることが、記述方法やテキストで明確になっているかを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該当箇所はない。</text:p>
          </table:table-cell>
          <table:table-cell table:style-name="ce130" office:value-type="string">
            <text:p><text:span text:style-name="T7"><text:a xlink:href="http://www.ciaj.or.jp/access/web/docs/jis2010-test-guidelines/icl-7.1.3.1.html">7</text:a></text:span><text:span text:style-name="T7"><text:a xlink:href="http://www.ciaj.or.jp/access/web/docs/jis2010-test-guidelines/icl-7.1.3.1.html">.1.3.1-</text:a></text:span><text:span text:style-name="T7"><text:a xlink:href="http://www.ciaj.or.jp/access/web/docs/jis2010-test-guidelines/icl-7.1.3.1.html">状況</text:a></text:span><text:span text:style-name="T7"><text:a xlink:href="http://www.ciaj.or.jp/access/web/docs/jis2010-test-guidelines/icl-7.1.3.1.html">B-</text:a></text:span><text:span text:style-name="T7"><text:a xlink:href="http://www.ciaj.or.jp/access/web/docs/jis2010-test-guidelines/icl-7.1.3.1.html">項番</text:a></text:span><text:span text:style-name="T7"><text:a xlink:href="http://www.ciaj.or.jp/access/web/docs/jis2010-test-guidelines/icl-7.1.3.1.html">1</text:a></text:span></text:p>
          </table:table-cell>
          <table:table-cell table:style-name="ce2" table:number-columns-repeated="245"/>
          <table:table-cell table:number-columns-repeated="767"/>
        </table:table-row>
        <table:table-row table:style-name="ro77">
          <table:table-cell table:style-name="ce2"/>
          <table:table-cell table:style-name="ce8" office:value-type="string">
            <text:p><text:span text:style-name="T3"><text:a xlink:href="http://www.ciaj.or.jp/access/web/docs/WCAG-TECHS/F46.html">F46</text:a></text:span></text:p>
          </table:table-cell>
          <table:table-cell table:style-name="ce33" office:value-type="string">
            <text:p>レイアウトテーブルで、th要素、caption要素、又は空ではないsummary属性を用いている</text:p>
          </table:table-cell>
          <table:table-cell table:style-name="ce55"/>
          <table:table-cell table:style-name="ce72" office:value-type="string">
            <text:p>問題の可能性大／要判断箇所</text:p>
          </table:table-cell>
          <table:table-cell table:style-name="ce39" office:value-type="string">
            <text:p>レイアウトテーブルの場合は、th要素、caption要素、あるいは空ではないsummary属性は使用しないでください。</text:p>
          </table:table-cell>
          <table:table-cell table:style-name="ce102" office:value-type="string">
            <text:p>○</text:p>
          </table:table-cell>
          <table:table-cell table:style-name="ce104"/>
          <table:table-cell table:number-columns-repeated="2" table:style-name="ce104" office:value-type="float" office:value="0">
            <text:p>0</text:p>
          </table:table-cell>
          <table:table-cell table:style-name="ce39" office:value-type="string">
            <text:p>(不適合事例)</text:p>
          </table:table-cell>
          <table:table-cell table:style-name="ce133"/>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78">
          <table:table-cell table:style-name="ce2"/>
          <table:table-cell table:style-name="ce12" office:value-type="string">
            <text:p><text:span text:style-name="T3"><text:a xlink:href="http://www.ciaj.or.jp/access/web/docs/UNDERSTANDING-WCAG20/content-structure-separation-sequence.html">7.1.3.2</text:a></text:span></text:p>
          </table:table-cell>
          <table:table-cell table:style-name="ce32" office:value-type="string">
            <text:p>意味のある順序: <text:span text:style-name="T6">コンテンツが提供されている順序がその意味に影響を及ぼす場合に</text:span><text:span text:style-name="T6">は、正確な読み上げ順序はプログラムが解釈可能でなければならない。</text:span></text:p>
          </table:table-cell>
          <table:table-cell table:style-name="ce54" office:value-type="string">
            <text:p>A</text:p>
          </table:table-cell>
          <table:table-cell table:style-name="ce71"/>
          <table:table-cell table:style-name="ce88"/>
          <table:table-cell table:style-name="ce103">
            <draw:custom-shape table:end-cell-address="記入例.K99" table:end-x="3.34cm" table:end-y="1.401cm" draw:z-index="2" draw:name="Text 12" draw:style-name="gr1" draw:text-style-name="P2" svg:width="8.608cm" svg:height="1.055cm" svg:x="0.315cm" svg:y="0.346cm">
              <text:p text:style-name="P1"><text:span text:style-name="T2">レイアウトテーブルを誤って使用しているため、情報の取得が困難になっているケース。</text:span></text:p>
              <draw:enhanced-geometry svg:viewBox="0 0 21600 21600" draw:text-rotate-angle="-0" draw:type="mso-spt202" draw:enhanced-path="M 0 0 L 21600 0 21600 21600 0 21600 0 0 Z N"/>
            </draw:custom-shape>
          </table:table-cell>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79">
          <table:table-cell table:style-name="ce2"/>
          <table:table-cell table:style-name="ce8" office:value-type="string">
            <text:p><text:span text:style-name="T3"><text:a xlink:href="http://www.ciaj.or.jp/access/web/docs/WCAG-TECHS/G57.html">G57</text:a></text:span></text:p>
          </table:table-cell>
          <table:table-cell table:style-name="ce33" office:value-type="string">
            <text:p>コンテンツを意味のある順序で並べる</text:p>
          </table:table-cell>
          <table:table-cell table:style-name="ce55"/>
          <table:table-cell table:style-name="ce72" office:value-type="string">
            <text:p>手動確認</text:p>
          </table:table-cell>
          <table:table-cell table:style-name="ce39" office:value-type="string">
            <text:p>miCheckerの音声ブラウザモードで視覚化を実行してください。(リニアライズされて表示されます。) その状況でも、コンテンツの順序に混乱が発生せずに、リニアライズする前のコンテンツと同じ意味を提供していれば適合です。</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視覚化すると、製品名称が8つならび、次に価格が3つならば、特徴が5つならんでいる。これでは、製品ごとの情報を正しく得られない。</text:p>
          </table:table-cell>
          <table:table-cell table:style-name="ce130" office:value-type="string">
            <text:p><text:span text:style-name="T7"><text:a xlink:href="http://www.ciaj.or.jp/access/web/docs/jis2010-test-guidelines/icl-7.1.3.2.html">7</text:a></text:span><text:span text:style-name="T7"><text:a xlink:href="http://www.ciaj.or.jp/access/web/docs/jis2010-test-guidelines/icl-7.1.3.2.html">.1.3.2-</text:a></text:span><text:span text:style-name="T7"><text:a xlink:href="http://www.ciaj.or.jp/access/web/docs/jis2010-test-guidelines/icl-7.1.3.2.html">項番</text:a></text:span><text:span text:style-name="T7"><text:a xlink:href="http://www.ciaj.or.jp/access/web/docs/jis2010-test-guidelines/icl-7.1.3.2.html">1</text:a></text:span></text:p>
          </table:table-cell>
          <table:table-cell table:style-name="ce2" table:number-columns-repeated="245"/>
          <table:table-cell table:number-columns-repeated="767"/>
        </table:table-row>
        <table:table-row table:style-name="ro80">
          <table:table-cell table:style-name="ce2"/>
          <table:table-cell table:style-name="ce8" office:value-type="string">
            <text:p><text:span text:style-name="T3"><text:a xlink:href="http://www.ciaj.or.jp/access/web/docs/WCAG-TECHS/C27.html">C27</text:a></text:span></text:p>
          </table:table-cell>
          <table:table-cell table:style-name="ce33" office:value-type="string">
            <text:p>DOMの順序を表示順序と一致させる</text:p>
          </table:table-cell>
          <table:table-cell table:style-name="ce55"/>
          <table:table-cell table:style-name="ce72" office:value-type="string">
            <text:p>手動確認</text:p>
          </table:table-cell>
          <table:table-cell table:style-name="ce39" office:value-type="string">
            <text:p>一般的なブラウザで、TABキー(HTMLコンテンツの場合)または矢印キーを用いて、フォーカスを受け取る要素を移動して、その順序が意味と操作性を保持していることを確認します。これは、評価対象とする技術全てに対して実施します。(Flashなど)</text:p>
            <text:p>加えて、miCheckerの音声ブラウザモードで視覚化を実行してください。(リニアライズされて表示されます。) その状況でも、読み上げ順序などに混乱が発生せずに、リニアライズする前のコンテンツと同じ意味を提供していれば適合です。</text:p>
          </table:table-cell>
          <table:table-cell table:style-name="ce102"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1.3.2.html">7</text:a></text:span><text:span text:style-name="T7"><text:a xlink:href="http://www.ciaj.or.jp/access/web/docs/jis2010-test-guidelines/icl-7.1.3.2.html">.1.3.2-</text:a></text:span><text:span text:style-name="T7"><text:a xlink:href="http://www.ciaj.or.jp/access/web/docs/jis2010-test-guidelines/icl-7.1.3.2.html">項番</text:a></text:span><text:span text:style-name="T7"><text:a xlink:href="http://www.ciaj.or.jp/access/web/docs/jis2010-test-guidelines/icl-7.1.3.2.html">1</text:a></text:span></text:p>
          </table:table-cell>
          <table:table-cell table:style-name="ce2" table:number-columns-repeated="245"/>
          <table:table-cell table:number-columns-repeated="767"/>
        </table:table-row>
        <table:table-row table:style-name="ro9">
          <table:table-cell table:style-name="ce2"/>
          <table:table-cell table:style-name="ce8" office:value-type="string">
            <text:p><text:span text:style-name="T3"><text:a xlink:href="http://www.ciaj.or.jp/access/web/docs/WCAG-TECHS/C8.html">C8</text:a></text:span></text:p>
          </table:table-cell>
          <table:table-cell table:style-name="ce33" office:value-type="string">
            <text:p>CSS の letter-spacing プロパティを用いて、単語内の文字間隔を調整する</text:p>
          </table:table-cell>
          <table:table-cell table:style-name="ce55"/>
          <table:table-cell table:style-name="ce72" office:value-type="string">
            <text:p>問題の可能性大</text:p>
          </table:table-cell>
          <table:table-cell table:style-name="ce39" office:value-type="string">
            <text:p>指摘された箇所にはスペースが挿入されています。もし、これが文字の見栄えのために挿入されたダミーのスペースの場合には不適合とします。(スペースを空けたい場合はスタイルシートを用います。)</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詳　細」と表現されている箇所がある。</text:p>
          </table:table-cell>
          <table:table-cell table:style-name="ce130"/>
          <table:table-cell table:style-name="ce2" table:number-columns-repeated="245"/>
          <table:table-cell table:number-columns-repeated="767"/>
        </table:table-row>
        <table:table-row table:style-name="ro31">
          <table:table-cell table:style-name="ce2"/>
          <table:table-cell table:style-name="ce8" office:value-type="string">
            <text:p><text:span text:style-name="T3"><text:a xlink:href="http://www.ciaj.or.jp/access/web/docs/WCAG-TECHS/H34.html">H34</text:a></text:span></text:p>
          </table:table-cell>
          <table:table-cell table:style-name="ce33" office:value-type="string">
            <text:p>UnicodeのRLM文字又はLRM文字を用いて、インラインでテキストの方向を混在させる</text:p>
          </table:table-cell>
          <table:table-cell table:style-name="ce55"/>
          <table:table-cell table:style-name="ce72" office:value-type="string">
            <text:p>手動確認</text:p>
          </table:table-cell>
          <table:table-cell table:style-name="ce33" office:value-type="string">
            <text:p>アラビア語およびヘブライ語が使われている場合、RLM/LRMの指定があることをソースレベルで確認します。ただし、dir指定のどちらかのみを用い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3"/>
          <table:table-cell table:style-name="ce133"/>
          <table:table-cell table:style-name="ce2" table:number-columns-repeated="245"/>
          <table:table-cell table:number-columns-repeated="767"/>
        </table:table-row>
        <table:table-row table:style-name="ro68">
          <table:table-cell table:style-name="ce2"/>
          <table:table-cell table:style-name="ce8" office:value-type="string">
            <text:p><text:span text:style-name="T3"><text:a xlink:href="http://www.ciaj.or.jp/access/web/docs/WCAG-TECHS/H56.html">H56</text:a></text:span></text:p>
          </table:table-cell>
          <table:table-cell table:style-name="ce33" office:value-type="string">
            <text:p>インライン要素の dir 属性を用いて、入れ子になったテキストの表記方向に伴う問題を解決する</text:p>
          </table:table-cell>
          <table:table-cell table:style-name="ce55"/>
          <table:table-cell table:style-name="ce72" office:value-type="string">
            <text:p>手動確認</text:p>
          </table:table-cell>
          <table:table-cell table:style-name="ce33" office:value-type="string">
            <text:p>アラビア語およびヘブライ語が使われている場合、dir指定があることをソースレベルで確認します。ただし、RLM/LRM指定のどちらかのみを用い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3"/>
          <table:table-cell table:style-name="ce133"/>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C6.html">C6</text:a></text:span></text:p>
          </table:table-cell>
          <table:table-cell table:style-name="ce33" office:value-type="string">
            <text:p>構造を示すマークアップをした上で、コンテンツを配置する</text:p>
          </table:table-cell>
          <table:table-cell table:style-name="ce55"/>
          <table:table-cell table:style-name="ce72" office:value-type="string">
            <text:p>手動確認</text:p>
          </table:table-cell>
          <table:table-cell table:style-name="ce39" office:value-type="string">
            <text:p>miCheckerの音声ブラウザモードで視覚化を実行してください。(リニアライズされて表示されます。) その状況でも、コンテンツの構造の理解に混乱が発生せずに、リニアライズする前のコンテンツと同じ意味を提供してい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table:table-cell table:style-name="ce133"/>
          <table:table-cell table:style-name="ce2" table:number-columns-repeated="245"/>
          <table:table-cell table:number-columns-repeated="767"/>
        </table:table-row>
        <table:table-row table:style-name="ro81">
          <table:table-cell table:style-name="ce2"/>
          <table:table-cell table:style-name="ce8" office:value-type="string">
            <text:p><text:span text:style-name="T3"><text:a xlink:href="http://www.ciaj.or.jp/access/web/docs/WCAG-TECHS/F32.html">F32</text:a></text:span></text:p>
          </table:table-cell>
          <table:table-cell table:style-name="ce33" office:value-type="string">
            <text:p>スペースを用いて、単語内の文字間を空けている</text:p>
          </table:table-cell>
          <table:table-cell table:style-name="ce55"/>
          <table:table-cell table:style-name="ce72" office:value-type="string">
            <text:p>問題の可能性大</text:p>
          </table:table-cell>
          <table:table-cell table:style-name="ce39" office:value-type="string">
            <text:p>空白を含む部分が単語の場合は不適合です。</text:p>
            <text:p>この問題が存在する場合は、C8を不適合とします。</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不適合事例)</text:p>
            <text:p>"送信"とすべきところが</text:p>
            <text:p>"送 <text:s/>信"となっていた。</text:p>
          </table:table-cell>
          <table:table-cell table:style-name="ce133"/>
          <table:table-cell table:style-name="ce2" table:number-columns-repeated="245"/>
          <table:table-cell table:number-columns-repeated="767"/>
        </table:table-row>
        <table:table-row table:style-name="ro58">
          <table:table-cell table:style-name="ce2"/>
          <table:table-cell table:style-name="ce8" office:value-type="string">
            <text:p><text:span text:style-name="T3"><text:a xlink:href="http://www.ciaj.or.jp/access/web/docs/WCAG-TECHS/F49.html">F49</text:a></text:span></text:p>
          </table:table-cell>
          <table:table-cell table:style-name="ce33" office:value-type="string">
            <text:p>リニアライズした際に、意味の通じないHTMLのレイアウトテーブルを用いている</text:p>
          </table:table-cell>
          <table:table-cell table:style-name="ce55"/>
          <table:table-cell table:style-name="ce72" office:value-type="string">
            <text:p>要判断箇所</text:p>
          </table:table-cell>
          <table:table-cell table:style-name="ce39" office:value-type="string">
            <text:p>miCheckerの音声ブラウザモードで視覚化を実行してください。(リニアライズされて表示されます。) その状況でも、コンテンツの順序に混乱が発生せずに、リニアライズする前のコンテンツと同じ意味を提供していれば適合です。</text:p>
            <text:p>この問題が存在する場合は、G57を不適合とします。</text:p>
          </table:table-cell>
          <table:table-cell table:style-name="ce102" office:value-type="string">
            <text:p>○</text:p>
          </table:table-cell>
          <table:table-cell table:style-name="ce104"/>
          <table:table-cell table:number-columns-repeated="2" table:style-name="ce104" office:value-type="float" office:value="0">
            <text:p>0</text:p>
          </table:table-cell>
          <table:table-cell table:style-name="ce39" office:value-type="string">
            <text:p>(不適合事例)</text:p>
          </table:table-cell>
          <table:table-cell table:style-name="ce133"/>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63">
          <table:table-cell table:style-name="ce2"/>
          <table:table-cell table:style-name="ce12" office:value-type="string">
            <text:p><text:span text:style-name="T3"><text:a xlink:href="http://www.ciaj.or.jp/access/web/docs/UNDERSTANDING-WCAG20/content-structure-separation-understanding.html">7.1.3.3</text:a></text:span></text:p>
          </table:table-cell>
          <table:table-cell table:style-name="ce32" office:value-type="string">
            <text:p>感覚的な特徴：<text:span text:style-name="T6">コンテンツを理解し操作するための説明を、形、大きさ、視覚的な位置</text:span><text:span text:style-name="T6">、方向又は音のような、構成要素がもつ感覚的な特徴だけで提供しては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82">
          <table:table-cell table:style-name="ce2"/>
          <table:table-cell table:style-name="ce8" office:value-type="string">
            <text:p><text:span text:style-name="T3"><text:a xlink:href="http://www.ciaj.or.jp/access/web/docs/WCAG-TECHS/G96.html">G96</text:a></text:span></text:p>
          </table:table-cell>
          <table:table-cell table:style-name="ce33" office:value-type="string">
            <text:p>理解すべき情報を感覚的にだけ伝えることのないように、テキストでもアイテムを特定する</text:p>
          </table:table-cell>
          <table:table-cell table:style-name="ce55"/>
          <table:table-cell table:style-name="ce72" office:value-type="string">
            <text:p>手動確認</text:p>
          </table:table-cell>
          <table:table-cell table:style-name="ce39" office:value-type="string">
            <text:p>miCheckerの音声ユーザビリティ視覚化モードで表示してください。(リニアライズされて表示されます。) その状況でも、感覚的な情報 (大きなボタン、右下のボタンといような表現) によって混乱が発生せずに、リニアライズする前のコンテンツと同じ意味を提供していれば適合です。</text:p>
          </table:table-cell>
          <table:table-cell table:style-name="ce102"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1.3.3.html">7</text:a></text:span><text:span text:style-name="T7"><text:a xlink:href="http://www.ciaj.or.jp/access/web/docs/jis2010-test-guidelines/icl-7.1.3.3.html">.1.3.3-</text:a></text:span><text:span text:style-name="T7"><text:a xlink:href="http://www.ciaj.or.jp/access/web/docs/jis2010-test-guidelines/icl-7.1.3.3.html">項番</text:a></text:span><text:span text:style-name="T7"><text:a xlink:href="http://www.ciaj.or.jp/access/web/docs/jis2010-test-guidelines/icl-7.1.3.3.html">1</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83">
          <table:table-cell table:style-name="ce2"/>
          <table:table-cell table:style-name="ce6" office:value-type="string">
            <text:p>7.1.4</text:p>
          </table:table-cell>
          <table:table-cell table:style-name="ce36" office:value-type="string">
            <text:p>コンテンツを、利用者にとって見やすくしたり聞きやすくしたりする。これには、前景と背景とを区別することも含む。</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82">
          <table:table-cell table:style-name="ce2"/>
          <table:table-cell table:style-name="ce12" office:value-type="string">
            <text:p><text:span text:style-name="T3"><text:a xlink:href="http://www.ciaj.or.jp/access/web/docs/UNDERSTANDING-WCAG20/visual-audio-contrast-without-color.html">7.1.4.1</text:a></text:span></text:p>
          </table:table-cell>
          <table:table-cell table:style-name="ce32" office:value-type="string">
            <text:p>色の使用：<text:span text:style-name="T6">情報を伝える、何が起こるか若しくは何が起きたかを示す、利用者の反応を</text:span><text:span text:style-name="T6">促す、又は視覚的な要素を区別する視覚的な手段として、色だけを使用してはならな</text:span><text:span text:style-name="T6">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84">
          <table:table-cell table:style-name="ce2"/>
          <table:table-cell table:style-name="ce8" office:value-type="string">
            <text:p><text:span text:style-name="T3"><text:a xlink:href="http://www.ciaj.or.jp/access/web/docs/WCAG-TECHS/G14.html">G14</text:a></text:span></text:p>
          </table:table-cell>
          <table:table-cell table:style-name="ce33" office:value-type="string">
            <text:p>色の違いで伝えている情報をテキストでも入手可能にする</text:p>
          </table:table-cell>
          <table:table-cell table:style-name="ce55"/>
          <table:table-cell table:style-name="ce72" office:value-type="string">
            <text:p>要判断箇所／手動確認</text:p>
          </table:table-cell>
          <table:table-cell table:style-name="ce39" office:value-type="string">
            <text:p>miCheckerの音声ユーザビリティ視覚化モードで表示してください。その状態において、色の違いによる表現によって混乱が発生せず、提供されているテキストから同じ意味が取得でき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沢山の食品が紹介されていて、その中でグルテンを含む食品は緑色の背景で区分されている。しかし、同時に、グルテンを含む食材と見出しがついているので、色が付いていなくとも分かるようになっている。</text:p>
          </table:table-cell>
          <table:table-cell table:style-name="ce130"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A-</text:a></text:span><text:span text:style-name="T7"><text:a xlink:href="http://www.ciaj.or.jp/access/web/docs/jis2010-test-guidelines/icl-7.1.4.1.html">項番</text:a></text:span><text:span text:style-name="T7"><text:a xlink:href="http://www.ciaj.or.jp/access/web/docs/jis2010-test-guidelines/icl-7.1.4.1.html">1,</text:a></text:span><text:span text:style-name="T7"><text:a xlink:href="http://www.ciaj.or.jp/access/web/docs/jis2010-test-guidelines/icl-7.1.4.1.html">状況</text:a></text:span><text:span text:style-name="T7"><text:a xlink:href="http://www.ciaj.or.jp/access/web/docs/jis2010-test-guidelines/icl-7.1.4.1.html">B-</text:a></text:span><text:span text:style-name="T7"><text:a xlink:href="http://www.ciaj.or.jp/access/web/docs/jis2010-test-guidelines/icl-7.1.4.1.html">項番</text:a></text:span><text:span text:style-name="T7"><text:a xlink:href="http://www.ciaj.or.jp/access/web/docs/jis2010-test-guidelines/icl-7.1.4.1.html">2</text:a></text:span></text:p>
          </table:table-cell>
          <table:table-cell table:style-name="ce2" table:number-columns-repeated="245"/>
          <table:table-cell table:number-columns-repeated="767"/>
        </table:table-row>
        <table:table-row table:style-name="ro42">
          <table:table-cell table:style-name="ce2"/>
          <table:table-cell table:style-name="ce8" office:value-type="string">
            <text:p><text:span text:style-name="T3"><text:a xlink:href="http://www.ciaj.or.jp/access/web/docs/WCAG-TECHS/G122.html">G122</text:a></text:span></text:p>
          </table:table-cell>
          <table:table-cell table:style-name="ce33" office:value-type="string">
            <text:p>色の手がかりを用いる際には、必ずテキストの手がかりも提供する</text:p>
          </table:table-cell>
          <table:table-cell table:style-name="ce55"/>
          <table:table-cell table:style-name="ce72" office:value-type="string">
            <text:p>要判断箇所</text:p>
          </table:table-cell>
          <table:table-cell table:style-name="ce39" office:value-type="string">
            <text:p>miCheckerの音声ユーザビリティ視覚化モードで表示してください。その状態において、色を手かがりにしていることで混乱が発生せず、提供されているテキストから同じ意味が取得できれば適合です。</text:p>
            <text:p>例えば、ページ中に「赤文字が必須」と色の違いを手がかりにしているような場合は、赤い文字部分にテキストで「(必須)」と添えていないと不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入力フォームで赤のラベルは必須と説明されているが、同時に(必須)と書かれているので問題ない。</text:p>
          </table:table-cell>
          <table:table-cell table:style-name="ce130"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A-</text:a></text:span><text:span text:style-name="T7"><text:a xlink:href="http://www.ciaj.or.jp/access/web/docs/jis2010-test-guidelines/icl-7.1.4.1.html">項番</text:a></text:span><text:span text:style-name="T7"><text:a xlink:href="http://www.ciaj.or.jp/access/web/docs/jis2010-test-guidelines/icl-7.1.4.1.html">1</text:a></text:span></text:p>
          </table:table-cell>
          <table:table-cell table:style-name="ce2" table:number-columns-repeated="245"/>
          <table:table-cell table:number-columns-repeated="767"/>
        </table:table-row>
        <table:table-row table:style-name="ro85">
          <table:table-cell table:style-name="ce2"/>
          <table:table-cell table:style-name="ce8" office:value-type="string">
            <text:p><text:span text:style-name="T3"><text:a xlink:href="http://www.ciaj.or.jp/access/web/docs/WCAG-TECHS/G182.html">G182</text:a></text:span></text:p>
          </table:table-cell>
          <table:table-cell table:style-name="ce33" office:value-type="string">
            <text:p>テキストの色の違いで情報を伝える際は、視覚的な手がかりを補足する</text:p>
          </table:table-cell>
          <table:table-cell table:style-name="ce55"/>
          <table:table-cell table:style-name="ce72" office:value-type="string">
            <text:p>要判断箇所</text:p>
          </table:table-cell>
          <table:table-cell table:style-name="ce39" office:value-type="string">
            <text:p>miCheckerの音声ユーザビリティ視覚化モードで表示してください。その状態において、色の違いによる表現によって混乱が発生しないように、視覚的な手かがり(テキストに下線を引く、イタリックにする、フォントを変えるなど)が提供されていれば適合です。</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5行ほどの説明文があり、見やすいように製品名称のところだけ色が変わっている。ここは色を変えるだけでなく、b要素で太字にすると良いと思われる。</text:p>
          </table:table-cell>
          <table:table-cell table:style-name="ce130"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A-</text:a></text:span><text:span text:style-name="T7"><text:a xlink:href="http://www.ciaj.or.jp/access/web/docs/jis2010-test-guidelines/icl-7.1.4.1.html">項番</text:a></text:span><text:span text:style-name="T7"><text:a xlink:href="http://www.ciaj.or.jp/access/web/docs/jis2010-test-guidelines/icl-7.1.4.1.html">2</text:a></text:span></text:p>
          </table:table-cell>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G183.html">G183</text:a></text:span></text:p>
          </table:table-cell>
          <table:table-cell table:style-name="ce33" office:value-type="string">
            <text:p>リンク又はコントロールを色だけで識別している箇所の視覚的な手がかりを補足するために、周囲にあるテキストとのコントラスト比を 3:1 以上にする</text:p>
          </table:table-cell>
          <table:table-cell table:style-name="ce55"/>
          <table:table-cell table:style-name="ce72" office:value-type="string">
            <text:p>手動確認</text:p>
          </table:table-cell>
          <table:table-cell table:style-name="ce39" office:value-type="string">
            <text:p>カラー・コントラスト・アナライザーなどを利用して、リンク又はコントロールを色だけで識別している箇所では、周囲にあるテキストとのコントラスト比が 3:1 以上になっているか確認してください。</text:p>
          </table:table-cell>
          <table:table-cell table:style-name="ce98" office:value-type="string">
            <text:p>○</text:p>
          </table:table-cell>
          <table:table-cell table:style-name="ce114"/>
          <table:table-cell table:number-columns-repeated="2" table:style-name="ce104" office:value-type="float" office:value="0">
            <text:p>0</text:p>
          </table:table-cell>
          <table:table-cell table:style-name="ce39" office:value-type="string">
            <text:p>カラー・コントラスト・アナライザーで評価したが、問題のある部分は検出されなかった。</text:p>
          </table:table-cell>
          <table:table-cell table:style-name="ce130"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A-</text:a></text:span><text:span text:style-name="T7"><text:a xlink:href="http://www.ciaj.or.jp/access/web/docs/jis2010-test-guidelines/icl-7.1.4.1.html">項番</text:a></text:span><text:span text:style-name="T7"><text:a xlink:href="http://www.ciaj.or.jp/access/web/docs/jis2010-test-guidelines/icl-7.1.4.1.html">3</text:a></text:span></text:p>
          </table:table-cell>
          <table:table-cell table:style-name="ce2" table:number-columns-repeated="245"/>
          <table:table-cell table:number-columns-repeated="767"/>
        </table:table-row>
        <table:table-row table:style-name="ro86">
          <table:table-cell table:style-name="ce2"/>
          <table:table-cell table:style-name="ce8" office:value-type="string">
            <text:p><text:span text:style-name="T3"><text:a xlink:href="http://www.ciaj.or.jp/access/web/docs/WCAG-TECHS/G111.html">G111</text:a></text:span></text:p>
          </table:table-cell>
          <table:table-cell table:style-name="ce33" office:value-type="string">
            <text:p>色とパターンを併用する</text:p>
          </table:table-cell>
          <table:table-cell table:style-name="ce55"/>
          <table:table-cell table:style-name="ce72" office:value-type="string">
            <text:p>手動確認</text:p>
          </table:table-cell>
          <table:table-cell table:style-name="ce39" office:value-type="string">
            <text:p>一般的なブラウザで、情報を伝える画像の中で色を使っている場合は、色だけでなくパターンを併用しているか確認してください。併用していれば適合です。判断が難しい場合などはモノクロ印刷を行い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グラフの各要素は、色だけでなくパターンを使っていた、また、引き出し線も付いていて、色がなくとも、どれが何かは明白だった。</text:p>
          </table:table-cell>
          <table:table-cell table:style-name="ce130" office:value-type="string">
            <text:p><text:span text:style-name="T7"><text:a xlink:href="http://www.ciaj.or.jp/access/web/docs/jis2010-test-guidelines/icl-7.1.4.1.html">7</text:a></text:span><text:span text:style-name="T7"><text:a xlink:href="http://www.ciaj.or.jp/access/web/docs/jis2010-test-guidelines/icl-7.1.4.1.html">.1.4.1-</text:a></text:span><text:span text:style-name="T7"><text:a xlink:href="http://www.ciaj.or.jp/access/web/docs/jis2010-test-guidelines/icl-7.1.4.1.html">状況</text:a></text:span><text:span text:style-name="T7"><text:a xlink:href="http://www.ciaj.or.jp/access/web/docs/jis2010-test-guidelines/icl-7.1.4.1.html">B-</text:a></text:span><text:span text:style-name="T7"><text:a xlink:href="http://www.ciaj.or.jp/access/web/docs/jis2010-test-guidelines/icl-7.1.4.1.html">項番</text:a></text:span><text:span text:style-name="T7"><text:a xlink:href="http://www.ciaj.or.jp/access/web/docs/jis2010-test-guidelines/icl-7.1.4.1.html">1</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70">
          <table:table-cell table:style-name="ce2"/>
          <table:table-cell table:style-name="ce12" office:value-type="string">
            <text:p><text:span text:style-name="T3"><text:a xlink:href="http://www.ciaj.or.jp/access/web/docs/UNDERSTANDING-WCAG20/visual-audio-contrast-dis-audio.html">7.1.4.2</text:a></text:span></text:p>
          </table:table-cell>
          <table:table-cell table:style-name="ce32" office:value-type="string">
            <text:p>音声制御: <text:span text:style-name="T6">ウェブページ上にある音声が自動的に再生され、その音声が</text:span><text:span text:style-name="T6">3 </text:span><text:span text:style-name="T6">秒より長く続</text:span><text:span text:style-name="T6">く場合、その音声を一時停止若しくは停止するメカニズム、又はシステム全体の音量レ</text:span><text:span text:style-name="T6">ベルに影響を与えずに音量レベルを調整できるメカニズムを提供し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53">
          <table:table-cell table:style-name="ce2"/>
          <table:table-cell table:style-name="ce8" office:value-type="string">
            <text:p><text:span text:style-name="T3"><text:a xlink:href="http://www.ciaj.or.jp/access/web/docs/WCAG-TECHS/G60.html">G60</text:a></text:span></text:p>
          </table:table-cell>
          <table:table-cell table:style-name="ce33" office:value-type="string">
            <text:p>音声の再生を3秒以内に自動的に停止する</text:p>
          </table:table-cell>
          <table:table-cell table:style-name="ce55"/>
          <table:table-cell table:style-name="ce72" office:value-type="string">
            <text:p>手動確認</text:p>
          </table:table-cell>
          <table:table-cell table:style-name="ce39" office:value-type="string">
            <text:p>ページを開いたときに流れる音声が3秒以内に停止することを確認してください。さらに再生される場合は不適合です。</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パックグラウンドミュージックがずっと流れ続ける。</text:p>
          </table:table-cell>
          <table:table-cell table:style-name="ce130" office:value-type="string">
            <text:p><text:span text:style-name="T7"><text:a xlink:href="http://www.ciaj.or.jp/access/web/docs/jis2010-test-guidelines/icl-7.1.4.2.html">7</text:a></text:span><text:span text:style-name="T7"><text:a xlink:href="http://www.ciaj.or.jp/access/web/docs/jis2010-test-guidelines/icl-7.1.4.2.html">.1.4.2-</text:a></text:span><text:span text:style-name="T7"><text:a xlink:href="http://www.ciaj.or.jp/access/web/docs/jis2010-test-guidelines/icl-7.1.4.2.html">項番</text:a></text:span><text:span text:style-name="T7"><text:a xlink:href="http://www.ciaj.or.jp/access/web/docs/jis2010-test-guidelines/icl-7.1.4.2.html">1</text:a></text:span></text:p>
          </table:table-cell>
          <table:table-cell table:style-name="ce2" table:number-columns-repeated="245"/>
          <table:table-cell table:number-columns-repeated="767"/>
        </table:table-row>
        <table:table-row table:style-name="ro76">
          <table:table-cell table:style-name="ce2"/>
          <table:table-cell table:style-name="ce8" office:value-type="string">
            <text:p><text:span text:style-name="T3"><text:a xlink:href="http://www.ciaj.or.jp/access/web/docs/WCAG-TECHS/G170.html">G170</text:a></text:span></text:p>
          </table:table-cell>
          <table:table-cell table:style-name="ce33" office:value-type="string">
            <text:p>自動的に再生される音声を停止するコントロールを、ウェブページの先頭付近で提供する</text:p>
          </table:table-cell>
          <table:table-cell table:style-name="ce55"/>
          <table:table-cell table:style-name="ce72" office:value-type="string">
            <text:p>手動確認</text:p>
          </table:table-cell>
          <table:table-cell table:style-name="ce39" office:value-type="string">
            <text:p>一般的なブラウザで、ページを開いたときに自動的に音声が再生される場合、それを停止するためのコントロールがページの先頭付近に用意されていることを確認してください。用意されていれば適合です。</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パックグラウンドミュージックを停止するための[mute]ボタンはあるが、音声ブラウザで聞いても、画面の配置上でも、ずっと後ろのほうだった。(一番最初におく必要がある。)</text:p>
          </table:table-cell>
          <table:table-cell table:style-name="ce130" office:value-type="string">
            <text:p><text:span text:style-name="T7"><text:a xlink:href="http://www.ciaj.or.jp/access/web/docs/jis2010-test-guidelines/icl-7.1.4.2.html">7</text:a></text:span><text:span text:style-name="T7"><text:a xlink:href="http://www.ciaj.or.jp/access/web/docs/jis2010-test-guidelines/icl-7.1.4.2.html">.1.4.2-</text:a></text:span><text:span text:style-name="T7"><text:a xlink:href="http://www.ciaj.or.jp/access/web/docs/jis2010-test-guidelines/icl-7.1.4.2.html">項番</text:a></text:span><text:span text:style-name="T7"><text:a xlink:href="http://www.ciaj.or.jp/access/web/docs/jis2010-test-guidelines/icl-7.1.4.2.html">1</text:a></text:span></text:p>
          </table:table-cell>
          <table:table-cell table:style-name="ce2" table:number-columns-repeated="245"/>
          <table:table-cell table:number-columns-repeated="767"/>
        </table:table-row>
        <table:table-row table:style-name="ro74">
          <table:table-cell table:style-name="ce2"/>
          <table:table-cell table:style-name="ce8" office:value-type="string">
            <text:p><text:span text:style-name="T3"><text:a xlink:href="http://www.ciaj.or.jp/access/web/docs/WCAG-TECHS/G171.html">G171</text:a></text:span></text:p>
          </table:table-cell>
          <table:table-cell table:style-name="ce33" office:value-type="string">
            <text:p>利用者の要求に応じてのみ、音声を再生する</text:p>
          </table:table-cell>
          <table:table-cell table:style-name="ce55"/>
          <table:table-cell table:style-name="ce72" office:value-type="string">
            <text:p>問題あり／手動確認</text:p>
          </table:table-cell>
          <table:table-cell table:style-name="ce39" office:value-type="string">
            <text:p>音声を再生する仕組みがある場合、利用者の指示がないと再生を開始しなけ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挨拶(音声)」というボタンがあり、それを押すと社長のメッセージが再生される。(途中で提示することもできた。)</text:p>
          </table:table-cell>
          <table:table-cell table:style-name="ce130" office:value-type="string">
            <text:p><text:span text:style-name="T7"><text:a xlink:href="http://www.ciaj.or.jp/access/web/docs/jis2010-test-guidelines/icl-7.1.4.2.html">7</text:a></text:span><text:span text:style-name="T7"><text:a xlink:href="http://www.ciaj.or.jp/access/web/docs/jis2010-test-guidelines/icl-7.1.4.2.html">.1.4.2-</text:a></text:span><text:span text:style-name="T7"><text:a xlink:href="http://www.ciaj.or.jp/access/web/docs/jis2010-test-guidelines/icl-7.1.4.2.html">項番</text:a></text:span><text:span text:style-name="T7"><text:a xlink:href="http://www.ciaj.or.jp/access/web/docs/jis2010-test-guidelines/icl-7.1.4.2.html">1</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87">
          <table:table-cell table:style-name="ce2"/>
          <table:table-cell table:style-name="ce12" office:value-type="string">
            <text:p><text:span text:style-name="T3"><text:a xlink:href="http://www.ciaj.or.jp/access/web/docs/UNDERSTANDING-WCAG20/visual-audio-contrast-contrast.html">7.1.4.3</text:a></text:span></text:p>
          </table:table-cell>
          <table:table-cell table:style-name="ce32" office:value-type="string">
            <text:p>最低限のコントラスト: <text:span text:style-name="T6">テキスト及び画像化された文字の視覚的な表現には、少なくとも </text:span><text:span text:style-name="T6">4.5</text:span><text:span text:style-name="T6">：</text:span><text:span text:style-name="T6">1 </text:span><text:span text:style-name="T6">のコントラスト比をもたせる。ただし、次の場合は除く： </text:span><text:span text:style-name="T6">a)</text:span><text:span text:style-name="T6">大きな文字 </text:span><text:span text:style-name="T6">b)</text:span><text:span text:style-name="T6">付随的</text:span><text:span text:style-name="T6">, c:</text:span><text:span text:style-name="T6">ロゴタイプ</text:span></text:p>
          </table:table-cell>
          <table:table-cell table:style-name="ce54" office:value-type="string">
            <text:p>AA</text:p>
          </table:table-cell>
          <table:table-cell table:style-name="ce71"/>
          <table:table-cell table:style-name="ce84" office:value-type="string">
            <text:p>例外事項の補足:</text:p>
            <text:p>a) 大きな文字の場合のコントラスト比は少なくとも3:1以上。</text:p>
            <text:p>b) 付随的とは、テキストであっても、装飾を目的にしたもの、写真の一部でその文字自身は重要でないもの、アクティブではないユーザーインタフェース・コンポーネントの一部(意図的にグレーにすることがある)をさす。</text:p>
            <text:p>c) 会社のロゴなど。</text:p>
            <text:p>追加の補足：</text:p>
            <text:p>どの実装方法の組み合わせで達成させるかを予め把握し、それらの実装方法が適合であるかどうかの判定をすると良いでしょう。</text:p>
          </table:table-cell>
          <table:table-cell table:style-name="ce101" table:number-columns-repeated="4"/>
          <table:table-cell table:style-name="ce88"/>
          <table:table-cell table:style-name="ce129"/>
          <table:table-cell table:style-name="ce2" table:number-columns-repeated="245"/>
          <table:table-cell table:number-columns-repeated="767"/>
        </table:table-row>
        <table:table-row table:style-name="ro50">
          <table:table-cell table:style-name="ce2"/>
          <table:table-cell table:style-name="ce8" office:value-type="string">
            <text:p><text:span text:style-name="T3"><text:a xlink:href="http://www.ciaj.or.jp/access/web/docs/WCAG-TECHS/G18.html">G18</text:a></text:span></text:p>
          </table:table-cell>
          <table:table-cell table:style-name="ce37" office:value-type="string">
            <text:p>テキスト（及び画像化された文字）とその背景の間に、少なくとも4.5:1以上のコントラスト比をもたせる</text:p>
          </table:table-cell>
          <table:table-cell table:style-name="ce58"/>
          <table:table-cell table:style-name="ce72" office:value-type="string">
            <text:p>問題あり／問題の可能性大／要判断箇所／手動確認</text:p>
          </table:table-cell>
          <table:table-cell table:style-name="ce39" office:value-type="string">
            <text:p>カラー・コントラスト・アナライザーなども利用し、テキスト(画像化された文字を含む)とその背景とのコントラスト比が 4.5:1 以上になっているかどうかを確認してください。</text:p>
            <text:p>注意：太字でないテキストが18ポイント（日本語は22ポイント)未満、太字のテキストが14ポイント(日本語は18ポイント)未満の場合に適用</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達成等級AAは平成xx年目標としている。今回は非適用である。</text:p>
          </table:table-cell>
          <table:table-cell table:style-name="ce130" office:value-type="string">
            <text:p><text:span text:style-name="T7"><text:a xlink:href="http://www.ciaj.or.jp/access/web/docs/jis2010-test-guidelines/icl-7.1.4.3.html">7.1.4.3</text:a></text:span></text:p>
          </table:table-cell>
          <table:table-cell table:style-name="ce2" table:number-columns-repeated="245"/>
          <table:table-cell table:number-columns-repeated="767"/>
        </table:table-row>
        <table:table-row table:style-name="ro88">
          <table:table-cell table:style-name="ce2"/>
          <table:table-cell table:style-name="ce8" office:value-type="string">
            <text:p><text:span text:style-name="T3"><text:a xlink:href="http://www.ciaj.or.jp/access/web/docs/WCAG-TECHS/G148.html">G148</text:a></text:span></text:p>
          </table:table-cell>
          <table:table-cell table:style-name="ce37" office:value-type="string">
            <text:p>背景色及びテキストの色を指定せず、その初期設定を変更するウェブコンテンツ技術の機能を用いない</text:p>
          </table:table-cell>
          <table:table-cell table:style-name="ce58"/>
          <table:table-cell table:style-name="ce72" office:value-type="string">
            <text:p>手動確認</text:p>
          </table:table-cell>
          <table:table-cell table:style-name="ce39" office:value-type="string">
            <text:p>テキストの色を指定できる箇所で色を指定していないこと、背景の色を指定できる箇所で背景の色を指定していないこと、背景に画像を指定できる箇所で画像をもちいていないことを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達成等級AAは平成xx年目標としている。今回は非適用である。</text:p>
          </table:table-cell>
          <table:table-cell table:style-name="ce130" office:value-type="string">
            <text:p><text:span text:style-name="T7"><text:a xlink:href="http://www.ciaj.or.jp/access/web/docs/jis2010-test-guidelines/icl-7.1.4.3.html">7.1.4.3</text:a></text:span></text:p>
          </table:table-cell>
          <table:table-cell table:style-name="ce2" table:number-columns-repeated="245"/>
          <table:table-cell table:number-columns-repeated="767"/>
        </table:table-row>
        <table:table-row table:style-name="ro89">
          <table:table-cell table:style-name="ce2"/>
          <table:table-cell table:style-name="ce8" office:value-type="string">
            <text:p><text:span text:style-name="T3"><text:a xlink:href="http://www.ciaj.or.jp/access/web/docs/WCAG-TECHS/G174.html">G174</text:a></text:span></text:p>
          </table:table-cell>
          <table:table-cell table:style-name="ce37" office:value-type="string">
            <text:p>十分なコントラスト比のあるコントロールを提供して、利用者が十分なコントラストのある表現に変換できるようにする</text:p>
          </table:table-cell>
          <table:table-cell table:style-name="ce58"/>
          <table:table-cell table:style-name="ce72" office:value-type="string">
            <text:p>手動確認</text:p>
          </table:table-cell>
          <table:table-cell table:style-name="ce89" office:value-type="string">
            <text:p>コントラストを変える手段が提供されていて、かつ、その手段自身もコントラストを十分にもっていれば適合です。</text:p>
          </table:table-cell>
          <table:table-cell table:style-name="ce104"/>
          <table:table-cell table:style-name="ce104" office:value-type="string">
            <text:p>－</text:p>
          </table:table-cell>
          <table:table-cell table:style-name="ce104"/>
          <table:table-cell table:style-name="ce104" office:value-type="float" office:value="0">
            <text:p>0</text:p>
          </table:table-cell>
          <table:table-cell table:style-name="ce39" office:value-type="string">
            <text:p>達成等級AAは平成xx年目標としている。今回は非適用である。</text:p>
          </table:table-cell>
          <table:table-cell table:style-name="ce130" office:value-type="string">
            <text:p><text:span text:style-name="T7"><text:a xlink:href="http://www.ciaj.or.jp/access/web/docs/jis2010-test-guidelines/icl-7.1.4.3.html">7.1.4.3</text:a></text:span></text:p>
          </table:table-cell>
          <table:table-cell table:style-name="ce2" table:number-columns-repeated="245"/>
          <table:table-cell table:number-columns-repeated="767"/>
        </table:table-row>
        <table:table-row table:style-name="ro47">
          <table:table-cell table:style-name="ce2"/>
          <table:table-cell table:style-name="ce8" office:value-type="string">
            <text:p><text:span text:style-name="T3"><text:a xlink:href="http://www.ciaj.or.jp/access/web/docs/WCAG-TECHS/G145.html">G145</text:a></text:span></text:p>
          </table:table-cell>
          <table:table-cell table:style-name="ce37" office:value-type="string">
            <text:p>テキスト（及び画像化された文字）とその背景の間に、少なくとも3:1以上のコントラスト比をもたせる</text:p>
          </table:table-cell>
          <table:table-cell table:style-name="ce58"/>
          <table:table-cell table:style-name="ce72" office:value-type="string">
            <text:p>問題あり／要判断箇所／手動確認</text:p>
          </table:table-cell>
          <table:table-cell table:style-name="ce39" office:value-type="string">
            <text:p>カラー・コントラスト・アナライザーなども利用し、テキスト(画像化された文字を含む)とその背景とのコントラスト比が 4.5:1 以上になっているかどうかを確認してください。</text:p>
            <text:p>注意：太字でないテキストが少なくとも18ポイント（日本語は22ポイント)以上、太字のテキストが少なくとも14ポイント(日本語は18ポイント)以上の場合に適用</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達成等級AAは平成xx年目標としている。今回は非適用である。</text:p>
          </table:table-cell>
          <table:table-cell table:style-name="ce130" office:value-type="string">
            <text:p><text:span text:style-name="T7"><text:a xlink:href="http://www.ciaj.or.jp/access/web/docs/jis2010-test-guidelines/icl-7.1.4.3.html">7.1.4.3</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7"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4">
          <table:table-cell table:style-name="ce2"/>
          <table:table-cell table:style-name="ce12" office:value-type="string">
            <text:p><text:span text:style-name="T3"><text:a xlink:href="http://www.ciaj.or.jp/access/web/docs/UNDERSTANDING-WCAG20/visual-audio-contrast-scale.html">7.1.4.4</text:a></text:span></text:p>
          </table:table-cell>
          <table:table-cell table:style-name="ce32" office:value-type="string">
            <text:p>テキストのサイズ変更: <text:span text:style-name="T6">コンテンツ又は機能を損なうことなく、テキストを支援技術なし</text:span><text:span text:style-name="T6">で </text:span><text:span text:style-name="T6">200</text:span><text:span text:style-name="T6">％ までサイズ変更できる。ただし、キャプション及び画像化された文字は除く。 </text:span></text:p>
          </table:table-cell>
          <table:table-cell table:style-name="ce54" office:value-type="string">
            <text:p>AA</text:p>
          </table:table-cell>
          <table:table-cell table:style-name="ce71"/>
          <table:table-cell table:style-name="ce87" office:value-type="string">
            <text:p>追加の補足：</text:p>
            <text:p>どの実装方法の組み合わせで達成させるかを予め把握し、それらの実装方法が適合であるかどうかの判定をすると良いでしょう。</text:p>
            <text:p>サポートするブラウザによって、実装する実装方法が異なる可能性があることにも注意してください。(G178の実装方法によりコンテンツとして拡大機能を提供したとしても、それが働かないブラウザがサポート対象として含まれるならば、依然、G178以外のここにあげられた実装方法で等しく拡大することが出来るようにしなくてはならない。)</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G142.html">G142</text:a></text:span></text:p>
          </table:table-cell>
          <table:table-cell table:style-name="ce37" office:value-type="string">
            <text:p>ズーム機能をサポートする一般に入手可能なユーザーエージェントのあるウェブコンテンツ技術を用いる</text:p>
          </table:table-cell>
          <table:table-cell table:style-name="ce58"/>
          <table:table-cell table:style-name="ce72" office:value-type="string">
            <text:p>手動確認</text:p>
          </table:table-cell>
          <table:table-cell table:style-name="ce39" office:value-type="string">
            <text:p>サポート対象のブラウザで、ブラウザの持つズーム機能が利用できることを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1.4.4.html">7.1.4.4</text:a></text:span></text:p>
          </table:table-cell>
          <table:table-cell table:style-name="ce2" table:number-columns-repeated="245"/>
          <table:table-cell table:number-columns-repeated="767"/>
        </table:table-row>
        <table:table-row table:style-name="ro90">
          <table:table-cell table:style-name="ce2"/>
          <table:table-cell table:style-name="ce8" office:value-type="string">
            <text:p><text:span text:style-name="T3"><text:a xlink:href="http://www.ciaj.or.jp/access/web/docs/WCAG-TECHS/C28.html">C28</text:a></text:span></text:p>
          </table:table-cell>
          <table:table-cell table:style-name="ce37" office:value-type="string">
            <text:p>em単位を用いて、テキストコンテナのサイズを指定する (CSS)</text:p>
          </table:table-cell>
          <table:table-cell table:style-name="ce58"/>
          <table:table-cell table:style-name="ce72" office:value-type="string">
            <text:p>手動確認</text:p>
          </table:table-cell>
          <table:table-cell table:style-name="ce39" office:value-type="string">
            <text:p>テキストコンテナのサイズ指定にはem単位を使ってください。</text:p>
          </table:table-cell>
          <table:table-cell table:style-name="ce98"/>
          <table:table-cell table:style-name="ce104" office:value-type="string">
            <text:p>－</text:p>
          </table:table-cell>
          <table:table-cell table:style-name="ce104"/>
          <table:table-cell table:style-name="ce104" office:value-type="float" office:value="4">
            <text:p>4</text:p>
          </table:table-cell>
          <table:table-cell table:style-name="ce39" office:value-type="string">
            <text:p>非適用</text:p>
          </table:table-cell>
          <table:table-cell table:style-name="ce130" office:value-type="string">
            <text:p><text:span text:style-name="T7"><text:a xlink:href="http://www.ciaj.or.jp/access/web/docs/jis2010-test-guidelines/icl-7.1.4.4.html">7.1.4.4</text:a></text:span></text:p>
          </table:table-cell>
          <table:table-cell table:style-name="ce2" table:number-columns-repeated="245"/>
          <table:table-cell table:number-columns-repeated="767"/>
        </table:table-row>
        <table:table-row table:style-name="ro49">
          <table:table-cell table:style-name="ce2"/>
          <table:table-cell table:style-name="ce8" office:value-type="string">
            <text:p><text:span text:style-name="T3"><text:a xlink:href="http://www.ciaj.or.jp/access/web/docs/WCAG-TECHS/C12.html">C12</text:a></text:span></text:p>
          </table:table-cell>
          <table:table-cell table:style-name="ce37" office:value-type="string">
            <text:p>パーセントを用いてフォントサイズを指定する (CSS)</text:p>
          </table:table-cell>
          <table:table-cell table:style-name="ce58"/>
          <table:table-cell table:style-name="ce72" office:value-type="string">
            <text:p>問題あり／問題の可能性大</text:p>
          </table:table-cell>
          <table:table-cell table:style-name="ce39" office:value-type="string">
            <text:p>固定フォントが使われている可能性があります。フォントサイズの指定にはパーセントを用いてください。</text:p>
            <text:p>miCheckerのロービジョンシミュレーションを利用すると、確認すべき箇所の絞込みが可能になります。</text:p>
          </table:table-cell>
          <table:table-cell table:style-name="ce98"/>
          <table:table-cell table:style-name="ce104" office:value-type="string">
            <text:p>－</text:p>
          </table:table-cell>
          <table:table-cell table:style-name="ce104"/>
          <table:table-cell table:style-name="ce104" office:value-type="float" office:value="4">
            <text:p>4</text:p>
          </table:table-cell>
          <table:table-cell table:style-name="ce39" office:value-type="string">
            <text:p>非適用</text:p>
          </table:table-cell>
          <table:table-cell table:style-name="ce130" office:value-type="string">
            <text:p><text:span text:style-name="T7"><text:a xlink:href="http://www.ciaj.or.jp/access/web/docs/jis2010-test-guidelines/icl-7.1.4.4.html">7.1.4.4</text:a></text:span></text:p>
          </table:table-cell>
          <table:table-cell table:style-name="ce2" table:number-columns-repeated="245"/>
          <table:table-cell table:number-columns-repeated="767"/>
        </table:table-row>
        <table:table-row table:style-name="ro91">
          <table:table-cell table:style-name="ce2"/>
          <table:table-cell table:style-name="ce8" office:value-type="string">
            <text:p><text:span text:style-name="T3"><text:a xlink:href="http://www.ciaj.or.jp/access/web/docs/WCAG-TECHS/C13.html">C13</text:a></text:span></text:p>
          </table:table-cell>
          <table:table-cell table:style-name="ce37" office:value-type="string">
            <text:p>キーワードを用いてフォントサイズを指定する (CSS)</text:p>
          </table:table-cell>
          <table:table-cell table:style-name="ce58"/>
          <table:table-cell table:style-name="ce72" office:value-type="string">
            <text:p>問題あり／問題の可能性大</text:p>
          </table:table-cell>
          <table:table-cell table:style-name="ce39" office:value-type="string">
            <text:p>固定フォントが使われている可能性があります。フォントサイズの指定にはキーワード(largeなど)を用いてください。</text:p>
            <text:p>miCheckerのロービジョンシミュレーションを利用すると、確認すべき箇所の絞込みが可能になります。</text:p>
          </table:table-cell>
          <table:table-cell table:style-name="ce98"/>
          <table:table-cell table:style-name="ce104" office:value-type="string">
            <text:p>－</text:p>
          </table:table-cell>
          <table:table-cell table:style-name="ce104"/>
          <table:table-cell table:style-name="ce104" office:value-type="float" office:value="4">
            <text:p>4</text:p>
          </table:table-cell>
          <table:table-cell table:style-name="ce39" office:value-type="string">
            <text:p>非適用</text:p>
          </table:table-cell>
          <table:table-cell table:style-name="ce130" office:value-type="string">
            <text:p><text:span text:style-name="T7"><text:a xlink:href="http://www.ciaj.or.jp/access/web/docs/jis2010-test-guidelines/icl-7.1.4.4.html">7.1.4.4</text:a></text:span></text:p>
          </table:table-cell>
          <table:table-cell table:style-name="ce2" table:number-columns-repeated="245"/>
          <table:table-cell table:number-columns-repeated="767"/>
        </table:table-row>
        <table:table-row table:style-name="ro88">
          <table:table-cell table:style-name="ce2"/>
          <table:table-cell table:style-name="ce8" office:value-type="string">
            <text:p><text:span text:style-name="T3"><text:a xlink:href="http://www.ciaj.or.jp/access/web/docs/WCAG-TECHS/C14.html">C14</text:a></text:span></text:p>
          </table:table-cell>
          <table:table-cell table:style-name="ce37" office:value-type="string">
            <text:p>em単位を用いてフォントサイズを指定する (CSS) </text:p>
          </table:table-cell>
          <table:table-cell table:style-name="ce58"/>
          <table:table-cell table:style-name="ce72" office:value-type="string">
            <text:p>問題あり／問題の可能性大</text:p>
          </table:table-cell>
          <table:table-cell table:style-name="ce39" office:value-type="string">
            <text:p>固定フォントが使われている可能性があります。フォントサイズの指定にはem単位を用いてください。</text:p>
            <text:p>miCheckerのロービジョンシミュレーションを利用すると、確認すべき箇所の絞込みが可能になります。</text:p>
          </table:table-cell>
          <table:table-cell table:style-name="ce98"/>
          <table:table-cell table:style-name="ce104" office:value-type="string">
            <text:p>－</text:p>
          </table:table-cell>
          <table:table-cell table:style-name="ce104"/>
          <table:table-cell table:style-name="ce104" office:value-type="float" office:value="4">
            <text:p>4</text:p>
          </table:table-cell>
          <table:table-cell table:style-name="ce39" office:value-type="string">
            <text:p>非適用</text:p>
          </table:table-cell>
          <table:table-cell table:style-name="ce130" office:value-type="string">
            <text:p><text:span text:style-name="T7"><text:a xlink:href="http://www.ciaj.or.jp/access/web/docs/jis2010-test-guidelines/icl-7.1.4.4.html">7.1.4.4</text:a></text:span></text:p>
          </table:table-cell>
          <table:table-cell table:style-name="ce2" table:number-columns-repeated="245"/>
          <table:table-cell table:number-columns-repeated="767"/>
        </table:table-row>
        <table:table-row table:style-name="ro67">
          <table:table-cell table:style-name="ce2"/>
          <table:table-cell table:style-name="ce8" office:value-type="string">
            <text:p><text:span text:style-name="T3"><text:a xlink:href="http://www.ciaj.or.jp/access/web/docs/WCAG-TECHS/SCR34.html">SCR34</text:a></text:span></text:p>
          </table:table-cell>
          <table:table-cell table:style-name="ce37" office:value-type="string">
            <text:p>テキストサイズに応じて拡大するように、サイズ及びポジションを定める (Scripting)</text:p>
          </table:table-cell>
          <table:table-cell table:style-name="ce58"/>
          <table:table-cell table:style-name="ce72" office:value-type="string">
            <text:p>問題の可能性大／手動確認</text:p>
          </table:table-cell>
          <table:table-cell table:style-name="ce39" office:value-type="string">
            <text:p>テキストサイズに応じてテキストコンテナのサイズを変更するスクリプトが組み込まれていることを実際に操作して確認してください。(200%まで)</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1.4.4.html">7.1.4.4</text:a></text:span></text:p>
          </table:table-cell>
          <table:table-cell table:style-name="ce2" table:number-columns-repeated="245"/>
          <table:table-cell table:number-columns-repeated="767"/>
        </table:table-row>
        <table:table-row table:style-name="ro4">
          <table:table-cell table:style-name="ce2"/>
          <table:table-cell table:style-name="ce8" office:value-type="string">
            <text:p><text:span text:style-name="T3"><text:a xlink:href="http://www.ciaj.or.jp/access/web/docs/WCAG-TECHS/G146.html">G146</text:a></text:span></text:p>
          </table:table-cell>
          <table:table-cell table:style-name="ce37" office:value-type="string">
            <text:p>リキッドレイアウトを用いる </text:p>
          </table:table-cell>
          <table:table-cell table:style-name="ce58"/>
          <table:table-cell table:style-name="ce72" office:value-type="string">
            <text:p>手動確認</text:p>
          </table:table-cell>
          <table:table-cell table:style-name="ce39" office:value-type="string">
            <text:p>リキッドレイアウトを用いている場合は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1.4.4.html">7.1.4.4</text:a></text:span></text:p>
          </table:table-cell>
          <table:table-cell table:style-name="ce2" table:number-columns-repeated="245"/>
          <table:table-cell table:number-columns-repeated="767"/>
        </table:table-row>
        <table:table-row table:style-name="ro5">
          <table:table-cell table:style-name="ce2"/>
          <table:table-cell table:style-name="ce8" office:value-type="string">
            <text:p><text:span text:style-name="T3"><text:a xlink:href="http://www.ciaj.or.jp/access/web/docs/WCAG-TECHS/G178.html">G178</text:a></text:span></text:p>
          </table:table-cell>
          <table:table-cell table:style-name="ce37" office:value-type="string">
            <text:p>利用者がウェブページ上のすべてのテキストを200％まで徐々に変更できるコントロールをウェブページ上で提供する</text:p>
          </table:table-cell>
          <table:table-cell table:style-name="ce58"/>
          <table:table-cell table:style-name="ce72" office:value-type="string">
            <text:p>手動確認</text:p>
          </table:table-cell>
          <table:table-cell table:style-name="ce39" office:value-type="string">
            <text:p>文字を拡大する仕組みが用意されてい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1.4.4.html">7.1.4.4</text:a></text:span></text:p>
          </table:table-cell>
          <table:table-cell table:style-name="ce2" table:number-columns-repeated="245"/>
          <table:table-cell table:number-columns-repeated="767"/>
        </table:table-row>
        <table:table-row table:style-name="ro92">
          <table:table-cell table:style-name="ce2"/>
          <table:table-cell table:style-name="ce8" office:value-type="string">
            <text:p><text:span text:style-name="T3"><text:a xlink:href="http://www.ciaj.or.jp/access/web/docs/WCAG-TECHS/G179.html">G179</text:a></text:span></text:p>
          </table:table-cell>
          <table:table-cell table:style-name="ce37" office:value-type="string">
            <text:p>文字サイズを変更しても、テキストコンテナのサイズが変更されない際に、コンテンツ又は機能が損なわれないようにする</text:p>
          </table:table-cell>
          <table:table-cell table:style-name="ce58"/>
          <table:table-cell table:style-name="ce72" office:value-type="string">
            <text:p>手動確認</text:p>
          </table:table-cell>
          <table:table-cell table:style-name="ce39" office:value-type="string">
            <text:p>サポートするブラウザで実際に拡大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1.4.4.html">7.1.4.4</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70">
          <table:table-cell table:style-name="ce2"/>
          <table:table-cell table:style-name="ce12" office:value-type="string">
            <text:p><text:span text:style-name="T3"><text:a xlink:href="http://www.ciaj.or.jp/access/web/docs/UNDERSTANDING-WCAG20/visual-audio-contrast-text-presentation.html">7.1.4.5</text:a></text:span></text:p>
          </table:table-cell>
          <table:table-cell table:style-name="ce32" office:value-type="string">
            <text:p>画像化された文字:<text:span text:style-name="T6"> </text:span><text:span text:style-name="T6">使用しているウェブコンテンツ技術で意図した視覚的な表現が可</text:span><text:span text:style-name="T6">能である場合は、画像化された文字ではなくテキストを用いて情報を伝える。ただし、</text:span><text:span text:style-name="T6">次に挙げる場合を除く：</text:span><text:span text:style-name="T6">a)</text:span><text:span text:style-name="T6">カスタマイズ可能</text:span><text:span text:style-name="T6">, b)</text:span><text:span text:style-name="T6">必要不可欠</text:span></text:p>
          </table:table-cell>
          <table:table-cell table:style-name="ce54" office:value-type="string">
            <text:p>AA</text:p>
          </table:table-cell>
          <table:table-cell table:style-name="ce71"/>
          <table:table-cell table:style-name="ce87" office:value-type="string">
            <text:p>例外事項の補足：</text:p>
            <text:p>a) 画像であってもユーザの要求でカスタマイズ可能な場合。</text:p>
            <text:p>b) 画像化することが必要不可欠な場合。(ロゴやブランド名など)</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93">
          <table:table-cell table:style-name="ce2"/>
          <table:table-cell table:style-name="ce8" office:value-type="string">
            <text:p><text:span text:style-name="T3"><text:a xlink:href="http://www.ciaj.or.jp/access/web/docs/WCAG-TECHS/C22.html">C22</text:a></text:span></text:p>
          </table:table-cell>
          <table:table-cell table:style-name="ce37" office:value-type="string">
            <text:p>CSSを用いて、テキストの視覚的な表現を制御する (CSS)</text:p>
          </table:table-cell>
          <table:table-cell table:style-name="ce58"/>
          <table:table-cell table:style-name="ce72" office:value-type="string">
            <text:p>問題の可能性大／手動確認</text:p>
          </table:table-cell>
          <table:table-cell table:style-name="ce39" office:value-type="string">
            <text:p>一般的なブラウザで画像化された文字イメージが無いかどうかを探してください。もし、存在した場合には、それをテキストに置き換えることができないか検討してください。置き換えられる場合は不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1.4.5.html">7.1.4.5</text:a></text:span></text:p>
          </table:table-cell>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C30.html">C30</text:a></text:span></text:p>
          </table:table-cell>
          <table:table-cell table:style-name="ce37" office:value-type="string">
            <text:p>CSSを用いて、テキストを画像化された文字に置き換え、変換するユーザーインタフェースコントロールを提供する (CSS)</text:p>
          </table:table-cell>
          <table:table-cell table:style-name="ce58"/>
          <table:table-cell table:style-name="ce72" office:value-type="string">
            <text:p>手動確認</text:p>
          </table:table-cell>
          <table:table-cell table:style-name="ce39" office:value-type="string">
            <text:p>音声ブラウザで実際に操作をしてみて、該当するテキスト画像の部分に利用可能なテキストが提供されているかを確認してください。(CSSを用いて支援技術のために意図的にテキストを画面外に配置している場合があり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1.4.5.html">7.1.4.5</text:a></text:span></text:p>
          </table:table-cell>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G140.html">G140</text:a></text:span></text:p>
          </table:table-cell>
          <table:table-cell table:style-name="ce33" office:value-type="string">
            <text:p>情報と構造を表現から分離して、異なる表現を可能にする</text:p>
          </table:table-cell>
          <table:table-cell table:style-name="ce55"/>
          <table:table-cell table:style-name="ce72" office:value-type="string">
            <text:p>問題の可能性大／要判断箇所／手動確認</text:p>
          </table:table-cell>
          <table:table-cell table:style-name="ce39" office:value-type="string">
            <text:p>一般的なブラウザでCSSをオフにして表示し情報が伝わるかどうかを確認してください。</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text:p>
          </table:table-cell>
          <table:table-cell table:style-name="ce130" office:value-type="string">
            <text:p><text:span text:style-name="T7"><text:a xlink:href="http://www.ciaj.or.jp/access/web/docs/jis2010-test-guidelines/icl-7.1.4.5.html">7.1.4.5</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24">
          <table:table-cell table:style-name="ce2"/>
          <table:table-cell table:style-name="ce14" office:value-type="string">
            <text:p>7.2 </text:p>
          </table:table-cell>
          <table:table-cell table:style-name="ce30" office:value-type="string">
            <text:p>操作可能 </text:p>
          </table:table-cell>
          <table:table-cell table:style-name="ce61"/>
          <table:table-cell table:style-name="ce74"/>
          <table:table-cell table:style-name="ce90"/>
          <table:table-cell table:style-name="ce105"/>
          <table:table-cell table:style-name="ce115" table:number-columns-repeated="3"/>
          <table:table-cell table:style-name="ce90"/>
          <table:table-cell table:style-name="ce136"/>
          <table:table-cell table:style-name="ce2" table:number-columns-repeated="245"/>
          <table:table-cell table:number-columns-repeated="767"/>
        </table:table-row>
        <table:table-row table:style-name="ro64">
          <table:table-cell table:style-name="ce2"/>
          <table:table-cell table:style-name="ce6" office:value-type="string">
            <text:p>7.2.1</text:p>
          </table:table-cell>
          <table:table-cell table:style-name="ce36" office:value-type="string">
            <text:p>すべての機能をキーボードから利用できるように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94">
          <table:table-cell table:style-name="ce2"/>
          <table:table-cell table:style-name="ce12" office:value-type="string">
            <text:p><text:span text:style-name="T3"><text:a xlink:href="http://www.ciaj.or.jp/access/web/docs/UNDERSTANDING-WCAG20/keyboard-operation-keyboard-operable.html">7.2.1.1</text:a></text:span></text:p>
          </table:table-cell>
          <table:table-cell table:style-name="ce32" office:value-type="string">
            <text:p>キーボード操作: <text:span text:style-name="T6">コンテンツのすべての機能は、個々のキーストロークに特定のタイミ</text:span><text:span text:style-name="T6">ングを要することなく、キーボードインタフェースを通じて操作可能でなければならない</text:span><text:span text:style-name="T6">。ただし、その根本的な機能が利用者の動作による始点から終点まで続く一連の軌跡</text:span><text:span text:style-name="T6">に依存して実現されている場合は除く。</text:span></text:p>
          </table:table-cell>
          <table:table-cell table:style-name="ce54" office:value-type="string">
            <text:p>A</text:p>
          </table:table-cell>
          <table:table-cell table:style-name="ce71"/>
          <table:table-cell table:style-name="ce87" office:value-type="string">
            <text:p>例外事項の補足：</text:p>
            <text:p>手書き認識がこの例外に該当するとしても、キーボードによる入力を省いて良いことにはならないことに注意する。</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45">
          <table:table-cell table:style-name="ce2"/>
          <table:table-cell table:style-name="ce8" office:value-type="string">
            <text:p><text:span text:style-name="T3"><text:a xlink:href="http://www.ciaj.or.jp/access/web/docs/WCAG-TECHS/H91.html">H91</text:a></text:span></text:p>
          </table:table-cell>
          <table:table-cell table:style-name="ce33" office:value-type="string">
            <text:p>HTMLのフォーム・コントロール及びリンクを用いる</text:p>
          </table:table-cell>
          <table:table-cell table:style-name="ce55"/>
          <table:table-cell table:style-name="ce72" office:value-type="string">
            <text:p>手動確認</text:p>
          </table:table-cell>
          <table:table-cell table:style-name="ce39" office:value-type="string">
            <text:p>支援技術を利用して、操作することのできないリンクやコントロール部分が無いか確認してください。キーボードで移動ができても、音声ブラウザで読み上げることができないような部分がある場合は不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音声ブラウザで操作してみたが、全ての操作は可能だった。</text:p>
          </table:table-cell>
          <table:table-cell table:style-name="ce130"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G90.html">G90</text:a></text:span></text:p>
          </table:table-cell>
          <table:table-cell table:style-name="ce33" office:value-type="string">
            <text:p>キーボードがトリガーとなるイベント・ハンドラを提供する</text:p>
          </table:table-cell>
          <table:table-cell table:style-name="ce55"/>
          <table:table-cell table:style-name="ce72" office:value-type="string">
            <text:p>問題の可能性大／要判断箇所</text:p>
          </table:table-cell>
          <table:table-cell table:style-name="ce39" office:value-type="string">
            <text:p>一般的なブラウザで、キーボードで全ての操作が可能であることを確認してください。全ての操作が可能であ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キーボードだけで、全ての操作は可能だった。</text:p>
          </table:table-cell>
          <table:table-cell table:style-name="ce130"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5"/>
          <table:table-cell table:number-columns-repeated="767"/>
        </table:table-row>
        <table:table-row table:style-name="ro9">
          <table:table-cell table:style-name="ce2"/>
          <table:table-cell table:style-name="ce8" office:value-type="string">
            <text:p><text:span text:style-name="T3"><text:a xlink:href="http://www.ciaj.or.jp/access/web/docs/WCAG-TECHS/SCR20.html">SCR20</text:a></text:span></text:p>
          </table:table-cell>
          <table:table-cell table:style-name="ce33" office:value-type="string">
            <text:p>キーボードとその他のデバイス特有の機能を両方とも用いる</text:p>
          </table:table-cell>
          <table:table-cell table:style-name="ce55"/>
          <table:table-cell table:style-name="ce72" office:value-type="string">
            <text:p>問題の可能性大</text:p>
          </table:table-cell>
          <table:table-cell table:style-name="ce39" office:value-type="string">
            <text:p>マウスでは操作できても、キーボードでは操作のできない可能性があります。次の技術の使われている部分を中心に検証してください。mousedown, mouseup, click, mouseover, mouseout </text:p>
            <text:p>もし、操作のできない部分があれば不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5"/>
          <table:table-cell table:number-columns-repeated="767"/>
        </table:table-row>
        <table:table-row table:style-name="ro81">
          <table:table-cell table:style-name="ce2"/>
          <table:table-cell table:style-name="ce8" office:value-type="string">
            <text:p><text:span text:style-name="T3"><text:a xlink:href="http://www.ciaj.or.jp/access/web/docs/WCAG-TECHS/SCR35.html">SCR35</text:a></text:span></text:p>
          </table:table-cell>
          <table:table-cell table:style-name="ce33" office:value-type="string">
            <text:p>アンカー及びボタンのonclickイベントを用いて、アクションをキーボードで操作可能にする</text:p>
          </table:table-cell>
          <table:table-cell table:style-name="ce55"/>
          <table:table-cell table:style-name="ce72" office:value-type="string">
            <text:p>問題の可能性大</text:p>
          </table:table-cell>
          <table:table-cell table:style-name="ce85" office:value-type="string">
            <text:p>アンカー及びボタンのonclickイベントが用いられていて、キーボードで操作可能であることを確認してください。スクリプトが使用できない環境の場合は、URIが呼び出され同様の操作が可能です。</text:p>
          </table:table-cell>
          <table:table-cell table:style-name="ce98" office:value-type="string">
            <text:p>○</text:p>
          </table:table-cell>
          <table:table-cell table:style-name="ce113"/>
          <table:table-cell table:style-name="ce113" office:value-type="float" office:value="0">
            <text:p>0</text:p>
          </table:table-cell>
          <table:table-cell table:style-name="ce104" office:value-type="float" office:value="0">
            <text:p>0</text:p>
          </table:table-cell>
          <table:table-cell table:style-name="ce39" office:value-type="string">
            <text:p>音声ブラウザで操作してみたが、全ての操作は可能だった。</text:p>
          </table:table-cell>
          <table:table-cell table:style-name="ce130"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SCR2.html">SCR2</text:a></text:span></text:p>
          </table:table-cell>
          <table:table-cell table:style-name="ce33" office:value-type="string">
            <text:p>キーボード及びマウスのイベント・ハンドラを両方とも用いる</text:p>
          </table:table-cell>
          <table:table-cell table:style-name="ce55"/>
          <table:table-cell table:style-name="ce72" office:value-type="string">
            <text:p>問題の可能性大</text:p>
          </table:table-cell>
          <table:table-cell table:style-name="ce39" office:value-type="string">
            <text:p>一般的なブラウザで、マウスやキーボードで操作する部分は、その両方で操作可能であるか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特に問題はなかった。</text:p>
          </table:table-cell>
          <table:table-cell table:style-name="ce130" office:value-type="string">
            <text:p><text:span text:style-name="T7"><text:a xlink:href="http://www.ciaj.or.jp/access/web/docs/jis2010-test-guidelines/icl-7.2.1.1.html">7</text:a></text:span><text:span text:style-name="T7"><text:a xlink:href="http://www.ciaj.or.jp/access/web/docs/jis2010-test-guidelines/icl-7.2.1.1.html">.2.1.1-</text:a></text:span><text:span text:style-name="T7"><text:a xlink:href="http://www.ciaj.or.jp/access/web/docs/jis2010-test-guidelines/icl-7.2.1.1.html">項番</text:a></text:span><text:span text:style-name="T7"><text:a xlink:href="http://www.ciaj.or.jp/access/web/docs/jis2010-test-guidelines/icl-7.2.1.1.html">1</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95">
          <table:table-cell table:style-name="ce2"/>
          <table:table-cell table:style-name="ce12" office:value-type="string">
            <text:p><text:span text:style-name="T3"><text:a xlink:href="http://www.ciaj.or.jp/access/web/docs/UNDERSTANDING-WCAG20/keyboard-operation-trapping.html">7.2.1.2</text:a></text:span></text:p>
          </table:table-cell>
          <table:table-cell table:style-name="ce32" office:value-type="string">
            <text:p>フォーカス移動: <text:span text:style-name="T6">キーボードインタフェースを用いてキーボードフォーカスをそのウェブ</text:span><text:span text:style-name="T6">ページのあるコンポーネントに移動できる場合、キーボードインタフェースだけを用いて</text:span><text:span text:style-name="T6">そのコンポーネントからフォーカスを外すことが可能でなければならない。さらに、その</text:span><text:span text:style-name="T6">操作が修飾キーを伴わない矢印キー、修飾キーを伴わない</text:span><text:span text:style-name="T6">Tab</text:span><text:span text:style-name="T6">キー又はフォーカスを</text:span><text:span text:style-name="T6">外すその他の標準的な方法で可能な場合を除き、キーボードフォーカスをそのコンポ</text:span><text:span text:style-name="T6">ーネントから外す方法を利用者に知らせなければならない。</text:span></text:p>
          </table:table-cell>
          <table:table-cell table:style-name="ce54" office:value-type="string">
            <text:p>A</text:p>
          </table:table-cell>
          <table:table-cell table:style-name="ce71"/>
          <table:table-cell table:style-name="ce88"/>
          <table:table-cell table:style-name="ce103">
            <draw:custom-shape table:end-cell-address="記入例.K156" table:end-x="3.196cm" table:end-y="2.237cm" draw:z-index="1" draw:name="Text 11" draw:style-name="gr1" draw:text-style-name="P2" svg:width="8.61cm" svg:height="0.74cm" svg:x="0.169cm" svg:y="1.497cm">
              <text:p text:style-name="P1"><text:span text:style-name="T2">Flash</text:span><text:span text:style-name="T2">コンテンツから抜け出られなくなるケース</text:span></text:p>
              <draw:enhanced-geometry svg:viewBox="0 0 21600 21600" draw:text-rotate-angle="-0" draw:type="mso-spt202" draw:enhanced-path="M 0 0 L 21600 0 21600 21600 0 21600 0 0 Z N"/>
            </draw:custom-shape>
          </table:table-cell>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96">
          <table:table-cell table:style-name="ce2"/>
          <table:table-cell table:style-name="ce8" office:value-type="string">
            <text:p><text:span text:style-name="T3"><text:a xlink:href="http://www.ciaj.or.jp/access/web/docs/WCAG-TECHS/G21.html">G21</text:a></text:span></text:p>
          </table:table-cell>
          <table:table-cell table:style-name="ce33" office:value-type="string">
            <text:p>ユーザーがコンテンツ内に閉じ込められないようにする</text:p>
          </table:table-cell>
          <table:table-cell table:style-name="ce55"/>
          <table:table-cell table:style-name="ce72" office:value-type="string">
            <text:p>要判断箇所</text:p>
          </table:table-cell>
          <table:table-cell table:style-name="ce39" office:value-type="string">
            <text:p>一般的なブラウザでTABキーや矢印キーだけで操作しているとき、特定の箇所からフォーカスが移動出来なくならないかどうかを確認してください。抜け出せなくなる場合、抜け出す方法が提示されていないかを確認してください。抜け出すことができない場合は不適合です。</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ページの最後に小さなフラッシュコンテンツがある。これは、三つの外部リンクを紹介するものだが、このフラッシュコンテンツの中にTABキーで入ると、抜け出すことが出来なくなった。(# 7.2.1.1の例と矛盾する可能性がありますが、ここでは7.2.1.2の例として参考にしてください。)</text:p>
          </table:table-cell>
          <table:table-cell table:style-name="ce130" office:value-type="string">
            <text:p><text:span text:style-name="T7"><text:a xlink:href="http://www.ciaj.or.jp/access/web/docs/jis2010-test-guidelines/icl-7.2.1.2.html">7</text:a></text:span><text:span text:style-name="T7"><text:a xlink:href="http://www.ciaj.or.jp/access/web/docs/jis2010-test-guidelines/icl-7.2.1.2.html">.2.1.2-</text:a></text:span><text:span text:style-name="T7"><text:a xlink:href="http://www.ciaj.or.jp/access/web/docs/jis2010-test-guidelines/icl-7.2.1.2.html">項番</text:a></text:span><text:span text:style-name="T7"><text:a xlink:href="http://www.ciaj.or.jp/access/web/docs/jis2010-test-guidelines/icl-7.2.1.2.html">1-a</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54">
          <table:table-cell table:style-name="ce2"/>
          <table:table-cell table:style-name="ce6" office:value-type="string">
            <text:p>7.2.2</text:p>
          </table:table-cell>
          <table:table-cell table:style-name="ce38" office:value-type="string">
            <text:p>利用者がコンテンツを読んだり使用したりするために十分な時間を提供する。</text:p>
          </table:table-cell>
          <table:table-cell table:style-name="ce59"/>
          <table:table-cell table:style-name="ce73"/>
          <table:table-cell table:style-name="ce86"/>
          <table:table-cell table:style-name="ce96">
            <draw:custom-shape table:end-cell-address="記入例.K160" table:end-x="3.534cm" table:end-y="2.188cm" draw:z-index="3" draw:name="Text 13" draw:style-name="gr1" draw:text-style-name="P2" svg:width="8.609cm" svg:height="2.53cm" svg:x="0.508cm" svg:y="0.554cm">
              <text:p text:style-name="P1"><text:span text:style-name="T2">・</text:span><text:span text:style-name="T2">3</text:span><text:span text:style-name="T2">分以内に</text:span><text:span text:style-name="T2">[</text:span><text:span text:style-name="T2">すすむ</text:span><text:span text:style-name="T2">]</text:span><text:span text:style-name="T2">を押さないと、入力した全ての項目が失われてしまうコンテンツがあったとします。</text:span></text:p>
              <text:p text:style-name="P1"><text:span text:style-name="T2">・横スクロールして表示するコンテンツがあるとします。</text:span></text:p>
              <text:p text:style-name="P1"><text:span text:style-name="T2">なお、達成基準としての合否は実装チェックリストで判定してください。</text:span></text:p>
              <draw:enhanced-geometry svg:viewBox="0 0 21600 21600" draw:text-rotate-angle="-0" draw:type="mso-spt202" draw:enhanced-path="M 0 0 L 21600 0 21600 21600 0 21600 0 0 Z N"/>
            </draw:custom-shape>
          </table:table-cell>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9">
          <table:table-cell table:style-name="ce2"/>
          <table:table-cell table:style-name="ce12" office:value-type="string">
            <text:p><text:span text:style-name="T3"><text:a xlink:href="http://www.ciaj.or.jp/access/web/docs/UNDERSTANDING-WCAG20/time-limits-required-behaviors.html">7.2.2.1</text:a></text:span></text:p>
          </table:table-cell>
          <table:table-cell table:style-name="ce32" office:value-type="string">
            <text:p>調整可能な制限時間: <text:span text:style-name="T6">コンテンツに制限時間を設定する場合は、次に挙げる事項のう</text:span><text:span text:style-name="T6">ち、少なくとも一つを満たさなければならない。：</text:span><text:span text:style-name="T6">a)</text:span><text:span text:style-name="T6">解除</text:span><text:span text:style-name="T6">, b)</text:span><text:span text:style-name="T6">調整</text:span><text:span text:style-name="T6">, c)</text:span><text:span text:style-name="T6">延長</text:span><text:span text:style-name="T6">, d)</text:span><text:span text:style-name="T6">リアルタイム</text:span><text:span text:style-name="T6">の例外</text:span><text:span text:style-name="T6">, e)</text:span><text:span text:style-name="T6">必要不可欠な例外</text:span><text:span text:style-name="T6">, f)20</text:span><text:span text:style-name="T6">時間の例外</text:span></text:p>
          </table:table-cell>
          <table:table-cell table:style-name="ce54" office:value-type="string">
            <text:p>A</text:p>
          </table:table-cell>
          <table:table-cell table:style-name="ce71"/>
          <table:table-cell table:style-name="ce87" office:value-type="string">
            <text:p>例外事項の補足：</text:p>
            <text:p>d) オークションやTV番組と連動したプレゼントの申し込みのようなリアルタイムのイベントにおいて制限時間が必須の要素であるもの。</text:p>
            <text:p>e) クイズなど制限時間が必要不可欠なもの。</text:p>
            <text:p>f) 制限時間が20時間より長いもの。</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45">
          <table:table-cell table:style-name="ce2"/>
          <table:table-cell table:style-name="ce8" office:value-type="string">
            <text:p><text:span text:style-name="T3"><text:a xlink:href="http://www.ciaj.or.jp/access/web/docs/WCAG-TECHS/G133.html">G133</text:a></text:span></text:p>
          </table:table-cell>
          <table:table-cell table:style-name="ce33" office:value-type="string">
            <text:p>複数の画面で構成されるフォームの最初のページに、利用者がセッションの制限時間を延長又は解除できるチェックボックスを提供する</text:p>
          </table:table-cell>
          <table:table-cell table:style-name="ce55"/>
          <table:table-cell table:style-name="ce72" office:value-type="string">
            <text:p>手動確認</text:p>
          </table:table-cell>
          <table:table-cell table:style-name="ce39" office:value-type="string">
            <text:p>セッションに時間制限がある場合は、フォームの最初のページに、セッションの制限時間を延長又は解除することのできるチェックボックスが提供されているかどうかを一般的なブラウザで確認してください。</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最初のページに制限時間を解除するようなボタンはなかった。</text:p>
          </table:table-cell>
          <table:table-cell table:style-name="ce130"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A-</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5"/>
          <table:table-cell table:number-columns-repeated="767"/>
        </table:table-row>
        <table:table-row table:style-name="ro49">
          <table:table-cell table:style-name="ce2"/>
          <table:table-cell table:style-name="ce8" office:value-type="string">
            <text:p><text:span text:style-name="T3"><text:a xlink:href="http://www.ciaj.or.jp/access/web/docs/WCAG-TECHS/G198.html">G198</text:a></text:span></text:p>
          </table:table-cell>
          <table:table-cell table:style-name="ce33" office:value-type="string">
            <text:p>利用者が制限時間を解除できる手段を提供する</text:p>
          </table:table-cell>
          <table:table-cell table:style-name="ce55"/>
          <table:table-cell table:style-name="ce72" office:value-type="string">
            <text:p>問題あり／手動確認</text:p>
          </table:table-cell>
          <table:table-cell table:style-name="ce39" office:value-type="string">
            <text:p>セッションに時間制限がある場合、制限時間がページ上のスクリプトで制御されている場合、あるいは自動的にスクロールすることなどにより、コンテンツを読むのに制限時間がある場合は、制限時間を解除できる手段が提供されているかどうかを一般的なブラウザ等で確認してください。</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制限時間を解除するような仕組みは提供されていない。</text:p>
          </table:table-cell>
          <table:table-cell table:style-name="ce130"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A-</text:a></text:span><text:span text:style-name="T7"><text:a xlink:href="http://www.ciaj.or.jp/access/web/docs/jis2010-test-guidelines/icl-7.2.2.1.html">項番</text:a></text:span><text:span text:style-name="T7"><text:a xlink:href="http://www.ciaj.or.jp/access/web/docs/jis2010-test-guidelines/icl-7.2.2.1.html">1,</text:a></text:span><text:span text:style-name="T7"><text:a xlink:href="http://www.ciaj.or.jp/access/web/docs/jis2010-test-guidelines/icl-7.2.2.1.html">状況</text:a></text:span><text:span text:style-name="T7"><text:a xlink:href="http://www.ciaj.or.jp/access/web/docs/jis2010-test-guidelines/icl-7.2.2.1.html">B-</text:a></text:span><text:span text:style-name="T7"><text:a xlink:href="http://www.ciaj.or.jp/access/web/docs/jis2010-test-guidelines/icl-7.2.2.1.html">項番</text:a></text:span><text:span text:style-name="T7"><text:a xlink:href="http://www.ciaj.or.jp/access/web/docs/jis2010-test-guidelines/icl-7.2.2.1.html">1,</text:a></text:span><text:span text:style-name="T7"><text:a xlink:href="http://www.ciaj.or.jp/access/web/docs/jis2010-test-guidelines/icl-7.2.2.1.html">状況</text:a></text:span><text:span text:style-name="T7"><text:a xlink:href="http://www.ciaj.or.jp/access/web/docs/jis2010-test-guidelines/icl-7.2.2.1.html">C-</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5"/>
          <table:table-cell table:number-columns-repeated="767"/>
        </table:table-row>
        <table:table-row table:style-name="ro23">
          <table:table-cell table:style-name="ce2"/>
          <table:table-cell table:style-name="ce8" office:value-type="string">
            <text:p><text:span text:style-name="T3"><text:a xlink:href="http://www.ciaj.or.jp/access/web/docs/WCAG-TECHS/G180.html">G180</text:a></text:span></text:p>
          </table:table-cell>
          <table:table-cell table:style-name="ce33" office:value-type="string">
            <text:p>利用者が初期設定の制限時間を10倍に設定できる手段を提供する</text:p>
          </table:table-cell>
          <table:table-cell table:style-name="ce55"/>
          <table:table-cell table:style-name="ce72" office:value-type="string">
            <text:p>問題あり／手動確認</text:p>
          </table:table-cell>
          <table:table-cell table:style-name="ce39" office:value-type="string">
            <text:p>制限時間がページ上のスクリプトで制御されている場合は、利用者自身で制限時間を10倍に設定することができるかどうかを一般的なブラウザ等で確認してください。</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制限時間が3分であることはわかっているが、これを30分にする方法はない。</text:p>
          </table:table-cell>
          <table:table-cell table:style-name="ce130"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B-</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5"/>
          <table:table-cell table:number-columns-repeated="767"/>
        </table:table-row>
        <table:table-row table:style-name="ro44">
          <table:table-cell table:style-name="ce2"/>
          <table:table-cell table:style-name="ce8" office:value-type="string">
            <text:p><text:span text:style-name="T3"><text:a xlink:href="http://www.ciaj.or.jp/access/web/docs/WCAG-TECHS/SCR16.html">SCR16</text:a></text:span></text:p>
          </table:table-cell>
          <table:table-cell table:style-name="ce33" office:value-type="string">
            <text:p>制限時間が切れようとしていることを利用者に警告するスクリプトを提供する</text:p>
          </table:table-cell>
          <table:table-cell table:style-name="ce55"/>
          <table:table-cell table:style-name="ce72" office:value-type="string">
            <text:p>手動確認</text:p>
          </table:table-cell>
          <table:table-cell table:style-name="ce39" office:value-type="string">
            <text:p>制限時間がページ上のスクリプトで制御されている場合は、時間が切れようとしていることを利用者に警告することができるかどうかを一般的なブラウザ等で確認してください。</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残り時間を示すカウンターが表示されており、10秒前に延長するか聞いてくるが、これは少なくとも20秒より前でなくてはならない。</text:p>
          </table:table-cell>
          <table:table-cell table:style-name="ce130"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B-</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5"/>
          <table:table-cell table:number-columns-repeated="767"/>
        </table:table-row>
        <table:table-row table:style-name="ro45">
          <table:table-cell table:style-name="ce2"/>
          <table:table-cell table:style-name="ce8" office:value-type="string">
            <text:p><text:span text:style-name="T3"><text:a xlink:href="http://www.ciaj.or.jp/access/web/docs/WCAG-TECHS/SCR1.html">SCR1</text:a></text:span></text:p>
          </table:table-cell>
          <table:table-cell table:style-name="ce39" office:value-type="string">
            <text:p>利用者が初期設定の制限時間を延長できるようにする</text:p>
          </table:table-cell>
          <table:table-cell table:style-name="ce55"/>
          <table:table-cell table:style-name="ce72" office:value-type="string">
            <text:p>手動確認</text:p>
          </table:table-cell>
          <table:table-cell table:style-name="ce39" office:value-type="string">
            <text:p>制限時間がある場合、利用者が初期設定の制限時間を延長できるようになっているかを一般的なブラウザ等で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延長ボタンがあり、これを押すと操作が延長されるようになっていた。</text:p>
          </table:table-cell>
          <table:table-cell table:style-name="ce130"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B-</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5"/>
          <table:table-cell table:number-columns-repeated="767"/>
        </table:table-row>
        <table:table-row table:style-name="ro49">
          <table:table-cell table:style-name="ce2"/>
          <table:table-cell table:style-name="ce8" office:value-type="string">
            <text:p><text:span text:style-name="T3"><text:a xlink:href="http://www.ciaj.or.jp/access/web/docs/WCAG-TECHS/G4.html">G4</text:a></text:span></text:p>
          </table:table-cell>
          <table:table-cell table:style-name="ce33" office:value-type="string">
            <text:p>コンテンツを一時停止させて、一時停止させたところから再開できるようにする</text:p>
          </table:table-cell>
          <table:table-cell table:style-name="ce55"/>
          <table:table-cell table:style-name="ce72" office:value-type="string">
            <text:p>問題あり／手動確認</text:p>
          </table:table-cell>
          <table:table-cell table:style-name="ce39" office:value-type="string">
            <text:p>自動的にスクロールすることなどにより、コンテンツを読むのに制限時間がある場合は、その動作を一時的に停止したり、再開することができるかどうかを一般的なブラウザ等で確認してください。なお、marquee要素を使うと、これを達成するのは困難になります。</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一時停止の仕組みは提供されていない。</text:p>
          </table:table-cell>
          <table:table-cell table:style-name="ce130"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C-</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5"/>
          <table:table-cell table:number-columns-repeated="767"/>
        </table:table-row>
        <table:table-row table:style-name="ro97">
          <table:table-cell table:style-name="ce2"/>
          <table:table-cell table:style-name="ce8" office:value-type="string">
            <text:p><text:span text:style-name="T3"><text:a xlink:href="http://www.ciaj.or.jp/access/web/docs/WCAG-TECHS/SCR33.html">SCR33</text:a></text:span></text:p>
          </table:table-cell>
          <table:table-cell table:style-name="ce33" office:value-type="string">
            <text:p>スクリプトを用いてコンテンツをスクロールし、それを一時停止できるメカニズムを提供する</text:p>
          </table:table-cell>
          <table:table-cell table:style-name="ce55"/>
          <table:table-cell table:style-name="ce72" office:value-type="string">
            <text:p>手動確認</text:p>
          </table:table-cell>
          <table:table-cell table:style-name="ce39" office:value-type="string">
            <text:p>自動的にスクロールすることなどにより、コンテンツを読むのに制限時間がある場合は、利用者自身でスクロールを一時停止することができるかどうかを一般的なブラウザ等で確認してください。</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お知らせが横スクロールでテロップ表示される。しかし、停止することが出来ないため、ディスレクシアの方は読み終わる前にスクロールしてしまう。</text:p>
          </table:table-cell>
          <table:table-cell table:style-name="ce130"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C-</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5"/>
          <table:table-cell table:number-columns-repeated="767"/>
        </table:table-row>
        <table:table-row table:style-name="ro93">
          <table:table-cell table:style-name="ce2"/>
          <table:table-cell table:style-name="ce8" office:value-type="string">
            <text:p><text:span text:style-name="T3"><text:a xlink:href="http://www.ciaj.or.jp/access/web/docs/WCAG-TECHS/SCR36.html">SCR36</text:a></text:span></text:p>
          </table:table-cell>
          <table:table-cell table:style-name="ce33" office:value-type="string">
            <text:p>静的なウィンドウ又はエリアにある、動きのあるテキスト、スクロールするテキスト、又は自動更新されるテキストを利用者が表示できるメカニズムを提供する</text:p>
          </table:table-cell>
          <table:table-cell table:style-name="ce55"/>
          <table:table-cell table:style-name="ce72" office:value-type="string">
            <text:p>手動確認</text:p>
          </table:table-cell>
          <table:table-cell table:style-name="ce39" office:value-type="string">
            <text:p>自動的にスクロールすることなどにより、コンテンツを読むのに制限時間がある場合は、別の静的なウィンドウ又はエリアに表示することのできるメカニズムを用意してあるかどうかを一般的なブラウザ等で確認してください。</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スクロールして提供されている情報は、他のどこででも見ることはできない。</text:p>
          </table:table-cell>
          <table:table-cell table:style-name="ce130" office:value-type="string">
            <text:p><text:span text:style-name="T7"><text:a xlink:href="http://www.ciaj.or.jp/access/web/docs/jis2010-test-guidelines/icl-7.2.2.1.html">7</text:a></text:span><text:span text:style-name="T7"><text:a xlink:href="http://www.ciaj.or.jp/access/web/docs/jis2010-test-guidelines/icl-7.2.2.1.html">.2.2.1-</text:a></text:span><text:span text:style-name="T7"><text:a xlink:href="http://www.ciaj.or.jp/access/web/docs/jis2010-test-guidelines/icl-7.2.2.1.html">状況</text:a></text:span><text:span text:style-name="T7"><text:a xlink:href="http://www.ciaj.or.jp/access/web/docs/jis2010-test-guidelines/icl-7.2.2.1.html">C-</text:a></text:span><text:span text:style-name="T7"><text:a xlink:href="http://www.ciaj.or.jp/access/web/docs/jis2010-test-guidelines/icl-7.2.2.1.html">項番</text:a></text:span><text:span text:style-name="T7"><text:a xlink:href="http://www.ciaj.or.jp/access/web/docs/jis2010-test-guidelines/icl-7.2.2.1.html">1</text:a></text:span></text:p>
          </table:table-cell>
          <table:table-cell table:style-name="ce2" table:number-columns-repeated="245"/>
          <table:table-cell table:number-columns-repeated="767"/>
        </table:table-row>
        <table:table-row table:style-name="ro68">
          <table:table-cell table:style-name="ce2"/>
          <table:table-cell table:style-name="ce8" office:value-type="string">
            <text:p><text:span text:style-name="T3"><text:a xlink:href="http://www.ciaj.or.jp/access/web/docs/WCAG-TECHS/F41.html">F41</text:a></text:span></text:p>
          </table:table-cell>
          <table:table-cell table:style-name="ce33" office:value-type="string">
            <text:p>meta要素によるタイムアウト付きのリフレッシュを用いている</text:p>
          </table:table-cell>
          <table:table-cell table:style-name="ce55"/>
          <table:table-cell table:style-name="ce72" office:value-type="string">
            <text:p>問題あり</text:p>
          </table:table-cell>
          <table:table-cell table:style-name="ce39" office:value-type="string">
            <text:p>この問題がある場合はG198を不適合と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不適合事例)</text:p>
          </table:table-cell>
          <table:table-cell table:style-name="ce133"/>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58">
          <table:table-cell table:style-name="ce2"/>
          <table:table-cell table:style-name="ce12" office:value-type="string">
            <text:p><text:span text:style-name="T3"><text:a xlink:href="http://www.ciaj.or.jp/access/web/docs/UNDERSTANDING-WCAG20/time-limits-pause.html">7.2.2.2</text:a></text:span></text:p>
          </table:table-cell>
          <table:table-cell table:style-name="ce32" office:value-type="string">
            <text:p>一時停止、停止及び非表示: <text:span text:style-name="T6">動きのある、点滅している、スクロールする、又は自動更</text:span><text:span text:style-name="T6">新する情報に対しては、次のすべての事項を満たしていなければならない。：</text:span><text:span text:style-name="T6">a)</text:span><text:span text:style-name="T6">動き、</text:span><text:span text:style-name="T6">点滅及びスクロール</text:span><text:span text:style-name="T6">, b)</text:span><text:span text:style-name="T6">自動更新</text:span></text:p>
          </table:table-cell>
          <table:table-cell table:style-name="ce54" office:value-type="string">
            <text:p>A</text:p>
          </table:table-cell>
          <table:table-cell table:style-name="ce71"/>
          <table:table-cell table:style-name="ce88"/>
          <table:table-cell table:style-name="ce103">
            <draw:custom-shape table:end-cell-address="記入例.K171" table:end-x="3.219cm" table:end-y="1.265cm" draw:z-index="4" draw:name="Text 14" draw:style-name="gr1" draw:text-style-name="P2" svg:width="8.608cm" svg:height="0.735cm" svg:x="0.194cm" svg:y="0.53cm">
              <text:p text:style-name="P1"><text:span text:style-name="T2">"</text:span><text:span text:style-name="T2">新着情報</text:span><text:span text:style-name="T2">"</text:span><text:span text:style-name="T2">が</text:span><text:span text:style-name="T2">blink</text:span><text:span text:style-name="T2">要素で表示されているケース。</text:span></text:p>
              <draw:enhanced-geometry svg:viewBox="0 0 21600 21600" draw:text-rotate-angle="-0" draw:type="mso-spt202" draw:enhanced-path="M 0 0 L 21600 0 21600 21600 0 21600 0 0 Z N"/>
            </draw:custom-shape>
          </table:table-cell>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16">
          <table:table-cell table:style-name="ce2"/>
          <table:table-cell table:style-name="ce8" office:value-type="string">
            <text:p><text:span text:style-name="T3"><text:a xlink:href="http://www.ciaj.or.jp/access/web/docs/WCAG-TECHS/G4.html">G4</text:a></text:span></text:p>
          </table:table-cell>
          <table:table-cell table:style-name="ce33" office:value-type="string">
            <text:p>コンテンツを一時停止させて、一時停止させたところから再開できるようにする</text:p>
          </table:table-cell>
          <table:table-cell table:style-name="ce55"/>
          <table:table-cell table:style-name="ce72" office:value-type="string">
            <text:p>問題あり／手動確認</text:p>
          </table:table-cell>
          <table:table-cell table:style-name="ce39" office:value-type="string">
            <text:p>自動的にスクロールすることなどにより、コンテンツを読むのに制限時間がある場合は、その動作を一時的に停止したり、再開することができるかどうかを一般的なブラウザ等で確認してください。marquee要素を使うと、これを達成するのは困難になります。</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table:table-cell table:style-name="ce130"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5"/>
          <table:table-cell table:number-columns-repeated="767"/>
        </table:table-row>
        <table:table-row table:style-name="ro51">
          <table:table-cell table:style-name="ce2"/>
          <table:table-cell table:style-name="ce8" office:value-type="string">
            <text:p><text:span text:style-name="T3"><text:a xlink:href="http://www.ciaj.or.jp/access/web/docs/WCAG-TECHS/SCR33.html">SCR33</text:a></text:span></text:p>
          </table:table-cell>
          <table:table-cell table:style-name="ce33" office:value-type="string">
            <text:p>スクリプトを用いてコンテンツをスクロールし、それを一時停止できるメカニズムを提供する</text:p>
          </table:table-cell>
          <table:table-cell table:style-name="ce55"/>
          <table:table-cell table:style-name="ce72" office:value-type="string">
            <text:p>手動確認</text:p>
          </table:table-cell>
          <table:table-cell table:style-name="ce39" office:value-type="string">
            <text:p>自動的にスクロールすることなどにより、コンテンツを読むのに制限時間がある場合は、利用者自身でスクロールを一時停止することができるかどうかを一般的なブラウザ等で確認してください。</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table:table-cell table:style-name="ce130"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5"/>
          <table:table-cell table:number-columns-repeated="767"/>
        </table:table-row>
        <table:table-row table:style-name="ro75">
          <table:table-cell table:style-name="ce2"/>
          <table:table-cell table:style-name="ce8" office:value-type="string">
            <text:p><text:span text:style-name="T3"><text:a xlink:href="http://www.ciaj.or.jp/access/web/docs/WCAG-TECHS/G11">G11</text:a></text:span></text:p>
          </table:table-cell>
          <table:table-cell table:style-name="ce33" office:value-type="string">
            <text:p>5秒未満で点滅が終わるようにコンテンツを制作する</text:p>
          </table:table-cell>
          <table:table-cell table:style-name="ce55"/>
          <table:table-cell table:style-name="ce72" office:value-type="string">
            <text:p>問題あり／問題の可能性大</text:p>
          </table:table-cell>
          <table:table-cell table:style-name="ce39" office:value-type="string">
            <text:p>blink要素や text-decoration プロパティを用いて5秒以上点滅させないで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blink要素で"新着情報"という文字がずっとブリンクしている。</text:p>
          </table:table-cell>
          <table:table-cell table:style-name="ce130"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G187">G187</text:a></text:span></text:p>
          </table:table-cell>
          <table:table-cell table:style-name="ce33" office:value-type="string">
            <text:p>ユーザーエージェントによって点滅するコンテンツを停止できるウェブコンテンツ技術を用いる</text:p>
          </table:table-cell>
          <table:table-cell table:style-name="ce55"/>
          <table:table-cell table:style-name="ce72" office:value-type="string">
            <text:p>問題あり／問題の可能性大</text:p>
          </table:table-cell>
          <table:table-cell table:style-name="ce39" office:value-type="string">
            <text:p>点滅するコンテンツは、5秒以内に停止するか、利用者自身によって停止することができるようになっていることを一般的なブラウザで確認して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新着情報"という文字のブリンクを止めることはできない。</text:p>
          </table:table-cell>
          <table:table-cell table:style-name="ce130"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5"/>
          <table:table-cell table:number-columns-repeated="767"/>
        </table:table-row>
        <table:table-row table:style-name="ro68">
          <table:table-cell table:style-name="ce2"/>
          <table:table-cell table:style-name="ce8" office:value-type="string">
            <text:p><text:span text:style-name="T3"><text:a xlink:href="http://www.ciaj.or.jp/access/web/docs/WCAG-TECHS/G152">G152</text:a></text:span></text:p>
          </table:table-cell>
          <table:table-cell table:style-name="ce33" office:value-type="string">
            <text:p>数回のループ後（5秒以内）に停止するように、アニメーションGIFを設定する</text:p>
          </table:table-cell>
          <table:table-cell table:style-name="ce55"/>
          <table:table-cell table:style-name="ce72" office:value-type="string">
            <text:p>要判断箇所</text:p>
          </table:table-cell>
          <table:table-cell table:style-name="ce39" office:value-type="string">
            <text:p>アニメーションする場合、5秒以内に停止するか、利用者自身によって停止することができるようになっていることを一般的なブラウザで確認して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新着情報"という文字のブリンクはとまらない。</text:p>
          </table:table-cell>
          <table:table-cell table:style-name="ce130"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5"/>
          <table:table-cell table:number-columns-repeated="767"/>
        </table:table-row>
        <table:table-row table:style-name="ro64">
          <table:table-cell table:style-name="ce2"/>
          <table:table-cell table:style-name="ce8" office:value-type="string">
            <text:p><text:span text:style-name="T3"><text:a xlink:href="http://www.ciaj.or.jp/access/web/docs/WCAG-TECHS/SCR22.html">SCR22</text:a></text:span></text:p>
          </table:table-cell>
          <table:table-cell table:style-name="ce33" office:value-type="string">
            <text:p>スクリプトを用いて、点滅を制御し、5秒以内に停止させる</text:p>
          </table:table-cell>
          <table:table-cell table:style-name="ce55"/>
          <table:table-cell table:style-name="ce72" office:value-type="string">
            <text:p>手動確認</text:p>
          </table:table-cell>
          <table:table-cell table:style-name="ce85" office:value-type="string">
            <text:p>点滅は5秒以内に終了することを一般的なブラウザで確認してください。</text:p>
          </table:table-cell>
          <table:table-cell table:style-name="ce98" office:value-type="string">
            <text:p>×</text:p>
          </table:table-cell>
          <table:table-cell table:style-name="ce113"/>
          <table:table-cell table:style-name="ce113" office:value-type="float" office:value="1">
            <text:p>1</text:p>
          </table:table-cell>
          <table:table-cell table:style-name="ce104" office:value-type="float" office:value="1">
            <text:p>1</text:p>
          </table:table-cell>
          <table:table-cell table:style-name="ce39" office:value-type="string">
            <text:p>"新着情報"という文字のブリンクはとまらない。</text:p>
          </table:table-cell>
          <table:table-cell table:style-name="ce130"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5"/>
          <table:table-cell table:number-columns-repeated="767"/>
        </table:table-row>
        <table:table-row table:style-name="ro5">
          <table:table-cell table:style-name="ce2"/>
          <table:table-cell table:style-name="ce8" office:value-type="string">
            <text:p><text:span text:style-name="T3"><text:a xlink:href="http://www.ciaj.or.jp/access/web/docs/WCAG-TECHS/G186">G186</text:a></text:span></text:p>
          </table:table-cell>
          <table:table-cell table:style-name="ce33" office:value-type="string">
            <text:p>動きのあるコンテンツ、点滅するコンテンツ、又は自動更新されるコンテンツを停止させるコントロールを用いる</text:p>
          </table:table-cell>
          <table:table-cell table:style-name="ce55"/>
          <table:table-cell table:style-name="ce72" office:value-type="string">
            <text:p>手動確認</text:p>
          </table:table-cell>
          <table:table-cell table:style-name="ce39" office:value-type="string">
            <text:p>5秒以上動きのあるコンテンツ、点滅するコンテンツ、又は自動更新するコンテンツにおいては、それを停止する手段を提供してあるか確認して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停止する方法は提供されていない。</text:p>
          </table:table-cell>
          <table:table-cell table:style-name="ce130"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5"/>
          <table:table-cell table:number-columns-repeated="767"/>
        </table:table-row>
        <table:table-row table:style-name="ro43">
          <table:table-cell table:style-name="ce2"/>
          <table:table-cell table:style-name="ce8" office:value-type="string">
            <text:p><text:span text:style-name="T3"><text:a xlink:href="http://www.ciaj.or.jp/access/web/docs/WCAG-TECHS/G191">G191</text:a></text:span></text:p>
          </table:table-cell>
          <table:table-cell table:style-name="ce33" office:value-type="string">
            <text:p>点滅するコンテンツのないページを読み込むリンク、ボタン、又はその他のメカニズムを提供する</text:p>
          </table:table-cell>
          <table:table-cell table:style-name="ce55"/>
          <table:table-cell table:style-name="ce72" office:value-type="string">
            <text:p>手動確認</text:p>
          </table:table-cell>
          <table:table-cell table:style-name="ce39" office:value-type="string">
            <text:p>5秒以上にわたって点滅するコンテンツがある場合、そうしたコンテンツを含まない代替のページを読み込むリンクやボタンなどが提供されていることを確認してください。ただし、代替ページにおいては、オリジナルのページと同等に利用できるものである必要があります。</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そうしたページは用意されていない。</text:p>
          </table:table-cell>
          <table:table-cell table:style-name="ce130" office:value-type="string">
            <text:p><text:span text:style-name="T7"><text:a xlink:href="http://www.ciaj.or.jp/access/web/docs/jis2010-test-guidelines/icl-7.2.2.2.html">7</text:a></text:span><text:span text:style-name="T7"><text:a xlink:href="http://www.ciaj.or.jp/access/web/docs/jis2010-test-guidelines/icl-7.2.2.2.html">.2.2.2-</text:a></text:span><text:span text:style-name="T7"><text:a xlink:href="http://www.ciaj.or.jp/access/web/docs/jis2010-test-guidelines/icl-7.2.2.2.html">項番</text:a></text:span><text:span text:style-name="T7"><text:a xlink:href="http://www.ciaj.or.jp/access/web/docs/jis2010-test-guidelines/icl-7.2.2.2.html">1-a,1-b</text:a></text:span></text:p>
          </table:table-cell>
          <table:table-cell table:style-name="ce2" table:number-columns-repeated="245"/>
          <table:table-cell table:number-columns-repeated="767"/>
        </table:table-row>
        <table:table-row table:style-name="ro23">
          <table:table-cell table:style-name="ce2"/>
          <table:table-cell table:style-name="ce8" office:value-type="string">
            <text:p><text:span text:style-name="T3"><text:a xlink:href="http://www.ciaj.or.jp/access/web/docs/WCAG-TECHS/F16.html">F16</text:a></text:span></text:p>
          </table:table-cell>
          <table:table-cell table:style-name="ce33" office:value-type="string">
            <text:p>動きが不可欠ではないところにスクロールするコンテンツがあり、そのコンテンツを一時停止及び再開するメカニズムがない</text:p>
          </table:table-cell>
          <table:table-cell table:style-name="ce55"/>
          <table:table-cell table:style-name="ce72" office:value-type="string">
            <text:p>問題あり</text:p>
          </table:table-cell>
          <table:table-cell table:style-name="ce39" office:value-type="string">
            <text:p>marqueeが用いられています。(一時停止や再開は出来ないと判断)</text:p>
            <text:p>この問題がある場合はG4を不適合として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不適合事例)</text:p>
          </table:table-cell>
          <table:table-cell table:style-name="ce133"/>
          <table:table-cell table:style-name="ce2" table:number-columns-repeated="245"/>
          <table:table-cell table:number-columns-repeated="767"/>
        </table:table-row>
        <table:table-row table:style-name="ro81">
          <table:table-cell table:style-name="ce2"/>
          <table:table-cell table:style-name="ce8" office:value-type="string">
            <text:p><text:span text:style-name="T3"><text:a xlink:href="http://www.ciaj.or.jp/access/web/docs/WCAG-TECHS/F47.html">F47</text:a></text:span></text:p>
          </table:table-cell>
          <table:table-cell table:style-name="ce33" office:value-type="string">
            <text:p>blink要素を用いている</text:p>
          </table:table-cell>
          <table:table-cell table:style-name="ce55"/>
          <table:table-cell table:style-name="ce72" office:value-type="string">
            <text:p>問題あり／問題の可能性大</text:p>
          </table:table-cell>
          <table:table-cell table:style-name="ce39" office:value-type="string">
            <text:p>blinkが用いられています。</text:p>
            <text:p>この問題がある場合はG11を不適合として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不適合事例)</text:p>
            <text:p>blinkを利用している。</text:p>
          </table:table-cell>
          <table:table-cell table:style-name="ce133"/>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68">
          <table:table-cell table:style-name="ce2"/>
          <table:table-cell table:style-name="ce6" office:value-type="string">
            <text:p>7.2.3</text:p>
          </table:table-cell>
          <table:table-cell table:style-name="ce36" office:value-type="string">
            <text:p>発作を引き起こすおそれのないようにコンテンツを設計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98">
          <table:table-cell table:style-name="ce2"/>
          <table:table-cell table:style-name="ce12" office:value-type="string">
            <text:p><text:span text:style-name="T3"><text:a xlink:href="http://www.ciaj.or.jp/access/web/docs/UNDERSTANDING-WCAG20/seizure-does-not-violate.html">7.2.3.1</text:a></text:span></text:p>
          </table:table-cell>
          <table:table-cell table:style-name="ce32" office:value-type="string">
            <text:p>3回の閃光又は閾値以下:<text:span text:style-name="T6">ウェブページにあるせん（閃）光は、次のいずれかを満たさな</text:span><text:span text:style-name="T6">ければならない。</text:span><text:span text:style-name="T6">a)</text:span><text:span text:style-name="T6">どの</text:span><text:span text:style-name="T6">1</text:span><text:span text:style-name="T6">秒間においても</text:span><text:span text:style-name="T6">3</text:span><text:span text:style-name="T6">回以下である。</text:span><text:span text:style-name="T6">, b)</text:span><text:span text:style-name="T6">一般閃光閾値及び赤色</text:span><text:span text:style-name="T6">閃光値を下回っている。</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99">
          <table:table-cell table:style-name="ce2"/>
          <table:table-cell table:style-name="ce8" office:value-type="string">
            <text:p><text:span text:style-name="T3"><text:a xlink:href="http://www.ciaj.or.jp/access/web/docs/WCAG-TECHS/G19.html">G19</text:a></text:span></text:p>
          </table:table-cell>
          <table:table-cell table:style-name="ce33" office:value-type="string">
            <text:p>どの1秒間においても、コンテンツに3回よりも多く閃光を放つコンポーネントがないことを確認する</text:p>
          </table:table-cell>
          <table:table-cell table:style-name="ce55"/>
          <table:table-cell table:style-name="ce72" office:value-type="string">
            <text:p>手動確認</text:p>
          </table:table-cell>
          <table:table-cell table:style-name="ce39" office:value-type="string">
            <text:p>一般的なブラウザで表示し、どの1秒間においても、3回よりも多い閃光が無いことを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5秒置きに置き換わる画像があるが、1秒間に3回はかわらない。</text:p>
          </table:table-cell>
          <table:table-cell table:style-name="ce132" office:value-type="string">
            <text:p><text:span text:style-name="T7"><text:a xlink:href="http://www.ciaj.or.jp/access/web/docs/jis2010-test-guidelines/icl-7.2.3.1.html">7</text:a></text:span><text:span text:style-name="T7"><text:a xlink:href="http://www.ciaj.or.jp/access/web/docs/jis2010-test-guidelines/icl-7.2.3.1.html">.2.3.1-</text:a></text:span><text:span text:style-name="T7"><text:a xlink:href="http://www.ciaj.or.jp/access/web/docs/jis2010-test-guidelines/icl-7.2.3.1.html">項番</text:a></text:span><text:span text:style-name="T7"><text:a xlink:href="http://www.ciaj.or.jp/access/web/docs/jis2010-test-guidelines/icl-7.2.3.1.html">1-a</text:a></text:span></text:p>
          </table:table-cell>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G176.html">G176</text:a></text:span></text:p>
          </table:table-cell>
          <table:table-cell table:style-name="ce33" office:value-type="string">
            <text:p>閃光を放つエリアを十分に小さくする</text:p>
          </table:table-cell>
          <table:table-cell table:style-name="ce55"/>
          <table:table-cell table:style-name="ce72" office:value-type="string">
            <text:p>手動確認</text:p>
          </table:table-cell>
          <table:table-cell table:style-name="ce39" office:value-type="string">
            <text:p>一般的なブラウザで表示し、閃光がある場合、そのエリアが十分小さいエリアであることを確認してください。(十分小さいエリアとはG176にある公式による。)</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閃光とはいえない。</text:p>
          </table:table-cell>
          <table:table-cell table:style-name="ce130" office:value-type="string">
            <text:p><text:span text:style-name="T7"><text:a xlink:href="http://www.ciaj.or.jp/access/web/docs/jis2010-test-guidelines/icl-7.2.3.1.html">7</text:a></text:span><text:span text:style-name="T7"><text:a xlink:href="http://www.ciaj.or.jp/access/web/docs/jis2010-test-guidelines/icl-7.2.3.1.html">.2.3.1-</text:a></text:span><text:span text:style-name="T7"><text:a xlink:href="http://www.ciaj.or.jp/access/web/docs/jis2010-test-guidelines/icl-7.2.3.1.html">項番</text:a></text:span><text:span text:style-name="T7"><text:a xlink:href="http://www.ciaj.or.jp/access/web/docs/jis2010-test-guidelines/icl-7.2.3.1.html">1-a</text:a></text:span></text:p>
          </table:table-cell>
          <table:table-cell table:style-name="ce2" table:number-columns-repeated="245"/>
          <table:table-cell table:number-columns-repeated="767"/>
        </table:table-row>
        <table:table-row table:style-name="ro35">
          <table:table-cell table:style-name="ce2"/>
          <table:table-cell table:style-name="ce8" office:value-type="string">
            <text:p><text:span text:style-name="T3"><text:a xlink:href="http://www.ciaj.or.jp/access/web/docs/WCAG-TECHS/G15.html">G15</text:a></text:span></text:p>
          </table:table-cell>
          <table:table-cell table:style-name="ce33" office:value-type="string">
            <text:p>ツールを用いて、コンテンツが一般閃光閾値及び赤色閃光閾値を越えていないことを確認する</text:p>
          </table:table-cell>
          <table:table-cell table:style-name="ce55"/>
          <table:table-cell table:style-name="ce72" office:value-type="string">
            <text:p>手動確認</text:p>
          </table:table-cell>
          <table:table-cell table:style-name="ce39" office:value-type="string">
            <text:p>一般的なブラウザで表示し、閃光が閾値を越えているかどうかを PEATなど利用して評価してください。Photosensitive Epilepsy Analysis Tool (PEAT)　http://trace.wisc.edu/peat/</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念の為PEATを用いて確認したが、閃光にはあたらない。</text:p>
          </table:table-cell>
          <table:table-cell table:style-name="ce152" office:value-type="string">
            <text:p><text:span text:style-name="T7"><text:a xlink:href="http://www.ciaj.or.jp/access/web/docs/jis2010-test-guidelines/icl-7.2.3.1.html">7</text:a></text:span><text:span text:style-name="T7"><text:a xlink:href="http://www.ciaj.or.jp/access/web/docs/jis2010-test-guidelines/icl-7.2.3.1.html">.2.3.1-</text:a></text:span><text:span text:style-name="T7"><text:a xlink:href="http://www.ciaj.or.jp/access/web/docs/jis2010-test-guidelines/icl-7.2.3.1.html">項番</text:a></text:span><text:span text:style-name="T7"><text:a xlink:href="http://www.ciaj.or.jp/access/web/docs/jis2010-test-guidelines/icl-7.2.3.1.html">1-b</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00">
          <table:table-cell table:style-name="ce2"/>
          <table:table-cell table:style-name="ce6" office:value-type="string">
            <text:p>7.2.4</text:p>
          </table:table-cell>
          <table:table-cell table:style-name="ce36" office:value-type="string">
            <text:p>利用者がナビゲートしたり、コンテンツを探し出したり、現在位置を確認するのを手助けする手段を提供する。 </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39">
          <table:table-cell table:style-name="ce2"/>
          <table:table-cell table:style-name="ce12" office:value-type="string">
            <text:p><text:span text:style-name="T3"><text:a xlink:href="http://www.ciaj.or.jp/access/web/docs/UNDERSTANDING-WCAG20/navigation-mechanisms-skip.html">7.2.4.1</text:a></text:span></text:p>
          </table:table-cell>
          <table:table-cell table:style-name="ce32" office:value-type="string">
            <text:p>ブロック・スキップ: <text:span text:style-name="T6">複数のウェブページ上で繰り返されているコンテンツのブロックをス</text:span><text:span text:style-name="T6">キップできるメカニズムが利用可能でなければならない。</text:span></text:p>
          </table:table-cell>
          <table:table-cell table:style-name="ce54" office:value-type="string">
            <text:p>A</text:p>
          </table:table-cell>
          <table:table-cell table:style-name="ce71"/>
          <table:table-cell table:style-name="ce87" office:value-type="string">
            <text:p>追加の補足:</text:p>
            <text:p>最初にmiCheckerの音声ユーザビリティ視覚化モードで視覚化し、画面に暗い部分(到達に時間のかかる部分)が無いことを確認しても良いでしょう。もし、暗くなる部分がある場合は、適合とは言えない可能性があります。</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101">
          <table:table-cell table:style-name="ce2"/>
          <table:table-cell table:style-name="ce8" office:value-type="string">
            <text:p><text:span text:style-name="T3"><text:a xlink:href="http://www.ciaj.or.jp/access/web/docs/WCAG-TECHS/G1.html">G1</text:a></text:span></text:p>
          </table:table-cell>
          <table:table-cell table:style-name="ce33" office:value-type="string">
            <text:p>メインコンテンツエリアへ直接移動するリンクを各ページの先頭に追加する</text:p>
          </table:table-cell>
          <table:table-cell table:style-name="ce55"/>
          <table:table-cell table:style-name="ce72" office:value-type="string">
            <text:p>問題あり／問題の可能性大／要判断箇所／手動確認</text:p>
          </table:table-cell>
          <table:table-cell table:style-name="ce39" office:value-type="string">
            <text:p>ページ内のメインコンテンツにジャンプするためのページ内リンクが先頭部分にありません。繰り返されるブロックが無い場合は該当しません。</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miCheckerでみると、ページ先頭部分からメインコンテンツのところにスキップする仕組みが合った。音声ブラウザで聞いたときにも、その存在がわかり、実際にページ内リンクすることができた。</text:p>
          </table:table-cell>
          <table:table-cell table:style-name="ce130"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5"/>
          <table:table-cell table:number-columns-repeated="767"/>
        </table:table-row>
        <table:table-row table:style-name="ro57">
          <table:table-cell table:style-name="ce2"/>
          <table:table-cell table:style-name="ce8" office:value-type="string">
            <text:p><text:span text:style-name="T3"><text:a xlink:href="http://www.ciaj.or.jp/access/web/docs/WCAG-TECHS/G123">G123</text:a></text:span></text:p>
          </table:table-cell>
          <table:table-cell table:style-name="ce33" office:value-type="string">
            <text:p>繰り返しているコンテンツのブロックの開始位置に、そのブロックの終了位置へのリンクを追加する</text:p>
          </table:table-cell>
          <table:table-cell table:style-name="ce55"/>
          <table:table-cell table:style-name="ce72" office:value-type="string">
            <text:p>問題あり／問題の可能性大／要判断箇所／手動確認</text:p>
          </table:table-cell>
          <table:table-cell table:style-name="ce39" office:value-type="string">
            <text:p>一般的なブラウザで表示し繰り返されるブロック部分を特定し、そのブロックの最初の部分に、終わりの部分へのページ内リンクがあることをmiCheckerの音声ユーザビリティ視覚化モードで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左サイドメニューの最初の部分には、"左サイドメニューをスキップする"というリンクが用意されていた。</text:p>
          </table:table-cell>
          <table:table-cell table:style-name="ce130"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5"/>
          <table:table-cell table:number-columns-repeated="767"/>
        </table:table-row>
        <table:table-row table:style-name="ro79">
          <table:table-cell table:style-name="ce2"/>
          <table:table-cell table:style-name="ce8" office:value-type="string">
            <text:p><text:span text:style-name="T3"><text:a xlink:href="http://www.ciaj.or.jp/access/web/docs/WCAG-TECHS/G124">G124</text:a></text:span></text:p>
          </table:table-cell>
          <table:table-cell table:style-name="ce33" office:value-type="string">
            <text:p>ページの先頭に、コンテンツの各エリアへのリンクを追加する</text:p>
          </table:table-cell>
          <table:table-cell table:style-name="ce55"/>
          <table:table-cell table:style-name="ce72" office:value-type="string">
            <text:p>問題あり／問題の可能性大／手動確認</text:p>
          </table:table-cell>
          <table:table-cell table:style-name="ce39" office:value-type="string">
            <text:p>繰り返されるブロックが多数ある場合、そのそれぞれにジャンプするためのリンクがページ先頭部分にあるか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このページはシンプルで、左サイドナビゲーションのあとは直ぐにメインコンテンツであり、他にスキップする必要のあるものはない。</text:p>
          </table:table-cell>
          <table:table-cell table:style-name="ce130"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5"/>
          <table:table-cell table:number-columns-repeated="767"/>
        </table:table-row>
        <table:table-row table:style-name="ro102">
          <table:table-cell table:style-name="ce2"/>
          <table:table-cell table:style-name="ce8" office:value-type="string">
            <text:p><text:span text:style-name="T3"><text:a xlink:href="http://www.ciaj.or.jp/access/web/docs/WCAG-TECHS/H69.html">H69</text:a></text:span></text:p>
          </table:table-cell>
          <table:table-cell table:style-name="ce33" office:value-type="string">
            <text:p>コンテンツの各セクションの開始位置に見出し要素を提供する</text:p>
          </table:table-cell>
          <table:table-cell table:style-name="ce55"/>
          <table:table-cell table:style-name="ce72" office:value-type="string">
            <text:p>要判断箇所／手動確認</text:p>
          </table:table-cell>
          <table:table-cell table:style-name="ce39" office:value-type="string">
            <text:p>要判断と検出された場合、コンテンツ内で見出しが一つも使われていないか、見出しと思われる箇所に見出しタグが利用されていない可能性があります。本当に見出しが必要のないコンテンツなのか確認してください。それ以外の場合でも、miCheckerの音声ユーザビリティ視覚化モードで見出しの設定状況を確認してください。それぞれのセクションの先頭に、それぞれに対応する見出しのあることを確認します。</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miChekcerで見ると、h2が一つあるが、肝心の見出しと思われる部分には見だしが一つも使われていない。</text:p>
          </table:table-cell>
          <table:table-cell table:style-name="ce130"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5"/>
          <table:table-cell table:number-columns-repeated="767"/>
        </table:table-row>
        <table:table-row table:style-name="ro103">
          <table:table-cell table:style-name="ce2"/>
          <table:table-cell table:style-name="ce8" office:value-type="string">
            <text:p><text:span text:style-name="T3"><text:a xlink:href="http://www.ciaj.or.jp/access/web/docs/WCAG-TECHS/H50.html">H50</text:a></text:span></text:p>
          </table:table-cell>
          <table:table-cell table:style-name="ce33" office:value-type="string">
            <text:p>構造を示す要素を用いて、リンクをグループ化する</text:p>
          </table:table-cell>
          <table:table-cell table:style-name="ce55"/>
          <table:table-cell table:style-name="ce72" office:value-type="string">
            <text:p>手動確認</text:p>
          </table:table-cell>
          <table:table-cell table:style-name="ce39" office:value-type="string">
            <text:p>一般的なブラウザで表示した場合、リンクが多数並ぶような部分がある場合は、その部分にはリストやマップなどが用いられて構造化されていることをmiCheckerの音声ユーザビリティ視覚化モードで確認してください。</text:p>
          </table:table-cell>
          <table:table-cell table:style-name="ce98" office:value-type="string">
            <text:p>○</text:p>
          </table:table-cell>
          <table:table-cell table:style-name="ce104"/>
          <table:table-cell table:style-name="ce104" office:value-type="float" office:value="0">
            <text:p>0</text:p>
          </table:table-cell>
          <table:table-cell table:style-name="ce104" office:value-type="float" office:value="1">
            <text:p>1</text:p>
          </table:table-cell>
          <table:table-cell table:style-name="ce39" office:value-type="string">
            <text:p>ページトップにはハードウェア製品、ソフトウェア製品、サービスなどカテゴリーわけされたタブがあるが、これらはリンクであり、かつリストを用いて表現されている。これはmiChekcerで視覚化して確認した。</text:p>
          </table:table-cell>
          <table:table-cell table:style-name="ce130"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5"/>
          <table:table-cell table:number-columns-repeated="767"/>
        </table:table-row>
        <table:table-row table:style-name="ro83">
          <table:table-cell table:style-name="ce2"/>
          <table:table-cell table:style-name="ce8" office:value-type="string">
            <text:p><text:span text:style-name="T3"><text:a xlink:href="http://www.ciaj.or.jp/access/web/docs/WCAG-TECHS/H70.html">H70</text:a></text:span></text:p>
          </table:table-cell>
          <table:table-cell table:style-name="ce33" office:value-type="string">
            <text:p>フレームを用いて、繰り返されているコンテンツのブロックをグループ化する</text:p>
          </table:table-cell>
          <table:table-cell table:style-name="ce55"/>
          <table:table-cell table:style-name="ce72" office:value-type="string">
            <text:p>手動確認</text:p>
          </table:table-cell>
          <table:table-cell table:style-name="ce39" office:value-type="string">
            <text:p>フレームを使用するページにおいて、ページ中に繰り返されるコンテンツがある場合は、フレームを用いてグループ化してください。フレームを用いていないページでは、他の方法でグループ化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新着情報の部分はiframeが使われている。</text:p>
          </table:table-cell>
          <table:table-cell table:style-name="ce130"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5"/>
          <table:table-cell table:number-columns-repeated="767"/>
        </table:table-row>
        <table:table-row table:style-name="ro74">
          <table:table-cell table:style-name="ce2"/>
          <table:table-cell table:style-name="ce8" office:value-type="string">
            <text:p><text:span text:style-name="T3"><text:a xlink:href="http://www.ciaj.or.jp/access/web/docs/WCAG-TECHS/H64.html">H64</text:a></text:span></text:p>
          </table:table-cell>
          <table:table-cell table:style-name="ce33" office:value-type="string">
            <text:p>frame要素及びiframe要素のtitle属性を用いる</text:p>
          </table:table-cell>
          <table:table-cell table:style-name="ce55"/>
          <table:table-cell table:style-name="ce72" office:value-type="string">
            <text:p>問題あり／要判断箇所</text:p>
          </table:table-cell>
          <table:table-cell table:style-name="ce39" office:value-type="string">
            <text:p>問題ありとされた箇所は、frameあるいはiframeにtitle属性がありません。利用者がそのフレームの目的をすぐに知ることができるようにタイトルを与えてください。</text:p>
            <text:p>それ以外の場合でも、それぞれのタイトルが適切かどうか判断して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iframeが使われているが、title属性がない。ここには新着情報であることを示すtitleがあるべきである。</text:p>
          </table:table-cell>
          <table:table-cell table:style-name="ce130"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5"/>
          <table:table-cell table:number-columns-repeated="767"/>
        </table:table-row>
        <table:table-row table:style-name="ro104">
          <table:table-cell table:style-name="ce2"/>
          <table:table-cell table:style-name="ce8" office:value-type="string">
            <text:p><text:span text:style-name="T3"><text:a xlink:href="http://www.ciaj.or.jp/access/web/docs/WCAG-TECHS/SCR28.html">SCR28</text:a></text:span></text:p>
          </table:table-cell>
          <table:table-cell table:style-name="ce33" office:value-type="string">
            <text:p>展開可能及び折り畳み可能なメニューを用いて、コンテンツのブロックをバイパスする</text:p>
          </table:table-cell>
          <table:table-cell table:style-name="ce55"/>
          <table:table-cell table:style-name="ce72" office:value-type="string">
            <text:p>手動確認</text:p>
          </table:table-cell>
          <table:table-cell table:style-name="ce39" office:value-type="string">
            <text:p>一般的なブラウザで表示し、繰り返されるコンテンツに対して、展開や折りたたみのテクニックが用いられていることを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視覚的には[+]、代替テキストとしては[展開]というボタンがあったので、これを押すと、一段階下層の項目が表示された。</text:p>
          </table:table-cell>
          <table:table-cell table:style-name="ce130" office:value-type="string">
            <text:p><text:span text:style-name="T7"><text:a xlink:href="http://www.ciaj.or.jp/access/web/docs/jis2010-test-guidelines/icl-7.2.4.1.html">7</text:a></text:span><text:span text:style-name="T7"><text:a xlink:href="http://www.ciaj.or.jp/access/web/docs/jis2010-test-guidelines/icl-7.2.4.1.html">.2.4.1-</text:a></text:span><text:span text:style-name="T7"><text:a xlink:href="http://www.ciaj.or.jp/access/web/docs/jis2010-test-guidelines/icl-7.2.4.1.html">項番</text:a></text:span><text:span text:style-name="T7"><text:a xlink:href="http://www.ciaj.or.jp/access/web/docs/jis2010-test-guidelines/icl-7.2.4.1.html">1</text:a></text:span></text:p>
          </table:table-cell>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C6.html">C6</text:a></text:span></text:p>
          </table:table-cell>
          <table:table-cell table:style-name="ce33" office:value-type="string">
            <text:p>構造を示すマークアップをした上で、コンテンツを配置する</text:p>
          </table:table-cell>
          <table:table-cell table:style-name="ce55"/>
          <table:table-cell table:style-name="ce72" office:value-type="string">
            <text:p>手動確認</text:p>
          </table:table-cell>
          <table:table-cell table:style-name="ce39" office:value-type="string">
            <text:p>スタイルシートを適用しなくとも意味の伝わる表現であり、かつ、スタイルシートを使って見栄えをさらに良くする方法であ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対応が望まれる実装方法)</text:p>
          </table:table-cell>
          <table:table-cell table:style-name="ce133"/>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77">
          <table:table-cell table:style-name="ce2"/>
          <table:table-cell table:style-name="ce12" office:value-type="string">
            <text:p><text:span text:style-name="T3"><text:a xlink:href="http://www.ciaj.or.jp/access/web/docs/UNDERSTANDING-WCAG20/navigation-mechanisms-title.html">7.2.4.2</text:a></text:span></text:p>
          </table:table-cell>
          <table:table-cell table:style-name="ce32" office:value-type="string">
            <text:p>ページタイトル: <text:span text:style-name="T6">ウェブページには、主題又は目的を説明したタイトルがなければならな</text:span><text:span text:style-name="T6">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G88.html">G88</text:a></text:span></text:p>
          </table:table-cell>
          <table:table-cell table:style-name="ce33" office:value-type="string">
            <text:p>ウェブページに対して、コンテンツの内容が分かるページタイトルを提供する</text:p>
          </table:table-cell>
          <table:table-cell table:style-name="ce55"/>
          <table:table-cell table:style-name="ce72" office:value-type="string">
            <text:p>手動確認</text:p>
          </table:table-cell>
          <table:table-cell table:style-name="ce39" office:value-type="string">
            <text:p>ページタイトルの内容が適切かどうか確認してください。</text:p>
          </table:table-cell>
          <table:table-cell table:style-name="ce106" office:value-type="string">
            <text:p>×</text:p>
          </table:table-cell>
          <table:table-cell table:style-name="ce116"/>
          <table:table-cell table:style-name="ce104" office:value-type="float" office:value="1">
            <text:p>1</text:p>
          </table:table-cell>
          <table:table-cell table:style-name="ce116" office:value-type="float" office:value="0">
            <text:p>0</text:p>
          </table:table-cell>
          <table:table-cell table:style-name="ce123" office:value-type="string">
            <text:p>タイトル属性は存在し要判断ではなかったが、確認したところ、製品のページなのに企業紹介と入っていた。</text:p>
          </table:table-cell>
          <table:table-cell table:style-name="ce130" office:value-type="string">
            <text:p><text:span text:style-name="T7"><text:a xlink:href="http://www.ciaj.or.jp/access/web/docs/jis2010-test-guidelines/icl-7.2.4.2.html">7</text:a></text:span><text:span text:style-name="T7"><text:a xlink:href="http://www.ciaj.or.jp/access/web/docs/jis2010-test-guidelines/icl-7.2.4.2.html">.2.4.2-</text:a></text:span><text:span text:style-name="T7"><text:a xlink:href="http://www.ciaj.or.jp/access/web/docs/jis2010-test-guidelines/icl-7.2.4.2.html">項番</text:a></text:span><text:span text:style-name="T7"><text:a xlink:href="http://www.ciaj.or.jp/access/web/docs/jis2010-test-guidelines/icl-7.2.4.2.html">1</text:a></text:span></text:p>
          </table:table-cell>
          <table:table-cell table:style-name="ce2" table:number-columns-repeated="245"/>
          <table:table-cell table:number-columns-repeated="767"/>
        </table:table-row>
        <table:table-row table:style-name="ro83">
          <table:table-cell table:style-name="ce2"/>
          <table:table-cell table:style-name="ce8" office:value-type="string">
            <text:p><text:span text:style-name="T3"><text:a xlink:href="http://www.ciaj.or.jp/access/web/docs/WCAG-TECHS/H25.html">H25</text:a></text:span></text:p>
          </table:table-cell>
          <table:table-cell table:style-name="ce33" office:value-type="string">
            <text:p>title要素を用いて、ページタイトルを提供する</text:p>
          </table:table-cell>
          <table:table-cell table:style-name="ce55"/>
          <table:table-cell table:style-name="ce72" office:value-type="string">
            <text:p>問題あり／問題の可能性大</text:p>
          </table:table-cell>
          <table:table-cell table:style-name="ce39" office:value-type="string">
            <text:p>title要素が使われていません。</text:p>
          </table:table-cell>
          <table:table-cell table:style-name="ce98" office:value-type="string">
            <text:p>○</text:p>
          </table:table-cell>
          <table:table-cell table:style-name="ce104"/>
          <table:table-cell table:style-name="ce104" office:value-type="float" office:value="0">
            <text:p>0</text:p>
          </table:table-cell>
          <table:table-cell table:style-name="ce116" office:value-type="float" office:value="0">
            <text:p>0</text:p>
          </table:table-cell>
          <table:table-cell table:style-name="ce39" office:value-type="string">
            <text:p>title要素は存在する。</text:p>
          </table:table-cell>
          <table:table-cell table:style-name="ce130" office:value-type="string">
            <text:p><text:span text:style-name="T7"><text:a xlink:href="http://www.ciaj.or.jp/access/web/docs/jis2010-test-guidelines/icl-7.2.4.2.html">7</text:a></text:span><text:span text:style-name="T7"><text:a xlink:href="http://www.ciaj.or.jp/access/web/docs/jis2010-test-guidelines/icl-7.2.4.2.html">.2.4.2-</text:a></text:span><text:span text:style-name="T7"><text:a xlink:href="http://www.ciaj.or.jp/access/web/docs/jis2010-test-guidelines/icl-7.2.4.2.html">項番</text:a></text:span><text:span text:style-name="T7"><text:a xlink:href="http://www.ciaj.or.jp/access/web/docs/jis2010-test-guidelines/icl-7.2.4.2.html">1</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79">
          <table:table-cell table:style-name="ce2"/>
          <table:table-cell table:style-name="ce12" office:value-type="string">
            <text:p><text:span text:style-name="T3"><text:a xlink:href="http://www.ciaj.or.jp/access/web/docs/UNDERSTANDING-WCAG20/navigation-mechanisms-focus-order.html">7.2.4.3</text:a></text:span></text:p>
          </table:table-cell>
          <table:table-cell table:style-name="ce32" office:value-type="string">
            <text:p>フォーカス順序:<text:span text:style-name="T6"> </text:span><text:span text:style-name="T6">ウェブページが順番にナビゲートできて、そのナビゲーション順序が意</text:span><text:span text:style-name="T6">味又は操作性に影響を及ぼす場合、フォーカス可能なコンポーネントは意味及び操作</text:span><text:span text:style-name="T6">性を保持した順序でフォーカスを受け取らなければならない。</text:span></text:p>
          </table:table-cell>
          <table:table-cell table:style-name="ce54" office:value-type="string">
            <text:p>A</text:p>
          </table:table-cell>
          <table:table-cell table:style-name="ce71"/>
          <table:table-cell table:style-name="ce91"/>
          <table:table-cell table:style-name="ce107"/>
          <table:table-cell table:style-name="ce97" table:number-columns-repeated="3"/>
          <table:table-cell table:style-name="ce124"/>
          <table:table-cell table:style-name="ce129"/>
          <table:table-cell table:style-name="ce2" table:number-columns-repeated="245"/>
          <table:table-cell table:number-columns-repeated="767"/>
        </table:table-row>
        <table:table-row table:style-name="ro49">
          <table:table-cell table:style-name="ce2"/>
          <table:table-cell table:style-name="ce8" office:value-type="string">
            <text:p><text:span text:style-name="T3"><text:a xlink:href="http://www.ciaj.or.jp/access/web/docs/WCAG-TECHS/G59.html">G59</text:a></text:span></text:p>
          </table:table-cell>
          <table:table-cell table:style-name="ce33" office:value-type="string">
            <text:p>コンテンツ内の順番及び関係に従った順序で、インタラクティブな要素を配置する</text:p>
          </table:table-cell>
          <table:table-cell table:style-name="ce55"/>
          <table:table-cell table:style-name="ce72" office:value-type="string">
            <text:p>手動確認</text:p>
          </table:table-cell>
          <table:table-cell table:style-name="ce39" office:value-type="string">
            <text:p>一般的なブラウザで、TABキーまたは矢印キーを用いて、フォーカスを受け取る要素を移動して、その順序が意味と操作性を保持していることを確認します。これは、評価対象とする技術全てに対して実施します。(Flashなど)</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画面を見ながらTABキーを押してみたが、見た目から期待できる順番にはフォーカスが移動しない。</text:p>
          </table:table-cell>
          <table:table-cell table:style-name="ce130"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1</text:a></text:span></text:p>
          </table:table-cell>
          <table:table-cell table:style-name="ce2" table:number-columns-repeated="245"/>
          <table:table-cell table:number-columns-repeated="767"/>
        </table:table-row>
        <table:table-row table:style-name="ro43">
          <table:table-cell table:style-name="ce2"/>
          <table:table-cell table:style-name="ce8" office:value-type="string">
            <text:p><text:span text:style-name="T3"><text:a xlink:href="http://www.ciaj.or.jp/access/web/docs/WCAG-TECHS/H4.html">H4</text:a></text:span></text:p>
          </table:table-cell>
          <table:table-cell table:style-name="ce33" office:value-type="string">
            <text:p>リンク、フォームのコントロール、及びオブジェクトには、論理的なタブ移動順序を作成する</text:p>
          </table:table-cell>
          <table:table-cell table:style-name="ce55"/>
          <table:table-cell table:style-name="ce72" office:value-type="string">
            <text:p>手動確認</text:p>
          </table:table-cell>
          <table:table-cell table:style-name="ce39" office:value-type="string">
            <text:p>一般的なブラウザで、TABキー(HTMLコンテンツの場合)または矢印キーを用いて、フォーカスを受け取る要素を移動して、その順序が意味と操作性を保持していることを確認します。これは、評価対象とする技術全てに対して実施します。(Flashなど)</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画面を見ながらTABキーを押してみたが、見た目から期待できる順番にはフォーカスが移動しない。</text:p>
          </table:table-cell>
          <table:table-cell table:style-name="ce130"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1</text:a></text:span></text:p>
          </table:table-cell>
          <table:table-cell table:style-name="ce2" table:number-columns-repeated="245"/>
          <table:table-cell table:number-columns-repeated="767"/>
        </table:table-row>
        <table:table-row table:style-name="ro105">
          <table:table-cell table:style-name="ce2"/>
          <table:table-cell table:style-name="ce8" office:value-type="string">
            <text:p><text:span text:style-name="T3"><text:a xlink:href="http://www.ciaj.or.jp/access/web/docs/WCAG-TECHS/C27.html">C27</text:a></text:span></text:p>
          </table:table-cell>
          <table:table-cell table:style-name="ce40" office:value-type="string">
            <text:p>DOMの順序を表示順序と一致させる</text:p>
          </table:table-cell>
          <table:table-cell table:style-name="ce55"/>
          <table:table-cell table:style-name="ce72" office:value-type="string">
            <text:p>手動確認</text:p>
          </table:table-cell>
          <table:table-cell table:style-name="ce39" office:value-type="string">
            <text:p>一般的なブラウザで、TABキー(HTMLコンテンツの場合)または矢印キーを用いて、フォーカスを受け取る要素を移動して、その順序が意味と操作性を保持していることを確認します。これは、評価対象とする技術全てに対して実施します。(Flashなど)</text:p>
            <text:p>加えて、miCheckerの音声ブラウザモードで視覚化を実行してください。(リニアライズされて表示されます。) その状況でも、読み上げ順序などに混乱が発生せずに、リニアライズする前のコンテンツと同じ意味を提供してい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7.1.3.2 および 7.2.4.3 の共通項目)</text:p>
            <text:p>画面を見ながらTABキーを押してみたが、見た目から期待できる順番にはフォーカスが移動しない。</text:p>
          </table:table-cell>
          <table:table-cell table:style-name="ce130"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1</text:a></text:span></text:p>
          </table:table-cell>
          <table:table-cell table:style-name="ce2" table:number-columns-repeated="245"/>
          <table:table-cell table:number-columns-repeated="767"/>
        </table:table-row>
        <table:table-row table:style-name="ro45">
          <table:table-cell table:style-name="ce2"/>
          <table:table-cell table:style-name="ce8" office:value-type="string">
            <text:p><text:span text:style-name="T3"><text:a xlink:href="http://www.ciaj.or.jp/access/web/docs/WCAG-TECHS/SCR26.html">SCR26</text:a></text:span></text:p>
          </table:table-cell>
          <table:table-cell table:style-name="ce40" office:value-type="string">
            <text:p>動的なコンテンツをDOMのそのトリガーとなる要素の直後に挿入する</text:p>
          </table:table-cell>
          <table:table-cell table:style-name="ce55"/>
          <table:table-cell table:style-name="ce72" office:value-type="string">
            <text:p>手動確認</text:p>
          </table:table-cell>
          <table:table-cell table:style-name="ce39" office:value-type="string">
            <text:p>動的なコンテンツを追加した場合、それはそのトリガーとなる要素の直後に挿入されていなくてはなりません。(フォーム入力において問題が発見された場合など、それが利用者に検知されるように配慮しなくてはならな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製品名称から検索で、製品名を入力し[検索]ボタンを押した。このとき、製品が見つからないとのメッセージが出たが、それは、[検索]ボタンからみると、それにもだいぶ手前にある。そのため、音声ブラウザで操作しているときなど、なかなか見つけることができなかった。</text:p>
          </table:table-cell>
          <table:table-cell table:style-name="ce130"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2</text:a></text:span></text:p>
          </table:table-cell>
          <table:table-cell table:style-name="ce2" table:number-columns-repeated="245"/>
          <table:table-cell table:number-columns-repeated="767"/>
        </table:table-row>
        <table:table-row table:style-name="ro61">
          <table:table-cell table:style-name="ce2"/>
          <table:table-cell table:style-name="ce8" office:value-type="string">
            <text:p><text:span text:style-name="T3"><text:a xlink:href="http://www.ciaj.or.jp/access/web/docs/WCAG-TECHS/SCR37.html">SCR37</text:a></text:span></text:p>
          </table:table-cell>
          <table:table-cell table:style-name="ce40" office:value-type="string">
            <text:p>デバイス非依存な方法でカスタム・ダイアログを作成する</text:p>
          </table:table-cell>
          <table:table-cell table:style-name="ce55"/>
          <table:table-cell table:style-name="ce72" office:value-type="string">
            <text:p>手動確認</text:p>
          </table:table-cell>
          <table:table-cell table:style-name="ce39" office:value-type="string">
            <text:p>ポップアップでないダイアログを開いた場合、そのまま継続してダイアログについて利用可能なTAB順序にあることを一般的なブラウザで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ポップアップを閉じると、そのままスムーズに次の操作ができた。</text:p>
          </table:table-cell>
          <table:table-cell table:style-name="ce130"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2</text:a></text:span></text:p>
          </table:table-cell>
          <table:table-cell table:style-name="ce2" table:number-columns-repeated="245"/>
          <table:table-cell table:number-columns-repeated="767"/>
        </table:table-row>
        <table:table-row table:style-name="ro78">
          <table:table-cell table:style-name="ce2"/>
          <table:table-cell table:style-name="ce8" office:value-type="string">
            <text:p><text:span text:style-name="T3"><text:a xlink:href="http://www.ciaj.or.jp/access/web/docs/WCAG-TECHS/SCR27.html">SCR27</text:a></text:span></text:p>
          </table:table-cell>
          <table:table-cell table:style-name="ce40" office:value-type="string">
            <text:p>DOMを用いて、ページ上にある複数のセクションを並び替える</text:p>
          </table:table-cell>
          <table:table-cell table:style-name="ce55"/>
          <table:table-cell table:style-name="ce72" office:value-type="string">
            <text:p>手動確認</text:p>
          </table:table-cell>
          <table:table-cell table:style-name="ce39" office:value-type="string">
            <text:p>ドラックアンドドロップで再配置可能なコンポーネントがある場合、再配置した場合に、それがDOMの中でも再配置されていることを確認してください。確認するためには、それぞれmiCheckerの音声ユーザビリティ視覚化モードで確認し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該当する技術は使われていない。</text:p>
          </table:table-cell>
          <table:table-cell table:style-name="ce130" office:value-type="string">
            <text:p><text:span text:style-name="T7"><text:a xlink:href="http://www.ciaj.or.jp/access/web/docs/jis2010-test-guidelines/icl-7.2.4.3.html">7</text:a></text:span><text:span text:style-name="T7"><text:a xlink:href="http://www.ciaj.or.jp/access/web/docs/jis2010-test-guidelines/icl-7.2.4.3.html">.2.4.3-</text:a></text:span><text:span text:style-name="T7"><text:a xlink:href="http://www.ciaj.or.jp/access/web/docs/jis2010-test-guidelines/icl-7.2.4.3.html">項番</text:a></text:span><text:span text:style-name="T7"><text:a xlink:href="http://www.ciaj.or.jp/access/web/docs/jis2010-test-guidelines/icl-7.2.4.3.html">2</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70">
          <table:table-cell table:style-name="ce2"/>
          <table:table-cell table:style-name="ce12" office:value-type="string">
            <text:p><text:span text:style-name="T3"><text:a xlink:href="http://www.ciaj.or.jp/access/web/docs/UNDERSTANDING-WCAG20/navigation-mechanisms-refs.html">7.2.4.4</text:a></text:span></text:p>
          </table:table-cell>
          <table:table-cell table:style-name="ce32" office:value-type="string">
            <text:p>文脈におけるリンクの目的: <text:span text:style-name="T6">それぞれのリンクの目的が、リンクのテキストだけから、又</text:span><text:span text:style-name="T6">はプログラムが解釈可能なリンクの文脈をリンクのテキストと合わせたものから解釈で</text:span><text:span text:style-name="T6">きなければならない。ただし、リンクの目的が一般的にみて利用者にとってあいまい（</text:span><text:span text:style-name="T6">曖昧）な場合は除く。</text:span></text:p>
          </table:table-cell>
          <table:table-cell table:style-name="ce54" office:value-type="string">
            <text:p>A</text:p>
          </table:table-cell>
          <table:table-cell table:style-name="ce71"/>
          <table:table-cell table:style-name="ce87" office:value-type="string">
            <text:p>例外事項の補足：</text:p>
            <text:p>誰にとっても実際にクリックしてみないと分からず、誰にとってもそれが問題にならないようなケースを意味します。</text:p>
            <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7">
          <table:table-cell table:style-name="ce2"/>
          <table:table-cell table:style-name="ce8" office:value-type="string">
            <text:p><text:span text:style-name="T3"><text:a xlink:href="http://www.ciaj.or.jp/access/web/docs/WCAG-TECHS/G91.html">G91</text:a></text:span></text:p>
          </table:table-cell>
          <table:table-cell table:style-name="ce33" office:value-type="string">
            <text:p>リンクの目的を説明したリンクのラベルを提供する</text:p>
          </table:table-cell>
          <table:table-cell table:style-name="ce55"/>
          <table:table-cell table:style-name="ce72" office:value-type="string">
            <text:p>問題の可能性大／手動確認</text:p>
          </table:table-cell>
          <table:table-cell table:style-name="ce39" office:value-type="string">
            <text:p>miCheckerの音声ユーザビリティ視覚化を適用した状態で、リンクテキストはリンクの目的を的確に表現しているかどうかを確認して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49">
          <table:table-cell table:style-name="ce2"/>
          <table:table-cell table:style-name="ce8" office:value-type="string">
            <text:p><text:span text:style-name="T3"><text:a xlink:href="http://www.ciaj.or.jp/access/web/docs/WCAG-TECHS/H30.html">H30</text:a></text:span></text:p>
          </table:table-cell>
          <table:table-cell table:style-name="ce33" office:value-type="string">
            <text:p>a 要素のリンクの目的を説明するテキストリンクを提供する</text:p>
          </table:table-cell>
          <table:table-cell table:style-name="ce55"/>
          <table:table-cell table:style-name="ce72" office:value-type="string">
            <text:p>問題あり／問題の可能性大／要判断箇所</text:p>
          </table:table-cell>
          <table:table-cell table:style-name="ce39" office:value-type="string">
            <text:p>a要素にリンクを説明するテキスト(代替テキストを含む)がありません。適切なテキストを与えて下さい。内容についてはG91で評価してください。</text:p>
          </table:table-cell>
          <table:table-cell table:style-name="ce98" office:value-type="string">
            <text:p>×</text:p>
          </table:table-cell>
          <table:table-cell table:style-name="ce104"/>
          <table:table-cell table:number-columns-repeated="2" table:style-name="ce104" office:value-type="float" office:value="6">
            <text:p>6</text:p>
          </table:table-cell>
          <table:table-cell table:style-name="ce39" office:value-type="string">
            <text:p>(7.1.1.1状況A および 7.2.4.4 の共通項目)</text:p>
          </table:table-cell>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83">
          <table:table-cell table:style-name="ce2"/>
          <table:table-cell table:style-name="ce8" office:value-type="string">
            <text:p><text:span text:style-name="T3"><text:a xlink:href="http://www.ciaj.or.jp/access/web/docs/WCAG-TECHS/H24.html">H24</text:a></text:span></text:p>
          </table:table-cell>
          <table:table-cell table:style-name="ce40" office:value-type="string">
            <text:p>イメージマップの area 要素に代替テキストを提供する</text:p>
          </table:table-cell>
          <table:table-cell table:style-name="ce55"/>
          <table:table-cell table:style-name="ce72" office:value-type="string">
            <text:p>問題あり</text:p>
          </table:table-cell>
          <table:table-cell table:style-name="ce39" office:value-type="string">
            <text:p>area要素にリンクを説明するテキストがありません。テキストの内容の適切さはG91で評価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7.1.1.1状況A および 7.2.4.4 の共通項目)</text:p>
          </table:table-cell>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41">
          <table:table-cell table:style-name="ce2"/>
          <table:table-cell table:style-name="ce8" office:value-type="string">
            <text:p><text:span text:style-name="T3"><text:a xlink:href="http://www.ciaj.or.jp/access/web/docs/WCAG-TECHS/G53.html">G53</text:a></text:span></text:p>
          </table:table-cell>
          <table:table-cell table:style-name="ce40" office:value-type="string">
            <text:p>リンクテキストとそれが含まれている文章中のテキストとを組み合わせて、リンクの目的を特定する</text:p>
          </table:table-cell>
          <table:table-cell table:style-name="ce55"/>
          <table:table-cell table:style-name="ce72" office:value-type="string">
            <text:p>手動確認</text:p>
          </table:table-cell>
          <table:table-cell table:style-name="ce39" office:value-type="string">
            <text:p>リンクのラベルだけでなく、それが含まれる文章全体でリンクの目的が分かるようになっていれば適合です。リンク部分を追っていき、それだけでは分からない場合は、それを含む文章全体を読んで、それでも理解できない場合には不適合とします。miCheckerの音声ユーザビリティ視覚化モードで評価するか、音声ブラウザなどを用いて評価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63">
          <table:table-cell table:style-name="ce2"/>
          <table:table-cell table:style-name="ce8" office:value-type="string">
            <text:p><text:span text:style-name="T3"><text:a xlink:href="http://www.ciaj.or.jp/access/web/docs/WCAG-TECHS/H77.html">H77</text:a></text:span></text:p>
          </table:table-cell>
          <table:table-cell table:style-name="ce40" office:value-type="string">
            <text:p>リンクテキストとそれが含まれているリスト項目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リスト項目内でテキストに適切な説明を加えるなどしてください。</text:p>
          </table:table-cell>
          <table:table-cell table:style-name="ce98" office:value-type="string">
            <text:p>○</text:p>
          </table:table-cell>
          <table:table-cell table:style-name="ce104"/>
          <table:table-cell table:style-name="ce104" office:value-type="float" office:value="0">
            <text:p>0</text:p>
          </table:table-cell>
          <table:table-cell table:style-name="ce104" office:value-type="float" office:value="1">
            <text:p>1</text:p>
          </table:table-cell>
          <table:table-cell table:style-name="ce39"/>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43">
          <table:table-cell table:style-name="ce2"/>
          <table:table-cell table:style-name="ce8" office:value-type="string">
            <text:p><text:span text:style-name="T3"><text:a xlink:href="http://www.ciaj.or.jp/access/web/docs/WCAG-TECHS/H78.html">H78</text:a></text:span></text:p>
          </table:table-cell>
          <table:table-cell table:style-name="ce40" office:value-type="string">
            <text:p>リンクテキストとそれが含まれているパラグラフ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そのパラグラフ内でテキストに適切な説明を加えるなどしてください</text:p>
          </table:table-cell>
          <table:table-cell table:style-name="ce98" office:value-type="string">
            <text:p>○</text:p>
          </table:table-cell>
          <table:table-cell table:style-name="ce104"/>
          <table:table-cell table:style-name="ce104" office:value-type="float" office:value="0">
            <text:p>0</text:p>
          </table:table-cell>
          <table:table-cell table:style-name="ce104" office:value-type="float" office:value="1">
            <text:p>1</text:p>
          </table:table-cell>
          <table:table-cell table:style-name="ce39"/>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16">
          <table:table-cell table:style-name="ce2"/>
          <table:table-cell table:style-name="ce8" office:value-type="string">
            <text:p><text:span text:style-name="T3"><text:a xlink:href="http://www.ciaj.or.jp/access/web/docs/WCAG-TECHS/H79.html">H79</text:a></text:span></text:p>
          </table:table-cell>
          <table:table-cell table:style-name="ce40" office:value-type="string">
            <text:p>リンクテキストとそれが含まれているデータセル及び関連づけられた見出しセル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関連するデータセルとヘッダーセルで目的が分かるようにしてください。</text:p>
          </table:table-cell>
          <table:table-cell table:style-name="ce98" office:value-type="string">
            <text:p>○</text:p>
          </table:table-cell>
          <table:table-cell table:style-name="ce104"/>
          <table:table-cell table:style-name="ce104" office:value-type="float" office:value="0">
            <text:p>0</text:p>
          </table:table-cell>
          <table:table-cell table:style-name="ce104" office:value-type="float" office:value="1">
            <text:p>1</text:p>
          </table:table-cell>
          <table:table-cell table:style-name="ce39"/>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99">
          <table:table-cell table:style-name="ce2"/>
          <table:table-cell table:style-name="ce8" office:value-type="string">
            <text:p><text:span text:style-name="T3"><text:a xlink:href="http://www.ciaj.or.jp/access/web/docs/WCAG-TECHS/H80.html">H80</text:a></text:span></text:p>
          </table:table-cell>
          <table:table-cell table:style-name="ce40" office:value-type="string">
            <text:p>リンクテキストとその直前にある見出し要素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関連する見出しとの関係で目的が分かるようにしてください。</text:p>
          </table:table-cell>
          <table:table-cell table:style-name="ce98" office:value-type="string">
            <text:p>○</text:p>
          </table:table-cell>
          <table:table-cell table:style-name="ce104"/>
          <table:table-cell table:style-name="ce104" office:value-type="float" office:value="0">
            <text:p>0</text:p>
          </table:table-cell>
          <table:table-cell table:style-name="ce104" office:value-type="float" office:value="1">
            <text:p>1</text:p>
          </table:table-cell>
          <table:table-cell table:style-name="ce39"/>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106">
          <table:table-cell table:style-name="ce2"/>
          <table:table-cell table:style-name="ce8" office:value-type="string">
            <text:p><text:span text:style-name="T3"><text:a xlink:href="http://www.ciaj.or.jp/access/web/docs/WCAG-TECHS/H81.html">H81</text:a></text:span></text:p>
          </table:table-cell>
          <table:table-cell table:style-name="ce40" office:value-type="string">
            <text:p>入れ子になったリスト項目にあるリンクテキストとその親のリスト項目とを組み合わせて、リンクの目的を特定する</text:p>
          </table:table-cell>
          <table:table-cell table:style-name="ce55"/>
          <table:table-cell table:style-name="ce72" office:value-type="string">
            <text:p>手動確認</text:p>
          </table:table-cell>
          <table:table-cell table:style-name="ce39" office:value-type="string">
            <text:p>指摘されたリンク部分は、このリンクのラベルだけではリンクの目的を特定できません。リンクのラベルを変更するか、入れ子になったリストとの関係で目的が分かるようにしてください。</text:p>
          </table:table-cell>
          <table:table-cell table:style-name="ce98" office:value-type="string">
            <text:p>○</text:p>
          </table:table-cell>
          <table:table-cell table:style-name="ce104"/>
          <table:table-cell table:style-name="ce104" office:value-type="float" office:value="0">
            <text:p>0</text:p>
          </table:table-cell>
          <table:table-cell table:style-name="ce104" office:value-type="float" office:value="1">
            <text:p>1</text:p>
          </table:table-cell>
          <table:table-cell table:style-name="ce39"/>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49">
          <table:table-cell table:style-name="ce2"/>
          <table:table-cell table:style-name="ce10" office:value-type="string">
            <text:p><text:span text:style-name="T3"><text:a xlink:href="http://www.ciaj.or.jp/access/web/docs/WCAG-TECHS/C7.html">C7</text:a></text:span></text:p>
          </table:table-cell>
          <table:table-cell table:style-name="ce35" office:value-type="string">
            <text:p>CSSを用いて、リンクテキストの一部を非表示にする</text:p>
          </table:table-cell>
          <table:table-cell table:style-name="ce57"/>
          <table:table-cell table:style-name="ce72" office:value-type="string">
            <text:p>手動確認</text:p>
          </table:table-cell>
          <table:table-cell table:style-name="ce39" office:value-type="string">
            <text:p>リンクのラベルが、CSSを用いて非表示にしている部分も含めると、その目的が明確に分かるようになっていれば適合です。非表示部分を含めても目的が分からない場合は不適合です。miCheckerの音声ユーザビリティ視覚化を適用すると非表示のCSSを表示して確認することができま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2.4.4.html">7</text:a></text:span><text:span text:style-name="T7"><text:a xlink:href="http://www.ciaj.or.jp/access/web/docs/jis2010-test-guidelines/icl-7.2.4.4.html">.2.4.4-</text:a></text:span><text:span text:style-name="T7"><text:a xlink:href="http://www.ciaj.or.jp/access/web/docs/jis2010-test-guidelines/icl-7.2.4.4.html">項番</text:a></text:span><text:span text:style-name="T7"><text:a xlink:href="http://www.ciaj.or.jp/access/web/docs/jis2010-test-guidelines/icl-7.2.4.4.html">1</text:a></text:span></text:p>
          </table:table-cell>
          <table:table-cell table:style-name="ce2" table:number-columns-repeated="245"/>
          <table:table-cell table:number-columns-repeated="767"/>
        </table:table-row>
        <table:table-row table:style-name="ro80">
          <table:table-cell table:style-name="ce2"/>
          <table:table-cell table:style-name="ce8" office:value-type="string">
            <text:p><text:span text:style-name="T3"><text:a xlink:href="http://www.ciaj.or.jp/access/web/docs/WCAG-TECHS/G189.html">G189</text:a></text:span></text:p>
          </table:table-cell>
          <table:table-cell table:style-name="ce40" office:value-type="string">
            <text:p>ウェブページの先頭近くに、リンクのラベルを変更するコントロールを提供する</text:p>
          </table:table-cell>
          <table:table-cell table:style-name="ce55"/>
          <table:table-cell table:style-name="ce72" office:value-type="string">
            <text:p>手動確認</text:p>
          </table:table-cell>
          <table:table-cell table:style-name="ce39" office:value-type="string">
            <text:p>代替ページ(例えばFlashコンテンツを含まないHTMLのみのコンテンツ)へのリンクがページ先頭付近に用意されている場合は、そのリンクのラベルだけでリンクの目的がわかるようにしてください。</text:p>
            <text:p>miCheckerの音声ユーザビリティ視覚化を適用し、すべてのリンクを可視化して、ページ先頭部分に該当するリンクが無いか確認してください。("Flashコンテンツはこちら"とテキストがあるときに、"こちら"だけがリンクの場合は不適合です。)</text:p>
          </table:table-cell>
          <table:table-cell table:style-name="ce98"/>
          <table:table-cell table:style-name="ce104" office:value-type="string">
            <text:p>－</text:p>
          </table:table-cell>
          <table:table-cell table:style-name="ce104" office:value-type="string">
            <text:p><text:s/></text:p>
          </table:table-cell>
          <table:table-cell table:style-name="ce104" office:value-type="float" office:value="0">
            <text:p>0</text:p>
          </table:table-cell>
          <table:table-cell table:style-name="ce39" office:value-type="string">
            <text:p>(WAIC実装チェックリスト例には入っていない)</text:p>
          </table:table-cell>
          <table:table-cell table:style-name="ce133"/>
          <table:table-cell table:style-name="ce2" table:number-columns-repeated="245"/>
          <table:table-cell table:number-columns-repeated="767"/>
        </table:table-row>
        <table:table-row table:style-name="ro45">
          <table:table-cell table:style-name="ce2"/>
          <table:table-cell table:style-name="ce8" office:value-type="string">
            <text:p><text:span text:style-name="T3"><text:a xlink:href="http://www.ciaj.or.jp/access/web/docs/WCAG-TECHS/SCR30.html">SCR30</text:a></text:span></text:p>
          </table:table-cell>
          <table:table-cell table:style-name="ce40" office:value-type="string">
            <text:p>スクリプトを用いて、リンクのラベルを変更する</text:p>
          </table:table-cell>
          <table:table-cell table:style-name="ce55"/>
          <table:table-cell table:style-name="ce72" office:value-type="string">
            <text:p>手動確認</text:p>
          </table:table-cell>
          <table:table-cell table:style-name="ce39" office:value-type="string">
            <text:p>リンクを展開する仕組みを持つページにおいては、支援技術で閲覧したときにページの先頭近くに、リンクを展開するためのテキストリンクが提供されていること、また、その仕組みが利用できることを確認してください。</text:p>
          </table:table-cell>
          <table:table-cell table:style-name="ce98"/>
          <table:table-cell table:style-name="ce104" office:value-type="string">
            <text:p>－</text:p>
          </table:table-cell>
          <table:table-cell table:style-name="ce104" office:value-type="string">
            <text:p><text:s/></text:p>
          </table:table-cell>
          <table:table-cell table:style-name="ce104" office:value-type="float" office:value="0">
            <text:p>0</text:p>
          </table:table-cell>
          <table:table-cell table:style-name="ce39" office:value-type="string">
            <text:p>(WAIC実装チェックリスト例には入っていない)</text:p>
          </table:table-cell>
          <table:table-cell table:style-name="ce133"/>
          <table:table-cell table:style-name="ce2" table:number-columns-repeated="245"/>
          <table:table-cell table:number-columns-repeated="767"/>
        </table:table-row>
        <table:table-row table:style-name="ro39">
          <table:table-cell table:style-name="ce2"/>
          <table:table-cell table:style-name="ce8" office:value-type="string">
            <text:p><text:span text:style-name="T3"><text:a xlink:href="http://www.ciaj.or.jp/access/web/docs/WCAG-TECHS/H33.html">H33</text:a></text:span></text:p>
          </table:table-cell>
          <table:table-cell table:style-name="ce40" office:value-type="string">
            <text:p>title属性を用いて、リンクテキストの文言を補足する</text:p>
          </table:table-cell>
          <table:table-cell table:style-name="ce55"/>
          <table:table-cell table:style-name="ce72" office:value-type="string">
            <text:p>問題あり／要判断箇所／手動確認</text:p>
          </table:table-cell>
          <table:table-cell table:style-name="ce39" office:value-type="string">
            <text:p>リンクにタイトル属性によるリンクの補足説明が記述されています。</text:p>
            <text:p>この項目は支援技術がサポートしているかどうかに影響を受けやすい項目です。title属性をサポートしているブラウザ(IEなど)で、マウスを当てて確認するなどしてください。</text:p>
          </table:table-cell>
          <table:table-cell table:style-name="ce98"/>
          <table:table-cell table:style-name="ce104" office:value-type="string">
            <text:p>－</text:p>
          </table:table-cell>
          <table:table-cell table:style-name="ce104" office:value-type="string">
            <text:p><text:s/></text:p>
          </table:table-cell>
          <table:table-cell table:style-name="ce104" office:value-type="float" office:value="0">
            <text:p>0</text:p>
          </table:table-cell>
          <table:table-cell table:style-name="ce39" office:value-type="string">
            <text:p>(WAIC実装チェックリスト例には入っていない)</text:p>
          </table:table-cell>
          <table:table-cell table:style-name="ce153"/>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9">
          <table:table-cell table:style-name="ce2"/>
          <table:table-cell table:style-name="ce12" office:value-type="string">
            <text:p><text:span text:style-name="T3"><text:a xlink:href="http://www.ciaj.or.jp/access/web/docs/UNDERSTANDING-WCAG20/navigation-mechanisms-mult-loc.html">7.2.4.5</text:a></text:span></text:p>
          </table:table-cell>
          <table:table-cell table:style-name="ce32" office:value-type="string">
            <text:p>複数の到達手段: <text:span text:style-name="T6">ウェブページ一式の中からあるウェブページに到達することのできる</text:span><text:span text:style-name="T6">複数の手段がある。ただし、ウェブページがプロセスの結果又はプロセスの中の一つ</text:span><text:span text:style-name="T6">のステップである場合は除く。</text:span></text:p>
          </table:table-cell>
          <table:table-cell table:style-name="ce54" office:value-type="string">
            <text:p>A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67">
          <table:table-cell table:style-name="ce2"/>
          <table:table-cell table:style-name="ce8" office:value-type="string">
            <text:p><text:span text:style-name="T3"><text:a xlink:href="http://www.ciaj.or.jp/access/web/docs/WCAG-TECHS/G125.html">G125</text:a></text:span></text:p>
          </table:table-cell>
          <table:table-cell table:style-name="ce37" office:value-type="string">
            <text:p>関連するウェブページへナビゲートするリンクを提供する</text:p>
          </table:table-cell>
          <table:table-cell table:style-name="ce58"/>
          <table:table-cell table:style-name="ce72" office:value-type="string">
            <text:p>手動確認</text:p>
          </table:table-cell>
          <table:table-cell table:style-name="ce39" office:value-type="string">
            <text:p>関連するウェブページが存在するにも関わらず、その存在のみを示し、実際のリンクが提供されていない場合には不適合とし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5.html">7.2.4.5</text:a></text:span></text:p>
          </table:table-cell>
          <table:table-cell table:style-name="ce2" table:number-columns-repeated="245"/>
          <table:table-cell table:number-columns-repeated="767"/>
        </table:table-row>
        <table:table-row table:style-name="ro5">
          <table:table-cell table:style-name="ce2"/>
          <table:table-cell table:style-name="ce8" office:value-type="string">
            <text:p><text:span text:style-name="T3"><text:a xlink:href="http://www.ciaj.or.jp/access/web/docs/WCAG-TECHS/G64.html">G64</text:a></text:span></text:p>
          </table:table-cell>
          <table:table-cell table:style-name="ce37" office:value-type="string">
            <text:p>目次を提供する</text:p>
          </table:table-cell>
          <table:table-cell table:style-name="ce58"/>
          <table:table-cell table:style-name="ce72" office:value-type="string">
            <text:p>手動確認</text:p>
          </table:table-cell>
          <table:table-cell table:style-name="ce39" office:value-type="string">
            <text:p>目次があった方が良いにも関わらず、目次が提供されていない。また、目次が提供されていても、その目次から特定の箇所に移動する手段が提供されていない場合は不適合です。</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text:p>
          </table:table-cell>
          <table:table-cell table:style-name="ce130" office:value-type="string">
            <text:p><text:span text:style-name="T7"><text:a xlink:href="http://www.ciaj.or.jp/access/web/docs/jis2010-test-guidelines/icl-7.2.4.5.html">7.2.4.5</text:a></text:span></text:p>
          </table:table-cell>
          <table:table-cell table:style-name="ce2" table:number-columns-repeated="245"/>
          <table:table-cell table:number-columns-repeated="767"/>
        </table:table-row>
        <table:table-row table:style-name="ro59">
          <table:table-cell table:style-name="ce2"/>
          <table:table-cell table:style-name="ce8" office:value-type="string">
            <text:p><text:span text:style-name="T3"><text:a xlink:href="http://www.ciaj.or.jp/access/web/docs/WCAG-TECHS/G63.html">G63</text:a></text:span></text:p>
          </table:table-cell>
          <table:table-cell table:style-name="ce37" office:value-type="string">
            <text:p>サイトマップを提供する</text:p>
          </table:table-cell>
          <table:table-cell table:style-name="ce58"/>
          <table:table-cell table:style-name="ce72" office:value-type="string">
            <text:p>手動確認</text:p>
          </table:table-cell>
          <table:table-cell table:style-name="ce39" office:value-type="string">
            <text:p>サイトマップが提供されていて、その内容が適切な場合は適合です。</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text:p>
          </table:table-cell>
          <table:table-cell table:style-name="ce130" office:value-type="string">
            <text:p><text:span text:style-name="T7"><text:a xlink:href="http://www.ciaj.or.jp/access/web/docs/jis2010-test-guidelines/icl-7.2.4.5.html">7.2.4.5</text:a></text:span></text:p>
          </table:table-cell>
          <table:table-cell table:style-name="ce2" table:number-columns-repeated="245"/>
          <table:table-cell table:number-columns-repeated="767"/>
        </table:table-row>
        <table:table-row table:style-name="ro107">
          <table:table-cell table:style-name="ce2"/>
          <table:table-cell table:style-name="ce8" office:value-type="string">
            <text:p><text:span text:style-name="T3"><text:a xlink:href="http://www.ciaj.or.jp/access/web/docs/WCAG-TECHS/G161.html">G161</text:a></text:span></text:p>
          </table:table-cell>
          <table:table-cell table:style-name="ce37" office:value-type="string">
            <text:p>検索機能を提供して、利用者がコンテンツを見つけるのを手助けする</text:p>
          </table:table-cell>
          <table:table-cell table:style-name="ce58"/>
          <table:table-cell table:style-name="ce72" office:value-type="string">
            <text:p>手動確認</text:p>
          </table:table-cell>
          <table:table-cell table:style-name="ce39" office:value-type="string">
            <text:p>コンテンツを見つけることを支援する検索機能が提供されていることを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5.html">7.2.4.5</text:a></text:span></text:p>
          </table:table-cell>
          <table:table-cell table:style-name="ce2" table:number-columns-repeated="245"/>
          <table:table-cell table:number-columns-repeated="767"/>
        </table:table-row>
        <table:table-row table:style-name="ro68">
          <table:table-cell table:style-name="ce2"/>
          <table:table-cell table:style-name="ce8" office:value-type="string">
            <text:p><text:span text:style-name="T3"><text:a xlink:href="http://www.ciaj.or.jp/access/web/docs/WCAG-TECHS/G126.html">G126</text:a></text:span></text:p>
          </table:table-cell>
          <table:table-cell table:style-name="ce37" office:value-type="string">
            <text:p>他の全てのウェブページへのリンク一覧を提供する</text:p>
          </table:table-cell>
          <table:table-cell table:style-name="ce58"/>
          <table:table-cell table:style-name="ce72" office:value-type="string">
            <text:p>手動確認</text:p>
          </table:table-cell>
          <table:table-cell table:style-name="ce39" office:value-type="string">
            <text:p>全てのウェブページへのリンク一覧があったほうが良いにも関わらず、それが提供されていない場合は不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5.html">7.2.4.5</text:a></text:span></text:p>
          </table:table-cell>
          <table:table-cell table:style-name="ce2" table:number-columns-repeated="245"/>
          <table:table-cell table:number-columns-repeated="767"/>
        </table:table-row>
        <table:table-row table:style-name="ro68">
          <table:table-cell table:style-name="ce2"/>
          <table:table-cell table:style-name="ce8" office:value-type="string">
            <text:p><text:span text:style-name="T3"><text:a xlink:href="http://www.ciaj.or.jp/access/web/docs/WCAG-TECHS/G185.html">G185</text:a></text:span></text:p>
          </table:table-cell>
          <table:table-cell table:style-name="ce37" office:value-type="string">
            <text:p>HOMEページからサイト上の全てのウェブページにリンクする</text:p>
          </table:table-cell>
          <table:table-cell table:style-name="ce58"/>
          <table:table-cell table:style-name="ce72" office:value-type="string">
            <text:p>手動確認</text:p>
          </table:table-cell>
          <table:table-cell table:style-name="ce39" office:value-type="string">
            <text:p>HOMEページに全てのページへのリンクがあり、そのリンク先からはHOMEページに戻るリンクがあ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5.html">7.2.4.5</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63">
          <table:table-cell table:style-name="ce2"/>
          <table:table-cell table:style-name="ce12" office:value-type="string">
            <text:p><text:span text:style-name="T3"><text:a xlink:href="http://www.ciaj.or.jp/access/web/docs/UNDERSTANDING-WCAG20/navigation-mechanisms-descriptive.html">7.2.4.6</text:a></text:span></text:p>
          </table:table-cell>
          <table:table-cell table:style-name="ce32" office:value-type="string">
            <text:p>見出し及びラベル:<text:span text:style-name="T6">見出し及びラベルは、主題又は目的を説明している。</text:span></text:p>
          </table:table-cell>
          <table:table-cell table:style-name="ce54" office:value-type="string">
            <text:p>A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59">
          <table:table-cell table:style-name="ce2"/>
          <table:table-cell table:style-name="ce8" office:value-type="string">
            <text:p><text:span text:style-name="T3"><text:a xlink:href="http://www.ciaj.or.jp/access/web/docs/WCAG-TECHS/G130.html">G130</text:a></text:span></text:p>
          </table:table-cell>
          <table:table-cell table:style-name="ce37" office:value-type="string">
            <text:p>内容が分かる見出しをつける</text:p>
          </table:table-cell>
          <table:table-cell table:style-name="ce58"/>
          <table:table-cell table:style-name="ce72" office:value-type="string">
            <text:p>要判断箇所</text:p>
          </table:table-cell>
          <table:table-cell table:style-name="ce39" office:value-type="string">
            <text:p>見出しが、そのセクションの内容を適切に表現してい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6.html">7.2.4.6</text:a></text:span></text:p>
          </table:table-cell>
          <table:table-cell table:style-name="ce2" table:number-columns-repeated="245"/>
          <table:table-cell table:number-columns-repeated="767"/>
        </table:table-row>
        <table:table-row table:style-name="ro97">
          <table:table-cell table:style-name="ce2"/>
          <table:table-cell table:style-name="ce8" office:value-type="string">
            <text:p><text:span text:style-name="T3"><text:a xlink:href="http://www.ciaj.or.jp/access/web/docs/WCAG-TECHS/G131.html">G131</text:a></text:span></text:p>
          </table:table-cell>
          <table:table-cell table:style-name="ce40" office:value-type="string">
            <text:p>目的や内容が分かるラベルを提供する</text:p>
          </table:table-cell>
          <table:table-cell table:style-name="ce55"/>
          <table:table-cell table:style-name="ce72" office:value-type="string">
            <text:p>要判断箇所</text:p>
          </table:table-cell>
          <table:table-cell table:style-name="ce39" office:value-type="string">
            <text:p>以下のいずれかの方法で、目的や内容が分かるラベルが付いていれば適合です。miCheckerの音声ユーザビリティ視覚化モードで確認してください。</text:p>
            <text:p><text:s/>1. データ形式や入力例が提示されている。(G89)</text:p>
            <text:p><text:s/>2. フォーム又はテキスト・フィールドの先頭で必要とされるフォーマットに関する説明がある。(G184)</text:p>
            <text:p><text:s/>3. 入力項目とラベルの関係が良くわかるように配置されている。(G162)</text:p>
            <text:p><text:s/>4. 未入力の必須項目が特定されるように説明テキストを提供する。(G83)</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6.html">7.2.4.6</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7"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42">
          <table:table-cell table:style-name="ce2"/>
          <table:table-cell table:style-name="ce16" office:value-type="string">
            <text:p><text:span text:style-name="T3"><text:a xlink:href="http://www.ciaj.or.jp/access/web/docs/UNDERSTANDING-WCAG20/navigation-mechanisms-focus-visible.html">7.2.4.7</text:a></text:span></text:p>
          </table:table-cell>
          <table:table-cell table:style-name="ce32" office:value-type="string">
            <text:p>視覚的に認識可能なフォーカス: <text:span text:style-name="T6">キーボード操作が可能なユーザインタフェースには、</text:span><text:span text:style-name="T6">キーボード・フォーカスの状態が視覚的に認識できる操作モードがある。</text:span></text:p>
          </table:table-cell>
          <table:table-cell table:style-name="ce54" office:value-type="string">
            <text:p>A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21">
          <table:table-cell table:style-name="ce2"/>
          <table:table-cell table:style-name="ce8" office:value-type="string">
            <text:p><text:span text:style-name="T3"><text:a xlink:href="http://www.ciaj.or.jp/access/web/docs/WCAG-TECHS/G149.html">G149</text:a></text:span></text:p>
          </table:table-cell>
          <table:table-cell table:style-name="ce37" office:value-type="string">
            <text:p>フォーカスを受け取った際に、ユーザーエージェントによって強調されるユーザーインタフェースコンポーネントを用いる</text:p>
          </table:table-cell>
          <table:table-cell table:style-name="ce58"/>
          <table:table-cell table:style-name="ce72" office:value-type="string">
            <text:p>手動確認</text:p>
          </table:table-cell>
          <table:table-cell table:style-name="ce39" office:value-type="string">
            <text:p>tabキーやマウスでフォーカスを移動したとき、その部分が点線で囲まれたり、ハイライトされていれば適合です。どの場所をフォーカスしているのか分からなくなる場合は不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7.html">7.2.4.7</text:a></text:span></text:p>
          </table:table-cell>
          <table:table-cell table:style-name="ce2" table:number-columns-repeated="245"/>
          <table:table-cell table:number-columns-repeated="767"/>
        </table:table-row>
        <table:table-row table:style-name="ro81">
          <table:table-cell table:style-name="ce2"/>
          <table:table-cell table:style-name="ce8" office:value-type="string">
            <text:p><text:span text:style-name="T3"><text:a xlink:href="http://www.ciaj.or.jp/access/web/docs/WCAG-TECHS/C15.html">C15</text:a></text:span></text:p>
          </table:table-cell>
          <table:table-cell table:style-name="ce37" office:value-type="string">
            <text:p>CSSを用いて、ユーザーインタフェースコンポーネントがフォーカスを受けとったときの表示を変更する (CSS)</text:p>
          </table:table-cell>
          <table:table-cell table:style-name="ce58"/>
          <table:table-cell table:style-name="ce72" office:value-type="string">
            <text:p>手動確認</text:p>
          </table:table-cell>
          <table:table-cell table:style-name="ce39" office:value-type="string">
            <text:p>CSSを用いることで、tabキーやマウスでフォーカスを移動したとき、その部分が点線で囲まれたり、ハイライトされていれば適合です。どの場所をフォーカスしているのか分からなくなる場合は不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7.html">7.2.4.7</text:a></text:span></text:p>
          </table:table-cell>
          <table:table-cell table:style-name="ce2" table:number-columns-repeated="245"/>
          <table:table-cell table:number-columns-repeated="767"/>
        </table:table-row>
        <table:table-row table:style-name="ro35">
          <table:table-cell table:style-name="ce2"/>
          <table:table-cell table:style-name="ce8" office:value-type="string">
            <text:p><text:span text:style-name="T3"><text:a xlink:href="http://www.ciaj.or.jp/access/web/docs/WCAG-TECHS/G165.html">G165</text:a></text:span></text:p>
          </table:table-cell>
          <table:table-cell table:style-name="ce37" office:value-type="string">
            <text:p>視認性に優れた標準のフォーカスインジケータが引き継がれるように、プラットフォーム標準のフォーカスインジケータを用いる</text:p>
          </table:table-cell>
          <table:table-cell table:style-name="ce58"/>
          <table:table-cell table:style-name="ce72" office:value-type="string">
            <text:p>手動確認</text:p>
          </table:table-cell>
          <table:table-cell table:style-name="ce39" office:value-type="string">
            <text:p>フォーカスがあたっていることを示す方法が、OSで提供される標準的なものを利用していれば適合です。OS側で表現方法など変えられる場合は、変更し反映されるか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7.html">7.2.4.7</text:a></text:span></text:p>
          </table:table-cell>
          <table:table-cell table:style-name="ce2" table:number-columns-repeated="245"/>
          <table:table-cell table:number-columns-repeated="767"/>
        </table:table-row>
        <table:table-row table:style-name="ro64">
          <table:table-cell table:style-name="ce2"/>
          <table:table-cell table:style-name="ce8" office:value-type="string">
            <text:p><text:span text:style-name="T3"><text:a xlink:href="http://www.ciaj.or.jp/access/web/docs/WCAG-TECHS/G195.html">G195</text:a></text:span></text:p>
          </table:table-cell>
          <table:table-cell table:style-name="ce37" office:value-type="string">
            <text:p>コンテンツ制作者が提供する視認性に優れたフォーカスインジケータを用いる</text:p>
          </table:table-cell>
          <table:table-cell table:style-name="ce58"/>
          <table:table-cell table:style-name="ce72" office:value-type="string">
            <text:p>手動確認</text:p>
          </table:table-cell>
          <table:table-cell table:style-name="ce39" office:value-type="string">
            <text:p>フォーカスがあたっていることを示す方法が、コンテンツ制作者が提供するものである場合、それが優れたものであることを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7.html">7.2.4.7</text:a></text:span></text:p>
          </table:table-cell>
          <table:table-cell table:style-name="ce2" table:number-columns-repeated="245"/>
          <table:table-cell table:number-columns-repeated="767"/>
        </table:table-row>
        <table:table-row table:style-name="ro83">
          <table:table-cell table:style-name="ce2"/>
          <table:table-cell table:style-name="ce8" office:value-type="string">
            <text:p><text:span text:style-name="T3"><text:a xlink:href="http://www.ciaj.or.jp/access/web/docs/WCAG-TECHS/SCR31.html">SCR31</text:a></text:span></text:p>
          </table:table-cell>
          <table:table-cell table:style-name="ce37" office:value-type="string">
            <text:p>スクリプトを用いて、フォーカスのある要素の背景色又はボーダーを変更する (Scripting)</text:p>
          </table:table-cell>
          <table:table-cell table:style-name="ce58"/>
          <table:table-cell table:style-name="ce72" office:value-type="string">
            <text:p>手動確認</text:p>
          </table:table-cell>
          <table:table-cell table:style-name="ce39" office:value-type="string">
            <text:p>スクリプトを用いることで、tabキーやマウスでフォーカスを移動したとき、その部分が点線で囲まれたり、ハイライトされていれば適合です。どの場所をフォーカスしているのか分からなくなる場合は不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2.4.7.html">7.2.4.7</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24">
          <table:table-cell table:style-name="ce2"/>
          <table:table-cell table:style-name="ce14" office:value-type="string">
            <text:p>7.3</text:p>
          </table:table-cell>
          <table:table-cell table:style-name="ce30" office:value-type="string">
            <text:p>理解可能 </text:p>
          </table:table-cell>
          <table:table-cell table:style-name="ce61"/>
          <table:table-cell table:style-name="ce74"/>
          <table:table-cell table:style-name="ce90"/>
          <table:table-cell table:style-name="ce105"/>
          <table:table-cell table:style-name="ce115" table:number-columns-repeated="3"/>
          <table:table-cell table:style-name="ce90"/>
          <table:table-cell table:style-name="ce136"/>
          <table:table-cell table:style-name="ce2" table:number-columns-repeated="245"/>
          <table:table-cell table:number-columns-repeated="767"/>
        </table:table-row>
        <table:table-row table:style-name="ro108">
          <table:table-cell table:style-name="ce2"/>
          <table:table-cell table:style-name="ce6" office:value-type="string">
            <text:p>7.3.1</text:p>
          </table:table-cell>
          <table:table-cell table:style-name="ce36" office:value-type="string">
            <text:p>テキストのコンテンツを読みやすく理解可能に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83">
          <table:table-cell table:style-name="ce2"/>
          <table:table-cell table:style-name="ce12" office:value-type="string">
            <text:p><text:span text:style-name="T3"><text:a xlink:href="http://www.ciaj.or.jp/access/web/docs/UNDERSTANDING-WCAG20/meaning-doc-lang-id.html">7.3.1.1</text:a></text:span></text:p>
          </table:table-cell>
          <table:table-cell table:style-name="ce32" office:value-type="string">
            <text:p>ページの言語:<text:span text:style-name="T6">それぞれのウェブページの主たる自然言語がどの言語であるかを、プロ</text:span><text:span text:style-name="T6">グラムが解釈可能で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109">
          <table:table-cell table:style-name="ce2"/>
          <table:table-cell table:style-name="ce8" office:value-type="string">
            <text:p><text:span text:style-name="T3"><text:a xlink:href="http://www.ciaj.or.jp/access/web/docs/WCAG-TECHS/H57.html">H57</text:a></text:span></text:p>
          </table:table-cell>
          <table:table-cell table:style-name="ce40" office:value-type="string">
            <text:p>html要素の言語属性を用いる</text:p>
          </table:table-cell>
          <table:table-cell table:style-name="ce55"/>
          <table:table-cell table:style-name="ce72" office:value-type="string">
            <text:p>問題あり／要判断箇所</text:p>
          </table:table-cell>
          <table:table-cell table:style-name="ce39" office:value-type="string">
            <text:p>問題ありと判定された場合は、html 要素中でlang属性を指定してください。指定にあたっては、BCP47に従っていることを確認してください。</text:p>
            <text:p>それ以外の場合でも、正しい言語が指定されているか確認してください。miCheckerや一般的なブラウザでソースを開いて確認します。</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英語専用のページなのに、日本語と指定してあった。</text:p>
          </table:table-cell>
          <table:table-cell table:style-name="ce130" office:value-type="string">
            <text:p><text:span text:style-name="T7"><text:a xlink:href="http://www.ciaj.or.jp/access/web/docs/jis2010-test-guidelines/icl-7.3.1.1.html">7</text:a></text:span><text:span text:style-name="T7"><text:a xlink:href="http://www.ciaj.or.jp/access/web/docs/jis2010-test-guidelines/icl-7.3.1.1.html">.3.1.1-</text:a></text:span><text:span text:style-name="T7"><text:a xlink:href="http://www.ciaj.or.jp/access/web/docs/jis2010-test-guidelines/icl-7.3.1.1.html">項番</text:a></text:span><text:span text:style-name="T7"><text:a xlink:href="http://www.ciaj.or.jp/access/web/docs/jis2010-test-guidelines/icl-7.3.1.1.html">1</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58">
          <table:table-cell table:style-name="ce2"/>
          <table:table-cell table:style-name="ce12" office:value-type="string">
            <text:p><text:span text:style-name="T3"><text:a xlink:href="http://www.ciaj.or.jp/access/web/docs/UNDERSTANDING-WCAG20/meaning-other-lang-id.html">7.3.1.2</text:a></text:span></text:p>
          </table:table-cell>
          <table:table-cell table:style-name="ce32" office:value-type="string">
            <text:p>部分的に用いられている言語:<text:span text:style-name="T6"> </text:span><text:span text:style-name="T6">コンテンツの一節又は語句それぞれの自然言語がどの</text:span><text:span text:style-name="T6">言語であるかを、プログラムが解釈可能である。ただし、固有名詞、技術用語、どの言</text:span><text:span text:style-name="T6">語なのか不明な語句、及びすぐ前後にあるテキストの言語の一部になっている単語又</text:span><text:span text:style-name="T6">は語句は除く。</text:span></text:p>
          </table:table-cell>
          <table:table-cell table:style-name="ce54" office:value-type="string">
            <text:p>A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43">
          <table:table-cell table:style-name="ce2"/>
          <table:table-cell table:style-name="ce8" office:value-type="string">
            <text:p><text:span text:style-name="T3"><text:a xlink:href="http://www.ciaj.or.jp/access/web/docs/WCAG-TECHS/H58.html">H58</text:a></text:span></text:p>
          </table:table-cell>
          <table:table-cell table:style-name="ce37" office:value-type="string">
            <text:p>言語属性を用いて、自然言語の変更を指定する (HTML)</text:p>
          </table:table-cell>
          <table:table-cell table:style-name="ce58"/>
          <table:table-cell table:style-name="ce72" office:value-type="string">
            <text:p>手動確認</text:p>
          </table:table-cell>
          <table:table-cell table:style-name="ce39" office:value-type="string">
            <text:p>評価するページに、そのページのデフォルトの言語と異なる言語を使って表現しているコンテンツ部分があれば、使われている言語が適切にlang属性によって与えられていることを確認してください。miCheckerでソースコードを表示して確認すると良いでしょう。</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text:p>
          </table:table-cell>
          <table:table-cell table:style-name="ce130" office:value-type="string">
            <text:p><text:span text:style-name="T7"><text:a xlink:href="http://www.ciaj.or.jp/access/web/docs/jis2010-test-guidelines/icl-7.3.1.2.html">7.3.1.2</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08">
          <table:table-cell table:style-name="ce2"/>
          <table:table-cell table:style-name="ce6" office:value-type="string">
            <text:p>7.3.2</text:p>
          </table:table-cell>
          <table:table-cell table:style-name="ce36" office:value-type="string">
            <text:p>ウェブページの表示や動作を予測可能に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66">
          <table:table-cell table:style-name="ce2"/>
          <table:table-cell table:style-name="ce12" office:value-type="string">
            <text:p><text:span text:style-name="T3"><text:a xlink:href="http://www.ciaj.or.jp/access/web/docs/UNDERSTANDING-WCAG20/consistent-behavior-receive-focus.html">7.3.2.1</text:a></text:span></text:p>
          </table:table-cell>
          <table:table-cell table:style-name="ce32" office:value-type="string">
            <text:p>オン・フォーカス:<text:span text:style-name="T6"> </text:span><text:span text:style-name="T6">いずれのコンポーネントも、フォーカスを受け取ったときに状況の変化</text:span><text:span text:style-name="T6">を引き起こしては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46">
          <table:table-cell table:style-name="ce2"/>
          <table:table-cell table:style-name="ce8" office:value-type="string">
            <text:p><text:span text:style-name="T3"><text:a xlink:href="http://www.ciaj.or.jp/access/web/docs/WCAG-TECHS/G107.html">G107</text:a></text:span></text:p>
          </table:table-cell>
          <table:table-cell table:style-name="ce40" office:value-type="string">
            <text:p>状況の変化に対するトリガーとして、"focus" ではなく、"activate" を用いる</text:p>
          </table:table-cell>
          <table:table-cell table:style-name="ce55"/>
          <table:table-cell table:style-name="ce72" office:value-type="string">
            <text:p>手動確認</text:p>
          </table:table-cell>
          <table:table-cell table:style-name="ce39" office:value-type="string">
            <text:p>TABキーとカーソルキーでページ内を巡回してください。その結果、勝手にフォームを送信したり、新しいウィンドウを開いたり、他のコンポーネントにフォーカスを移動してしまうような、予期せぬ状況の変化が起きる場合は不適合としてください。focusがトリガーとして使われている場合は、activateを使用してください。</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ドロップダウンリストが表示されたので、カーソルキーで移動して上から二つめの項目を選ぼうとした。しかし、常に一つ目の項目にカーソルが移動しただけで、直ぐに移動が発生してしまう。</text:p>
          </table:table-cell>
          <table:table-cell table:style-name="ce130" office:value-type="string">
            <text:p><text:span text:style-name="T7"><text:a xlink:href="http://www.ciaj.or.jp/access/web/docs/jis2010-test-guidelines/icl-7.3.2.1.html">7</text:a></text:span><text:span text:style-name="T7"><text:a xlink:href="http://www.ciaj.or.jp/access/web/docs/jis2010-test-guidelines/icl-7.3.2.1.html">.3.2.1-</text:a></text:span><text:span text:style-name="T7"><text:a xlink:href="http://www.ciaj.or.jp/access/web/docs/jis2010-test-guidelines/icl-7.3.2.1.html">項番</text:a></text:span><text:span text:style-name="T7"><text:a xlink:href="http://www.ciaj.or.jp/access/web/docs/jis2010-test-guidelines/icl-7.3.2.1.html">1</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37">
          <table:table-cell table:style-name="ce2"/>
          <table:table-cell table:style-name="ce12" office:value-type="string">
            <text:p><text:span text:style-name="T3"><text:a xlink:href="http://www.ciaj.or.jp/access/web/docs/UNDERSTANDING-WCAG20/consistent-behavior-unpredictable-change.html">7.3.2.2</text:a></text:span></text:p>
          </table:table-cell>
          <table:table-cell table:style-name="ce32" office:value-type="string">
            <text:p>ユーザインタフェース・コンポーネントによる状況の変化: <text:span text:style-name="T6">利用者が使用する前にその</text:span><text:span text:style-name="T6">挙動を知らせてある場合を除いて、ユーザインタフェースコンポーネントの設定を変更</text:span><text:span text:style-name="T6">することで状況の変化を引き起こしてはならない。</text:span></text:p>
          </table:table-cell>
          <table:table-cell table:style-name="ce54" office:value-type="string">
            <text:p>A</text:p>
          </table:table-cell>
          <table:table-cell table:style-name="ce71"/>
          <table:table-cell table:style-name="ce87" office:value-type="string">
            <text:p>例外事項の補足：</text:p>
            <text:p>例えば、電話番号を市外局番、局番、番号の三つに分けて入力するとき、市外局番を入れると、自動的に局番の入力欄に移動することが、事前に伝えられていれば例外として処理してかまいません。</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5">
          <table:table-cell table:style-name="ce2"/>
          <table:table-cell table:style-name="ce8" office:value-type="string">
            <text:p><text:span text:style-name="T3"><text:a xlink:href="http://www.ciaj.or.jp/access/web/docs/WCAG-TECHS/G80.html">G80</text:a></text:span></text:p>
          </table:table-cell>
          <table:table-cell table:style-name="ce40" office:value-type="string">
            <text:p>状況の変化を開始する実行ボタンを提供する</text:p>
          </table:table-cell>
          <table:table-cell table:style-name="ce55"/>
          <table:table-cell table:style-name="ce72" office:value-type="string">
            <text:p>要判断箇所</text:p>
          </table:table-cell>
          <table:table-cell table:style-name="ce39" office:value-type="string">
            <text:p>データ入力又はフォーム・コントロールがある場合、submitボタン、あるいはselect要素とともに実行を指示するボタンが用いられていることを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郵便番号の最初の三桁をいれると、自動的に次の四桁を入力するフィールドに移動した。このことは事前に説明があった(G80)ので問題はない。</text:p>
          </table:table-cell>
          <table:table-cell table:style-name="ce130" office:value-type="string">
            <text:p><text:span text:style-name="T7"><text:a xlink:href="http://www.ciaj.or.jp/access/web/docs/jis2010-test-guidelines/icl-7.3.2.2.html">7</text:a></text:span><text:span text:style-name="T7"><text:a xlink:href="http://www.ciaj.or.jp/access/web/docs/jis2010-test-guidelines/icl-7.3.2.2.html">.3.2.2-</text:a></text:span><text:span text:style-name="T7"><text:a xlink:href="http://www.ciaj.or.jp/access/web/docs/jis2010-test-guidelines/icl-7.3.2.2.html">項番</text:a></text:span><text:span text:style-name="T7"><text:a xlink:href="http://www.ciaj.or.jp/access/web/docs/jis2010-test-guidelines/icl-7.3.2.2.html">1</text:a></text:span></text:p>
          </table:table-cell>
          <table:table-cell table:style-name="ce2" table:number-columns-repeated="245"/>
          <table:table-cell table:number-columns-repeated="767"/>
        </table:table-row>
        <table:table-row table:style-name="ro38">
          <table:table-cell table:style-name="ce2"/>
          <table:table-cell table:style-name="ce8" office:value-type="string">
            <text:p><text:span text:style-name="T3"><text:a xlink:href="http://www.ciaj.or.jp/access/web/docs/WCAG-TECHS/H32.html">H32</text:a></text:span></text:p>
          </table:table-cell>
          <table:table-cell table:style-name="ce40" office:value-type="string">
            <text:p>実行ボタンを提供する</text:p>
          </table:table-cell>
          <table:table-cell table:style-name="ce55"/>
          <table:table-cell table:style-name="ce72" office:value-type="string">
            <text:p>問題の可能性大</text:p>
          </table:table-cell>
          <table:table-cell table:style-name="ce39" office:value-type="string">
            <text:p>データ入力又はフォーム・コントロールが使われているのにも関わらず、submitボタンがありません。</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3.2.2.html">7</text:a></text:span><text:span text:style-name="T7"><text:a xlink:href="http://www.ciaj.or.jp/access/web/docs/jis2010-test-guidelines/icl-7.3.2.2.html">.3.2.2-</text:a></text:span><text:span text:style-name="T7"><text:a xlink:href="http://www.ciaj.or.jp/access/web/docs/jis2010-test-guidelines/icl-7.3.2.2.html">項番</text:a></text:span><text:span text:style-name="T7"><text:a xlink:href="http://www.ciaj.or.jp/access/web/docs/jis2010-test-guidelines/icl-7.3.2.2.html">1</text:a></text:span></text:p>
          </table:table-cell>
          <table:table-cell table:style-name="ce2" table:number-columns-repeated="245"/>
          <table:table-cell table:number-columns-repeated="767"/>
        </table:table-row>
        <table:table-row table:style-name="ro56">
          <table:table-cell table:style-name="ce2"/>
          <table:table-cell table:style-name="ce8" office:value-type="string">
            <text:p><text:span text:style-name="T3"><text:a xlink:href="http://www.ciaj.or.jp/access/web/docs/WCAG-TECHS/H84.html">H84</text:a></text:span></text:p>
          </table:table-cell>
          <table:table-cell table:style-name="ce40" office:value-type="string">
            <text:p>select要素とボタンを併用して、アクションを実行するようにする</text:p>
          </table:table-cell>
          <table:table-cell table:style-name="ce55"/>
          <table:table-cell table:style-name="ce72" office:value-type="string">
            <text:p>要判断箇所</text:p>
          </table:table-cell>
          <table:table-cell table:style-name="ce39" office:value-type="string">
            <text:p>select要素の選択肢のいずれかを選択したときに、何のアクションも実行されないことを確認してください。また、アクションを実行するためのボタンがあることを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3.2.2.html">7</text:a></text:span><text:span text:style-name="T7"><text:a xlink:href="http://www.ciaj.or.jp/access/web/docs/jis2010-test-guidelines/icl-7.3.2.2.html">.3.2.2-</text:a></text:span><text:span text:style-name="T7"><text:a xlink:href="http://www.ciaj.or.jp/access/web/docs/jis2010-test-guidelines/icl-7.3.2.2.html">項番</text:a></text:span><text:span text:style-name="T7"><text:a xlink:href="http://www.ciaj.or.jp/access/web/docs/jis2010-test-guidelines/icl-7.3.2.2.html">1</text:a></text:span></text:p>
          </table:table-cell>
          <table:table-cell table:style-name="ce2" table:number-columns-repeated="245"/>
          <table:table-cell table:number-columns-repeated="767"/>
        </table:table-row>
        <table:table-row table:style-name="ro16">
          <table:table-cell table:style-name="ce2"/>
          <table:table-cell table:style-name="ce8" office:value-type="string">
            <text:p><text:span text:style-name="T3"><text:a xlink:href="http://www.ciaj.or.jp/access/web/docs/WCAG-TECHS/G13">G13</text:a></text:span></text:p>
          </table:table-cell>
          <table:table-cell table:style-name="ce40" office:value-type="string">
            <text:p>状況の変化を引き起こすフォームのコントロールが変化する前に、何が起こるのかを説明する</text:p>
          </table:table-cell>
          <table:table-cell table:style-name="ce55"/>
          <table:table-cell table:style-name="ce72" office:value-type="string">
            <text:p>要判断箇所</text:p>
          </table:table-cell>
          <table:table-cell table:style-name="ce39" office:value-type="string">
            <text:p>G80が適合の場合は、非適用です。G80が不適合になる場合は、それ以前に、どのような事が発生するのかについて説明があることをmiCheckerの音声ユーザビリティ視覚化モードで確認してください。説明があれば適合です。無ければ不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郵便番号を入れる部分では、最初の三桁を入れると、次のフィールドに自動的に移動することが説明されていた。</text:p>
          </table:table-cell>
          <table:table-cell table:style-name="ce130" office:value-type="string">
            <text:p><text:span text:style-name="T7"><text:a xlink:href="http://www.ciaj.or.jp/access/web/docs/jis2010-test-guidelines/icl-7.3.2.2.html">7</text:a></text:span><text:span text:style-name="T7"><text:a xlink:href="http://www.ciaj.or.jp/access/web/docs/jis2010-test-guidelines/icl-7.3.2.2.html">.3.2.2-</text:a></text:span><text:span text:style-name="T7"><text:a xlink:href="http://www.ciaj.or.jp/access/web/docs/jis2010-test-guidelines/icl-7.3.2.2.html">項番</text:a></text:span><text:span text:style-name="T7"><text:a xlink:href="http://www.ciaj.or.jp/access/web/docs/jis2010-test-guidelines/icl-7.3.2.2.html">1</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10">
          <table:table-cell table:style-name="ce2"/>
          <table:table-cell table:style-name="ce12" office:value-type="string">
            <text:p><text:span text:style-name="T3"><text:a xlink:href="http://www.ciaj.or.jp/access/web/docs/UNDERSTANDING-WCAG20/consistent-behavior-consistent-locations.html">7.3.2.3</text:a></text:span></text:p>
          </table:table-cell>
          <table:table-cell table:style-name="ce32" office:value-type="string">
            <text:p>一貫したナビゲーション: <text:span text:style-name="T6">ウェブページ一式の中にある複数のウェブページ上で繰り返</text:span><text:span text:style-name="T6">されているナビゲーションのメカニズムは、繰り返されるたびに 相対的に同じ順序で提</text:span><text:span text:style-name="T6">供する。ただし、利用者がそれを変更した場合は除く。</text:span></text:p>
          </table:table-cell>
          <table:table-cell table:style-name="ce54" office:value-type="string">
            <text:p>AA</text:p>
          </table:table-cell>
          <table:table-cell table:style-name="ce71"/>
          <table:table-cell table:style-name="ce87" office:value-type="string">
            <text:p>追加の補足:</text:p>
            <text:p>実装方法は、ウェブサイトの全体的なデザインを決めるときに既に検討され、デザインガイドなどにまとめられていると良いでしょう。試験する人は、それを頼りにその方針が適切に実現されているかを確認すると効率よく試験できます。</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107">
          <table:table-cell table:style-name="ce2"/>
          <table:table-cell table:style-name="ce17" office:value-type="string">
            <text:p><text:span text:style-name="T3"><text:a xlink:href="http://www.ciaj.or.jp/access/web/docs/WCAG-TECHS/G61.html">G61</text:a></text:span></text:p>
          </table:table-cell>
          <table:table-cell table:style-name="ce33" office:value-type="string">
            <text:p>繰り返されるコンポーネントが表示されるたびに、それを相対的に同じ順序で提示する</text:p>
          </table:table-cell>
          <table:table-cell table:style-name="ce58"/>
          <table:table-cell table:style-name="ce72" office:value-type="string">
            <text:p>手動確認</text:p>
          </table:table-cell>
          <table:table-cell table:style-name="ce39" office:value-type="string">
            <text:p>繰り返されるコンポーネントとして定義している部分が、常に同じ順序で提供されているかどうかを確認してください。一貫性を無視して入れ替わったりしているような場合は不適合です。</text:p>
          </table:table-cell>
          <table:table-cell table:style-name="ce98"/>
          <table:table-cell table:style-name="ce104" office:value-type="string">
            <text:p>－</text:p>
          </table:table-cell>
          <table:table-cell table:style-name="ce104" office:value-type="float" office:value="1">
            <text:p>1</text:p>
          </table:table-cell>
          <table:table-cell table:style-name="ce104" table:formula="of:=IF(COUNTA([$CSV添付用.H$1:.H$65536])&gt;0;COUNTIF([$CSV添付用.H$1:.H$65536];CONCATENATE(&quot;*&quot;;[.B266];&quot;,*&quot;))+COUNTIF([$CSV添付用.H$1:.H$65536];CONCATENATE(&quot;*&quot;;[.B266]));&quot;&quot;)">
            <text:p/>
          </table:table-cell>
          <table:table-cell table:style-name="ce39" office:value-type="string">
            <text:p>非適用</text:p>
          </table:table-cell>
          <table:table-cell table:style-name="ce130" office:value-type="string">
            <text:p><text:span text:style-name="T7"><text:a xlink:href="http://www.ciaj.or.jp/access/web/docs/jis2010-test-guidelines/icl-7.3.2.3.html">7.3.2.3</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2">
          <table:table-cell table:style-name="ce2"/>
          <table:table-cell table:style-name="ce12" office:value-type="string">
            <text:p><text:span text:style-name="T3"><text:a xlink:href="http://www.ciaj.or.jp/access/web/docs/UNDERSTANDING-WCAG20/consistent-behavior-consistent-functionality.html">7.3.2.4</text:a></text:span></text:p>
          </table:table-cell>
          <table:table-cell table:style-name="ce32" office:value-type="string">
            <text:p>一貫した識別性:<text:span text:style-name="T6"> </text:span><text:span text:style-name="T6">ウェブページ一式の中で同じ機能性を有するコンポーネントは、一貫</text:span><text:span text:style-name="T6">して識別できる。</text:span></text:p>
          </table:table-cell>
          <table:table-cell table:style-name="ce54" office:value-type="string">
            <text:p>AA</text:p>
          </table:table-cell>
          <table:table-cell table:style-name="ce71"/>
          <table:table-cell table:style-name="ce87" office:value-type="string">
            <text:p>追加の補足:</text:p>
            <text:p>実装方法は、ウェブサイトの全体的なデザインを決めるときに既に検討され、デザインガイドなどにまとめられていると良いでしょう。試験する人は、それを頼りにその方針が適切に実現されているかを確認すると効率よく試験できます。</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5">
          <table:table-cell table:style-name="ce2"/>
          <table:table-cell table:style-name="ce17" office:value-type="string">
            <text:p><text:span text:style-name="T3"><text:a xlink:href="http://www.ciaj.or.jp/access/web/docs/WCAG-TECHS/G197.html">G197</text:a></text:span></text:p>
          </table:table-cell>
          <table:table-cell table:style-name="ce33" office:value-type="string">
            <text:p>同じ機能を有するコンテンツに対して、一貫したラベル、識別名及び代替テキストを用いる</text:p>
          </table:table-cell>
          <table:table-cell table:style-name="ce58"/>
          <table:table-cell table:style-name="ce72" office:value-type="string">
            <text:p>手動確認</text:p>
          </table:table-cell>
          <table:table-cell table:style-name="ce39" office:value-type="string">
            <text:p>各コンポーネントを特定するために与えられているテキスト(ラベル、識別名、代替テキストなど)をmiCheckerで確認し、それが同じコンポーネントには、同じテキストが与えられていることを確認しください。</text:p>
          </table:table-cell>
          <table:table-cell table:style-name="ce98"/>
          <table:table-cell table:style-name="ce104" office:value-type="string">
            <text:p>－</text:p>
          </table:table-cell>
          <table:table-cell table:style-name="ce104" office:value-type="float" office:value="1">
            <text:p>1</text:p>
          </table:table-cell>
          <table:table-cell table:style-name="ce104" table:formula="of:=IF(COUNTA([$CSV添付用.H$1:.H$65536])&gt;0;COUNTIF([$CSV添付用.H$1:.H$65536];CONCATENATE(&quot;*&quot;;[.B269];&quot;,*&quot;))+COUNTIF([$CSV添付用.H$1:.H$65536];CONCATENATE(&quot;*&quot;;[.B269]));&quot;&quot;)">
            <text:p/>
          </table:table-cell>
          <table:table-cell table:style-name="ce39" office:value-type="string">
            <text:p>非適用</text:p>
          </table:table-cell>
          <table:table-cell table:style-name="ce130" office:value-type="string">
            <text:p><text:span text:style-name="T7"><text:a xlink:href="http://www.ciaj.or.jp/access/web/docs/jis2010-test-guidelines/icl-7.3.2.4.html">7.3.2.4</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08">
          <table:table-cell table:style-name="ce2"/>
          <table:table-cell table:style-name="ce6" office:value-type="string">
            <text:p>7.3.3</text:p>
          </table:table-cell>
          <table:table-cell table:style-name="ce36" office:value-type="string">
            <text:p>利用者の間違いを防ぎ、間違いの修正を支援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38">
          <table:table-cell table:style-name="ce2"/>
          <table:table-cell table:style-name="ce12" office:value-type="string">
            <text:p><text:span text:style-name="T3"><text:a xlink:href="http://www.ciaj.or.jp/access/web/docs/UNDERSTANDING-WCAG20/minimize-error-identified.html">7.3.3.1</text:a></text:span></text:p>
          </table:table-cell>
          <table:table-cell table:style-name="ce32" office:value-type="string">
            <text:p>入力エラー箇所の特定: <text:span text:style-name="T6">入力エラーが自動的に発見された場合は、エラーとなってい</text:span><text:span text:style-name="T6">る箇所を特定し、そのエラーを利用者にテキストで説明し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87">
          <table:table-cell table:style-name="ce2"/>
          <table:table-cell table:style-name="ce8" office:value-type="string">
            <text:p><text:span text:style-name="T3"><text:a xlink:href="http://www.ciaj.or.jp/access/web/docs/WCAG-TECHS/G83.html">G83</text:a></text:span></text:p>
          </table:table-cell>
          <table:table-cell table:style-name="ce40" office:value-type="string">
            <text:p>入力が完了していない必須項目を特定するため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あるいは支援技術を用いて、フォームのあるページで、必須項目を入力せずに送信します。もし、入力されていない必須項目部分が、テキストによる説明文で提供されれば適合です。エラーがあることのみ分かっても、エラー場所が分からない場合は不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フォームにおいて、いくつかの不備を残して[送信]を押した。すると、不備があるというメッセージが表示されたが、エラーのある箇所は視覚的に赤い枠で囲まれているだけであった。視覚化しても、音声ブラウザでも何の情報も得られなかった。</text:p>
          </table:table-cell>
          <table:table-cell table:style-name="ce130"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A-</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5"/>
          <table:table-cell table:number-columns-repeated="767"/>
        </table:table-row>
        <table:table-row table:style-name="ro88">
          <table:table-cell table:style-name="ce2"/>
          <table:table-cell table:style-name="ce8" office:value-type="string">
            <text:p><text:span text:style-name="T3"><text:a xlink:href="http://www.ciaj.or.jp/access/web/docs/WCAG-TECHS/SCR18.html">SCR18</text:a></text:span></text:p>
          </table:table-cell>
          <table:table-cell table:style-name="ce40" office:value-type="string">
            <text:p>クライアントサイドのバリデーション及びアラート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入力にエラーを含むと判断される場合には、それがアラートとして提供されます。この処理がクライアント側で行われてい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開発者に確認したが、エラー箇所を知らせる仕組みは、サーバー側での処理である。</text:p>
          </table:table-cell>
          <table:table-cell table:style-name="ce130"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A-</text:a></text:span><text:span text:style-name="T7"><text:a xlink:href="http://www.ciaj.or.jp/access/web/docs/jis2010-test-guidelines/icl-7.3.3.1.html">項番</text:a></text:span><text:span text:style-name="T7"><text:a xlink:href="http://www.ciaj.or.jp/access/web/docs/jis2010-test-guidelines/icl-7.3.3.1.html">1, </text:a></text:span><text:span text:style-name="T7"><text:a xlink:href="http://www.ciaj.or.jp/access/web/docs/jis2010-test-guidelines/icl-7.3.3.1.html">状況</text:a></text:span><text:span text:style-name="T7"><text:a xlink:href="http://www.ciaj.or.jp/access/web/docs/jis2010-test-guidelines/icl-7.3.3.1.html">B-</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5"/>
          <table:table-cell table:number-columns-repeated="767"/>
        </table:table-row>
        <table:table-row table:style-name="ro111">
          <table:table-cell table:style-name="ce2"/>
          <table:table-cell table:style-name="ce8" office:value-type="string">
            <text:p><text:span text:style-name="T3"><text:a xlink:href="http://www.ciaj.or.jp/access/web/docs/WCAG-TECHS/G84.html">G84</text:a></text:span></text:p>
          </table:table-cell>
          <table:table-cell table:style-name="ce40" office:value-type="string">
            <text:p>利用者が認められた値以外の情報を提供した際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認められた値以外の値を入力し送信します。もし、そのエラーについてテキストによる説明が提供され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0か1しか入力が認められていないところに、2を入れて送信した。エラーメッセージには、0か1を入れるように指示があった。</text:p>
          </table:table-cell>
          <table:table-cell table:style-name="ce130"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B-</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5"/>
          <table:table-cell table:number-columns-repeated="767"/>
        </table:table-row>
        <table:table-row table:style-name="ro98">
          <table:table-cell table:style-name="ce2"/>
          <table:table-cell table:style-name="ce8" office:value-type="string">
            <text:p><text:span text:style-name="T3"><text:a xlink:href="http://www.ciaj.or.jp/access/web/docs/WCAG-TECHS/G85.html">G85</text:a></text:span></text:p>
          </table:table-cell>
          <table:table-cell table:style-name="ce40" office:value-type="string">
            <text:p>利用者の入力が要求されたフォーマット又は値ではなかった際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認められたフォーマットではないフォーマットで値を入力し送信します。もし、そのエラーについてテキストによる説明が提供され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数値を入れるべきところに、文字を入れて送信した。エラーメッセージには、数値を入れるように指示があった。</text:p>
          </table:table-cell>
          <table:table-cell table:style-name="ce130"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B-</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5"/>
          <table:table-cell table:number-columns-repeated="767"/>
        </table:table-row>
        <table:table-row table:style-name="ro44">
          <table:table-cell table:style-name="ce2"/>
          <table:table-cell table:style-name="ce8" office:value-type="string">
            <text:p><text:span text:style-name="T3"><text:a xlink:href="http://www.ciaj.or.jp/access/web/docs/WCAG-TECHS/SCR32.html">SCR32</text:a></text:span></text:p>
          </table:table-cell>
          <table:table-cell table:style-name="ce40" office:value-type="string">
            <text:p>クライアントサイドのバリデーションを提供し、DOMを介してエラーテキストを追加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入力にエラーを含むと判断される場合には、それを示すエラーテキストがコンテンツに挿入されていることを確認してください。かつ、この処理がクライアント側で行われていれば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開発者に確認したところ、バリデーションはクライアント側で実施しているとの報告を受けた。(#エビデンスを残すと良いでしょう。)</text:p>
          </table:table-cell>
          <table:table-cell table:style-name="ce130" office:value-type="string">
            <text:p><text:span text:style-name="T7"><text:a xlink:href="http://www.ciaj.or.jp/access/web/docs/jis2010-test-guidelines/icl-7.3.3.1.html">7</text:a></text:span><text:span text:style-name="T7"><text:a xlink:href="http://www.ciaj.or.jp/access/web/docs/jis2010-test-guidelines/icl-7.3.3.1.html">.3.3.1-</text:a></text:span><text:span text:style-name="T7"><text:a xlink:href="http://www.ciaj.or.jp/access/web/docs/jis2010-test-guidelines/icl-7.3.3.1.html">状況</text:a></text:span><text:span text:style-name="T7"><text:a xlink:href="http://www.ciaj.or.jp/access/web/docs/jis2010-test-guidelines/icl-7.3.3.1.html">B-</text:a></text:span><text:span text:style-name="T7"><text:a xlink:href="http://www.ciaj.or.jp/access/web/docs/jis2010-test-guidelines/icl-7.3.3.1.html">項番</text:a></text:span><text:span text:style-name="T7"><text:a xlink:href="http://www.ciaj.or.jp/access/web/docs/jis2010-test-guidelines/icl-7.3.3.1.html">1</text:a></text:span></text:p>
          </table:table-cell>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06">
          <table:table-cell table:style-name="ce2"/>
          <table:table-cell table:style-name="ce12" office:value-type="string">
            <text:p><text:span text:style-name="T3"><text:a xlink:href="http://www.ciaj.or.jp/access/web/docs/UNDERSTANDING-WCAG20/minimize-error-cues.html">7.3.3.2</text:a></text:span></text:p>
          </table:table-cell>
          <table:table-cell table:style-name="ce32" office:value-type="string">
            <text:p>ラベル又は説明文: <text:span text:style-name="T6">コンテンツが利用者の入力を要求する場合は、入力箇所のラベル</text:span><text:span text:style-name="T6">又は入力方法についての説明文を提供してい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47">
          <table:table-cell table:style-name="ce2"/>
          <table:table-cell table:style-name="ce8" office:value-type="string">
            <text:p><text:span text:style-name="T3"><text:a xlink:href="http://www.ciaj.or.jp/access/web/docs/WCAG-TECHS/G131.html">G131</text:a></text:span></text:p>
          </table:table-cell>
          <table:table-cell table:style-name="ce40" office:value-type="string">
            <text:p>目的や内容が分かるラベルを提供する</text:p>
          </table:table-cell>
          <table:table-cell table:style-name="ce55"/>
          <table:table-cell table:style-name="ce72" office:value-type="string">
            <text:p>要判断箇所</text:p>
          </table:table-cell>
          <table:table-cell table:style-name="ce39" office:value-type="string">
            <text:p>以下のいずれかの方法で、目的や内容が分かるラベルが付いていれば適合です。miCheckerの音声ユーザビリティ視覚化モードで確認してください。</text:p>
            <text:p><text:s/>1. データ形式や入力例が提示されている。(G89)</text:p>
            <text:p><text:s/>2. フォーム又はテキスト・フィールドの先頭で必要とされるフォーマットに関する説明がある。(G184)</text:p>
            <text:p><text:s/>3. 入力項目とラベルの関係が良くわかるように配置されている。(G162)</text:p>
            <text:p><text:s/>4. 未入力の必須項目が特定されるように説明テキストを提供する。(G83)</text:p>
          </table:table-cell>
          <table:table-cell table:style-name="ce98" office:value-type="string">
            <text:p>×</text:p>
          </table:table-cell>
          <table:table-cell table:style-name="ce104"/>
          <table:table-cell table:style-name="ce104" office:value-type="float" office:value="3">
            <text:p>3</text:p>
          </table:table-cell>
          <table:table-cell table:style-name="ce104" office:value-type="float" office:value="0">
            <text:p>0</text:p>
          </table:table-cell>
          <table:table-cell table:style-name="ce39" office:value-type="string">
            <text:p>カタカナで入力するとの説明がテキストフィールドの後に出てくる、ラベルの無いものがあり、送信直後に未入力があるのは分かっても場所が特定できない、などの問題があります。</text:p>
          </table:table-cell>
          <table:table-cell table:style-name="ce130"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5"/>
          <table:table-cell table:number-columns-repeated="767"/>
        </table:table-row>
        <table:table-row table:style-name="ro49">
          <table:table-cell table:style-name="ce2"/>
          <table:table-cell table:style-name="ce8" office:value-type="string">
            <text:p><text:span text:style-name="T3"><text:a xlink:href="http://www.ciaj.or.jp/access/web/docs/WCAG-TECHS/G89.html">G89</text:a></text:span></text:p>
          </table:table-cell>
          <table:table-cell table:style-name="ce40" office:value-type="string">
            <text:p>所定のデータ・フォーマット及び入力例を提供する</text:p>
          </table:table-cell>
          <table:table-cell table:style-name="ce55"/>
          <table:table-cell table:style-name="ce72" office:value-type="string">
            <text:p>要判断箇所</text:p>
          </table:table-cell>
          <table:table-cell table:style-name="ce39" office:value-type="string">
            <text:p>miCheckerの音声ユーザビリティ視覚化モードで見たとき、データ形式や入力例が提示されていま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電話番号にはハイフンが要らないこと、年月日の入力様式などが適切に提供されています。</text:p>
          </table:table-cell>
          <table:table-cell table:style-name="ce130"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5"/>
          <table:table-cell table:number-columns-repeated="767"/>
        </table:table-row>
        <table:table-row table:style-name="ro45">
          <table:table-cell table:style-name="ce2"/>
          <table:table-cell table:style-name="ce8" office:value-type="string">
            <text:p><text:span text:style-name="T3"><text:a xlink:href="http://www.ciaj.or.jp/access/web/docs/WCAG-TECHS/G184.html">G184</text:a></text:span></text:p>
          </table:table-cell>
          <table:table-cell table:style-name="ce40" office:value-type="string">
            <text:p>フォーム又はテキスト・フィールド一式の先頭に、必要とされる入力フォーマットを説明するテキストの説明文を提供する</text:p>
          </table:table-cell>
          <table:table-cell table:style-name="ce55"/>
          <table:table-cell table:style-name="ce72" office:value-type="string">
            <text:p>要判断箇所</text:p>
          </table:table-cell>
          <table:table-cell table:style-name="ce39" office:value-type="string">
            <text:p>miCheckerの音声ユーザビリティ視覚化モードで見たとき、フォーム又はテキスト・フィールドの先頭で必要とされるフォーマットに関する説明が提示されているか確認してください。</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説明がテキストフィールドの後に出てきます。</text:p>
          </table:table-cell>
          <table:table-cell table:style-name="ce130"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5"/>
          <table:table-cell table:number-columns-repeated="767"/>
        </table:table-row>
        <table:table-row table:style-name="ro112">
          <table:table-cell table:style-name="ce2"/>
          <table:table-cell table:style-name="ce8" office:value-type="string">
            <text:p><text:span text:style-name="T3"><text:a xlink:href="http://www.ciaj.or.jp/access/web/docs/WCAG-TECHS/G162.html">G162</text:a></text:span></text:p>
          </table:table-cell>
          <table:table-cell table:style-name="ce40" office:value-type="string">
            <text:p>ラベルを配置して、関係性を最大限に予測できるようにする</text:p>
          </table:table-cell>
          <table:table-cell table:style-name="ce55"/>
          <table:table-cell table:style-name="ce72" office:value-type="string">
            <text:p>問題の可能性大</text:p>
          </table:table-cell>
          <table:table-cell table:style-name="ce39" office:value-type="string">
            <text:p>要判断と指摘された箇所は、ラベルが、チェックボックスやラジオボタンの直後に配置されていません。あるいは、それ以外のコントロールにおいて、直前に配置されていない可能性があります。全てのラベルについて、分かりやすい位置に配置されているか確認してください。</text:p>
            <text:p>それ以外の場合でも、ラベルの位置が適切かどうかを判定してください。良い方法は音声ブラウザなどの支援技術で聞き進め、チェックボックスやテキストボックスが現れた際、それが何のためのコントロールであるのかが、さらに聞き進めないと分からないような場合は、不適合と判断されます。聞き進めた後に、一度、戻る必要が出てくるからです。</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視覚的にはテキストフィールドの前に適当なタイトルのテキストが配置されている。しかし、テーブルレイアウトを使っているせいか、音声ブラウザで聞くと、適切な対応関係でなく聞こえてくる。</text:p>
          </table:table-cell>
          <table:table-cell table:style-name="ce130"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5"/>
          <table:table-cell table:number-columns-repeated="767"/>
        </table:table-row>
        <table:table-row table:style-name="ro113">
          <table:table-cell table:style-name="ce2"/>
          <table:table-cell table:style-name="ce8" office:value-type="string">
            <text:p><text:span text:style-name="T3"><text:a xlink:href="http://www.ciaj.or.jp/access/web/docs/WCAG-TECHS/G83.html">G83</text:a></text:span></text:p>
          </table:table-cell>
          <table:table-cell table:style-name="ce40" office:value-type="string">
            <text:p>入力が完了していない必須項目を特定するため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あるいは支援技術を用いて、フォームのあるページで、必須項目を入力せずに送信します。もし、入力されていない必須項目部分が、テキストによる説明文で提供されれば適合です。エラーがあることのみ分かっても、エラー場所が分からない場合は不適合です。</text:p>
          </table:table-cell>
          <table:table-cell table:style-name="ce98" office:value-type="string">
            <text:p>×</text:p>
          </table:table-cell>
          <table:table-cell table:style-name="ce104"/>
          <table:table-cell table:style-name="ce104" office:value-type="float" office:value="1">
            <text:p>1</text:p>
          </table:table-cell>
          <table:table-cell table:style-name="ce104" office:value-type="float" office:value="0">
            <text:p>0</text:p>
          </table:table-cell>
          <table:table-cell table:style-name="ce39" office:value-type="string">
            <text:p>フォームにおいて、いくつかの不備を残して[送信]を押した。すると、不備があるというメッセージが表示されたが、エラーのある箇所は視覚的に赤い枠で囲まれているだけであった。視覚化しても、音声ブラウザでも何の情報も得られなかった。</text:p>
          </table:table-cell>
          <table:table-cell table:style-name="ce130"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1</text:a></text:span></text:p>
          </table:table-cell>
          <table:table-cell table:style-name="ce2" table:number-columns-repeated="245"/>
          <table:table-cell table:number-columns-repeated="767"/>
        </table:table-row>
        <table:table-row table:style-name="ro78">
          <table:table-cell table:style-name="ce2"/>
          <table:table-cell table:style-name="ce8" office:value-type="string">
            <text:p><text:span text:style-name="T3"><text:a xlink:href="http://www.ciaj.or.jp/access/web/docs/WCAG-TECHS/H44.html">H44</text:a></text:span></text:p>
          </table:table-cell>
          <table:table-cell table:style-name="ce40" office:value-type="string">
            <text:p>label要素を用いて、テキストのラベルとフォーム・コントロールを関連付ける</text:p>
          </table:table-cell>
          <table:table-cell table:style-name="ce55"/>
          <table:table-cell table:style-name="ce72" office:value-type="string">
            <text:p>問題あり／問題の可能性大／要判断箇所</text:p>
          </table:table-cell>
          <table:table-cell table:style-name="ce39" office:value-type="string">
            <text:p>フォーム･コントロールがテキストのラベルと関連付けられていません。ラベルの使用が困難なフォーム・コントロールがある場合はH65に従います。</text:p>
          </table:table-cell>
          <table:table-cell table:style-name="ce99" office:value-type="string">
            <text:p>×</text:p>
          </table:table-cell>
          <table:table-cell table:style-name="ce104"/>
          <table:table-cell table:style-name="ce112" office:value-type="float" office:value="1">
            <text:p>1</text:p>
          </table:table-cell>
          <table:table-cell table:style-name="ce104" office:value-type="float" office:value="0">
            <text:p>0</text:p>
          </table:table-cell>
          <table:table-cell table:style-name="ce122" office:value-type="string">
            <text:p>検索用のテキストフィールドにラベルが付けられていない。</text:p>
          </table:table-cell>
          <table:table-cell table:style-name="ce130"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2-a</text:a></text:span></text:p>
          </table:table-cell>
          <table:table-cell table:style-name="ce2" table:number-columns-repeated="245"/>
          <table:table-cell table:number-columns-repeated="767"/>
        </table:table-row>
        <table:table-row table:style-name="ro109">
          <table:table-cell table:style-name="ce2"/>
          <table:table-cell table:style-name="ce8" office:value-type="string">
            <text:p><text:span text:style-name="T3"><text:a xlink:href="http://www.ciaj.or.jp/access/web/docs/WCAG-TECHS/H65.html">H65</text:a></text:span></text:p>
          </table:table-cell>
          <table:table-cell table:style-name="ce40" office:value-type="string">
            <text:p>label要素を用いることができないとき、title属性を用いてフォーム・コントロールを特定する</text:p>
          </table:table-cell>
          <table:table-cell table:style-name="ce55"/>
          <table:table-cell table:style-name="ce72" office:value-type="string">
            <text:p>問題あり／要判断箇所</text:p>
          </table:table-cell>
          <table:table-cell table:style-name="ce39" office:value-type="string">
            <text:p>ラベルに相当するものが画面に表示されていない場合、あるいは、郵便番号のようにフォーム・コントロールが連続しているためlabel要素を用いることができない場合は、title属性を用いてフォーム・コントールを特定します。H44に従うことが可能な場合は、H44を優先します。</text:p>
          </table:table-cell>
          <table:table-cell table:style-name="ce99" office:value-type="string">
            <text:p>×</text:p>
          </table:table-cell>
          <table:table-cell table:style-name="ce104"/>
          <table:table-cell table:style-name="ce112" office:value-type="float" office:value="1">
            <text:p>1</text:p>
          </table:table-cell>
          <table:table-cell table:style-name="ce104" office:value-type="float" office:value="0">
            <text:p>0</text:p>
          </table:table-cell>
          <table:table-cell table:style-name="ce122" office:value-type="string">
            <text:p>ラベルが付いていないが、タイトルも付いていない。ここは、ラベルを付けて対応するのが良い。このテクニックは用いないことにする。</text:p>
          </table:table-cell>
          <table:table-cell table:style-name="ce130"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2-b</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H71.html">H71</text:a></text:span></text:p>
          </table:table-cell>
          <table:table-cell table:style-name="ce40" office:value-type="string">
            <text:p>fieldset 要素及び legend 要素を用いて、フォーム・コントロールのグループに関する説明を提供する</text:p>
          </table:table-cell>
          <table:table-cell table:style-name="ce55"/>
          <table:table-cell table:style-name="ce72" office:value-type="string">
            <text:p>問題あり／要判断箇所</text:p>
          </table:table-cell>
          <table:table-cell table:style-name="ce33" office:value-type="string">
            <text:p>フォームのコントロールがあるグループを形成している場合は、fieldset 要素及び legend 要素を用いて、フォーム・コントロールのグループに関する説明を提供してください。(ソースレベルで確認してください。)</text:p>
            <text:p>input type="text" でもグループを形成しているときは、同様に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特にグループをなしている部分は無かった</text:p>
          </table:table-cell>
          <table:table-cell table:style-name="ce130"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3</text:a></text:span></text:p>
          </table:table-cell>
          <table:table-cell table:style-name="ce2" table:number-columns-repeated="245"/>
          <table:table-cell table:number-columns-repeated="767"/>
        </table:table-row>
        <table:table-row table:style-name="ro86">
          <table:table-cell table:style-name="ce2"/>
          <table:table-cell table:style-name="ce8" office:value-type="string">
            <text:p><text:span text:style-name="T3"><text:a xlink:href="http://www.ciaj.or.jp/access/web/docs/WCAG-TECHS/G167.html">G167</text:a></text:span></text:p>
          </table:table-cell>
          <table:table-cell table:style-name="ce39" office:value-type="string">
            <text:p>隣接するボタンを用いて、テキスト・フィールドの目的をラベル付けする</text:p>
          </table:table-cell>
          <table:table-cell table:style-name="ce62"/>
          <table:table-cell table:style-name="ce72" office:value-type="string">
            <text:p>要判断箇所</text:p>
          </table:table-cell>
          <table:table-cell table:style-name="ce39" office:value-type="string">
            <text:p>ラベルを用いることがどうしても出来ない場合は、隣接するボタンを用いて、テキスト・フィールドの目的をラベル付けしていれば適合です。これは、miCheckerの音声ユーザビリティ視覚化モードで確認するこしができ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ラベルが付いていないものはあるものの、全て付けようとすれば付けられるものである。G167の方法を用いる必要はない。</text:p>
          </table:table-cell>
          <table:table-cell table:style-name="ce130" office:value-type="string">
            <text:p><text:span text:style-name="T7"><text:a xlink:href="http://www.ciaj.or.jp/access/web/docs/jis2010-test-guidelines/icl-7.3.3.2.html">7</text:a></text:span><text:span text:style-name="T7"><text:a xlink:href="http://www.ciaj.or.jp/access/web/docs/jis2010-test-guidelines/icl-7.3.3.2.html">.3.3.2-</text:a></text:span><text:span text:style-name="T7"><text:a xlink:href="http://www.ciaj.or.jp/access/web/docs/jis2010-test-guidelines/icl-7.3.3.2.html">項番</text:a></text:span><text:span text:style-name="T7"><text:a xlink:href="http://www.ciaj.or.jp/access/web/docs/jis2010-test-guidelines/icl-7.3.3.2.html">4</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6">
          <table:table-cell table:style-name="ce2"/>
          <table:table-cell table:style-name="ce12" office:value-type="string">
            <text:p><text:span text:style-name="T3"><text:a xlink:href="http://www.ciaj.or.jp/access/web/docs/UNDERSTANDING-WCAG20/minimize-error-suggestions.html">7.3.3.3</text:a></text:span></text:p>
          </table:table-cell>
          <table:table-cell table:style-name="ce32" office:value-type="string">
            <text:p>入力エラー修正方法の提示: <text:span text:style-name="T6">入力エラーが自動的に発見された場合は、その修正方</text:span><text:span text:style-name="T6">法が明らかであれば、その方法を利用者に提示する。ただし、セキュリティ又はコンテ</text:span><text:span text:style-name="T6">ンツの目的を損なう場合は除く。</text:span></text:p>
          </table:table-cell>
          <table:table-cell table:style-name="ce54" office:value-type="string">
            <text:p>AA</text:p>
          </table:table-cell>
          <table:table-cell table:style-name="ce71"/>
          <table:table-cell table:style-name="ce87" office:value-type="string">
            <text:p>追加の補足:</text:p>
            <text:p>実装方法は、ウェブサイトの全体的なデザインを決めるときに既に検討され、デザインガイドなどにまとめられていると良いでしょう。試験する人は、それを頼りにその方針が適切に実現されているかを確認すると効率よく試験できます。</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G83.html">G83</text:a></text:span></text:p>
          </table:table-cell>
          <table:table-cell table:style-name="ce41" office:value-type="string">
            <text:p>入力が完了していない必須項目を特定するため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あるいは支援技術を用いて、フォームのあるページで、必須項目を入力せずに送信します。もし、入力されていない必須項目部分が、テキストによる説明文で提供されれば適合です。エラーがあることのみ分かっても、エラー場所が分からない場合は不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3.3.3.html">7.3.3.3</text:a></text:span></text:p>
          </table:table-cell>
          <table:table-cell table:style-name="ce2" table:number-columns-repeated="245"/>
          <table:table-cell table:number-columns-repeated="767"/>
        </table:table-row>
        <table:table-row table:style-name="ro56">
          <table:table-cell table:style-name="ce2"/>
          <table:table-cell table:style-name="ce8" office:value-type="string">
            <text:p><text:span text:style-name="T3"><text:a xlink:href="http://www.ciaj.or.jp/access/web/docs/WCAG-TECHS/G85.html">G85</text:a></text:span></text:p>
          </table:table-cell>
          <table:table-cell table:style-name="ce40" office:value-type="string">
            <text:p>利用者の入力が要求されたフォーマット又は値ではなかった際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認められたフォーマットではないフォーマットで値を入力し送信します。もし、そのエラーについてテキストによる説明が提供され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3.3.3.html">7.3.3.3</text:a></text:span></text:p>
          </table:table-cell>
          <table:table-cell table:style-name="ce2" table:number-columns-repeated="245"/>
          <table:table-cell table:number-columns-repeated="767"/>
        </table:table-row>
        <table:table-row table:style-name="ro51">
          <table:table-cell table:style-name="ce2"/>
          <table:table-cell table:style-name="ce8" office:value-type="string">
            <text:p><text:span text:style-name="T3"><text:a xlink:href="http://www.ciaj.or.jp/access/web/docs/WCAG-TECHS/G177.html">G177</text:a></text:span></text:p>
          </table:table-cell>
          <table:table-cell table:style-name="ce37" office:value-type="string">
            <text:p>テキストの修正候補を提示する</text:p>
          </table:table-cell>
          <table:table-cell table:style-name="ce58"/>
          <table:table-cell table:style-name="ce72" office:value-type="string">
            <text:p>手動確認</text:p>
          </table:table-cell>
          <table:table-cell table:style-name="ce39" office:value-type="string">
            <text:p>サポートするブラウザで、フォームに意図的に誤ったテキストを入力します。エラーとなったとき、それに対して修正候補を提供することが可能だと推測される場合、それが提供されていれば適合です。例えば、つづりの間違いなどがあり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3.3.3.html">7.3.3.3</text:a></text:span></text:p>
          </table:table-cell>
          <table:table-cell table:style-name="ce2" table:number-columns-repeated="245"/>
          <table:table-cell table:number-columns-repeated="767"/>
        </table:table-row>
        <table:table-row table:style-name="ro35">
          <table:table-cell table:style-name="ce2"/>
          <table:table-cell table:style-name="ce8" office:value-type="string">
            <text:p><text:span text:style-name="T3"><text:a xlink:href="http://www.ciaj.or.jp/access/web/docs/WCAG-TECHS/SCR18.html">SCR18</text:a></text:span></text:p>
          </table:table-cell>
          <table:table-cell table:style-name="ce40" office:value-type="string">
            <text:p>クライアントサイドのバリデーション及びアラート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入力にエラーを含むと判断される場合には、それがアラートとして提供されます。この処理がクライアント側で行われてい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3.3.3.html">7.3.3.3</text:a></text:span></text:p>
          </table:table-cell>
          <table:table-cell table:style-name="ce2" table:number-columns-repeated="245"/>
          <table:table-cell table:number-columns-repeated="767"/>
        </table:table-row>
        <table:table-row table:style-name="ro23">
          <table:table-cell table:style-name="ce2"/>
          <table:table-cell table:style-name="ce8" office:value-type="string">
            <text:p><text:span text:style-name="T3"><text:a xlink:href="http://www.ciaj.or.jp/access/web/docs/WCAG-TECHS/SCR32.html">SCR32</text:a></text:span></text:p>
          </table:table-cell>
          <table:table-cell table:style-name="ce40" office:value-type="string">
            <text:p>クライアントサイドのバリデーションを提供し、DOMを介してエラーテキストを追加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入力にエラーを含むと判断される場合には、それを示すエラーテキストがコンテンツに挿入されていることを確認してください。かつ、この処理がクライアント側で行われてい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3.3.3.html">7.3.3.3</text:a></text:span></text:p>
          </table:table-cell>
          <table:table-cell table:style-name="ce2" table:number-columns-repeated="245"/>
          <table:table-cell table:number-columns-repeated="767"/>
        </table:table-row>
        <table:table-row table:style-name="ro45">
          <table:table-cell table:style-name="ce2"/>
          <table:table-cell table:style-name="ce8" office:value-type="string">
            <text:p><text:span text:style-name="T3"><text:a xlink:href="http://www.ciaj.or.jp/access/web/docs/WCAG-TECHS/G84.html">G84</text:a></text:span></text:p>
          </table:table-cell>
          <table:table-cell table:style-name="ce40" office:value-type="string">
            <text:p>利用者が認められた値以外の情報を提供した際に、テキストの説明文を提供する</text:p>
          </table:table-cell>
          <table:table-cell table:style-name="ce55"/>
          <table:table-cell table:style-name="ce72" office:value-type="string">
            <text:p>要判断箇所／手動確認</text:p>
          </table:table-cell>
          <table:table-cell table:style-name="ce39" office:value-type="string">
            <text:p>一般的なブラウザで、フォームのあるページにおいて、認められた値以外の値を入力し送信します。もし、そのエラーについてテキストによる説明が提供されれば適合で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非適用</text:p>
          </table:table-cell>
          <table:table-cell table:style-name="ce130" office:value-type="string">
            <text:p><text:span text:style-name="T7"><text:a xlink:href="http://www.ciaj.or.jp/access/web/docs/jis2010-test-guidelines/icl-7.3.3.3.html">7.3.3.3</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14">
          <table:table-cell table:style-name="ce2"/>
          <table:table-cell table:style-name="ce12" office:value-type="string">
            <text:p><text:span text:style-name="T3"><text:a xlink:href="http://www.ciaj.or.jp/access/web/docs/UNDERSTANDING-WCAG20/minimize-error-reversible.html">7.3.3.4</text:a></text:span></text:p>
          </table:table-cell>
          <table:table-cell table:style-name="ce32" office:value-type="string">
            <text:p>法的義務・金銭的取引・データ変更・回答送信のエラー回避: <text:span text:style-name="T6">利用者にとって法的な義</text:span><text:span text:style-name="T6">務もしくは金銭的な取引が生じる、利用者が自分で制御可能なデータ・ストレージ・シス</text:span><text:span text:style-name="T6">テム上のデータを変更もしくは削除する、又は利用者が試験の解答を送信するウェブ</text:span><text:span text:style-name="T6">ページでは、次に挙げる事項のうち、少なくとも一つを満たしている： </text:span><text:span text:style-name="T6">a)</text:span><text:span text:style-name="T6">取消</text:span><text:span text:style-name="T6">, b)</text:span><text:span text:style-name="T6">チェック</text:span><text:span text:style-name="T6">, </text:span><text:span text:style-name="T6">c)</text:span><text:span text:style-name="T6">確認</text:span></text:p>
          </table:table-cell>
          <table:table-cell table:style-name="ce54" office:value-type="string">
            <text:p>AA</text:p>
          </table:table-cell>
          <table:table-cell table:style-name="ce71"/>
          <table:table-cell table:style-name="ce87" office:value-type="string">
            <text:p>追加の補足:</text:p>
            <text:p>法的な義務や金銭的な取引が行われる場合、ここで評価する実装方法は、ウェブサイトの全体的なデザインを決めるときに既に検討され、デザインガイドなどにまとめられていると良いでしょう。試験する人は、それを頼りにその方針が適切に実現されているかを確認すると効率よく試験できます。</text:p>
          </table:table-cell>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100">
          <table:table-cell table:style-name="ce2"/>
          <table:table-cell table:style-name="ce8" office:value-type="string">
            <text:p><text:span text:style-name="T3"><text:a xlink:href="http://www.ciaj.or.jp/access/web/docs/WCAG-TECHS/G164.html">G164</text:a></text:span></text:p>
          </table:table-cell>
          <table:table-cell table:style-name="ce37" office:value-type="string">
            <text:p>フォームの送信後に、利用者が注文を変更又はキャンセルできる一定の時間を提供する</text:p>
          </table:table-cell>
          <table:table-cell table:style-name="ce58"/>
          <table:table-cell table:style-name="ce72" office:value-type="string">
            <text:p>手動確認</text:p>
          </table:table-cell>
          <table:table-cell table:style-name="ce39" office:value-type="string">
            <text:p>注文など法的な義務あるいは金銭的な義務が発生するような仕組みがある場合、注文の変更あるいはキャンセルすることが可能な期間と、その方法が提供されていることを確認してください。適切に提供されていれば適合です。</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text:p>
          </table:table-cell>
          <table:table-cell table:style-name="ce130" office:value-type="string">
            <text:p><text:span text:style-name="T7"><text:a xlink:href="http://www.ciaj.or.jp/access/web/docs/jis2010-test-guidelines/icl-7.3.3.4.html">7.3.3.4</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G98.html">G98</text:a></text:span></text:p>
          </table:table-cell>
          <table:table-cell table:style-name="ce37" office:value-type="string">
            <text:p>送信する前に、利用者が回答を確認及び修正できるようにする</text:p>
          </table:table-cell>
          <table:table-cell table:style-name="ce58"/>
          <table:table-cell table:style-name="ce72" office:value-type="string">
            <text:p>手動確認</text:p>
          </table:table-cell>
          <table:table-cell table:style-name="ce39" office:value-type="string">
            <text:p>複数のステップで進む、アンケート、注文、試験などの入力結果を送信するタイミングでは、その内容を確認したり、修正したりすることが可能であることを確認してください。もし、確認する手段が無かったり、修正するのに、最初から再度入力しなくてはならないような場合は不適合です。</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text:p>
          </table:table-cell>
          <table:table-cell table:style-name="ce130" office:value-type="string">
            <text:p><text:span text:style-name="T7"><text:a xlink:href="http://www.ciaj.or.jp/access/web/docs/jis2010-test-guidelines/icl-7.3.3.4.html">7.3.3.4</text:a></text:span></text:p>
          </table:table-cell>
          <table:table-cell table:style-name="ce2" table:number-columns-repeated="245"/>
          <table:table-cell table:number-columns-repeated="767"/>
        </table:table-row>
        <table:table-row table:style-name="ro115">
          <table:table-cell table:style-name="ce2"/>
          <table:table-cell table:style-name="ce8" office:value-type="string">
            <text:p><text:span text:style-name="T3"><text:a xlink:href="http://www.ciaj.or.jp/access/web/docs/WCAG-TECHS/G155.html">G155</text:a></text:span></text:p>
          </table:table-cell>
          <table:table-cell table:style-name="ce37" office:value-type="string">
            <text:p>送信ボタンに加えてチェックボックスを提供する </text:p>
          </table:table-cell>
          <table:table-cell table:style-name="ce58"/>
          <table:table-cell table:style-name="ce72" office:value-type="string">
            <text:p>手動確認</text:p>
          </table:table-cell>
          <table:table-cell table:style-name="ce39" office:value-type="string">
            <text:p>ユーザの確認が必要な段階では、送信ボタンに加え、チェックボックスが用意してあり、そのチェックボックスにチェックが無いと受け付けない仕組みがあれば適合です。</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text:p>
          </table:table-cell>
          <table:table-cell table:style-name="ce130" office:value-type="string">
            <text:p><text:span text:style-name="T7"><text:a xlink:href="http://www.ciaj.or.jp/access/web/docs/jis2010-test-guidelines/icl-7.3.3.4.html">7.3.3.4</text:a></text:span></text:p>
          </table:table-cell>
          <table:table-cell table:style-name="ce2" table:number-columns-repeated="245"/>
          <table:table-cell table:number-columns-repeated="767"/>
        </table:table-row>
        <table:table-row table:style-name="ro62">
          <table:table-cell table:style-name="ce2"/>
          <table:table-cell table:style-name="ce8" office:value-type="string">
            <text:p><text:span text:style-name="T3"><text:a xlink:href="http://www.ciaj.or.jp/access/web/docs/WCAG-TECHS/G99.html">G99</text:a></text:span></text:p>
          </table:table-cell>
          <table:table-cell table:style-name="ce37" office:value-type="string">
            <text:p>消去した情報を元に戻せるようにする</text:p>
          </table:table-cell>
          <table:table-cell table:style-name="ce58"/>
          <table:table-cell table:style-name="ce72" office:value-type="string">
            <text:p>手動確認</text:p>
          </table:table-cell>
          <table:table-cell table:style-name="ce39" office:value-type="string">
            <text:p>消去した情報を元に戻すことができる手段が適切に用意されているか確認してください。さらに、それが正しく機能するかどうか確認してください。</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text:p>
          </table:table-cell>
          <table:table-cell table:style-name="ce130" office:value-type="string">
            <text:p><text:span text:style-name="T7"><text:a xlink:href="http://www.ciaj.or.jp/access/web/docs/jis2010-test-guidelines/icl-7.3.3.4.html">7.3.3.4</text:a></text:span></text:p>
          </table:table-cell>
          <table:table-cell table:style-name="ce2" table:number-columns-repeated="245"/>
          <table:table-cell table:number-columns-repeated="767"/>
        </table:table-row>
        <table:table-row table:style-name="ro65">
          <table:table-cell table:style-name="ce2"/>
          <table:table-cell table:style-name="ce8" office:value-type="string">
            <text:p><text:span text:style-name="T3"><text:a xlink:href="http://www.ciaj.or.jp/access/web/docs/WCAG-TECHS/G168.html">G168</text:a></text:span></text:p>
          </table:table-cell>
          <table:table-cell table:style-name="ce37" office:value-type="string">
            <text:p>選択されたアクションを続行するために確認を求める</text:p>
          </table:table-cell>
          <table:table-cell table:style-name="ce58"/>
          <table:table-cell table:style-name="ce72" office:value-type="string">
            <text:p>手動確認</text:p>
          </table:table-cell>
          <table:table-cell table:style-name="ce39" office:value-type="string">
            <text:p>実行してしまうと変更が不可能なアクションがある場合、そのアクションの前に実行することに対する確認(例えば、売買が成立すること、全ての予約がキャンセルされてしまうことなどの重大な事項)の要求があることを確認してください。</text:p>
          </table:table-cell>
          <table:table-cell table:style-name="ce98"/>
          <table:table-cell table:style-name="ce104" office:value-type="string">
            <text:p>－</text:p>
          </table:table-cell>
          <table:table-cell table:style-name="ce104"/>
          <table:table-cell table:style-name="ce104" office:value-type="float" office:value="1">
            <text:p>1</text:p>
          </table:table-cell>
          <table:table-cell table:style-name="ce39" office:value-type="string">
            <text:p>非適用</text:p>
          </table:table-cell>
          <table:table-cell table:style-name="ce130" office:value-type="string">
            <text:p><text:span text:style-name="T7"><text:a xlink:href="http://www.ciaj.or.jp/access/web/docs/jis2010-test-guidelines/icl-7.3.3.4.html">7.3.3.4</text:a></text:span></text:p>
          </table:table-cell>
          <table:table-cell table:style-name="ce2" table:number-columns-repeated="245"/>
          <table:table-cell table:number-columns-repeated="767"/>
        </table:table-row>
        <table:table-row table:style-name="ro59">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24">
          <table:table-cell table:style-name="ce2"/>
          <table:table-cell table:style-name="ce14" office:value-type="string">
            <text:p>7.4</text:p>
          </table:table-cell>
          <table:table-cell table:style-name="ce30" office:value-type="string">
            <text:p>頑健性</text:p>
          </table:table-cell>
          <table:table-cell table:style-name="ce61"/>
          <table:table-cell table:style-name="ce74"/>
          <table:table-cell table:style-name="ce90"/>
          <table:table-cell table:style-name="ce105"/>
          <table:table-cell table:style-name="ce115" table:number-columns-repeated="3"/>
          <table:table-cell table:style-name="ce90"/>
          <table:table-cell table:style-name="ce136"/>
          <table:table-cell table:style-name="ce2" table:number-columns-repeated="245"/>
          <table:table-cell table:number-columns-repeated="767"/>
        </table:table-row>
        <table:table-row table:style-name="ro61">
          <table:table-cell table:style-name="ce2"/>
          <table:table-cell table:style-name="ce6" office:value-type="string">
            <text:p>7.4.1</text:p>
          </table:table-cell>
          <table:table-cell table:style-name="ce36" office:value-type="string">
            <text:p>現在及び将来のユーザエージェントとの互換性を最大化する。</text:p>
          </table:table-cell>
          <table:table-cell table:style-name="ce59"/>
          <table:table-cell table:style-name="ce73"/>
          <table:table-cell table:style-name="ce86"/>
          <table:table-cell table:style-name="ce96"/>
          <table:table-cell table:style-name="ce111" table:number-columns-repeated="3"/>
          <table:table-cell table:style-name="ce86"/>
          <table:table-cell table:style-name="ce128"/>
          <table:table-cell table:style-name="ce2" table:number-columns-repeated="245"/>
          <table:table-cell table:number-columns-repeated="767"/>
        </table:table-row>
        <table:table-row table:style-name="ro116">
          <table:table-cell table:style-name="ce2"/>
          <table:table-cell table:style-name="ce12" office:value-type="string">
            <text:p><text:span text:style-name="T3"><text:a xlink:href="http://www.ciaj.or.jp/access/web/docs/UNDERSTANDING-WCAG20/ensure-compat-parses.html">7.4.1.1</text:a></text:span></text:p>
          </table:table-cell>
          <table:table-cell table:style-name="ce32" office:value-type="string">
            <text:p>構文解析: <text:span text:style-name="T6">マークアップ言語を用いて実装されているコンテンツにおいては、仕様で認</text:span><text:span text:style-name="T6">められているものを除いて、要素には完全な開始タグ及び終了タグがあり、要素は仕</text:span><text:span text:style-name="T6">様に準じて入れ子になっており、要素には重複した属性がなく、かつ、どの</text:span><text:span text:style-name="T6">ID </text:span><text:span text:style-name="T6">も一意的</text:span><text:span text:style-name="T6">で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92">
          <table:table-cell table:style-name="ce2"/>
          <table:table-cell table:style-name="ce8" office:value-type="string">
            <text:p><text:span text:style-name="T3"><text:a xlink:href="http://www.ciaj.or.jp/access/web/docs/WCAG-TECHS/G134">G134</text:a></text:span></text:p>
          </table:table-cell>
          <table:table-cell table:style-name="ce40" office:value-type="string">
            <text:p>ウェブページをバリデートする</text:p>
          </table:table-cell>
          <table:table-cell table:style-name="ce55"/>
          <table:table-cell table:style-name="ce72" office:value-type="string">
            <text:p>手動確認</text:p>
          </table:table-cell>
          <table:table-cell table:style-name="ce39" office:value-type="string">
            <text:p>W3Cの「The W3C Markup Validation Service」(http://validator.w3.org/)などを利用してウェブページをバリデートしてください。</text:p>
          </table:table-cell>
          <table:table-cell table:style-name="ce98" office:value-type="string">
            <text:p>×</text:p>
          </table:table-cell>
          <table:table-cell table:style-name="ce104"/>
          <table:table-cell table:style-name="ce104" office:value-type="float" office:value="12">
            <text:p>12</text:p>
          </table:table-cell>
          <table:table-cell table:style-name="ce104" office:value-type="float" office:value="1">
            <text:p>1</text:p>
          </table:table-cell>
          <table:table-cell table:style-name="ce39" office:value-type="string">
            <text:p>幾つかのバリデーターで評価し、12箇所のエラーが見つかった。</text:p>
          </table:table-cell>
          <table:table-cell table:style-name="ce130"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5"/>
          <table:table-cell table:number-columns-repeated="767"/>
        </table:table-row>
        <table:table-row table:style-name="ro93">
          <table:table-cell table:style-name="ce2"/>
          <table:table-cell table:style-name="ce8" office:value-type="string">
            <text:p><text:span text:style-name="T3"><text:a xlink:href="http://www.ciaj.or.jp/access/web/docs/WCAG-TECHS/G192.html">G192</text:a></text:span></text:p>
          </table:table-cell>
          <table:table-cell table:style-name="ce40" office:value-type="string">
            <text:p>仕様に完全に準拠する</text:p>
          </table:table-cell>
          <table:table-cell table:style-name="ce55"/>
          <table:table-cell table:style-name="ce72" office:value-type="string">
            <text:p>手動確認</text:p>
          </table:table-cell>
          <table:table-cell table:style-name="ce39" office:value-type="string">
            <text:p>用いている技術については、仕様に準拠していることを確認して下さい。</text:p>
            <text:p>W3Cの「The W3C Markup Validation Service」(http://validator.w3.org/)など利用してウェブページをバリデートしてくだ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PDFを使っているが、PDFのアクセシビリティが配慮されていない。</text:p>
          </table:table-cell>
          <table:table-cell table:style-name="ce130"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5"/>
          <table:table-cell table:number-columns-repeated="767"/>
        </table:table-row>
        <table:table-row table:style-name="ro42">
          <table:table-cell table:style-name="ce2"/>
          <table:table-cell table:style-name="ce8" office:value-type="string">
            <text:p><text:span text:style-name="T3"><text:a xlink:href="http://www.ciaj.or.jp/access/web/docs/WCAG-TECHS/H88.html">H88</text:a></text:span></text:p>
          </table:table-cell>
          <table:table-cell table:style-name="ce40" office:value-type="string">
            <text:p>仕様に準じてHTMLを用いる</text:p>
          </table:table-cell>
          <table:table-cell table:style-name="ce55"/>
          <table:table-cell table:style-name="ce72" office:value-type="string">
            <text:p>問題あり／問題の可能性大／要判断箇所／手動確認</text:p>
          </table:table-cell>
          <table:table-cell table:style-name="ce39" office:value-type="string">
            <text:p>HTML技術については、仕様に準拠していることを確認して下さい。</text:p>
            <text:p>W3Cの「The W3C Markup Validation Service」(http://validator.w3.org/)など利用してウェブページをバリデートしてください。</text:p>
          </table:table-cell>
          <table:table-cell table:style-name="ce98" office:value-type="string">
            <text:p>×</text:p>
          </table:table-cell>
          <table:table-cell table:style-name="ce104"/>
          <table:table-cell table:style-name="ce104" office:value-type="float" office:value="12">
            <text:p>12</text:p>
          </table:table-cell>
          <table:table-cell table:style-name="ce104" office:value-type="float" office:value="2">
            <text:p>2</text:p>
          </table:table-cell>
          <table:table-cell table:style-name="ce39" office:value-type="string">
            <text:p>バリデータを用いた評価でエラーが見つかった。何らかの表現のために意図して仕様から逸脱している部分はない。</text:p>
          </table:table-cell>
          <table:table-cell table:style-name="ce130"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5"/>
          <table:table-cell table:number-columns-repeated="767"/>
        </table:table-row>
        <table:table-row table:style-name="ro43">
          <table:table-cell table:style-name="ce2"/>
          <table:table-cell table:style-name="ce8" office:value-type="string">
            <text:p><text:span text:style-name="T3"><text:a xlink:href="http://www.ciaj.or.jp/access/web/docs/WCAG-TECHS/H74.html">H74</text:a></text:span></text:p>
          </table:table-cell>
          <table:table-cell table:style-name="ce40" office:value-type="string">
            <text:p>開始タグ及び終了タグを仕様に準じて用いていることを確認する</text:p>
          </table:table-cell>
          <table:table-cell table:style-name="ce55"/>
          <table:table-cell table:style-name="ce72" office:value-type="string">
            <text:p>手動確認</text:p>
          </table:table-cell>
          <table:table-cell table:style-name="ce39" office:value-type="string">
            <text:p>W3Cの「The W3C Markup Validation Service」(http://validator.w3.org/)など利用して、開始タグと終了タグが適切に対をなしているかどうかを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table:table-cell table:style-name="ce130"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5"/>
          <table:table-cell table:number-columns-repeated="767"/>
        </table:table-row>
        <table:table-row table:style-name="ro63">
          <table:table-cell table:style-name="ce2"/>
          <table:table-cell table:style-name="ce8" office:value-type="string">
            <text:p><text:span text:style-name="T3"><text:a xlink:href="http://www.ciaj.or.jp/access/web/docs/WCAG-TECHS/H75.html">H75</text:a></text:span></text:p>
          </table:table-cell>
          <table:table-cell table:style-name="ce40" office:value-type="string">
            <text:p>ウェブページが well-formed であることを確認する</text:p>
          </table:table-cell>
          <table:table-cell table:style-name="ce55"/>
          <table:table-cell table:style-name="ce72" office:value-type="string">
            <text:p>手動確認</text:p>
          </table:table-cell>
          <table:table-cell table:style-name="ce39" office:value-type="string">
            <text:p>W3Cの「The W3C Markup Validation Service」(http://validator.w3.org/)など利用して、開始タグと終了タグが適切に対をなしているかなど、XMLの仕様がもとめるwell-formed な形式(整形式)になっているかどうかを確認してください。</text:p>
          </table:table-cell>
          <table:table-cell table:style-name="ce98" office:value-type="string">
            <text:p>×</text:p>
          </table:table-cell>
          <table:table-cell table:style-name="ce104"/>
          <table:table-cell table:style-name="ce104" office:value-type="float" office:value="0">
            <text:p>0</text:p>
          </table:table-cell>
          <table:table-cell table:style-name="ce104" office:value-type="float" office:value="1">
            <text:p>1</text:p>
          </table:table-cell>
          <table:table-cell table:style-name="ce39" office:value-type="string">
            <text:p>一カ所、対になっていないところがある。</text:p>
          </table:table-cell>
          <table:table-cell table:style-name="ce130" office:value-type="string">
            <text:p><text:span text:style-name="T7"><text:a xlink:href="http://www.ciaj.or.jp/access/web/docs/jis2010-test-guidelines/icl-7.4.1.1.html">7</text:a></text:span><text:span text:style-name="T7"><text:a xlink:href="http://www.ciaj.or.jp/access/web/docs/jis2010-test-guidelines/icl-7.4.1.1.html">.4.1.1-</text:a></text:span><text:span text:style-name="T7"><text:a xlink:href="http://www.ciaj.or.jp/access/web/docs/jis2010-test-guidelines/icl-7.4.1.1.html">項番</text:a></text:span><text:span text:style-name="T7"><text:a xlink:href="http://www.ciaj.or.jp/access/web/docs/jis2010-test-guidelines/icl-7.4.1.1.html">1</text:a></text:span></text:p>
          </table:table-cell>
          <table:table-cell table:style-name="ce2" table:number-columns-repeated="245"/>
          <table:table-cell table:number-columns-repeated="767"/>
        </table:table-row>
        <table:table-row table:style-name="ro67">
          <table:table-cell table:style-name="ce2"/>
          <table:table-cell table:style-name="ce8" office:value-type="string">
            <text:p><text:span text:style-name="T3"><text:a xlink:href="http://www.w3.org/TR/2010/NOTE-WCAG20-TECHS-20101014/H93.html">H93</text:a></text:span></text:p>
          </table:table-cell>
          <table:table-cell table:style-name="ce40" office:value-type="string">
            <text:p>ウェブページで使われるid属性はユニークなものであることを確認する</text:p>
          </table:table-cell>
          <table:table-cell table:style-name="ce55"/>
          <table:table-cell table:style-name="ce72" office:value-type="string">
            <text:p>問題あり／手動確認</text:p>
          </table:table-cell>
          <table:table-cell table:style-name="ce39" office:value-type="string">
            <text:p>該当箇所についてソースを開いて確認してください。全てのidは個別のものである必要があります。</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WAIC実装チェックリスト例には入っていない)</text:p>
          </table:table-cell>
          <table:table-cell table:style-name="ce133"/>
          <table:table-cell table:style-name="ce2" table:number-columns-repeated="245"/>
          <table:table-cell table:number-columns-repeated="767"/>
        </table:table-row>
        <table:table-row table:style-name="ro67">
          <table:table-cell table:style-name="ce2"/>
          <table:table-cell table:style-name="ce8" office:value-type="string">
            <text:p><text:span text:style-name="T3"><text:a xlink:href="http://www.w3.org/TR/2010/NOTE-WCAG20-TECHS-20101014/H94.html">H94</text:a></text:span></text:p>
          </table:table-cell>
          <table:table-cell table:style-name="ce40" office:value-type="string">
            <text:p>要素の中に重複した属性を含まないことを確認する</text:p>
          </table:table-cell>
          <table:table-cell table:style-name="ce55"/>
          <table:table-cell table:style-name="ce72" office:value-type="string">
            <text:p>手動確認</text:p>
          </table:table-cell>
          <table:table-cell table:style-name="ce39" office:value-type="string">
            <text:p>W3Cの「The W3C Markup Validation Service」(http://validator.w3.org/)など利用して、一つの要素に同じ属性が複数回含まれていないことを確認してください。</text:p>
          </table:table-cell>
          <table:table-cell table:style-name="ce98"/>
          <table:table-cell table:style-name="ce104" office:value-type="string">
            <text:p>－</text:p>
          </table:table-cell>
          <table:table-cell table:style-name="ce104"/>
          <table:table-cell table:style-name="ce104" office:value-type="float" office:value="0">
            <text:p>0</text:p>
          </table:table-cell>
          <table:table-cell table:style-name="ce39" office:value-type="string">
            <text:p>(WAIC実装チェックリスト例には入っていない)</text:p>
          </table:table-cell>
          <table:table-cell table:style-name="ce133"/>
          <table:table-cell table:style-name="ce2" table:number-columns-repeated="245"/>
          <table:table-cell table:number-columns-repeated="767"/>
        </table:table-row>
        <table:table-row table:style-name="ro4">
          <table:table-cell table:style-name="ce2"/>
          <table:table-cell table:style-name="ce11"/>
          <table:table-cell table:style-name="ce33" office:value-type="string">
            <text:p>(実装方法を追加する場合、ここに追加してください。)</text:p>
          </table:table-cell>
          <table:table-cell table:style-name="ce58"/>
          <table:table-cell table:style-name="ce72"/>
          <table:table-cell table:style-name="ce39"/>
          <table:table-cell table:style-name="ce98"/>
          <table:table-cell table:style-name="ce104" table:number-columns-repeated="3"/>
          <table:table-cell table:style-name="ce39"/>
          <table:table-cell table:style-name="ce133"/>
          <table:table-cell table:style-name="ce2" table:number-columns-repeated="245"/>
          <table:table-cell table:number-columns-repeated="767"/>
        </table:table-row>
        <table:table-row table:style-name="ro117">
          <table:table-cell table:style-name="ce2"/>
          <table:table-cell table:style-name="ce12" office:value-type="string">
            <text:p><text:span text:style-name="T3"><text:a xlink:href="http://www.ciaj.or.jp/access/web/docs/UNDERSTANDING-WCAG20/ensure-compat-rsv.html">7.4.1.2</text:a></text:span></text:p>
          </table:table-cell>
          <table:table-cell table:style-name="ce32" office:value-type="string">
            <text:p>プログラムが解釈可能な識別名，役割及び設定可能な値:<text:span text:style-name="T6">すべてのユーザインタフェー</text:span><text:span text:style-name="T6">スコンポーネント（フォーム，リンク及びスクリプトが生成するコンポーネントなどを含む</text:span><text:span text:style-name="T6">。）では，識別名及び役割は，プログラムが解釈可能でなければならない。また，利用</text:span><text:span text:style-name="T6">者が設定可能なステータス，プロパティ及び値は，プログラムが設定可能でなければ</text:span><text:span text:style-name="T6">ならない。かつ，ユーザエージェントがこれらの項目が変更された通知を受け取ること</text:span><text:span text:style-name="T6">ができなければならない。</text:span></text:p>
          </table:table-cell>
          <table:table-cell table:style-name="ce54" office:value-type="string">
            <text:p>A</text:p>
          </table:table-cell>
          <table:table-cell table:style-name="ce71"/>
          <table:table-cell table:style-name="ce88"/>
          <table:table-cell table:style-name="ce103"/>
          <table:table-cell table:style-name="ce101" table:number-columns-repeated="3"/>
          <table:table-cell table:style-name="ce88"/>
          <table:table-cell table:style-name="ce129"/>
          <table:table-cell table:style-name="ce2" table:number-columns-repeated="245"/>
          <table:table-cell table:number-columns-repeated="767"/>
        </table:table-row>
        <table:table-row table:style-name="ro118">
          <table:table-cell table:style-name="ce2"/>
          <table:table-cell table:style-name="ce8" office:value-type="string">
            <text:p><text:span text:style-name="T3"><text:a xlink:href="http://www.ciaj.or.jp/access/web/docs/WCAG-TECHS/G108.html">G108</text:a></text:span></text:p>
          </table:table-cell>
          <table:table-cell table:style-name="ce40" office:value-type="string">
            <text:p>マークアップを用いて、名前及び役割をUAに提供し、利用者が設定可能なプロパティを直接設定可能にし、変化を通知する</text:p>
          </table:table-cell>
          <table:table-cell table:style-name="ce55"/>
          <table:table-cell table:style-name="ce72" office:value-type="string">
            <text:p>手動確認</text:p>
          </table:table-cell>
          <table:table-cell table:style-name="ce39" office:value-type="string">
            <text:p>それぞれのユーザーインタフェースの構成要素に対して、識別名と役割を決定することができるように適切にマークアップされていることを確認してください。miCheckerを使う場合には、各構成要素の上にマウスを当てることで内容を評価することが出来ます。また、入力を受け取るユーザーインターフェース要素については、実際に支援技術を使って入力が可能なことを確認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HTMLの標準的な方法で記述されている。</text:p>
          </table:table-cell>
          <table:table-cell table:style-name="ce130"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5"/>
          <table:table-cell table:number-columns-repeated="767"/>
        </table:table-row>
        <table:table-row table:style-name="ro83">
          <table:table-cell table:style-name="ce2"/>
          <table:table-cell table:style-name="ce8" office:value-type="string">
            <text:p><text:span text:style-name="T3"><text:a xlink:href="http://www.ciaj.or.jp/access/web/docs/WCAG-TECHS/H91.html">H91</text:a></text:span></text:p>
          </table:table-cell>
          <table:table-cell table:style-name="ce40" office:value-type="string">
            <text:p>HTMLのフォーム・コントロール及びリンクを用いる</text:p>
          </table:table-cell>
          <table:table-cell table:style-name="ce55"/>
          <table:table-cell table:style-name="ce72" office:value-type="string">
            <text:p>手動確認</text:p>
          </table:table-cell>
          <table:table-cell table:style-name="ce39" office:value-type="string">
            <text:p>支援技術を利用して、操作することのできないリンクやコントロール部分が無いか確認してください。キーボードで移動ができても、音声ブラウザで読み上げることができないような部分がある場合は不適合です。</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音声ブラウザで操作してみたが、全ての操作は可能だった。</text:p>
          </table:table-cell>
          <table:table-cell table:style-name="ce130"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5"/>
          <table:table-cell table:number-columns-repeated="767"/>
        </table:table-row>
        <table:table-row table:style-name="ro12">
          <table:table-cell table:style-name="ce2"/>
          <table:table-cell table:style-name="ce8" office:value-type="string">
            <text:p><text:span text:style-name="T3"><text:a xlink:href="http://www.ciaj.or.jp/access/web/docs/WCAG-TECHS/H44.html">H44</text:a></text:span></text:p>
          </table:table-cell>
          <table:table-cell table:style-name="ce40" office:value-type="string">
            <text:p>label要素を用いて、テキストのラベルとフォーム・コントロールを関連付ける</text:p>
          </table:table-cell>
          <table:table-cell table:style-name="ce55"/>
          <table:table-cell table:style-name="ce72" office:value-type="string">
            <text:p>問題あり／問題の可能性大／要判断箇所</text:p>
          </table:table-cell>
          <table:table-cell table:style-name="ce39" office:value-type="string">
            <text:p>フォーム･コントロールがテキストのラベルと関連付けられていません。ラベルの使用が困難なフォーム・コントロールがある場合はH65に従います。</text:p>
          </table:table-cell>
          <table:table-cell table:style-name="ce99" office:value-type="string">
            <text:p>×</text:p>
          </table:table-cell>
          <table:table-cell table:style-name="ce104"/>
          <table:table-cell table:number-columns-repeated="2" table:style-name="ce104" office:value-type="float" office:value="1">
            <text:p>1</text:p>
          </table:table-cell>
          <table:table-cell table:style-name="ce122" office:value-type="string">
            <text:p>検索用のテキストフィールドにラベルが付けられていない。</text:p>
          </table:table-cell>
          <table:table-cell table:style-name="ce130"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5"/>
          <table:table-cell table:number-columns-repeated="767"/>
        </table:table-row>
        <table:table-row table:style-name="ro58">
          <table:table-cell table:style-name="ce2"/>
          <table:table-cell table:style-name="ce8" office:value-type="string">
            <text:p><text:span text:style-name="T3"><text:a xlink:href="http://www.ciaj.or.jp/access/web/docs/WCAG-TECHS/H64.html">H64</text:a></text:span></text:p>
          </table:table-cell>
          <table:table-cell table:style-name="ce40" office:value-type="string">
            <text:p>frame要素及びiframe要素のtitle属性を用いる</text:p>
          </table:table-cell>
          <table:table-cell table:style-name="ce55"/>
          <table:table-cell table:style-name="ce72" office:value-type="string">
            <text:p>問題あり／要判断箇所</text:p>
          </table:table-cell>
          <table:table-cell table:style-name="ce39" office:value-type="string">
            <text:p>問題ありとされた箇所は、frameあるいはiframeにtitle属性がありません。利用者がそのフレームの目的をすぐに知ることができるようにタイトルを与えてください。</text:p>
            <text:p>それ以外の場合でも、それぞれのタイトルが適切かどうか判断してください。</text:p>
          </table:table-cell>
          <table:table-cell table:style-name="ce99" office:value-type="string">
            <text:p>×</text:p>
          </table:table-cell>
          <table:table-cell table:style-name="ce104"/>
          <table:table-cell table:number-columns-repeated="2" table:style-name="ce104" office:value-type="float" office:value="1">
            <text:p>1</text:p>
          </table:table-cell>
          <table:table-cell table:style-name="ce39" office:value-type="string">
            <text:p>iframeが使われているが、title属性がない。ここには新着情報であることを示すtitleがあるべきである。</text:p>
          </table:table-cell>
          <table:table-cell table:style-name="ce130"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5"/>
          <table:table-cell table:number-columns-repeated="767"/>
        </table:table-row>
        <table:table-row table:style-name="ro79">
          <table:table-cell table:style-name="ce2"/>
          <table:table-cell table:style-name="ce8" office:value-type="string">
            <text:p><text:span text:style-name="T3"><text:a xlink:href="http://www.ciaj.or.jp/access/web/docs/WCAG-TECHS/H65.html">H65</text:a></text:span></text:p>
          </table:table-cell>
          <table:table-cell table:style-name="ce40" office:value-type="string">
            <text:p>label要素を用いることができないとき、title属性を用いてフォーム・コントロールを特定する</text:p>
          </table:table-cell>
          <table:table-cell table:style-name="ce55"/>
          <table:table-cell table:style-name="ce72" office:value-type="string">
            <text:p>問題あり／要判断箇所</text:p>
          </table:table-cell>
          <table:table-cell table:style-name="ce39" office:value-type="string">
            <text:p>ラベルに相当するものが画面に表示されていない場合、あるいは、郵便番号のようにフォーム・コントロールが連続しているためlabel要素を用いることができない場合は、title属性を用いてフォーム・コントールを特定します。H44に従うことが可能な場合は、H44を優先します。</text:p>
          </table:table-cell>
          <table:table-cell table:style-name="ce98" office:value-type="string">
            <text:p>○</text:p>
          </table:table-cell>
          <table:table-cell table:style-name="ce104" office:value-type="string">
            <text:p>－</text:p>
          </table:table-cell>
          <table:table-cell table:style-name="ce104" office:value-type="float" office:value="0">
            <text:p>0</text:p>
          </table:table-cell>
          <table:table-cell table:style-name="ce104" office:value-type="float" office:value="1">
            <text:p>1</text:p>
          </table:table-cell>
          <table:table-cell table:style-name="ce122" office:value-type="string">
            <text:p>ラベルが付いていないが、タイトルも付いていない。ここは、ラベルを付けて対応するのが良い。このテクニックは用いないことにする。</text:p>
          </table:table-cell>
          <table:table-cell table:style-name="ce130"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5"/>
          <table:table-cell table:number-columns-repeated="767"/>
        </table:table-row>
        <table:table-row table:style-name="ro111">
          <table:table-cell table:style-name="ce2"/>
          <table:table-cell table:style-name="ce8" office:value-type="string">
            <text:p><text:span text:style-name="T3"><text:a xlink:href="http://www.ciaj.or.jp/access/web/docs/WCAG-TECHS/H88.html">H88</text:a></text:span></text:p>
          </table:table-cell>
          <table:table-cell table:style-name="ce40" office:value-type="string">
            <text:p>仕様に準じてHTMLを用いる</text:p>
          </table:table-cell>
          <table:table-cell table:style-name="ce55"/>
          <table:table-cell table:style-name="ce72" office:value-type="string">
            <text:p>問題あり／問題の可能性大／要判断箇所／手動確認</text:p>
          </table:table-cell>
          <table:table-cell table:style-name="ce39" office:value-type="string">
            <text:p>HTML技術については、仕様に準拠していることを確認して下さい。</text:p>
            <text:p>W3Cの「The W3C Markup Validation Service」(http://validator.w3.org/)など利用してウェブページをバリデートしてください。</text:p>
          </table:table-cell>
          <table:table-cell table:style-name="ce98" office:value-type="string">
            <text:p>○</text:p>
          </table:table-cell>
          <table:table-cell table:style-name="ce104"/>
          <table:table-cell table:number-columns-repeated="2" table:style-name="ce104" office:value-type="float" office:value="0">
            <text:p>0</text:p>
          </table:table-cell>
          <table:table-cell table:style-name="ce39" office:value-type="string">
            <text:p>バリデータを用いた評価でエラーが見つかった。何らかの表現のために意図して仕様から逸脱している部分はない。</text:p>
          </table:table-cell>
          <table:table-cell table:style-name="ce130"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a</text:a></text:span></text:p>
          </table:table-cell>
          <table:table-cell table:style-name="ce2" table:number-columns-repeated="245"/>
          <table:table-cell table:number-columns-repeated="767"/>
        </table:table-row>
        <table:table-row table:style-name="ro58">
          <table:table-cell table:style-name="ce2"/>
          <table:table-cell table:style-name="ce8" office:value-type="string">
            <text:p><text:span text:style-name="T3"><text:a xlink:href="http://www.ciaj.or.jp/access/web/docs/WCAG-TECHS/G135.html">G135</text:a></text:span></text:p>
          </table:table-cell>
          <table:table-cell table:style-name="ce40" office:value-type="string">
            <text:p>ウェブコンテンツ技術のアクセシビリティAPIを用いて、名前及び役割をUAに提供し、利用者が設定可能なプロパティを直接設定可能にし、変化を通知する</text:p>
          </table:table-cell>
          <table:table-cell table:style-name="ce55"/>
          <table:table-cell table:style-name="ce72" office:value-type="string">
            <text:p>手動確認</text:p>
          </table:table-cell>
          <table:table-cell table:style-name="ce39" office:value-type="string">
            <text:p>マークアップ言語ではないウェブ技術を利用する場合は、その技術のAPIを通じて、名前及び役割を利用者に提供できること、また、設定可能なプロパティを利用者が設定できることを確認してください。また、変化があったとき、通知することを確認してください。</text:p>
            <text:p>例えば、アプレットを作るのにJavaを使用しているような場合は、Java Swingオブジェクト(プッシュボタンなど)を使用しプロパティに名前など記述することで、支援技術から名前を参照することが出来るようにします。</text:p>
          </table:table-cell>
          <table:table-cell table:style-name="ce99" office:value-type="string">
            <text:p>×</text:p>
          </table:table-cell>
          <table:table-cell table:style-name="ce104"/>
          <table:table-cell table:number-columns-repeated="2" table:style-name="ce104" office:value-type="float" office:value="1">
            <text:p>1</text:p>
          </table:table-cell>
          <table:table-cell table:style-name="ce39" office:value-type="string">
            <text:p>Flash において、アクセシビリティのためのプロパティが使われていない。</text:p>
          </table:table-cell>
          <table:table-cell table:style-name="ce130"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b</text:a></text:span></text:p>
          </table:table-cell>
          <table:table-cell table:style-name="ce2" table:number-columns-repeated="245"/>
          <table:table-cell table:number-columns-repeated="767"/>
        </table:table-row>
        <table:table-row table:style-name="ro119">
          <table:table-cell table:style-name="ce2"/>
          <table:table-cell table:style-name="ce8" office:value-type="string">
            <text:p><text:span text:style-name="T3"><text:a xlink:href="http://www.ciaj.or.jp/access/web/docs/WCAG-TECHS/G10.html">G10</text:a></text:span></text:p>
          </table:table-cell>
          <table:table-cell table:style-name="ce40" office:value-type="string">
            <text:p>識別名及び役割を取得し、利用者が設定可能なプロパティを直接設定可能にし、変化を通知するためにユーザーエージェントが動作する、プラットフォームのアクセシビリティAPI機能をサポートするウェブコンテンツ技術を用いて、コンポーネントを作成する</text:p>
          </table:table-cell>
          <table:table-cell table:style-name="ce55"/>
          <table:table-cell table:style-name="ce72" office:value-type="string">
            <text:p>手動確認</text:p>
          </table:table-cell>
          <table:table-cell table:style-name="ce39" office:value-type="string">
            <text:p>スクリプトやプログラム技術を用いたコンポーネントを使用する場合には、それらのコンポーネントがアクセシビリティ機能をサポートするものであることを確認して下さい。</text:p>
          </table:table-cell>
          <table:table-cell table:style-name="ce98" office:value-type="string">
            <text:p>○</text:p>
          </table:table-cell>
          <table:table-cell table:style-name="ce104"/>
          <table:table-cell table:number-columns-repeated="2" table:style-name="ce104" office:value-type="float" office:value="1">
            <text:p>1</text:p>
          </table:table-cell>
          <table:table-cell table:style-name="ce39" office:value-type="string">
            <text:p>Flash, PDF はそれぞれアクセシブルに利用する方法が提供されている。(#従うことはできていなくとも)</text:p>
          </table:table-cell>
          <table:table-cell table:style-name="ce130"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1-b</text:a></text:span></text:p>
          </table:table-cell>
          <table:table-cell table:style-name="ce2" table:number-columns-repeated="245"/>
          <table:table-cell table:number-columns-repeated="767"/>
        </table:table-row>
        <table:table-row table:style-name="ro91">
          <table:table-cell table:style-name="ce2"/>
          <table:table-cell table:style-name="ce8" office:value-type="string">
            <text:p><text:span text:style-name="T3"><text:a xlink:href="http://www.ciaj.or.jp/access/web/docs/WCAG-TECHS/SCR21.html">SCR21</text:a></text:span></text:p>
          </table:table-cell>
          <table:table-cell table:style-name="ce40" office:value-type="string">
            <text:p>DOM（ドキュメント・オブジェクト・モデル）を用いて、ページにコンテンツを追加する</text:p>
          </table:table-cell>
          <table:table-cell table:style-name="ce55"/>
          <table:table-cell table:style-name="ce72" office:value-type="string">
            <text:p>手動確認</text:p>
          </table:table-cell>
          <table:table-cell table:style-name="ce39" office:value-type="string">
            <text:p>ページにコンテンツを追加する場合はDOMを用いてください。document.write()、innerHTML、outerHTML、innerTextあるいはouterTextは使わないでください。</text:p>
          </table:table-cell>
          <table:table-cell table:style-name="ce99" office:value-type="string">
            <text:p>×</text:p>
          </table:table-cell>
          <table:table-cell table:style-name="ce104"/>
          <table:table-cell table:number-columns-repeated="2" table:style-name="ce104" office:value-type="float" office:value="0">
            <text:p>0</text:p>
          </table:table-cell>
          <table:table-cell table:style-name="ce39" office:value-type="string">
            <text:p>(7.1.3.1状況A および 7.4.1.2 の共通項目)</text:p>
          </table:table-cell>
          <table:table-cell table:style-name="ce130" office:value-type="string">
            <text:p><text:span text:style-name="T7"><text:a xlink:href="http://www.ciaj.or.jp/access/web/docs/jis2010-test-guidelines/icl-7.4.1.2.html">7</text:a></text:span><text:span text:style-name="T7"><text:a xlink:href="http://www.ciaj.or.jp/access/web/docs/jis2010-test-guidelines/icl-7.4.1.2.html">.4.1.2-</text:a></text:span><text:span text:style-name="T7"><text:a xlink:href="http://www.ciaj.or.jp/access/web/docs/jis2010-test-guidelines/icl-7.4.1.2.html">項番</text:a></text:span><text:span text:style-name="T7"><text:a xlink:href="http://www.ciaj.or.jp/access/web/docs/jis2010-test-guidelines/icl-7.4.1.2.html">2</text:a></text:span></text:p>
          </table:table-cell>
          <table:table-cell table:style-name="ce2" table:number-columns-repeated="245"/>
          <table:table-cell table:number-columns-repeated="767"/>
        </table:table-row>
        <table:table-row table:style-name="ro59">
          <table:table-cell table:style-name="ce2"/>
          <table:table-cell table:style-name="ce18"/>
          <table:table-cell table:style-name="ce42" office:value-type="string">
            <text:p>(実装方法を追加する場合、ここに追加してください。)</text:p>
          </table:table-cell>
          <table:table-cell table:style-name="ce63"/>
          <table:table-cell table:style-name="ce75"/>
          <table:table-cell table:style-name="ce92"/>
          <table:table-cell table:style-name="ce108"/>
          <table:table-cell table:style-name="ce117" table:number-columns-repeated="3"/>
          <table:table-cell table:style-name="ce92"/>
          <table:table-cell table:style-name="ce139"/>
          <table:table-cell table:style-name="ce2" table:number-columns-repeated="245"/>
          <table:table-cell table:number-columns-repeated="767"/>
        </table:table-row>
        <table:table-row table:style-name="ro24">
          <table:table-cell table:style-name="ce2"/>
          <table:table-cell table:style-name="ce19" office:value-type="string" table:number-columns-spanned="2" table:number-rows-spanned="1">
            <text:p>引用元</text:p>
          </table:table-cell>
          <table:covered-table-cell table:style-name="ce19"/>
          <table:table-cell table:style-name="ce64"/>
          <table:table-cell table:style-name="ce76"/>
          <table:table-cell table:style-name="ce46"/>
          <table:table-cell table:style-name="ce109" table:number-columns-repeated="2"/>
          <table:table-cell table:style-name="ce118"/>
          <table:table-cell table:style-name="ce120"/>
          <table:table-cell table:style-name="ce46"/>
          <table:table-cell table:style-name="ce140"/>
          <table:table-cell table:style-name="ce2" table:number-columns-repeated="245"/>
          <table:table-cell table:number-columns-repeated="767"/>
        </table:table-row>
        <table:table-row table:style-name="ro120">
          <table:table-cell table:style-name="ce2"/>
          <table:table-cell table:style-name="ce20" office:value-type="string">
            <text:p>達成基準</text:p>
          </table:table-cell>
          <table:table-cell table:style-name="ce44" office:value-type="string">
            <text:p>http://www.ciaj.or.jp/access/web/docs/UNDERSTANDING-WCAG20/Overview.html</text:p>
          </table:table-cell>
          <table:table-cell table:style-name="ce48" office:value-type="string" table:number-columns-spanned="3" table:number-rows-spanned="1">
            <text:p>達成基準は、「Understanding WCAG 2.0」（英語:2010年3月27日時点での最新のEditor's Draft)を情報通信アクセス協議会「ウェブアクセシビリティ作業部会」が翻訳と修正をおこなって公開しているものから引用している。</text:p>
          </table:table-cell>
          <table:covered-table-cell table:number-columns-repeated="2" table:style-name="ce77"/>
          <table:table-cell table:style-name="ce109" table:number-columns-repeated="4"/>
          <table:table-cell table:style-name="ce46"/>
          <table:table-cell table:style-name="ce140"/>
          <table:table-cell table:style-name="ce2" table:number-columns-repeated="245"/>
          <table:table-cell table:number-columns-repeated="767"/>
        </table:table-row>
        <table:table-row table:style-name="ro120">
          <table:table-cell table:style-name="ce2"/>
          <table:table-cell table:style-name="ce21" office:value-type="string">
            <text:p>実装方法</text:p>
          </table:table-cell>
          <table:table-cell table:style-name="ce143" office:value-type="string">
            <text:p>http://www.ciaj.or.jp/access/web/docs/WCAG-TECHS/Overview.html</text:p>
          </table:table-cell>
          <table:table-cell table:style-name="ce45" office:value-type="string" table:number-columns-spanned="3" table:number-rows-spanned="1">
            <text:p>実装方法は、「Techniques for WCAG 2.0」（英語:2008年12月11日公開）を情報通信アクセス協議会「ウェブアクセシビリティ基盤委員会（WAIC） 実装ワーキンググループ（WG2）」が翻訳と修正をおこなって公開しているものから引用している。</text:p>
          </table:table-cell>
          <table:covered-table-cell table:number-columns-repeated="2" table:style-name="ce78"/>
          <table:table-cell table:style-name="ce109" table:number-columns-repeated="4"/>
          <table:table-cell table:style-name="ce46"/>
          <table:table-cell table:style-name="ce140"/>
          <table:table-cell table:style-name="ce2" table:number-columns-repeated="245"/>
          <table:table-cell table:number-columns-repeated="767"/>
        </table:table-row>
        <table:table-row table:style-name="ro29">
          <table:table-cell table:style-name="ce2" table:number-columns-repeated="2"/>
          <table:table-cell table:style-name="ce46"/>
          <table:table-cell table:style-name="ce64"/>
          <table:table-cell table:style-name="ce76"/>
          <table:table-cell table:style-name="ce46"/>
          <table:table-cell table:style-name="ce109" table:number-columns-repeated="4"/>
          <table:table-cell table:style-name="ce46"/>
          <table:table-cell table:style-name="ce140"/>
          <table:table-cell table:style-name="ce2" table:number-columns-repeated="245"/>
          <table:table-cell table:number-columns-repeated="767"/>
        </table:table-row>
        <table:table-row table:style-name="ro29">
          <table:table-cell table:style-name="ce2"/>
          <table:table-cell table:style-name="ce22" office:value-type="string" table:number-columns-spanned="5" table:number-rows-spanned="1">
            <text:p>アクセシビリティ・サポーテッド（<text:span text:style-name="T4">AS</text:span><text:span text:style-name="T5">）情報は、使用するウェブコンテンツ技術の実装方法が達成</text:span><text:span text:style-name="T5">基準を満たすことができるかどうかを確認するために使います。</text:span></text:p>
          </table:table-cell>
          <table:covered-table-cell table:number-columns-repeated="4" table:style-name="ce47"/>
          <table:table-cell table:style-name="ce109" table:number-columns-repeated="4"/>
          <table:table-cell table:style-name="ce46"/>
          <table:table-cell table:style-name="ce140"/>
          <table:table-cell table:style-name="ce2" table:number-columns-repeated="245"/>
          <table:table-cell table:number-columns-repeated="767"/>
        </table:table-row>
        <table:table-row table:style-name="ro30">
          <table:table-cell table:style-name="ce2"/>
          <table:table-cell table:style-name="ce23" office:value-type="string">
            <text:p>AS情報</text:p>
          </table:table-cell>
          <table:table-cell table:style-name="ce48" office:value-type="string">
            <text:p>http://www.ciaj.or.jp/access/web/docs/jis2010-as-understanding/</text:p>
          </table:table-cell>
          <table:table-cell table:style-name="ce65" office:value-type="string" table:number-columns-spanned="3" table:number-rows-spanned="1">
            <text:p>アクセシビリティ・サポーテッド（<text:span text:style-name="T4">AS</text:span><text:span text:style-name="T5">）情報：</text:span><text:span text:style-name="T4">2010</text:span><text:span text:style-name="T5">年</text:span><text:span text:style-name="T4">10</text:span><text:span text:style-name="T5">月版。</text:span></text:p>
            <text:p><text:span text:style-name="T5">使い方については、『</text:span><text:span text:style-name="T4">3. </text:span><text:span text:style-name="T5">「アクセシビリティ・サポーテッド」であるかどうかの判断』の章を参照の</text:span><text:span text:style-name="T5">事。</text:span></text:p>
          </table:table-cell>
          <table:covered-table-cell table:style-name="ce79"/>
          <table:covered-table-cell table:style-name="ce93"/>
          <table:table-cell table:style-name="ce110"/>
          <table:table-cell table:style-name="ce109" table:number-columns-repeated="3"/>
          <table:table-cell table:style-name="ce46"/>
          <table:table-cell table:style-name="ce140"/>
          <table:table-cell table:style-name="ce2" table:number-columns-repeated="245"/>
          <table:table-cell table:number-columns-repeated="767"/>
        </table:table-row>
        <table:table-row table:style-name="ro30">
          <table:table-cell table:style-name="ce2"/>
          <table:table-cell table:style-name="ce21" office:value-type="string">
            <text:p>検証結果</text:p>
          </table:table-cell>
          <table:table-cell table:style-name="ce49" office:value-type="string">
            <text:p>http://www.ciaj.or.jp/access/web/docs/jis2010/as.html</text:p>
          </table:table-cell>
          <table:table-cell table:style-name="ce49" office:value-type="string" table:number-columns-spanned="3" table:number-rows-spanned="1">
            <text:p>それぞれの実装方法がアクセシビリティ・サポーテッドであるかどうか、つまり達成基準を満たすことのできる実装方法であるかどうかを判断するための参考資料として、実装ワーキンググループ（<text:span text:style-name="T4">WG2</text:span><text:span text:style-name="T5">）が公開しているもの。</text:span></text:p>
          </table:table-cell>
          <table:covered-table-cell table:style-name="ce80"/>
          <table:covered-table-cell table:style-name="ce94"/>
          <table:table-cell table:style-name="ce109" table:number-columns-repeated="4"/>
          <table:table-cell table:style-name="ce46"/>
          <table:table-cell table:style-name="ce140"/>
          <table:table-cell table:style-name="ce2" table:number-columns-repeated="245"/>
          <table:table-cell table:number-columns-repeated="767"/>
        </table:table-row>
        <table:table-row table:style-name="ro30">
          <table:table-cell table:style-name="ce2"/>
          <table:table-cell table:style-name="ce20" office:value-type="string">
            <text:p>解説</text:p>
          </table:table-cell>
          <table:table-cell table:style-name="ce44" office:value-type="string">
            <text:p>http://www.ciaj.or.jp/access/web/docs/UNDERSTANDING-WCAG20/conformance.html#uc-accessibility-support-head</text:p>
          </table:table-cell>
          <table:table-cell table:style-name="ce66" office:value-type="string" table:number-columns-spanned="3" table:number-rows-spanned="1">
            <text:p>WCAG 2.0<text:span text:style-name="T5">解説書による解説</text:span></text:p>
          </table:table-cell>
          <table:covered-table-cell table:style-name="ce79"/>
          <table:covered-table-cell table:style-name="ce93"/>
          <table:table-cell table:style-name="ce110"/>
          <table:table-cell table:style-name="ce109" table:number-columns-repeated="3"/>
          <table:table-cell table:style-name="ce46"/>
          <table:table-cell table:style-name="ce140"/>
          <table:table-cell table:style-name="ce2" table:number-columns-repeated="245"/>
          <table:table-cell table:number-columns-repeated="767"/>
        </table:table-row>
        <table:table-row table:style-name="ro121">
          <table:table-cell table:style-name="ce2"/>
          <table:table-cell table:style-name="ce142" table:number-columns-repeated="3"/>
          <table:table-cell table:style-name="ce146" table:number-columns-repeated="2"/>
          <table:table-cell table:style-name="ce148"/>
          <table:table-cell table:style-name="ce109" table:number-columns-repeated="3"/>
          <table:table-cell table:style-name="ce46"/>
          <table:table-cell table:style-name="ce140"/>
          <table:table-cell table:style-name="ce2" table:number-columns-repeated="245"/>
          <table:table-cell table:number-columns-repeated="767"/>
        </table:table-row>
        <table:table-row table:style-name="ro121">
          <table:table-cell table:style-name="ce2"/>
          <table:table-cell table:style-name="ce25" office:value-type="string">
            <text:p>問題のタイプが「問題あり」の実装方法については、miCheckerが何も検出しなければ適合と見なします。</text:p>
          </table:table-cell>
          <table:table-cell table:style-name="ce2"/>
          <table:table-cell table:style-name="ce144"/>
          <table:table-cell table:style-name="ce147" table:number-columns-repeated="2"/>
          <table:table-cell table:style-name="ce146"/>
          <table:table-cell table:style-name="ce109" table:number-columns-repeated="3"/>
          <table:table-cell table:style-name="ce46"/>
          <table:table-cell table:style-name="ce140"/>
          <table:table-cell table:style-name="ce2" table:number-columns-repeated="245"/>
          <table:table-cell table:number-columns-repeated="767"/>
        </table:table-row>
        <table:table-row table:style-name="ro29" table:number-rows-repeated="85">
          <table:table-cell table:style-name="ce2"/>
          <table:table-cell table:style-name="ce26"/>
          <table:table-cell table:style-name="ce46"/>
          <table:table-cell table:style-name="ce64"/>
          <table:table-cell table:style-name="ce76"/>
          <table:table-cell table:style-name="ce46"/>
          <table:table-cell table:style-name="ce109" table:number-columns-repeated="4"/>
          <table:table-cell table:style-name="ce46"/>
          <table:table-cell table:style-name="ce140"/>
          <table:table-cell table:style-name="ce2" table:number-columns-repeated="245"/>
          <table:table-cell table:number-columns-repeated="767"/>
        </table:table-row>
        <table:table-row table:style-name="ro29" table:number-rows-repeated="149">
          <table:table-cell table:style-name="ce2"/>
          <table:table-cell table:style-name="ce27"/>
          <table:table-cell table:style-name="ce46"/>
          <table:table-cell table:style-name="ce67"/>
          <table:table-cell table:style-name="ce76"/>
          <table:table-cell table:style-name="ce46"/>
          <table:table-cell table:style-name="ce109" table:number-columns-repeated="4"/>
          <table:table-cell table:style-name="ce46"/>
          <table:table-cell table:style-name="ce140"/>
          <table:table-cell table:style-name="ce2" table:number-columns-repeated="245"/>
          <table:table-cell table:number-columns-repeated="767"/>
        </table:table-row>
        <table:table-row table:style-name="ro29" table:number-rows-repeated="95">
          <table:table-cell table:style-name="ce2"/>
          <table:table-cell table:style-name="ce27"/>
          <table:table-cell table:style-name="ce46"/>
          <table:table-cell table:style-name="ce67"/>
          <table:table-cell table:style-name="ce76"/>
          <table:table-cell table:style-name="ce46" table:number-columns-repeated="6"/>
          <table:table-cell table:style-name="ce140"/>
          <table:table-cell table:style-name="ce2" table:number-columns-repeated="245"/>
          <table:table-cell table:number-columns-repeated="767"/>
        </table:table-row>
        <table:table-row table:style-name="ro29" table:number-rows-repeated="145">
          <table:table-cell table:style-name="ce2"/>
          <table:table-cell table:style-name="ce27"/>
          <table:table-cell table:style-name="ce51"/>
          <table:table-cell table:style-name="ce67"/>
          <table:table-cell table:style-name="ce76"/>
          <table:table-cell table:style-name="ce46" table:number-columns-repeated="6"/>
          <table:table-cell table:style-name="ce140"/>
          <table:table-cell table:style-name="ce2" table:number-columns-repeated="245"/>
          <table:table-cell table:number-columns-repeated="767"/>
        </table:table-row>
        <table:table-row table:style-name="ro29" table:number-rows-repeated="64726">
          <table:table-cell table:style-name="ce2"/>
          <table:table-cell table:style-name="ce27"/>
          <table:table-cell table:style-name="ce51"/>
          <table:table-cell table:style-name="ce67"/>
          <table:table-cell table:style-name="ce76"/>
          <table:table-cell table:style-name="ce46" table:number-columns-repeated="7"/>
          <table:table-cell table:style-name="ce2" table:number-columns-repeated="245"/>
          <table:table-cell table:number-columns-repeated="767"/>
        </table:table-row>
        <table:table-row table:style-name="ro29" table:number-rows-repeated="983039">
          <table:table-cell table:number-columns-repeated="1024"/>
        </table:table-row>
        <table:table-row table:style-name="ro29">
          <table:table-cell table:number-columns-repeated="1024"/>
        </table:table-row>
      </table:table>
      <table:table table:name="CSV添付用" table:style-name="ta3">
        <office:forms form:automatic-focus="false" form:apply-design-mode="false"/>
        <table:table-column table:style-name="co12" table:number-columns-repeated="1024" table:default-cell-style-name="Default"/>
        <table:table-row table:style-name="ro29">
          <table:table-cell office:value-type="string">
            <text:p>このシートの[セルA1]に、miCheckerで保存したデータを貼り付けてください。</text:p>
          </table:table-cell>
          <table:table-cell table:number-columns-repeated="1023"/>
        </table:table-row>
        <table:table-row table:style-name="ro29">
          <table:table-cell office:value-type="string">
            <text:p><text:s/></text:p>
          </table:table-cell>
          <table:table-cell office:value-type="string">
            <text:p>1. 保存データを開き、全体を選択しクリップボードにコピーする。</text:p>
          </table:table-cell>
          <table:table-cell table:number-columns-repeated="1022"/>
        </table:table-row>
        <table:table-row table:style-name="ro29">
          <table:table-cell/>
          <table:table-cell office:value-type="string">
            <text:p>2. このシートのA1にクリップボードから貼り付ける。</text:p>
          </table:table-cell>
          <table:table-cell table:number-columns-repeated="1022"/>
        </table:table-row>
        <table:table-row table:style-name="ro29">
          <table:table-cell office:value-type="string">
            <text:p>解析結果が"ワークシート(WAIC実装チェックリスト例に対応)"シートに自動的に反映されます。</text:p>
          </table:table-cell>
          <table:table-cell table:number-columns-repeated="1023"/>
        </table:table-row>
        <table:table-row table:style-name="ro29">
          <table:table-cell table:number-columns-repeated="1024"/>
        </table:table-row>
        <table:table-row table:style-name="ro29">
          <table:table-cell office:value-type="string">
            <text:p>!!! この説明は上書きされてしまっても問題ありません。</text:p>
          </table:table-cell>
          <table:table-cell table:number-columns-repeated="1023"/>
        </table:table-row>
        <table:table-row table:style-name="ro29" table:number-rows-repeated="1048569">
          <table:table-cell table:number-columns-repeated="1024"/>
        </table:table-row>
        <table:table-row table:style-name="ro29">
          <table:table-cell table:number-columns-repeated="1024"/>
        </table:table-row>
      </table:table>
      <table:named-expressions>
        <table:named-range table:name="ワークシート(WAIC実装チェックリスト例に対応)_Excel_BuiltIn__FilterDatabase" table:base-cell-address="$'ワークシート(WAIC実装チェックリスト例に対応)'.$A$1" table:cell-range-address="$'ワークシート(WAIC実装チェックリスト例に対応)'.$A$6:.$N$327"/>
        <table:named-range table:name="ワークシート(WAIC実装チェックリスト例に対応)_Excel_BuiltIn_Print_Area" table:base-cell-address="$'ワークシート(WAIC実装チェックリスト例に対応)'.$A$1" table:cell-range-address="$'ワークシート(WAIC実装チェックリスト例に対応)'.$C$1:.$M$336" table:range-usable-as="print-range"/>
        <table:named-range table:name="ワークシート(WAIC実装チェックリスト例に対応)_Excel_BuiltIn_Print_Titles" table:base-cell-address="$'ワークシート(WAIC実装チェックリスト例に対応)'.$A$1" table:cell-range-address="$'ワークシート(WAIC実装チェックリスト例に対応)'.$A$1:.$AMJ$3"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8"/>
      <style:paragraph-properties style:tab-stop-distance="1.25cm"/>
      <style:text-properties style:font-name="Arial" fo:language="en" fo:country="US" style:font-name-asian="Lucida Sans Unicode"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Arial"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number:number number:decimal-places="0" number:min-integer-digits="1" number:grouping="true"/>
      <number:text> </number:text>
    </number:number-style>
    <number:number-style style:name="N129P1" style:volatile="true">
      <number:text> -</number:text>
      <number:number number:decimal-places="0" number:min-integer-digits="1" number:grouping="true"/>
      <number:text> </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number:text>
    </number:number-style>
    <number:number-style style:name="N137P1" style:volatile="true">
      <number:text> -</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integer-digits="3" number:min-exponent-digits="1"/>
    </number:number-style>
    <number:number-style style:name="N147P0" style:volatile="true">
      <number:text>Yes</number:text>
    </number:number-style>
    <number:number-style style:name="N147P1" style:volatile="true">
      <number:text>Yes</number:text>
    </number:number-style>
    <number:number-style style:name="N147">
      <number:text>No</number:text>
      <style:map style:condition="value()&gt;0" style:apply-style-name="N147P0"/>
      <style:map style:condition="value()&lt;0" style:apply-style-name="N147P1"/>
    </number:number-style>
    <number:number-style style:name="N149P0" style:volatile="true">
      <number:text>True</number:text>
    </number:number-style>
    <number:number-style style:name="N149P1" style:volatile="true">
      <number:text>True</number:text>
    </number:number-style>
    <number:number-style style:name="N149">
      <number:text>False</number:text>
      <style:map style:condition="value()&gt;0" style:apply-style-name="N149P0"/>
      <style:map style:condition="value()&lt;0" style:apply-style-name="N149P1"/>
    </number:number-style>
    <number:number-style style:name="N151P0" style:volatile="true">
      <number:text>On</number:text>
    </number:number-style>
    <number:number-style style:name="N151P1" style:volatile="true">
      <number:text>On</number:text>
    </number:number-style>
    <number:number-style style:name="N151">
      <number:text>Off</number:text>
      <style:map style:condition="value()&gt;0" style:apply-style-name="N151P0"/>
      <style:map style:condition="value()&lt;0" style:apply-style-name="N151P1"/>
    </number:number-style>
    <number:currency-style style:name="N153P0" style:volatile="true">
      <number:currency-symbol>€</number:currency-symbol>
      <number:text> </number:text>
      <number:number number:decimal-places="2" number:min-integer-digits="1" number:grouping="true"/>
      <number:text> </number:text>
    </number:currency-style>
    <number:currency-style style:name="N153">
      <style:text-properties fo:color="#ff0000"/>
      <number:text>(</number:text>
      <number:currency-symbol>€</number:currency-symbol>
      <number:text> </number:text>
      <number:number number:decimal-places="2" number:min-integer-digits="1" number:grouping="true"/>
      <number:text>)</number:text>
      <style:map style:condition="value()&gt;=0" style:apply-style-name="N153P0"/>
    </number:currency-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able-cell-properties style:rotation-align="none" style:vertical-align="middl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ＭＳ Ｐゴシック" fo:font-size="11pt" fo:font-style="normal" fo:text-shadow="none" style:text-underline-style="solid" style:text-underline-width="auto" style:text-underline-color="font-color"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9cm" fo:page-height="20.999cm" style:num-format="1" style:print-orientation="landscape" fo:margin-top="1.401cm" fo:margin-bottom="1cm" fo:margin-left="0.6cm" fo:margin-right="0.499cm" style:first-page-number="continue" style:scale-to-X="1" style:scale-to-Y="22" style:table-centering="horizontal" style:writing-mode="lr-tb"/>
      <style:header-style>
        <style:header-footer-properties fo:min-height="0.751cm" fo:margin-left="1.3cm" fo:margin-right="1.401cm" fo:margin-bottom="0cm"/>
      </style:header-style>
      <style:footer-style>
        <style:header-footer-properties fo:min-height="0.751cm" fo:margin-left="1.3cm" fo:margin-right="1.401cm" fo:margin-top="0cm"/>
      </style:footer-style>
    </style:page-layout>
    <style:page-layout style:name="Mpm4">
      <style:page-layout-properties fo:page-width="42cm" fo:page-height="29.699cm" style:num-format="1" style:print-orientation="landscape" fo:margin-top="1.401cm" fo:margin-bottom="1cm" fo:margin-left="0.6cm" fo:margin-right="0.499cm" style:first-page-number="continue" style:scale-to="90%" style:table-centering="horizontal" style:writing-mode="lr-tb"/>
      <style:header-style>
        <style:header-footer-properties fo:min-height="0.751cm" fo:margin-left="1.3cm" fo:margin-right="1.401cm" fo:margin-bottom="0cm"/>
      </style:header-style>
      <style:footer-style>
        <style:header-footer-properties fo:min-height="0.751cm" fo:margin-left="1.3cm" fo:margin-right="1.401cm" fo:margin-top="0cm"/>
      </style:footer-style>
    </style:page-layout>
    <style:page-layout style:name="Mpm5">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6">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7">2011/03/07</text:date>, <text:time>14:25:56</text:time></text:p>
        </style:region-right>
      </style:header>
      <style:header-left style:display="false"/>
      <style:footer>
        <text:p>Page <text:page-number>1</text:page-number> / <text:page-count>99</text:page-count></text:p>
      </style:footer>
      <style:footer-left style:display="false"/>
    </style:master-page>
    <style:master-page style:name="PageStyle_5f_ワークシート_28_WAIC実装チェックリスト例に対応_29_" style:display-name="PageStyle_ワークシート(WAIC実装チェックリスト例に対応)" style:page-layout-name="Mpm3">
      <style:header style:display="false"/>
      <style:header-left style:display="false"/>
      <style:footer style:display="false"/>
      <style:footer-left style:display="false"/>
    </style:master-page>
    <style:master-page style:name="PageStyle_5f_記入例" style:display-name="PageStyle_記入例" style:page-layout-name="Mpm4">
      <style:header style:display="false"/>
      <style:header-left style:display="false"/>
      <style:footer style:display="false"/>
      <style:footer-left style:display="false"/>
    </style:master-page>
    <style:master-page style:name="PageStyle_5f_CSV添付用" style:display-name="PageStyle_CSV添付用" style:page-layout-name="Mpm5">
      <style:header style:display="false"/>
      <style:header-left style:display="false"/>
      <style:footer style:display="false"/>
      <style:footer-left style:display="false"/>
    </style:master-page>
    <style:master-page style:name="PageStyle_5f_www_5f_asahi_5f_com_5f_" style:display-name="PageStyle_www_asahi_com_" style:page-layout-name="Mpm5">
      <style:header style:display="false"/>
      <style:header-left style:display="false"/>
      <style:footer style:display="false"/>
      <style:footer-left style:display="false"/>
    </style:master-page>
    <style:master-page style:name="PageStyle_5f_CSV添付用_20_1" style:display-name="PageStyle_CSV添付用 1"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29T16:18:15</meta:creation-date>
    <dc:date>2011-03-07T14:25:55.85</dc:date>
    <meta:print-date>2011-02-17T07:19:24</meta:print-date>
    <meta:generator>OpenOffice.org/3.3$Win32 OpenOffice.org_project/330m20$Build-9567</meta:generator>
    <meta:editing-duration>PT22M45S</meta:editing-duration>
    <meta:editing-cycles>10</meta:editing-cycles>
    <dc:creator>Kentarou Fukuda</dc:creator>
    <meta:document-statistic meta:table-count="3" meta:cell-count="4211" meta:object-count="5"/>
  </office:meta>
</office:document-meta>
</file>